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38D0000005F25C8CD2E6B3D726E.png" manifest:media-type="image/png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7.74pt" fo:break-before="auto" style:use-optimal-row-height="false"/>
    </style:style>
    <style:style style:name="ro3" style:family="table-row">
      <style:table-row-properties style:row-height="15.6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00a933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rechnung der Normalen" table:style-name="ta1">
        <table:shapes>
          <draw:frame draw:z-index="0" draw:name="Image 1" draw:style-name="gr1" draw:text-style-name="P1" svg:width="709.43pt" svg:height="71.49pt" svg:x="21.06pt" svg:y="82.12pt">
            <draw:image xlink:href="Pictures/100002010000038D0000005F25C8CD2E6B3D726E.png" xlink:type="simple" xlink:show="embed" xlink:actuate="onLoad" loext:mime-type="image/png">
              <text:p/>
            </draw:image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Der Einheitsvektor ergibt sich aus dem Kreuzprodukt des Vektors a, kolinear zum Wirbel und einem Vektor b der orthogonal zur a und kolinear zur hinterkante des Flügels liegt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1=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inkel: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office:value-type="string" calcext:value-type="string">
            <text:p>v1=</text:p>
          </table:table-cell>
          <table:table-cell table:style-name="ce6" table:formula="of:=-SQRT(2)/2" office:value-type="float" office:value="-0.707106781186548" calcext:value-type="float">
            <text:p>-0.707106781186548</text:p>
          </table:table-cell>
          <table:table-cell table:number-columns-repeated="4"/>
          <table:table-cell table:style-name="ce6" office:value-type="string" calcext:value-type="string">
            <text:p>input</text:p>
          </table:table-cell>
        </table:table-row>
        <table:table-row table:style-name="ro1">
          <table:table-cell/>
          <table:table-cell office:value-type="string" calcext:value-type="string">
            <text:p>n2=</text:p>
          </table:table-cell>
          <table:table-cell table:style-name="ce1" table:formula="of:=SQRT(2)/2" office:value-type="float" office:value="0.707106781186548" calcext:value-type="float">
            <text:p>0.707106781186548</text:p>
          </table:table-cell>
          <table:table-cell/>
          <table:table-cell office:value-type="string" calcext:value-type="string">
            <text:p>1-cos a</text:p>
          </table:table-cell>
          <table:table-cell table:style-name="ce1" table:formula="of:=1-COS(PI()/180*[.F3])" office:value-type="float" office:value="0.843565534959769" calcext:value-type="float">
            <text:p>0.843565534959769</text:p>
          </table:table-cell>
          <table:table-cell/>
          <table:table-cell office:value-type="string" calcext:value-type="string">
            <text:p>v2=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/>
          <table:table-cell table:style-name="ce1" office:value-type="string" calcext:value-type="string">
            <text:p>output</text:p>
          </table:table-cell>
        </table:table-row>
        <table:table-row table:style-name="ro1">
          <table:table-cell/>
          <table:table-cell office:value-type="string" calcext:value-type="string">
            <text:p>n3=</text:p>
          </table:table-cell>
          <table:table-cell table:style-name="ce1" table:formula="of:=SQRT(2)/2" office:value-type="float" office:value="0.707106781186548" calcext:value-type="float">
            <text:p>0.707106781186548</text:p>
          </table:table-cell>
          <table:table-cell/>
          <table:table-cell office:value-type="string" calcext:value-type="string">
            <text:p>cos a</text:p>
          </table:table-cell>
          <table:table-cell table:style-name="ce1" table:formula="of:=COS(PI()/180*[.F3])" office:value-type="float" office:value="0.156434465040231" calcext:value-type="float">
            <text:p>0.156434465040231</text:p>
          </table:table-cell>
          <table:table-cell/>
          <table:table-cell office:value-type="string" calcext:value-type="string">
            <text:p>v3=</text:p>
          </table:table-cell>
          <table:table-cell table:style-name="ce6" office:value-type="float" office:value="-0.5" calcext:value-type="float">
            <text:p>-0.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in a</text:p>
          </table:table-cell>
          <table:table-cell table:style-name="ce1" table:formula="of:=SIN(PI()/180*[.F3])" office:value-type="float" office:value="0.987688340595138" calcext:value-type="float">
            <text:p>0.987688340595138</text:p>
          </table:table-cell>
          <table:table-cell table:number-columns-repeated="8"/>
        </table:table-row>
        <table:table-row table:style-name="ro2">
          <table:table-cell table:number-columns-repeated="14"/>
        </table:table-row>
        <table:table-row table:style-name="ro3">
          <table:table-cell table:number-columns-repeated="2"/>
          <table:table-cell table:style-name="ce5" office:value-type="string" calcext:value-type="string" table:number-columns-spanned="3" table:number-rows-spanned="1">
            <text:p>resultierende Matrix M</text:p>
          </table:table-cell>
          <table:covered-table-cell table:number-columns-repeated="2"/>
          <table:table-cell/>
          <table:table-cell office:value-type="string" calcext:value-type="string">
            <text:p>M*v ergibt gesuchten <text:s/>Vek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_1</text:p>
          </table:table-cell>
          <table:table-cell table:style-name="ce1" table:formula="of:=POWER([.C3];2)*[.F4]+[.F5]" office:value-type="float" office:value="0.156434465040231" calcext:value-type="float">
            <text:p>0.156434465040231</text:p>
          </table:table-cell>
          <table:table-cell table:style-name="ce1" table:formula="of:=[.C3]*[.C4]*[.F4]-[.C5]*[.F6]" office:value-type="float" office:value="-0.69840112333371" calcext:value-type="float">
            <text:p>-0.69840112333371</text:p>
          </table:table-cell>
          <table:table-cell table:style-name="ce1" table:formula="of:=[.C3]*[.C5]*[.F4]+[.C4]*[.F6]" office:value-type="float" office:value="0.69840112333371" calcext:value-type="float">
            <text:p>0.69840112333371</text:p>
          </table:table-cell>
          <table:table-cell table:number-columns-repeated="4"/>
          <table:table-cell table:style-name="ce1" table:formula="of:=[.$I$3]*[.C9]+[.D9]*[.$I$4]+[.$I$5]*[.E9]" office:value-type="float" office:value="-0.809016994374948" calcext:value-type="float">
            <text:p>-0.8090169943749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_2</text:p>
          </table:table-cell>
          <table:table-cell table:style-name="ce1" table:formula="of:=[.C3]*[.C4]*[.F4]+[.C5]*[.F6]" office:value-type="float" office:value="0.69840112333371" calcext:value-type="float">
            <text:p>0.69840112333371</text:p>
          </table:table-cell>
          <table:table-cell table:style-name="ce1" table:formula="of:=POWER([.C4];2)*[.F4]+[.F5]" office:value-type="float" office:value="0.578217232520116" calcext:value-type="float">
            <text:p>0.578217232520116</text:p>
          </table:table-cell>
          <table:table-cell table:style-name="ce1" table:formula="of:=[.C4]*[.C5]*[.F4]-[.C3]*[.F6]" office:value-type="float" office:value="0.421782767479885" calcext:value-type="float">
            <text:p>0.421782767479885</text:p>
          </table:table-cell>
          <table:table-cell table:number-columns-repeated="4"/>
          <table:table-cell table:style-name="ce1" table:formula="of:=[.$I$3]*[.C10]+[.D10]*[.$I$4]+[.$I$5]*[.E10]" office:value-type="float" office:value="-0.415626937777454" calcext:value-type="float">
            <text:p>-0.4156269377774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_3</text:p>
          </table:table-cell>
          <table:table-cell table:style-name="ce1" table:formula="of:=[.C3]*[.C5]*[.F4]-[.C4]*[.F6]" office:value-type="float" office:value="-0.69840112333371" calcext:value-type="float">
            <text:p>-0.69840112333371</text:p>
          </table:table-cell>
          <table:table-cell table:style-name="ce1" table:formula="of:=[.C5]*[.C4]*[.F4]+[.C3]*[.F6]" office:value-type="float" office:value="0.421782767479885" calcext:value-type="float">
            <text:p>0.421782767479885</text:p>
          </table:table-cell>
          <table:table-cell table:style-name="ce1" table:formula="of:=POWER([.C5];2)*[.F4]+[.F5]" office:value-type="float" office:value="0.578217232520116" calcext:value-type="float">
            <text:p>0.578217232520116</text:p>
          </table:table-cell>
          <table:table-cell table:number-columns-repeated="4"/>
          <table:table-cell table:style-name="ce1" table:formula="of:=[.$I$3]*[.C11]+[.D11]*[.$I$4]+[.$I$5]*[.E11]" office:value-type="float" office:value="0.415626937777454" calcext:value-type="float">
            <text:p>0.415626937777454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um Punkt (2.11|0.73|-0.51) gedreht</text:p>
          </table:table-cell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-0.707106781186548" calcext:value-type="float">
            <text:p>-0.707106781186548</text:p>
          </table:table-cell>
          <table:table-cell office:value-type="float" office:value="-0.809016994374947" calcext:value-type="float">
            <text:p>-0.809016994374947</text:p>
          </table:table-cell>
          <table:table-cell office:value-type="float" office:value="-0.891006524188368" calcext:value-type="float">
            <text:p>-0.891006524188368</text:p>
          </table:table-cell>
          <table:table-cell office:value-type="float" office:value="-0.951056516295154" calcext:value-type="float">
            <text:p>-0.951056516295154</text:p>
          </table:table-cell>
          <table:table-cell office:value-type="float" office:value="-0.987688340595138" calcext:value-type="float">
            <text:p>-0.987688340595138</text:p>
          </table:table-cell>
          <table:table-cell office:value-type="float" office:value="-1" calcext:value-type="float">
            <text:p>-1</text:p>
          </table:table-cell>
          <table:table-cell office:value-type="float" office:value="-0.987688340595138" calcext:value-type="float">
            <text:p>-0.987688340595138</text:p>
          </table:table-cell>
          <table:table-cell office:value-type="float" office:value="-0.951056516295154" calcext:value-type="float">
            <text:p>-0.951056516295154</text:p>
          </table:table-cell>
          <table:table-cell office:value-type="float" office:value="-0.891006524188368" calcext:value-type="float">
            <text:p>-0.891006524188368</text:p>
          </table:table-cell>
          <table:table-cell office:value-type="float" office:value="-0.809016994374948" calcext:value-type="float">
            <text:p>-0.809016994374948</text:p>
          </table:table-cell>
          <table:table-cell office:value-type="float" office:value="-0.707106781186548" calcext:value-type="float">
            <text:p>-0.7071067811865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415626937777453" calcext:value-type="float">
            <text:p>0.415626937777453</text:p>
          </table:table-cell>
          <table:table-cell office:value-type="float" office:value="0.321019760960103" calcext:value-type="float">
            <text:p>0.321019760960103</text:p>
          </table:table-cell>
          <table:table-cell office:value-type="float" office:value="0.218508012224411" calcext:value-type="float">
            <text:p>0.218508012224411</text:p>
          </table:table-cell>
          <table:table-cell office:value-type="float" office:value="0.110615871041237" calcext:value-type="float">
            <text:p>0.110615871041237</text:p>
          </table:table-cell>
          <table:table-cell office:value-type="float" office:value="0" calcext:value-type="float">
            <text:p>0</text:p>
          </table:table-cell>
          <table:table-cell office:value-type="float" office:value="-0.110615871041237" calcext:value-type="float">
            <text:p>-0.110615871041237</text:p>
          </table:table-cell>
          <table:table-cell office:value-type="float" office:value="-0.21850801222441" calcext:value-type="float">
            <text:p>-0.21850801222441</text:p>
          </table:table-cell>
          <table:table-cell office:value-type="float" office:value="-0.321019760960103" calcext:value-type="float">
            <text:p>-0.321019760960103</text:p>
          </table:table-cell>
          <table:table-cell office:value-type="float" office:value="-0.415626937777454" calcext:value-type="float">
            <text:p>-0.415626937777454</text:p>
          </table:table-cell>
          <table:table-cell office:value-type="float" office:value="-0.5" calcext:value-type="float">
            <text:p>-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-0.5" calcext:value-type="float">
            <text:p>-0.5</text:p>
          </table:table-cell>
          <table:table-cell office:value-type="float" office:value="-0.415626937777453" calcext:value-type="float">
            <text:p>-0.415626937777453</text:p>
          </table:table-cell>
          <table:table-cell office:value-type="float" office:value="-0.321019760960103" calcext:value-type="float">
            <text:p>-0.321019760960103</text:p>
          </table:table-cell>
          <table:table-cell office:value-type="float" office:value="-0.218508012224411" calcext:value-type="float">
            <text:p>-0.218508012224411</text:p>
          </table:table-cell>
          <table:table-cell office:value-type="float" office:value="-0.110615871041237" calcext:value-type="float">
            <text:p>-0.110615871041237</text:p>
          </table:table-cell>
          <table:table-cell office:value-type="float" office:value="0" calcext:value-type="float">
            <text:p>0</text:p>
          </table:table-cell>
          <table:table-cell office:value-type="float" office:value="0.110615871041237" calcext:value-type="float">
            <text:p>0.110615871041237</text:p>
          </table:table-cell>
          <table:table-cell office:value-type="float" office:value="0.21850801222441" calcext:value-type="float">
            <text:p>0.21850801222441</text:p>
          </table:table-cell>
          <table:table-cell office:value-type="float" office:value="0.321019760960103" calcext:value-type="float">
            <text:p>0.321019760960103</text:p>
          </table:table-cell>
          <table:table-cell office:value-type="float" office:value="0.415626937777454" calcext:value-type="float">
            <text:p>0.41562693777745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</table:table>
      <table:table table:name="vorlage" table:style-name="ta1">
        <table:shapes>
          <draw:frame draw:z-index="0" draw:style-name="gr2" draw:text-style-name="P1" svg:width="453.51pt" svg:height="255.09pt" svg:x="668.61pt" svg:y="297.18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number-columns-repeated="9" table:default-cell-style-name="Default"/>
        <table:table-row table:style-name="ro1">
          <table:table-cell table:number-columns-repeated="7"/>
          <table:table-cell office:value-type="string" calcext:value-type="string">
            <text:p>gamma=</text:p>
          </table:table-cell>
          <table:table-cell table:style-name="ce1"/>
          <table:table-cell table:style-name="Default"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ort</text:p>
          </table:table-cell>
          <table:table-cell office:value-type="string" calcext:value-type="string">
            <text:p>max_vor_line</text:p>
          </table:table-cell>
          <table:table-cell table:style-name="ce1" table:number-columns-repeated="6"/>
          <table:table-cell table:number-columns-repeated="5"/>
        </table:table-row>
        <table:table-row table:style-name="ro1">
          <table:table-cell/>
          <table:table-cell office:value-type="string" calcext:value-type="string">
            <text:p>handmessung_punkt:</text:p>
          </table:table-cell>
          <table:table-cell/>
          <table:table-cell table:style-name="ce2" office:value-type="float" office:value="0.432" calcext:value-type="float">
            <text:p>0.432</text:p>
          </table:table-cell>
          <table:table-cell table:style-name="ce2" office:value-type="float" office:value="-0.532" calcext:value-type="float">
            <text:p>-0.532</text:p>
          </table:table-cell>
          <table:table-cell table:style-name="ce2" office:value-type="float" office:value="0.659" calcext:value-type="float">
            <text:p>0.65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vor (x|y|z)</text:p>
          </table:table-cell>
          <table:table-cell table:style-name="ce2" table:formula="of:=[.L2]" office:value-type="float" office:value="0" calcext:value-type="float">
            <text:p>0</text:p>
          </table:table-cell>
          <table:table-cell table:style-name="ce2" table:formula="of:=[.M2]" office:value-type="float" office:value="0" calcext:value-type="float">
            <text:p>0</text:p>
          </table:table-cell>
          <table:table-cell table:style-name="ce2" table:formula="of:=[.N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ektor zur handmessung</text:p>
          </table:table-cell>
          <table:table-cell/>
          <table:table-cell table:style-name="ce2" table:formula="of:=[.D3]-[.I4]" office:value-type="float" office:value="0.432" calcext:value-type="float">
            <text:p>0.432</text:p>
          </table:table-cell>
          <table:table-cell table:style-name="ce2" table:formula="of:=[.E3]-[.J4]" office:value-type="float" office:value="-0.532" calcext:value-type="float">
            <text:p>-0.532</text:p>
          </table:table-cell>
          <table:table-cell table:style-name="ce2" table:formula="of:=[.F3]-[.K4]" office:value-type="float" office:value="0.659" calcext:value-type="float">
            <text:p>0.659</text:p>
          </table:table-cell>
          <table:table-cell/>
          <table:table-cell office:value-type="string" calcext:value-type="string">
            <text:p>ort_linie</text:p>
          </table:table-cell>
          <table:table-cell table:formula="of:=[.I2]" office:value-type="float" office:value="0" calcext:value-type="float">
            <text:p>0</text:p>
          </table:table-cell>
          <table:table-cell table:formula="of:=[.J2]" office:value-type="float" office:value="0" calcext:value-type="float">
            <text:p>0</text:p>
          </table:table-cell>
          <table:table-cell table:style-name="ce2" table:formula="of:=[.K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iert</text:p>
          </table:table-cell>
          <table:table-cell/>
          <table:table-cell table:style-name="ce2" table:formula="of:=[.D4]/SQRT(POWER([.D4];2)+POWER([.E4];2)+POWER([.F4];2))" office:value-type="float" office:value="0.454377258569706" calcext:value-type="float">
            <text:p>0.454377258569706</text:p>
          </table:table-cell>
          <table:table-cell table:style-name="ce2" table:formula="of:=[.E4]/SQRT(POWER([.D4];2)+POWER([.E4];2)+POWER([.F4];2))" office:value-type="float" office:value="-0.559557179534916" calcext:value-type="float">
            <text:p>-0.559557179534916</text:p>
          </table:table-cell>
          <table:table-cell table:style-name="ce2" table:formula="of:=[.F4]/SQRT(POWER([.D4];2)+POWER([.E4];2)+POWER([.F4];2))" office:value-type="float" office:value="0.693135679160732" calcext:value-type="float">
            <text:p>0.693135679160732</text:p>
          </table:table-cell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8"/>
          <table:table-cell table:style-name="Default" office:value-type="string" calcext:value-type="string">
            <text:p>c:</text:p>
          </table:table-cell>
          <table:table-cell table:style-name="Default" table:formula="of:=[.D5]" office:value-type="float" office:value="0.454377258569706" calcext:value-type="float">
            <text:p>0.454377258569706</text:p>
          </table:table-cell>
          <table:table-cell table:formula="of:=[.E5]" office:value-type="float" office:value="-0.559557179534916" calcext:value-type="float">
            <text:p>-0.559557179534916</text:p>
          </table:table-cell>
          <table:table-cell table:formula="of:=[.F5]" office:value-type="float" office:value="0.693135679160732" calcext:value-type="float">
            <text:p>0.693135679160732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6"/>
          <table:table-cell office:value-type="string" calcext:value-type="string">
            <text:p>genutzer NormalenVektor</text:p>
          </table:table-cell>
          <table:table-cell/>
          <table:table-cell table:style-name="ce1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8"/>
          <table:table-cell table:style-name="ce1"/>
        </table:table-row>
        <table:table-row table:style-name="ro1">
          <table:table-cell table:number-columns-repeated="8"/>
          <table:table-cell table:style-name="Default" office:value-type="string" calcext:value-type="string">
            <text:p>a_i=r*b_i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8"/>
          <table:table-cell table:style-name="Default"/>
          <table:table-cell table:style-name="Default" office:value-type="string" calcext:value-type="string">
            <text:p>Kosinusähnlichkeit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aste here ----------------------------→</text:p>
          </table:table-cell>
          <table:table-cell table:style-name="ce1" table:number-columns-repeated="2"/>
          <table:table-cell table:number-columns-repeated="5"/>
          <table:table-cell table:formula="of:=[.$J$6]/[.E13]+[.$K$6]/[.F13]+[.$L$6]/[.G13]" office:value-type="string" office:string-value="" calcext:value-type="error">
            <text:p>#DIV/0!</text:p>
          </table:table-cell>
          <table:table-cell table:formula="of:=([.$J$6]*[.E13]+[.$K$6]*[.F13]+[.$L$6]*[.G13])/(SQRT(POWER([.$J$6];2)+POWER([.$K$6];2)+POWER([.$L$6];2))*SQRT(POWER([.$E13];2)+POWER([.$F13];2)+POWER([.$G13];2)) 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-1 anitlinear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[.$J$6]/[.E14]+[.$K$6]/[.F14]+[.$L$6]/[.G14]" office:value-type="string" office:string-value="" calcext:value-type="error">
            <text:p>#DIV/0!</text:p>
          </table:table-cell>
          <table:table-cell table:formula="of:=([.$J$6]*[.E14]+[.$K$6]*[.F14]+[.$L$6]*[.G14])/(SQRT(POWER([.$J$6];2)+POWER([.$K$6];2)+POWER([.$L$6];2))*SQRT(POWER([.$E14];2)+POWER([.$F14];2)+POWER([.$G14];2)) 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1 linear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[.$J$6]/[.E15]+[.$K$6]/[.F15]+[.$L$6]/[.G15]" office:value-type="string" office:string-value="" calcext:value-type="error">
            <text:p>#DIV/0!</text:p>
          </table:table-cell>
          <table:table-cell table:formula="of:=([.$J$6]*[.E15]+[.$K$6]*[.F15]+[.$L$6]*[.G15])/(SQRT(POWER([.$J$6];2)+POWER([.$K$6];2)+POWER([.$L$6];2))*SQRT(POWER([.$E15];2)+POWER([.$F15];2)+POWER([.$G15];2)) 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0 orthogonal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[.$J$6]/[.E16]+[.$K$6]/[.F16]+[.$L$6]/[.G16]" office:value-type="string" office:string-value="" calcext:value-type="error">
            <text:p>#DIV/0!</text:p>
          </table:table-cell>
          <table:table-cell table:formula="of:=([.$J$6]*[.E16]+[.$K$6]*[.F16]+[.$L$6]*[.G16])/(SQRT(POWER([.$J$6];2)+POWER([.$K$6];2)+POWER([.$L$6];2))*SQRT(POWER([.$E16];2)+POWER([.$F16];2)+POWER([.$G16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17]+[.$K$6]/[.F17]+[.$L$6]/[.G17]" office:value-type="string" office:string-value="" calcext:value-type="error">
            <text:p>#DIV/0!</text:p>
          </table:table-cell>
          <table:table-cell table:formula="of:=([.$J$6]*[.E17]+[.$K$6]*[.F17]+[.$L$6]*[.G17])/(SQRT(POWER([.$J$6];2)+POWER([.$K$6];2)+POWER([.$L$6];2))*SQRT(POWER([.$E17];2)+POWER([.$F17];2)+POWER([.$G17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18]+[.$K$6]/[.F18]+[.$L$6]/[.G18]" office:value-type="string" office:string-value="" calcext:value-type="error">
            <text:p>#DIV/0!</text:p>
          </table:table-cell>
          <table:table-cell table:formula="of:=([.$J$6]*[.E18]+[.$K$6]*[.F18]+[.$L$6]*[.G18])/(SQRT(POWER([.$J$6];2)+POWER([.$K$6];2)+POWER([.$L$6];2))*SQRT(POWER([.$E18];2)+POWER([.$F18];2)+POWER([.$G18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19]+[.$K$6]/[.F19]+[.$L$6]/[.G19]" office:value-type="string" office:string-value="" calcext:value-type="error">
            <text:p>#DIV/0!</text:p>
          </table:table-cell>
          <table:table-cell table:formula="of:=([.$J$6]*[.E19]+[.$K$6]*[.F19]+[.$L$6]*[.G19])/(SQRT(POWER([.$J$6];2)+POWER([.$K$6];2)+POWER([.$L$6];2))*SQRT(POWER([.$E19];2)+POWER([.$F19];2)+POWER([.$G19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20]+[.$K$6]/[.F20]+[.$L$6]/[.G20]" office:value-type="string" office:string-value="" calcext:value-type="error">
            <text:p>#DIV/0!</text:p>
          </table:table-cell>
          <table:table-cell table:formula="of:=([.$J$6]*[.E20]+[.$K$6]*[.F20]+[.$L$6]*[.G20])/(SQRT(POWER([.$J$6];2)+POWER([.$K$6];2)+POWER([.$L$6];2))*SQRT(POWER([.$E20];2)+POWER([.$F20];2)+POWER([.$G20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21]+[.$K$6]/[.F21]+[.$L$6]/[.G21]" office:value-type="string" office:string-value="" calcext:value-type="error">
            <text:p>#DIV/0!</text:p>
          </table:table-cell>
          <table:table-cell table:formula="of:=([.$J$6]*[.E21]+[.$K$6]*[.F21]+[.$L$6]*[.G21])/(SQRT(POWER([.$J$6];2)+POWER([.$K$6];2)+POWER([.$L$6];2))*SQRT(POWER([.$E21];2)+POWER([.$F21];2)+POWER([.$G21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22]+[.$K$6]/[.F22]+[.$L$6]/[.G22]" office:value-type="string" office:string-value="" calcext:value-type="error">
            <text:p>#DIV/0!</text:p>
          </table:table-cell>
          <table:table-cell table:formula="of:=([.$J$6]*[.E22]+[.$K$6]*[.F22]+[.$L$6]*[.G22])/(SQRT(POWER([.$J$6];2)+POWER([.$K$6];2)+POWER([.$L$6];2))*SQRT(POWER([.$E22];2)+POWER([.$F22];2)+POWER([.$G22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23]+[.$K$6]/[.F23]+[.$L$6]/[.G23]" office:value-type="string" office:string-value="" calcext:value-type="error">
            <text:p>#DIV/0!</text:p>
          </table:table-cell>
          <table:table-cell table:formula="of:=([.$J$6]*[.E23]+[.$K$6]*[.F23]+[.$L$6]*[.G23])/(SQRT(POWER([.$J$6];2)+POWER([.$K$6];2)+POWER([.$L$6];2))*SQRT(POWER([.$E23];2)+POWER([.$F23];2)+POWER([.$G23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24]+[.$K$6]/[.F24]+[.$L$6]/[.G24]" office:value-type="string" office:string-value="" calcext:value-type="error">
            <text:p>#DIV/0!</text:p>
          </table:table-cell>
          <table:table-cell table:formula="of:=([.$J$6]*[.E24]+[.$K$6]*[.F24]+[.$L$6]*[.G24])/(SQRT(POWER([.$J$6];2)+POWER([.$K$6];2)+POWER([.$L$6];2))*SQRT(POWER([.$E24];2)+POWER([.$F24];2)+POWER([.$G24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25]+[.$K$6]/[.F25]+[.$L$6]/[.G25]" office:value-type="string" office:string-value="" calcext:value-type="error">
            <text:p>#DIV/0!</text:p>
          </table:table-cell>
          <table:table-cell table:formula="of:=([.$J$6]*[.E25]+[.$K$6]*[.F25]+[.$L$6]*[.G25])/(SQRT(POWER([.$J$6];2)+POWER([.$K$6];2)+POWER([.$L$6];2))*SQRT(POWER([.$E25];2)+POWER([.$F25];2)+POWER([.$G25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26]+[.$K$6]/[.F26]+[.$L$6]/[.G26]" office:value-type="string" office:string-value="" calcext:value-type="error">
            <text:p>#DIV/0!</text:p>
          </table:table-cell>
          <table:table-cell table:formula="of:=([.$J$6]*[.E26]+[.$K$6]*[.F26]+[.$L$6]*[.G26])/(SQRT(POWER([.$J$6];2)+POWER([.$K$6];2)+POWER([.$L$6];2))*SQRT(POWER([.$E26];2)+POWER([.$F26];2)+POWER([.$G26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27]+[.$K$6]/[.F27]+[.$L$6]/[.G27]" office:value-type="string" office:string-value="" calcext:value-type="error">
            <text:p>#DIV/0!</text:p>
          </table:table-cell>
          <table:table-cell table:formula="of:=([.$J$6]*[.E27]+[.$K$6]*[.F27]+[.$L$6]*[.G27])/(SQRT(POWER([.$J$6];2)+POWER([.$K$6];2)+POWER([.$L$6];2))*SQRT(POWER([.$E27];2)+POWER([.$F27];2)+POWER([.$G27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28]+[.$K$6]/[.F28]+[.$L$6]/[.G28]" office:value-type="string" office:string-value="" calcext:value-type="error">
            <text:p>#DIV/0!</text:p>
          </table:table-cell>
          <table:table-cell table:formula="of:=([.$J$6]*[.E28]+[.$K$6]*[.F28]+[.$L$6]*[.G28])/(SQRT(POWER([.$J$6];2)+POWER([.$K$6];2)+POWER([.$L$6];2))*SQRT(POWER([.$E28];2)+POWER([.$F28];2)+POWER([.$G28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29]+[.$K$6]/[.F29]+[.$L$6]/[.G29]" office:value-type="string" office:string-value="" calcext:value-type="error">
            <text:p>#DIV/0!</text:p>
          </table:table-cell>
          <table:table-cell table:formula="of:=([.$J$6]*[.E29]+[.$K$6]*[.F29]+[.$L$6]*[.G29])/(SQRT(POWER([.$J$6];2)+POWER([.$K$6];2)+POWER([.$L$6];2))*SQRT(POWER([.$E29];2)+POWER([.$F29];2)+POWER([.$G29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30]+[.$K$6]/[.F30]+[.$L$6]/[.G30]" office:value-type="string" office:string-value="" calcext:value-type="error">
            <text:p>#DIV/0!</text:p>
          </table:table-cell>
          <table:table-cell table:formula="of:=([.$J$6]*[.E30]+[.$K$6]*[.F30]+[.$L$6]*[.G30])/(SQRT(POWER([.$J$6];2)+POWER([.$K$6];2)+POWER([.$L$6];2))*SQRT(POWER([.$E30];2)+POWER([.$F30];2)+POWER([.$G30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31]+[.$K$6]/[.F31]+[.$L$6]/[.G31]" office:value-type="string" office:string-value="" calcext:value-type="error">
            <text:p>#DIV/0!</text:p>
          </table:table-cell>
          <table:table-cell table:formula="of:=([.$J$6]*[.E31]+[.$K$6]*[.F31]+[.$L$6]*[.G31])/(SQRT(POWER([.$J$6];2)+POWER([.$K$6];2)+POWER([.$L$6];2))*SQRT(POWER([.$E31];2)+POWER([.$F31];2)+POWER([.$G31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32]+[.$K$6]/[.F32]+[.$L$6]/[.G32]" office:value-type="string" office:string-value="" calcext:value-type="error">
            <text:p>#DIV/0!</text:p>
          </table:table-cell>
          <table:table-cell table:formula="of:=([.$J$6]*[.E32]+[.$K$6]*[.F32]+[.$L$6]*[.G32])/(SQRT(POWER([.$J$6];2)+POWER([.$K$6];2)+POWER([.$L$6];2))*SQRT(POWER([.$E32];2)+POWER([.$F32];2)+POWER([.$G32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33]+[.$K$6]/[.F33]+[.$L$6]/[.G33]" office:value-type="string" office:string-value="" calcext:value-type="error">
            <text:p>#DIV/0!</text:p>
          </table:table-cell>
          <table:table-cell table:formula="of:=([.$J$6]*[.E33]+[.$K$6]*[.F33]+[.$L$6]*[.G33])/(SQRT(POWER([.$J$6];2)+POWER([.$K$6];2)+POWER([.$L$6];2))*SQRT(POWER([.$E33];2)+POWER([.$F33];2)+POWER([.$G33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34]+[.$K$6]/[.F34]+[.$L$6]/[.G34]" office:value-type="string" office:string-value="" calcext:value-type="error">
            <text:p>#DIV/0!</text:p>
          </table:table-cell>
          <table:table-cell table:formula="of:=([.$J$6]*[.E34]+[.$K$6]*[.F34]+[.$L$6]*[.G34])/(SQRT(POWER([.$J$6];2)+POWER([.$K$6];2)+POWER([.$L$6];2))*SQRT(POWER([.$E34];2)+POWER([.$F34];2)+POWER([.$G34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35]+[.$K$6]/[.F35]+[.$L$6]/[.G35]" office:value-type="string" office:string-value="" calcext:value-type="error">
            <text:p>#DIV/0!</text:p>
          </table:table-cell>
          <table:table-cell table:formula="of:=([.$J$6]*[.E35]+[.$K$6]*[.F35]+[.$L$6]*[.G35])/(SQRT(POWER([.$J$6];2)+POWER([.$K$6];2)+POWER([.$L$6];2))*SQRT(POWER([.$E35];2)+POWER([.$F35];2)+POWER([.$G35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36]+[.$K$6]/[.F36]+[.$L$6]/[.G36]" office:value-type="string" office:string-value="" calcext:value-type="error">
            <text:p>#DIV/0!</text:p>
          </table:table-cell>
          <table:table-cell table:formula="of:=([.$J$6]*[.E36]+[.$K$6]*[.F36]+[.$L$6]*[.G36])/(SQRT(POWER([.$J$6];2)+POWER([.$K$6];2)+POWER([.$L$6];2))*SQRT(POWER([.$E36];2)+POWER([.$F36];2)+POWER([.$G36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37]+[.$K$6]/[.F37]+[.$L$6]/[.G37]" office:value-type="string" office:string-value="" calcext:value-type="error">
            <text:p>#DIV/0!</text:p>
          </table:table-cell>
          <table:table-cell table:formula="of:=([.$J$6]*[.E37]+[.$K$6]*[.F37]+[.$L$6]*[.G37])/(SQRT(POWER([.$J$6];2)+POWER([.$K$6];2)+POWER([.$L$6];2))*SQRT(POWER([.$E37];2)+POWER([.$F37];2)+POWER([.$G37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38]+[.$K$6]/[.F38]+[.$L$6]/[.G38]" office:value-type="string" office:string-value="" calcext:value-type="error">
            <text:p>#DIV/0!</text:p>
          </table:table-cell>
          <table:table-cell table:formula="of:=([.$J$6]*[.E38]+[.$K$6]*[.F38]+[.$L$6]*[.G38])/(SQRT(POWER([.$J$6];2)+POWER([.$K$6];2)+POWER([.$L$6];2))*SQRT(POWER([.$E38];2)+POWER([.$F38];2)+POWER([.$G38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39]+[.$K$6]/[.F39]+[.$L$6]/[.G39]" office:value-type="string" office:string-value="" calcext:value-type="error">
            <text:p>#DIV/0!</text:p>
          </table:table-cell>
          <table:table-cell table:formula="of:=([.$J$6]*[.E39]+[.$K$6]*[.F39]+[.$L$6]*[.G39])/(SQRT(POWER([.$J$6];2)+POWER([.$K$6];2)+POWER([.$L$6];2))*SQRT(POWER([.$E39];2)+POWER([.$F39];2)+POWER([.$G39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40]+[.$K$6]/[.F40]+[.$L$6]/[.G40]" office:value-type="string" office:string-value="" calcext:value-type="error">
            <text:p>#DIV/0!</text:p>
          </table:table-cell>
          <table:table-cell table:formula="of:=([.$J$6]*[.E40]+[.$K$6]*[.F40]+[.$L$6]*[.G40])/(SQRT(POWER([.$J$6];2)+POWER([.$K$6];2)+POWER([.$L$6];2))*SQRT(POWER([.$E40];2)+POWER([.$F40];2)+POWER([.$G40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41]+[.$K$6]/[.F41]+[.$L$6]/[.G41]" office:value-type="string" office:string-value="" calcext:value-type="error">
            <text:p>#DIV/0!</text:p>
          </table:table-cell>
          <table:table-cell table:formula="of:=([.$J$6]*[.E41]+[.$K$6]*[.F41]+[.$L$6]*[.G41])/(SQRT(POWER([.$J$6];2)+POWER([.$K$6];2)+POWER([.$L$6];2))*SQRT(POWER([.$E41];2)+POWER([.$F41];2)+POWER([.$G41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42]+[.$K$6]/[.F42]+[.$L$6]/[.G42]" office:value-type="string" office:string-value="" calcext:value-type="error">
            <text:p>#DIV/0!</text:p>
          </table:table-cell>
          <table:table-cell table:formula="of:=([.$J$6]*[.E42]+[.$K$6]*[.F42]+[.$L$6]*[.G42])/(SQRT(POWER([.$J$6];2)+POWER([.$K$6];2)+POWER([.$L$6];2))*SQRT(POWER([.$E42];2)+POWER([.$F42];2)+POWER([.$G42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43]+[.$K$6]/[.F43]+[.$L$6]/[.G43]" office:value-type="string" office:string-value="" calcext:value-type="error">
            <text:p>#DIV/0!</text:p>
          </table:table-cell>
          <table:table-cell table:formula="of:=([.$J$6]*[.E43]+[.$K$6]*[.F43]+[.$L$6]*[.G43])/(SQRT(POWER([.$J$6];2)+POWER([.$K$6];2)+POWER([.$L$6];2))*SQRT(POWER([.$E43];2)+POWER([.$F43];2)+POWER([.$G43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44]+[.$K$6]/[.F44]+[.$L$6]/[.G44]" office:value-type="string" office:string-value="" calcext:value-type="error">
            <text:p>#DIV/0!</text:p>
          </table:table-cell>
          <table:table-cell table:formula="of:=([.$J$6]*[.E44]+[.$K$6]*[.F44]+[.$L$6]*[.G44])/(SQRT(POWER([.$J$6];2)+POWER([.$K$6];2)+POWER([.$L$6];2))*SQRT(POWER([.$E44];2)+POWER([.$F44];2)+POWER([.$G44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45]+[.$K$6]/[.F45]+[.$L$6]/[.G45]" office:value-type="string" office:string-value="" calcext:value-type="error">
            <text:p>#DIV/0!</text:p>
          </table:table-cell>
          <table:table-cell table:formula="of:=([.$J$6]*[.E45]+[.$K$6]*[.F45]+[.$L$6]*[.G45])/(SQRT(POWER([.$J$6];2)+POWER([.$K$6];2)+POWER([.$L$6];2))*SQRT(POWER([.$E45];2)+POWER([.$F45];2)+POWER([.$G45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46]+[.$K$6]/[.F46]+[.$L$6]/[.G46]" office:value-type="string" office:string-value="" calcext:value-type="error">
            <text:p>#DIV/0!</text:p>
          </table:table-cell>
          <table:table-cell table:formula="of:=([.$J$6]*[.E46]+[.$K$6]*[.F46]+[.$L$6]*[.G46])/(SQRT(POWER([.$J$6];2)+POWER([.$K$6];2)+POWER([.$L$6];2))*SQRT(POWER([.$E46];2)+POWER([.$F46];2)+POWER([.$G46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47]+[.$K$6]/[.F47]+[.$L$6]/[.G47]" office:value-type="string" office:string-value="" calcext:value-type="error">
            <text:p>#DIV/0!</text:p>
          </table:table-cell>
          <table:table-cell table:formula="of:=([.$J$6]*[.E47]+[.$K$6]*[.F47]+[.$L$6]*[.G47])/(SQRT(POWER([.$J$6];2)+POWER([.$K$6];2)+POWER([.$L$6];2))*SQRT(POWER([.$E47];2)+POWER([.$F47];2)+POWER([.$G47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48]+[.$K$6]/[.F48]+[.$L$6]/[.G48]" office:value-type="string" office:string-value="" calcext:value-type="error">
            <text:p>#DIV/0!</text:p>
          </table:table-cell>
          <table:table-cell table:formula="of:=([.$J$6]*[.E48]+[.$K$6]*[.F48]+[.$L$6]*[.G48])/(SQRT(POWER([.$J$6];2)+POWER([.$K$6];2)+POWER([.$L$6];2))*SQRT(POWER([.$E48];2)+POWER([.$F48];2)+POWER([.$G48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49]+[.$K$6]/[.F49]+[.$L$6]/[.G49]" office:value-type="string" office:string-value="" calcext:value-type="error">
            <text:p>#DIV/0!</text:p>
          </table:table-cell>
          <table:table-cell table:formula="of:=([.$J$6]*[.E49]+[.$K$6]*[.F49]+[.$L$6]*[.G49])/(SQRT(POWER([.$J$6];2)+POWER([.$K$6];2)+POWER([.$L$6];2))*SQRT(POWER([.$E49];2)+POWER([.$F49];2)+POWER([.$G49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50]+[.$K$6]/[.F50]+[.$L$6]/[.G50]" office:value-type="string" office:string-value="" calcext:value-type="error">
            <text:p>#DIV/0!</text:p>
          </table:table-cell>
          <table:table-cell table:formula="of:=([.$J$6]*[.E50]+[.$K$6]*[.F50]+[.$L$6]*[.G50])/(SQRT(POWER([.$J$6];2)+POWER([.$K$6];2)+POWER([.$L$6];2))*SQRT(POWER([.$E50];2)+POWER([.$F50];2)+POWER([.$G50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51]+[.$K$6]/[.F51]+[.$L$6]/[.G51]" office:value-type="string" office:string-value="" calcext:value-type="error">
            <text:p>#DIV/0!</text:p>
          </table:table-cell>
          <table:table-cell table:formula="of:=([.$J$6]*[.E51]+[.$K$6]*[.F51]+[.$L$6]*[.G51])/(SQRT(POWER([.$J$6];2)+POWER([.$K$6];2)+POWER([.$L$6];2))*SQRT(POWER([.$E51];2)+POWER([.$F51];2)+POWER([.$G51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52]+[.$K$6]/[.F52]+[.$L$6]/[.G52]" office:value-type="string" office:string-value="" calcext:value-type="error">
            <text:p>#DIV/0!</text:p>
          </table:table-cell>
          <table:table-cell table:formula="of:=([.$J$6]*[.E52]+[.$K$6]*[.F52]+[.$L$6]*[.G52])/(SQRT(POWER([.$J$6];2)+POWER([.$K$6];2)+POWER([.$L$6];2))*SQRT(POWER([.$E52];2)+POWER([.$F52];2)+POWER([.$G52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53]+[.$K$6]/[.F53]+[.$L$6]/[.G53]" office:value-type="string" office:string-value="" calcext:value-type="error">
            <text:p>#DIV/0!</text:p>
          </table:table-cell>
          <table:table-cell table:formula="of:=([.$J$6]*[.E53]+[.$K$6]*[.F53]+[.$L$6]*[.G53])/(SQRT(POWER([.$J$6];2)+POWER([.$K$6];2)+POWER([.$L$6];2))*SQRT(POWER([.$E53];2)+POWER([.$F53];2)+POWER([.$G53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54]+[.$K$6]/[.F54]+[.$L$6]/[.G54]" office:value-type="string" office:string-value="" calcext:value-type="error">
            <text:p>#DIV/0!</text:p>
          </table:table-cell>
          <table:table-cell table:formula="of:=([.$J$6]*[.E54]+[.$K$6]*[.F54]+[.$L$6]*[.G54])/(SQRT(POWER([.$J$6];2)+POWER([.$K$6];2)+POWER([.$L$6];2))*SQRT(POWER([.$E54];2)+POWER([.$F54];2)+POWER([.$G54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55]+[.$K$6]/[.F55]+[.$L$6]/[.G55]" office:value-type="string" office:string-value="" calcext:value-type="error">
            <text:p>#DIV/0!</text:p>
          </table:table-cell>
          <table:table-cell table:formula="of:=([.$J$6]*[.E55]+[.$K$6]*[.F55]+[.$L$6]*[.G55])/(SQRT(POWER([.$J$6];2)+POWER([.$K$6];2)+POWER([.$L$6];2))*SQRT(POWER([.$E55];2)+POWER([.$F55];2)+POWER([.$G55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56]+[.$K$6]/[.F56]+[.$L$6]/[.G56]" office:value-type="string" office:string-value="" calcext:value-type="error">
            <text:p>#DIV/0!</text:p>
          </table:table-cell>
          <table:table-cell table:formula="of:=([.$J$6]*[.E56]+[.$K$6]*[.F56]+[.$L$6]*[.G56])/(SQRT(POWER([.$J$6];2)+POWER([.$K$6];2)+POWER([.$L$6];2))*SQRT(POWER([.$E56];2)+POWER([.$F56];2)+POWER([.$G56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57]+[.$K$6]/[.F57]+[.$L$6]/[.G57]" office:value-type="string" office:string-value="" calcext:value-type="error">
            <text:p>#DIV/0!</text:p>
          </table:table-cell>
          <table:table-cell table:formula="of:=([.$J$6]*[.E57]+[.$K$6]*[.F57]+[.$L$6]*[.G57])/(SQRT(POWER([.$J$6];2)+POWER([.$K$6];2)+POWER([.$L$6];2))*SQRT(POWER([.$E57];2)+POWER([.$F57];2)+POWER([.$G57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58]+[.$K$6]/[.F58]+[.$L$6]/[.G58]" office:value-type="string" office:string-value="" calcext:value-type="error">
            <text:p>#DIV/0!</text:p>
          </table:table-cell>
          <table:table-cell table:formula="of:=([.$J$6]*[.E58]+[.$K$6]*[.F58]+[.$L$6]*[.G58])/(SQRT(POWER([.$J$6];2)+POWER([.$K$6];2)+POWER([.$L$6];2))*SQRT(POWER([.$E58];2)+POWER([.$F58];2)+POWER([.$G58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59]+[.$K$6]/[.F59]+[.$L$6]/[.G59]" office:value-type="string" office:string-value="" calcext:value-type="error">
            <text:p>#DIV/0!</text:p>
          </table:table-cell>
          <table:table-cell table:formula="of:=([.$J$6]*[.E59]+[.$K$6]*[.F59]+[.$L$6]*[.G59])/(SQRT(POWER([.$J$6];2)+POWER([.$K$6];2)+POWER([.$L$6];2))*SQRT(POWER([.$E59];2)+POWER([.$F59];2)+POWER([.$G59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60]+[.$K$6]/[.F60]+[.$L$6]/[.G60]" office:value-type="string" office:string-value="" calcext:value-type="error">
            <text:p>#DIV/0!</text:p>
          </table:table-cell>
          <table:table-cell table:formula="of:=([.$J$6]*[.E60]+[.$K$6]*[.F60]+[.$L$6]*[.G60])/(SQRT(POWER([.$J$6];2)+POWER([.$K$6];2)+POWER([.$L$6];2))*SQRT(POWER([.$E60];2)+POWER([.$F60];2)+POWER([.$G60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61]+[.$K$6]/[.F61]+[.$L$6]/[.G61]" office:value-type="string" office:string-value="" calcext:value-type="error">
            <text:p>#DIV/0!</text:p>
          </table:table-cell>
          <table:table-cell table:formula="of:=([.$J$6]*[.E61]+[.$K$6]*[.F61]+[.$L$6]*[.G61])/(SQRT(POWER([.$J$6];2)+POWER([.$K$6];2)+POWER([.$L$6];2))*SQRT(POWER([.$E61];2)+POWER([.$F61];2)+POWER([.$G61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62]+[.$K$6]/[.F62]+[.$L$6]/[.G62]" office:value-type="string" office:string-value="" calcext:value-type="error">
            <text:p>#DIV/0!</text:p>
          </table:table-cell>
          <table:table-cell table:formula="of:=([.$J$6]*[.E62]+[.$K$6]*[.F62]+[.$L$6]*[.G62])/(SQRT(POWER([.$J$6];2)+POWER([.$K$6];2)+POWER([.$L$6];2))*SQRT(POWER([.$E62];2)+POWER([.$F62];2)+POWER([.$G62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63]+[.$K$6]/[.F63]+[.$L$6]/[.G63]" office:value-type="string" office:string-value="" calcext:value-type="error">
            <text:p>#DIV/0!</text:p>
          </table:table-cell>
          <table:table-cell table:formula="of:=([.$J$6]*[.E63]+[.$K$6]*[.F63]+[.$L$6]*[.G63])/(SQRT(POWER([.$J$6];2)+POWER([.$K$6];2)+POWER([.$L$6];2))*SQRT(POWER([.$E63];2)+POWER([.$F63];2)+POWER([.$G63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64]+[.$K$6]/[.F64]+[.$L$6]/[.G64]" office:value-type="string" office:string-value="" calcext:value-type="error">
            <text:p>#DIV/0!</text:p>
          </table:table-cell>
          <table:table-cell table:formula="of:=([.$J$6]*[.E64]+[.$K$6]*[.F64]+[.$L$6]*[.G64])/(SQRT(POWER([.$J$6];2)+POWER([.$K$6];2)+POWER([.$L$6];2))*SQRT(POWER([.$E64];2)+POWER([.$F64];2)+POWER([.$G64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65]+[.$K$6]/[.F65]+[.$L$6]/[.G65]" office:value-type="string" office:string-value="" calcext:value-type="error">
            <text:p>#DIV/0!</text:p>
          </table:table-cell>
          <table:table-cell table:formula="of:=([.$J$6]*[.E65]+[.$K$6]*[.F65]+[.$L$6]*[.G65])/(SQRT(POWER([.$J$6];2)+POWER([.$K$6];2)+POWER([.$L$6];2))*SQRT(POWER([.$E65];2)+POWER([.$F65];2)+POWER([.$G65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66]+[.$K$6]/[.F66]+[.$L$6]/[.G66]" office:value-type="string" office:string-value="" calcext:value-type="error">
            <text:p>#DIV/0!</text:p>
          </table:table-cell>
          <table:table-cell table:formula="of:=([.$J$6]*[.E66]+[.$K$6]*[.F66]+[.$L$6]*[.G66])/(SQRT(POWER([.$J$6];2)+POWER([.$K$6];2)+POWER([.$L$6];2))*SQRT(POWER([.$E66];2)+POWER([.$F66];2)+POWER([.$G66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67]+[.$K$6]/[.F67]+[.$L$6]/[.G67]" office:value-type="string" office:string-value="" calcext:value-type="error">
            <text:p>#DIV/0!</text:p>
          </table:table-cell>
          <table:table-cell table:formula="of:=([.$J$6]*[.E67]+[.$K$6]*[.F67]+[.$L$6]*[.G67])/(SQRT(POWER([.$J$6];2)+POWER([.$K$6];2)+POWER([.$L$6];2))*SQRT(POWER([.$E67];2)+POWER([.$F67];2)+POWER([.$G67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68]+[.$K$6]/[.F68]+[.$L$6]/[.G68]" office:value-type="string" office:string-value="" calcext:value-type="error">
            <text:p>#DIV/0!</text:p>
          </table:table-cell>
          <table:table-cell table:formula="of:=([.$J$6]*[.E68]+[.$K$6]*[.F68]+[.$L$6]*[.G68])/(SQRT(POWER([.$J$6];2)+POWER([.$K$6];2)+POWER([.$L$6];2))*SQRT(POWER([.$E68];2)+POWER([.$F68];2)+POWER([.$G68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69]+[.$K$6]/[.F69]+[.$L$6]/[.G69]" office:value-type="string" office:string-value="" calcext:value-type="error">
            <text:p>#DIV/0!</text:p>
          </table:table-cell>
          <table:table-cell table:formula="of:=([.$J$6]*[.E69]+[.$K$6]*[.F69]+[.$L$6]*[.G69])/(SQRT(POWER([.$J$6];2)+POWER([.$K$6];2)+POWER([.$L$6];2))*SQRT(POWER([.$E69];2)+POWER([.$F69];2)+POWER([.$G69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70]+[.$K$6]/[.F70]+[.$L$6]/[.G70]" office:value-type="string" office:string-value="" calcext:value-type="error">
            <text:p>#DIV/0!</text:p>
          </table:table-cell>
          <table:table-cell table:formula="of:=([.$J$6]*[.E70]+[.$K$6]*[.F70]+[.$L$6]*[.G70])/(SQRT(POWER([.$J$6];2)+POWER([.$K$6];2)+POWER([.$L$6];2))*SQRT(POWER([.$E70];2)+POWER([.$F70];2)+POWER([.$G70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71]+[.$K$6]/[.F71]+[.$L$6]/[.G71]" office:value-type="string" office:string-value="" calcext:value-type="error">
            <text:p>#DIV/0!</text:p>
          </table:table-cell>
          <table:table-cell table:formula="of:=([.$J$6]*[.E71]+[.$K$6]*[.F71]+[.$L$6]*[.G71])/(SQRT(POWER([.$J$6];2)+POWER([.$K$6];2)+POWER([.$L$6];2))*SQRT(POWER([.$E71];2)+POWER([.$F71];2)+POWER([.$G71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72]+[.$K$6]/[.F72]+[.$L$6]/[.G72]" office:value-type="string" office:string-value="" calcext:value-type="error">
            <text:p>#DIV/0!</text:p>
          </table:table-cell>
          <table:table-cell table:formula="of:=([.$J$6]*[.E72]+[.$K$6]*[.F72]+[.$L$6]*[.G72])/(SQRT(POWER([.$J$6];2)+POWER([.$K$6];2)+POWER([.$L$6];2))*SQRT(POWER([.$E72];2)+POWER([.$F72];2)+POWER([.$G72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73]+[.$K$6]/[.F73]+[.$L$6]/[.G73]" office:value-type="string" office:string-value="" calcext:value-type="error">
            <text:p>#DIV/0!</text:p>
          </table:table-cell>
          <table:table-cell table:formula="of:=([.$J$6]*[.E73]+[.$K$6]*[.F73]+[.$L$6]*[.G73])/(SQRT(POWER([.$J$6];2)+POWER([.$K$6];2)+POWER([.$L$6];2))*SQRT(POWER([.$E73];2)+POWER([.$F73];2)+POWER([.$G73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74]+[.$K$6]/[.F74]+[.$L$6]/[.G74]" office:value-type="string" office:string-value="" calcext:value-type="error">
            <text:p>#DIV/0!</text:p>
          </table:table-cell>
          <table:table-cell table:formula="of:=([.$J$6]*[.E74]+[.$K$6]*[.F74]+[.$L$6]*[.G74])/(SQRT(POWER([.$J$6];2)+POWER([.$K$6];2)+POWER([.$L$6];2))*SQRT(POWER([.$E74];2)+POWER([.$F74];2)+POWER([.$G74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75]+[.$K$6]/[.F75]+[.$L$6]/[.G75]" office:value-type="string" office:string-value="" calcext:value-type="error">
            <text:p>#DIV/0!</text:p>
          </table:table-cell>
          <table:table-cell table:formula="of:=([.$J$6]*[.E75]+[.$K$6]*[.F75]+[.$L$6]*[.G75])/(SQRT(POWER([.$J$6];2)+POWER([.$K$6];2)+POWER([.$L$6];2))*SQRT(POWER([.$E75];2)+POWER([.$F75];2)+POWER([.$G75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76]+[.$K$6]/[.F76]+[.$L$6]/[.G76]" office:value-type="string" office:string-value="" calcext:value-type="error">
            <text:p>#DIV/0!</text:p>
          </table:table-cell>
          <table:table-cell table:formula="of:=([.$J$6]*[.E76]+[.$K$6]*[.F76]+[.$L$6]*[.G76])/(SQRT(POWER([.$J$6];2)+POWER([.$K$6];2)+POWER([.$L$6];2))*SQRT(POWER([.$E76];2)+POWER([.$F76];2)+POWER([.$G76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77]+[.$K$6]/[.F77]+[.$L$6]/[.G77]" office:value-type="string" office:string-value="" calcext:value-type="error">
            <text:p>#DIV/0!</text:p>
          </table:table-cell>
          <table:table-cell table:formula="of:=([.$J$6]*[.E77]+[.$K$6]*[.F77]+[.$L$6]*[.G77])/(SQRT(POWER([.$J$6];2)+POWER([.$K$6];2)+POWER([.$L$6];2))*SQRT(POWER([.$E77];2)+POWER([.$F77];2)+POWER([.$G77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78]+[.$K$6]/[.F78]+[.$L$6]/[.G78]" office:value-type="string" office:string-value="" calcext:value-type="error">
            <text:p>#DIV/0!</text:p>
          </table:table-cell>
          <table:table-cell table:formula="of:=([.$J$6]*[.E78]+[.$K$6]*[.F78]+[.$L$6]*[.G78])/(SQRT(POWER([.$J$6];2)+POWER([.$K$6];2)+POWER([.$L$6];2))*SQRT(POWER([.$E78];2)+POWER([.$F78];2)+POWER([.$G78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79]+[.$K$6]/[.F79]+[.$L$6]/[.G79]" office:value-type="string" office:string-value="" calcext:value-type="error">
            <text:p>#DIV/0!</text:p>
          </table:table-cell>
          <table:table-cell table:formula="of:=([.$J$6]*[.E79]+[.$K$6]*[.F79]+[.$L$6]*[.G79])/(SQRT(POWER([.$J$6];2)+POWER([.$K$6];2)+POWER([.$L$6];2))*SQRT(POWER([.$E79];2)+POWER([.$F79];2)+POWER([.$G79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80]+[.$K$6]/[.F80]+[.$L$6]/[.G80]" office:value-type="string" office:string-value="" calcext:value-type="error">
            <text:p>#DIV/0!</text:p>
          </table:table-cell>
          <table:table-cell table:formula="of:=([.$J$6]*[.E80]+[.$K$6]*[.F80]+[.$L$6]*[.G80])/(SQRT(POWER([.$J$6];2)+POWER([.$K$6];2)+POWER([.$L$6];2))*SQRT(POWER([.$E80];2)+POWER([.$F80];2)+POWER([.$G80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81]+[.$K$6]/[.F81]+[.$L$6]/[.G81]" office:value-type="string" office:string-value="" calcext:value-type="error">
            <text:p>#DIV/0!</text:p>
          </table:table-cell>
          <table:table-cell table:formula="of:=([.$J$6]*[.E81]+[.$K$6]*[.F81]+[.$L$6]*[.G81])/(SQRT(POWER([.$J$6];2)+POWER([.$K$6];2)+POWER([.$L$6];2))*SQRT(POWER([.$E81];2)+POWER([.$F81];2)+POWER([.$G81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82]+[.$K$6]/[.F82]+[.$L$6]/[.G82]" office:value-type="string" office:string-value="" calcext:value-type="error">
            <text:p>#DIV/0!</text:p>
          </table:table-cell>
          <table:table-cell table:formula="of:=([.$J$6]*[.E82]+[.$K$6]*[.F82]+[.$L$6]*[.G82])/(SQRT(POWER([.$J$6];2)+POWER([.$K$6];2)+POWER([.$L$6];2))*SQRT(POWER([.$E82];2)+POWER([.$F82];2)+POWER([.$G82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83]+[.$K$6]/[.F83]+[.$L$6]/[.G83]" office:value-type="string" office:string-value="" calcext:value-type="error">
            <text:p>#DIV/0!</text:p>
          </table:table-cell>
          <table:table-cell table:formula="of:=([.$J$6]*[.E83]+[.$K$6]*[.F83]+[.$L$6]*[.G83])/(SQRT(POWER([.$J$6];2)+POWER([.$K$6];2)+POWER([.$L$6];2))*SQRT(POWER([.$E83];2)+POWER([.$F83];2)+POWER([.$G83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84]+[.$K$6]/[.F84]+[.$L$6]/[.G84]" office:value-type="string" office:string-value="" calcext:value-type="error">
            <text:p>#DIV/0!</text:p>
          </table:table-cell>
          <table:table-cell table:formula="of:=([.$J$6]*[.E84]+[.$K$6]*[.F84]+[.$L$6]*[.G84])/(SQRT(POWER([.$J$6];2)+POWER([.$K$6];2)+POWER([.$L$6];2))*SQRT(POWER([.$E84];2)+POWER([.$F84];2)+POWER([.$G84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85]+[.$K$6]/[.F85]+[.$L$6]/[.G85]" office:value-type="string" office:string-value="" calcext:value-type="error">
            <text:p>#DIV/0!</text:p>
          </table:table-cell>
          <table:table-cell table:formula="of:=([.$J$6]*[.E85]+[.$K$6]*[.F85]+[.$L$6]*[.G85])/(SQRT(POWER([.$J$6];2)+POWER([.$K$6];2)+POWER([.$L$6];2))*SQRT(POWER([.$E85];2)+POWER([.$F85];2)+POWER([.$G85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86]+[.$K$6]/[.F86]+[.$L$6]/[.G86]" office:value-type="string" office:string-value="" calcext:value-type="error">
            <text:p>#DIV/0!</text:p>
          </table:table-cell>
          <table:table-cell table:formula="of:=([.$J$6]*[.E86]+[.$K$6]*[.F86]+[.$L$6]*[.G86])/(SQRT(POWER([.$J$6];2)+POWER([.$K$6];2)+POWER([.$L$6];2))*SQRT(POWER([.$E86];2)+POWER([.$F86];2)+POWER([.$G86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87]+[.$K$6]/[.F87]+[.$L$6]/[.G87]" office:value-type="string" office:string-value="" calcext:value-type="error">
            <text:p>#DIV/0!</text:p>
          </table:table-cell>
          <table:table-cell table:formula="of:=([.$J$6]*[.E87]+[.$K$6]*[.F87]+[.$L$6]*[.G87])/(SQRT(POWER([.$J$6];2)+POWER([.$K$6];2)+POWER([.$L$6];2))*SQRT(POWER([.$E87];2)+POWER([.$F87];2)+POWER([.$G87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88]+[.$K$6]/[.F88]+[.$L$6]/[.G88]" office:value-type="string" office:string-value="" calcext:value-type="error">
            <text:p>#DIV/0!</text:p>
          </table:table-cell>
          <table:table-cell table:formula="of:=([.$J$6]*[.E88]+[.$K$6]*[.F88]+[.$L$6]*[.G88])/(SQRT(POWER([.$J$6];2)+POWER([.$K$6];2)+POWER([.$L$6];2))*SQRT(POWER([.$E88];2)+POWER([.$F88];2)+POWER([.$G88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89]+[.$K$6]/[.F89]+[.$L$6]/[.G89]" office:value-type="string" office:string-value="" calcext:value-type="error">
            <text:p>#DIV/0!</text:p>
          </table:table-cell>
          <table:table-cell table:formula="of:=([.$J$6]*[.E89]+[.$K$6]*[.F89]+[.$L$6]*[.G89])/(SQRT(POWER([.$J$6];2)+POWER([.$K$6];2)+POWER([.$L$6];2))*SQRT(POWER([.$E89];2)+POWER([.$F89];2)+POWER([.$G89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90]+[.$K$6]/[.F90]+[.$L$6]/[.G90]" office:value-type="string" office:string-value="" calcext:value-type="error">
            <text:p>#DIV/0!</text:p>
          </table:table-cell>
          <table:table-cell table:formula="of:=([.$J$6]*[.E90]+[.$K$6]*[.F90]+[.$L$6]*[.G90])/(SQRT(POWER([.$J$6];2)+POWER([.$K$6];2)+POWER([.$L$6];2))*SQRT(POWER([.$E90];2)+POWER([.$F90];2)+POWER([.$G90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91]+[.$K$6]/[.F91]+[.$L$6]/[.G91]" office:value-type="string" office:string-value="" calcext:value-type="error">
            <text:p>#DIV/0!</text:p>
          </table:table-cell>
          <table:table-cell table:formula="of:=([.$J$6]*[.E91]+[.$K$6]*[.F91]+[.$L$6]*[.G91])/(SQRT(POWER([.$J$6];2)+POWER([.$K$6];2)+POWER([.$L$6];2))*SQRT(POWER([.$E91];2)+POWER([.$F91];2)+POWER([.$G91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92]+[.$K$6]/[.F92]+[.$L$6]/[.G92]" office:value-type="string" office:string-value="" calcext:value-type="error">
            <text:p>#DIV/0!</text:p>
          </table:table-cell>
          <table:table-cell table:formula="of:=([.$J$6]*[.E92]+[.$K$6]*[.F92]+[.$L$6]*[.G92])/(SQRT(POWER([.$J$6];2)+POWER([.$K$6];2)+POWER([.$L$6];2))*SQRT(POWER([.$E92];2)+POWER([.$F92];2)+POWER([.$G92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93]+[.$K$6]/[.F93]+[.$L$6]/[.G93]" office:value-type="string" office:string-value="" calcext:value-type="error">
            <text:p>#DIV/0!</text:p>
          </table:table-cell>
          <table:table-cell table:formula="of:=([.$J$6]*[.E93]+[.$K$6]*[.F93]+[.$L$6]*[.G93])/(SQRT(POWER([.$J$6];2)+POWER([.$K$6];2)+POWER([.$L$6];2))*SQRT(POWER([.$E93];2)+POWER([.$F93];2)+POWER([.$G93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94]+[.$K$6]/[.F94]+[.$L$6]/[.G94]" office:value-type="string" office:string-value="" calcext:value-type="error">
            <text:p>#DIV/0!</text:p>
          </table:table-cell>
          <table:table-cell table:formula="of:=([.$J$6]*[.E94]+[.$K$6]*[.F94]+[.$L$6]*[.G94])/(SQRT(POWER([.$J$6];2)+POWER([.$K$6];2)+POWER([.$L$6];2))*SQRT(POWER([.$E94];2)+POWER([.$F94];2)+POWER([.$G94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95]+[.$K$6]/[.F95]+[.$L$6]/[.G95]" office:value-type="string" office:string-value="" calcext:value-type="error">
            <text:p>#DIV/0!</text:p>
          </table:table-cell>
          <table:table-cell table:formula="of:=([.$J$6]*[.E95]+[.$K$6]*[.F95]+[.$L$6]*[.G95])/(SQRT(POWER([.$J$6];2)+POWER([.$K$6];2)+POWER([.$L$6];2))*SQRT(POWER([.$E95];2)+POWER([.$F95];2)+POWER([.$G95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96]+[.$K$6]/[.F96]+[.$L$6]/[.G96]" office:value-type="string" office:string-value="" calcext:value-type="error">
            <text:p>#DIV/0!</text:p>
          </table:table-cell>
          <table:table-cell table:formula="of:=([.$J$6]*[.E96]+[.$K$6]*[.F96]+[.$L$6]*[.G96])/(SQRT(POWER([.$J$6];2)+POWER([.$K$6];2)+POWER([.$L$6];2))*SQRT(POWER([.$E96];2)+POWER([.$F96];2)+POWER([.$G96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97]+[.$K$6]/[.F97]+[.$L$6]/[.G97]" office:value-type="string" office:string-value="" calcext:value-type="error">
            <text:p>#DIV/0!</text:p>
          </table:table-cell>
          <table:table-cell table:formula="of:=([.$J$6]*[.E97]+[.$K$6]*[.F97]+[.$L$6]*[.G97])/(SQRT(POWER([.$J$6];2)+POWER([.$K$6];2)+POWER([.$L$6];2))*SQRT(POWER([.$E97];2)+POWER([.$F97];2)+POWER([.$G97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98]+[.$K$6]/[.F98]+[.$L$6]/[.G98]" office:value-type="string" office:string-value="" calcext:value-type="error">
            <text:p>#DIV/0!</text:p>
          </table:table-cell>
          <table:table-cell table:formula="of:=([.$J$6]*[.E98]+[.$K$6]*[.F98]+[.$L$6]*[.G98])/(SQRT(POWER([.$J$6];2)+POWER([.$K$6];2)+POWER([.$L$6];2))*SQRT(POWER([.$E98];2)+POWER([.$F98];2)+POWER([.$G98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99]+[.$K$6]/[.F99]+[.$L$6]/[.G99]" office:value-type="string" office:string-value="" calcext:value-type="error">
            <text:p>#DIV/0!</text:p>
          </table:table-cell>
          <table:table-cell table:formula="of:=([.$J$6]*[.E99]+[.$K$6]*[.F99]+[.$L$6]*[.G99])/(SQRT(POWER([.$J$6];2)+POWER([.$K$6];2)+POWER([.$L$6];2))*SQRT(POWER([.$E99];2)+POWER([.$F99];2)+POWER([.$G99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100]+[.$K$6]/[.F100]+[.$L$6]/[.G100]" office:value-type="string" office:string-value="" calcext:value-type="error">
            <text:p>#DIV/0!</text:p>
          </table:table-cell>
          <table:table-cell table:formula="of:=([.$J$6]*[.E100]+[.$K$6]*[.F100]+[.$L$6]*[.G100])/(SQRT(POWER([.$J$6];2)+POWER([.$K$6];2)+POWER([.$L$6];2))*SQRT(POWER([.$E100];2)+POWER([.$F100];2)+POWER([.$G100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101]+[.$K$6]/[.F101]+[.$L$6]/[.G101]" office:value-type="string" office:string-value="" calcext:value-type="error">
            <text:p>#DIV/0!</text:p>
          </table:table-cell>
          <table:table-cell table:formula="of:=([.$J$6]*[.E101]+[.$K$6]*[.F101]+[.$L$6]*[.G101])/(SQRT(POWER([.$J$6];2)+POWER([.$K$6];2)+POWER([.$L$6];2))*SQRT(POWER([.$E101];2)+POWER([.$F101];2)+POWER([.$G101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102]+[.$K$6]/[.F102]+[.$L$6]/[.G102]" office:value-type="string" office:string-value="" calcext:value-type="error">
            <text:p>#DIV/0!</text:p>
          </table:table-cell>
          <table:table-cell table:formula="of:=([.$J$6]*[.E102]+[.$K$6]*[.F102]+[.$L$6]*[.G102])/(SQRT(POWER([.$J$6];2)+POWER([.$K$6];2)+POWER([.$L$6];2))*SQRT(POWER([.$E102];2)+POWER([.$F102];2)+POWER([.$G102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103]+[.$K$6]/[.F103]+[.$L$6]/[.G103]" office:value-type="string" office:string-value="" calcext:value-type="error">
            <text:p>#DIV/0!</text:p>
          </table:table-cell>
          <table:table-cell table:formula="of:=([.$J$6]*[.E103]+[.$K$6]*[.F103]+[.$L$6]*[.G103])/(SQRT(POWER([.$J$6];2)+POWER([.$K$6];2)+POWER([.$L$6];2))*SQRT(POWER([.$E103];2)+POWER([.$F103];2)+POWER([.$G103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104]+[.$K$6]/[.F104]+[.$L$6]/[.G104]" office:value-type="string" office:string-value="" calcext:value-type="error">
            <text:p>#DIV/0!</text:p>
          </table:table-cell>
          <table:table-cell table:formula="of:=([.$J$6]*[.E104]+[.$K$6]*[.F104]+[.$L$6]*[.G104])/(SQRT(POWER([.$J$6];2)+POWER([.$K$6];2)+POWER([.$L$6];2))*SQRT(POWER([.$E104];2)+POWER([.$F104];2)+POWER([.$G104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105]+[.$K$6]/[.F105]+[.$L$6]/[.G105]" office:value-type="string" office:string-value="" calcext:value-type="error">
            <text:p>#DIV/0!</text:p>
          </table:table-cell>
          <table:table-cell table:formula="of:=([.$J$6]*[.E105]+[.$K$6]*[.F105]+[.$L$6]*[.G105])/(SQRT(POWER([.$J$6];2)+POWER([.$K$6];2)+POWER([.$L$6];2))*SQRT(POWER([.$E105];2)+POWER([.$F105];2)+POWER([.$G105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106]+[.$K$6]/[.F106]+[.$L$6]/[.G106]" office:value-type="string" office:string-value="" calcext:value-type="error">
            <text:p>#DIV/0!</text:p>
          </table:table-cell>
          <table:table-cell table:formula="of:=([.$J$6]*[.E106]+[.$K$6]*[.F106]+[.$L$6]*[.G106])/(SQRT(POWER([.$J$6];2)+POWER([.$K$6];2)+POWER([.$L$6];2))*SQRT(POWER([.$E106];2)+POWER([.$F106];2)+POWER([.$G106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107]+[.$K$6]/[.F107]+[.$L$6]/[.G107]" office:value-type="string" office:string-value="" calcext:value-type="error">
            <text:p>#DIV/0!</text:p>
          </table:table-cell>
          <table:table-cell table:formula="of:=([.$J$6]*[.E107]+[.$K$6]*[.F107]+[.$L$6]*[.G107])/(SQRT(POWER([.$J$6];2)+POWER([.$K$6];2)+POWER([.$L$6];2))*SQRT(POWER([.$E107];2)+POWER([.$F107];2)+POWER([.$G107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108]+[.$K$6]/[.F108]+[.$L$6]/[.G108]" office:value-type="string" office:string-value="" calcext:value-type="error">
            <text:p>#DIV/0!</text:p>
          </table:table-cell>
          <table:table-cell table:formula="of:=([.$J$6]*[.E108]+[.$K$6]*[.F108]+[.$L$6]*[.G108])/(SQRT(POWER([.$J$6];2)+POWER([.$K$6];2)+POWER([.$L$6];2))*SQRT(POWER([.$E108];2)+POWER([.$F108];2)+POWER([.$G108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109]+[.$K$6]/[.F109]+[.$L$6]/[.G109]" office:value-type="string" office:string-value="" calcext:value-type="error">
            <text:p>#DIV/0!</text:p>
          </table:table-cell>
          <table:table-cell table:formula="of:=([.$J$6]*[.E109]+[.$K$6]*[.F109]+[.$L$6]*[.G109])/(SQRT(POWER([.$J$6];2)+POWER([.$K$6];2)+POWER([.$L$6];2))*SQRT(POWER([.$E109];2)+POWER([.$F109];2)+POWER([.$G109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110]+[.$K$6]/[.F110]+[.$L$6]/[.G110]" office:value-type="string" office:string-value="" calcext:value-type="error">
            <text:p>#DIV/0!</text:p>
          </table:table-cell>
          <table:table-cell table:formula="of:=([.$J$6]*[.E110]+[.$K$6]*[.F110]+[.$L$6]*[.G110])/(SQRT(POWER([.$J$6];2)+POWER([.$K$6];2)+POWER([.$L$6];2))*SQRT(POWER([.$E110];2)+POWER([.$F110];2)+POWER([.$G110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111]+[.$K$6]/[.F111]+[.$L$6]/[.G111]" office:value-type="string" office:string-value="" calcext:value-type="error">
            <text:p>#DIV/0!</text:p>
          </table:table-cell>
          <table:table-cell table:formula="of:=([.$J$6]*[.E111]+[.$K$6]*[.F111]+[.$L$6]*[.G111])/(SQRT(POWER([.$J$6];2)+POWER([.$K$6];2)+POWER([.$L$6];2))*SQRT(POWER([.$E111];2)+POWER([.$F111];2)+POWER([.$G111];2)) 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$J$6]/[.E112]+[.$K$6]/[.F112]+[.$L$6]/[.G112]" office:value-type="string" office:string-value="" calcext:value-type="error">
            <text:p>#DIV/0!</text:p>
          </table:table-cell>
          <table:table-cell table:formula="of:=([.$J$6]*[.E112]+[.$K$6]*[.F112]+[.$L$6]*[.G112])/(SQRT(POWER([.$J$6];2)+POWER([.$K$6];2)+POWER([.$L$6];2))*SQRT(POWER([.$E112];2)+POWER([.$F112];2)+POWER([.$G112];2)) )" office:value-type="string" office:string-value="" calcext:value-type="error">
            <text:p>#DIV/0!</text:p>
          </table:table-cell>
          <table:table-cell table:number-columns-repeated="9"/>
        </table:table-row>
      </table:table>
      <table:table table:name="0 grad" table:style-name="ta1">
        <table:shapes>
          <draw:frame draw:z-index="0" draw:style-name="gr2" draw:text-style-name="P1" svg:width="453.51pt" svg:height="255.09pt" svg:x="663.87pt" svg:y="227.96pt">
            <draw:object draw:notify-on-update-of-ranges="'0 grad'.J13:'0 grad'.J1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number-columns-repeated="8" table:default-cell-style-name="Default"/>
        <table:table-row table:style-name="ro1">
          <table:table-cell table:number-columns-repeated="7"/>
          <table:table-cell office:value-type="string" calcext:value-type="string">
            <text:p>gamma=</text:p>
          </table:table-cell>
          <table:table-cell table:style-name="ce1" office:value-type="float" office:value="-14.9798222318135" calcext:value-type="float">
            <text:p>-14.9798222318135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ort</text:p>
          </table:table-cell>
          <table:table-cell office:value-type="string" calcext:value-type="string">
            <text:p>max_vor_line</text:p>
          </table:table-cell>
          <table:table-cell table:style-name="ce1" office:value-type="float" office:value="-0.22449063" calcext:value-type="float">
            <text:p>-0.22449063</text:p>
          </table:table-cell>
          <table:table-cell table:style-name="ce1" office:value-type="float" office:value="-0.87000397" calcext:value-type="float">
            <text:p>-0.87000397</text:p>
          </table:table-cell>
          <table:table-cell table:style-name="ce1" office:value-type="float" office:value="1.1914643" calcext:value-type="float">
            <text:p>1.1914643</text:p>
          </table:table-cell>
          <table:table-cell table:style-name="ce1" office:value-type="float" office:value="-1538.26109524546" calcext:value-type="float">
            <text:p>-1538.26109524546</text:p>
          </table:table-cell>
          <table:table-cell table:style-name="ce1" office:value-type="float" office:value="446.112552631202" calcext:value-type="float">
            <text:p>446.112552631202</text:p>
          </table:table-cell>
          <table:table-cell table:style-name="ce1" office:value-type="float" office:value="247.06" calcext:value-type="float">
            <text:p>247.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ndmessung_punkt:</text:p>
          </table:table-cell>
          <table:table-cell/>
          <table:table-cell table:style-name="ce2" office:value-type="float" office:value="0.432" calcext:value-type="float">
            <text:p>0.432</text:p>
          </table:table-cell>
          <table:table-cell table:style-name="ce2" office:value-type="float" office:value="-0.532" calcext:value-type="float">
            <text:p>-0.532</text:p>
          </table:table-cell>
          <table:table-cell table:style-name="ce2" office:value-type="float" office:value="0.659" calcext:value-type="float">
            <text:p>0.65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vor (x|y|z)</text:p>
          </table:table-cell>
          <table:table-cell table:style-name="ce2" table:formula="of:=[.L2]" office:value-type="float" office:value="-1538.26109524546" calcext:value-type="float">
            <text:p>-1538.26109524546</text:p>
          </table:table-cell>
          <table:table-cell table:style-name="ce2" table:formula="of:=[.M2]" office:value-type="float" office:value="446.112552631202" calcext:value-type="float">
            <text:p>446.112552631202</text:p>
          </table:table-cell>
          <table:table-cell table:style-name="ce2" table:formula="of:=[.N2]" office:value-type="float" office:value="247.06" calcext:value-type="float">
            <text:p>247.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ktor zur handmessung</text:p>
          </table:table-cell>
          <table:table-cell/>
          <table:table-cell table:style-name="ce2" table:formula="of:=[.D3]-[.I4]" office:value-type="float" office:value="0.65649063" calcext:value-type="float">
            <text:p>0.65649063</text:p>
          </table:table-cell>
          <table:table-cell table:style-name="ce2" table:formula="of:=[.E3]-[.J4]" office:value-type="float" office:value="0.33800397" calcext:value-type="float">
            <text:p>0.33800397</text:p>
          </table:table-cell>
          <table:table-cell table:style-name="ce2" table:formula="of:=[.F3]-[.K4]" office:value-type="float" office:value="-0.5324643" calcext:value-type="float">
            <text:p>-0.5324643</text:p>
          </table:table-cell>
          <table:table-cell/>
          <table:table-cell office:value-type="string" calcext:value-type="string">
            <text:p>ort_linie</text:p>
          </table:table-cell>
          <table:table-cell table:formula="of:=[.I2]" office:value-type="float" office:value="-0.22449063" calcext:value-type="float">
            <text:p>-0.22449063</text:p>
          </table:table-cell>
          <table:table-cell table:formula="of:=[.J2]" office:value-type="float" office:value="-0.87000397" calcext:value-type="float">
            <text:p>-0.87000397</text:p>
          </table:table-cell>
          <table:table-cell table:style-name="ce2" table:formula="of:=[.K2]" office:value-type="float" office:value="1.1914643" calcext:value-type="float">
            <text:p>1.191464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rmiert</text:p>
          </table:table-cell>
          <table:table-cell/>
          <table:table-cell table:style-name="ce2" table:formula="of:=[.D4]/SQRT(POWER([.D4];2)+POWER([.E4];2)+POWER([.F4];2))" office:value-type="float" office:value="0.721137545617092" calcext:value-type="float">
            <text:p>0.721137545617092</text:p>
          </table:table-cell>
          <table:table-cell table:style-name="ce2" table:formula="of:=[.E4]/SQRT(POWER([.D4];2)+POWER([.E4];2)+POWER([.F4];2))" office:value-type="float" office:value="0.371288396507096" calcext:value-type="float">
            <text:p>0.371288396507096</text:p>
          </table:table-cell>
          <table:table-cell table:style-name="ce2" table:formula="of:=[.F4]/SQRT(POWER([.D4];2)+POWER([.E4];2)+POWER([.F4];2))" office:value-type="float" office:value="-0.584897911537173" calcext:value-type="float">
            <text:p>-0.584897911537173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8"/>
          <table:table-cell table:style-name="Default" office:value-type="string" calcext:value-type="string">
            <text:p>c:</text:p>
          </table:table-cell>
          <table:table-cell table:style-name="Default" table:formula="of:=[.D5]" office:value-type="float" office:value="0.721137545617092" calcext:value-type="float">
            <text:p>0.721137545617092</text:p>
          </table:table-cell>
          <table:table-cell table:formula="of:=[.E5]" office:value-type="float" office:value="0.371288396507096" calcext:value-type="float">
            <text:p>0.371288396507096</text:p>
          </table:table-cell>
          <table:table-cell table:formula="of:=[.F5]" office:value-type="float" office:value="-0.584897911537173" calcext:value-type="float">
            <text:p>-0.584897911537173</text:p>
          </table:table-cell>
          <table:table-cell table:number-columns-repeated="3"/>
          <table:table-cell office:value-type="string" calcext:value-type="string">
            <text:p>genutzer NormalenVektor</text:p>
          </table:table-cell>
          <table:table-cell/>
          <table:table-cell office:value-type="float" office:value="-0.707106781186548" calcext:value-type="float">
            <text:p>-0.707106781186548</text:p>
          </table:table-cell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7"/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7"/>
          <table:table-cell office:value-type="float" office:value="-0.5" calcext:value-type="float">
            <text:p>-0.5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8"/>
          <table:table-cell table:style-name="Default" office:value-type="string" calcext:value-type="string">
            <text:p>a_i=r*b_i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8"/>
          <table:table-cell table:style-name="Default"/>
          <table:table-cell table:style-name="Default" office:value-type="string" calcext:value-type="string">
            <text:p>Kosinusähnlichkeit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aste here ----------------------------→</text:p>
          </table:table-cell>
          <table:table-cell table:style-name="ce1" table:number-columns-repeated="2"/>
          <table:table-cell office:value-type="string" calcext:value-type="string">
            <text:p>c:</text:p>
          </table:table-cell>
          <table:table-cell office:value-type="float" office:value="-0.770006082964089" calcext:value-type="float">
            <text:p>-0.770006082964089</text:p>
          </table:table-cell>
          <table:table-cell office:value-type="float" office:value="0.595068483519573" calcext:value-type="float">
            <text:p>0.595068483519573</text:p>
          </table:table-cell>
          <table:table-cell office:value-type="float" office:value="-0.230182823251466" calcext:value-type="float">
            <text:p>-0.230182823251466</text:p>
          </table:table-cell>
          <table:table-cell/>
          <table:table-cell table:formula="of:=[.$J$6]/[.E13]+[.$K$6]/[.F13]+[.$L$6]/[.G13]" office:value-type="float" office:value="2.22842201549892" calcext:value-type="float">
            <text:p>2.22842201549892</text:p>
          </table:table-cell>
          <table:table-cell table:formula="of:=([.$J$6]*[.E13]+[.$K$6]*[.F13]+[.$L$6]*[.G13])/(SQRT(POWER([.$J$6];2)+POWER([.$K$6];2)+POWER([.$L$6];2))*SQRT(POWER([.$E13];2)+POWER([.$F13];2)+POWER([.$G13];2)) )" office:value-type="float" office:value="-0.19970482112955" calcext:value-type="float">
            <text:p>-0.19970482112955</text:p>
          </table:table-cell>
          <table:table-cell table:number-columns-repeated="2"/>
          <table:table-cell office:value-type="string" calcext:value-type="string">
            <text:p>-1 anitlinea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77346979029516" calcext:value-type="float">
            <text:p>-0.777346979029516</text:p>
          </table:table-cell>
          <table:table-cell office:value-type="float" office:value="0.588577449846944" calcext:value-type="float">
            <text:p>0.588577449846944</text:p>
          </table:table-cell>
          <table:table-cell office:value-type="float" office:value="-0.222054632298796" calcext:value-type="float">
            <text:p>-0.222054632298796</text:p>
          </table:table-cell>
          <table:table-cell/>
          <table:table-cell table:formula="of:=[.$J$6]/[.E14]+[.$K$6]/[.F14]+[.$L$6]/[.G14]" office:value-type="float" office:value="2.33715973457044" calcext:value-type="float">
            <text:p>2.33715973457044</text:p>
          </table:table-cell>
          <table:table-cell table:formula="of:=([.$J$6]*[.E14]+[.$K$6]*[.F14]+[.$L$6]*[.G14])/(SQRT(POWER([.$J$6];2)+POWER([.$K$6];2)+POWER([.$L$6];2))*SQRT(POWER([.$E14];2)+POWER([.$F14];2)+POWER([.$G14];2)) )" office:value-type="float" office:value="-0.212162824297578" calcext:value-type="float">
            <text:p>-0.212162824297578</text:p>
          </table:table-cell>
          <table:table-cell table:number-columns-repeated="2"/>
          <table:table-cell office:value-type="string" calcext:value-type="string">
            <text:p>1 linea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77340140931619" calcext:value-type="float">
            <text:p>-0.777340140931619</text:p>
          </table:table-cell>
          <table:table-cell office:value-type="float" office:value="0.588584481944988" calcext:value-type="float">
            <text:p>0.588584481944988</text:p>
          </table:table-cell>
          <table:table-cell office:value-type="float" office:value="-0.222059930896958" calcext:value-type="float">
            <text:p>-0.222059930896958</text:p>
          </table:table-cell>
          <table:table-cell/>
          <table:table-cell table:formula="of:=[.$J$6]/[.E15]+[.$K$6]/[.F15]+[.$L$6]/[.G15]" office:value-type="float" office:value="2.33708118629466" calcext:value-type="float">
            <text:p>2.33708118629466</text:p>
          </table:table-cell>
          <table:table-cell table:formula="of:=([.$J$6]*[.E15]+[.$K$6]*[.F15]+[.$L$6]*[.G15])/(SQRT(POWER([.$J$6];2)+POWER([.$K$6];2)+POWER([.$L$6];2))*SQRT(POWER([.$E15];2)+POWER([.$F15];2)+POWER([.$G15];2)) )" office:value-type="float" office:value="-0.212152183013038" calcext:value-type="float">
            <text:p>-0.212152183013038</text:p>
          </table:table-cell>
          <table:table-cell table:number-columns-repeated="2"/>
          <table:table-cell office:value-type="string" calcext:value-type="string">
            <text:p>0 orthogonal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77341166022481" calcext:value-type="float">
            <text:p>-0.777341166022481</text:p>
          </table:table-cell>
          <table:table-cell office:value-type="float" office:value="0.588589949965413" calcext:value-type="float">
            <text:p>0.588589949965413</text:p>
          </table:table-cell>
          <table:table-cell office:value-type="float" office:value="-0.222041848322612" calcext:value-type="float">
            <text:p>-0.222041848322612</text:p>
          </table:table-cell>
          <table:table-cell/>
          <table:table-cell table:formula="of:=[.$J$6]/[.E16]+[.$K$6]/[.F16]+[.$L$6]/[.G16]" office:value-type="float" office:value="2.33729105331519" calcext:value-type="float">
            <text:p>2.33729105331519</text:p>
          </table:table-cell>
          <table:table-cell table:formula="of:=([.$J$6]*[.E16]+[.$K$6]*[.F16]+[.$L$6]*[.G16])/(SQRT(POWER([.$J$6];2)+POWER([.$K$6];2)+POWER([.$L$6];2))*SQRT(POWER([.$E16];2)+POWER([.$F16];2)+POWER([.$G16];2)) )" office:value-type="float" office:value="-0.212161468491981" calcext:value-type="float">
            <text:p>-0.21216146849198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79393723172214" calcext:value-type="float">
            <text:p>-0.779393723172214</text:p>
          </table:table-cell>
          <table:table-cell office:value-type="float" office:value="0.588352086294109" calcext:value-type="float">
            <text:p>0.588352086294109</text:p>
          </table:table-cell>
          <table:table-cell office:value-type="float" office:value="-0.215376987705565" calcext:value-type="float">
            <text:p>-0.215376987705565</text:p>
          </table:table-cell>
          <table:table-cell/>
          <table:table-cell table:formula="of:=[.$J$6]/[.E17]+[.$K$6]/[.F17]+[.$L$6]/[.G17]" office:value-type="float" office:value="2.42150410395593" calcext:value-type="float">
            <text:p>2.42150410395593</text:p>
          </table:table-cell>
          <table:table-cell table:formula="of:=([.$J$6]*[.E17]+[.$K$6]*[.F17]+[.$L$6]*[.G17])/(SQRT(POWER([.$J$6];2)+POWER([.$K$6];2)+POWER([.$L$6];2))*SQRT(POWER([.$E17];2)+POWER([.$F17];2)+POWER([.$G17];2)) )" office:value-type="float" office:value="-0.217628223593881" calcext:value-type="float">
            <text:p>-0.21762822359388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85438462225573" calcext:value-type="float">
            <text:p>-0.785438462225573</text:p>
          </table:table-cell>
          <table:table-cell office:value-type="float" office:value="0.581586552847227" calcext:value-type="float">
            <text:p>0.581586552847227</text:p>
          </table:table-cell>
          <table:table-cell office:value-type="float" office:value="-0.211762847553597" calcext:value-type="float">
            <text:p>-0.211762847553597</text:p>
          </table:table-cell>
          <table:table-cell/>
          <table:table-cell table:formula="of:=[.$J$6]/[.E18]+[.$K$6]/[.F18]+[.$L$6]/[.G18]" office:value-type="float" office:value="2.48231451176542" calcext:value-type="float">
            <text:p>2.48231451176542</text:p>
          </table:table-cell>
          <table:table-cell table:formula="of:=([.$J$6]*[.E18]+[.$K$6]*[.F18]+[.$L$6]*[.G18])/(SQRT(POWER([.$J$6];2)+POWER([.$K$6];2)+POWER([.$L$6];2))*SQRT(POWER([.$E18];2)+POWER([.$F18];2)+POWER([.$G18];2)) )" office:value-type="float" office:value="-0.226613178970612" calcext:value-type="float">
            <text:p>-0.2266131789706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85435765351015" calcext:value-type="float">
            <text:p>-0.785435765351015</text:p>
          </table:table-cell>
          <table:table-cell office:value-type="float" office:value="0.581588914663546" calcext:value-type="float">
            <text:p>0.581588914663546</text:p>
          </table:table-cell>
          <table:table-cell office:value-type="float" office:value="-0.211766363825667" calcext:value-type="float">
            <text:p>-0.211766363825667</text:p>
          </table:table-cell>
          <table:table-cell/>
          <table:table-cell table:formula="of:=[.$J$6]/[.E19]+[.$K$6]/[.F19]+[.$L$6]/[.G19]" office:value-type="float" office:value="2.48226290441337" calcext:value-type="float">
            <text:p>2.48226290441337</text:p>
          </table:table-cell>
          <table:table-cell table:formula="of:=([.$J$6]*[.E19]+[.$K$6]*[.F19]+[.$L$6]*[.G19])/(SQRT(POWER([.$J$6];2)+POWER([.$K$6];2)+POWER([.$L$6];2))*SQRT(POWER([.$E19];2)+POWER([.$F19];2)+POWER([.$G19];2)) )" office:value-type="float" office:value="-0.226608300577929" calcext:value-type="float">
            <text:p>-0.22660830057792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85467741734454" calcext:value-type="float">
            <text:p>-0.785467741734454</text:p>
          </table:table-cell>
          <table:table-cell office:value-type="float" office:value="0.581595458645104" calcext:value-type="float">
            <text:p>0.581595458645104</text:p>
          </table:table-cell>
          <table:table-cell office:value-type="float" office:value="-0.211629745494269" calcext:value-type="float">
            <text:p>-0.211629745494269</text:p>
          </table:table-cell>
          <table:table-cell/>
          <table:table-cell table:formula="of:=[.$J$6]/[.E20]+[.$K$6]/[.F20]+[.$L$6]/[.G20]" office:value-type="float" office:value="2.48407611506703" calcext:value-type="float">
            <text:p>2.48407611506703</text:p>
          </table:table-cell>
          <table:table-cell table:formula="of:=([.$J$6]*[.E20]+[.$K$6]*[.F20]+[.$L$6]*[.G20])/(SQRT(POWER([.$J$6];2)+POWER([.$K$6];2)+POWER([.$L$6];2))*SQRT(POWER([.$E20];2)+POWER([.$F20];2)+POWER([.$G20];2)) )" office:value-type="float" office:value="-0.226708838020892" calcext:value-type="float">
            <text:p>-0.22670883802089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94105244098441" calcext:value-type="float">
            <text:p>-0.794105244098441</text:p>
          </table:table-cell>
          <table:table-cell office:value-type="float" office:value="0.574096366643152" calcext:value-type="float">
            <text:p>0.574096366643152</text:p>
          </table:table-cell>
          <table:table-cell office:value-type="float" office:value="-0.199524993678707" calcext:value-type="float">
            <text:p>-0.199524993678707</text:p>
          </table:table-cell>
          <table:table-cell/>
          <table:table-cell table:formula="of:=[.$J$6]/[.E21]+[.$K$6]/[.F21]+[.$L$6]/[.G21]" office:value-type="float" office:value="2.67007385201339" calcext:value-type="float">
            <text:p>2.67007385201339</text:p>
          </table:table-cell>
          <table:table-cell table:formula="of:=([.$J$6]*[.E21]+[.$K$6]*[.F21]+[.$L$6]*[.G21])/(SQRT(POWER([.$J$6];2)+POWER([.$K$6];2)+POWER([.$L$6];2))*SQRT(POWER([.$E21];2)+POWER([.$F21];2)+POWER([.$G21];2)) )" office:value-type="float" office:value="-0.242802035177182" calcext:value-type="float">
            <text:p>-0.24280203517718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04143831656101" calcext:value-type="float">
            <text:p>-0.804143831656101</text:p>
          </table:table-cell>
          <table:table-cell office:value-type="float" office:value="0.570902768905792" calcext:value-type="float">
            <text:p>0.570902768905792</text:p>
          </table:table-cell>
          <table:table-cell office:value-type="float" office:value="-0.165598087142166" calcext:value-type="float">
            <text:p>-0.165598087142166</text:p>
          </table:table-cell>
          <table:table-cell/>
          <table:table-cell table:formula="of:=[.$J$6]/[.E22]+[.$K$6]/[.F22]+[.$L$6]/[.G22]" office:value-type="float" office:value="3.28560932056409" calcext:value-type="float">
            <text:p>3.28560932056409</text:p>
          </table:table-cell>
          <table:table-cell table:formula="of:=([.$J$6]*[.E22]+[.$K$6]*[.F22]+[.$L$6]*[.G22])/(SQRT(POWER([.$J$6];2)+POWER([.$K$6];2)+POWER([.$L$6];2))*SQRT(POWER([.$E22];2)+POWER([.$F22];2)+POWER([.$G22];2)) )" office:value-type="float" office:value="-0.271070760131109" calcext:value-type="float">
            <text:p>-0.27107076013110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04144469523131" calcext:value-type="float">
            <text:p>-0.804144469523131</text:p>
          </table:table-cell>
          <table:table-cell office:value-type="float" office:value="0.570904407899061" calcext:value-type="float">
            <text:p>0.570904407899061</text:p>
          </table:table-cell>
          <table:table-cell office:value-type="float" office:value="-0.165589338958715" calcext:value-type="float">
            <text:p>-0.165589338958715</text:p>
          </table:table-cell>
          <table:table-cell/>
          <table:table-cell table:formula="of:=[.$J$6]/[.E23]+[.$K$6]/[.F23]+[.$L$6]/[.G23]" office:value-type="float" office:value="3.2857947642381" calcext:value-type="float">
            <text:p>3.2857947642381</text:p>
          </table:table-cell>
          <table:table-cell table:formula="of:=([.$J$6]*[.E23]+[.$K$6]*[.F23]+[.$L$6]*[.G23])/(SQRT(POWER([.$J$6];2)+POWER([.$K$6];2)+POWER([.$L$6];2))*SQRT(POWER([.$E23];2)+POWER([.$F23];2)+POWER([.$G23];2)) )" office:value-type="float" office:value="-0.271075728376021" calcext:value-type="float">
            <text:p>-0.2710757283760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04147577996795" calcext:value-type="float">
            <text:p>-0.804147577996795</text:p>
          </table:table-cell>
          <table:table-cell office:value-type="float" office:value="0.570908264600112" calcext:value-type="float">
            <text:p>0.570908264600112</text:p>
          </table:table-cell>
          <table:table-cell office:value-type="float" office:value="-0.165560944105721" calcext:value-type="float">
            <text:p>-0.165560944105721</text:p>
          </table:table-cell>
          <table:table-cell/>
          <table:table-cell table:formula="of:=[.$J$6]/[.E24]+[.$K$6]/[.F24]+[.$L$6]/[.G24]" office:value-type="float" office:value="3.28639963762618" calcext:value-type="float">
            <text:p>3.28639963762618</text:p>
          </table:table-cell>
          <table:table-cell table:formula="of:=([.$J$6]*[.E24]+[.$K$6]*[.F24]+[.$L$6]*[.G24])/(SQRT(POWER([.$J$6];2)+POWER([.$K$6];2)+POWER([.$L$6];2))*SQRT(POWER([.$E24];2)+POWER([.$F24];2)+POWER([.$G24];2)) )" office:value-type="float" office:value="-0.271093146154954" calcext:value-type="float">
            <text:p>-0.27109314615495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04204981960244" calcext:value-type="float">
            <text:p>-0.804204981960244</text:p>
          </table:table-cell>
          <table:table-cell office:value-type="float" office:value="0.570883666240015" calcext:value-type="float">
            <text:p>0.570883666240015</text:p>
          </table:table-cell>
          <table:table-cell office:value-type="float" office:value="-0.165366824395592" calcext:value-type="float">
            <text:p>-0.165366824395592</text:p>
          </table:table-cell>
          <table:table-cell/>
          <table:table-cell table:formula="of:=[.$J$6]/[.E25]+[.$K$6]/[.F25]+[.$L$6]/[.G25]" office:value-type="float" office:value="3.29063876098567" calcext:value-type="float">
            <text:p>3.29063876098567</text:p>
          </table:table-cell>
          <table:table-cell table:formula="of:=([.$J$6]*[.E25]+[.$K$6]*[.F25]+[.$L$6]*[.G25])/(SQRT(POWER([.$J$6];2)+POWER([.$K$6];2)+POWER([.$L$6];2))*SQRT(POWER([.$E25];2)+POWER([.$F25];2)+POWER([.$G25];2)) )" office:value-type="float" office:value="-0.271257215606984" calcext:value-type="float">
            <text:p>-0.27125721560698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13711088126613" calcext:value-type="float">
            <text:p>-0.813711088126613</text:p>
          </table:table-cell>
          <table:table-cell office:value-type="float" office:value="0.561589020811171" calcext:value-type="float">
            <text:p>0.561589020811171</text:p>
          </table:table-cell>
          <table:table-cell office:value-type="float" office:value="-0.14997345353146" calcext:value-type="float">
            <text:p>-0.14997345353146</text:p>
          </table:table-cell>
          <table:table-cell/>
          <table:table-cell table:formula="of:=[.$J$6]/[.E26]+[.$K$6]/[.F26]+[.$L$6]/[.G26]" office:value-type="float" office:value="3.6749156973414" calcext:value-type="float">
            <text:p>3.6749156973414</text:p>
          </table:table-cell>
          <table:table-cell table:formula="of:=([.$J$6]*[.E26]+[.$K$6]*[.F26]+[.$L$6]*[.G26])/(SQRT(POWER([.$J$6];2)+POWER([.$K$6];2)+POWER([.$L$6];2))*SQRT(POWER([.$E26];2)+POWER([.$F26];2)+POWER([.$G26];2)) )" office:value-type="float" office:value="-0.290566970143501" calcext:value-type="float">
            <text:p>-0.29056697014350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13711131396534" calcext:value-type="float">
            <text:p>-0.813711131396534</text:p>
          </table:table-cell>
          <table:table-cell office:value-type="float" office:value="0.561588954819426" calcext:value-type="float">
            <text:p>0.561588954819426</text:p>
          </table:table-cell>
          <table:table-cell office:value-type="float" office:value="-0.149973465873792" calcext:value-type="float">
            <text:p>-0.149973465873792</text:p>
          </table:table-cell>
          <table:table-cell/>
          <table:table-cell table:formula="of:=[.$J$6]/[.E27]+[.$K$6]/[.F27]+[.$L$6]/[.G27]" office:value-type="float" office:value="3.67491550119931" calcext:value-type="float">
            <text:p>3.67491550119931</text:p>
          </table:table-cell>
          <table:table-cell table:formula="of:=([.$J$6]*[.E27]+[.$K$6]*[.F27]+[.$L$6]*[.G27])/(SQRT(POWER([.$J$6];2)+POWER([.$K$6];2)+POWER([.$L$6];2))*SQRT(POWER([.$E27];2)+POWER([.$F27];2)+POWER([.$G27];2)) )" office:value-type="float" office:value="-0.290567018630031" calcext:value-type="float">
            <text:p>-0.2905670186300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13777989054938" calcext:value-type="float">
            <text:p>-0.813777989054938</text:p>
          </table:table-cell>
          <table:table-cell office:value-type="float" office:value="0.561566593537083" calcext:value-type="float">
            <text:p>0.561566593537083</text:p>
          </table:table-cell>
          <table:table-cell office:value-type="float" office:value="-0.149694173409845" calcext:value-type="float">
            <text:p>-0.149694173409845</text:p>
          </table:table-cell>
          <table:table-cell/>
          <table:table-cell table:formula="of:=[.$J$6]/[.E28]+[.$K$6]/[.F28]+[.$L$6]/[.G28]" office:value-type="float" office:value="3.68229109468407" calcext:value-type="float">
            <text:p>3.68229109468407</text:p>
          </table:table-cell>
          <table:table-cell table:formula="of:=([.$J$6]*[.E28]+[.$K$6]*[.F28]+[.$L$6]*[.G28])/(SQRT(POWER([.$J$6];2)+POWER([.$K$6];2)+POWER([.$L$6];2))*SQRT(POWER([.$E28];2)+POWER([.$F28];2)+POWER([.$G28];2)) )" office:value-type="float" office:value="-0.290786892261253" calcext:value-type="float">
            <text:p>-0.29078689226125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22504764040047" calcext:value-type="float">
            <text:p>-0.822504764040047</text:p>
          </table:table-cell>
          <table:table-cell office:value-type="float" office:value="0.555484631333438" calcext:value-type="float">
            <text:p>0.555484631333438</text:p>
          </table:table-cell>
          <table:table-cell office:value-type="float" office:value="-0.122158657015299" calcext:value-type="float">
            <text:p>-0.122158657015299</text:p>
          </table:table-cell>
          <table:table-cell/>
          <table:table-cell table:formula="of:=[.$J$6]/[.E29]+[.$K$6]/[.F29]+[.$L$6]/[.G29]" office:value-type="float" office:value="4.5796650643848" calcext:value-type="float">
            <text:p>4.5796650643848</text:p>
          </table:table-cell>
          <table:table-cell table:formula="of:=([.$J$6]*[.E29]+[.$K$6]*[.F29]+[.$L$6]*[.G29])/(SQRT(POWER([.$J$6];2)+POWER([.$K$6];2)+POWER([.$L$6];2))*SQRT(POWER([.$E29];2)+POWER([.$F29];2)+POWER([.$G29];2)) )" office:value-type="float" office:value="-0.315443725381643" calcext:value-type="float">
            <text:p>-0.31544372538164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33631447845799" calcext:value-type="float">
            <text:p>-0.833631447845799</text:p>
          </table:table-cell>
          <table:table-cell office:value-type="float" office:value="0.544426209039973" calcext:value-type="float">
            <text:p>0.544426209039973</text:p>
          </table:table-cell>
          <table:table-cell office:value-type="float" office:value="-0.0930522007954694" calcext:value-type="float">
            <text:p>-0.09305220079547</text:p>
          </table:table-cell>
          <table:table-cell/>
          <table:table-cell table:formula="of:=[.$J$6]/[.E30]+[.$K$6]/[.F30]+[.$L$6]/[.G30]" office:value-type="float" office:value="6.10262223005774" calcext:value-type="float">
            <text:p>6.10262223005774</text:p>
          </table:table-cell>
          <table:table-cell table:formula="of:=([.$J$6]*[.E30]+[.$K$6]*[.F30]+[.$L$6]*[.G30])/(SQRT(POWER([.$J$6];2)+POWER([.$K$6];2)+POWER([.$L$6];2))*SQRT(POWER([.$E30];2)+POWER([.$F30];2)+POWER([.$G30];2)) )" office:value-type="float" office:value="-0.344597764168646" calcext:value-type="float">
            <text:p>-0.34459776416864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33629601711677" calcext:value-type="float">
            <text:p>-0.833629601711677</text:p>
          </table:table-cell>
          <table:table-cell office:value-type="float" office:value="0.54442685355771" calcext:value-type="float">
            <text:p>0.54442685355771</text:p>
          </table:table-cell>
          <table:table-cell office:value-type="float" office:value="-0.0930649680346063" calcext:value-type="float">
            <text:p>-0.093064968034606</text:p>
          </table:table-cell>
          <table:table-cell/>
          <table:table-cell table:formula="of:=[.$J$6]/[.E31]+[.$K$6]/[.F31]+[.$L$6]/[.G31]" office:value-type="float" office:value="6.10175719545969" calcext:value-type="float">
            <text:p>6.10175719545969</text:p>
          </table:table-cell>
          <table:table-cell table:formula="of:=([.$J$6]*[.E31]+[.$K$6]*[.F31]+[.$L$6]*[.G31])/(SQRT(POWER([.$J$6];2)+POWER([.$K$6];2)+POWER([.$L$6];2))*SQRT(POWER([.$E31];2)+POWER([.$F31];2)+POWER([.$G31];2)) )" office:value-type="float" office:value="-0.344588726018552" calcext:value-type="float">
            <text:p>-0.34458872601855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33630103015416" calcext:value-type="float">
            <text:p>-0.833630103015416</text:p>
          </table:table-cell>
          <table:table-cell office:value-type="float" office:value="0.544429225670005" calcext:value-type="float">
            <text:p>0.544429225670005</text:p>
          </table:table-cell>
          <table:table-cell office:value-type="float" office:value="-0.0930465989860199" calcext:value-type="float">
            <text:p>-0.09304659898602</text:p>
          </table:table-cell>
          <table:table-cell/>
          <table:table-cell table:formula="of:=[.$J$6]/[.E32]+[.$K$6]/[.F32]+[.$L$6]/[.G32]" office:value-type="float" office:value="6.10299548198539" calcext:value-type="float">
            <text:p>6.10299548198539</text:p>
          </table:table-cell>
          <table:table-cell table:formula="of:=([.$J$6]*[.E32]+[.$K$6]*[.F32]+[.$L$6]*[.G32])/(SQRT(POWER([.$J$6];2)+POWER([.$K$6];2)+POWER([.$L$6];2))*SQRT(POWER([.$E32];2)+POWER([.$F32];2)+POWER([.$G32];2)) )" office:value-type="float" office:value="-0.344598950807885" calcext:value-type="float">
            <text:p>-0.34459895080788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34032600569368" calcext:value-type="float">
            <text:p>-0.834032600569368</text:p>
          </table:table-cell>
          <table:table-cell office:value-type="float" office:value="0.539854766381586" calcext:value-type="float">
            <text:p>0.539854766381586</text:p>
          </table:table-cell>
          <table:table-cell office:value-type="float" office:value="-0.113782478451561" calcext:value-type="float">
            <text:p>-0.113782478451561</text:p>
          </table:table-cell>
          <table:table-cell/>
          <table:table-cell table:formula="of:=[.$J$6]/[.E33]+[.$K$6]/[.F33]+[.$L$6]/[.G33]" office:value-type="float" office:value="4.96360848327542" calcext:value-type="float">
            <text:p>4.96360848327542</text:p>
          </table:table-cell>
          <table:table-cell table:formula="of:=([.$J$6]*[.E33]+[.$K$6]*[.F33]+[.$L$6]*[.G33])/(SQRT(POWER([.$J$6];2)+POWER([.$K$6];2)+POWER([.$L$6];2))*SQRT(POWER([.$E33];2)+POWER([.$F33];2)+POWER([.$G33];2)) )" office:value-type="float" office:value="-0.334459277966861" calcext:value-type="float">
            <text:p>-0.33445927796686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43720190148092" calcext:value-type="float">
            <text:p>-0.843720190148092</text:p>
          </table:table-cell>
          <table:table-cell office:value-type="float" office:value="0.531733924751123" calcext:value-type="float">
            <text:p>0.531733924751123</text:p>
          </table:table-cell>
          <table:table-cell office:value-type="float" office:value="-0.073452528923342" calcext:value-type="float">
            <text:p>-0.073452528923342</text:p>
          </table:table-cell>
          <table:table-cell/>
          <table:table-cell table:formula="of:=[.$J$6]/[.E34]+[.$K$6]/[.F34]+[.$L$6]/[.G34]" office:value-type="float" office:value="7.80648571316787" calcext:value-type="float">
            <text:p>7.80648571316787</text:p>
          </table:table-cell>
          <table:table-cell table:formula="of:=([.$J$6]*[.E34]+[.$K$6]*[.F34]+[.$L$6]*[.G34])/(SQRT(POWER([.$J$6];2)+POWER([.$K$6];2)+POWER([.$L$6];2))*SQRT(POWER([.$E34];2)+POWER([.$F34];2)+POWER([.$G34];2)) )" office:value-type="float" office:value="-0.368049440057325" calcext:value-type="float">
            <text:p>-0.3680494400573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43720089303442" calcext:value-type="float">
            <text:p>-0.843720089303442</text:p>
          </table:table-cell>
          <table:table-cell office:value-type="float" office:value="0.531734042393184" calcext:value-type="float">
            <text:p>0.531734042393184</text:p>
          </table:table-cell>
          <table:table-cell office:value-type="float" office:value="-0.0734528356565967" calcext:value-type="float">
            <text:p>-0.073452835656597</text:p>
          </table:table-cell>
          <table:table-cell/>
          <table:table-cell table:formula="of:=[.$J$6]/[.E35]+[.$K$6]/[.F35]+[.$L$6]/[.G35]" office:value-type="float" office:value="7.80645220392441" calcext:value-type="float">
            <text:p>7.80645220392441</text:p>
          </table:table-cell>
          <table:table-cell table:formula="of:=([.$J$6]*[.E35]+[.$K$6]*[.F35]+[.$L$6]*[.G35])/(SQRT(POWER([.$J$6];2)+POWER([.$K$6];2)+POWER([.$L$6];2))*SQRT(POWER([.$E35];2)+POWER([.$F35];2)+POWER([.$G35];2)) )" office:value-type="float" office:value="-0.36804914424769" calcext:value-type="float">
            <text:p>-0.3680491442476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43716279318451" calcext:value-type="float">
            <text:p>-0.843716279318451</text:p>
          </table:table-cell>
          <table:table-cell office:value-type="float" office:value="0.531742435382327" calcext:value-type="float">
            <text:p>0.531742435382327</text:p>
          </table:table-cell>
          <table:table-cell office:value-type="float" office:value="-0.0734358388438667" calcext:value-type="float">
            <text:p>-0.073435838843867</text:p>
          </table:table-cell>
          <table:table-cell/>
          <table:table-cell table:formula="of:=[.$J$6]/[.E36]+[.$K$6]/[.F36]+[.$L$6]/[.G36]" office:value-type="float" office:value="7.80828034675852" calcext:value-type="float">
            <text:p>7.80828034675852</text:p>
          </table:table-cell>
          <table:table-cell table:formula="of:=([.$J$6]*[.E36]+[.$K$6]*[.F36]+[.$L$6]*[.G36])/(SQRT(POWER([.$J$6];2)+POWER([.$K$6];2)+POWER([.$L$6];2))*SQRT(POWER([.$E36];2)+POWER([.$F36];2)+POWER([.$G36];2)) )" office:value-type="float" office:value="-0.368053221905252" calcext:value-type="float">
            <text:p>-0.36805322190525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44625656366697" calcext:value-type="float">
            <text:p>-0.844625656366697</text:p>
          </table:table-cell>
          <table:table-cell office:value-type="float" office:value="0.527081690410145" calcext:value-type="float">
            <text:p>0.527081690410145</text:p>
          </table:table-cell>
          <table:table-cell office:value-type="float" office:value="-0.0937677569397432" calcext:value-type="float">
            <text:p>-0.093767756939743</text:p>
          </table:table-cell>
          <table:table-cell/>
          <table:table-cell table:formula="of:=[.$J$6]/[.E37]+[.$K$6]/[.F37]+[.$L$6]/[.G37]" office:value-type="float" office:value="6.08835699957039" calcext:value-type="float">
            <text:p>6.08835699957039</text:p>
          </table:table-cell>
          <table:table-cell table:formula="of:=([.$J$6]*[.E37]+[.$K$6]*[.F37]+[.$L$6]*[.G37])/(SQRT(POWER([.$J$6];2)+POWER([.$K$6];2)+POWER([.$L$6];2))*SQRT(POWER([.$E37];2)+POWER([.$F37];2)+POWER([.$G37];2)) )" office:value-type="float" office:value="-0.358547391933292" calcext:value-type="float">
            <text:p>-0.35854739193329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53910732645827" calcext:value-type="float">
            <text:p>-0.853910732645827</text:p>
          </table:table-cell>
          <table:table-cell office:value-type="float" office:value="0.517700177685336" calcext:value-type="float">
            <text:p>0.517700177685336</text:p>
          </table:table-cell>
          <table:table-cell office:value-type="float" office:value="-0.0531317861250571" calcext:value-type="float">
            <text:p>-0.053131786125057</text:p>
          </table:table-cell>
          <table:table-cell/>
          <table:table-cell table:formula="of:=[.$J$6]/[.E38]+[.$K$6]/[.F38]+[.$L$6]/[.G38]" office:value-type="float" office:value="10.8811132849557" calcext:value-type="float">
            <text:p>10.8811132849557</text:p>
          </table:table-cell>
          <table:table-cell table:formula="of:=([.$J$6]*[.E38]+[.$K$6]*[.F38]+[.$L$6]*[.G38])/(SQRT(POWER([.$J$6];2)+POWER([.$K$6];2)+POWER([.$L$6];2))*SQRT(POWER([.$E38];2)+POWER([.$F38];2)+POWER([.$G38];2)) )" office:value-type="float" office:value="-0.392494350331291" calcext:value-type="float">
            <text:p>-0.39249435033129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53910870076165" calcext:value-type="float">
            <text:p>-0.853910870076165</text:p>
          </table:table-cell>
          <table:table-cell office:value-type="float" office:value="0.517700042155284" calcext:value-type="float">
            <text:p>0.517700042155284</text:p>
          </table:table-cell>
          <table:table-cell office:value-type="float" office:value="-0.0531308979613991" calcext:value-type="float">
            <text:p>-0.053130897961399</text:p>
          </table:table-cell>
          <table:table-cell/>
          <table:table-cell table:formula="of:=[.$J$6]/[.E39]+[.$K$6]/[.F39]+[.$L$6]/[.G39]" office:value-type="float" office:value="10.8812976313699" calcext:value-type="float">
            <text:p>10.8812976313699</text:p>
          </table:table-cell>
          <table:table-cell table:formula="of:=([.$J$6]*[.E39]+[.$K$6]*[.F39]+[.$L$6]*[.G39])/(SQRT(POWER([.$J$6];2)+POWER([.$K$6];2)+POWER([.$L$6];2))*SQRT(POWER([.$E39];2)+POWER([.$F39];2)+POWER([.$G39];2)) )" office:value-type="float" office:value="-0.392495019243273" calcext:value-type="float">
            <text:p>-0.39249501924327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53910136487266" calcext:value-type="float">
            <text:p>-0.853910136487266</text:p>
          </table:table-cell>
          <table:table-cell office:value-type="float" office:value="0.517702288865274" calcext:value-type="float">
            <text:p>0.517702288865274</text:p>
          </table:table-cell>
          <table:table-cell office:value-type="float" office:value="-0.0531207954379011" calcext:value-type="float">
            <text:p>-0.053120795437901</text:p>
          </table:table-cell>
          <table:table-cell/>
          <table:table-cell table:formula="of:=[.$J$6]/[.E40]+[.$K$6]/[.F40]+[.$L$6]/[.G40]" office:value-type="float" office:value="10.8833874151377" calcext:value-type="float">
            <text:p>10.8833874151377</text:p>
          </table:table-cell>
          <table:table-cell table:formula="of:=([.$J$6]*[.E40]+[.$K$6]*[.F40]+[.$L$6]*[.G40])/(SQRT(POWER([.$J$6];2)+POWER([.$K$6];2)+POWER([.$L$6];2))*SQRT(POWER([.$E40];2)+POWER([.$F40];2)+POWER([.$G40];2)) )" office:value-type="float" office:value="-0.39249956499232" calcext:value-type="float">
            <text:p>-0.3924995649923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54969502779731" calcext:value-type="float">
            <text:p>-0.854969502779731</text:p>
          </table:table-cell>
          <table:table-cell office:value-type="float" office:value="0.51334767586561" calcext:value-type="float">
            <text:p>0.51334767586561</text:p>
          </table:table-cell>
          <table:table-cell office:value-type="float" office:value="-0.0741708365866011" calcext:value-type="float">
            <text:p>-0.074170836586601</text:p>
          </table:table-cell>
          <table:table-cell/>
          <table:table-cell table:formula="of:=[.$J$6]/[.E41]+[.$K$6]/[.F41]+[.$L$6]/[.G41]" office:value-type="float" office:value="7.76562367054828" calcext:value-type="float">
            <text:p>7.76562367054828</text:p>
          </table:table-cell>
          <table:table-cell table:formula="of:=([.$J$6]*[.E41]+[.$K$6]*[.F41]+[.$L$6]*[.G41])/(SQRT(POWER([.$J$6];2)+POWER([.$K$6];2)+POWER([.$L$6];2))*SQRT(POWER([.$E41];2)+POWER([.$F41];2)+POWER([.$G41];2)) )" office:value-type="float" office:value="-0.382568205972786" calcext:value-type="float">
            <text:p>-0.38256820597278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63844204834151" calcext:value-type="float">
            <text:p>-0.863844204834151</text:p>
          </table:table-cell>
          <table:table-cell office:value-type="float" office:value="0.502672973334972" calcext:value-type="float">
            <text:p>0.502672973334972</text:p>
          </table:table-cell>
          <table:table-cell office:value-type="float" office:value="-0.0330616341555046" calcext:value-type="float">
            <text:p>-0.033061634155505</text:p>
          </table:table-cell>
          <table:table-cell/>
          <table:table-cell table:formula="of:=[.$J$6]/[.E42]+[.$K$6]/[.F42]+[.$L$6]/[.G42]" office:value-type="float" office:value="17.5949650299016" calcext:value-type="float">
            <text:p>17.5949650299016</text:p>
          </table:table-cell>
          <table:table-cell table:formula="of:=([.$J$6]*[.E42]+[.$K$6]*[.F42]+[.$L$6]*[.G42])/(SQRT(POWER([.$J$6];2)+POWER([.$K$6];2)+POWER([.$L$6];2))*SQRT(POWER([.$E42];2)+POWER([.$F42];2)+POWER([.$G42];2)) )" office:value-type="float" office:value="-0.416976166663091" calcext:value-type="float">
            <text:p>-0.41697616666309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63844204834151" calcext:value-type="float">
            <text:p>-0.863844204834151</text:p>
          </table:table-cell>
          <table:table-cell office:value-type="float" office:value="0.502672973334972" calcext:value-type="float">
            <text:p>0.502672973334972</text:p>
          </table:table-cell>
          <table:table-cell office:value-type="float" office:value="-0.0330616341555046" calcext:value-type="float">
            <text:p>-0.033061634155505</text:p>
          </table:table-cell>
          <table:table-cell/>
          <table:table-cell table:formula="of:=[.$J$6]/[.E43]+[.$K$6]/[.F43]+[.$L$6]/[.G43]" office:value-type="float" office:value="17.5949650299016" calcext:value-type="float">
            <text:p>17.5949650299016</text:p>
          </table:table-cell>
          <table:table-cell table:formula="of:=([.$J$6]*[.E43]+[.$K$6]*[.F43]+[.$L$6]*[.G43])/(SQRT(POWER([.$J$6];2)+POWER([.$K$6];2)+POWER([.$L$6];2))*SQRT(POWER([.$E43];2)+POWER([.$F43];2)+POWER([.$G43];2)) )" office:value-type="float" office:value="-0.416976166663091" calcext:value-type="float">
            <text:p>-0.41697616666309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63843039195048" calcext:value-type="float">
            <text:p>-0.863843039195048</text:p>
          </table:table-cell>
          <table:table-cell office:value-type="float" office:value="0.502676347688391" calcext:value-type="float">
            <text:p>0.502676347688391</text:p>
          </table:table-cell>
          <table:table-cell office:value-type="float" office:value="-0.0330407794841788" calcext:value-type="float">
            <text:p>-0.033040779484179</text:p>
          </table:table-cell>
          <table:table-cell/>
          <table:table-cell table:formula="of:=[.$J$6]/[.E44]+[.$K$6]/[.F44]+[.$L$6]/[.G44]" office:value-type="float" office:value="17.6061252330789" calcext:value-type="float">
            <text:p>17.6061252330789</text:p>
          </table:table-cell>
          <table:table-cell table:formula="of:=([.$J$6]*[.E44]+[.$K$6]*[.F44]+[.$L$6]*[.G44])/(SQRT(POWER([.$J$6];2)+POWER([.$K$6];2)+POWER([.$L$6];2))*SQRT(POWER([.$E44];2)+POWER([.$F44];2)+POWER([.$G44];2)) )" office:value-type="float" office:value="-0.416986271072404" calcext:value-type="float">
            <text:p>-0.41698627107240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63973357909122" calcext:value-type="float">
            <text:p>-0.863973357909122</text:p>
          </table:table-cell>
          <table:table-cell office:value-type="float" office:value="0.502496760067125" calcext:value-type="float">
            <text:p>0.502496760067125</text:p>
          </table:table-cell>
          <table:table-cell office:value-type="float" office:value="-0.0323580429766362" calcext:value-type="float">
            <text:p>-0.032358042976636</text:p>
          </table:table-cell>
          <table:table-cell/>
          <table:table-cell table:formula="of:=[.$J$6]/[.E45]+[.$K$6]/[.F45]+[.$L$6]/[.G45]" office:value-type="float" office:value="17.9800237794205" calcext:value-type="float">
            <text:p>17.9800237794205</text:p>
          </table:table-cell>
          <table:table-cell table:formula="of:=([.$J$6]*[.E45]+[.$K$6]*[.F45]+[.$L$6]*[.G45])/(SQRT(POWER([.$J$6];2)+POWER([.$K$6];2)+POWER([.$L$6];2))*SQRT(POWER([.$E45];2)+POWER([.$F45];2)+POWER([.$G45];2)) )" office:value-type="float" office:value="-0.417546258747343" calcext:value-type="float">
            <text:p>-0.41754625874734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73315781009356" calcext:value-type="float">
            <text:p>-0.873315781009356</text:p>
          </table:table-cell>
          <table:table-cell office:value-type="float" office:value="0.486948795796228" calcext:value-type="float">
            <text:p>0.486948795796228</text:p>
          </table:table-cell>
          <table:table-cell office:value-type="float" office:value="-0.0141568680371772" calcext:value-type="float">
            <text:p>-0.014156868037177</text:p>
          </table:table-cell>
          <table:table-cell/>
          <table:table-cell table:formula="of:=[.$J$6]/[.E46]+[.$K$6]/[.F46]+[.$L$6]/[.G46]" office:value-type="float" office:value="41.2522207322563" calcext:value-type="float">
            <text:p>41.2522207322563</text:p>
          </table:table-cell>
          <table:table-cell table:formula="of:=([.$J$6]*[.E46]+[.$K$6]*[.F46]+[.$L$6]*[.G46])/(SQRT(POWER([.$J$6];2)+POWER([.$K$6];2)+POWER([.$L$6];2))*SQRT(POWER([.$E46];2)+POWER([.$F46];2)+POWER([.$G46];2)) )" office:value-type="float" office:value="-0.440702038744665" calcext:value-type="float">
            <text:p>-0.44070203874466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73316299672298" calcext:value-type="float">
            <text:p>-0.873316299672298</text:p>
          </table:table-cell>
          <table:table-cell office:value-type="float" office:value="0.486947839877262" calcext:value-type="float">
            <text:p>0.486947839877262</text:p>
          </table:table-cell>
          <table:table-cell office:value-type="float" office:value="-0.0141577528426682" calcext:value-type="float">
            <text:p>-0.014157752842668</text:p>
          </table:table-cell>
          <table:table-cell/>
          <table:table-cell table:formula="of:=[.$J$6]/[.E47]+[.$K$6]/[.F47]+[.$L$6]/[.G47]" office:value-type="float" office:value="41.2496406592414" calcext:value-type="float">
            <text:p>41.2496406592414</text:p>
          </table:table-cell>
          <table:table-cell table:formula="of:=([.$J$6]*[.E47]+[.$K$6]*[.F47]+[.$L$6]*[.G47])/(SQRT(POWER([.$J$6];2)+POWER([.$K$6];2)+POWER([.$L$6];2))*SQRT(POWER([.$E47];2)+POWER([.$F47];2)+POWER([.$G47];2)) )" office:value-type="float" office:value="-0.440702250172723" calcext:value-type="float">
            <text:p>-0.4407022501727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73317331374197" calcext:value-type="float">
            <text:p>-0.873317331374197</text:p>
          </table:table-cell>
          <table:table-cell office:value-type="float" office:value="0.486946517220433" calcext:value-type="float">
            <text:p>0.486946517220433</text:p>
          </table:table-cell>
          <table:table-cell office:value-type="float" office:value="-0.0141395929340752" calcext:value-type="float">
            <text:p>-0.014139592934075</text:p>
          </table:table-cell>
          <table:table-cell/>
          <table:table-cell table:formula="of:=[.$J$6]/[.E48]+[.$K$6]/[.F48]+[.$L$6]/[.G48]" office:value-type="float" office:value="41.3027031254965" calcext:value-type="float">
            <text:p>41.3027031254965</text:p>
          </table:table-cell>
          <table:table-cell table:formula="of:=([.$J$6]*[.E48]+[.$K$6]*[.F48]+[.$L$6]*[.G48])/(SQRT(POWER([.$J$6];2)+POWER([.$K$6];2)+POWER([.$L$6];2))*SQRT(POWER([.$E48];2)+POWER([.$F48];2)+POWER([.$G48];2)) )" office:value-type="float" office:value="-0.440714106951441" calcext:value-type="float">
            <text:p>-0.44071410695144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74251584317272" calcext:value-type="float">
            <text:p>-0.874251584317272</text:p>
          </table:table-cell>
          <table:table-cell office:value-type="float" office:value="0.484002653849351" calcext:value-type="float">
            <text:p>0.484002653849351</text:p>
          </table:table-cell>
          <table:table-cell office:value-type="float" office:value="-0.0377570971543871" calcext:value-type="float">
            <text:p>-0.037757097154387</text:p>
          </table:table-cell>
          <table:table-cell/>
          <table:table-cell table:formula="of:=[.$J$6]/[.E49]+[.$K$6]/[.F49]+[.$L$6]/[.G49]" office:value-type="float" office:value="15.4333298799635" calcext:value-type="float">
            <text:p>15.4333298799635</text:p>
          </table:table-cell>
          <table:table-cell table:formula="of:=([.$J$6]*[.E49]+[.$K$6]*[.F49]+[.$L$6]*[.G49])/(SQRT(POWER([.$J$6];2)+POWER([.$K$6];2)+POWER([.$L$6];2))*SQRT(POWER([.$E49];2)+POWER([.$F49];2)+POWER([.$G49];2)) )" office:value-type="float" office:value="-0.428667025242199" calcext:value-type="float">
            <text:p>-0.42866702524219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82113267468155" calcext:value-type="float">
            <text:p>-0.882113267468155</text:p>
          </table:table-cell>
          <table:table-cell office:value-type="float" office:value="0.471024049210933" calcext:value-type="float">
            <text:p>0.471024049210933</text:p>
          </table:table-cell>
          <table:table-cell office:value-type="float" office:value="0.00353955104388543" calcext:value-type="float">
            <text:p>0.003539551043885</text:p>
          </table:table-cell>
          <table:table-cell/>
          <table:table-cell table:formula="of:=[.$J$6]/[.E50]+[.$K$6]/[.F50]+[.$L$6]/[.G50]" office:value-type="float" office:value="-165.275609349418" calcext:value-type="float">
            <text:p>-165.275609349418</text:p>
          </table:table-cell>
          <table:table-cell table:formula="of:=([.$J$6]*[.E50]+[.$K$6]*[.F50]+[.$L$6]*[.G50])/(SQRT(POWER([.$J$6];2)+POWER([.$K$6];2)+POWER([.$L$6];2))*SQRT(POWER([.$E50];2)+POWER([.$F50];2)+POWER([.$G50];2)) )" office:value-type="float" office:value="-0.463309508723799" calcext:value-type="float">
            <text:p>-0.46330950872379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8211325562398" calcext:value-type="float">
            <text:p>-0.88211325562398</text:p>
          </table:table-cell>
          <table:table-cell office:value-type="float" office:value="0.471024072942712" calcext:value-type="float">
            <text:p>0.471024072942712</text:p>
          </table:table-cell>
          <table:table-cell office:value-type="float" office:value="0.00353934470224961" calcext:value-type="float">
            <text:p>0.00353934470225</text:p>
          </table:table-cell>
          <table:table-cell/>
          <table:table-cell table:formula="of:=[.$J$6]/[.E51]+[.$K$6]/[.F51]+[.$L$6]/[.G51]" office:value-type="float" office:value="-165.285243161797" calcext:value-type="float">
            <text:p>-165.285243161797</text:p>
          </table:table-cell>
          <table:table-cell table:formula="of:=([.$J$6]*[.E51]+[.$K$6]*[.F51]+[.$L$6]*[.G51])/(SQRT(POWER([.$J$6];2)+POWER([.$K$6];2)+POWER([.$L$6];2))*SQRT(POWER([.$E51];2)+POWER([.$F51];2)+POWER([.$G51];2)) )" office:value-type="float" office:value="-0.463309370682395" calcext:value-type="float">
            <text:p>-0.46330937068239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82111977248816" calcext:value-type="float">
            <text:p>-0.882111977248816</text:p>
          </table:table-cell>
          <table:table-cell office:value-type="float" office:value="0.47102629162776" calcext:value-type="float">
            <text:p>0.47102629162776</text:p>
          </table:table-cell>
          <table:table-cell office:value-type="float" office:value="0.00356260993991308" calcext:value-type="float">
            <text:p>0.003562609939913</text:p>
          </table:table-cell>
          <table:table-cell/>
          <table:table-cell table:formula="of:=[.$J$6]/[.E52]+[.$K$6]/[.F52]+[.$L$6]/[.G52]" office:value-type="float" office:value="-164.206061749541" calcext:value-type="float">
            <text:p>-164.206061749541</text:p>
          </table:table-cell>
          <table:table-cell table:formula="of:=([.$J$6]*[.E52]+[.$K$6]*[.F52]+[.$L$6]*[.G52])/(SQRT(POWER([.$J$6];2)+POWER([.$K$6];2)+POWER([.$L$6];2))*SQRT(POWER([.$E52];2)+POWER([.$F52];2)+POWER([.$G52];2)) )" office:value-type="float" office:value="-0.463321232814973" calcext:value-type="float">
            <text:p>-0.46332123281497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8290237173585" calcext:value-type="float">
            <text:p>-0.88290237173585</text:p>
          </table:table-cell>
          <table:table-cell office:value-type="float" office:value="0.469079090924641" calcext:value-type="float">
            <text:p>0.469079090924641</text:p>
          </table:table-cell>
          <table:table-cell office:value-type="float" office:value="-0.0211709338604472" calcext:value-type="float">
            <text:p>-0.021170933860447</text:p>
          </table:table-cell>
          <table:table-cell/>
          <table:table-cell table:formula="of:=[.$J$6]/[.E53]+[.$K$6]/[.F53]+[.$L$6]/[.G53]" office:value-type="float" office:value="27.6021481166225" calcext:value-type="float">
            <text:p>27.6021481166225</text:p>
          </table:table-cell>
          <table:table-cell table:formula="of:=([.$J$6]*[.E53]+[.$K$6]*[.F53]+[.$L$6]*[.G53])/(SQRT(POWER([.$J$6];2)+POWER([.$K$6];2)+POWER([.$L$6];2))*SQRT(POWER([.$E53];2)+POWER([.$F53];2)+POWER([.$G53];2)) )" office:value-type="float" office:value="-0.450147590868417" calcext:value-type="float">
            <text:p>-0.4501475908684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9020307603036" calcext:value-type="float">
            <text:p>-0.89020307603036</text:p>
          </table:table-cell>
          <table:table-cell office:value-type="float" office:value="0.455128909893295" calcext:value-type="float">
            <text:p>0.455128909893295</text:p>
          </table:table-cell>
          <table:table-cell office:value-type="float" office:value="0.0199037384786317" calcext:value-type="float">
            <text:p>0.019903738478632</text:p>
          </table:table-cell>
          <table:table-cell/>
          <table:table-cell table:formula="of:=[.$J$6]/[.E54]+[.$K$6]/[.F54]+[.$L$6]/[.G54]" office:value-type="float" office:value="-29.3806289771164" calcext:value-type="float">
            <text:p>-29.3806289771164</text:p>
          </table:table-cell>
          <table:table-cell table:formula="of:=([.$J$6]*[.E54]+[.$K$6]*[.F54]+[.$L$6]*[.G54])/(SQRT(POWER([.$J$6];2)+POWER([.$K$6];2)+POWER([.$L$6];2))*SQRT(POWER([.$E54];2)+POWER([.$F54];2)+POWER([.$G54];2)) )" office:value-type="float" office:value="-0.484616433258949" calcext:value-type="float">
            <text:p>-0.48461643325894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9020307603036" calcext:value-type="float">
            <text:p>-0.89020307603036</text:p>
          </table:table-cell>
          <table:table-cell office:value-type="float" office:value="0.455128909893295" calcext:value-type="float">
            <text:p>0.455128909893295</text:p>
          </table:table-cell>
          <table:table-cell office:value-type="float" office:value="0.0199037384786317" calcext:value-type="float">
            <text:p>0.019903738478632</text:p>
          </table:table-cell>
          <table:table-cell/>
          <table:table-cell table:formula="of:=[.$J$6]/[.E55]+[.$K$6]/[.F55]+[.$L$6]/[.G55]" office:value-type="float" office:value="-29.3806289771164" calcext:value-type="float">
            <text:p>-29.3806289771164</text:p>
          </table:table-cell>
          <table:table-cell table:formula="of:=([.$J$6]*[.E55]+[.$K$6]*[.F55]+[.$L$6]*[.G55])/(SQRT(POWER([.$J$6];2)+POWER([.$K$6];2)+POWER([.$L$6];2))*SQRT(POWER([.$E55];2)+POWER([.$F55];2)+POWER([.$G55];2)) )" office:value-type="float" office:value="-0.484616433258949" calcext:value-type="float">
            <text:p>-0.48461643325894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90202894995207" calcext:value-type="float">
            <text:p>-0.890202894995207</text:p>
          </table:table-cell>
          <table:table-cell office:value-type="float" office:value="0.4551285253513" calcext:value-type="float">
            <text:p>0.4551285253513</text:p>
          </table:table-cell>
          <table:table-cell office:value-type="float" office:value="0.0199206213181861" calcext:value-type="float">
            <text:p>0.019920621318186</text:p>
          </table:table-cell>
          <table:table-cell/>
          <table:table-cell table:formula="of:=[.$J$6]/[.E56]+[.$K$6]/[.F56]+[.$L$6]/[.G56]" office:value-type="float" office:value="-29.3557233676491" calcext:value-type="float">
            <text:p>-29.3557233676491</text:p>
          </table:table-cell>
          <table:table-cell table:formula="of:=([.$J$6]*[.E56]+[.$K$6]*[.F56]+[.$L$6]*[.G56])/(SQRT(POWER([.$J$6];2)+POWER([.$K$6];2)+POWER([.$L$6];2))*SQRT(POWER([.$E56];2)+POWER([.$F56];2)+POWER([.$G56];2)) )" office:value-type="float" office:value="-0.48462632022128" calcext:value-type="float">
            <text:p>-0.484626320221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90869340046963" calcext:value-type="float">
            <text:p>-0.890869340046963</text:p>
          </table:table-cell>
          <table:table-cell office:value-type="float" office:value="0.454222794173674" calcext:value-type="float">
            <text:p>0.454222794173674</text:p>
          </table:table-cell>
          <table:table-cell office:value-type="float" office:value="-0.00578551789812973" calcext:value-type="float">
            <text:p>-0.00578551789813</text:p>
          </table:table-cell>
          <table:table-cell/>
          <table:table-cell table:formula="of:=[.$J$6]/[.E57]+[.$K$6]/[.F57]+[.$L$6]/[.G57]" office:value-type="float" office:value="101.104836274277" calcext:value-type="float">
            <text:p>101.104836274277</text:p>
          </table:table-cell>
          <table:table-cell table:formula="of:=([.$J$6]*[.E57]+[.$K$6]*[.F57]+[.$L$6]*[.G57])/(SQRT(POWER([.$J$6];2)+POWER([.$K$6];2)+POWER([.$L$6];2))*SQRT(POWER([.$E57];2)+POWER([.$F57];2)+POWER([.$G57];2)) )" office:value-type="float" office:value="-0.470407739105492" calcext:value-type="float">
            <text:p>-0.47040773910549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97594258111337" calcext:value-type="float">
            <text:p>-0.897594258111337</text:p>
          </table:table-cell>
          <table:table-cell office:value-type="float" office:value="0.439441566129991" calcext:value-type="float">
            <text:p>0.439441566129991</text:p>
          </table:table-cell>
          <table:table-cell office:value-type="float" office:value="0.0348662840403165" calcext:value-type="float">
            <text:p>0.034866284040317</text:p>
          </table:table-cell>
          <table:table-cell/>
          <table:table-cell table:formula="of:=[.$J$6]/[.E58]+[.$K$6]/[.F58]+[.$L$6]/[.G58]" office:value-type="float" office:value="-16.7339607021277" calcext:value-type="float">
            <text:p>-16.7339607021277</text:p>
          </table:table-cell>
          <table:table-cell table:formula="of:=([.$J$6]*[.E58]+[.$K$6]*[.F58]+[.$L$6]*[.G58])/(SQRT(POWER([.$J$6];2)+POWER([.$K$6];2)+POWER([.$L$6];2))*SQRT(POWER([.$E58];2)+POWER([.$F58];2)+POWER([.$G58];2)) )" office:value-type="float" office:value="-0.504522582525676" calcext:value-type="float">
            <text:p>-0.50452258252567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97594250168278" calcext:value-type="float">
            <text:p>-0.897594250168278</text:p>
          </table:table-cell>
          <table:table-cell office:value-type="float" office:value="0.439441581328799" calcext:value-type="float">
            <text:p>0.439441581328799</text:p>
          </table:table-cell>
          <table:table-cell office:value-type="float" office:value="0.0348662969655693" calcext:value-type="float">
            <text:p>0.034866296965569</text:p>
          </table:table-cell>
          <table:table-cell/>
          <table:table-cell table:formula="of:=[.$J$6]/[.E59]+[.$K$6]/[.F59]+[.$L$6]/[.G59]" office:value-type="float" office:value="-16.733954519645" calcext:value-type="float">
            <text:p>-16.733954519645</text:p>
          </table:table-cell>
          <table:table-cell table:formula="of:=([.$J$6]*[.E59]+[.$K$6]*[.F59]+[.$L$6]*[.G59])/(SQRT(POWER([.$J$6];2)+POWER([.$K$6];2)+POWER([.$L$6];2))*SQRT(POWER([.$E59];2)+POWER([.$F59];2)+POWER([.$G59];2)) )" office:value-type="float" office:value="-0.50452257871445" calcext:value-type="float">
            <text:p>-0.5045225787144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97593311431885" calcext:value-type="float">
            <text:p>-0.897593311431885</text:p>
          </table:table-cell>
          <table:table-cell office:value-type="float" office:value="0.439441525026892" calcext:value-type="float">
            <text:p>0.439441525026892</text:p>
          </table:table-cell>
          <table:table-cell office:value-type="float" office:value="0.0348911644228625" calcext:value-type="float">
            <text:p>0.034891164422863</text:p>
          </table:table-cell>
          <table:table-cell/>
          <table:table-cell table:formula="of:=[.$J$6]/[.E60]+[.$K$6]/[.F60]+[.$L$6]/[.G60]" office:value-type="float" office:value="-16.7219991344421" calcext:value-type="float">
            <text:p>-16.7219991344421</text:p>
          </table:table-cell>
          <table:table-cell table:formula="of:=([.$J$6]*[.E60]+[.$K$6]*[.F60]+[.$L$6]*[.G60])/(SQRT(POWER([.$J$6];2)+POWER([.$K$6];2)+POWER([.$L$6];2))*SQRT(POWER([.$E60];2)+POWER([.$F60];2)+POWER([.$G60];2)) )" office:value-type="float" office:value="-0.504536467584472" calcext:value-type="float">
            <text:p>-0.50453646758447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898167223039278" calcext:value-type="float">
            <text:p>-0.898167223039278</text:p>
          </table:table-cell>
          <table:table-cell office:value-type="float" office:value="0.439572834541547" calcext:value-type="float">
            <text:p>0.439572834541547</text:p>
          </table:table-cell>
          <table:table-cell office:value-type="float" office:value="0.00844763819192466" calcext:value-type="float">
            <text:p>0.008447638191925</text:p>
          </table:table-cell>
          <table:table-cell/>
          <table:table-cell table:formula="of:=[.$J$6]/[.E61]+[.$K$6]/[.F61]+[.$L$6]/[.G61]" office:value-type="float" office:value="-69.1962817533579" calcext:value-type="float">
            <text:p>-69.1962817533579</text:p>
          </table:table-cell>
          <table:table-cell table:formula="of:=([.$J$6]*[.E61]+[.$K$6]*[.F61]+[.$L$6]*[.G61])/(SQRT(POWER([.$J$6];2)+POWER([.$K$6];2)+POWER([.$L$6];2))*SQRT(POWER([.$E61];2)+POWER([.$F61];2)+POWER([.$G61];2)) )" office:value-type="float" office:value="-0.489434819827132" calcext:value-type="float">
            <text:p>-0.48943481982713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04313900075629" calcext:value-type="float">
            <text:p>-0.904313900075629</text:p>
          </table:table-cell>
          <table:table-cell office:value-type="float" office:value="0.424101505175215" calcext:value-type="float">
            <text:p>0.424101505175215</text:p>
          </table:table-cell>
          <table:table-cell office:value-type="float" office:value="0.0485209587510669" calcext:value-type="float">
            <text:p>0.048520958751067</text:p>
          </table:table-cell>
          <table:table-cell/>
          <table:table-cell table:formula="of:=[.$J$6]/[.E62]+[.$K$6]/[.F62]+[.$L$6]/[.G62]" office:value-type="float" office:value="-11.9765125443843" calcext:value-type="float">
            <text:p>-11.9765125443843</text:p>
          </table:table-cell>
          <table:table-cell table:formula="of:=([.$J$6]*[.E62]+[.$K$6]*[.F62]+[.$L$6]*[.G62])/(SQRT(POWER([.$J$6];2)+POWER([.$K$6];2)+POWER([.$L$6];2))*SQRT(POWER([.$E62];2)+POWER([.$F62];2)+POWER([.$G62];2)) )" office:value-type="float" office:value="-0.523050545994488" calcext:value-type="float">
            <text:p>-0.52305054599448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04313863994932" calcext:value-type="float">
            <text:p>-0.904313863994932</text:p>
          </table:table-cell>
          <table:table-cell office:value-type="float" office:value="0.424101675809176" calcext:value-type="float">
            <text:p>0.424101675809176</text:p>
          </table:table-cell>
          <table:table-cell office:value-type="float" office:value="0.0485201397607694" calcext:value-type="float">
            <text:p>0.048520139760769</text:p>
          </table:table-cell>
          <table:table-cell/>
          <table:table-cell table:formula="of:=[.$J$6]/[.E63]+[.$K$6]/[.F63]+[.$L$6]/[.G63]" office:value-type="float" office:value="-11.9767164017311" calcext:value-type="float">
            <text:p>-11.9767164017311</text:p>
          </table:table-cell>
          <table:table-cell table:formula="of:=([.$J$6]*[.E63]+[.$K$6]*[.F63]+[.$L$6]*[.G63])/(SQRT(POWER([.$J$6];2)+POWER([.$K$6];2)+POWER([.$L$6];2))*SQRT(POWER([.$E63];2)+POWER([.$F63];2)+POWER([.$G63];2)) )" office:value-type="float" office:value="-0.523049977595218" calcext:value-type="float">
            <text:p>-0.52304997759521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04313921922956" calcext:value-type="float">
            <text:p>-0.904313921922956</text:p>
          </table:table-cell>
          <table:table-cell office:value-type="float" office:value="0.424099509331336" calcext:value-type="float">
            <text:p>0.424099509331336</text:p>
          </table:table-cell>
          <table:table-cell office:value-type="float" office:value="0.0485379933788114" calcext:value-type="float">
            <text:p>0.048537993378811</text:p>
          </table:table-cell>
          <table:table-cell/>
          <table:table-cell table:formula="of:=[.$J$6]/[.E64]+[.$K$6]/[.F64]+[.$L$6]/[.G64]" office:value-type="float" office:value="-11.9722778093635" calcext:value-type="float">
            <text:p>-11.9722778093635</text:p>
          </table:table-cell>
          <table:table-cell table:formula="of:=([.$J$6]*[.E64]+[.$K$6]*[.F64]+[.$L$6]*[.G64])/(SQRT(POWER([.$J$6];2)+POWER([.$K$6];2)+POWER([.$L$6];2))*SQRT(POWER([.$E64];2)+POWER([.$F64];2)+POWER([.$G64];2)) )" office:value-type="float" office:value="-0.523061266301281" calcext:value-type="float">
            <text:p>-0.52306126630128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04829687196612" calcext:value-type="float">
            <text:p>-0.904829687196612</text:p>
          </table:table-cell>
          <table:table-cell office:value-type="float" office:value="0.425226427899345" calcext:value-type="float">
            <text:p>0.425226427899345</text:p>
          </table:table-cell>
          <table:table-cell office:value-type="float" office:value="0.0215805973884979" calcext:value-type="float">
            <text:p>0.021580597388498</text:p>
          </table:table-cell>
          <table:table-cell/>
          <table:table-cell table:formula="of:=[.$J$6]/[.E65]+[.$K$6]/[.F65]+[.$L$6]/[.G65]" office:value-type="float" office:value="-27.0267852473942" calcext:value-type="float">
            <text:p>-27.0267852473942</text:p>
          </table:table-cell>
          <table:table-cell table:formula="of:=([.$J$6]*[.E65]+[.$K$6]*[.F65]+[.$L$6]*[.G65])/(SQRT(POWER([.$J$6];2)+POWER([.$K$6];2)+POWER([.$L$6];2))*SQRT(POWER([.$E65];2)+POWER([.$F65];2)+POWER([.$G65];2)) )" office:value-type="float" office:value="-0.507247467601515" calcext:value-type="float">
            <text:p>-0.5072474676015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1041434988983" calcext:value-type="float">
            <text:p>-0.91041434988983</text:p>
          </table:table-cell>
          <table:table-cell office:value-type="float" office:value="0.409177891690726" calcext:value-type="float">
            <text:p>0.409177891690726</text:p>
          </table:table-cell>
          <table:table-cell office:value-type="float" office:value="0.060984952785177" calcext:value-type="float">
            <text:p>0.060984952785177</text:p>
          </table:table-cell>
          <table:table-cell/>
          <table:table-cell table:formula="of:=[.$J$6]/[.E66]+[.$K$6]/[.F66]+[.$L$6]/[.G66]" office:value-type="float" office:value="-9.47555343661691" calcext:value-type="float">
            <text:p>-9.47555343661691</text:p>
          </table:table-cell>
          <table:table-cell table:formula="of:=([.$J$6]*[.E66]+[.$K$6]*[.F66]+[.$L$6]*[.G66])/(SQRT(POWER([.$J$6];2)+POWER([.$K$6];2)+POWER([.$L$6];2))*SQRT(POWER([.$E66];2)+POWER([.$F66];2)+POWER([.$G66];2)) )" office:value-type="float" office:value="-0.540280938001371" calcext:value-type="float">
            <text:p>-0.54028093800137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1041434988983" calcext:value-type="float">
            <text:p>-0.91041434988983</text:p>
          </table:table-cell>
          <table:table-cell office:value-type="float" office:value="0.409177891690726" calcext:value-type="float">
            <text:p>0.409177891690726</text:p>
          </table:table-cell>
          <table:table-cell office:value-type="float" office:value="0.060984952785177" calcext:value-type="float">
            <text:p>0.060984952785177</text:p>
          </table:table-cell>
          <table:table-cell/>
          <table:table-cell table:formula="of:=[.$J$6]/[.E67]+[.$K$6]/[.F67]+[.$L$6]/[.G67]" office:value-type="float" office:value="-9.47555343661691" calcext:value-type="float">
            <text:p>-9.47555343661691</text:p>
          </table:table-cell>
          <table:table-cell table:formula="of:=([.$J$6]*[.E67]+[.$K$6]*[.F67]+[.$L$6]*[.G67])/(SQRT(POWER([.$J$6];2)+POWER([.$K$6];2)+POWER([.$L$6];2))*SQRT(POWER([.$E67];2)+POWER([.$F67];2)+POWER([.$G67];2)) )" office:value-type="float" office:value="-0.540280938001371" calcext:value-type="float">
            <text:p>-0.54028093800137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10758788893388" calcext:value-type="float">
            <text:p>-0.910758788893388</text:p>
          </table:table-cell>
          <table:table-cell office:value-type="float" office:value="0.411638623005077" calcext:value-type="float">
            <text:p>0.411638623005077</text:p>
          </table:table-cell>
          <table:table-cell office:value-type="float" office:value="0.0327425182894291" calcext:value-type="float">
            <text:p>0.032742518289429</text:p>
          </table:table-cell>
          <table:table-cell/>
          <table:table-cell table:formula="of:=[.$J$6]/[.E68]+[.$K$6]/[.F68]+[.$L$6]/[.G68]" office:value-type="float" office:value="-17.7533811651499" calcext:value-type="float">
            <text:p>-17.7533811651499</text:p>
          </table:table-cell>
          <table:table-cell table:formula="of:=([.$J$6]*[.E68]+[.$K$6]*[.F68]+[.$L$6]*[.G68])/(SQRT(POWER([.$J$6];2)+POWER([.$K$6];2)+POWER([.$L$6];2))*SQRT(POWER([.$E68];2)+POWER([.$F68];2)+POWER([.$G68];2)) )" office:value-type="float" office:value="-0.523096743961784" calcext:value-type="float">
            <text:p>-0.52309674396178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10906975601854" calcext:value-type="float">
            <text:p>-0.910906975601854</text:p>
          </table:table-cell>
          <table:table-cell office:value-type="float" office:value="0.411226306027945" calcext:value-type="float">
            <text:p>0.411226306027945</text:p>
          </table:table-cell>
          <table:table-cell office:value-type="float" office:value="0.0337847159303376" calcext:value-type="float">
            <text:p>0.033784715930338</text:p>
          </table:table-cell>
          <table:table-cell/>
          <table:table-cell table:formula="of:=[.$J$6]/[.E69]+[.$K$6]/[.F69]+[.$L$6]/[.G69]" office:value-type="float" office:value="-17.201289358915" calcext:value-type="float">
            <text:p>-17.201289358915</text:p>
          </table:table-cell>
          <table:table-cell table:formula="of:=([.$J$6]*[.E69]+[.$K$6]*[.F69]+[.$L$6]*[.G69])/(SQRT(POWER([.$J$6];2)+POWER([.$K$6];2)+POWER([.$L$6];2))*SQRT(POWER([.$E69];2)+POWER([.$F69];2)+POWER([.$G69];2)) )" office:value-type="float" office:value="-0.523966274693889" calcext:value-type="float">
            <text:p>-0.52396627469388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159448363924" calcext:value-type="float">
            <text:p>-0.9159448363924</text:p>
          </table:table-cell>
          <table:table-cell office:value-type="float" office:value="0.394712417529907" calcext:value-type="float">
            <text:p>0.394712417529907</text:p>
          </table:table-cell>
          <table:table-cell office:value-type="float" office:value="0.0724373117515809" calcext:value-type="float">
            <text:p>0.072437311751581</text:p>
          </table:table-cell>
          <table:table-cell/>
          <table:table-cell table:formula="of:=[.$J$6]/[.E70]+[.$K$6]/[.F70]+[.$L$6]/[.G70]" office:value-type="float" office:value="-7.92119917799815" calcext:value-type="float">
            <text:p>-7.92119917799815</text:p>
          </table:table-cell>
          <table:table-cell table:formula="of:=([.$J$6]*[.E70]+[.$K$6]*[.F70]+[.$L$6]*[.G70])/(SQRT(POWER([.$J$6];2)+POWER([.$K$6];2)+POWER([.$L$6];2))*SQRT(POWER([.$E70];2)+POWER([.$F70];2)+POWER([.$G70];2)) )" office:value-type="float" office:value="-0.556338503011413" calcext:value-type="float">
            <text:p>-0.5563385030114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159448363924" calcext:value-type="float">
            <text:p>-0.9159448363924</text:p>
          </table:table-cell>
          <table:table-cell office:value-type="float" office:value="0.394712417529907" calcext:value-type="float">
            <text:p>0.394712417529907</text:p>
          </table:table-cell>
          <table:table-cell office:value-type="float" office:value="0.0724373117515809" calcext:value-type="float">
            <text:p>0.072437311751581</text:p>
          </table:table-cell>
          <table:table-cell/>
          <table:table-cell table:formula="of:=[.$J$6]/[.E71]+[.$K$6]/[.F71]+[.$L$6]/[.G71]" office:value-type="float" office:value="-7.92119917799815" calcext:value-type="float">
            <text:p>-7.92119917799815</text:p>
          </table:table-cell>
          <table:table-cell table:formula="of:=([.$J$6]*[.E71]+[.$K$6]*[.F71]+[.$L$6]*[.G71])/(SQRT(POWER([.$J$6];2)+POWER([.$K$6];2)+POWER([.$L$6];2))*SQRT(POWER([.$E71];2)+POWER([.$F71];2)+POWER([.$G71];2)) )" office:value-type="float" office:value="-0.556338503011413" calcext:value-type="float">
            <text:p>-0.5563385030114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15944858352522" calcext:value-type="float">
            <text:p>-0.915944858352522</text:p>
          </table:table-cell>
          <table:table-cell office:value-type="float" office:value="0.394709310057395" calcext:value-type="float">
            <text:p>0.394709310057395</text:p>
          </table:table-cell>
          <table:table-cell office:value-type="float" office:value="0.0724539647748372" calcext:value-type="float">
            <text:p>0.072453964774837</text:p>
          </table:table-cell>
          <table:table-cell/>
          <table:table-cell table:formula="of:=[.$J$6]/[.E72]+[.$K$6]/[.F72]+[.$L$6]/[.G72]" office:value-type="float" office:value="-7.91933587869962" calcext:value-type="float">
            <text:p>-7.91933587869962</text:p>
          </table:table-cell>
          <table:table-cell table:formula="of:=([.$J$6]*[.E72]+[.$K$6]*[.F72]+[.$L$6]*[.G72])/(SQRT(POWER([.$J$6];2)+POWER([.$K$6];2)+POWER([.$L$6];2))*SQRT(POWER([.$E72];2)+POWER([.$F72];2)+POWER([.$G72];2)) )" office:value-type="float" office:value="-0.556349412934691" calcext:value-type="float">
            <text:p>-0.55634941293469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16074470449018" calcext:value-type="float">
            <text:p>-0.916074470449018</text:p>
          </table:table-cell>
          <table:table-cell office:value-type="float" office:value="0.394168617810968" calcext:value-type="float">
            <text:p>0.394168617810968</text:p>
          </table:table-cell>
          <table:table-cell office:value-type="float" office:value="0.0737473072358757" calcext:value-type="float">
            <text:p>0.073747307235876</text:p>
          </table:table-cell>
          <table:table-cell/>
          <table:table-cell table:formula="of:=[.$J$6]/[.E73]+[.$K$6]/[.F73]+[.$L$6]/[.G73]" office:value-type="float" office:value="-7.77635956982518" calcext:value-type="float">
            <text:p>-7.77635956982518</text:p>
          </table:table-cell>
          <table:table-cell table:formula="of:=([.$J$6]*[.E73]+[.$K$6]*[.F73]+[.$L$6]*[.G73])/(SQRT(POWER([.$J$6];2)+POWER([.$K$6];2)+POWER([.$L$6];2))*SQRT(POWER([.$E73];2)+POWER([.$F73];2)+POWER([.$G73];2)) )" office:value-type="float" office:value="-0.557400107145383" calcext:value-type="float">
            <text:p>-0.55740010714538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20972785433775" calcext:value-type="float">
            <text:p>-0.920972785433775</text:p>
          </table:table-cell>
          <table:table-cell office:value-type="float" office:value="0.380663878258028" calcext:value-type="float">
            <text:p>0.380663878258028</text:p>
          </table:table-cell>
          <table:table-cell office:value-type="float" office:value="0.0830911564482682" calcext:value-type="float">
            <text:p>0.083091156448268</text:p>
          </table:table-cell>
          <table:table-cell/>
          <table:table-cell table:formula="of:=[.$J$6]/[.E74]+[.$K$6]/[.F74]+[.$L$6]/[.G74]" office:value-type="float" office:value="-6.84687831616327" calcext:value-type="float">
            <text:p>-6.84687831616327</text:p>
          </table:table-cell>
          <table:table-cell table:formula="of:=([.$J$6]*[.E74]+[.$K$6]*[.F74]+[.$L$6]*[.G74])/(SQRT(POWER([.$J$6];2)+POWER([.$K$6];2)+POWER([.$L$6];2))*SQRT(POWER([.$E74];2)+POWER([.$F74];2)+POWER([.$G74];2)) )" office:value-type="float" office:value="-0.571411816975054" calcext:value-type="float">
            <text:p>-0.57141181697505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20972785433775" calcext:value-type="float">
            <text:p>-0.920972785433775</text:p>
          </table:table-cell>
          <table:table-cell office:value-type="float" office:value="0.380663878258028" calcext:value-type="float">
            <text:p>0.380663878258028</text:p>
          </table:table-cell>
          <table:table-cell office:value-type="float" office:value="0.0830911564482682" calcext:value-type="float">
            <text:p>0.083091156448268</text:p>
          </table:table-cell>
          <table:table-cell/>
          <table:table-cell table:formula="of:=[.$J$6]/[.E75]+[.$K$6]/[.F75]+[.$L$6]/[.G75]" office:value-type="float" office:value="-6.84687831616327" calcext:value-type="float">
            <text:p>-6.84687831616327</text:p>
          </table:table-cell>
          <table:table-cell table:formula="of:=([.$J$6]*[.E75]+[.$K$6]*[.F75]+[.$L$6]*[.G75])/(SQRT(POWER([.$J$6];2)+POWER([.$K$6];2)+POWER([.$L$6];2))*SQRT(POWER([.$E75];2)+POWER([.$F75];2)+POWER([.$G75];2)) )" office:value-type="float" office:value="-0.571411816975054" calcext:value-type="float">
            <text:p>-0.57141181697505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20971763483596" calcext:value-type="float">
            <text:p>-0.920971763483596</text:p>
          </table:table-cell>
          <table:table-cell office:value-type="float" office:value="0.380665811507062" calcext:value-type="float">
            <text:p>0.380665811507062</text:p>
          </table:table-cell>
          <table:table-cell office:value-type="float" office:value="0.0830936268048525" calcext:value-type="float">
            <text:p>0.083093626804853</text:p>
          </table:table-cell>
          <table:table-cell/>
          <table:table-cell table:formula="of:=[.$J$6]/[.E76]+[.$K$6]/[.F76]+[.$L$6]/[.G76]" office:value-type="float" office:value="-6.84667486362328" calcext:value-type="float">
            <text:p>-6.84667486362328</text:p>
          </table:table-cell>
          <table:table-cell table:formula="of:=([.$J$6]*[.E76]+[.$K$6]*[.F76]+[.$L$6]*[.G76])/(SQRT(POWER([.$J$6];2)+POWER([.$K$6];2)+POWER([.$L$6];2))*SQRT(POWER([.$E76];2)+POWER([.$F76];2)+POWER([.$G76];2)) )" office:value-type="float" office:value="-0.571411807121884" calcext:value-type="float">
            <text:p>-0.57141180712188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21385516118886" calcext:value-type="float">
            <text:p>-0.921385516118886</text:p>
          </table:table-cell>
          <table:table-cell office:value-type="float" office:value="0.384766414276118" calcext:value-type="float">
            <text:p>0.384766414276118</text:p>
          </table:table-cell>
          <table:table-cell office:value-type="float" office:value="0.0548045356830273" calcext:value-type="float">
            <text:p>0.054804535683027</text:p>
          </table:table-cell>
          <table:table-cell/>
          <table:table-cell table:formula="of:=[.$J$6]/[.E77]+[.$K$6]/[.F77]+[.$L$6]/[.G77]" office:value-type="float" office:value="-10.4901317750145" calcext:value-type="float">
            <text:p>-10.4901317750145</text:p>
          </table:table-cell>
          <table:table-cell table:formula="of:=([.$J$6]*[.E77]+[.$K$6]*[.F77]+[.$L$6]*[.G77])/(SQRT(POWER([.$J$6];2)+POWER([.$K$6];2)+POWER([.$L$6];2))*SQRT(POWER([.$E77];2)+POWER([.$F77];2)+POWER([.$G77];2)) )" office:value-type="float" office:value="-0.553641443138513" calcext:value-type="float">
            <text:p>-0.5536414431385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25517257876395" calcext:value-type="float">
            <text:p>-0.925517257876395</text:p>
          </table:table-cell>
          <table:table-cell office:value-type="float" office:value="0.367131754814915" calcext:value-type="float">
            <text:p>0.367131754814915</text:p>
          </table:table-cell>
          <table:table-cell office:value-type="float" office:value="0.0929089876141117" calcext:value-type="float">
            <text:p>0.092908987614112</text:p>
          </table:table-cell>
          <table:table-cell/>
          <table:table-cell table:formula="of:=[.$J$6]/[.E78]+[.$K$6]/[.F78]+[.$L$6]/[.G78]" office:value-type="float" office:value="-6.06323620617419" calcext:value-type="float">
            <text:p>-6.06323620617419</text:p>
          </table:table-cell>
          <table:table-cell table:formula="of:=([.$J$6]*[.E78]+[.$K$6]*[.F78]+[.$L$6]*[.G78])/(SQRT(POWER([.$J$6];2)+POWER([.$K$6];2)+POWER([.$L$6];2))*SQRT(POWER([.$E78];2)+POWER([.$F78];2)+POWER([.$G78];2)) )" office:value-type="float" office:value="-0.585455756037705" calcext:value-type="float">
            <text:p>-0.5854557560377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25517257876395" calcext:value-type="float">
            <text:p>-0.925517257876395</text:p>
          </table:table-cell>
          <table:table-cell office:value-type="float" office:value="0.367131754814915" calcext:value-type="float">
            <text:p>0.367131754814915</text:p>
          </table:table-cell>
          <table:table-cell office:value-type="float" office:value="0.0929089876141117" calcext:value-type="float">
            <text:p>0.092908987614112</text:p>
          </table:table-cell>
          <table:table-cell/>
          <table:table-cell table:formula="of:=[.$J$6]/[.E79]+[.$K$6]/[.F79]+[.$L$6]/[.G79]" office:value-type="float" office:value="-6.06323620617419" calcext:value-type="float">
            <text:p>-6.06323620617419</text:p>
          </table:table-cell>
          <table:table-cell table:formula="of:=([.$J$6]*[.E79]+[.$K$6]*[.F79]+[.$L$6]*[.G79])/(SQRT(POWER([.$J$6];2)+POWER([.$K$6];2)+POWER([.$L$6];2))*SQRT(POWER([.$E79];2)+POWER([.$F79];2)+POWER([.$G79];2)) )" office:value-type="float" office:value="-0.585455756037705" calcext:value-type="float">
            <text:p>-0.5854557560377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25517257876395" calcext:value-type="float">
            <text:p>-0.925517257876395</text:p>
          </table:table-cell>
          <table:table-cell office:value-type="float" office:value="0.367131754814915" calcext:value-type="float">
            <text:p>0.367131754814915</text:p>
          </table:table-cell>
          <table:table-cell office:value-type="float" office:value="0.0929089876141117" calcext:value-type="float">
            <text:p>0.092908987614112</text:p>
          </table:table-cell>
          <table:table-cell/>
          <table:table-cell table:formula="of:=[.$J$6]/[.E80]+[.$K$6]/[.F80]+[.$L$6]/[.G80]" office:value-type="float" office:value="-6.06323620617419" calcext:value-type="float">
            <text:p>-6.06323620617419</text:p>
          </table:table-cell>
          <table:table-cell table:formula="of:=([.$J$6]*[.E80]+[.$K$6]*[.F80]+[.$L$6]*[.G80])/(SQRT(POWER([.$J$6];2)+POWER([.$K$6];2)+POWER([.$L$6];2))*SQRT(POWER([.$E80];2)+POWER([.$F80];2)+POWER([.$G80];2)) )" office:value-type="float" office:value="-0.585455756037705" calcext:value-type="float">
            <text:p>-0.5854557560377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25979691007085" calcext:value-type="float">
            <text:p>-0.925979691007085</text:p>
          </table:table-cell>
          <table:table-cell office:value-type="float" office:value="0.371988882893779" calcext:value-type="float">
            <text:p>0.371988882893779</text:p>
          </table:table-cell>
          <table:table-cell office:value-type="float" office:value="0.0646983990981395" calcext:value-type="float">
            <text:p>0.06469839909814</text:p>
          </table:table-cell>
          <table:table-cell/>
          <table:table-cell table:formula="of:=[.$J$6]/[.E81]+[.$K$6]/[.F81]+[.$L$6]/[.G81]" office:value-type="float" office:value="-8.82104329483818" calcext:value-type="float">
            <text:p>-8.82104329483818</text:p>
          </table:table-cell>
          <table:table-cell table:formula="of:=([.$J$6]*[.E81]+[.$K$6]*[.F81]+[.$L$6]*[.G81])/(SQRT(POWER([.$J$6];2)+POWER([.$K$6];2)+POWER([.$L$6];2))*SQRT(POWER([.$E81];2)+POWER([.$F81];2)+POWER([.$G81];2)) )" office:value-type="float" office:value="-0.567485524328326" calcext:value-type="float">
            <text:p>-0.56748552432832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29629796347138" calcext:value-type="float">
            <text:p>-0.929629796347138</text:p>
          </table:table-cell>
          <table:table-cell office:value-type="float" office:value="0.354093952880271" calcext:value-type="float">
            <text:p>0.354093952880271</text:p>
          </table:table-cell>
          <table:table-cell office:value-type="float" office:value="0.102009383280186" calcext:value-type="float">
            <text:p>0.102009383280186</text:p>
          </table:table-cell>
          <table:table-cell/>
          <table:table-cell table:formula="of:=[.$J$6]/[.E82]+[.$K$6]/[.F82]+[.$L$6]/[.G82]" office:value-type="float" office:value="-5.4609323050172" calcext:value-type="float">
            <text:p>-5.4609323050172</text:p>
          </table:table-cell>
          <table:table-cell table:formula="of:=([.$J$6]*[.E82]+[.$K$6]*[.F82]+[.$L$6]*[.G82])/(SQRT(POWER([.$J$6];2)+POWER([.$K$6];2)+POWER([.$L$6];2))*SQRT(POWER([.$E82];2)+POWER([.$F82];2)+POWER([.$G82];2)) )" office:value-type="float" office:value="-0.598585048930292" calcext:value-type="float">
            <text:p>-0.59858504893029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29629796347138" calcext:value-type="float">
            <text:p>-0.929629796347138</text:p>
          </table:table-cell>
          <table:table-cell office:value-type="float" office:value="0.354093952880271" calcext:value-type="float">
            <text:p>0.354093952880271</text:p>
          </table:table-cell>
          <table:table-cell office:value-type="float" office:value="0.102009383280186" calcext:value-type="float">
            <text:p>0.102009383280186</text:p>
          </table:table-cell>
          <table:table-cell/>
          <table:table-cell table:formula="of:=[.$J$6]/[.E83]+[.$K$6]/[.F83]+[.$L$6]/[.G83]" office:value-type="float" office:value="-5.4609323050172" calcext:value-type="float">
            <text:p>-5.4609323050172</text:p>
          </table:table-cell>
          <table:table-cell table:formula="of:=([.$J$6]*[.E83]+[.$K$6]*[.F83]+[.$L$6]*[.G83])/(SQRT(POWER([.$J$6];2)+POWER([.$K$6];2)+POWER([.$L$6];2))*SQRT(POWER([.$E83];2)+POWER([.$F83];2)+POWER([.$G83];2)) )" office:value-type="float" office:value="-0.598585048930292" calcext:value-type="float">
            <text:p>-0.59858504893029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29629796347138" calcext:value-type="float">
            <text:p>-0.929629796347138</text:p>
          </table:table-cell>
          <table:table-cell office:value-type="float" office:value="0.354093952880271" calcext:value-type="float">
            <text:p>0.354093952880271</text:p>
          </table:table-cell>
          <table:table-cell office:value-type="float" office:value="0.102009383280186" calcext:value-type="float">
            <text:p>0.102009383280186</text:p>
          </table:table-cell>
          <table:table-cell/>
          <table:table-cell table:formula="of:=[.$J$6]/[.E84]+[.$K$6]/[.F84]+[.$L$6]/[.G84]" office:value-type="float" office:value="-5.4609323050172" calcext:value-type="float">
            <text:p>-5.4609323050172</text:p>
          </table:table-cell>
          <table:table-cell table:formula="of:=([.$J$6]*[.E84]+[.$K$6]*[.F84]+[.$L$6]*[.G84])/(SQRT(POWER([.$J$6];2)+POWER([.$K$6];2)+POWER([.$L$6];2))*SQRT(POWER([.$E84];2)+POWER([.$F84];2)+POWER([.$G84];2)) )" office:value-type="float" office:value="-0.598585048930292" calcext:value-type="float">
            <text:p>-0.59858504893029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30150321204725" calcext:value-type="float">
            <text:p>-0.930150321204725</text:p>
          </table:table-cell>
          <table:table-cell office:value-type="float" office:value="0.359661534828115" calcext:value-type="float">
            <text:p>0.359661534828115</text:p>
          </table:table-cell>
          <table:table-cell office:value-type="float" office:value="0.0739186061004285" calcext:value-type="float">
            <text:p>0.073918606100429</text:p>
          </table:table-cell>
          <table:table-cell/>
          <table:table-cell table:formula="of:=[.$J$6]/[.E85]+[.$K$6]/[.F85]+[.$L$6]/[.G85]" office:value-type="float" office:value="-7.65569335087047" calcext:value-type="float">
            <text:p>-7.65569335087047</text:p>
          </table:table-cell>
          <table:table-cell table:formula="of:=([.$J$6]*[.E85]+[.$K$6]*[.F85]+[.$L$6]*[.G85])/(SQRT(POWER([.$J$6];2)+POWER([.$K$6];2)+POWER([.$L$6];2))*SQRT(POWER([.$E85];2)+POWER([.$F85];2)+POWER([.$G85];2)) )" office:value-type="float" office:value="-0.580463003468793" calcext:value-type="float">
            <text:p>-0.58046300346879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33348855419971" calcext:value-type="float">
            <text:p>-0.933348855419971</text:p>
          </table:table-cell>
          <table:table-cell office:value-type="float" office:value="0.341548924668332" calcext:value-type="float">
            <text:p>0.341548924668332</text:p>
          </table:table-cell>
          <table:table-cell office:value-type="float" office:value="0.110472829891051" calcext:value-type="float">
            <text:p>0.110472829891051</text:p>
          </table:table-cell>
          <table:table-cell/>
          <table:table-cell table:formula="of:=[.$J$6]/[.E86]+[.$K$6]/[.F86]+[.$L$6]/[.G86]" office:value-type="float" office:value="-4.98005775591949" calcext:value-type="float">
            <text:p>-4.98005775591949</text:p>
          </table:table-cell>
          <table:table-cell table:formula="of:=([.$J$6]*[.E86]+[.$K$6]*[.F86]+[.$L$6]*[.G86])/(SQRT(POWER([.$J$6];2)+POWER([.$K$6];2)+POWER([.$L$6];2))*SQRT(POWER([.$E86];2)+POWER([.$F86];2)+POWER([.$G86];2)) )" office:value-type="float" office:value="-0.610875077718129" calcext:value-type="float">
            <text:p>-0.61087507771812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33348855419971" calcext:value-type="float">
            <text:p>-0.933348855419971</text:p>
          </table:table-cell>
          <table:table-cell office:value-type="float" office:value="0.341548924668332" calcext:value-type="float">
            <text:p>0.341548924668332</text:p>
          </table:table-cell>
          <table:table-cell office:value-type="float" office:value="0.110472829891051" calcext:value-type="float">
            <text:p>0.110472829891051</text:p>
          </table:table-cell>
          <table:table-cell/>
          <table:table-cell table:formula="of:=[.$J$6]/[.E87]+[.$K$6]/[.F87]+[.$L$6]/[.G87]" office:value-type="float" office:value="-4.98005775591949" calcext:value-type="float">
            <text:p>-4.98005775591949</text:p>
          </table:table-cell>
          <table:table-cell table:formula="of:=([.$J$6]*[.E87]+[.$K$6]*[.F87]+[.$L$6]*[.G87])/(SQRT(POWER([.$J$6];2)+POWER([.$K$6];2)+POWER([.$L$6];2))*SQRT(POWER([.$E87];2)+POWER([.$F87];2)+POWER([.$G87];2)) )" office:value-type="float" office:value="-0.610875077718129" calcext:value-type="float">
            <text:p>-0.61087507771812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33348476302002" calcext:value-type="float">
            <text:p>-0.933348476302002</text:p>
          </table:table-cell>
          <table:table-cell office:value-type="float" office:value="0.341549896772173" calcext:value-type="float">
            <text:p>0.341549896772173</text:p>
          </table:table-cell>
          <table:table-cell office:value-type="float" office:value="0.110473027475709" calcext:value-type="float">
            <text:p>0.110473027475709</text:p>
          </table:table-cell>
          <table:table-cell/>
          <table:table-cell table:formula="of:=[.$J$6]/[.E88]+[.$K$6]/[.F88]+[.$L$6]/[.G88]" office:value-type="float" office:value="-4.98005169435272" calcext:value-type="float">
            <text:p>-4.98005169435272</text:p>
          </table:table-cell>
          <table:table-cell table:formula="of:=([.$J$6]*[.E88]+[.$K$6]*[.F88]+[.$L$6]*[.G88])/(SQRT(POWER([.$J$6];2)+POWER([.$K$6];2)+POWER([.$L$6];2))*SQRT(POWER([.$E88];2)+POWER([.$F88];2)+POWER([.$G88];2)) )" office:value-type="float" office:value="-0.610874558957905" calcext:value-type="float">
            <text:p>-0.6108745589579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36701673412605" calcext:value-type="float">
            <text:p>-0.936701673412605</text:p>
          </table:table-cell>
          <table:table-cell office:value-type="float" office:value="0.329505873841069" calcext:value-type="float">
            <text:p>0.329505873841069</text:p>
          </table:table-cell>
          <table:table-cell office:value-type="float" office:value="0.118388572633758" calcext:value-type="float">
            <text:p>0.118388572633758</text:p>
          </table:table-cell>
          <table:table-cell/>
          <table:table-cell table:formula="of:=[.$J$6]/[.E89]+[.$K$6]/[.F89]+[.$L$6]/[.G89]" office:value-type="float" office:value="-4.58355836402185" calcext:value-type="float">
            <text:p>-4.58355836402185</text:p>
          </table:table-cell>
          <table:table-cell table:formula="of:=([.$J$6]*[.E89]+[.$K$6]*[.F89]+[.$L$6]*[.G89])/(SQRT(POWER([.$J$6];2)+POWER([.$K$6];2)+POWER([.$L$6];2))*SQRT(POWER([.$E89];2)+POWER([.$F89];2)+POWER([.$G89];2)) )" office:value-type="float" office:value="-0.62239426708542" calcext:value-type="float">
            <text:p>-0.6223942670854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36701673412605" calcext:value-type="float">
            <text:p>-0.936701673412605</text:p>
          </table:table-cell>
          <table:table-cell office:value-type="float" office:value="0.329505873841069" calcext:value-type="float">
            <text:p>0.329505873841069</text:p>
          </table:table-cell>
          <table:table-cell office:value-type="float" office:value="0.118388572633758" calcext:value-type="float">
            <text:p>0.118388572633758</text:p>
          </table:table-cell>
          <table:table-cell/>
          <table:table-cell table:formula="of:=[.$J$6]/[.E90]+[.$K$6]/[.F90]+[.$L$6]/[.G90]" office:value-type="float" office:value="-4.58355836402185" calcext:value-type="float">
            <text:p>-4.58355836402185</text:p>
          </table:table-cell>
          <table:table-cell table:formula="of:=([.$J$6]*[.E90]+[.$K$6]*[.F90]+[.$L$6]*[.G90])/(SQRT(POWER([.$J$6];2)+POWER([.$K$6];2)+POWER([.$L$6];2))*SQRT(POWER([.$E90];2)+POWER([.$F90];2)+POWER([.$G90];2)) )" office:value-type="float" office:value="-0.62239426708542" calcext:value-type="float">
            <text:p>-0.6223942670854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36701673412605" calcext:value-type="float">
            <text:p>-0.936701673412605</text:p>
          </table:table-cell>
          <table:table-cell office:value-type="float" office:value="0.329505873841069" calcext:value-type="float">
            <text:p>0.329505873841069</text:p>
          </table:table-cell>
          <table:table-cell office:value-type="float" office:value="0.118388572633758" calcext:value-type="float">
            <text:p>0.118388572633758</text:p>
          </table:table-cell>
          <table:table-cell/>
          <table:table-cell table:formula="of:=[.$J$6]/[.E91]+[.$K$6]/[.F91]+[.$L$6]/[.G91]" office:value-type="float" office:value="-4.58355836402185" calcext:value-type="float">
            <text:p>-4.58355836402185</text:p>
          </table:table-cell>
          <table:table-cell table:formula="of:=([.$J$6]*[.E91]+[.$K$6]*[.F91]+[.$L$6]*[.G91])/(SQRT(POWER([.$J$6];2)+POWER([.$K$6];2)+POWER([.$L$6];2))*SQRT(POWER([.$E91];2)+POWER([.$F91];2)+POWER([.$G91];2)) )" office:value-type="float" office:value="-0.62239426708542" calcext:value-type="float">
            <text:p>-0.6223942670854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37475125461409" calcext:value-type="float">
            <text:p>-0.937475125461409</text:p>
          </table:table-cell>
          <table:table-cell office:value-type="float" office:value="0.335752019732969" calcext:value-type="float">
            <text:p>0.335752019732969</text:p>
          </table:table-cell>
          <table:table-cell office:value-type="float" office:value="0.0917113427354996" calcext:value-type="float">
            <text:p>0.0917113427355</text:p>
          </table:table-cell>
          <table:table-cell/>
          <table:table-cell table:formula="of:=[.$J$6]/[.E92]+[.$K$6]/[.F92]+[.$L$6]/[.G92]" office:value-type="float" office:value="-6.04098885786524" calcext:value-type="float">
            <text:p>-6.04098885786524</text:p>
          </table:table-cell>
          <table:table-cell table:formula="of:=([.$J$6]*[.E92]+[.$K$6]*[.F92]+[.$L$6]*[.G92])/(SQRT(POWER([.$J$6];2)+POWER([.$K$6];2)+POWER([.$L$6];2))*SQRT(POWER([.$E92];2)+POWER([.$F92];2)+POWER([.$G92];2)) )" office:value-type="float" office:value="-0.605029454851906" calcext:value-type="float">
            <text:p>-0.6050294548519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37486714835314" calcext:value-type="float">
            <text:p>-0.937486714835314</text:p>
          </table:table-cell>
          <table:table-cell office:value-type="float" office:value="0.335601074846972" calcext:value-type="float">
            <text:p>0.335601074846972</text:p>
          </table:table-cell>
          <table:table-cell office:value-type="float" office:value="0.0921443328091721" calcext:value-type="float">
            <text:p>0.092144332809172</text:p>
          </table:table-cell>
          <table:table-cell/>
          <table:table-cell table:formula="of:=[.$J$6]/[.E93]+[.$K$6]/[.F93]+[.$L$6]/[.G93]" office:value-type="float" office:value="-6.01051337774358" calcext:value-type="float">
            <text:p>-6.01051337774358</text:p>
          </table:table-cell>
          <table:table-cell table:formula="of:=([.$J$6]*[.E93]+[.$K$6]*[.F93]+[.$L$6]*[.G93])/(SQRT(POWER([.$J$6];2)+POWER([.$K$6];2)+POWER([.$L$6];2))*SQRT(POWER([.$E93];2)+POWER([.$F93];2)+POWER([.$G93];2)) )" office:value-type="float" office:value="-0.60534711145905" calcext:value-type="float">
            <text:p>-0.605347111459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39731802454373" calcext:value-type="float">
            <text:p>-0.939731802454373</text:p>
          </table:table-cell>
          <table:table-cell office:value-type="float" office:value="0.317918446254455" calcext:value-type="float">
            <text:p>0.317918446254455</text:p>
          </table:table-cell>
          <table:table-cell office:value-type="float" office:value="0.125825279602344" calcext:value-type="float">
            <text:p>0.125825279602344</text:p>
          </table:table-cell>
          <table:table-cell/>
          <table:table-cell table:formula="of:=[.$J$6]/[.E94]+[.$K$6]/[.F94]+[.$L$6]/[.G94]" office:value-type="float" office:value="-4.24800630680992" calcext:value-type="float">
            <text:p>-4.24800630680992</text:p>
          </table:table-cell>
          <table:table-cell table:formula="of:=([.$J$6]*[.E94]+[.$K$6]*[.F94]+[.$L$6]*[.G94])/(SQRT(POWER([.$J$6];2)+POWER([.$K$6];2)+POWER([.$L$6];2))*SQRT(POWER([.$E94];2)+POWER([.$F94];2)+POWER([.$G94];2)) )" office:value-type="float" office:value="-0.633231398688421" calcext:value-type="float">
            <text:p>-0.6332313986884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39731802454373" calcext:value-type="float">
            <text:p>-0.939731802454373</text:p>
          </table:table-cell>
          <table:table-cell office:value-type="float" office:value="0.317918446254455" calcext:value-type="float">
            <text:p>0.317918446254455</text:p>
          </table:table-cell>
          <table:table-cell office:value-type="float" office:value="0.125825279602344" calcext:value-type="float">
            <text:p>0.125825279602344</text:p>
          </table:table-cell>
          <table:table-cell/>
          <table:table-cell table:formula="of:=[.$J$6]/[.E95]+[.$K$6]/[.F95]+[.$L$6]/[.G95]" office:value-type="float" office:value="-4.24800630680992" calcext:value-type="float">
            <text:p>-4.24800630680992</text:p>
          </table:table-cell>
          <table:table-cell table:formula="of:=([.$J$6]*[.E95]+[.$K$6]*[.F95]+[.$L$6]*[.G95])/(SQRT(POWER([.$J$6];2)+POWER([.$K$6];2)+POWER([.$L$6];2))*SQRT(POWER([.$E95];2)+POWER([.$F95];2)+POWER([.$G95];2)) )" office:value-type="float" office:value="-0.633231398688421" calcext:value-type="float">
            <text:p>-0.6332313986884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39731802454373" calcext:value-type="float">
            <text:p>-0.939731802454373</text:p>
          </table:table-cell>
          <table:table-cell office:value-type="float" office:value="0.317918446254455" calcext:value-type="float">
            <text:p>0.317918446254455</text:p>
          </table:table-cell>
          <table:table-cell office:value-type="float" office:value="0.125825279602344" calcext:value-type="float">
            <text:p>0.125825279602344</text:p>
          </table:table-cell>
          <table:table-cell/>
          <table:table-cell table:formula="of:=[.$J$6]/[.E96]+[.$K$6]/[.F96]+[.$L$6]/[.G96]" office:value-type="float" office:value="-4.24800630680992" calcext:value-type="float">
            <text:p>-4.24800630680992</text:p>
          </table:table-cell>
          <table:table-cell table:formula="of:=([.$J$6]*[.E96]+[.$K$6]*[.F96]+[.$L$6]*[.G96])/(SQRT(POWER([.$J$6];2)+POWER([.$K$6];2)+POWER([.$L$6];2))*SQRT(POWER([.$E96];2)+POWER([.$F96];2)+POWER([.$G96];2)) )" office:value-type="float" office:value="-0.633231398688421" calcext:value-type="float">
            <text:p>-0.6332313986884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39741744778373" calcext:value-type="float">
            <text:p>-0.939741744778373</text:p>
          </table:table-cell>
          <table:table-cell office:value-type="float" office:value="0.317789388508616" calcext:value-type="float">
            <text:p>0.317789388508616</text:p>
          </table:table-cell>
          <table:table-cell office:value-type="float" office:value="0.126076792758294" calcext:value-type="float">
            <text:p>0.126076792758294</text:p>
          </table:table-cell>
          <table:table-cell/>
          <table:table-cell table:formula="of:=[.$J$6]/[.E97]+[.$K$6]/[.F97]+[.$L$6]/[.G97]" office:value-type="float" office:value="-4.23825052911212" calcext:value-type="float">
            <text:p>-4.23825052911212</text:p>
          </table:table-cell>
          <table:table-cell table:formula="of:=([.$J$6]*[.E97]+[.$K$6]*[.F97]+[.$L$6]*[.G97])/(SQRT(POWER([.$J$6];2)+POWER([.$K$6];2)+POWER([.$L$6];2))*SQRT(POWER([.$E97];2)+POWER([.$F97];2)+POWER([.$G97];2)) )" office:value-type="float" office:value="-0.633433595634696" calcext:value-type="float">
            <text:p>-0.63343359563469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42474082111546" calcext:value-type="float">
            <text:p>-0.942474082111546</text:p>
          </table:table-cell>
          <table:table-cell office:value-type="float" office:value="0.306678718375495" calcext:value-type="float">
            <text:p>0.306678718375495</text:p>
          </table:table-cell>
          <table:table-cell office:value-type="float" office:value="0.133006647366075" calcext:value-type="float">
            <text:p>0.133006647366075</text:p>
          </table:table-cell>
          <table:table-cell/>
          <table:table-cell table:formula="of:=[.$J$6]/[.E98]+[.$K$6]/[.F98]+[.$L$6]/[.G98]" office:value-type="float" office:value="-3.95198713154878" calcext:value-type="float">
            <text:p>-3.95198713154878</text:p>
          </table:table-cell>
          <table:table-cell table:formula="of:=([.$J$6]*[.E98]+[.$K$6]*[.F98]+[.$L$6]*[.G98])/(SQRT(POWER([.$J$6];2)+POWER([.$K$6];2)+POWER([.$L$6];2))*SQRT(POWER([.$E98];2)+POWER([.$F98];2)+POWER([.$G98];2)) )" office:value-type="float" office:value="-0.643582507058131" calcext:value-type="float">
            <text:p>-0.6435825070581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42474082111546" calcext:value-type="float">
            <text:p>-0.942474082111546</text:p>
          </table:table-cell>
          <table:table-cell office:value-type="float" office:value="0.306678718375495" calcext:value-type="float">
            <text:p>0.306678718375495</text:p>
          </table:table-cell>
          <table:table-cell office:value-type="float" office:value="0.133006647366075" calcext:value-type="float">
            <text:p>0.133006647366075</text:p>
          </table:table-cell>
          <table:table-cell/>
          <table:table-cell table:formula="of:=[.$J$6]/[.E99]+[.$K$6]/[.F99]+[.$L$6]/[.G99]" office:value-type="float" office:value="-3.95198713154878" calcext:value-type="float">
            <text:p>-3.95198713154878</text:p>
          </table:table-cell>
          <table:table-cell table:formula="of:=([.$J$6]*[.E99]+[.$K$6]*[.F99]+[.$L$6]*[.G99])/(SQRT(POWER([.$J$6];2)+POWER([.$K$6];2)+POWER([.$L$6];2))*SQRT(POWER([.$E99];2)+POWER([.$F99];2)+POWER([.$G99];2)) )" office:value-type="float" office:value="-0.643582507058131" calcext:value-type="float">
            <text:p>-0.6435825070581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42474082111546" calcext:value-type="float">
            <text:p>-0.942474082111546</text:p>
          </table:table-cell>
          <table:table-cell office:value-type="float" office:value="0.306678718375495" calcext:value-type="float">
            <text:p>0.306678718375495</text:p>
          </table:table-cell>
          <table:table-cell office:value-type="float" office:value="0.133006647366075" calcext:value-type="float">
            <text:p>0.133006647366075</text:p>
          </table:table-cell>
          <table:table-cell/>
          <table:table-cell table:formula="of:=[.$J$6]/[.E100]+[.$K$6]/[.F100]+[.$L$6]/[.G100]" office:value-type="float" office:value="-3.95198713154878" calcext:value-type="float">
            <text:p>-3.95198713154878</text:p>
          </table:table-cell>
          <table:table-cell table:formula="of:=([.$J$6]*[.E100]+[.$K$6]*[.F100]+[.$L$6]*[.G100])/(SQRT(POWER([.$J$6];2)+POWER([.$K$6];2)+POWER([.$L$6];2))*SQRT(POWER([.$E100];2)+POWER([.$F100];2)+POWER([.$G100];2)) )" office:value-type="float" office:value="-0.643582507058131" calcext:value-type="float">
            <text:p>-0.6435825070581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43386143476566" calcext:value-type="float">
            <text:p>-0.943386143476566</text:p>
          </table:table-cell>
          <table:table-cell office:value-type="float" office:value="0.314116768793894" calcext:value-type="float">
            <text:p>0.314116768793894</text:p>
          </table:table-cell>
          <table:table-cell office:value-type="float" office:value="0.106551583089581" calcext:value-type="float">
            <text:p>0.106551583089581</text:p>
          </table:table-cell>
          <table:table-cell/>
          <table:table-cell table:formula="of:=[.$J$6]/[.E101]+[.$K$6]/[.F101]+[.$L$6]/[.G101]" office:value-type="float" office:value="-5.07174682182858" calcext:value-type="float">
            <text:p>-5.07174682182858</text:p>
          </table:table-cell>
          <table:table-cell table:formula="of:=([.$J$6]*[.E101]+[.$K$6]*[.F101]+[.$L$6]*[.G101])/(SQRT(POWER([.$J$6];2)+POWER([.$K$6];2)+POWER([.$L$6];2))*SQRT(POWER([.$E101];2)+POWER([.$F101];2)+POWER([.$G101];2)) )" office:value-type="float" office:value="-0.626005055094465" calcext:value-type="float">
            <text:p>-0.62600505509446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44952241925624" calcext:value-type="float">
            <text:p>-0.944952241925624</text:p>
          </table:table-cell>
          <table:table-cell office:value-type="float" office:value="0.295853628882281" calcext:value-type="float">
            <text:p>0.295853628882281</text:p>
          </table:table-cell>
          <table:table-cell office:value-type="float" office:value="0.139770850884303" calcext:value-type="float">
            <text:p>0.139770850884303</text:p>
          </table:table-cell>
          <table:table-cell/>
          <table:table-cell table:formula="of:=[.$J$6]/[.E102]+[.$K$6]/[.F102]+[.$L$6]/[.G102]" office:value-type="float" office:value="-3.69286545242427" calcext:value-type="float">
            <text:p>-3.69286545242427</text:p>
          </table:table-cell>
          <table:table-cell table:formula="of:=([.$J$6]*[.E102]+[.$K$6]*[.F102]+[.$L$6]*[.G102])/(SQRT(POWER([.$J$6];2)+POWER([.$K$6];2)+POWER([.$L$6];2))*SQRT(POWER([.$E102];2)+POWER([.$F102];2)+POWER([.$G102];2)) )" office:value-type="float" office:value="-0.653345199775108" calcext:value-type="float">
            <text:p>-0.6533451997751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44952241925624" calcext:value-type="float">
            <text:p>-0.944952241925624</text:p>
          </table:table-cell>
          <table:table-cell office:value-type="float" office:value="0.295853628882281" calcext:value-type="float">
            <text:p>0.295853628882281</text:p>
          </table:table-cell>
          <table:table-cell office:value-type="float" office:value="0.139770850884303" calcext:value-type="float">
            <text:p>0.139770850884303</text:p>
          </table:table-cell>
          <table:table-cell/>
          <table:table-cell table:formula="of:=[.$J$6]/[.E103]+[.$K$6]/[.F103]+[.$L$6]/[.G103]" office:value-type="float" office:value="-3.69286545242427" calcext:value-type="float">
            <text:p>-3.69286545242427</text:p>
          </table:table-cell>
          <table:table-cell table:formula="of:=([.$J$6]*[.E103]+[.$K$6]*[.F103]+[.$L$6]*[.G103])/(SQRT(POWER([.$J$6];2)+POWER([.$K$6];2)+POWER([.$L$6];2))*SQRT(POWER([.$E103];2)+POWER([.$F103];2)+POWER([.$G103];2)) )" office:value-type="float" office:value="-0.653345199775108" calcext:value-type="float">
            <text:p>-0.6533451997751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44951966834838" calcext:value-type="float">
            <text:p>-0.944951966834838</text:p>
          </table:table-cell>
          <table:table-cell office:value-type="float" office:value="0.295853580809082" calcext:value-type="float">
            <text:p>0.295853580809082</text:p>
          </table:table-cell>
          <table:table-cell office:value-type="float" office:value="0.1397728124401" calcext:value-type="float">
            <text:p>0.1397728124401</text:p>
          </table:table-cell>
          <table:table-cell/>
          <table:table-cell table:formula="of:=[.$J$6]/[.E104]+[.$K$6]/[.F104]+[.$L$6]/[.G104]" office:value-type="float" office:value="-3.69280674318042" calcext:value-type="float">
            <text:p>-3.69280674318042</text:p>
          </table:table-cell>
          <table:table-cell table:formula="of:=([.$J$6]*[.E104]+[.$K$6]*[.F104]+[.$L$6]*[.G104])/(SQRT(POWER([.$J$6];2)+POWER([.$K$6];2)+POWER([.$L$6];2))*SQRT(POWER([.$E104];2)+POWER([.$F104];2)+POWER([.$G104];2)) )" office:value-type="float" office:value="-0.653346166555723" calcext:value-type="float">
            <text:p>-0.6533461665557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47184484551327" calcext:value-type="float">
            <text:p>-0.947184484551327</text:p>
          </table:table-cell>
          <table:table-cell office:value-type="float" office:value="0.285414757114985" calcext:value-type="float">
            <text:p>0.285414757114985</text:p>
          </table:table-cell>
          <table:table-cell office:value-type="float" office:value="0.146218906596344" calcext:value-type="float">
            <text:p>0.146218906596344</text:p>
          </table:table-cell>
          <table:table-cell/>
          <table:table-cell table:formula="of:=[.$J$6]/[.E105]+[.$K$6]/[.F105]+[.$L$6]/[.G105]" office:value-type="float" office:value="-3.46062781360706" calcext:value-type="float">
            <text:p>-3.46062781360706</text:p>
          </table:table-cell>
          <table:table-cell table:formula="of:=([.$J$6]*[.E105]+[.$K$6]*[.F105]+[.$L$6]*[.G105])/(SQRT(POWER([.$J$6];2)+POWER([.$K$6];2)+POWER([.$L$6];2))*SQRT(POWER([.$E105];2)+POWER([.$F105];2)+POWER([.$G105];2)) )" office:value-type="float" office:value="-0.6626022400227" calcext:value-type="float">
            <text:p>-0.662602240022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47184484551327" calcext:value-type="float">
            <text:p>-0.947184484551327</text:p>
          </table:table-cell>
          <table:table-cell office:value-type="float" office:value="0.285414757114985" calcext:value-type="float">
            <text:p>0.285414757114985</text:p>
          </table:table-cell>
          <table:table-cell office:value-type="float" office:value="0.146218906596344" calcext:value-type="float">
            <text:p>0.146218906596344</text:p>
          </table:table-cell>
          <table:table-cell/>
          <table:table-cell table:formula="of:=[.$J$6]/[.E106]+[.$K$6]/[.F106]+[.$L$6]/[.G106]" office:value-type="float" office:value="-3.46062781360706" calcext:value-type="float">
            <text:p>-3.46062781360706</text:p>
          </table:table-cell>
          <table:table-cell table:formula="of:=([.$J$6]*[.E106]+[.$K$6]*[.F106]+[.$L$6]*[.G106])/(SQRT(POWER([.$J$6];2)+POWER([.$K$6];2)+POWER([.$L$6];2))*SQRT(POWER([.$E106];2)+POWER([.$F106];2)+POWER([.$G106];2)) )" office:value-type="float" office:value="-0.6626022400227" calcext:value-type="float">
            <text:p>-0.662602240022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47184484551327" calcext:value-type="float">
            <text:p>-0.947184484551327</text:p>
          </table:table-cell>
          <table:table-cell office:value-type="float" office:value="0.285414757114985" calcext:value-type="float">
            <text:p>0.285414757114985</text:p>
          </table:table-cell>
          <table:table-cell office:value-type="float" office:value="0.146218906596344" calcext:value-type="float">
            <text:p>0.146218906596344</text:p>
          </table:table-cell>
          <table:table-cell/>
          <table:table-cell table:formula="of:=[.$J$6]/[.E107]+[.$K$6]/[.F107]+[.$L$6]/[.G107]" office:value-type="float" office:value="-3.46062781360706" calcext:value-type="float">
            <text:p>-3.46062781360706</text:p>
          </table:table-cell>
          <table:table-cell table:formula="of:=([.$J$6]*[.E107]+[.$K$6]*[.F107]+[.$L$6]*[.G107])/(SQRT(POWER([.$J$6];2)+POWER([.$K$6];2)+POWER([.$L$6];2))*SQRT(POWER([.$E107];2)+POWER([.$F107];2)+POWER([.$G107];2)) )" office:value-type="float" office:value="-0.6626022400227" calcext:value-type="float">
            <text:p>-0.662602240022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48359212292157" calcext:value-type="float">
            <text:p>-0.948359212292157</text:p>
          </table:table-cell>
          <table:table-cell office:value-type="float" office:value="0.293072880556448" calcext:value-type="float">
            <text:p>0.293072880556448</text:p>
          </table:table-cell>
          <table:table-cell office:value-type="float" office:value="0.121338745431723" calcext:value-type="float">
            <text:p>0.121338745431723</text:p>
          </table:table-cell>
          <table:table-cell/>
          <table:table-cell table:formula="of:=[.$J$6]/[.E108]+[.$K$6]/[.F108]+[.$L$6]/[.G108]" office:value-type="float" office:value="-4.31389688334674" calcext:value-type="float">
            <text:p>-4.31389688334674</text:p>
          </table:table-cell>
          <table:table-cell table:formula="of:=([.$J$6]*[.E108]+[.$K$6]*[.F108]+[.$L$6]*[.G108])/(SQRT(POWER([.$J$6];2)+POWER([.$K$6];2)+POWER([.$L$6];2))*SQRT(POWER([.$E108];2)+POWER([.$F108];2)+POWER([.$G108];2)) )" office:value-type="float" office:value="-0.646053653625761" calcext:value-type="float">
            <text:p>-0.64605365362576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48354017671916" calcext:value-type="float">
            <text:p>-0.948354017671916</text:p>
          </table:table-cell>
          <table:table-cell office:value-type="float" office:value="0.292880936168316" calcext:value-type="float">
            <text:p>0.292880936168316</text:p>
          </table:table-cell>
          <table:table-cell office:value-type="float" office:value="0.121841759650398" calcext:value-type="float">
            <text:p>0.121841759650398</text:p>
          </table:table-cell>
          <table:table-cell/>
          <table:table-cell table:formula="of:=[.$J$6]/[.E109]+[.$K$6]/[.F109]+[.$L$6]/[.G109]" office:value-type="float" office:value="-4.29317024590443" calcext:value-type="float">
            <text:p>-4.29317024590443</text:p>
          </table:table-cell>
          <table:table-cell table:formula="of:=([.$J$6]*[.E109]+[.$K$6]*[.F109]+[.$L$6]*[.G109])/(SQRT(POWER([.$J$6];2)+POWER([.$K$6];2)+POWER([.$L$6];2))*SQRT(POWER([.$E109];2)+POWER([.$F109];2)+POWER([.$G109];2)) )" office:value-type="float" office:value="-0.646415386280135" calcext:value-type="float">
            <text:p>-0.64641538628013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49199941182678" calcext:value-type="float">
            <text:p>-0.949199941182678</text:p>
          </table:table-cell>
          <table:table-cell office:value-type="float" office:value="0.275278371160275" calcext:value-type="float">
            <text:p>0.275278371160275</text:p>
          </table:table-cell>
          <table:table-cell office:value-type="float" office:value="0.152450943028066" calcext:value-type="float">
            <text:p>0.152450943028066</text:p>
          </table:table-cell>
          <table:table-cell/>
          <table:table-cell table:formula="of:=[.$J$6]/[.E110]+[.$K$6]/[.F110]+[.$L$6]/[.G110]" office:value-type="float" office:value="-3.24758798746432" calcext:value-type="float">
            <text:p>-3.24758798746432</text:p>
          </table:table-cell>
          <table:table-cell table:formula="of:=([.$J$6]*[.E110]+[.$K$6]*[.F110]+[.$L$6]*[.G110])/(SQRT(POWER([.$J$6];2)+POWER([.$K$6];2)+POWER([.$L$6];2))*SQRT(POWER([.$E110];2)+POWER([.$F110];2)+POWER([.$G110];2)) )" office:value-type="float" office:value="-0.671464289052169" calcext:value-type="float">
            <text:p>-0.67146428905216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49199941182678" calcext:value-type="float">
            <text:p>-0.949199941182678</text:p>
          </table:table-cell>
          <table:table-cell office:value-type="float" office:value="0.275278371160275" calcext:value-type="float">
            <text:p>0.275278371160275</text:p>
          </table:table-cell>
          <table:table-cell office:value-type="float" office:value="0.152450943028066" calcext:value-type="float">
            <text:p>0.152450943028066</text:p>
          </table:table-cell>
          <table:table-cell/>
          <table:table-cell table:formula="of:=[.$J$6]/[.E111]+[.$K$6]/[.F111]+[.$L$6]/[.G111]" office:value-type="float" office:value="-3.24758798746432" calcext:value-type="float">
            <text:p>-3.24758798746432</text:p>
          </table:table-cell>
          <table:table-cell table:formula="of:=([.$J$6]*[.E111]+[.$K$6]*[.F111]+[.$L$6]*[.G111])/(SQRT(POWER([.$J$6];2)+POWER([.$K$6];2)+POWER([.$L$6];2))*SQRT(POWER([.$E111];2)+POWER([.$F111];2)+POWER([.$G111];2)) )" office:value-type="float" office:value="-0.671464289052169" calcext:value-type="float">
            <text:p>-0.67146428905216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949199941182678" calcext:value-type="float">
            <text:p>-0.949199941182678</text:p>
          </table:table-cell>
          <table:table-cell office:value-type="float" office:value="0.275278371160275" calcext:value-type="float">
            <text:p>0.275278371160275</text:p>
          </table:table-cell>
          <table:table-cell office:value-type="float" office:value="0.152450943028066" calcext:value-type="float">
            <text:p>0.152450943028066</text:p>
          </table:table-cell>
          <table:table-cell/>
          <table:table-cell table:formula="of:=[.$J$6]/[.E112]+[.$K$6]/[.F112]+[.$L$6]/[.G112]" office:value-type="float" office:value="-3.24758798746432" calcext:value-type="float">
            <text:p>-3.24758798746432</text:p>
          </table:table-cell>
          <table:table-cell table:formula="of:=([.$J$6]*[.E112]+[.$K$6]*[.F112]+[.$L$6]*[.G112])/(SQRT(POWER([.$J$6];2)+POWER([.$K$6];2)+POWER([.$L$6];2))*SQRT(POWER([.$E112];2)+POWER([.$F112];2)+POWER([.$G112];2)) )" office:value-type="float" office:value="-0.671464289052169" calcext:value-type="float">
            <text:p>-0.671464289052169</text:p>
          </table:table-cell>
          <table:table-cell table:number-columns-repeated="8"/>
        </table:table-row>
      </table:table>
      <table:table table:name="9 grad" table:style-name="ta1">
        <table:shapes>
          <draw:frame draw:z-index="0" draw:style-name="gr2" draw:text-style-name="P1" svg:width="453.51pt" svg:height="255.09pt" svg:x="690.46pt" svg:y="241.46pt">
            <draw:object draw:notify-on-update-of-ranges="'9 grad'.J13:'9 grad'.J1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number-columns-repeated="9" table:default-cell-style-name="Default"/>
        <table:table-row table:style-name="ro1">
          <table:table-cell table:number-columns-repeated="7"/>
          <table:table-cell office:value-type="string" calcext:value-type="string">
            <text:p>gamma=</text:p>
          </table:table-cell>
          <table:table-cell table:style-name="ce1" office:value-type="float" office:value="21.7223419590693" calcext:value-type="float">
            <text:p>21.7223419590693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ort</text:p>
          </table:table-cell>
          <table:table-cell office:value-type="string" calcext:value-type="string">
            <text:p>max_vor_line</text:p>
          </table:table-cell>
          <table:table-cell table:style-name="ce1" office:value-type="float" office:value="2.0270192" calcext:value-type="float">
            <text:p>2.0270192</text:p>
          </table:table-cell>
          <table:table-cell table:style-name="ce1" office:value-type="float" office:value="0.65152758" calcext:value-type="float">
            <text:p>0.65152758</text:p>
          </table:table-cell>
          <table:table-cell table:style-name="ce1" office:value-type="float" office:value="-0.42695047" calcext:value-type="float">
            <text:p>-0.42695047</text:p>
          </table:table-cell>
          <table:table-cell table:style-name="ce1" office:value-type="float" office:value="-104.177938050551" calcext:value-type="float">
            <text:p>-104.177938050551</text:p>
          </table:table-cell>
          <table:table-cell table:style-name="ce1" office:value-type="float" office:value="-68.5921337199" calcext:value-type="float">
            <text:p>-68.5921337199</text:p>
          </table:table-cell>
          <table:table-cell table:style-name="ce1" office:value-type="float" office:value="72.2870108077454" calcext:value-type="float">
            <text:p>72.287010807745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ndmessung_punkt:</text:p>
          </table:table-cell>
          <table:table-cell/>
          <table:table-cell table:style-name="ce2" office:value-type="float" office:value="0.432" calcext:value-type="float">
            <text:p>0.432</text:p>
          </table:table-cell>
          <table:table-cell table:style-name="ce2" office:value-type="float" office:value="-0.532" calcext:value-type="float">
            <text:p>-0.532</text:p>
          </table:table-cell>
          <table:table-cell table:style-name="ce2" office:value-type="float" office:value="0.659" calcext:value-type="float">
            <text:p>0.65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vor (x|y|z)</text:p>
          </table:table-cell>
          <table:table-cell table:style-name="ce2" table:formula="of:=[.L2]" office:value-type="float" office:value="-104.177938050551" calcext:value-type="float">
            <text:p>-104.177938050551</text:p>
          </table:table-cell>
          <table:table-cell table:style-name="ce2" table:formula="of:=[.M2]" office:value-type="float" office:value="-68.5921337199" calcext:value-type="float">
            <text:p>-68.5921337199</text:p>
          </table:table-cell>
          <table:table-cell table:style-name="ce2" table:formula="of:=[.N2]" office:value-type="float" office:value="72.2870108077454" calcext:value-type="float">
            <text:p>72.287010807745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ektor zur handmessung</text:p>
          </table:table-cell>
          <table:table-cell/>
          <table:table-cell table:style-name="ce2" table:formula="of:=[.D3]-[.I4]" office:value-type="float" office:value="-1.5950192" calcext:value-type="float">
            <text:p>-1.5950192</text:p>
          </table:table-cell>
          <table:table-cell table:style-name="ce2" table:formula="of:=[.E3]-[.J4]" office:value-type="float" office:value="-1.18352758" calcext:value-type="float">
            <text:p>-1.18352758</text:p>
          </table:table-cell>
          <table:table-cell table:style-name="ce2" table:formula="of:=[.F3]-[.K4]" office:value-type="float" office:value="1.08595047" calcext:value-type="float">
            <text:p>1.08595047</text:p>
          </table:table-cell>
          <table:table-cell/>
          <table:table-cell office:value-type="string" calcext:value-type="string">
            <text:p>ort_linie</text:p>
          </table:table-cell>
          <table:table-cell table:formula="of:=[.I2]" office:value-type="float" office:value="2.0270192" calcext:value-type="float">
            <text:p>2.0270192</text:p>
          </table:table-cell>
          <table:table-cell table:formula="of:=[.J2]" office:value-type="float" office:value="0.65152758" calcext:value-type="float">
            <text:p>0.65152758</text:p>
          </table:table-cell>
          <table:table-cell table:style-name="ce2" table:formula="of:=[.K2]" office:value-type="float" office:value="-0.42695047" calcext:value-type="float">
            <text:p>-0.4269504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iert</text:p>
          </table:table-cell>
          <table:table-cell/>
          <table:table-cell table:style-name="ce2" table:formula="of:=[.D4]/SQRT(POWER([.D4];2)+POWER([.E4];2)+POWER([.F4];2))" office:value-type="float" office:value="-0.704622650480687" calcext:value-type="float">
            <text:p>-0.704622650480687</text:p>
          </table:table-cell>
          <table:table-cell table:style-name="ce2" table:formula="of:=[.E4]/SQRT(POWER([.D4];2)+POWER([.E4];2)+POWER([.F4];2))" office:value-type="float" office:value="-0.522840314609751" calcext:value-type="float">
            <text:p>-0.522840314609751</text:p>
          </table:table-cell>
          <table:table-cell table:style-name="ce2" table:formula="of:=[.F4]/SQRT(POWER([.D4];2)+POWER([.E4];2)+POWER([.F4];2))" office:value-type="float" office:value="0.47973422417871" calcext:value-type="float">
            <text:p>0.47973422417871</text:p>
          </table:table-cell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8"/>
          <table:table-cell table:style-name="Default" office:value-type="string" calcext:value-type="string">
            <text:p>c:</text:p>
          </table:table-cell>
          <table:table-cell table:style-name="Default" table:formula="of:=[.D5]" office:value-type="float" office:value="-0.704622650480687" calcext:value-type="float">
            <text:p>-0.704622650480687</text:p>
          </table:table-cell>
          <table:table-cell table:formula="of:=[.E5]" office:value-type="float" office:value="-0.522840314609751" calcext:value-type="float">
            <text:p>-0.522840314609751</text:p>
          </table:table-cell>
          <table:table-cell table:formula="of:=[.F5]" office:value-type="float" office:value="0.47973422417871" calcext:value-type="float">
            <text:p>0.47973422417871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6"/>
          <table:table-cell office:value-type="string" calcext:value-type="string">
            <text:p>genutzer NormalenVektor</text:p>
          </table:table-cell>
          <table:table-cell/>
          <table:table-cell office:value-type="float" office:value="-0.707106781186548" calcext:value-type="float">
            <text:p>-0.707106781186548</text:p>
          </table:table-cell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8"/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8"/>
          <table:table-cell office:value-type="float" office:value="-0.5" calcext:value-type="float">
            <text:p>-0.5</text:p>
          </table:table-cell>
        </table:table-row>
        <table:table-row table:style-name="ro1">
          <table:table-cell table:number-columns-repeated="8"/>
          <table:table-cell table:style-name="Default" office:value-type="string" calcext:value-type="string">
            <text:p>a_i=r*b_i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8"/>
          <table:table-cell table:style-name="Default"/>
          <table:table-cell table:style-name="Default" office:value-type="string" calcext:value-type="string">
            <text:p>Kosinusähnlichkeit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aste here ----------------------------→</text:p>
          </table:table-cell>
          <table:table-cell table:style-name="ce1" table:number-columns-repeated="2"/>
          <table:table-cell office:value-type="string" calcext:value-type="string">
            <text:p>c:</text:p>
          </table:table-cell>
          <table:table-cell office:value-type="float" office:value="-0.738055866125348" calcext:value-type="float">
            <text:p>-0.738055866125348</text:p>
          </table:table-cell>
          <table:table-cell office:value-type="float" office:value="-0.418789496490757" calcext:value-type="float">
            <text:p>-0.418789496490757</text:p>
          </table:table-cell>
          <table:table-cell office:value-type="float" office:value="0.529045268485582" calcext:value-type="float">
            <text:p>0.529045268485582</text:p>
          </table:table-cell>
          <table:table-cell/>
          <table:table-cell table:formula="of:=[.$J$6]/[.E13]+[.$K$6]/[.F13]+[.$L$6]/[.G13]" office:value-type="float" office:value="3.10994949158343" calcext:value-type="float">
            <text:p>3.10994949158343</text:p>
          </table:table-cell>
          <table:table-cell table:formula="of:=([.$J$6]*[.E13]+[.$K$6]*[.F13]+[.$L$6]*[.G13])/(SQRT(POWER([.$J$6];2)+POWER([.$K$6];2)+POWER([.$L$6];2))*SQRT(POWER([.$E13];2)+POWER([.$F13];2)+POWER([.$G13];2)) )" office:value-type="float" office:value="0.992812034124896" calcext:value-type="float">
            <text:p>0.992812034124896</text:p>
          </table:table-cell>
          <table:table-cell table:number-columns-repeated="2"/>
          <table:table-cell office:value-type="string" calcext:value-type="string">
            <text:p>-1 anitline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8055866125348" calcext:value-type="float">
            <text:p>-0.738055866125348</text:p>
          </table:table-cell>
          <table:table-cell office:value-type="float" office:value="-0.418789496490757" calcext:value-type="float">
            <text:p>-0.418789496490757</text:p>
          </table:table-cell>
          <table:table-cell office:value-type="float" office:value="0.529045268485582" calcext:value-type="float">
            <text:p>0.529045268485582</text:p>
          </table:table-cell>
          <table:table-cell/>
          <table:table-cell table:formula="of:=[.$J$6]/[.E14]+[.$K$6]/[.F14]+[.$L$6]/[.G14]" office:value-type="float" office:value="3.10994949158343" calcext:value-type="float">
            <text:p>3.10994949158343</text:p>
          </table:table-cell>
          <table:table-cell table:formula="of:=([.$J$6]*[.E14]+[.$K$6]*[.F14]+[.$L$6]*[.G14])/(SQRT(POWER([.$J$6];2)+POWER([.$K$6];2)+POWER([.$L$6];2))*SQRT(POWER([.$E14];2)+POWER([.$F14];2)+POWER([.$G14];2)) )" office:value-type="float" office:value="0.992812034124896" calcext:value-type="float">
            <text:p>0.992812034124896</text:p>
          </table:table-cell>
          <table:table-cell table:number-columns-repeated="2"/>
          <table:table-cell office:value-type="string" calcext:value-type="string">
            <text:p>1 line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8055866125348" calcext:value-type="float">
            <text:p>-0.738055866125348</text:p>
          </table:table-cell>
          <table:table-cell office:value-type="float" office:value="-0.418789496490757" calcext:value-type="float">
            <text:p>-0.418789496490757</text:p>
          </table:table-cell>
          <table:table-cell office:value-type="float" office:value="0.529045268485582" calcext:value-type="float">
            <text:p>0.529045268485582</text:p>
          </table:table-cell>
          <table:table-cell/>
          <table:table-cell table:formula="of:=[.$J$6]/[.E15]+[.$K$6]/[.F15]+[.$L$6]/[.G15]" office:value-type="float" office:value="3.10994949158343" calcext:value-type="float">
            <text:p>3.10994949158343</text:p>
          </table:table-cell>
          <table:table-cell table:formula="of:=([.$J$6]*[.E15]+[.$K$6]*[.F15]+[.$L$6]*[.G15])/(SQRT(POWER([.$J$6];2)+POWER([.$K$6];2)+POWER([.$L$6];2))*SQRT(POWER([.$E15];2)+POWER([.$F15];2)+POWER([.$G15];2)) )" office:value-type="float" office:value="0.992812034124896" calcext:value-type="float">
            <text:p>0.992812034124896</text:p>
          </table:table-cell>
          <table:table-cell table:number-columns-repeated="2"/>
          <table:table-cell office:value-type="string" calcext:value-type="string">
            <text:p>0 orthogonal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8055866125348" calcext:value-type="float">
            <text:p>-0.738055866125348</text:p>
          </table:table-cell>
          <table:table-cell office:value-type="float" office:value="-0.418789496490757" calcext:value-type="float">
            <text:p>-0.418789496490757</text:p>
          </table:table-cell>
          <table:table-cell office:value-type="float" office:value="0.529045268485582" calcext:value-type="float">
            <text:p>0.529045268485582</text:p>
          </table:table-cell>
          <table:table-cell/>
          <table:table-cell table:formula="of:=[.$J$6]/[.E16]+[.$K$6]/[.F16]+[.$L$6]/[.G16]" office:value-type="float" office:value="3.10994949158343" calcext:value-type="float">
            <text:p>3.10994949158343</text:p>
          </table:table-cell>
          <table:table-cell table:formula="of:=([.$J$6]*[.E16]+[.$K$6]*[.F16]+[.$L$6]*[.G16])/(SQRT(POWER([.$J$6];2)+POWER([.$K$6];2)+POWER([.$L$6];2))*SQRT(POWER([.$E16];2)+POWER([.$F16];2)+POWER([.$G16];2)) )" office:value-type="float" office:value="0.992812034124896" calcext:value-type="float">
            <text:p>0.99281203412489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2559182780564" calcext:value-type="float">
            <text:p>-0.732559182780564</text:p>
          </table:table-cell>
          <table:table-cell office:value-type="float" office:value="-0.429853552308783" calcext:value-type="float">
            <text:p>-0.429853552308783</text:p>
          </table:table-cell>
          <table:table-cell office:value-type="float" office:value="0.52780959378491" calcext:value-type="float">
            <text:p>0.52780959378491</text:p>
          </table:table-cell>
          <table:table-cell/>
          <table:table-cell table:formula="of:=[.$J$6]/[.E17]+[.$K$6]/[.F17]+[.$L$6]/[.G17]" office:value-type="float" office:value="3.0871017458924" calcext:value-type="float">
            <text:p>3.0871017458924</text:p>
          </table:table-cell>
          <table:table-cell table:formula="of:=([.$J$6]*[.E17]+[.$K$6]*[.F17]+[.$L$6]*[.G17])/(SQRT(POWER([.$J$6];2)+POWER([.$K$6];2)+POWER([.$L$6];2))*SQRT(POWER([.$E17];2)+POWER([.$F17];2)+POWER([.$G17];2)) )" office:value-type="float" office:value="0.994130885518534" calcext:value-type="float">
            <text:p>0.99413088551853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2559182780564" calcext:value-type="float">
            <text:p>-0.732559182780564</text:p>
          </table:table-cell>
          <table:table-cell office:value-type="float" office:value="-0.429853552308783" calcext:value-type="float">
            <text:p>-0.429853552308783</text:p>
          </table:table-cell>
          <table:table-cell office:value-type="float" office:value="0.52780959378491" calcext:value-type="float">
            <text:p>0.52780959378491</text:p>
          </table:table-cell>
          <table:table-cell/>
          <table:table-cell table:formula="of:=[.$J$6]/[.E18]+[.$K$6]/[.F18]+[.$L$6]/[.G18]" office:value-type="float" office:value="3.0871017458924" calcext:value-type="float">
            <text:p>3.0871017458924</text:p>
          </table:table-cell>
          <table:table-cell table:formula="of:=([.$J$6]*[.E18]+[.$K$6]*[.F18]+[.$L$6]*[.G18])/(SQRT(POWER([.$J$6];2)+POWER([.$K$6];2)+POWER([.$L$6];2))*SQRT(POWER([.$E18];2)+POWER([.$F18];2)+POWER([.$G18];2)) )" office:value-type="float" office:value="0.994130885518534" calcext:value-type="float">
            <text:p>0.99413088551853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5239302169427" calcext:value-type="float">
            <text:p>-0.725239302169427</text:p>
          </table:table-cell>
          <table:table-cell office:value-type="float" office:value="-0.437229794104005" calcext:value-type="float">
            <text:p>-0.437229794104005</text:p>
          </table:table-cell>
          <table:table-cell office:value-type="float" office:value="0.531844020119218" calcext:value-type="float">
            <text:p>0.531844020119218</text:p>
          </table:table-cell>
          <table:table-cell/>
          <table:table-cell table:formula="of:=[.$J$6]/[.E19]+[.$K$6]/[.F19]+[.$L$6]/[.G19]" office:value-type="float" office:value="3.06939527051949" calcext:value-type="float">
            <text:p>3.06939527051949</text:p>
          </table:table-cell>
          <table:table-cell table:formula="of:=([.$J$6]*[.E19]+[.$K$6]*[.F19]+[.$L$6]*[.G19])/(SQRT(POWER([.$J$6];2)+POWER([.$K$6];2)+POWER([.$L$6];2))*SQRT(POWER([.$E19];2)+POWER([.$F19];2)+POWER([.$G19];2)) )" office:value-type="float" office:value="0.99476518080946" calcext:value-type="float">
            <text:p>0.9947651808094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5239302169427" calcext:value-type="float">
            <text:p>-0.725239302169427</text:p>
          </table:table-cell>
          <table:table-cell office:value-type="float" office:value="-0.437229794104005" calcext:value-type="float">
            <text:p>-0.437229794104005</text:p>
          </table:table-cell>
          <table:table-cell office:value-type="float" office:value="0.531844020119218" calcext:value-type="float">
            <text:p>0.531844020119218</text:p>
          </table:table-cell>
          <table:table-cell/>
          <table:table-cell table:formula="of:=[.$J$6]/[.E20]+[.$K$6]/[.F20]+[.$L$6]/[.G20]" office:value-type="float" office:value="3.06939527051949" calcext:value-type="float">
            <text:p>3.06939527051949</text:p>
          </table:table-cell>
          <table:table-cell table:formula="of:=([.$J$6]*[.E20]+[.$K$6]*[.F20]+[.$L$6]*[.G20])/(SQRT(POWER([.$J$6];2)+POWER([.$K$6];2)+POWER([.$L$6];2))*SQRT(POWER([.$E20];2)+POWER([.$F20];2)+POWER([.$G20];2)) )" office:value-type="float" office:value="0.99476518080946" calcext:value-type="float">
            <text:p>0.9947651808094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244998100652" calcext:value-type="float">
            <text:p>-0.711244998100652</text:p>
          </table:table-cell>
          <table:table-cell office:value-type="float" office:value="-0.43850364305141" calcext:value-type="float">
            <text:p>-0.43850364305141</text:p>
          </table:table-cell>
          <table:table-cell office:value-type="float" office:value="0.549404320794299" calcext:value-type="float">
            <text:p>0.549404320794299</text:p>
          </table:table-cell>
          <table:table-cell/>
          <table:table-cell table:formula="of:=[.$J$6]/[.E21]+[.$K$6]/[.F21]+[.$L$6]/[.G21]" office:value-type="float" office:value="3.05620715741549" calcext:value-type="float">
            <text:p>3.05620715741549</text:p>
          </table:table-cell>
          <table:table-cell table:formula="of:=([.$J$6]*[.E21]+[.$K$6]*[.F21]+[.$L$6]*[.G21])/(SQRT(POWER([.$J$6];2)+POWER([.$K$6];2)+POWER([.$L$6];2))*SQRT(POWER([.$E21];2)+POWER([.$F21];2)+POWER([.$G21];2)) )" office:value-type="float" office:value="0.993994773990018" calcext:value-type="float">
            <text:p>0.99399477399001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84365836376" calcext:value-type="float">
            <text:p>-0.71284365836376</text:p>
          </table:table-cell>
          <table:table-cell office:value-type="float" office:value="-0.430638846095424" calcext:value-type="float">
            <text:p>-0.430638846095424</text:p>
          </table:table-cell>
          <table:table-cell office:value-type="float" office:value="0.553537806264552" calcext:value-type="float">
            <text:p>0.553537806264552</text:p>
          </table:table-cell>
          <table:table-cell/>
          <table:table-cell table:formula="of:=[.$J$6]/[.E22]+[.$K$6]/[.F22]+[.$L$6]/[.G22]" office:value-type="float" office:value="3.0692405358818" calcext:value-type="float">
            <text:p>3.0692405358818</text:p>
          </table:table-cell>
          <table:table-cell table:formula="of:=([.$J$6]*[.E22]+[.$K$6]*[.F22]+[.$L$6]*[.G22])/(SQRT(POWER([.$J$6];2)+POWER([.$K$6];2)+POWER([.$L$6];2))*SQRT(POWER([.$E22];2)+POWER([.$F22];2)+POWER([.$G22];2)) )" office:value-type="float" office:value="0.992992167752243" calcext:value-type="float">
            <text:p>0.99299216775224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84365836376" calcext:value-type="float">
            <text:p>-0.71284365836376</text:p>
          </table:table-cell>
          <table:table-cell office:value-type="float" office:value="-0.430638846095424" calcext:value-type="float">
            <text:p>-0.430638846095424</text:p>
          </table:table-cell>
          <table:table-cell office:value-type="float" office:value="0.553537806264552" calcext:value-type="float">
            <text:p>0.553537806264552</text:p>
          </table:table-cell>
          <table:table-cell/>
          <table:table-cell table:formula="of:=[.$J$6]/[.E23]+[.$K$6]/[.F23]+[.$L$6]/[.G23]" office:value-type="float" office:value="3.0692405358818" calcext:value-type="float">
            <text:p>3.0692405358818</text:p>
          </table:table-cell>
          <table:table-cell table:formula="of:=([.$J$6]*[.E23]+[.$K$6]*[.F23]+[.$L$6]*[.G23])/(SQRT(POWER([.$J$6];2)+POWER([.$K$6];2)+POWER([.$L$6];2))*SQRT(POWER([.$E23];2)+POWER([.$F23];2)+POWER([.$G23];2)) )" office:value-type="float" office:value="0.992992167752243" calcext:value-type="float">
            <text:p>0.99299216775224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84365836376" calcext:value-type="float">
            <text:p>-0.71284365836376</text:p>
          </table:table-cell>
          <table:table-cell office:value-type="float" office:value="-0.430638846095424" calcext:value-type="float">
            <text:p>-0.430638846095424</text:p>
          </table:table-cell>
          <table:table-cell office:value-type="float" office:value="0.553537806264552" calcext:value-type="float">
            <text:p>0.553537806264552</text:p>
          </table:table-cell>
          <table:table-cell/>
          <table:table-cell table:formula="of:=[.$J$6]/[.E24]+[.$K$6]/[.F24]+[.$L$6]/[.G24]" office:value-type="float" office:value="3.0692405358818" calcext:value-type="float">
            <text:p>3.0692405358818</text:p>
          </table:table-cell>
          <table:table-cell table:formula="of:=([.$J$6]*[.E24]+[.$K$6]*[.F24]+[.$L$6]*[.G24])/(SQRT(POWER([.$J$6];2)+POWER([.$K$6];2)+POWER([.$L$6];2))*SQRT(POWER([.$E24];2)+POWER([.$F24];2)+POWER([.$G24];2)) )" office:value-type="float" office:value="0.992992167752243" calcext:value-type="float">
            <text:p>0.99299216775224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0305642604343" calcext:value-type="float">
            <text:p>-0.720305642604343</text:p>
          </table:table-cell>
          <table:table-cell office:value-type="float" office:value="-0.428671191214112" calcext:value-type="float">
            <text:p>-0.428671191214112</text:p>
          </table:table-cell>
          <table:table-cell office:value-type="float" office:value="0.545344653458177" calcext:value-type="float">
            <text:p>0.545344653458177</text:p>
          </table:table-cell>
          <table:table-cell/>
          <table:table-cell table:formula="of:=[.$J$6]/[.E25]+[.$K$6]/[.F25]+[.$L$6]/[.G25]" office:value-type="float" office:value="3.07759410169893" calcext:value-type="float">
            <text:p>3.07759410169893</text:p>
          </table:table-cell>
          <table:table-cell table:formula="of:=([.$J$6]*[.E25]+[.$K$6]*[.F25]+[.$L$6]*[.G25])/(SQRT(POWER([.$J$6];2)+POWER([.$K$6];2)+POWER([.$L$6];2))*SQRT(POWER([.$E25];2)+POWER([.$F25];2)+POWER([.$G25];2)) )" office:value-type="float" office:value="0.993290745763355" calcext:value-type="float">
            <text:p>0.99329074576335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0305642604343" calcext:value-type="float">
            <text:p>-0.720305642604343</text:p>
          </table:table-cell>
          <table:table-cell office:value-type="float" office:value="-0.428671191214112" calcext:value-type="float">
            <text:p>-0.428671191214112</text:p>
          </table:table-cell>
          <table:table-cell office:value-type="float" office:value="0.545344653458177" calcext:value-type="float">
            <text:p>0.545344653458177</text:p>
          </table:table-cell>
          <table:table-cell/>
          <table:table-cell table:formula="of:=[.$J$6]/[.E26]+[.$K$6]/[.F26]+[.$L$6]/[.G26]" office:value-type="float" office:value="3.07759410169893" calcext:value-type="float">
            <text:p>3.07759410169893</text:p>
          </table:table-cell>
          <table:table-cell table:formula="of:=([.$J$6]*[.E26]+[.$K$6]*[.F26]+[.$L$6]*[.G26])/(SQRT(POWER([.$J$6];2)+POWER([.$K$6];2)+POWER([.$L$6];2))*SQRT(POWER([.$E26];2)+POWER([.$F26];2)+POWER([.$G26];2)) )" office:value-type="float" office:value="0.993290745763355" calcext:value-type="float">
            <text:p>0.99329074576335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0305642604343" calcext:value-type="float">
            <text:p>-0.720305642604343</text:p>
          </table:table-cell>
          <table:table-cell office:value-type="float" office:value="-0.428671191214112" calcext:value-type="float">
            <text:p>-0.428671191214112</text:p>
          </table:table-cell>
          <table:table-cell office:value-type="float" office:value="0.545344653458177" calcext:value-type="float">
            <text:p>0.545344653458177</text:p>
          </table:table-cell>
          <table:table-cell/>
          <table:table-cell table:formula="of:=[.$J$6]/[.E27]+[.$K$6]/[.F27]+[.$L$6]/[.G27]" office:value-type="float" office:value="3.07759410169893" calcext:value-type="float">
            <text:p>3.07759410169893</text:p>
          </table:table-cell>
          <table:table-cell table:formula="of:=([.$J$6]*[.E27]+[.$K$6]*[.F27]+[.$L$6]*[.G27])/(SQRT(POWER([.$J$6];2)+POWER([.$K$6];2)+POWER([.$L$6];2))*SQRT(POWER([.$E27];2)+POWER([.$F27];2)+POWER([.$G27];2)) )" office:value-type="float" office:value="0.993290745763355" calcext:value-type="float">
            <text:p>0.99329074576335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2777809172376" calcext:value-type="float">
            <text:p>-0.692777809172376</text:p>
          </table:table-cell>
          <table:table-cell office:value-type="float" office:value="-0.445955325163117" calcext:value-type="float">
            <text:p>-0.445955325163117</text:p>
          </table:table-cell>
          <table:table-cell office:value-type="float" office:value="0.566729878405031" calcext:value-type="float">
            <text:p>0.566729878405031</text:p>
          </table:table-cell>
          <table:table-cell/>
          <table:table-cell table:formula="of:=[.$J$6]/[.E28]+[.$K$6]/[.F28]+[.$L$6]/[.G28]" office:value-type="float" office:value="3.03599812382738" calcext:value-type="float">
            <text:p>3.03599812382738</text:p>
          </table:table-cell>
          <table:table-cell table:formula="of:=([.$J$6]*[.E28]+[.$K$6]*[.F28]+[.$L$6]*[.G28])/(SQRT(POWER([.$J$6];2)+POWER([.$K$6];2)+POWER([.$L$6];2))*SQRT(POWER([.$E28];2)+POWER([.$F28];2)+POWER([.$G28];2)) )" office:value-type="float" office:value="0.993190077138953" calcext:value-type="float">
            <text:p>0.99319007713895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2777809172376" calcext:value-type="float">
            <text:p>-0.692777809172376</text:p>
          </table:table-cell>
          <table:table-cell office:value-type="float" office:value="-0.445955325163117" calcext:value-type="float">
            <text:p>-0.445955325163117</text:p>
          </table:table-cell>
          <table:table-cell office:value-type="float" office:value="0.566729878405031" calcext:value-type="float">
            <text:p>0.566729878405031</text:p>
          </table:table-cell>
          <table:table-cell/>
          <table:table-cell table:formula="of:=[.$J$6]/[.E29]+[.$K$6]/[.F29]+[.$L$6]/[.G29]" office:value-type="float" office:value="3.03599812382738" calcext:value-type="float">
            <text:p>3.03599812382738</text:p>
          </table:table-cell>
          <table:table-cell table:formula="of:=([.$J$6]*[.E29]+[.$K$6]*[.F29]+[.$L$6]*[.G29])/(SQRT(POWER([.$J$6];2)+POWER([.$K$6];2)+POWER([.$L$6];2))*SQRT(POWER([.$E29];2)+POWER([.$F29];2)+POWER([.$G29];2)) )" office:value-type="float" office:value="0.993190077138953" calcext:value-type="float">
            <text:p>0.99319007713895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1788891308494" calcext:value-type="float">
            <text:p>-0.691788891308494</text:p>
          </table:table-cell>
          <table:table-cell office:value-type="float" office:value="-0.449502286707561" calcext:value-type="float">
            <text:p>-0.449502286707561</text:p>
          </table:table-cell>
          <table:table-cell office:value-type="float" office:value="0.565133456899198" calcext:value-type="float">
            <text:p>0.565133456899198</text:p>
          </table:table-cell>
          <table:table-cell/>
          <table:table-cell table:formula="of:=[.$J$6]/[.E30]+[.$K$6]/[.F30]+[.$L$6]/[.G30]" office:value-type="float" office:value="3.03059201216536" calcext:value-type="float">
            <text:p>3.03059201216536</text:p>
          </table:table-cell>
          <table:table-cell table:formula="of:=([.$J$6]*[.E30]+[.$K$6]*[.F30]+[.$L$6]*[.G30])/(SQRT(POWER([.$J$6];2)+POWER([.$K$6];2)+POWER([.$L$6];2))*SQRT(POWER([.$E30];2)+POWER([.$F30];2)+POWER([.$G30];2)) )" office:value-type="float" office:value="0.99358189966984" calcext:value-type="float">
            <text:p>0.9935818996698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1788891308494" calcext:value-type="float">
            <text:p>-0.691788891308494</text:p>
          </table:table-cell>
          <table:table-cell office:value-type="float" office:value="-0.449502286707561" calcext:value-type="float">
            <text:p>-0.449502286707561</text:p>
          </table:table-cell>
          <table:table-cell office:value-type="float" office:value="0.565133456899198" calcext:value-type="float">
            <text:p>0.565133456899198</text:p>
          </table:table-cell>
          <table:table-cell/>
          <table:table-cell table:formula="of:=[.$J$6]/[.E31]+[.$K$6]/[.F31]+[.$L$6]/[.G31]" office:value-type="float" office:value="3.03059201216536" calcext:value-type="float">
            <text:p>3.03059201216536</text:p>
          </table:table-cell>
          <table:table-cell table:formula="of:=([.$J$6]*[.E31]+[.$K$6]*[.F31]+[.$L$6]*[.G31])/(SQRT(POWER([.$J$6];2)+POWER([.$K$6];2)+POWER([.$L$6];2))*SQRT(POWER([.$E31];2)+POWER([.$F31];2)+POWER([.$G31];2)) )" office:value-type="float" office:value="0.99358189966984" calcext:value-type="float">
            <text:p>0.9935818996698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1788891308494" calcext:value-type="float">
            <text:p>-0.691788891308494</text:p>
          </table:table-cell>
          <table:table-cell office:value-type="float" office:value="-0.449502286707561" calcext:value-type="float">
            <text:p>-0.449502286707561</text:p>
          </table:table-cell>
          <table:table-cell office:value-type="float" office:value="0.565133456899198" calcext:value-type="float">
            <text:p>0.565133456899198</text:p>
          </table:table-cell>
          <table:table-cell/>
          <table:table-cell table:formula="of:=[.$J$6]/[.E32]+[.$K$6]/[.F32]+[.$L$6]/[.G32]" office:value-type="float" office:value="3.03059201216536" calcext:value-type="float">
            <text:p>3.03059201216536</text:p>
          </table:table-cell>
          <table:table-cell table:formula="of:=([.$J$6]*[.E32]+[.$K$6]*[.F32]+[.$L$6]*[.G32])/(SQRT(POWER([.$J$6];2)+POWER([.$K$6];2)+POWER([.$L$6];2))*SQRT(POWER([.$E32];2)+POWER([.$F32];2)+POWER([.$G32];2)) )" office:value-type="float" office:value="0.99358189966984" calcext:value-type="float">
            <text:p>0.9935818996698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897385048547" calcext:value-type="float">
            <text:p>-0.702897385048547</text:p>
          </table:table-cell>
          <table:table-cell office:value-type="float" office:value="-0.450186556545988" calcext:value-type="float">
            <text:p>-0.450186556545988</text:p>
          </table:table-cell>
          <table:table-cell office:value-type="float" office:value="0.550697131277421" calcext:value-type="float">
            <text:p>0.550697131277421</text:p>
          </table:table-cell>
          <table:table-cell/>
          <table:table-cell table:formula="of:=[.$J$6]/[.E33]+[.$K$6]/[.F33]+[.$L$6]/[.G33]" office:value-type="float" office:value="3.03498025957995" calcext:value-type="float">
            <text:p>3.03498025957995</text:p>
          </table:table-cell>
          <table:table-cell table:formula="of:=([.$J$6]*[.E33]+[.$K$6]*[.F33]+[.$L$6]*[.G33])/(SQRT(POWER([.$J$6];2)+POWER([.$K$6];2)+POWER([.$L$6];2))*SQRT(POWER([.$E33];2)+POWER([.$F33];2)+POWER([.$G33];2)) )" office:value-type="float" office:value="0.99484136035725" calcext:value-type="float">
            <text:p>0.9948413603572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483949186327" calcext:value-type="float">
            <text:p>-0.711483949186327</text:p>
          </table:table-cell>
          <table:table-cell office:value-type="float" office:value="-0.442647973115064" calcext:value-type="float">
            <text:p>-0.442647973115064</text:p>
          </table:table-cell>
          <table:table-cell office:value-type="float" office:value="0.545759435967307" calcext:value-type="float">
            <text:p>0.545759435967307</text:p>
          </table:table-cell>
          <table:table-cell/>
          <table:table-cell table:formula="of:=[.$J$6]/[.E34]+[.$K$6]/[.F34]+[.$L$6]/[.G34]" office:value-type="float" office:value="3.05054280464396" calcext:value-type="float">
            <text:p>3.05054280464396</text:p>
          </table:table-cell>
          <table:table-cell table:formula="of:=([.$J$6]*[.E34]+[.$K$6]*[.F34]+[.$L$6]*[.G34])/(SQRT(POWER([.$J$6];2)+POWER([.$K$6];2)+POWER([.$L$6];2))*SQRT(POWER([.$E34];2)+POWER([.$F34];2)+POWER([.$G34];2)) )" office:value-type="float" office:value="0.994581391176971" calcext:value-type="float">
            <text:p>0.99458139117697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483949186327" calcext:value-type="float">
            <text:p>-0.711483949186327</text:p>
          </table:table-cell>
          <table:table-cell office:value-type="float" office:value="-0.442647973115064" calcext:value-type="float">
            <text:p>-0.442647973115064</text:p>
          </table:table-cell>
          <table:table-cell office:value-type="float" office:value="0.545759435967307" calcext:value-type="float">
            <text:p>0.545759435967307</text:p>
          </table:table-cell>
          <table:table-cell/>
          <table:table-cell table:formula="of:=[.$J$6]/[.E35]+[.$K$6]/[.F35]+[.$L$6]/[.G35]" office:value-type="float" office:value="3.05054280464396" calcext:value-type="float">
            <text:p>3.05054280464396</text:p>
          </table:table-cell>
          <table:table-cell table:formula="of:=([.$J$6]*[.E35]+[.$K$6]*[.F35]+[.$L$6]*[.G35])/(SQRT(POWER([.$J$6];2)+POWER([.$K$6];2)+POWER([.$L$6];2))*SQRT(POWER([.$E35];2)+POWER([.$F35];2)+POWER([.$G35];2)) )" office:value-type="float" office:value="0.994581391176971" calcext:value-type="float">
            <text:p>0.99458139117697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889551807411" calcext:value-type="float">
            <text:p>-0.705889551807411</text:p>
          </table:table-cell>
          <table:table-cell office:value-type="float" office:value="-0.445780007794102" calcext:value-type="float">
            <text:p>-0.445780007794102</text:p>
          </table:table-cell>
          <table:table-cell office:value-type="float" office:value="0.550454471596173" calcext:value-type="float">
            <text:p>0.550454471596173</text:p>
          </table:table-cell>
          <table:table-cell/>
          <table:table-cell table:formula="of:=[.$J$6]/[.E36]+[.$K$6]/[.F36]+[.$L$6]/[.G36]" office:value-type="float" office:value="3.04259535903983" calcext:value-type="float">
            <text:p>3.04259535903983</text:p>
          </table:table-cell>
          <table:table-cell table:formula="of:=([.$J$6]*[.E36]+[.$K$6]*[.F36]+[.$L$6]*[.G36])/(SQRT(POWER([.$J$6];2)+POWER([.$K$6];2)+POWER([.$L$6];2))*SQRT(POWER([.$E36];2)+POWER([.$F36];2)+POWER([.$G36];2)) )" office:value-type="float" office:value="0.99452937533986" calcext:value-type="float">
            <text:p>0.9945293753398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889551807411" calcext:value-type="float">
            <text:p>-0.705889551807411</text:p>
          </table:table-cell>
          <table:table-cell office:value-type="float" office:value="-0.445780007794102" calcext:value-type="float">
            <text:p>-0.445780007794102</text:p>
          </table:table-cell>
          <table:table-cell office:value-type="float" office:value="0.550454471596173" calcext:value-type="float">
            <text:p>0.550454471596173</text:p>
          </table:table-cell>
          <table:table-cell/>
          <table:table-cell table:formula="of:=[.$J$6]/[.E37]+[.$K$6]/[.F37]+[.$L$6]/[.G37]" office:value-type="float" office:value="3.04259535903983" calcext:value-type="float">
            <text:p>3.04259535903983</text:p>
          </table:table-cell>
          <table:table-cell table:formula="of:=([.$J$6]*[.E37]+[.$K$6]*[.F37]+[.$L$6]*[.G37])/(SQRT(POWER([.$J$6];2)+POWER([.$K$6];2)+POWER([.$L$6];2))*SQRT(POWER([.$E37];2)+POWER([.$F37];2)+POWER([.$G37];2)) )" office:value-type="float" office:value="0.99452937533986" calcext:value-type="float">
            <text:p>0.9945293753398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889551807411" calcext:value-type="float">
            <text:p>-0.705889551807411</text:p>
          </table:table-cell>
          <table:table-cell office:value-type="float" office:value="-0.445780007794102" calcext:value-type="float">
            <text:p>-0.445780007794102</text:p>
          </table:table-cell>
          <table:table-cell office:value-type="float" office:value="0.550454471596173" calcext:value-type="float">
            <text:p>0.550454471596173</text:p>
          </table:table-cell>
          <table:table-cell/>
          <table:table-cell table:formula="of:=[.$J$6]/[.E38]+[.$K$6]/[.F38]+[.$L$6]/[.G38]" office:value-type="float" office:value="3.04259535903983" calcext:value-type="float">
            <text:p>3.04259535903983</text:p>
          </table:table-cell>
          <table:table-cell table:formula="of:=([.$J$6]*[.E38]+[.$K$6]*[.F38]+[.$L$6]*[.G38])/(SQRT(POWER([.$J$6];2)+POWER([.$K$6];2)+POWER([.$L$6];2))*SQRT(POWER([.$E38];2)+POWER([.$F38];2)+POWER([.$G38];2)) )" office:value-type="float" office:value="0.99452937533986" calcext:value-type="float">
            <text:p>0.9945293753398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9391682586311" calcext:value-type="float">
            <text:p>-0.699391682586311</text:p>
          </table:table-cell>
          <table:table-cell office:value-type="float" office:value="-0.450829482837357" calcext:value-type="float">
            <text:p>-0.450829482837357</text:p>
          </table:table-cell>
          <table:table-cell office:value-type="float" office:value="0.554620637673797" calcext:value-type="float">
            <text:p>0.554620637673797</text:p>
          </table:table-cell>
          <table:table-cell/>
          <table:table-cell table:formula="of:=[.$J$6]/[.E39]+[.$K$6]/[.F39]+[.$L$6]/[.G39]" office:value-type="float" office:value="3.03218618505834" calcext:value-type="float">
            <text:p>3.03218618505834</text:p>
          </table:table-cell>
          <table:table-cell table:formula="of:=([.$J$6]*[.E39]+[.$K$6]*[.F39]+[.$L$6]*[.G39])/(SQRT(POWER([.$J$6];2)+POWER([.$K$6];2)+POWER([.$L$6];2))*SQRT(POWER([.$E39];2)+POWER([.$F39];2)+POWER([.$G39];2)) )" office:value-type="float" office:value="0.99458955107809" calcext:value-type="float">
            <text:p>0.9945895510780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252856576651" calcext:value-type="float">
            <text:p>-0.708252856576651</text:p>
          </table:table-cell>
          <table:table-cell office:value-type="float" office:value="-0.454876798102943" calcext:value-type="float">
            <text:p>-0.454876798102943</text:p>
          </table:table-cell>
          <table:table-cell office:value-type="float" office:value="0.539874975988541" calcext:value-type="float">
            <text:p>0.539874975988541</text:p>
          </table:table-cell>
          <table:table-cell/>
          <table:table-cell table:formula="of:=[.$J$6]/[.E40]+[.$K$6]/[.F40]+[.$L$6]/[.G40]" office:value-type="float" office:value="3.03288768921026" calcext:value-type="float">
            <text:p>3.03288768921026</text:p>
          </table:table-cell>
          <table:table-cell table:formula="of:=([.$J$6]*[.E40]+[.$K$6]*[.F40]+[.$L$6]*[.G40])/(SQRT(POWER([.$J$6];2)+POWER([.$K$6];2)+POWER([.$L$6];2))*SQRT(POWER([.$E40];2)+POWER([.$F40];2)+POWER([.$G40];2)) )" office:value-type="float" office:value="0.995875435999739" calcext:value-type="float">
            <text:p>0.99587543599973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252856576651" calcext:value-type="float">
            <text:p>-0.708252856576651</text:p>
          </table:table-cell>
          <table:table-cell office:value-type="float" office:value="-0.454876798102943" calcext:value-type="float">
            <text:p>-0.454876798102943</text:p>
          </table:table-cell>
          <table:table-cell office:value-type="float" office:value="0.539874975988541" calcext:value-type="float">
            <text:p>0.539874975988541</text:p>
          </table:table-cell>
          <table:table-cell/>
          <table:table-cell table:formula="of:=[.$J$6]/[.E41]+[.$K$6]/[.F41]+[.$L$6]/[.G41]" office:value-type="float" office:value="3.03288768921026" calcext:value-type="float">
            <text:p>3.03288768921026</text:p>
          </table:table-cell>
          <table:table-cell table:formula="of:=([.$J$6]*[.E41]+[.$K$6]*[.F41]+[.$L$6]*[.G41])/(SQRT(POWER([.$J$6];2)+POWER([.$K$6];2)+POWER([.$L$6];2))*SQRT(POWER([.$E41];2)+POWER([.$F41];2)+POWER([.$G41];2)) )" office:value-type="float" office:value="0.995875435999739" calcext:value-type="float">
            <text:p>0.99587543599973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660640412936" calcext:value-type="float">
            <text:p>-0.707660640412936</text:p>
          </table:table-cell>
          <table:table-cell office:value-type="float" office:value="-0.456244289869916" calcext:value-type="float">
            <text:p>-0.456244289869916</text:p>
          </table:table-cell>
          <table:table-cell office:value-type="float" office:value="0.53949751247939" calcext:value-type="float">
            <text:p>0.53949751247939</text:p>
          </table:table-cell>
          <table:table-cell/>
          <table:table-cell table:formula="of:=[.$J$6]/[.E42]+[.$K$6]/[.F42]+[.$L$6]/[.G42]" office:value-type="float" office:value="3.03089687606988" calcext:value-type="float">
            <text:p>3.03089687606988</text:p>
          </table:table-cell>
          <table:table-cell table:formula="of:=([.$J$6]*[.E42]+[.$K$6]*[.F42]+[.$L$6]*[.G42])/(SQRT(POWER([.$J$6];2)+POWER([.$K$6];2)+POWER([.$L$6];2))*SQRT(POWER([.$E42];2)+POWER([.$F42];2)+POWER([.$G42];2)) )" office:value-type="float" office:value="0.995992044738757" calcext:value-type="float">
            <text:p>0.99599204473875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993673677003" calcext:value-type="float">
            <text:p>-0.706993673677003</text:p>
          </table:table-cell>
          <table:table-cell office:value-type="float" office:value="-0.457212643720497" calcext:value-type="float">
            <text:p>-0.457212643720497</text:p>
          </table:table-cell>
          <table:table-cell office:value-type="float" office:value="0.539552169676677" calcext:value-type="float">
            <text:p>0.539552169676677</text:p>
          </table:table-cell>
          <table:table-cell/>
          <table:table-cell table:formula="of:=[.$J$6]/[.E43]+[.$K$6]/[.F43]+[.$L$6]/[.G43]" office:value-type="float" office:value="3.02931903216692" calcext:value-type="float">
            <text:p>3.02931903216692</text:p>
          </table:table-cell>
          <table:table-cell table:formula="of:=([.$J$6]*[.E43]+[.$K$6]*[.F43]+[.$L$6]*[.G43])/(SQRT(POWER([.$J$6];2)+POWER([.$K$6];2)+POWER([.$L$6];2))*SQRT(POWER([.$E43];2)+POWER([.$F43];2)+POWER([.$G43];2)) )" office:value-type="float" office:value="0.996054600229529" calcext:value-type="float">
            <text:p>0.99605460022952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488790064788" calcext:value-type="float">
            <text:p>-0.708488790064788</text:p>
          </table:table-cell>
          <table:table-cell office:value-type="float" office:value="-0.454646960295668" calcext:value-type="float">
            <text:p>-0.454646960295668</text:p>
          </table:table-cell>
          <table:table-cell office:value-type="float" office:value="0.539758997930041" calcext:value-type="float">
            <text:p>0.539758997930041</text:p>
          </table:table-cell>
          <table:table-cell/>
          <table:table-cell table:formula="of:=[.$J$6]/[.E44]+[.$K$6]/[.F44]+[.$L$6]/[.G44]" office:value-type="float" office:value="3.03332838264831" calcext:value-type="float">
            <text:p>3.03332838264831</text:p>
          </table:table-cell>
          <table:table-cell table:formula="of:=([.$J$6]*[.E44]+[.$K$6]*[.F44]+[.$L$6]*[.G44])/(SQRT(POWER([.$J$6];2)+POWER([.$K$6];2)+POWER([.$L$6];2))*SQRT(POWER([.$E44];2)+POWER([.$F44];2)+POWER([.$G44];2)) )" office:value-type="float" office:value="0.995865872964106" calcext:value-type="float">
            <text:p>0.99586587296410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118272966976" calcext:value-type="float">
            <text:p>-0.714118272966976</text:p>
          </table:table-cell>
          <table:table-cell office:value-type="float" office:value="-0.451326413055072" calcext:value-type="float">
            <text:p>-0.451326413055072</text:p>
          </table:table-cell>
          <table:table-cell office:value-type="float" office:value="0.535107055731379" calcext:value-type="float">
            <text:p>0.535107055731379</text:p>
          </table:table-cell>
          <table:table-cell/>
          <table:table-cell table:formula="of:=[.$J$6]/[.E45]+[.$K$6]/[.F45]+[.$L$6]/[.G45]" office:value-type="float" office:value="3.04167582692111" calcext:value-type="float">
            <text:p>3.04167582692111</text:p>
          </table:table-cell>
          <table:table-cell table:formula="of:=([.$J$6]*[.E45]+[.$K$6]*[.F45]+[.$L$6]*[.G45])/(SQRT(POWER([.$J$6];2)+POWER([.$K$6];2)+POWER([.$L$6];2))*SQRT(POWER([.$E45];2)+POWER([.$F45];2)+POWER([.$G45];2)) )" office:value-type="float" office:value="0.995864722281933" calcext:value-type="float">
            <text:p>0.99586472228193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217100314239" calcext:value-type="float">
            <text:p>-0.710217100314239</text:p>
          </table:table-cell>
          <table:table-cell office:value-type="float" office:value="-0.447351663728901" calcext:value-type="float">
            <text:p>-0.447351663728901</text:p>
          </table:table-cell>
          <table:table-cell office:value-type="float" office:value="0.54356982935058" calcext:value-type="float">
            <text:p>0.54356982935058</text:p>
          </table:table-cell>
          <table:table-cell/>
          <table:table-cell table:formula="of:=[.$J$6]/[.E46]+[.$K$6]/[.F46]+[.$L$6]/[.G46]" office:value-type="float" office:value="3.04343083297132" calcext:value-type="float">
            <text:p>3.04343083297132</text:p>
          </table:table-cell>
          <table:table-cell table:formula="of:=([.$J$6]*[.E46]+[.$K$6]*[.F46]+[.$L$6]*[.G46])/(SQRT(POWER([.$J$6];2)+POWER([.$K$6];2)+POWER([.$L$6];2))*SQRT(POWER([.$E46];2)+POWER([.$F46];2)+POWER([.$G46];2)) )" office:value-type="float" office:value="0.995097590615795" calcext:value-type="float">
            <text:p>0.99509759061579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622702752528" calcext:value-type="float">
            <text:p>-0.714622702752528</text:p>
          </table:table-cell>
          <table:table-cell office:value-type="float" office:value="-0.446173295791375" calcext:value-type="float">
            <text:p>-0.446173295791375</text:p>
          </table:table-cell>
          <table:table-cell office:value-type="float" office:value="0.538742779843345" calcext:value-type="float">
            <text:p>0.538742779843345</text:p>
          </table:table-cell>
          <table:table-cell/>
          <table:table-cell table:formula="of:=[.$J$6]/[.E47]+[.$K$6]/[.F47]+[.$L$6]/[.G47]" office:value-type="float" office:value="3.04830879812254" calcext:value-type="float">
            <text:p>3.04830879812254</text:p>
          </table:table-cell>
          <table:table-cell table:formula="of:=([.$J$6]*[.E47]+[.$K$6]*[.F47]+[.$L$6]*[.G47])/(SQRT(POWER([.$J$6];2)+POWER([.$K$6];2)+POWER([.$L$6];2))*SQRT(POWER([.$E47];2)+POWER([.$F47];2)+POWER([.$G47];2)) )" office:value-type="float" office:value="0.995270078769219" calcext:value-type="float">
            <text:p>0.99527007876921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622702752528" calcext:value-type="float">
            <text:p>-0.714622702752528</text:p>
          </table:table-cell>
          <table:table-cell office:value-type="float" office:value="-0.446173295791375" calcext:value-type="float">
            <text:p>-0.446173295791375</text:p>
          </table:table-cell>
          <table:table-cell office:value-type="float" office:value="0.538742779843345" calcext:value-type="float">
            <text:p>0.538742779843345</text:p>
          </table:table-cell>
          <table:table-cell/>
          <table:table-cell table:formula="of:=[.$J$6]/[.E48]+[.$K$6]/[.F48]+[.$L$6]/[.G48]" office:value-type="float" office:value="3.04830879812254" calcext:value-type="float">
            <text:p>3.04830879812254</text:p>
          </table:table-cell>
          <table:table-cell table:formula="of:=([.$J$6]*[.E48]+[.$K$6]*[.F48]+[.$L$6]*[.G48])/(SQRT(POWER([.$J$6];2)+POWER([.$K$6];2)+POWER([.$L$6];2))*SQRT(POWER([.$E48];2)+POWER([.$F48];2)+POWER([.$G48];2)) )" office:value-type="float" office:value="0.995270078769219" calcext:value-type="float">
            <text:p>0.99527007876921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622702752528" calcext:value-type="float">
            <text:p>-0.714622702752528</text:p>
          </table:table-cell>
          <table:table-cell office:value-type="float" office:value="-0.446173295791375" calcext:value-type="float">
            <text:p>-0.446173295791375</text:p>
          </table:table-cell>
          <table:table-cell office:value-type="float" office:value="0.538742779843345" calcext:value-type="float">
            <text:p>0.538742779843345</text:p>
          </table:table-cell>
          <table:table-cell/>
          <table:table-cell table:formula="of:=[.$J$6]/[.E49]+[.$K$6]/[.F49]+[.$L$6]/[.G49]" office:value-type="float" office:value="3.04830879812254" calcext:value-type="float">
            <text:p>3.04830879812254</text:p>
          </table:table-cell>
          <table:table-cell table:formula="of:=([.$J$6]*[.E49]+[.$K$6]*[.F49]+[.$L$6]*[.G49])/(SQRT(POWER([.$J$6];2)+POWER([.$K$6];2)+POWER([.$L$6];2))*SQRT(POWER([.$E49];2)+POWER([.$F49];2)+POWER([.$G49];2)) )" office:value-type="float" office:value="0.995270078769219" calcext:value-type="float">
            <text:p>0.99527007876921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471611425298" calcext:value-type="float">
            <text:p>-0.717471611425298</text:p>
          </table:table-cell>
          <table:table-cell office:value-type="float" office:value="-0.445482353510145" calcext:value-type="float">
            <text:p>-0.445482353510145</text:p>
          </table:table-cell>
          <table:table-cell office:value-type="float" office:value="0.535518402587482" calcext:value-type="float">
            <text:p>0.535518402587482</text:p>
          </table:table-cell>
          <table:table-cell/>
          <table:table-cell table:formula="of:=[.$J$6]/[.E50]+[.$K$6]/[.F50]+[.$L$6]/[.G50]" office:value-type="float" office:value="3.0515726651705" calcext:value-type="float">
            <text:p>3.0515726651705</text:p>
          </table:table-cell>
          <table:table-cell table:formula="of:=([.$J$6]*[.E50]+[.$K$6]*[.F50]+[.$L$6]*[.G50])/(SQRT(POWER([.$J$6];2)+POWER([.$K$6];2)+POWER([.$L$6];2))*SQRT(POWER([.$E50];2)+POWER([.$F50];2)+POWER([.$G50];2)) )" office:value-type="float" office:value="0.995369387748207" calcext:value-type="float">
            <text:p>0.99536938774820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743054058161" calcext:value-type="float">
            <text:p>-0.705743054058161</text:p>
          </table:table-cell>
          <table:table-cell office:value-type="float" office:value="-0.454390044229177" calcext:value-type="float">
            <text:p>-0.454390044229177</text:p>
          </table:table-cell>
          <table:table-cell office:value-type="float" office:value="0.543559039437361" calcext:value-type="float">
            <text:p>0.543559039437361</text:p>
          </table:table-cell>
          <table:table-cell/>
          <table:table-cell table:formula="of:=[.$J$6]/[.E51]+[.$K$6]/[.F51]+[.$L$6]/[.G51]" office:value-type="float" office:value="3.03163434047897" calcext:value-type="float">
            <text:p>3.03163434047897</text:p>
          </table:table-cell>
          <table:table-cell table:formula="of:=([.$J$6]*[.E51]+[.$K$6]*[.F51]+[.$L$6]*[.G51])/(SQRT(POWER([.$J$6];2)+POWER([.$K$6];2)+POWER([.$L$6];2))*SQRT(POWER([.$E51];2)+POWER([.$F51];2)+POWER([.$G51];2)) )" office:value-type="float" office:value="0.995619849068925" calcext:value-type="float">
            <text:p>0.99561984906892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743054058161" calcext:value-type="float">
            <text:p>-0.705743054058161</text:p>
          </table:table-cell>
          <table:table-cell office:value-type="float" office:value="-0.454390044229177" calcext:value-type="float">
            <text:p>-0.454390044229177</text:p>
          </table:table-cell>
          <table:table-cell office:value-type="float" office:value="0.543559039437361" calcext:value-type="float">
            <text:p>0.543559039437361</text:p>
          </table:table-cell>
          <table:table-cell/>
          <table:table-cell table:formula="of:=[.$J$6]/[.E52]+[.$K$6]/[.F52]+[.$L$6]/[.G52]" office:value-type="float" office:value="3.03163434047897" calcext:value-type="float">
            <text:p>3.03163434047897</text:p>
          </table:table-cell>
          <table:table-cell table:formula="of:=([.$J$6]*[.E52]+[.$K$6]*[.F52]+[.$L$6]*[.G52])/(SQRT(POWER([.$J$6];2)+POWER([.$K$6];2)+POWER([.$L$6];2))*SQRT(POWER([.$E52];2)+POWER([.$F52];2)+POWER([.$G52];2)) )" office:value-type="float" office:value="0.995619849068925" calcext:value-type="float">
            <text:p>0.99561984906892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731539524535" calcext:value-type="float">
            <text:p>-0.706731539524535</text:p>
          </table:table-cell>
          <table:table-cell office:value-type="float" office:value="-0.454524372403201" calcext:value-type="float">
            <text:p>-0.454524372403201</text:p>
          </table:table-cell>
          <table:table-cell office:value-type="float" office:value="0.542160608982944" calcext:value-type="float">
            <text:p>0.542160608982944</text:p>
          </table:table-cell>
          <table:table-cell/>
          <table:table-cell table:formula="of:=[.$J$6]/[.E53]+[.$K$6]/[.F53]+[.$L$6]/[.G53]" office:value-type="float" office:value="3.03217432935179" calcext:value-type="float">
            <text:p>3.03217432935179</text:p>
          </table:table-cell>
          <table:table-cell table:formula="of:=([.$J$6]*[.E53]+[.$K$6]*[.F53]+[.$L$6]*[.G53])/(SQRT(POWER([.$J$6];2)+POWER([.$K$6];2)+POWER([.$L$6];2))*SQRT(POWER([.$E53];2)+POWER([.$F53];2)+POWER([.$G53];2)) )" office:value-type="float" office:value="0.995715715553853" calcext:value-type="float">
            <text:p>0.99571571555385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731539524535" calcext:value-type="float">
            <text:p>-0.706731539524535</text:p>
          </table:table-cell>
          <table:table-cell office:value-type="float" office:value="-0.454524372403201" calcext:value-type="float">
            <text:p>-0.454524372403201</text:p>
          </table:table-cell>
          <table:table-cell office:value-type="float" office:value="0.542160608982944" calcext:value-type="float">
            <text:p>0.542160608982944</text:p>
          </table:table-cell>
          <table:table-cell/>
          <table:table-cell table:formula="of:=[.$J$6]/[.E54]+[.$K$6]/[.F54]+[.$L$6]/[.G54]" office:value-type="float" office:value="3.03217432935179" calcext:value-type="float">
            <text:p>3.03217432935179</text:p>
          </table:table-cell>
          <table:table-cell table:formula="of:=([.$J$6]*[.E54]+[.$K$6]*[.F54]+[.$L$6]*[.G54])/(SQRT(POWER([.$J$6];2)+POWER([.$K$6];2)+POWER([.$L$6];2))*SQRT(POWER([.$E54];2)+POWER([.$F54];2)+POWER([.$G54];2)) )" office:value-type="float" office:value="0.995715715553853" calcext:value-type="float">
            <text:p>0.99571571555385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214149267742" calcext:value-type="float">
            <text:p>-0.708214149267742</text:p>
          </table:table-cell>
          <table:table-cell office:value-type="float" office:value="-0.454040080403636" calcext:value-type="float">
            <text:p>-0.454040080403636</text:p>
          </table:table-cell>
          <table:table-cell office:value-type="float" office:value="0.540629562791407" calcext:value-type="float">
            <text:p>0.540629562791407</text:p>
          </table:table-cell>
          <table:table-cell/>
          <table:table-cell table:formula="of:=[.$J$6]/[.E55]+[.$K$6]/[.F55]+[.$L$6]/[.G55]" office:value-type="float" office:value="3.03381995819747" calcext:value-type="float">
            <text:p>3.03381995819747</text:p>
          </table:table-cell>
          <table:table-cell table:formula="of:=([.$J$6]*[.E55]+[.$K$6]*[.F55]+[.$L$6]*[.G55])/(SQRT(POWER([.$J$6];2)+POWER([.$K$6];2)+POWER([.$L$6];2))*SQRT(POWER([.$E55];2)+POWER([.$F55];2)+POWER([.$G55];2)) )" office:value-type="float" office:value="0.995772693322446" calcext:value-type="float">
            <text:p>0.99577269332244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037285953809" calcext:value-type="float">
            <text:p>-0.710037285953809</text:p>
          </table:table-cell>
          <table:table-cell office:value-type="float" office:value="-0.453551285516016" calcext:value-type="float">
            <text:p>-0.453551285516016</text:p>
          </table:table-cell>
          <table:table-cell office:value-type="float" office:value="0.538644858846828" calcext:value-type="float">
            <text:p>0.538644858846828</text:p>
          </table:table-cell>
          <table:table-cell/>
          <table:table-cell table:formula="of:=[.$J$6]/[.E56]+[.$K$6]/[.F56]+[.$L$6]/[.G56]" office:value-type="float" office:value="3.03577592184219" calcext:value-type="float">
            <text:p>3.03577592184219</text:p>
          </table:table-cell>
          <table:table-cell table:formula="of:=([.$J$6]*[.E56]+[.$K$6]*[.F56]+[.$L$6]*[.G56])/(SQRT(POWER([.$J$6];2)+POWER([.$K$6];2)+POWER([.$L$6];2))*SQRT(POWER([.$E56];2)+POWER([.$F56];2)+POWER([.$G56];2)) )" office:value-type="float" office:value="0.99584962464647" calcext:value-type="float">
            <text:p>0.9958496246464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294874086007" calcext:value-type="float">
            <text:p>-0.712294874086007</text:p>
          </table:table-cell>
          <table:table-cell office:value-type="float" office:value="-0.448014687970493" calcext:value-type="float">
            <text:p>-0.448014687970493</text:p>
          </table:table-cell>
          <table:table-cell office:value-type="float" office:value="0.540295152406073" calcext:value-type="float">
            <text:p>0.540295152406073</text:p>
          </table:table-cell>
          <table:table-cell/>
          <table:table-cell table:formula="of:=[.$J$6]/[.E57]+[.$K$6]/[.F57]+[.$L$6]/[.G57]" office:value-type="float" office:value="3.04415627634439" calcext:value-type="float">
            <text:p>3.04415627634439</text:p>
          </table:table-cell>
          <table:table-cell table:formula="of:=([.$J$6]*[.E57]+[.$K$6]*[.F57]+[.$L$6]*[.G57])/(SQRT(POWER([.$J$6];2)+POWER([.$K$6];2)+POWER([.$L$6];2))*SQRT(POWER([.$E57];2)+POWER([.$F57];2)+POWER([.$G57];2)) )" office:value-type="float" office:value="0.995337318277616" calcext:value-type="float">
            <text:p>0.99533731827761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03603625181" calcext:value-type="float">
            <text:p>-0.71203603625181</text:p>
          </table:table-cell>
          <table:table-cell office:value-type="float" office:value="-0.448210873160785" calcext:value-type="float">
            <text:p>-0.448210873160785</text:p>
          </table:table-cell>
          <table:table-cell office:value-type="float" office:value="0.540473585163287" calcext:value-type="float">
            <text:p>0.540473585163287</text:p>
          </table:table-cell>
          <table:table-cell/>
          <table:table-cell table:formula="of:=[.$J$6]/[.E58]+[.$K$6]/[.F58]+[.$L$6]/[.G58]" office:value-type="float" office:value="3.04371193085606" calcext:value-type="float">
            <text:p>3.04371193085606</text:p>
          </table:table-cell>
          <table:table-cell table:formula="of:=([.$J$6]*[.E58]+[.$K$6]*[.F58]+[.$L$6]*[.G58])/(SQRT(POWER([.$J$6];2)+POWER([.$K$6];2)+POWER([.$L$6];2))*SQRT(POWER([.$E58];2)+POWER([.$F58];2)+POWER([.$G58];2)) )" office:value-type="float" office:value="0.995343109103805" calcext:value-type="float">
            <text:p>0.99534310910380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03603625181" calcext:value-type="float">
            <text:p>-0.71203603625181</text:p>
          </table:table-cell>
          <table:table-cell office:value-type="float" office:value="-0.448210873160785" calcext:value-type="float">
            <text:p>-0.448210873160785</text:p>
          </table:table-cell>
          <table:table-cell office:value-type="float" office:value="0.540473585163287" calcext:value-type="float">
            <text:p>0.540473585163287</text:p>
          </table:table-cell>
          <table:table-cell/>
          <table:table-cell table:formula="of:=[.$J$6]/[.E59]+[.$K$6]/[.F59]+[.$L$6]/[.G59]" office:value-type="float" office:value="3.04371193085606" calcext:value-type="float">
            <text:p>3.04371193085606</text:p>
          </table:table-cell>
          <table:table-cell table:formula="of:=([.$J$6]*[.E59]+[.$K$6]*[.F59]+[.$L$6]*[.G59])/(SQRT(POWER([.$J$6];2)+POWER([.$K$6];2)+POWER([.$L$6];2))*SQRT(POWER([.$E59];2)+POWER([.$F59];2)+POWER([.$G59];2)) )" office:value-type="float" office:value="0.995343109103805" calcext:value-type="float">
            <text:p>0.99534310910380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03603625181" calcext:value-type="float">
            <text:p>-0.71203603625181</text:p>
          </table:table-cell>
          <table:table-cell office:value-type="float" office:value="-0.448210873160785" calcext:value-type="float">
            <text:p>-0.448210873160785</text:p>
          </table:table-cell>
          <table:table-cell office:value-type="float" office:value="0.540473585163287" calcext:value-type="float">
            <text:p>0.540473585163287</text:p>
          </table:table-cell>
          <table:table-cell/>
          <table:table-cell table:formula="of:=[.$J$6]/[.E60]+[.$K$6]/[.F60]+[.$L$6]/[.G60]" office:value-type="float" office:value="3.04371193085606" calcext:value-type="float">
            <text:p>3.04371193085606</text:p>
          </table:table-cell>
          <table:table-cell table:formula="of:=([.$J$6]*[.E60]+[.$K$6]*[.F60]+[.$L$6]*[.G60])/(SQRT(POWER([.$J$6];2)+POWER([.$K$6];2)+POWER([.$L$6];2))*SQRT(POWER([.$E60];2)+POWER([.$F60];2)+POWER([.$G60];2)) )" office:value-type="float" office:value="0.995343109103805" calcext:value-type="float">
            <text:p>0.99534310910380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03603625181" calcext:value-type="float">
            <text:p>-0.71203603625181</text:p>
          </table:table-cell>
          <table:table-cell office:value-type="float" office:value="-0.448210873160785" calcext:value-type="float">
            <text:p>-0.448210873160785</text:p>
          </table:table-cell>
          <table:table-cell office:value-type="float" office:value="0.540473585163287" calcext:value-type="float">
            <text:p>0.540473585163287</text:p>
          </table:table-cell>
          <table:table-cell/>
          <table:table-cell table:formula="of:=[.$J$6]/[.E61]+[.$K$6]/[.F61]+[.$L$6]/[.G61]" office:value-type="float" office:value="3.04371193085606" calcext:value-type="float">
            <text:p>3.04371193085606</text:p>
          </table:table-cell>
          <table:table-cell table:formula="of:=([.$J$6]*[.E61]+[.$K$6]*[.F61]+[.$L$6]*[.G61])/(SQRT(POWER([.$J$6];2)+POWER([.$K$6];2)+POWER([.$L$6];2))*SQRT(POWER([.$E61];2)+POWER([.$F61];2)+POWER([.$G61];2)) )" office:value-type="float" office:value="0.995343109103805" calcext:value-type="float">
            <text:p>0.99534310910380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207699366255" calcext:value-type="float">
            <text:p>-0.717207699366255</text:p>
          </table:table-cell>
          <table:table-cell office:value-type="float" office:value="-0.448321837402587" calcext:value-type="float">
            <text:p>-0.448321837402587</text:p>
          </table:table-cell>
          <table:table-cell office:value-type="float" office:value="0.533498496790507" calcext:value-type="float">
            <text:p>0.533498496790507</text:p>
          </table:table-cell>
          <table:table-cell/>
          <table:table-cell table:formula="of:=[.$J$6]/[.E62]+[.$K$6]/[.F62]+[.$L$6]/[.G62]" office:value-type="float" office:value="3.04789239005086" calcext:value-type="float">
            <text:p>3.04789239005086</text:p>
          </table:table-cell>
          <table:table-cell table:formula="of:=([.$J$6]*[.E62]+[.$K$6]*[.F62]+[.$L$6]*[.G62])/(SQRT(POWER([.$J$6];2)+POWER([.$K$6];2)+POWER([.$L$6];2))*SQRT(POWER([.$E62];2)+POWER([.$F62];2)+POWER([.$G62];2)) )" office:value-type="float" office:value="0.995699008044899" calcext:value-type="float">
            <text:p>0.99569900804489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463367852774" calcext:value-type="float">
            <text:p>-0.714463367852774</text:p>
          </table:table-cell>
          <table:table-cell office:value-type="float" office:value="-0.456483272033563" calcext:value-type="float">
            <text:p>-0.456483272033563</text:p>
          </table:table-cell>
          <table:table-cell office:value-type="float" office:value="0.530250052663839" calcext:value-type="float">
            <text:p>0.530250052663839</text:p>
          </table:table-cell>
          <table:table-cell/>
          <table:table-cell table:formula="of:=[.$J$6]/[.E63]+[.$K$6]/[.F63]+[.$L$6]/[.G63]" office:value-type="float" office:value="3.0363242551493" calcext:value-type="float">
            <text:p>3.0363242551493</text:p>
          </table:table-cell>
          <table:table-cell table:formula="of:=([.$J$6]*[.E63]+[.$K$6]*[.F63]+[.$L$6]*[.G63])/(SQRT(POWER([.$J$6];2)+POWER([.$K$6];2)+POWER([.$L$6];2))*SQRT(POWER([.$E63];2)+POWER([.$F63];2)+POWER([.$G63];2)) )" office:value-type="float" office:value="0.996474027127303" calcext:value-type="float">
            <text:p>0.99647402712730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430769199695" calcext:value-type="float">
            <text:p>-0.717430769199695</text:p>
          </table:table-cell>
          <table:table-cell office:value-type="float" office:value="-0.456033447723138" calcext:value-type="float">
            <text:p>-0.456033447723138</text:p>
          </table:table-cell>
          <table:table-cell office:value-type="float" office:value="0.526618064600219" calcext:value-type="float">
            <text:p>0.526618064600219</text:p>
          </table:table-cell>
          <table:table-cell/>
          <table:table-cell table:formula="of:=[.$J$6]/[.E64]+[.$K$6]/[.F64]+[.$L$6]/[.G64]" office:value-type="float" office:value="3.03961461650823" calcext:value-type="float">
            <text:p>3.03961461650823</text:p>
          </table:table-cell>
          <table:table-cell table:formula="of:=([.$J$6]*[.E64]+[.$K$6]*[.F64]+[.$L$6]*[.G64])/(SQRT(POWER([.$J$6];2)+POWER([.$K$6];2)+POWER([.$L$6];2))*SQRT(POWER([.$E64];2)+POWER([.$F64];2)+POWER([.$G64];2)) )" office:value-type="float" office:value="0.996587350069503" calcext:value-type="float">
            <text:p>0.99658735006950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756726882059" calcext:value-type="float">
            <text:p>-0.717756726882059</text:p>
          </table:table-cell>
          <table:table-cell office:value-type="float" office:value="-0.455632856285881" calcext:value-type="float">
            <text:p>-0.455632856285881</text:p>
          </table:table-cell>
          <table:table-cell office:value-type="float" office:value="0.526520637096328" calcext:value-type="float">
            <text:p>0.526520637096328</text:p>
          </table:table-cell>
          <table:table-cell/>
          <table:table-cell table:formula="of:=[.$J$6]/[.E65]+[.$K$6]/[.F65]+[.$L$6]/[.G65]" office:value-type="float" office:value="3.04034515300717" calcext:value-type="float">
            <text:p>3.04034515300717</text:p>
          </table:table-cell>
          <table:table-cell table:formula="of:=([.$J$6]*[.E65]+[.$K$6]*[.F65]+[.$L$6]*[.G65])/(SQRT(POWER([.$J$6];2)+POWER([.$K$6];2)+POWER([.$L$6];2))*SQRT(POWER([.$E65];2)+POWER([.$F65];2)+POWER([.$G65];2)) )" office:value-type="float" office:value="0.996560842574515" calcext:value-type="float">
            <text:p>0.99656084257451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109809157644" calcext:value-type="float">
            <text:p>-0.716109809157644</text:p>
          </table:table-cell>
          <table:table-cell office:value-type="float" office:value="-0.458676841232869" calcext:value-type="float">
            <text:p>-0.458676841232869</text:p>
          </table:table-cell>
          <table:table-cell office:value-type="float" office:value="0.526120040052495" calcext:value-type="float">
            <text:p>0.526120040052495</text:p>
          </table:table-cell>
          <table:table-cell/>
          <table:table-cell table:formula="of:=[.$J$6]/[.E66]+[.$K$6]/[.F66]+[.$L$6]/[.G66]" office:value-type="float" office:value="3.03568129185475" calcext:value-type="float">
            <text:p>3.03568129185475</text:p>
          </table:table-cell>
          <table:table-cell table:formula="of:=([.$J$6]*[.E66]+[.$K$6]*[.F66]+[.$L$6]*[.G66])/(SQRT(POWER([.$J$6];2)+POWER([.$K$6];2)+POWER([.$L$6];2))*SQRT(POWER([.$E66];2)+POWER([.$F66];2)+POWER([.$G66];2)) )" office:value-type="float" office:value="0.996799724977734" calcext:value-type="float">
            <text:p>0.99679972497773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221238036487" calcext:value-type="float">
            <text:p>-0.716221238036487</text:p>
          </table:table-cell>
          <table:table-cell office:value-type="float" office:value="-0.458839539644946" calcext:value-type="float">
            <text:p>-0.458839539644946</text:p>
          </table:table-cell>
          <table:table-cell office:value-type="float" office:value="0.525826411512293" calcext:value-type="float">
            <text:p>0.525826411512293</text:p>
          </table:table-cell>
          <table:table-cell/>
          <table:table-cell table:formula="of:=[.$J$6]/[.E67]+[.$K$6]/[.F67]+[.$L$6]/[.G67]" office:value-type="float" office:value="3.03563319988241" calcext:value-type="float">
            <text:p>3.03563319988241</text:p>
          </table:table-cell>
          <table:table-cell table:formula="of:=([.$J$6]*[.E67]+[.$K$6]*[.F67]+[.$L$6]*[.G67])/(SQRT(POWER([.$J$6];2)+POWER([.$K$6];2)+POWER([.$L$6];2))*SQRT(POWER([.$E67];2)+POWER([.$F67];2)+POWER([.$G67];2)) )" office:value-type="float" office:value="0.996822441918711" calcext:value-type="float">
            <text:p>0.99682244191871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677031579585" calcext:value-type="float">
            <text:p>-0.718677031579585</text:p>
          </table:table-cell>
          <table:table-cell office:value-type="float" office:value="-0.455328812225766" calcext:value-type="float">
            <text:p>-0.455328812225766</text:p>
          </table:table-cell>
          <table:table-cell office:value-type="float" office:value="0.525527351369107" calcext:value-type="float">
            <text:p>0.525527351369107</text:p>
          </table:table-cell>
          <table:table-cell/>
          <table:table-cell table:formula="of:=[.$J$6]/[.E68]+[.$K$6]/[.F68]+[.$L$6]/[.G68]" office:value-type="float" office:value="3.04157639575619" calcext:value-type="float">
            <text:p>3.04157639575619</text:p>
          </table:table-cell>
          <table:table-cell table:formula="of:=([.$J$6]*[.E68]+[.$K$6]*[.F68]+[.$L$6]*[.G68])/(SQRT(POWER([.$J$6];2)+POWER([.$K$6];2)+POWER([.$L$6];2))*SQRT(POWER([.$E68];2)+POWER([.$F68];2)+POWER([.$G68];2)) )" office:value-type="float" office:value="0.996573830459954" calcext:value-type="float">
            <text:p>0.99657383045995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434114178661" calcext:value-type="float">
            <text:p>-0.716434114178661</text:p>
          </table:table-cell>
          <table:table-cell office:value-type="float" office:value="-0.455054528769254" calcext:value-type="float">
            <text:p>-0.455054528769254</text:p>
          </table:table-cell>
          <table:table-cell office:value-type="float" office:value="0.528817110055669" calcext:value-type="float">
            <text:p>0.528817110055669</text:p>
          </table:table-cell>
          <table:table-cell/>
          <table:table-cell table:formula="of:=[.$J$6]/[.E69]+[.$K$6]/[.F69]+[.$L$6]/[.G69]" office:value-type="float" office:value="3.03965906262269" calcext:value-type="float">
            <text:p>3.03965906262269</text:p>
          </table:table-cell>
          <table:table-cell table:formula="of:=([.$J$6]*[.E69]+[.$K$6]*[.F69]+[.$L$6]*[.G69])/(SQRT(POWER([.$J$6];2)+POWER([.$K$6];2)+POWER([.$L$6];2))*SQRT(POWER([.$E69];2)+POWER([.$F69];2)+POWER([.$G69];2)) )" office:value-type="float" office:value="0.996428223438644" calcext:value-type="float">
            <text:p>0.99642822343864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9081523733718" calcext:value-type="float">
            <text:p>-0.719081523733718</text:p>
          </table:table-cell>
          <table:table-cell office:value-type="float" office:value="-0.45447979260242" calcext:value-type="float">
            <text:p>-0.45447979260242</text:p>
          </table:table-cell>
          <table:table-cell office:value-type="float" office:value="0.525708931197537" calcext:value-type="float">
            <text:p>0.525708931197537</text:p>
          </table:table-cell>
          <table:table-cell/>
          <table:table-cell table:formula="of:=[.$J$6]/[.E70]+[.$K$6]/[.F70]+[.$L$6]/[.G70]" office:value-type="float" office:value="3.04285467904542" calcext:value-type="float">
            <text:p>3.04285467904542</text:p>
          </table:table-cell>
          <table:table-cell table:formula="of:=([.$J$6]*[.E70]+[.$K$6]*[.F70]+[.$L$6]*[.G70])/(SQRT(POWER([.$J$6];2)+POWER([.$K$6];2)+POWER([.$L$6];2))*SQRT(POWER([.$E70];2)+POWER([.$F70];2)+POWER([.$G70];2)) )" office:value-type="float" office:value="0.996502053164836" calcext:value-type="float">
            <text:p>0.99650205316483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9081523733718" calcext:value-type="float">
            <text:p>-0.719081523733718</text:p>
          </table:table-cell>
          <table:table-cell office:value-type="float" office:value="-0.45447979260242" calcext:value-type="float">
            <text:p>-0.45447979260242</text:p>
          </table:table-cell>
          <table:table-cell office:value-type="float" office:value="0.525708931197537" calcext:value-type="float">
            <text:p>0.525708931197537</text:p>
          </table:table-cell>
          <table:table-cell/>
          <table:table-cell table:formula="of:=[.$J$6]/[.E71]+[.$K$6]/[.F71]+[.$L$6]/[.G71]" office:value-type="float" office:value="3.04285467904542" calcext:value-type="float">
            <text:p>3.04285467904542</text:p>
          </table:table-cell>
          <table:table-cell table:formula="of:=([.$J$6]*[.E71]+[.$K$6]*[.F71]+[.$L$6]*[.G71])/(SQRT(POWER([.$J$6];2)+POWER([.$K$6];2)+POWER([.$L$6];2))*SQRT(POWER([.$E71];2)+POWER([.$F71];2)+POWER([.$G71];2)) )" office:value-type="float" office:value="0.996502053164836" calcext:value-type="float">
            <text:p>0.99650205316483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9655479211542" calcext:value-type="float">
            <text:p>-0.719655479211542</text:p>
          </table:table-cell>
          <table:table-cell office:value-type="float" office:value="-0.454613309489335" calcext:value-type="float">
            <text:p>-0.454613309489335</text:p>
          </table:table-cell>
          <table:table-cell office:value-type="float" office:value="0.524807326621837" calcext:value-type="float">
            <text:p>0.524807326621837</text:p>
          </table:table-cell>
          <table:table-cell/>
          <table:table-cell table:formula="of:=[.$J$6]/[.E72]+[.$K$6]/[.F72]+[.$L$6]/[.G72]" office:value-type="float" office:value="3.04330303546132" calcext:value-type="float">
            <text:p>3.04330303546132</text:p>
          </table:table-cell>
          <table:table-cell table:formula="of:=([.$J$6]*[.E72]+[.$K$6]*[.F72]+[.$L$6]*[.G72])/(SQRT(POWER([.$J$6];2)+POWER([.$K$6];2)+POWER([.$L$6];2))*SQRT(POWER([.$E72];2)+POWER([.$F72];2)+POWER([.$G72];2)) )" office:value-type="float" office:value="0.9965437526344" calcext:value-type="float">
            <text:p>0.996543752634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1100085765916" calcext:value-type="float">
            <text:p>-0.721100085765916</text:p>
          </table:table-cell>
          <table:table-cell office:value-type="float" office:value="-0.452070263063419" calcext:value-type="float">
            <text:p>-0.452070263063419</text:p>
          </table:table-cell>
          <table:table-cell office:value-type="float" office:value="0.525021088683264" calcext:value-type="float">
            <text:p>0.525021088683264</text:p>
          </table:table-cell>
          <table:table-cell/>
          <table:table-cell table:formula="of:=[.$J$6]/[.E73]+[.$K$6]/[.F73]+[.$L$6]/[.G73]" office:value-type="float" office:value="3.04743893230872" calcext:value-type="float">
            <text:p>3.04743893230872</text:p>
          </table:table-cell>
          <table:table-cell table:formula="of:=([.$J$6]*[.E73]+[.$K$6]*[.F73]+[.$L$6]*[.G73])/(SQRT(POWER([.$J$6];2)+POWER([.$K$6];2)+POWER([.$L$6];2))*SQRT(POWER([.$E73];2)+POWER([.$F73];2)+POWER([.$G73];2)) )" office:value-type="float" office:value="0.996334596916948" calcext:value-type="float">
            <text:p>0.99633459691694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182726025626" calcext:value-type="float">
            <text:p>-0.718182726025626</text:p>
          </table:table-cell>
          <table:table-cell office:value-type="float" office:value="-0.454930994284715" calcext:value-type="float">
            <text:p>-0.454930994284715</text:p>
          </table:table-cell>
          <table:table-cell office:value-type="float" office:value="0.526546638463794" calcext:value-type="float">
            <text:p>0.526546638463794</text:p>
          </table:table-cell>
          <table:table-cell/>
          <table:table-cell table:formula="of:=[.$J$6]/[.E74]+[.$K$6]/[.F74]+[.$L$6]/[.G74]" office:value-type="float" office:value="3.0414882060719" calcext:value-type="float">
            <text:p>3.0414882060719</text:p>
          </table:table-cell>
          <table:table-cell table:formula="of:=([.$J$6]*[.E74]+[.$K$6]*[.F74]+[.$L$6]*[.G74])/(SQRT(POWER([.$J$6];2)+POWER([.$K$6];2)+POWER([.$L$6];2))*SQRT(POWER([.$E74];2)+POWER([.$F74];2)+POWER([.$G74];2)) )" office:value-type="float" office:value="0.996506523216505" calcext:value-type="float">
            <text:p>0.99650652321650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884941237492" calcext:value-type="float">
            <text:p>-0.717884941237492</text:p>
          </table:table-cell>
          <table:table-cell office:value-type="float" office:value="-0.459185145846561" calcext:value-type="float">
            <text:p>-0.459185145846561</text:p>
          </table:table-cell>
          <table:table-cell office:value-type="float" office:value="0.523249666008795" calcext:value-type="float">
            <text:p>0.523249666008795</text:p>
          </table:table-cell>
          <table:table-cell/>
          <table:table-cell table:formula="of:=[.$J$6]/[.E75]+[.$K$6]/[.F75]+[.$L$6]/[.G75]" office:value-type="float" office:value="3.0369884284532" calcext:value-type="float">
            <text:p>3.0369884284532</text:p>
          </table:table-cell>
          <table:table-cell table:formula="of:=([.$J$6]*[.E75]+[.$K$6]*[.F75]+[.$L$6]*[.G75])/(SQRT(POWER([.$J$6];2)+POWER([.$K$6];2)+POWER([.$L$6];2))*SQRT(POWER([.$E75];2)+POWER([.$F75];2)+POWER([.$G75];2)) )" office:value-type="float" office:value="0.996939268727972" calcext:value-type="float">
            <text:p>0.99693926872797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934848787114" calcext:value-type="float">
            <text:p>-0.716934848787114</text:p>
          </table:table-cell>
          <table:table-cell office:value-type="float" office:value="-0.459525381035293" calcext:value-type="float">
            <text:p>-0.459525381035293</text:p>
          </table:table-cell>
          <table:table-cell office:value-type="float" office:value="0.524252655481082" calcext:value-type="float">
            <text:p>0.524252655481082</text:p>
          </table:table-cell>
          <table:table-cell/>
          <table:table-cell table:formula="of:=[.$J$6]/[.E76]+[.$K$6]/[.F76]+[.$L$6]/[.G76]" office:value-type="float" office:value="3.03569204312933" calcext:value-type="float">
            <text:p>3.03569204312933</text:p>
          </table:table-cell>
          <table:table-cell table:formula="of:=([.$J$6]*[.E76]+[.$K$6]*[.F76]+[.$L$6]*[.G76])/(SQRT(POWER([.$J$6];2)+POWER([.$K$6];2)+POWER([.$L$6];2))*SQRT(POWER([.$E76];2)+POWER([.$F76];2)+POWER([.$G76];2)) )" office:value-type="float" office:value="0.996928869116851" calcext:value-type="float">
            <text:p>0.99692886911685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211110470388" calcext:value-type="float">
            <text:p>-0.715211110470388</text:p>
          </table:table-cell>
          <table:table-cell office:value-type="float" office:value="-0.463008466243261" calcext:value-type="float">
            <text:p>-0.463008466243261</text:p>
          </table:table-cell>
          <table:table-cell office:value-type="float" office:value="0.523542001798116" calcext:value-type="float">
            <text:p>0.523542001798116</text:p>
          </table:table-cell>
          <table:table-cell/>
          <table:table-cell table:formula="of:=[.$J$6]/[.E77]+[.$K$6]/[.F77]+[.$L$6]/[.G77]" office:value-type="float" office:value="3.03074366246899" calcext:value-type="float">
            <text:p>3.03074366246899</text:p>
          </table:table-cell>
          <table:table-cell table:formula="of:=([.$J$6]*[.E77]+[.$K$6]*[.F77]+[.$L$6]*[.G77])/(SQRT(POWER([.$J$6];2)+POWER([.$K$6];2)+POWER([.$L$6];2))*SQRT(POWER([.$E77];2)+POWER([.$F77];2)+POWER([.$G77];2)) )" office:value-type="float" office:value="0.997194456528072" calcext:value-type="float">
            <text:p>0.99719445652807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219728739295" calcext:value-type="float">
            <text:p>-0.715219728739295</text:p>
          </table:table-cell>
          <table:table-cell office:value-type="float" office:value="-0.463003261137067" calcext:value-type="float">
            <text:p>-0.463003261137067</text:p>
          </table:table-cell>
          <table:table-cell office:value-type="float" office:value="0.523534831504581" calcext:value-type="float">
            <text:p>0.523534831504581</text:p>
          </table:table-cell>
          <table:table-cell/>
          <table:table-cell table:formula="of:=[.$J$6]/[.E78]+[.$K$6]/[.F78]+[.$L$6]/[.G78]" office:value-type="float" office:value="3.03075703574482" calcext:value-type="float">
            <text:p>3.03075703574482</text:p>
          </table:table-cell>
          <table:table-cell table:formula="of:=([.$J$6]*[.E78]+[.$K$6]*[.F78]+[.$L$6]*[.G78])/(SQRT(POWER([.$J$6];2)+POWER([.$K$6];2)+POWER([.$L$6];2))*SQRT(POWER([.$E78];2)+POWER([.$F78];2)+POWER([.$G78];2)) )" office:value-type="float" office:value="0.997194367880987" calcext:value-type="float">
            <text:p>0.99719436788098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490335950218" calcext:value-type="float">
            <text:p>-0.717490335950218</text:p>
          </table:table-cell>
          <table:table-cell office:value-type="float" office:value="-0.461712228095773" calcext:value-type="float">
            <text:p>-0.461712228095773</text:p>
          </table:table-cell>
          <table:table-cell office:value-type="float" office:value="0.521564412364264" calcext:value-type="float">
            <text:p>0.521564412364264</text:p>
          </table:table-cell>
          <table:table-cell/>
          <table:table-cell table:formula="of:=[.$J$6]/[.E79]+[.$K$6]/[.F79]+[.$L$6]/[.G79]" office:value-type="float" office:value="3.03425865888371" calcext:value-type="float">
            <text:p>3.03425865888371</text:p>
          </table:table-cell>
          <table:table-cell table:formula="of:=([.$J$6]*[.E79]+[.$K$6]*[.F79]+[.$L$6]*[.G79])/(SQRT(POWER([.$J$6];2)+POWER([.$K$6];2)+POWER([.$L$6];2))*SQRT(POWER([.$E79];2)+POWER([.$F79];2)+POWER([.$G79];2)) )" office:value-type="float" office:value="0.997174007533079" calcext:value-type="float">
            <text:p>0.99717400753307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028921583896" calcext:value-type="float">
            <text:p>-0.718028921583896</text:p>
          </table:table-cell>
          <table:table-cell office:value-type="float" office:value="-0.461556119319315" calcext:value-type="float">
            <text:p>-0.461556119319315</text:p>
          </table:table-cell>
          <table:table-cell office:value-type="float" office:value="0.52096105083582" calcext:value-type="float">
            <text:p>0.52096105083582</text:p>
          </table:table-cell>
          <table:table-cell/>
          <table:table-cell table:formula="of:=[.$J$6]/[.E80]+[.$K$6]/[.F80]+[.$L$6]/[.G80]" office:value-type="float" office:value="3.03497030695371" calcext:value-type="float">
            <text:p>3.03497030695371</text:p>
          </table:table-cell>
          <table:table-cell table:formula="of:=([.$J$6]*[.E80]+[.$K$6]*[.F80]+[.$L$6]*[.G80])/(SQRT(POWER([.$J$6];2)+POWER([.$K$6];2)+POWER([.$L$6];2))*SQRT(POWER([.$E80];2)+POWER([.$F80];2)+POWER([.$G80];2)) )" office:value-type="float" office:value="0.997182434033248" calcext:value-type="float">
            <text:p>0.99718243403324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028921583896" calcext:value-type="float">
            <text:p>-0.718028921583896</text:p>
          </table:table-cell>
          <table:table-cell office:value-type="float" office:value="-0.461556119319315" calcext:value-type="float">
            <text:p>-0.461556119319315</text:p>
          </table:table-cell>
          <table:table-cell office:value-type="float" office:value="0.52096105083582" calcext:value-type="float">
            <text:p>0.52096105083582</text:p>
          </table:table-cell>
          <table:table-cell/>
          <table:table-cell table:formula="of:=[.$J$6]/[.E81]+[.$K$6]/[.F81]+[.$L$6]/[.G81]" office:value-type="float" office:value="3.03497030695371" calcext:value-type="float">
            <text:p>3.03497030695371</text:p>
          </table:table-cell>
          <table:table-cell table:formula="of:=([.$J$6]*[.E81]+[.$K$6]*[.F81]+[.$L$6]*[.G81])/(SQRT(POWER([.$J$6];2)+POWER([.$K$6];2)+POWER([.$L$6];2))*SQRT(POWER([.$E81];2)+POWER([.$F81];2)+POWER([.$G81];2)) )" office:value-type="float" office:value="0.997182434033248" calcext:value-type="float">
            <text:p>0.99718243403324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028921583896" calcext:value-type="float">
            <text:p>-0.718028921583896</text:p>
          </table:table-cell>
          <table:table-cell office:value-type="float" office:value="-0.461556119319315" calcext:value-type="float">
            <text:p>-0.461556119319315</text:p>
          </table:table-cell>
          <table:table-cell office:value-type="float" office:value="0.52096105083582" calcext:value-type="float">
            <text:p>0.52096105083582</text:p>
          </table:table-cell>
          <table:table-cell/>
          <table:table-cell table:formula="of:=[.$J$6]/[.E82]+[.$K$6]/[.F82]+[.$L$6]/[.G82]" office:value-type="float" office:value="3.03497030695371" calcext:value-type="float">
            <text:p>3.03497030695371</text:p>
          </table:table-cell>
          <table:table-cell table:formula="of:=([.$J$6]*[.E82]+[.$K$6]*[.F82]+[.$L$6]*[.G82])/(SQRT(POWER([.$J$6];2)+POWER([.$K$6];2)+POWER([.$L$6];2))*SQRT(POWER([.$E82];2)+POWER([.$F82];2)+POWER([.$G82];2)) )" office:value-type="float" office:value="0.997182434033248" calcext:value-type="float">
            <text:p>0.99718243403324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028921583896" calcext:value-type="float">
            <text:p>-0.718028921583896</text:p>
          </table:table-cell>
          <table:table-cell office:value-type="float" office:value="-0.461556119319315" calcext:value-type="float">
            <text:p>-0.461556119319315</text:p>
          </table:table-cell>
          <table:table-cell office:value-type="float" office:value="0.52096105083582" calcext:value-type="float">
            <text:p>0.52096105083582</text:p>
          </table:table-cell>
          <table:table-cell/>
          <table:table-cell table:formula="of:=[.$J$6]/[.E83]+[.$K$6]/[.F83]+[.$L$6]/[.G83]" office:value-type="float" office:value="3.03497030695371" calcext:value-type="float">
            <text:p>3.03497030695371</text:p>
          </table:table-cell>
          <table:table-cell table:formula="of:=([.$J$6]*[.E83]+[.$K$6]*[.F83]+[.$L$6]*[.G83])/(SQRT(POWER([.$J$6];2)+POWER([.$K$6];2)+POWER([.$L$6];2))*SQRT(POWER([.$E83];2)+POWER([.$F83];2)+POWER([.$G83];2)) )" office:value-type="float" office:value="0.997182434033248" calcext:value-type="float">
            <text:p>0.99718243403324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9710147167099" calcext:value-type="float">
            <text:p>-0.719710147167099</text:p>
          </table:table-cell>
          <table:table-cell office:value-type="float" office:value="-0.458623320412374" calcext:value-type="float">
            <text:p>-0.458623320412374</text:p>
          </table:table-cell>
          <table:table-cell office:value-type="float" office:value="0.521231190584986" calcext:value-type="float">
            <text:p>0.521231190584986</text:p>
          </table:table-cell>
          <table:table-cell/>
          <table:table-cell table:formula="of:=[.$J$6]/[.E84]+[.$K$6]/[.F84]+[.$L$6]/[.G84]" office:value-type="float" office:value="3.03944455847912" calcext:value-type="float">
            <text:p>3.03944455847912</text:p>
          </table:table-cell>
          <table:table-cell table:formula="of:=([.$J$6]*[.E84]+[.$K$6]*[.F84]+[.$L$6]*[.G84])/(SQRT(POWER([.$J$6];2)+POWER([.$K$6];2)+POWER([.$L$6];2))*SQRT(POWER([.$E84];2)+POWER([.$F84];2)+POWER([.$G84];2)) )" office:value-type="float" office:value="0.996963273439534" calcext:value-type="float">
            <text:p>0.99696327343953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871460190247" calcext:value-type="float">
            <text:p>-0.718871460190247</text:p>
          </table:table-cell>
          <table:table-cell office:value-type="float" office:value="-0.459427045569787" calcext:value-type="float">
            <text:p>-0.459427045569787</text:p>
          </table:table-cell>
          <table:table-cell office:value-type="float" office:value="0.521680566556737" calcext:value-type="float">
            <text:p>0.521680566556737</text:p>
          </table:table-cell>
          <table:table-cell/>
          <table:table-cell table:formula="of:=[.$J$6]/[.E85]+[.$K$6]/[.F85]+[.$L$6]/[.G85]" office:value-type="float" office:value="3.03779958948523" calcext:value-type="float">
            <text:p>3.03779958948523</text:p>
          </table:table-cell>
          <table:table-cell table:formula="of:=([.$J$6]*[.E85]+[.$K$6]*[.F85]+[.$L$6]*[.G85])/(SQRT(POWER([.$J$6];2)+POWER([.$K$6];2)+POWER([.$L$6];2))*SQRT(POWER([.$E85];2)+POWER([.$F85];2)+POWER([.$G85];2)) )" office:value-type="float" office:value="0.997008116546316" calcext:value-type="float">
            <text:p>0.99700811654631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366156000901" calcext:value-type="float">
            <text:p>-0.715366156000901</text:p>
          </table:table-cell>
          <table:table-cell office:value-type="float" office:value="-0.464524119350835" calcext:value-type="float">
            <text:p>-0.464524119350835</text:p>
          </table:table-cell>
          <table:table-cell office:value-type="float" office:value="0.521985253996534" calcext:value-type="float">
            <text:p>0.521985253996534</text:p>
          </table:table-cell>
          <table:table-cell/>
          <table:table-cell table:formula="of:=[.$J$6]/[.E86]+[.$K$6]/[.F86]+[.$L$6]/[.G86]" office:value-type="float" office:value="3.02957850213573" calcext:value-type="float">
            <text:p>3.02957850213573</text:p>
          </table:table-cell>
          <table:table-cell table:formula="of:=([.$J$6]*[.E86]+[.$K$6]*[.F86]+[.$L$6]*[.G86])/(SQRT(POWER([.$J$6];2)+POWER([.$K$6];2)+POWER([.$L$6];2))*SQRT(POWER([.$E86];2)+POWER([.$F86];2)+POWER([.$G86];2)) )" office:value-type="float" office:value="0.997349324469498" calcext:value-type="float">
            <text:p>0.99734932446949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359680869856" calcext:value-type="float">
            <text:p>-0.717359680869856</text:p>
          </table:table-cell>
          <table:table-cell office:value-type="float" office:value="-0.46533115682024" calcext:value-type="float">
            <text:p>-0.46533115682024</text:p>
          </table:table-cell>
          <table:table-cell office:value-type="float" office:value="0.518519047629531" calcext:value-type="float">
            <text:p>0.518519047629531</text:p>
          </table:table-cell>
          <table:table-cell/>
          <table:table-cell table:formula="of:=[.$J$6]/[.E87]+[.$K$6]/[.F87]+[.$L$6]/[.G87]" office:value-type="float" office:value="3.03103293622137" calcext:value-type="float">
            <text:p>3.03103293622137</text:p>
          </table:table-cell>
          <table:table-cell table:formula="of:=([.$J$6]*[.E87]+[.$K$6]*[.F87]+[.$L$6]*[.G87])/(SQRT(POWER([.$J$6];2)+POWER([.$K$6];2)+POWER([.$L$6];2))*SQRT(POWER([.$E87];2)+POWER([.$F87];2)+POWER([.$G87];2)) )" office:value-type="float" office:value="0.997513101148548" calcext:value-type="float">
            <text:p>0.99751310114854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148621254083" calcext:value-type="float">
            <text:p>-0.717148621254083</text:p>
          </table:table-cell>
          <table:table-cell office:value-type="float" office:value="-0.465072378171593" calcext:value-type="float">
            <text:p>-0.465072378171593</text:p>
          </table:table-cell>
          <table:table-cell office:value-type="float" office:value="0.519042905832635" calcext:value-type="float">
            <text:p>0.519042905832635</text:p>
          </table:table-cell>
          <table:table-cell/>
          <table:table-cell table:formula="of:=[.$J$6]/[.E88]+[.$K$6]/[.F88]+[.$L$6]/[.G88]" office:value-type="float" office:value="3.03101342453661" calcext:value-type="float">
            <text:p>3.03101342453661</text:p>
          </table:table-cell>
          <table:table-cell table:formula="of:=([.$J$6]*[.E88]+[.$K$6]*[.F88]+[.$L$6]*[.G88])/(SQRT(POWER([.$J$6];2)+POWER([.$K$6];2)+POWER([.$L$6];2))*SQRT(POWER([.$E88];2)+POWER([.$F88];2)+POWER([.$G88];2)) )" office:value-type="float" office:value="0.997480396561246" calcext:value-type="float">
            <text:p>0.99748039656124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070264659673" calcext:value-type="float">
            <text:p>-0.715070264659673</text:p>
          </table:table-cell>
          <table:table-cell office:value-type="float" office:value="-0.467610713196714" calcext:value-type="float">
            <text:p>-0.467610713196714</text:p>
          </table:table-cell>
          <table:table-cell office:value-type="float" office:value="0.519629423246226" calcext:value-type="float">
            <text:p>0.519629423246226</text:p>
          </table:table-cell>
          <table:table-cell/>
          <table:table-cell table:formula="of:=[.$J$6]/[.E89]+[.$K$6]/[.F89]+[.$L$6]/[.G89]" office:value-type="float" office:value="3.02672335095389" calcext:value-type="float">
            <text:p>3.02672335095389</text:p>
          </table:table-cell>
          <table:table-cell table:formula="of:=([.$J$6]*[.E89]+[.$K$6]*[.F89]+[.$L$6]*[.G89])/(SQRT(POWER([.$J$6];2)+POWER([.$K$6];2)+POWER([.$L$6];2))*SQRT(POWER([.$E89];2)+POWER([.$F89];2)+POWER([.$G89];2)) )" office:value-type="float" office:value="0.997624455788544" calcext:value-type="float">
            <text:p>0.99762445578854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301946321395" calcext:value-type="float">
            <text:p>-0.716301946321395</text:p>
          </table:table-cell>
          <table:table-cell office:value-type="float" office:value="-0.467500377345911" calcext:value-type="float">
            <text:p>-0.467500377345911</text:p>
          </table:table-cell>
          <table:table-cell office:value-type="float" office:value="0.518029843616767" calcext:value-type="float">
            <text:p>0.518029843616767</text:p>
          </table:table-cell>
          <table:table-cell/>
          <table:table-cell table:formula="of:=[.$J$6]/[.E90]+[.$K$6]/[.F90]+[.$L$6]/[.G90]" office:value-type="float" office:value="3.02814360395905" calcext:value-type="float">
            <text:p>3.02814360395905</text:p>
          </table:table-cell>
          <table:table-cell table:formula="of:=([.$J$6]*[.E90]+[.$K$6]*[.F90]+[.$L$6]*[.G90])/(SQRT(POWER([.$J$6];2)+POWER([.$K$6];2)+POWER([.$L$6];2))*SQRT(POWER([.$E90];2)+POWER([.$F90];2)+POWER([.$G90];2)) )" office:value-type="float" office:value="0.997667265462078" calcext:value-type="float">
            <text:p>0.99766726546207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56479085416" calcext:value-type="float">
            <text:p>-0.71656479085416</text:p>
          </table:table-cell>
          <table:table-cell office:value-type="float" office:value="-0.467497587814174" calcext:value-type="float">
            <text:p>-0.467497587814174</text:p>
          </table:table-cell>
          <table:table-cell office:value-type="float" office:value="0.517668722153524" calcext:value-type="float">
            <text:p>0.517668722153524</text:p>
          </table:table-cell>
          <table:table-cell/>
          <table:table-cell table:formula="of:=[.$J$6]/[.E91]+[.$K$6]/[.F91]+[.$L$6]/[.G91]" office:value-type="float" office:value="3.02843546812827" calcext:value-type="float">
            <text:p>3.02843546812827</text:p>
          </table:table-cell>
          <table:table-cell table:formula="of:=([.$J$6]*[.E91]+[.$K$6]*[.F91]+[.$L$6]*[.G91])/(SQRT(POWER([.$J$6];2)+POWER([.$K$6];2)+POWER([.$L$6];2))*SQRT(POWER([.$E91];2)+POWER([.$F91];2)+POWER([.$G91];2)) )" office:value-type="float" office:value="0.997677770868765" calcext:value-type="float">
            <text:p>0.99767777086876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353755152699" calcext:value-type="float">
            <text:p>-0.718353755152699</text:p>
          </table:table-cell>
          <table:table-cell office:value-type="float" office:value="-0.467343753396168" calcext:value-type="float">
            <text:p>-0.467343753396168</text:p>
          </table:table-cell>
          <table:table-cell office:value-type="float" office:value="0.515322907136485" calcext:value-type="float">
            <text:p>0.515322907136485</text:p>
          </table:table-cell>
          <table:table-cell/>
          <table:table-cell table:formula="of:=[.$J$6]/[.E92]+[.$K$6]/[.F92]+[.$L$6]/[.G92]" office:value-type="float" office:value="3.03057328903082" calcext:value-type="float">
            <text:p>3.03057328903082</text:p>
          </table:table-cell>
          <table:table-cell table:formula="of:=([.$J$6]*[.E92]+[.$K$6]*[.F92]+[.$L$6]*[.G92])/(SQRT(POWER([.$J$6];2)+POWER([.$K$6];2)+POWER([.$L$6];2))*SQRT(POWER([.$E92];2)+POWER([.$F92];2)+POWER([.$G92];2)) )" office:value-type="float" office:value="0.997732517051642" calcext:value-type="float">
            <text:p>0.99773251705164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353755152699" calcext:value-type="float">
            <text:p>-0.718353755152699</text:p>
          </table:table-cell>
          <table:table-cell office:value-type="float" office:value="-0.467343753396168" calcext:value-type="float">
            <text:p>-0.467343753396168</text:p>
          </table:table-cell>
          <table:table-cell office:value-type="float" office:value="0.515322907136485" calcext:value-type="float">
            <text:p>0.515322907136485</text:p>
          </table:table-cell>
          <table:table-cell/>
          <table:table-cell table:formula="of:=[.$J$6]/[.E93]+[.$K$6]/[.F93]+[.$L$6]/[.G93]" office:value-type="float" office:value="3.03057328903082" calcext:value-type="float">
            <text:p>3.03057328903082</text:p>
          </table:table-cell>
          <table:table-cell table:formula="of:=([.$J$6]*[.E93]+[.$K$6]*[.F93]+[.$L$6]*[.G93])/(SQRT(POWER([.$J$6];2)+POWER([.$K$6];2)+POWER([.$L$6];2))*SQRT(POWER([.$E93];2)+POWER([.$F93];2)+POWER([.$G93];2)) )" office:value-type="float" office:value="0.997732517051642" calcext:value-type="float">
            <text:p>0.99773251705164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650109161882" calcext:value-type="float">
            <text:p>-0.717650109161882</text:p>
          </table:table-cell>
          <table:table-cell office:value-type="float" office:value="-0.467401563752011" calcext:value-type="float">
            <text:p>-0.467401563752011</text:p>
          </table:table-cell>
          <table:table-cell office:value-type="float" office:value="0.516250035372506" calcext:value-type="float">
            <text:p>0.516250035372506</text:p>
          </table:table-cell>
          <table:table-cell/>
          <table:table-cell table:formula="of:=[.$J$6]/[.E94]+[.$K$6]/[.F94]+[.$L$6]/[.G94]" office:value-type="float" office:value="3.02972479745025" calcext:value-type="float">
            <text:p>3.02972479745025</text:p>
          </table:table-cell>
          <table:table-cell table:formula="of:=([.$J$6]*[.E94]+[.$K$6]*[.F94]+[.$L$6]*[.G94])/(SQRT(POWER([.$J$6];2)+POWER([.$K$6];2)+POWER([.$L$6];2))*SQRT(POWER([.$E94];2)+POWER([.$F94];2)+POWER([.$G94];2)) )" office:value-type="float" office:value="0.997711712878251" calcext:value-type="float">
            <text:p>0.99771171287825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831794459943" calcext:value-type="float">
            <text:p>-0.717831794459943</text:p>
          </table:table-cell>
          <table:table-cell office:value-type="float" office:value="-0.466656490832867" calcext:value-type="float">
            <text:p>-0.466656490832867</text:p>
          </table:table-cell>
          <table:table-cell office:value-type="float" office:value="0.516671302111867" calcext:value-type="float">
            <text:p>0.516671302111867</text:p>
          </table:table-cell>
          <table:table-cell/>
          <table:table-cell table:formula="of:=[.$J$6]/[.E95]+[.$K$6]/[.F95]+[.$L$6]/[.G95]" office:value-type="float" office:value="3.03050460884268" calcext:value-type="float">
            <text:p>3.03050460884268</text:p>
          </table:table-cell>
          <table:table-cell table:formula="of:=([.$J$6]*[.E95]+[.$K$6]*[.F95]+[.$L$6]*[.G95])/(SQRT(POWER([.$J$6];2)+POWER([.$K$6];2)+POWER([.$L$6];2))*SQRT(POWER([.$E95];2)+POWER([.$F95];2)+POWER([.$G95];2)) )" office:value-type="float" office:value="0.997652274367452" calcext:value-type="float">
            <text:p>0.99765227436745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55471910412" calcext:value-type="float">
            <text:p>-0.71855471910412</text:p>
          </table:table-cell>
          <table:table-cell office:value-type="float" office:value="-0.464633940069971" calcext:value-type="float">
            <text:p>-0.464633940069971</text:p>
          </table:table-cell>
          <table:table-cell office:value-type="float" office:value="0.517488567398598" calcext:value-type="float">
            <text:p>0.517488567398598</text:p>
          </table:table-cell>
          <table:table-cell/>
          <table:table-cell table:formula="of:=[.$J$6]/[.E96]+[.$K$6]/[.F96]+[.$L$6]/[.G96]" office:value-type="float" office:value="3.03292773770376" calcext:value-type="float">
            <text:p>3.03292773770376</text:p>
          </table:table-cell>
          <table:table-cell table:formula="of:=([.$J$6]*[.E96]+[.$K$6]*[.F96]+[.$L$6]*[.G96])/(SQRT(POWER([.$J$6];2)+POWER([.$K$6];2)+POWER([.$L$6];2))*SQRT(POWER([.$E96];2)+POWER([.$F96];2)+POWER([.$G96];2)) )" office:value-type="float" office:value="0.997496262497421" calcext:value-type="float">
            <text:p>0.99749626249742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415875249646" calcext:value-type="float">
            <text:p>-0.715415875249646</text:p>
          </table:table-cell>
          <table:table-cell office:value-type="float" office:value="-0.468540081745345" calcext:value-type="float">
            <text:p>-0.468540081745345</text:p>
          </table:table-cell>
          <table:table-cell office:value-type="float" office:value="0.518314882324295" calcext:value-type="float">
            <text:p>0.518314882324295</text:p>
          </table:table-cell>
          <table:table-cell/>
          <table:table-cell table:formula="of:=[.$J$6]/[.E97]+[.$K$6]/[.F97]+[.$L$6]/[.G97]" office:value-type="float" office:value="3.026370964613" calcext:value-type="float">
            <text:p>3.026370964613</text:p>
          </table:table-cell>
          <table:table-cell table:formula="of:=([.$J$6]*[.E97]+[.$K$6]*[.F97]+[.$L$6]*[.G97])/(SQRT(POWER([.$J$6];2)+POWER([.$K$6];2)+POWER([.$L$6];2))*SQRT(POWER([.$E97];2)+POWER([.$F97];2)+POWER([.$G97];2)) )" office:value-type="float" office:value="0.997723261913506" calcext:value-type="float">
            <text:p>0.99772326191350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529797866007" calcext:value-type="float">
            <text:p>-0.716529797866007</text:p>
          </table:table-cell>
          <table:table-cell office:value-type="float" office:value="-0.470931225520607" calcext:value-type="float">
            <text:p>-0.470931225520607</text:p>
          </table:table-cell>
          <table:table-cell office:value-type="float" office:value="0.514595792442727" calcext:value-type="float">
            <text:p>0.514595792442727</text:p>
          </table:table-cell>
          <table:table-cell/>
          <table:table-cell table:formula="of:=[.$J$6]/[.E98]+[.$K$6]/[.F98]+[.$L$6]/[.G98]" office:value-type="float" office:value="3.02586314042455" calcext:value-type="float">
            <text:p>3.02586314042455</text:p>
          </table:table-cell>
          <table:table-cell table:formula="of:=([.$J$6]*[.E98]+[.$K$6]*[.F98]+[.$L$6]*[.G98])/(SQRT(POWER([.$J$6];2)+POWER([.$K$6];2)+POWER([.$L$6];2))*SQRT(POWER([.$E98];2)+POWER([.$F98];2)+POWER([.$G98];2)) )" office:value-type="float" office:value="0.997974168684627" calcext:value-type="float">
            <text:p>0.99797416868462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603239384834" calcext:value-type="float">
            <text:p>-0.716603239384834</text:p>
          </table:table-cell>
          <table:table-cell office:value-type="float" office:value="-0.471042889840994" calcext:value-type="float">
            <text:p>-0.471042889840994</text:p>
          </table:table-cell>
          <table:table-cell office:value-type="float" office:value="0.514391284173253" calcext:value-type="float">
            <text:p>0.514391284173253</text:p>
          </table:table-cell>
          <table:table-cell/>
          <table:table-cell table:formula="of:=[.$J$6]/[.E99]+[.$K$6]/[.F99]+[.$L$6]/[.G99]" office:value-type="float" office:value="3.02586980975871" calcext:value-type="float">
            <text:p>3.02586980975871</text:p>
          </table:table-cell>
          <table:table-cell table:formula="of:=([.$J$6]*[.E99]+[.$K$6]*[.F99]+[.$L$6]*[.G99])/(SQRT(POWER([.$J$6];2)+POWER([.$K$6];2)+POWER([.$L$6];2))*SQRT(POWER([.$E99];2)+POWER([.$F99];2)+POWER([.$G99];2)) )" office:value-type="float" office:value="0.997986190234685" calcext:value-type="float">
            <text:p>0.99798619023468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287598496659" calcext:value-type="float">
            <text:p>-0.716287598496659</text:p>
          </table:table-cell>
          <table:table-cell office:value-type="float" office:value="-0.471901888109969" calcext:value-type="float">
            <text:p>-0.471901888109969</text:p>
          </table:table-cell>
          <table:table-cell office:value-type="float" office:value="0.514043465319943" calcext:value-type="float">
            <text:p>0.514043465319943</text:p>
          </table:table-cell>
          <table:table-cell/>
          <table:table-cell table:formula="of:=[.$J$6]/[.E100]+[.$K$6]/[.F100]+[.$L$6]/[.G100]" office:value-type="float" office:value="3.02491369477879" calcext:value-type="float">
            <text:p>3.02491369477879</text:p>
          </table:table-cell>
          <table:table-cell table:formula="of:=([.$J$6]*[.E100]+[.$K$6]*[.F100]+[.$L$6]*[.G100])/(SQRT(POWER([.$J$6];2)+POWER([.$K$6];2)+POWER([.$L$6];2))*SQRT(POWER([.$E100];2)+POWER([.$F100];2)+POWER([.$G100];2)) )" office:value-type="float" office:value="0.998046040832912" calcext:value-type="float">
            <text:p>0.99804604083291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989523081621" calcext:value-type="float">
            <text:p>-0.715989523081621</text:p>
          </table:table-cell>
          <table:table-cell office:value-type="float" office:value="-0.470614492042892" calcext:value-type="float">
            <text:p>-0.470614492042892</text:p>
          </table:table-cell>
          <table:table-cell office:value-type="float" office:value="0.515636502505946" calcext:value-type="float">
            <text:p>0.515636502505946</text:p>
          </table:table-cell>
          <table:table-cell/>
          <table:table-cell table:formula="of:=[.$J$6]/[.E101]+[.$K$6]/[.F101]+[.$L$6]/[.G101]" office:value-type="float" office:value="3.02547082065265" calcext:value-type="float">
            <text:p>3.02547082065265</text:p>
          </table:table-cell>
          <table:table-cell table:formula="of:=([.$J$6]*[.E101]+[.$K$6]*[.F101]+[.$L$6]*[.G101])/(SQRT(POWER([.$J$6];2)+POWER([.$K$6];2)+POWER([.$L$6];2))*SQRT(POWER([.$E101];2)+POWER([.$F101];2)+POWER([.$G101];2)) )" office:value-type="float" office:value="0.997927142037702" calcext:value-type="float">
            <text:p>0.99792714203770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478400002231" calcext:value-type="float">
            <text:p>-0.718478400002231</text:p>
          </table:table-cell>
          <table:table-cell office:value-type="float" office:value="-0.472371742990477" calcext:value-type="float">
            <text:p>-0.472371742990477</text:p>
          </table:table-cell>
          <table:table-cell office:value-type="float" office:value="0.510542579178635" calcext:value-type="float">
            <text:p>0.510542579178635</text:p>
          </table:table-cell>
          <table:table-cell/>
          <table:table-cell table:formula="of:=[.$J$6]/[.E102]+[.$K$6]/[.F102]+[.$L$6]/[.G102]" office:value-type="float" office:value="3.02721160110342" calcext:value-type="float">
            <text:p>3.02721160110342</text:p>
          </table:table-cell>
          <table:table-cell table:formula="of:=([.$J$6]*[.E102]+[.$K$6]*[.F102]+[.$L$6]*[.G102])/(SQRT(POWER([.$J$6];2)+POWER([.$K$6];2)+POWER([.$L$6];2))*SQRT(POWER([.$E102];2)+POWER([.$F102];2)+POWER([.$G102];2)) )" office:value-type="float" office:value="0.998155893373053" calcext:value-type="float">
            <text:p>0.99815589337305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138852498181" calcext:value-type="float">
            <text:p>-0.718138852498181</text:p>
          </table:table-cell>
          <table:table-cell office:value-type="float" office:value="-0.472632435872594" calcext:value-type="float">
            <text:p>-0.472632435872594</text:p>
          </table:table-cell>
          <table:table-cell office:value-type="float" office:value="0.510778982627256" calcext:value-type="float">
            <text:p>0.510778982627256</text:p>
          </table:table-cell>
          <table:table-cell/>
          <table:table-cell table:formula="of:=[.$J$6]/[.E103]+[.$K$6]/[.F103]+[.$L$6]/[.G103]" office:value-type="float" office:value="3.02662989152879" calcext:value-type="float">
            <text:p>3.02662989152879</text:p>
          </table:table-cell>
          <table:table-cell table:formula="of:=([.$J$6]*[.E103]+[.$K$6]*[.F103]+[.$L$6]*[.G103])/(SQRT(POWER([.$J$6];2)+POWER([.$K$6];2)+POWER([.$L$6];2))*SQRT(POWER([.$E103];2)+POWER([.$F103];2)+POWER([.$G103];2)) )" office:value-type="float" office:value="0.998166352084304" calcext:value-type="float">
            <text:p>0.99816635208430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138852498181" calcext:value-type="float">
            <text:p>-0.718138852498181</text:p>
          </table:table-cell>
          <table:table-cell office:value-type="float" office:value="-0.472632435872594" calcext:value-type="float">
            <text:p>-0.472632435872594</text:p>
          </table:table-cell>
          <table:table-cell office:value-type="float" office:value="0.510778982627256" calcext:value-type="float">
            <text:p>0.510778982627256</text:p>
          </table:table-cell>
          <table:table-cell/>
          <table:table-cell table:formula="of:=[.$J$6]/[.E104]+[.$K$6]/[.F104]+[.$L$6]/[.G104]" office:value-type="float" office:value="3.02662989152879" calcext:value-type="float">
            <text:p>3.02662989152879</text:p>
          </table:table-cell>
          <table:table-cell table:formula="of:=([.$J$6]*[.E104]+[.$K$6]*[.F104]+[.$L$6]*[.G104])/(SQRT(POWER([.$J$6];2)+POWER([.$K$6];2)+POWER([.$L$6];2))*SQRT(POWER([.$E104];2)+POWER([.$F104];2)+POWER([.$G104];2)) )" office:value-type="float" office:value="0.998166352084304" calcext:value-type="float">
            <text:p>0.99816635208430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9381202597454" calcext:value-type="float">
            <text:p>-0.719381202597454</text:p>
          </table:table-cell>
          <table:table-cell office:value-type="float" office:value="-0.472839491736031" calcext:value-type="float">
            <text:p>-0.472839491736031</text:p>
          </table:table-cell>
          <table:table-cell office:value-type="float" office:value="0.508835435484059" calcext:value-type="float">
            <text:p>0.508835435484059</text:p>
          </table:table-cell>
          <table:table-cell/>
          <table:table-cell table:formula="of:=[.$J$6]/[.E105]+[.$K$6]/[.F105]+[.$L$6]/[.G105]" office:value-type="float" office:value="3.02803845402071" calcext:value-type="float">
            <text:p>3.02803845402071</text:p>
          </table:table-cell>
          <table:table-cell table:formula="of:=([.$J$6]*[.E105]+[.$K$6]*[.F105]+[.$L$6]*[.G105])/(SQRT(POWER([.$J$6];2)+POWER([.$K$6];2)+POWER([.$L$6];2))*SQRT(POWER([.$E105];2)+POWER([.$F105];2)+POWER([.$G105];2)) )" office:value-type="float" office:value="0.998217611175965" calcext:value-type="float">
            <text:p>0.99821761117596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0527750965177" calcext:value-type="float">
            <text:p>-0.720527750965177</text:p>
          </table:table-cell>
          <table:table-cell office:value-type="float" office:value="-0.471344633026256" calcext:value-type="float">
            <text:p>-0.471344633026256</text:p>
          </table:table-cell>
          <table:table-cell office:value-type="float" office:value="0.508600036380659" calcext:value-type="float">
            <text:p>0.508600036380659</text:p>
          </table:table-cell>
          <table:table-cell/>
          <table:table-cell table:formula="of:=[.$J$6]/[.E106]+[.$K$6]/[.F106]+[.$L$6]/[.G106]" office:value-type="float" office:value="3.03042305240573" calcext:value-type="float">
            <text:p>3.03042305240573</text:p>
          </table:table-cell>
          <table:table-cell table:formula="of:=([.$J$6]*[.E106]+[.$K$6]*[.F106]+[.$L$6]*[.G106])/(SQRT(POWER([.$J$6];2)+POWER([.$K$6];2)+POWER([.$L$6];2))*SQRT(POWER([.$E106];2)+POWER([.$F106];2)+POWER([.$G106];2)) )" office:value-type="float" office:value="0.998130993721376" calcext:value-type="float">
            <text:p>0.99813099372137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1911212260706" calcext:value-type="float">
            <text:p>-0.721911212260706</text:p>
          </table:table-cell>
          <table:table-cell office:value-type="float" office:value="-0.470016744016781" calcext:value-type="float">
            <text:p>-0.470016744016781</text:p>
          </table:table-cell>
          <table:table-cell office:value-type="float" office:value="0.507866578892667" calcext:value-type="float">
            <text:p>0.507866578892667</text:p>
          </table:table-cell>
          <table:table-cell/>
          <table:table-cell table:formula="of:=[.$J$6]/[.E107]+[.$K$6]/[.F107]+[.$L$6]/[.G107]" office:value-type="float" office:value="3.03304505094959" calcext:value-type="float">
            <text:p>3.03304505094959</text:p>
          </table:table-cell>
          <table:table-cell table:formula="of:=([.$J$6]*[.E107]+[.$K$6]*[.F107]+[.$L$6]*[.G107])/(SQRT(POWER([.$J$6];2)+POWER([.$K$6];2)+POWER([.$L$6];2))*SQRT(POWER([.$E107];2)+POWER([.$F107];2)+POWER([.$G107];2)) )" office:value-type="float" office:value="0.998059673319818" calcext:value-type="float">
            <text:p>0.99805967331981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0130094979021" calcext:value-type="float">
            <text:p>-0.720130094979021</text:p>
          </table:table-cell>
          <table:table-cell office:value-type="float" office:value="-0.471918613234067" calcext:value-type="float">
            <text:p>-0.471918613234067</text:p>
          </table:table-cell>
          <table:table-cell office:value-type="float" office:value="0.508630975058284" calcext:value-type="float">
            <text:p>0.508630975058284</text:p>
          </table:table-cell>
          <table:table-cell/>
          <table:table-cell table:formula="of:=[.$J$6]/[.E108]+[.$K$6]/[.F108]+[.$L$6]/[.G108]" office:value-type="float" office:value="3.02955653791043" calcext:value-type="float">
            <text:p>3.02955653791043</text:p>
          </table:table-cell>
          <table:table-cell table:formula="of:=([.$J$6]*[.E108]+[.$K$6]*[.F108]+[.$L$6]*[.G108])/(SQRT(POWER([.$J$6];2)+POWER([.$K$6];2)+POWER([.$L$6];2))*SQRT(POWER([.$E108];2)+POWER([.$F108];2)+POWER([.$G108];2)) )" office:value-type="float" office:value="0.998165738641371" calcext:value-type="float">
            <text:p>0.99816573864137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9870912009295" calcext:value-type="float">
            <text:p>-0.719870912009295</text:p>
          </table:table-cell>
          <table:table-cell office:value-type="float" office:value="-0.475610015624084" calcext:value-type="float">
            <text:p>-0.475610015624084</text:p>
          </table:table-cell>
          <table:table-cell office:value-type="float" office:value="0.505550178598489" calcext:value-type="float">
            <text:p>0.505550178598489</text:p>
          </table:table-cell>
          <table:table-cell/>
          <table:table-cell table:formula="of:=[.$J$6]/[.E109]+[.$K$6]/[.F109]+[.$L$6]/[.G109]" office:value-type="float" office:value="3.02705766997431" calcext:value-type="float">
            <text:p>3.02705766997431</text:p>
          </table:table-cell>
          <table:table-cell table:formula="of:=([.$J$6]*[.E109]+[.$K$6]*[.F109]+[.$L$6]*[.G109])/(SQRT(POWER([.$J$6];2)+POWER([.$K$6];2)+POWER([.$L$6];2))*SQRT(POWER([.$E109];2)+POWER([.$F109];2)+POWER([.$G109];2)) )" office:value-type="float" office:value="0.998435162937738" calcext:value-type="float">
            <text:p>0.99843516293773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0952962855829" calcext:value-type="float">
            <text:p>-0.720952962855829</text:p>
          </table:table-cell>
          <table:table-cell office:value-type="float" office:value="-0.47561187488475" calcext:value-type="float">
            <text:p>-0.47561187488475</text:p>
          </table:table-cell>
          <table:table-cell office:value-type="float" office:value="0.504004136707244" calcext:value-type="float">
            <text:p>0.504004136707244</text:p>
          </table:table-cell>
          <table:table-cell/>
          <table:table-cell table:formula="of:=[.$J$6]/[.E110]+[.$K$6]/[.F110]+[.$L$6]/[.G110]" office:value-type="float" office:value="3.02849517705079" calcext:value-type="float">
            <text:p>3.02849517705079</text:p>
          </table:table-cell>
          <table:table-cell table:formula="of:=([.$J$6]*[.E110]+[.$K$6]*[.F110]+[.$L$6]*[.G110])/(SQRT(POWER([.$J$6];2)+POWER([.$K$6];2)+POWER([.$L$6];2))*SQRT(POWER([.$E110];2)+POWER([.$F110];2)+POWER([.$G110];2)) )" office:value-type="float" office:value="0.998456883362365" calcext:value-type="float">
            <text:p>0.99845688336236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1863674446252" calcext:value-type="float">
            <text:p>-0.721863674446252</text:p>
          </table:table-cell>
          <table:table-cell office:value-type="float" office:value="-0.47596933665978" calcext:value-type="float">
            <text:p>-0.47596933665978</text:p>
          </table:table-cell>
          <table:table-cell office:value-type="float" office:value="0.502360454329961" calcext:value-type="float">
            <text:p>0.502360454329961</text:p>
          </table:table-cell>
          <table:table-cell/>
          <table:table-cell table:formula="of:=[.$J$6]/[.E111]+[.$K$6]/[.F111]+[.$L$6]/[.G111]" office:value-type="float" office:value="3.02955090904318" calcext:value-type="float">
            <text:p>3.02955090904318</text:p>
          </table:table-cell>
          <table:table-cell table:formula="of:=([.$J$6]*[.E111]+[.$K$6]*[.F111]+[.$L$6]*[.G111])/(SQRT(POWER([.$J$6];2)+POWER([.$K$6];2)+POWER([.$L$6];2))*SQRT(POWER([.$E111];2)+POWER([.$F111];2)+POWER([.$G111];2)) )" office:value-type="float" office:value="0.998496956113888" calcext:value-type="float">
            <text:p>0.99849695611388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2633570227032" calcext:value-type="float">
            <text:p>-0.722633570227032</text:p>
          </table:table-cell>
          <table:table-cell office:value-type="float" office:value="-0.475791510247106" calcext:value-type="float">
            <text:p>-0.475791510247106</text:p>
          </table:table-cell>
          <table:table-cell office:value-type="float" office:value="0.501421142312239" calcext:value-type="float">
            <text:p>0.501421142312239</text:p>
          </table:table-cell>
          <table:table-cell/>
          <table:table-cell table:formula="of:=[.$J$6]/[.E112]+[.$K$6]/[.F112]+[.$L$6]/[.G112]" office:value-type="float" office:value="3.03071043234065" calcext:value-type="float">
            <text:p>3.03071043234065</text:p>
          </table:table-cell>
          <table:table-cell table:formula="of:=([.$J$6]*[.E112]+[.$K$6]*[.F112]+[.$L$6]*[.G112])/(SQRT(POWER([.$J$6];2)+POWER([.$K$6];2)+POWER([.$L$6];2))*SQRT(POWER([.$E112];2)+POWER([.$F112];2)+POWER([.$G112];2)) )" office:value-type="float" office:value="0.998495847179903" calcext:value-type="float">
            <text:p>0.998495847179903</text:p>
          </table:table-cell>
          <table:table-cell table:number-columns-repeated="9"/>
        </table:table-row>
      </table:table>
      <table:table table:name="18 grad" table:style-name="ta1">
        <table:shapes>
          <draw:frame draw:z-index="0" draw:style-name="gr2" draw:text-style-name="P1" svg:width="453.51pt" svg:height="255.09pt" svg:x="671.67pt" svg:y="206.9pt">
            <draw:object draw:notify-on-update-of-ranges="'18 grad'.J13:'18 grad'.J1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number-columns-repeated="9" table:default-cell-style-name="Default"/>
        <table:table-row table:style-name="ro1">
          <table:table-cell table:number-columns-repeated="7"/>
          <table:table-cell office:value-type="string" calcext:value-type="string">
            <text:p>gamma=</text:p>
          </table:table-cell>
          <table:table-cell table:style-name="ce1" office:value-type="float" office:value="21.8328832569504" calcext:value-type="float">
            <text:p>21.8328832569504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ort</text:p>
          </table:table-cell>
          <table:table-cell office:value-type="string" calcext:value-type="string">
            <text:p>max_vor_line</text:p>
          </table:table-cell>
          <table:table-cell table:style-name="ce1" office:value-type="float" office:value="2.0775544" calcext:value-type="float">
            <text:p>2.0775544</text:p>
          </table:table-cell>
          <table:table-cell table:style-name="ce1" office:value-type="float" office:value="0.68726136" calcext:value-type="float">
            <text:p>0.68726136</text:p>
          </table:table-cell>
          <table:table-cell table:style-name="ce1" office:value-type="float" office:value="-0.46268425" calcext:value-type="float">
            <text:p>-0.46268425</text:p>
          </table:table-cell>
          <table:table-cell table:style-name="ce1" office:value-type="float" office:value="-80.1258686920689" calcext:value-type="float">
            <text:p>-80.1258686920689</text:p>
          </table:table-cell>
          <table:table-cell table:style-name="ce1" office:value-type="float" office:value="-60.3534491699095" calcext:value-type="float">
            <text:p>-60.3534491699095</text:p>
          </table:table-cell>
          <table:table-cell table:style-name="ce1" office:value-type="float" office:value="52.4565713264181" calcext:value-type="float">
            <text:p>52.456571326418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ndmessung_punkt:</text:p>
          </table:table-cell>
          <table:table-cell/>
          <table:table-cell table:style-name="ce2" office:value-type="float" office:value="0.432" calcext:value-type="float">
            <text:p>0.432</text:p>
          </table:table-cell>
          <table:table-cell table:style-name="ce2" office:value-type="float" office:value="-0.532" calcext:value-type="float">
            <text:p>-0.532</text:p>
          </table:table-cell>
          <table:table-cell table:style-name="ce2" office:value-type="float" office:value="0.659" calcext:value-type="float">
            <text:p>0.65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vor (x|y|z)</text:p>
          </table:table-cell>
          <table:table-cell table:style-name="ce2" table:formula="of:=[.L2]" office:value-type="float" office:value="-80.1258686920689" calcext:value-type="float">
            <text:p>-80.1258686920689</text:p>
          </table:table-cell>
          <table:table-cell table:style-name="ce2" table:formula="of:=[.M2]" office:value-type="float" office:value="-60.3534491699095" calcext:value-type="float">
            <text:p>-60.3534491699095</text:p>
          </table:table-cell>
          <table:table-cell table:style-name="ce2" table:formula="of:=[.N2]" office:value-type="float" office:value="52.4565713264181" calcext:value-type="float">
            <text:p>52.456571326418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ektor zur handmessung</text:p>
          </table:table-cell>
          <table:table-cell/>
          <table:table-cell table:style-name="ce2" table:formula="of:=[.D3]-[.I4]" office:value-type="float" office:value="-1.6455544" calcext:value-type="float">
            <text:p>-1.6455544</text:p>
          </table:table-cell>
          <table:table-cell table:style-name="ce2" table:formula="of:=[.E3]-[.J4]" office:value-type="float" office:value="-1.21926136" calcext:value-type="float">
            <text:p>-1.21926136</text:p>
          </table:table-cell>
          <table:table-cell table:style-name="ce2" table:formula="of:=[.F3]-[.K4]" office:value-type="float" office:value="1.12168425" calcext:value-type="float">
            <text:p>1.12168425</text:p>
          </table:table-cell>
          <table:table-cell/>
          <table:table-cell office:value-type="string" calcext:value-type="string">
            <text:p>ort_linie</text:p>
          </table:table-cell>
          <table:table-cell table:formula="of:=[.I2]" office:value-type="float" office:value="2.0775544" calcext:value-type="float">
            <text:p>2.0775544</text:p>
          </table:table-cell>
          <table:table-cell table:formula="of:=[.J2]" office:value-type="float" office:value="0.68726136" calcext:value-type="float">
            <text:p>0.68726136</text:p>
          </table:table-cell>
          <table:table-cell table:style-name="ce2" table:formula="of:=[.K2]" office:value-type="float" office:value="-0.46268425" calcext:value-type="float">
            <text:p>-0.462684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iert</text:p>
          </table:table-cell>
          <table:table-cell/>
          <table:table-cell table:style-name="ce2" table:formula="of:=[.D4]/SQRT(POWER([.D4];2)+POWER([.E4];2)+POWER([.F4];2))" office:value-type="float" office:value="-0.704708491104007" calcext:value-type="float">
            <text:p>-0.704708491104007</text:p>
          </table:table-cell>
          <table:table-cell table:style-name="ce2" table:formula="of:=[.E4]/SQRT(POWER([.D4];2)+POWER([.E4];2)+POWER([.F4];2))" office:value-type="float" office:value="-0.522148543534641" calcext:value-type="float">
            <text:p>-0.522148543534641</text:p>
          </table:table-cell>
          <table:table-cell table:style-name="ce2" table:formula="of:=[.F4]/SQRT(POWER([.D4];2)+POWER([.E4];2)+POWER([.F4];2))" office:value-type="float" office:value="0.480361156891945" calcext:value-type="float">
            <text:p>0.480361156891945</text:p>
          </table:table-cell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8"/>
          <table:table-cell table:style-name="Default" office:value-type="string" calcext:value-type="string">
            <text:p>c:</text:p>
          </table:table-cell>
          <table:table-cell table:style-name="Default" table:formula="of:=[.D5]" office:value-type="float" office:value="-0.704708491104007" calcext:value-type="float">
            <text:p>-0.704708491104007</text:p>
          </table:table-cell>
          <table:table-cell table:formula="of:=[.E5]" office:value-type="float" office:value="-0.522148543534641" calcext:value-type="float">
            <text:p>-0.522148543534641</text:p>
          </table:table-cell>
          <table:table-cell table:formula="of:=[.F5]" office:value-type="float" office:value="0.480361156891945" calcext:value-type="float">
            <text:p>0.480361156891945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6"/>
          <table:table-cell office:value-type="string" calcext:value-type="string">
            <text:p>genutzer NormalenVektor</text:p>
          </table:table-cell>
          <table:table-cell/>
          <table:table-cell office:value-type="float" office:value="-0.891006524188368" calcext:value-type="float">
            <text:p>-0.891006524188368</text:p>
          </table:table-cell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8"/>
          <table:table-cell office:value-type="float" office:value="0.321019760960103" calcext:value-type="float">
            <text:p>0.321019760960103</text:p>
          </table:table-cell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8"/>
          <table:table-cell office:value-type="float" office:value="-0.321019760960103" calcext:value-type="float">
            <text:p>-0.321019760960103</text:p>
          </table:table-cell>
        </table:table-row>
        <table:table-row table:style-name="ro1">
          <table:table-cell table:number-columns-repeated="8"/>
          <table:table-cell table:style-name="Default" office:value-type="string" calcext:value-type="string">
            <text:p>a_i=r*b_i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8"/>
          <table:table-cell table:style-name="Default"/>
          <table:table-cell table:style-name="Default" office:value-type="string" calcext:value-type="string">
            <text:p>Kosinusähnlichkeit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aste here ----------------------------→</text:p>
          </table:table-cell>
          <table:table-cell table:style-name="ce1" table:number-columns-repeated="2"/>
          <table:table-cell office:value-type="string" calcext:value-type="string">
            <text:p>c:</text:p>
          </table:table-cell>
          <table:table-cell office:value-type="float" office:value="-0.681689901357722" calcext:value-type="float">
            <text:p>-0.681689901357722</text:p>
          </table:table-cell>
          <table:table-cell office:value-type="float" office:value="-0.425885256718138" calcext:value-type="float">
            <text:p>-0.425885256718138</text:p>
          </table:table-cell>
          <table:table-cell office:value-type="float" office:value="0.594912284708447" calcext:value-type="float">
            <text:p>0.594912284708447</text:p>
          </table:table-cell>
          <table:table-cell/>
          <table:table-cell table:formula="of:=[.$J$6]/[.E13]+[.$K$6]/[.F13]+[.$L$6]/[.G13]" office:value-type="float" office:value="3.06724669983843" calcext:value-type="float">
            <text:p>3.06724669983843</text:p>
          </table:table-cell>
          <table:table-cell table:formula="of:=([.$J$6]*[.E13]+[.$K$6]*[.F13]+[.$L$6]*[.G13])/(SQRT(POWER([.$J$6];2)+POWER([.$K$6];2)+POWER([.$L$6];2))*SQRT(POWER([.$E13];2)+POWER([.$F13];2)+POWER([.$G13];2)) )" office:value-type="float" office:value="0.988540781626672" calcext:value-type="float">
            <text:p>0.988540781626672</text:p>
          </table:table-cell>
          <table:table-cell table:number-columns-repeated="2"/>
          <table:table-cell office:value-type="string" calcext:value-type="string">
            <text:p>-1 anitline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1689901357722" calcext:value-type="float">
            <text:p>-0.681689901357722</text:p>
          </table:table-cell>
          <table:table-cell office:value-type="float" office:value="-0.425885256718138" calcext:value-type="float">
            <text:p>-0.425885256718138</text:p>
          </table:table-cell>
          <table:table-cell office:value-type="float" office:value="0.594912284708447" calcext:value-type="float">
            <text:p>0.594912284708447</text:p>
          </table:table-cell>
          <table:table-cell/>
          <table:table-cell table:formula="of:=[.$J$6]/[.E14]+[.$K$6]/[.F14]+[.$L$6]/[.G14]" office:value-type="float" office:value="3.06724669983843" calcext:value-type="float">
            <text:p>3.06724669983843</text:p>
          </table:table-cell>
          <table:table-cell table:formula="of:=([.$J$6]*[.E14]+[.$K$6]*[.F14]+[.$L$6]*[.G14])/(SQRT(POWER([.$J$6];2)+POWER([.$K$6];2)+POWER([.$L$6];2))*SQRT(POWER([.$E14];2)+POWER([.$F14];2)+POWER([.$G14];2)) )" office:value-type="float" office:value="0.988540781626672" calcext:value-type="float">
            <text:p>0.988540781626672</text:p>
          </table:table-cell>
          <table:table-cell table:number-columns-repeated="2"/>
          <table:table-cell office:value-type="string" calcext:value-type="string">
            <text:p>1 line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085760909168" calcext:value-type="float">
            <text:p>-0.706085760909168</text:p>
          </table:table-cell>
          <table:table-cell office:value-type="float" office:value="-0.409688689807911" calcext:value-type="float">
            <text:p>-0.409688689807911</text:p>
          </table:table-cell>
          <table:table-cell office:value-type="float" office:value="0.577579497285697" calcext:value-type="float">
            <text:p>0.577579497285697</text:p>
          </table:table-cell>
          <table:table-cell/>
          <table:table-cell table:formula="of:=[.$J$6]/[.E15]+[.$K$6]/[.F15]+[.$L$6]/[.G15]" office:value-type="float" office:value="3.10422990656146" calcext:value-type="float">
            <text:p>3.10422990656146</text:p>
          </table:table-cell>
          <table:table-cell table:formula="of:=([.$J$6]*[.E15]+[.$K$6]*[.F15]+[.$L$6]*[.G15])/(SQRT(POWER([.$J$6];2)+POWER([.$K$6];2)+POWER([.$L$6];2))*SQRT(POWER([.$E15];2)+POWER([.$F15];2)+POWER([.$G15];2)) )" office:value-type="float" office:value="0.988949739359366" calcext:value-type="float">
            <text:p>0.988949739359366</text:p>
          </table:table-cell>
          <table:table-cell table:number-columns-repeated="2"/>
          <table:table-cell office:value-type="string" calcext:value-type="string">
            <text:p>0 orthogonal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279783876673" calcext:value-type="float">
            <text:p>-0.68279783876673</text:p>
          </table:table-cell>
          <table:table-cell office:value-type="float" office:value="-0.426028101826483" calcext:value-type="float">
            <text:p>-0.426028101826483</text:p>
          </table:table-cell>
          <table:table-cell office:value-type="float" office:value="0.593537840267667" calcext:value-type="float">
            <text:p>0.593537840267667</text:p>
          </table:table-cell>
          <table:table-cell/>
          <table:table-cell table:formula="of:=[.$J$6]/[.E16]+[.$K$6]/[.F16]+[.$L$6]/[.G16]" office:value-type="float" office:value="3.06702797641972" calcext:value-type="float">
            <text:p>3.06702797641972</text:p>
          </table:table-cell>
          <table:table-cell table:formula="of:=([.$J$6]*[.E16]+[.$K$6]*[.F16]+[.$L$6]*[.G16])/(SQRT(POWER([.$J$6];2)+POWER([.$K$6];2)+POWER([.$L$6];2))*SQRT(POWER([.$E16];2)+POWER([.$F16];2)+POWER([.$G16];2)) )" office:value-type="float" office:value="0.988735911170028" calcext:value-type="float">
            <text:p>0.98873591117002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279783876673" calcext:value-type="float">
            <text:p>-0.68279783876673</text:p>
          </table:table-cell>
          <table:table-cell office:value-type="float" office:value="-0.426028101826483" calcext:value-type="float">
            <text:p>-0.426028101826483</text:p>
          </table:table-cell>
          <table:table-cell office:value-type="float" office:value="0.593537840267667" calcext:value-type="float">
            <text:p>0.593537840267667</text:p>
          </table:table-cell>
          <table:table-cell/>
          <table:table-cell table:formula="of:=[.$J$6]/[.E17]+[.$K$6]/[.F17]+[.$L$6]/[.G17]" office:value-type="float" office:value="3.06702797641972" calcext:value-type="float">
            <text:p>3.06702797641972</text:p>
          </table:table-cell>
          <table:table-cell table:formula="of:=([.$J$6]*[.E17]+[.$K$6]*[.F17]+[.$L$6]*[.G17])/(SQRT(POWER([.$J$6];2)+POWER([.$K$6];2)+POWER([.$L$6];2))*SQRT(POWER([.$E17];2)+POWER([.$F17];2)+POWER([.$G17];2)) )" office:value-type="float" office:value="0.988735911170028" calcext:value-type="float">
            <text:p>0.98873591117002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5190213109753" calcext:value-type="float">
            <text:p>-0.685190213109753</text:p>
          </table:table-cell>
          <table:table-cell office:value-type="float" office:value="-0.432873085219804" calcext:value-type="float">
            <text:p>-0.432873085219804</text:p>
          </table:table-cell>
          <table:table-cell office:value-type="float" office:value="0.585777486722475" calcext:value-type="float">
            <text:p>0.585777486722475</text:p>
          </table:table-cell>
          <table:table-cell/>
          <table:table-cell table:formula="of:=[.$J$6]/[.E18]+[.$K$6]/[.F18]+[.$L$6]/[.G18]" office:value-type="float" office:value="3.05476558260178" calcext:value-type="float">
            <text:p>3.05476558260178</text:p>
          </table:table-cell>
          <table:table-cell table:formula="of:=([.$J$6]*[.E18]+[.$K$6]*[.F18]+[.$L$6]*[.G18])/(SQRT(POWER([.$J$6];2)+POWER([.$K$6];2)+POWER([.$L$6];2))*SQRT(POWER([.$E18];2)+POWER([.$F18];2)+POWER([.$G18];2)) )" office:value-type="float" office:value="0.990268163385938" calcext:value-type="float">
            <text:p>0.99026816338593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5190213109753" calcext:value-type="float">
            <text:p>-0.685190213109753</text:p>
          </table:table-cell>
          <table:table-cell office:value-type="float" office:value="-0.432873085219804" calcext:value-type="float">
            <text:p>-0.432873085219804</text:p>
          </table:table-cell>
          <table:table-cell office:value-type="float" office:value="0.585777486722475" calcext:value-type="float">
            <text:p>0.585777486722475</text:p>
          </table:table-cell>
          <table:table-cell/>
          <table:table-cell table:formula="of:=[.$J$6]/[.E19]+[.$K$6]/[.F19]+[.$L$6]/[.G19]" office:value-type="float" office:value="3.05476558260178" calcext:value-type="float">
            <text:p>3.05476558260178</text:p>
          </table:table-cell>
          <table:table-cell table:formula="of:=([.$J$6]*[.E19]+[.$K$6]*[.F19]+[.$L$6]*[.G19])/(SQRT(POWER([.$J$6];2)+POWER([.$K$6];2)+POWER([.$L$6];2))*SQRT(POWER([.$E19];2)+POWER([.$F19];2)+POWER([.$G19];2)) )" office:value-type="float" office:value="0.990268163385938" calcext:value-type="float">
            <text:p>0.99026816338593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5190213109753" calcext:value-type="float">
            <text:p>-0.685190213109753</text:p>
          </table:table-cell>
          <table:table-cell office:value-type="float" office:value="-0.432873085219804" calcext:value-type="float">
            <text:p>-0.432873085219804</text:p>
          </table:table-cell>
          <table:table-cell office:value-type="float" office:value="0.585777486722475" calcext:value-type="float">
            <text:p>0.585777486722475</text:p>
          </table:table-cell>
          <table:table-cell/>
          <table:table-cell table:formula="of:=[.$J$6]/[.E20]+[.$K$6]/[.F20]+[.$L$6]/[.G20]" office:value-type="float" office:value="3.05476558260178" calcext:value-type="float">
            <text:p>3.05476558260178</text:p>
          </table:table-cell>
          <table:table-cell table:formula="of:=([.$J$6]*[.E20]+[.$K$6]*[.F20]+[.$L$6]*[.G20])/(SQRT(POWER([.$J$6];2)+POWER([.$K$6];2)+POWER([.$L$6];2))*SQRT(POWER([.$E20];2)+POWER([.$F20];2)+POWER([.$G20];2)) )" office:value-type="float" office:value="0.990268163385938" calcext:value-type="float">
            <text:p>0.99026816338593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5190213109753" calcext:value-type="float">
            <text:p>-0.685190213109753</text:p>
          </table:table-cell>
          <table:table-cell office:value-type="float" office:value="-0.432873085219804" calcext:value-type="float">
            <text:p>-0.432873085219804</text:p>
          </table:table-cell>
          <table:table-cell office:value-type="float" office:value="0.585777486722475" calcext:value-type="float">
            <text:p>0.585777486722475</text:p>
          </table:table-cell>
          <table:table-cell/>
          <table:table-cell table:formula="of:=[.$J$6]/[.E21]+[.$K$6]/[.F21]+[.$L$6]/[.G21]" office:value-type="float" office:value="3.05476558260178" calcext:value-type="float">
            <text:p>3.05476558260178</text:p>
          </table:table-cell>
          <table:table-cell table:formula="of:=([.$J$6]*[.E21]+[.$K$6]*[.F21]+[.$L$6]*[.G21])/(SQRT(POWER([.$J$6];2)+POWER([.$K$6];2)+POWER([.$L$6];2))*SQRT(POWER([.$E21];2)+POWER([.$F21];2)+POWER([.$G21];2)) )" office:value-type="float" office:value="0.990268163385938" calcext:value-type="float">
            <text:p>0.99026816338593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5190213109753" calcext:value-type="float">
            <text:p>-0.685190213109753</text:p>
          </table:table-cell>
          <table:table-cell office:value-type="float" office:value="-0.432873085219804" calcext:value-type="float">
            <text:p>-0.432873085219804</text:p>
          </table:table-cell>
          <table:table-cell office:value-type="float" office:value="0.585777486722475" calcext:value-type="float">
            <text:p>0.585777486722475</text:p>
          </table:table-cell>
          <table:table-cell/>
          <table:table-cell table:formula="of:=[.$J$6]/[.E22]+[.$K$6]/[.F22]+[.$L$6]/[.G22]" office:value-type="float" office:value="3.05476558260178" calcext:value-type="float">
            <text:p>3.05476558260178</text:p>
          </table:table-cell>
          <table:table-cell table:formula="of:=([.$J$6]*[.E22]+[.$K$6]*[.F22]+[.$L$6]*[.G22])/(SQRT(POWER([.$J$6];2)+POWER([.$K$6];2)+POWER([.$L$6];2))*SQRT(POWER([.$E22];2)+POWER([.$F22];2)+POWER([.$G22];2)) )" office:value-type="float" office:value="0.990268163385938" calcext:value-type="float">
            <text:p>0.99026816338593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1905797232621" calcext:value-type="float">
            <text:p>-0.691905797232621</text:p>
          </table:table-cell>
          <table:table-cell office:value-type="float" office:value="-0.446369082432834" calcext:value-type="float">
            <text:p>-0.446369082432834</text:p>
          </table:table-cell>
          <table:table-cell office:value-type="float" office:value="0.567468950695948" calcext:value-type="float">
            <text:p>0.567468950695948</text:p>
          </table:table-cell>
          <table:table-cell/>
          <table:table-cell table:formula="of:=[.$J$6]/[.E23]+[.$K$6]/[.F23]+[.$L$6]/[.G23]" office:value-type="float" office:value="3.0347698287836" calcext:value-type="float">
            <text:p>3.0347698287836</text:p>
          </table:table-cell>
          <table:table-cell table:formula="of:=([.$J$6]*[.E23]+[.$K$6]*[.F23]+[.$L$6]*[.G23])/(SQRT(POWER([.$J$6];2)+POWER([.$K$6];2)+POWER([.$L$6];2))*SQRT(POWER([.$E23];2)+POWER([.$F23];2)+POWER([.$G23];2)) )" office:value-type="float" office:value="0.993252898281677" calcext:value-type="float">
            <text:p>0.99325289828167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7364744209538" calcext:value-type="float">
            <text:p>-0.697364744209538</text:p>
          </table:table-cell>
          <table:table-cell office:value-type="float" office:value="-0.444326045035029" calcext:value-type="float">
            <text:p>-0.444326045035029</text:p>
          </table:table-cell>
          <table:table-cell office:value-type="float" office:value="0.562367121404776" calcext:value-type="float">
            <text:p>0.562367121404776</text:p>
          </table:table-cell>
          <table:table-cell/>
          <table:table-cell table:formula="of:=[.$J$6]/[.E24]+[.$K$6]/[.F24]+[.$L$6]/[.G24]" office:value-type="float" office:value="3.03985516319292" calcext:value-type="float">
            <text:p>3.03985516319292</text:p>
          </table:table-cell>
          <table:table-cell table:formula="of:=([.$J$6]*[.E24]+[.$K$6]*[.F24]+[.$L$6]*[.G24])/(SQRT(POWER([.$J$6];2)+POWER([.$K$6];2)+POWER([.$L$6];2))*SQRT(POWER([.$E24];2)+POWER([.$F24];2)+POWER([.$G24];2)) )" office:value-type="float" office:value="0.993582374946574" calcext:value-type="float">
            <text:p>0.99358237494657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410201441932" calcext:value-type="float">
            <text:p>-0.708410201441932</text:p>
          </table:table-cell>
          <table:table-cell office:value-type="float" office:value="-0.449858573709694" calcext:value-type="float">
            <text:p>-0.449858573709694</text:p>
          </table:table-cell>
          <table:table-cell office:value-type="float" office:value="0.543858667443005" calcext:value-type="float">
            <text:p>0.543858667443005</text:p>
          </table:table-cell>
          <table:table-cell/>
          <table:table-cell table:formula="of:=[.$J$6]/[.E25]+[.$K$6]/[.F25]+[.$L$6]/[.G25]" office:value-type="float" office:value="3.03871580584379" calcext:value-type="float">
            <text:p>3.03871580584379</text:p>
          </table:table-cell>
          <table:table-cell table:formula="of:=([.$J$6]*[.E25]+[.$K$6]*[.F25]+[.$L$6]*[.G25])/(SQRT(POWER([.$J$6];2)+POWER([.$K$6];2)+POWER([.$L$6];2))*SQRT(POWER([.$E25];2)+POWER([.$F25];2)+POWER([.$G25];2)) )" office:value-type="float" office:value="0.99536426187855" calcext:value-type="float">
            <text:p>0.9953642618785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410201441932" calcext:value-type="float">
            <text:p>-0.708410201441932</text:p>
          </table:table-cell>
          <table:table-cell office:value-type="float" office:value="-0.449858573709694" calcext:value-type="float">
            <text:p>-0.449858573709694</text:p>
          </table:table-cell>
          <table:table-cell office:value-type="float" office:value="0.543858667443005" calcext:value-type="float">
            <text:p>0.543858667443005</text:p>
          </table:table-cell>
          <table:table-cell/>
          <table:table-cell table:formula="of:=[.$J$6]/[.E26]+[.$K$6]/[.F26]+[.$L$6]/[.G26]" office:value-type="float" office:value="3.03871580584379" calcext:value-type="float">
            <text:p>3.03871580584379</text:p>
          </table:table-cell>
          <table:table-cell table:formula="of:=([.$J$6]*[.E26]+[.$K$6]*[.F26]+[.$L$6]*[.G26])/(SQRT(POWER([.$J$6];2)+POWER([.$K$6];2)+POWER([.$L$6];2))*SQRT(POWER([.$E26];2)+POWER([.$F26];2)+POWER([.$G26];2)) )" office:value-type="float" office:value="0.99536426187855" calcext:value-type="float">
            <text:p>0.9953642618785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892620497726" calcext:value-type="float">
            <text:p>-0.707892620497726</text:p>
          </table:table-cell>
          <table:table-cell office:value-type="float" office:value="-0.44999034627079" calcext:value-type="float">
            <text:p>-0.44999034627079</text:p>
          </table:table-cell>
          <table:table-cell office:value-type="float" office:value="0.544423296808611" calcext:value-type="float">
            <text:p>0.544423296808611</text:p>
          </table:table-cell>
          <table:table-cell/>
          <table:table-cell table:formula="of:=[.$J$6]/[.E27]+[.$K$6]/[.F27]+[.$L$6]/[.G27]" office:value-type="float" office:value="3.03818722388081" calcext:value-type="float">
            <text:p>3.03818722388081</text:p>
          </table:table-cell>
          <table:table-cell table:formula="of:=([.$J$6]*[.E27]+[.$K$6]*[.F27]+[.$L$6]*[.G27])/(SQRT(POWER([.$J$6];2)+POWER([.$K$6];2)+POWER([.$L$6];2))*SQRT(POWER([.$E27];2)+POWER([.$F27];2)+POWER([.$G27];2)) )" office:value-type="float" office:value="0.995339549058466" calcext:value-type="float">
            <text:p>0.99533954905846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816266996128" calcext:value-type="float">
            <text:p>-0.706816266996128</text:p>
          </table:table-cell>
          <table:table-cell office:value-type="float" office:value="-0.452265899905617" calcext:value-type="float">
            <text:p>-0.452265899905617</text:p>
          </table:table-cell>
          <table:table-cell office:value-type="float" office:value="0.543935952564474" calcext:value-type="float">
            <text:p>0.543935952564474</text:p>
          </table:table-cell>
          <table:table-cell/>
          <table:table-cell table:formula="of:=[.$J$6]/[.E28]+[.$K$6]/[.F28]+[.$L$6]/[.G28]" office:value-type="float" office:value="3.03465545611876" calcext:value-type="float">
            <text:p>3.03465545611876</text:p>
          </table:table-cell>
          <table:table-cell table:formula="of:=([.$J$6]*[.E28]+[.$K$6]*[.F28]+[.$L$6]*[.G28])/(SQRT(POWER([.$J$6];2)+POWER([.$K$6];2)+POWER([.$L$6];2))*SQRT(POWER([.$E28];2)+POWER([.$F28];2)+POWER([.$G28];2)) )" office:value-type="float" office:value="0.995535109377702" calcext:value-type="float">
            <text:p>0.99553510937770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816266996128" calcext:value-type="float">
            <text:p>-0.706816266996128</text:p>
          </table:table-cell>
          <table:table-cell office:value-type="float" office:value="-0.452265899905617" calcext:value-type="float">
            <text:p>-0.452265899905617</text:p>
          </table:table-cell>
          <table:table-cell office:value-type="float" office:value="0.543935952564474" calcext:value-type="float">
            <text:p>0.543935952564474</text:p>
          </table:table-cell>
          <table:table-cell/>
          <table:table-cell table:formula="of:=[.$J$6]/[.E29]+[.$K$6]/[.F29]+[.$L$6]/[.G29]" office:value-type="float" office:value="3.03465545611876" calcext:value-type="float">
            <text:p>3.03465545611876</text:p>
          </table:table-cell>
          <table:table-cell table:formula="of:=([.$J$6]*[.E29]+[.$K$6]*[.F29]+[.$L$6]*[.G29])/(SQRT(POWER([.$J$6];2)+POWER([.$K$6];2)+POWER([.$L$6];2))*SQRT(POWER([.$E29];2)+POWER([.$F29];2)+POWER([.$G29];2)) )" office:value-type="float" office:value="0.995535109377702" calcext:value-type="float">
            <text:p>0.99553510937770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209621329342" calcext:value-type="float">
            <text:p>-0.716209621329342</text:p>
          </table:table-cell>
          <table:table-cell office:value-type="float" office:value="-0.451081855446863" calcext:value-type="float">
            <text:p>-0.451081855446863</text:p>
          </table:table-cell>
          <table:table-cell office:value-type="float" office:value="0.532511913483535" calcext:value-type="float">
            <text:p>0.532511913483535</text:p>
          </table:table-cell>
          <table:table-cell/>
          <table:table-cell table:formula="of:=[.$J$6]/[.E30]+[.$K$6]/[.F30]+[.$L$6]/[.G30]" office:value-type="float" office:value="3.04355537884434" calcext:value-type="float">
            <text:p>3.04355537884434</text:p>
          </table:table-cell>
          <table:table-cell table:formula="of:=([.$J$6]*[.E30]+[.$K$6]*[.F30]+[.$L$6]*[.G30])/(SQRT(POWER([.$J$6];2)+POWER([.$K$6];2)+POWER([.$L$6];2))*SQRT(POWER([.$E30];2)+POWER([.$F30];2)+POWER([.$G30];2)) )" office:value-type="float" office:value="0.99604877421735" calcext:value-type="float">
            <text:p>0.9960487742173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878806348747" calcext:value-type="float">
            <text:p>-0.716878806348747</text:p>
          </table:table-cell>
          <table:table-cell office:value-type="float" office:value="-0.45161152752014" calcext:value-type="float">
            <text:p>-0.45161152752014</text:p>
          </table:table-cell>
          <table:table-cell office:value-type="float" office:value="0.531160809189573" calcext:value-type="float">
            <text:p>0.531160809189573</text:p>
          </table:table-cell>
          <table:table-cell/>
          <table:table-cell table:formula="of:=[.$J$6]/[.E31]+[.$K$6]/[.F31]+[.$L$6]/[.G31]" office:value-type="float" office:value="3.0435738411377" calcext:value-type="float">
            <text:p>3.0435738411377</text:p>
          </table:table-cell>
          <table:table-cell table:formula="of:=([.$J$6]*[.E31]+[.$K$6]*[.F31]+[.$L$6]*[.G31])/(SQRT(POWER([.$J$6];2)+POWER([.$K$6];2)+POWER([.$L$6];2))*SQRT(POWER([.$E31];2)+POWER([.$F31];2)+POWER([.$G31];2)) )" office:value-type="float" office:value="0.996147904062527" calcext:value-type="float">
            <text:p>0.99614790406252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878806348747" calcext:value-type="float">
            <text:p>-0.716878806348747</text:p>
          </table:table-cell>
          <table:table-cell office:value-type="float" office:value="-0.45161152752014" calcext:value-type="float">
            <text:p>-0.45161152752014</text:p>
          </table:table-cell>
          <table:table-cell office:value-type="float" office:value="0.531160809189573" calcext:value-type="float">
            <text:p>0.531160809189573</text:p>
          </table:table-cell>
          <table:table-cell/>
          <table:table-cell table:formula="of:=[.$J$6]/[.E32]+[.$K$6]/[.F32]+[.$L$6]/[.G32]" office:value-type="float" office:value="3.0435738411377" calcext:value-type="float">
            <text:p>3.0435738411377</text:p>
          </table:table-cell>
          <table:table-cell table:formula="of:=([.$J$6]*[.E32]+[.$K$6]*[.F32]+[.$L$6]*[.G32])/(SQRT(POWER([.$J$6];2)+POWER([.$K$6];2)+POWER([.$L$6];2))*SQRT(POWER([.$E32];2)+POWER([.$F32];2)+POWER([.$G32];2)) )" office:value-type="float" office:value="0.996147904062527" calcext:value-type="float">
            <text:p>0.99614790406252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22085942257" calcext:value-type="float">
            <text:p>-0.71322085942257</text:p>
          </table:table-cell>
          <table:table-cell office:value-type="float" office:value="-0.447162923951922" calcext:value-type="float">
            <text:p>-0.447162923951922</text:p>
          </table:table-cell>
          <table:table-cell office:value-type="float" office:value="0.539778959507777" calcext:value-type="float">
            <text:p>0.539778959507777</text:p>
          </table:table-cell>
          <table:table-cell/>
          <table:table-cell table:formula="of:=[.$J$6]/[.E33]+[.$K$6]/[.F33]+[.$L$6]/[.G33]" office:value-type="float" office:value="3.0456788080813" calcext:value-type="float">
            <text:p>3.0456788080813</text:p>
          </table:table-cell>
          <table:table-cell table:formula="of:=([.$J$6]*[.E33]+[.$K$6]*[.F33]+[.$L$6]*[.G33])/(SQRT(POWER([.$J$6];2)+POWER([.$K$6];2)+POWER([.$L$6];2))*SQRT(POWER([.$E33];2)+POWER([.$F33];2)+POWER([.$G33];2)) )" office:value-type="float" office:value="0.995387110586855" calcext:value-type="float">
            <text:p>0.99538711058685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22085942257" calcext:value-type="float">
            <text:p>-0.71322085942257</text:p>
          </table:table-cell>
          <table:table-cell office:value-type="float" office:value="-0.447162923951922" calcext:value-type="float">
            <text:p>-0.447162923951922</text:p>
          </table:table-cell>
          <table:table-cell office:value-type="float" office:value="0.539778959507777" calcext:value-type="float">
            <text:p>0.539778959507777</text:p>
          </table:table-cell>
          <table:table-cell/>
          <table:table-cell table:formula="of:=[.$J$6]/[.E34]+[.$K$6]/[.F34]+[.$L$6]/[.G34]" office:value-type="float" office:value="3.0456788080813" calcext:value-type="float">
            <text:p>3.0456788080813</text:p>
          </table:table-cell>
          <table:table-cell table:formula="of:=([.$J$6]*[.E34]+[.$K$6]*[.F34]+[.$L$6]*[.G34])/(SQRT(POWER([.$J$6];2)+POWER([.$K$6];2)+POWER([.$L$6];2))*SQRT(POWER([.$E34];2)+POWER([.$F34];2)+POWER([.$G34];2)) )" office:value-type="float" office:value="0.995387110586855" calcext:value-type="float">
            <text:p>0.99538711058685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22085942257" calcext:value-type="float">
            <text:p>-0.71322085942257</text:p>
          </table:table-cell>
          <table:table-cell office:value-type="float" office:value="-0.447162923951922" calcext:value-type="float">
            <text:p>-0.447162923951922</text:p>
          </table:table-cell>
          <table:table-cell office:value-type="float" office:value="0.539778959507777" calcext:value-type="float">
            <text:p>0.539778959507777</text:p>
          </table:table-cell>
          <table:table-cell/>
          <table:table-cell table:formula="of:=[.$J$6]/[.E35]+[.$K$6]/[.F35]+[.$L$6]/[.G35]" office:value-type="float" office:value="3.0456788080813" calcext:value-type="float">
            <text:p>3.0456788080813</text:p>
          </table:table-cell>
          <table:table-cell table:formula="of:=([.$J$6]*[.E35]+[.$K$6]*[.F35]+[.$L$6]*[.G35])/(SQRT(POWER([.$J$6];2)+POWER([.$K$6];2)+POWER([.$L$6];2))*SQRT(POWER([.$E35];2)+POWER([.$F35];2)+POWER([.$G35];2)) )" office:value-type="float" office:value="0.995387110586855" calcext:value-type="float">
            <text:p>0.99538711058685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646107393642" calcext:value-type="float">
            <text:p>-0.709646107393642</text:p>
          </table:table-cell>
          <table:table-cell office:value-type="float" office:value="-0.456970211791131" calcext:value-type="float">
            <text:p>-0.456970211791131</text:p>
          </table:table-cell>
          <table:table-cell office:value-type="float" office:value="0.536265445275585" calcext:value-type="float">
            <text:p>0.536265445275585</text:p>
          </table:table-cell>
          <table:table-cell/>
          <table:table-cell table:formula="of:=[.$J$6]/[.E36]+[.$K$6]/[.F36]+[.$L$6]/[.G36]" office:value-type="float" office:value="3.03142619126096" calcext:value-type="float">
            <text:p>3.03142619126096</text:p>
          </table:table-cell>
          <table:table-cell table:formula="of:=([.$J$6]*[.E36]+[.$K$6]*[.F36]+[.$L$6]*[.G36])/(SQRT(POWER([.$J$6];2)+POWER([.$K$6];2)+POWER([.$L$6];2))*SQRT(POWER([.$E36];2)+POWER([.$F36];2)+POWER([.$G36];2)) )" office:value-type="float" office:value="0.996301057778414" calcext:value-type="float">
            <text:p>0.99630105777841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432192589583" calcext:value-type="float">
            <text:p>-0.711432192589583</text:p>
          </table:table-cell>
          <table:table-cell office:value-type="float" office:value="-0.458781162445524" calcext:value-type="float">
            <text:p>-0.458781162445524</text:p>
          </table:table-cell>
          <table:table-cell office:value-type="float" office:value="0.532338313793317" calcext:value-type="float">
            <text:p>0.532338313793317</text:p>
          </table:table-cell>
          <table:table-cell/>
          <table:table-cell table:formula="of:=[.$J$6]/[.E37]+[.$K$6]/[.F37]+[.$L$6]/[.G37]" office:value-type="float" office:value="3.03103087948463" calcext:value-type="float">
            <text:p>3.03103087948463</text:p>
          </table:table-cell>
          <table:table-cell table:formula="of:=([.$J$6]*[.E37]+[.$K$6]*[.F37]+[.$L$6]*[.G37])/(SQRT(POWER([.$J$6];2)+POWER([.$K$6];2)+POWER([.$L$6];2))*SQRT(POWER([.$E37];2)+POWER([.$F37];2)+POWER([.$G37];2)) )" office:value-type="float" office:value="0.996618871006345" calcext:value-type="float">
            <text:p>0.99661887100634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756363019198" calcext:value-type="float">
            <text:p>-0.712756363019198</text:p>
          </table:table-cell>
          <table:table-cell office:value-type="float" office:value="-0.459567654860873" calcext:value-type="float">
            <text:p>-0.459567654860873</text:p>
          </table:table-cell>
          <table:table-cell office:value-type="float" office:value="0.529882947056539" calcext:value-type="float">
            <text:p>0.529882947056539</text:p>
          </table:table-cell>
          <table:table-cell/>
          <table:table-cell table:formula="of:=[.$J$6]/[.E38]+[.$K$6]/[.F38]+[.$L$6]/[.G38]" office:value-type="float" office:value="3.03142422018548" calcext:value-type="float">
            <text:p>3.03142422018548</text:p>
          </table:table-cell>
          <table:table-cell table:formula="of:=([.$J$6]*[.E38]+[.$K$6]*[.F38]+[.$L$6]*[.G38])/(SQRT(POWER([.$J$6];2)+POWER([.$K$6];2)+POWER([.$L$6];2))*SQRT(POWER([.$E38];2)+POWER([.$F38];2)+POWER([.$G38];2)) )" office:value-type="float" office:value="0.996783228214666" calcext:value-type="float">
            <text:p>0.99678322821466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756363019198" calcext:value-type="float">
            <text:p>-0.712756363019198</text:p>
          </table:table-cell>
          <table:table-cell office:value-type="float" office:value="-0.459567654860873" calcext:value-type="float">
            <text:p>-0.459567654860873</text:p>
          </table:table-cell>
          <table:table-cell office:value-type="float" office:value="0.529882947056539" calcext:value-type="float">
            <text:p>0.529882947056539</text:p>
          </table:table-cell>
          <table:table-cell/>
          <table:table-cell table:formula="of:=[.$J$6]/[.E39]+[.$K$6]/[.F39]+[.$L$6]/[.G39]" office:value-type="float" office:value="3.03142422018548" calcext:value-type="float">
            <text:p>3.03142422018548</text:p>
          </table:table-cell>
          <table:table-cell table:formula="of:=([.$J$6]*[.E39]+[.$K$6]*[.F39]+[.$L$6]*[.G39])/(SQRT(POWER([.$J$6];2)+POWER([.$K$6];2)+POWER([.$L$6];2))*SQRT(POWER([.$E39];2)+POWER([.$F39];2)+POWER([.$G39];2)) )" office:value-type="float" office:value="0.996783228214666" calcext:value-type="float">
            <text:p>0.99678322821466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443365413999" calcext:value-type="float">
            <text:p>-0.709443365413999</text:p>
          </table:table-cell>
          <table:table-cell office:value-type="float" office:value="-0.458865828316455" calcext:value-type="float">
            <text:p>-0.458865828316455</text:p>
          </table:table-cell>
          <table:table-cell office:value-type="float" office:value="0.534913322766888" calcext:value-type="float">
            <text:p>0.534913322766888</text:p>
          </table:table-cell>
          <table:table-cell/>
          <table:table-cell table:formula="of:=[.$J$6]/[.E40]+[.$K$6]/[.F40]+[.$L$6]/[.G40]" office:value-type="float" office:value="3.02925389516505" calcext:value-type="float">
            <text:p>3.02925389516505</text:p>
          </table:table-cell>
          <table:table-cell table:formula="of:=([.$J$6]*[.E40]+[.$K$6]*[.F40]+[.$L$6]*[.G40])/(SQRT(POWER([.$J$6];2)+POWER([.$K$6];2)+POWER([.$L$6];2))*SQRT(POWER([.$E40];2)+POWER([.$F40];2)+POWER([.$G40];2)) )" office:value-type="float" office:value="0.996498470059117" calcext:value-type="float">
            <text:p>0.99649847005911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908712428906" calcext:value-type="float">
            <text:p>-0.710908712428906</text:p>
          </table:table-cell>
          <table:table-cell office:value-type="float" office:value="-0.452895102425997" calcext:value-type="float">
            <text:p>-0.452895102425997</text:p>
          </table:table-cell>
          <table:table-cell office:value-type="float" office:value="0.538047236579858" calcext:value-type="float">
            <text:p>0.538047236579858</text:p>
          </table:table-cell>
          <table:table-cell/>
          <table:table-cell table:formula="of:=[.$J$6]/[.E41]+[.$K$6]/[.F41]+[.$L$6]/[.G41]" office:value-type="float" office:value="3.03697743559045" calcext:value-type="float">
            <text:p>3.03697743559045</text:p>
          </table:table-cell>
          <table:table-cell table:formula="of:=([.$J$6]*[.E41]+[.$K$6]*[.F41]+[.$L$6]*[.G41])/(SQRT(POWER([.$J$6];2)+POWER([.$K$6];2)+POWER([.$L$6];2))*SQRT(POWER([.$E41];2)+POWER([.$F41];2)+POWER([.$G41];2)) )" office:value-type="float" office:value="0.995918917180187" calcext:value-type="float">
            <text:p>0.99591891718018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908712428906" calcext:value-type="float">
            <text:p>-0.710908712428906</text:p>
          </table:table-cell>
          <table:table-cell office:value-type="float" office:value="-0.452895102425997" calcext:value-type="float">
            <text:p>-0.452895102425997</text:p>
          </table:table-cell>
          <table:table-cell office:value-type="float" office:value="0.538047236579858" calcext:value-type="float">
            <text:p>0.538047236579858</text:p>
          </table:table-cell>
          <table:table-cell/>
          <table:table-cell table:formula="of:=[.$J$6]/[.E42]+[.$K$6]/[.F42]+[.$L$6]/[.G42]" office:value-type="float" office:value="3.03697743559045" calcext:value-type="float">
            <text:p>3.03697743559045</text:p>
          </table:table-cell>
          <table:table-cell table:formula="of:=([.$J$6]*[.E42]+[.$K$6]*[.F42]+[.$L$6]*[.G42])/(SQRT(POWER([.$J$6];2)+POWER([.$K$6];2)+POWER([.$L$6];2))*SQRT(POWER([.$E42];2)+POWER([.$F42];2)+POWER([.$G42];2)) )" office:value-type="float" office:value="0.995918917180187" calcext:value-type="float">
            <text:p>0.99591891718018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908712428906" calcext:value-type="float">
            <text:p>-0.710908712428906</text:p>
          </table:table-cell>
          <table:table-cell office:value-type="float" office:value="-0.452895102425997" calcext:value-type="float">
            <text:p>-0.452895102425997</text:p>
          </table:table-cell>
          <table:table-cell office:value-type="float" office:value="0.538047236579858" calcext:value-type="float">
            <text:p>0.538047236579858</text:p>
          </table:table-cell>
          <table:table-cell/>
          <table:table-cell table:formula="of:=[.$J$6]/[.E43]+[.$K$6]/[.F43]+[.$L$6]/[.G43]" office:value-type="float" office:value="3.03697743559045" calcext:value-type="float">
            <text:p>3.03697743559045</text:p>
          </table:table-cell>
          <table:table-cell table:formula="of:=([.$J$6]*[.E43]+[.$K$6]*[.F43]+[.$L$6]*[.G43])/(SQRT(POWER([.$J$6];2)+POWER([.$K$6];2)+POWER([.$L$6];2))*SQRT(POWER([.$E43];2)+POWER([.$F43];2)+POWER([.$G43];2)) )" office:value-type="float" office:value="0.995918917180187" calcext:value-type="float">
            <text:p>0.99591891718018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153768173888" calcext:value-type="float">
            <text:p>-0.712153768173888</text:p>
          </table:table-cell>
          <table:table-cell office:value-type="float" office:value="-0.452697427754353" calcext:value-type="float">
            <text:p>-0.452697427754353</text:p>
          </table:table-cell>
          <table:table-cell office:value-type="float" office:value="0.536565046737415" calcext:value-type="float">
            <text:p>0.536565046737415</text:p>
          </table:table-cell>
          <table:table-cell/>
          <table:table-cell table:formula="of:=[.$J$6]/[.E44]+[.$K$6]/[.F44]+[.$L$6]/[.G44]" office:value-type="float" office:value="3.03821402123966" calcext:value-type="float">
            <text:p>3.03821402123966</text:p>
          </table:table-cell>
          <table:table-cell table:formula="of:=([.$J$6]*[.E44]+[.$K$6]*[.F44]+[.$L$6]*[.G44])/(SQRT(POWER([.$J$6];2)+POWER([.$K$6];2)+POWER([.$L$6];2))*SQRT(POWER([.$E44];2)+POWER([.$F44];2)+POWER([.$G44];2)) )" office:value-type="float" office:value="0.995981116566232" calcext:value-type="float">
            <text:p>0.99598111656623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479252525449" calcext:value-type="float">
            <text:p>-0.713479252525449</text:p>
          </table:table-cell>
          <table:table-cell office:value-type="float" office:value="-0.453084389845611" calcext:value-type="float">
            <text:p>-0.453084389845611</text:p>
          </table:table-cell>
          <table:table-cell office:value-type="float" office:value="0.534473471646589" calcext:value-type="float">
            <text:p>0.534473471646589</text:p>
          </table:table-cell>
          <table:table-cell/>
          <table:table-cell table:formula="of:=[.$J$6]/[.E45]+[.$K$6]/[.F45]+[.$L$6]/[.G45]" office:value-type="float" office:value="3.0388940040422" calcext:value-type="float">
            <text:p>3.0388940040422</text:p>
          </table:table-cell>
          <table:table-cell table:formula="of:=([.$J$6]*[.E45]+[.$K$6]*[.F45]+[.$L$6]*[.G45])/(SQRT(POWER([.$J$6];2)+POWER([.$K$6];2)+POWER([.$L$6];2))*SQRT(POWER([.$E45];2)+POWER([.$F45];2)+POWER([.$G45];2)) )" office:value-type="float" office:value="0.9961125369056" calcext:value-type="float">
            <text:p>0.996112536905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873599462681" calcext:value-type="float">
            <text:p>-0.708873599462681</text:p>
          </table:table-cell>
          <table:table-cell office:value-type="float" office:value="-0.463211205999671" calcext:value-type="float">
            <text:p>-0.463211205999671</text:p>
          </table:table-cell>
          <table:table-cell office:value-type="float" office:value="0.531915029512377" calcext:value-type="float">
            <text:p>0.531915029512377</text:p>
          </table:table-cell>
          <table:table-cell/>
          <table:table-cell table:formula="of:=[.$J$6]/[.E46]+[.$K$6]/[.F46]+[.$L$6]/[.G46]" office:value-type="float" office:value="3.02443949707519" calcext:value-type="float">
            <text:p>3.02443949707519</text:p>
          </table:table-cell>
          <table:table-cell table:formula="of:=([.$J$6]*[.E46]+[.$K$6]*[.F46]+[.$L$6]*[.G46])/(SQRT(POWER([.$J$6];2)+POWER([.$K$6];2)+POWER([.$L$6];2))*SQRT(POWER([.$E46];2)+POWER([.$F46];2)+POWER([.$G46];2)) )" office:value-type="float" office:value="0.996925620167243" calcext:value-type="float">
            <text:p>0.99692562016724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767238403935" calcext:value-type="float">
            <text:p>-0.704767238403935</text:p>
          </table:table-cell>
          <table:table-cell office:value-type="float" office:value="-0.467048843018059" calcext:value-type="float">
            <text:p>-0.467048843018059</text:p>
          </table:table-cell>
          <table:table-cell office:value-type="float" office:value="0.534011720758995" calcext:value-type="float">
            <text:p>0.534011720758995</text:p>
          </table:table-cell>
          <table:table-cell/>
          <table:table-cell table:formula="of:=[.$J$6]/[.E47]+[.$K$6]/[.F47]+[.$L$6]/[.G47]" office:value-type="float" office:value="3.01742379935276" calcext:value-type="float">
            <text:p>3.01742379935276</text:p>
          </table:table-cell>
          <table:table-cell table:formula="of:=([.$J$6]*[.E47]+[.$K$6]*[.F47]+[.$L$6]*[.G47])/(SQRT(POWER([.$J$6];2)+POWER([.$K$6];2)+POWER([.$L$6];2))*SQRT(POWER([.$E47];2)+POWER([.$F47];2)+POWER([.$G47];2)) )" office:value-type="float" office:value="0.997042818274243" calcext:value-type="float">
            <text:p>0.99704281827424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767238403935" calcext:value-type="float">
            <text:p>-0.704767238403935</text:p>
          </table:table-cell>
          <table:table-cell office:value-type="float" office:value="-0.467048843018059" calcext:value-type="float">
            <text:p>-0.467048843018059</text:p>
          </table:table-cell>
          <table:table-cell office:value-type="float" office:value="0.534011720758995" calcext:value-type="float">
            <text:p>0.534011720758995</text:p>
          </table:table-cell>
          <table:table-cell/>
          <table:table-cell table:formula="of:=[.$J$6]/[.E48]+[.$K$6]/[.F48]+[.$L$6]/[.G48]" office:value-type="float" office:value="3.01742379935276" calcext:value-type="float">
            <text:p>3.01742379935276</text:p>
          </table:table-cell>
          <table:table-cell table:formula="of:=([.$J$6]*[.E48]+[.$K$6]*[.F48]+[.$L$6]*[.G48])/(SQRT(POWER([.$J$6];2)+POWER([.$K$6];2)+POWER([.$L$6];2))*SQRT(POWER([.$E48];2)+POWER([.$F48];2)+POWER([.$G48];2)) )" office:value-type="float" office:value="0.997042818274243" calcext:value-type="float">
            <text:p>0.99704281827424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548351714978" calcext:value-type="float">
            <text:p>-0.705548351714978</text:p>
          </table:table-cell>
          <table:table-cell office:value-type="float" office:value="-0.467164202245707" calcext:value-type="float">
            <text:p>-0.467164202245707</text:p>
          </table:table-cell>
          <table:table-cell office:value-type="float" office:value="0.532878158242961" calcext:value-type="float">
            <text:p>0.532878158242961</text:p>
          </table:table-cell>
          <table:table-cell/>
          <table:table-cell table:formula="of:=[.$J$6]/[.E49]+[.$K$6]/[.F49]+[.$L$6]/[.G49]" office:value-type="float" office:value="3.0179542508079" calcext:value-type="float">
            <text:p>3.0179542508079</text:p>
          </table:table-cell>
          <table:table-cell table:formula="of:=([.$J$6]*[.E49]+[.$K$6]*[.F49]+[.$L$6]*[.G49])/(SQRT(POWER([.$J$6];2)+POWER([.$K$6];2)+POWER([.$L$6];2))*SQRT(POWER([.$E49];2)+POWER([.$F49];2)+POWER([.$G49];2)) )" office:value-type="float" office:value="0.997108990708137" calcext:value-type="float">
            <text:p>0.99710899070813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548351714978" calcext:value-type="float">
            <text:p>-0.705548351714978</text:p>
          </table:table-cell>
          <table:table-cell office:value-type="float" office:value="-0.467164202245707" calcext:value-type="float">
            <text:p>-0.467164202245707</text:p>
          </table:table-cell>
          <table:table-cell office:value-type="float" office:value="0.532878158242961" calcext:value-type="float">
            <text:p>0.532878158242961</text:p>
          </table:table-cell>
          <table:table-cell/>
          <table:table-cell table:formula="of:=[.$J$6]/[.E50]+[.$K$6]/[.F50]+[.$L$6]/[.G50]" office:value-type="float" office:value="3.0179542508079" calcext:value-type="float">
            <text:p>3.0179542508079</text:p>
          </table:table-cell>
          <table:table-cell table:formula="of:=([.$J$6]*[.E50]+[.$K$6]*[.F50]+[.$L$6]*[.G50])/(SQRT(POWER([.$J$6];2)+POWER([.$K$6];2)+POWER([.$L$6];2))*SQRT(POWER([.$E50];2)+POWER([.$F50];2)+POWER([.$G50];2)) )" office:value-type="float" office:value="0.997108990708137" calcext:value-type="float">
            <text:p>0.99710899070813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669646383893" calcext:value-type="float">
            <text:p>-0.713669646383893</text:p>
          </table:table-cell>
          <table:table-cell office:value-type="float" office:value="-0.467836798948242" calcext:value-type="float">
            <text:p>-0.467836798948242</text:p>
          </table:table-cell>
          <table:table-cell office:value-type="float" office:value="0.521348602549341" calcext:value-type="float">
            <text:p>0.521348602549341</text:p>
          </table:table-cell>
          <table:table-cell/>
          <table:table-cell table:formula="of:=[.$J$6]/[.E51]+[.$K$6]/[.F51]+[.$L$6]/[.G51]" office:value-type="float" office:value="3.02491665495259" calcext:value-type="float">
            <text:p>3.02491665495259</text:p>
          </table:table-cell>
          <table:table-cell table:formula="of:=([.$J$6]*[.E51]+[.$K$6]*[.F51]+[.$L$6]*[.G51])/(SQRT(POWER([.$J$6];2)+POWER([.$K$6];2)+POWER([.$L$6];2))*SQRT(POWER([.$E51];2)+POWER([.$F51];2)+POWER([.$G51];2)) )" office:value-type="float" office:value="0.997644980697257" calcext:value-type="float">
            <text:p>0.99764498069725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031089888787" calcext:value-type="float">
            <text:p>-0.715031089888787</text:p>
          </table:table-cell>
          <table:table-cell office:value-type="float" office:value="-0.46799035846656" calcext:value-type="float">
            <text:p>-0.46799035846656</text:p>
          </table:table-cell>
          <table:table-cell office:value-type="float" office:value="0.519341472323166" calcext:value-type="float">
            <text:p>0.519341472323166</text:p>
          </table:table-cell>
          <table:table-cell/>
          <table:table-cell table:formula="of:=[.$J$6]/[.E52]+[.$K$6]/[.F52]+[.$L$6]/[.G52]" office:value-type="float" office:value="3.02623123097371" calcext:value-type="float">
            <text:p>3.02623123097371</text:p>
          </table:table-cell>
          <table:table-cell table:formula="of:=([.$J$6]*[.E52]+[.$K$6]*[.F52]+[.$L$6]*[.G52])/(SQRT(POWER([.$J$6];2)+POWER([.$K$6];2)+POWER([.$L$6];2))*SQRT(POWER([.$E52];2)+POWER([.$F52];2)+POWER([.$G52];2)) )" office:value-type="float" office:value="0.997720434976671" calcext:value-type="float">
            <text:p>0.99772043497667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031089888787" calcext:value-type="float">
            <text:p>-0.715031089888787</text:p>
          </table:table-cell>
          <table:table-cell office:value-type="float" office:value="-0.46799035846656" calcext:value-type="float">
            <text:p>-0.46799035846656</text:p>
          </table:table-cell>
          <table:table-cell office:value-type="float" office:value="0.519341472323166" calcext:value-type="float">
            <text:p>0.519341472323166</text:p>
          </table:table-cell>
          <table:table-cell/>
          <table:table-cell table:formula="of:=[.$J$6]/[.E53]+[.$K$6]/[.F53]+[.$L$6]/[.G53]" office:value-type="float" office:value="3.02623123097371" calcext:value-type="float">
            <text:p>3.02623123097371</text:p>
          </table:table-cell>
          <table:table-cell table:formula="of:=([.$J$6]*[.E53]+[.$K$6]*[.F53]+[.$L$6]*[.G53])/(SQRT(POWER([.$J$6];2)+POWER([.$K$6];2)+POWER([.$L$6];2))*SQRT(POWER([.$E53];2)+POWER([.$F53];2)+POWER([.$G53];2)) )" office:value-type="float" office:value="0.997720434976671" calcext:value-type="float">
            <text:p>0.99772043497667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514292172975" calcext:value-type="float">
            <text:p>-0.715514292172975</text:p>
          </table:table-cell>
          <table:table-cell office:value-type="float" office:value="-0.468355367887348" calcext:value-type="float">
            <text:p>-0.468355367887348</text:p>
          </table:table-cell>
          <table:table-cell office:value-type="float" office:value="0.518345972365285" calcext:value-type="float">
            <text:p>0.518345972365285</text:p>
          </table:table-cell>
          <table:table-cell/>
          <table:table-cell table:formula="of:=[.$J$6]/[.E54]+[.$K$6]/[.F54]+[.$L$6]/[.G54]" office:value-type="float" office:value="3.02647250845766" calcext:value-type="float">
            <text:p>3.02647250845766</text:p>
          </table:table-cell>
          <table:table-cell table:formula="of:=([.$J$6]*[.E54]+[.$K$6]*[.F54]+[.$L$6]*[.G54])/(SQRT(POWER([.$J$6];2)+POWER([.$K$6];2)+POWER([.$L$6];2))*SQRT(POWER([.$E54];2)+POWER([.$F54];2)+POWER([.$G54];2)) )" office:value-type="float" office:value="0.997773341355247" calcext:value-type="float">
            <text:p>0.99777334135524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427088235647" calcext:value-type="float">
            <text:p>-0.718427088235647</text:p>
          </table:table-cell>
          <table:table-cell office:value-type="float" office:value="-0.47002176203034" calcext:value-type="float">
            <text:p>-0.47002176203034</text:p>
          </table:table-cell>
          <table:table-cell office:value-type="float" office:value="0.512778765265435" calcext:value-type="float">
            <text:p>0.512778765265435</text:p>
          </table:table-cell>
          <table:table-cell/>
          <table:table-cell table:formula="of:=[.$J$6]/[.E55]+[.$K$6]/[.F55]+[.$L$6]/[.G55]" office:value-type="float" office:value="3.02858810505975" calcext:value-type="float">
            <text:p>3.02858810505975</text:p>
          </table:table-cell>
          <table:table-cell table:formula="of:=([.$J$6]*[.E55]+[.$K$6]*[.F55]+[.$L$6]*[.G55])/(SQRT(POWER([.$J$6];2)+POWER([.$K$6];2)+POWER([.$L$6];2))*SQRT(POWER([.$E55];2)+POWER([.$F55];2)+POWER([.$G55];2)) )" office:value-type="float" office:value="0.998021848705043" calcext:value-type="float">
            <text:p>0.99802184870504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292426099216" calcext:value-type="float">
            <text:p>-0.718292426099216</text:p>
          </table:table-cell>
          <table:table-cell office:value-type="float" office:value="-0.470165870665447" calcext:value-type="float">
            <text:p>-0.470165870665447</text:p>
          </table:table-cell>
          <table:table-cell office:value-type="float" office:value="0.512835299750227" calcext:value-type="float">
            <text:p>0.512835299750227</text:p>
          </table:table-cell>
          <table:table-cell/>
          <table:table-cell table:formula="of:=[.$J$6]/[.E56]+[.$K$6]/[.F56]+[.$L$6]/[.G56]" office:value-type="float" office:value="3.02832823236667" calcext:value-type="float">
            <text:p>3.02832823236667</text:p>
          </table:table-cell>
          <table:table-cell table:formula="of:=([.$J$6]*[.E56]+[.$K$6]*[.F56]+[.$L$6]*[.G56])/(SQRT(POWER([.$J$6];2)+POWER([.$K$6];2)+POWER([.$L$6];2))*SQRT(POWER([.$E56];2)+POWER([.$F56];2)+POWER([.$G56];2)) )" office:value-type="float" office:value="0.99802935423852" calcext:value-type="float">
            <text:p>0.9980293542385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784832897039" calcext:value-type="float">
            <text:p>-0.713784832897039</text:p>
          </table:table-cell>
          <table:table-cell office:value-type="float" office:value="-0.476811648562137" calcext:value-type="float">
            <text:p>-0.476811648562137</text:p>
          </table:table-cell>
          <table:table-cell office:value-type="float" office:value="0.512993044905682" calcext:value-type="float">
            <text:p>0.512993044905682</text:p>
          </table:table-cell>
          <table:table-cell/>
          <table:table-cell table:formula="of:=[.$J$6]/[.E57]+[.$K$6]/[.F57]+[.$L$6]/[.G57]" office:value-type="float" office:value="3.01875687087296" calcext:value-type="float">
            <text:p>3.01875687087296</text:p>
          </table:table-cell>
          <table:table-cell table:formula="of:=([.$J$6]*[.E57]+[.$K$6]*[.F57]+[.$L$6]*[.G57])/(SQRT(POWER([.$J$6];2)+POWER([.$K$6];2)+POWER([.$L$6];2))*SQRT(POWER([.$E57];2)+POWER([.$F57];2)+POWER([.$G57];2)) )" office:value-type="float" office:value="0.998398672929284" calcext:value-type="float">
            <text:p>0.99839867292928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529454858695" calcext:value-type="float">
            <text:p>-0.713529454858695</text:p>
          </table:table-cell>
          <table:table-cell office:value-type="float" office:value="-0.479149922734255" calcext:value-type="float">
            <text:p>-0.479149922734255</text:p>
          </table:table-cell>
          <table:table-cell office:value-type="float" office:value="0.51116638053848" calcext:value-type="float">
            <text:p>0.51116638053848</text:p>
          </table:table-cell>
          <table:table-cell/>
          <table:table-cell table:formula="of:=[.$J$6]/[.E58]+[.$K$6]/[.F58]+[.$L$6]/[.G58]" office:value-type="float" office:value="3.01711237681132" calcext:value-type="float">
            <text:p>3.01711237681132</text:p>
          </table:table-cell>
          <table:table-cell table:formula="of:=([.$J$6]*[.E58]+[.$K$6]*[.F58]+[.$L$6]*[.G58])/(SQRT(POWER([.$J$6];2)+POWER([.$K$6];2)+POWER([.$L$6];2))*SQRT(POWER([.$E58];2)+POWER([.$F58];2)+POWER([.$G58];2)) )" office:value-type="float" office:value="0.998562173701895" calcext:value-type="float">
            <text:p>0.99856217370189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311801053471" calcext:value-type="float">
            <text:p>-0.716311801053471</text:p>
          </table:table-cell>
          <table:table-cell office:value-type="float" office:value="-0.478433294598278" calcext:value-type="float">
            <text:p>-0.478433294598278</text:p>
          </table:table-cell>
          <table:table-cell office:value-type="float" office:value="0.507936006098573" calcext:value-type="float">
            <text:p>0.507936006098573</text:p>
          </table:table-cell>
          <table:table-cell/>
          <table:table-cell table:formula="of:=[.$J$6]/[.E59]+[.$K$6]/[.F59]+[.$L$6]/[.G59]" office:value-type="float" office:value="3.02088494561459" calcext:value-type="float">
            <text:p>3.02088494561459</text:p>
          </table:table-cell>
          <table:table-cell table:formula="of:=([.$J$6]*[.E59]+[.$K$6]*[.F59]+[.$L$6]*[.G59])/(SQRT(POWER([.$J$6];2)+POWER([.$K$6];2)+POWER([.$L$6];2))*SQRT(POWER([.$E59];2)+POWER([.$F59];2)+POWER([.$G59];2)) )" office:value-type="float" office:value="0.99859698394994" calcext:value-type="float">
            <text:p>0.9985969839499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311801053471" calcext:value-type="float">
            <text:p>-0.716311801053471</text:p>
          </table:table-cell>
          <table:table-cell office:value-type="float" office:value="-0.478433294598278" calcext:value-type="float">
            <text:p>-0.478433294598278</text:p>
          </table:table-cell>
          <table:table-cell office:value-type="float" office:value="0.507936006098573" calcext:value-type="float">
            <text:p>0.507936006098573</text:p>
          </table:table-cell>
          <table:table-cell/>
          <table:table-cell table:formula="of:=[.$J$6]/[.E60]+[.$K$6]/[.F60]+[.$L$6]/[.G60]" office:value-type="float" office:value="3.02088494561459" calcext:value-type="float">
            <text:p>3.02088494561459</text:p>
          </table:table-cell>
          <table:table-cell table:formula="of:=([.$J$6]*[.E60]+[.$K$6]*[.F60]+[.$L$6]*[.G60])/(SQRT(POWER([.$J$6];2)+POWER([.$K$6];2)+POWER([.$L$6];2))*SQRT(POWER([.$E60];2)+POWER([.$F60];2)+POWER([.$G60];2)) )" office:value-type="float" office:value="0.99859698394994" calcext:value-type="float">
            <text:p>0.9985969839499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498424382759" calcext:value-type="float">
            <text:p>-0.717498424382759</text:p>
          </table:table-cell>
          <table:table-cell office:value-type="float" office:value="-0.478468651111297" calcext:value-type="float">
            <text:p>-0.478468651111297</text:p>
          </table:table-cell>
          <table:table-cell office:value-type="float" office:value="0.506225010160497" calcext:value-type="float">
            <text:p>0.506225010160497</text:p>
          </table:table-cell>
          <table:table-cell/>
          <table:table-cell table:formula="of:=[.$J$6]/[.E61]+[.$K$6]/[.F61]+[.$L$6]/[.G61]" office:value-type="float" office:value="3.02237367754175" calcext:value-type="float">
            <text:p>3.02237367754175</text:p>
          </table:table-cell>
          <table:table-cell table:formula="of:=([.$J$6]*[.E61]+[.$K$6]*[.F61]+[.$L$6]*[.G61])/(SQRT(POWER([.$J$6];2)+POWER([.$K$6];2)+POWER([.$L$6];2))*SQRT(POWER([.$E61];2)+POWER([.$F61];2)+POWER([.$G61];2)) )" office:value-type="float" office:value="0.998629772849356" calcext:value-type="float">
            <text:p>0.99862977284935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0125421268891" calcext:value-type="float">
            <text:p>-0.720125421268891</text:p>
          </table:table-cell>
          <table:table-cell office:value-type="float" office:value="-0.482339416401866" calcext:value-type="float">
            <text:p>-0.482339416401866</text:p>
          </table:table-cell>
          <table:table-cell office:value-type="float" office:value="0.49876654361275" calcext:value-type="float">
            <text:p>0.49876654361275</text:p>
          </table:table-cell>
          <table:table-cell/>
          <table:table-cell table:formula="of:=[.$J$6]/[.E62]+[.$K$6]/[.F62]+[.$L$6]/[.G62]" office:value-type="float" office:value="3.02422295071745" calcext:value-type="float">
            <text:p>3.02422295071745</text:p>
          </table:table-cell>
          <table:table-cell table:formula="of:=([.$J$6]*[.E62]+[.$K$6]*[.F62]+[.$L$6]*[.G62])/(SQRT(POWER([.$J$6];2)+POWER([.$K$6];2)+POWER([.$L$6];2))*SQRT(POWER([.$E62];2)+POWER([.$F62];2)+POWER([.$G62];2)) )" office:value-type="float" office:value="0.998919396700438" calcext:value-type="float">
            <text:p>0.99891939670043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0125421268891" calcext:value-type="float">
            <text:p>-0.720125421268891</text:p>
          </table:table-cell>
          <table:table-cell office:value-type="float" office:value="-0.482339416401866" calcext:value-type="float">
            <text:p>-0.482339416401866</text:p>
          </table:table-cell>
          <table:table-cell office:value-type="float" office:value="0.49876654361275" calcext:value-type="float">
            <text:p>0.49876654361275</text:p>
          </table:table-cell>
          <table:table-cell/>
          <table:table-cell table:formula="of:=[.$J$6]/[.E63]+[.$K$6]/[.F63]+[.$L$6]/[.G63]" office:value-type="float" office:value="3.02422295071745" calcext:value-type="float">
            <text:p>3.02422295071745</text:p>
          </table:table-cell>
          <table:table-cell table:formula="of:=([.$J$6]*[.E63]+[.$K$6]*[.F63]+[.$L$6]*[.G63])/(SQRT(POWER([.$J$6];2)+POWER([.$K$6];2)+POWER([.$L$6];2))*SQRT(POWER([.$E63];2)+POWER([.$F63];2)+POWER([.$G63];2)) )" office:value-type="float" office:value="0.998919396700438" calcext:value-type="float">
            <text:p>0.99891939670043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0125421268891" calcext:value-type="float">
            <text:p>-0.720125421268891</text:p>
          </table:table-cell>
          <table:table-cell office:value-type="float" office:value="-0.482339416401866" calcext:value-type="float">
            <text:p>-0.482339416401866</text:p>
          </table:table-cell>
          <table:table-cell office:value-type="float" office:value="0.49876654361275" calcext:value-type="float">
            <text:p>0.49876654361275</text:p>
          </table:table-cell>
          <table:table-cell/>
          <table:table-cell table:formula="of:=[.$J$6]/[.E64]+[.$K$6]/[.F64]+[.$L$6]/[.G64]" office:value-type="float" office:value="3.02422295071745" calcext:value-type="float">
            <text:p>3.02422295071745</text:p>
          </table:table-cell>
          <table:table-cell table:formula="of:=([.$J$6]*[.E64]+[.$K$6]*[.F64]+[.$L$6]*[.G64])/(SQRT(POWER([.$J$6];2)+POWER([.$K$6];2)+POWER([.$L$6];2))*SQRT(POWER([.$E64];2)+POWER([.$F64];2)+POWER([.$G64];2)) )" office:value-type="float" office:value="0.998919396700438" calcext:value-type="float">
            <text:p>0.99891939670043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1190557901253" calcext:value-type="float">
            <text:p>-0.721190557901253</text:p>
          </table:table-cell>
          <table:table-cell office:value-type="float" office:value="-0.482142763077954" calcext:value-type="float">
            <text:p>-0.482142763077954</text:p>
          </table:table-cell>
          <table:table-cell office:value-type="float" office:value="0.497415857412724" calcext:value-type="float">
            <text:p>0.497415857412724</text:p>
          </table:table-cell>
          <table:table-cell/>
          <table:table-cell table:formula="of:=[.$J$6]/[.E65]+[.$K$6]/[.F65]+[.$L$6]/[.G65]" office:value-type="float" office:value="3.02583439505839" calcext:value-type="float">
            <text:p>3.02583439505839</text:p>
          </table:table-cell>
          <table:table-cell table:formula="of:=([.$J$6]*[.E65]+[.$K$6]*[.F65]+[.$L$6]*[.G65])/(SQRT(POWER([.$J$6];2)+POWER([.$K$6];2)+POWER([.$L$6];2))*SQRT(POWER([.$E65];2)+POWER([.$F65];2)+POWER([.$G65];2)) )" office:value-type="float" office:value="0.998918508097145" calcext:value-type="float">
            <text:p>0.99891850809714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1256167422849" calcext:value-type="float">
            <text:p>-0.721256167422849</text:p>
          </table:table-cell>
          <table:table-cell office:value-type="float" office:value="-0.48174988753051" calcext:value-type="float">
            <text:p>-0.48174988753051</text:p>
          </table:table-cell>
          <table:table-cell office:value-type="float" office:value="0.497701302810073" calcext:value-type="float">
            <text:p>0.497701302810073</text:p>
          </table:table-cell>
          <table:table-cell/>
          <table:table-cell table:formula="of:=[.$J$6]/[.E66]+[.$K$6]/[.F66]+[.$L$6]/[.G66]" office:value-type="float" office:value="3.02607483036491" calcext:value-type="float">
            <text:p>3.02607483036491</text:p>
          </table:table-cell>
          <table:table-cell table:formula="of:=([.$J$6]*[.E66]+[.$K$6]*[.F66]+[.$L$6]*[.G66])/(SQRT(POWER([.$J$6];2)+POWER([.$K$6];2)+POWER([.$L$6];2))*SQRT(POWER([.$E66];2)+POWER([.$F66];2)+POWER([.$G66];2)) )" office:value-type="float" office:value="0.998896721170522" calcext:value-type="float">
            <text:p>0.99889672117052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233694579131" calcext:value-type="float">
            <text:p>-0.717233694579131</text:p>
          </table:table-cell>
          <table:table-cell office:value-type="float" office:value="-0.48562092950657" calcext:value-type="float">
            <text:p>-0.48562092950657</text:p>
          </table:table-cell>
          <table:table-cell office:value-type="float" office:value="0.499748076720206" calcext:value-type="float">
            <text:p>0.499748076720206</text:p>
          </table:table-cell>
          <table:table-cell/>
          <table:table-cell table:formula="of:=[.$J$6]/[.E67]+[.$K$6]/[.F67]+[.$L$6]/[.G67]" office:value-type="float" office:value="3.01896177175018" calcext:value-type="float">
            <text:p>3.01896177175018</text:p>
          </table:table-cell>
          <table:table-cell table:formula="of:=([.$J$6]*[.E67]+[.$K$6]*[.F67]+[.$L$6]*[.G67])/(SQRT(POWER([.$J$6];2)+POWER([.$K$6];2)+POWER([.$L$6];2))*SQRT(POWER([.$E67];2)+POWER([.$F67];2)+POWER([.$G67];2)) )" office:value-type="float" office:value="0.999066500015448" calcext:value-type="float">
            <text:p>0.99906650001544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698076635644" calcext:value-type="float">
            <text:p>-0.717698076635644</text:p>
          </table:table-cell>
          <table:table-cell office:value-type="float" office:value="-0.485982678765707" calcext:value-type="float">
            <text:p>-0.485982678765707</text:p>
          </table:table-cell>
          <table:table-cell office:value-type="float" office:value="0.498728690505375" calcext:value-type="float">
            <text:p>0.498728690505375</text:p>
          </table:table-cell>
          <table:table-cell/>
          <table:table-cell table:formula="of:=[.$J$6]/[.E68]+[.$K$6]/[.F68]+[.$L$6]/[.G68]" office:value-type="float" office:value="3.01949034782148" calcext:value-type="float">
            <text:p>3.01949034782148</text:p>
          </table:table-cell>
          <table:table-cell table:formula="of:=([.$J$6]*[.E68]+[.$K$6]*[.F68]+[.$L$6]*[.G68])/(SQRT(POWER([.$J$6];2)+POWER([.$K$6];2)+POWER([.$L$6];2))*SQRT(POWER([.$E68];2)+POWER([.$F68];2)+POWER([.$G68];2)) )" office:value-type="float" office:value="0.999092967301096" calcext:value-type="float">
            <text:p>0.99909296730109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499581449827" calcext:value-type="float">
            <text:p>-0.718499581449827</text:p>
          </table:table-cell>
          <table:table-cell office:value-type="float" office:value="-0.485519057372827" calcext:value-type="float">
            <text:p>-0.485519057372827</text:p>
          </table:table-cell>
          <table:table-cell office:value-type="float" office:value="0.498025698517883" calcext:value-type="float">
            <text:p>0.498025698517883</text:p>
          </table:table-cell>
          <table:table-cell/>
          <table:table-cell table:formula="of:=[.$J$6]/[.E69]+[.$K$6]/[.F69]+[.$L$6]/[.G69]" office:value-type="float" office:value="3.02078054378069" calcext:value-type="float">
            <text:p>3.02078054378069</text:p>
          </table:table-cell>
          <table:table-cell table:formula="of:=([.$J$6]*[.E69]+[.$K$6]*[.F69]+[.$L$6]*[.G69])/(SQRT(POWER([.$J$6];2)+POWER([.$K$6];2)+POWER([.$L$6];2))*SQRT(POWER([.$E69];2)+POWER([.$F69];2)+POWER([.$G69];2)) )" office:value-type="float" office:value="0.99907802526987" calcext:value-type="float">
            <text:p>0.9990780252698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499581449827" calcext:value-type="float">
            <text:p>-0.718499581449827</text:p>
          </table:table-cell>
          <table:table-cell office:value-type="float" office:value="-0.485519057372827" calcext:value-type="float">
            <text:p>-0.485519057372827</text:p>
          </table:table-cell>
          <table:table-cell office:value-type="float" office:value="0.498025698517883" calcext:value-type="float">
            <text:p>0.498025698517883</text:p>
          </table:table-cell>
          <table:table-cell/>
          <table:table-cell table:formula="of:=[.$J$6]/[.E70]+[.$K$6]/[.F70]+[.$L$6]/[.G70]" office:value-type="float" office:value="3.02078054378069" calcext:value-type="float">
            <text:p>3.02078054378069</text:p>
          </table:table-cell>
          <table:table-cell table:formula="of:=([.$J$6]*[.E70]+[.$K$6]*[.F70]+[.$L$6]*[.G70])/(SQRT(POWER([.$J$6];2)+POWER([.$K$6];2)+POWER([.$L$6];2))*SQRT(POWER([.$E70];2)+POWER([.$F70];2)+POWER([.$G70];2)) )" office:value-type="float" office:value="0.99907802526987" calcext:value-type="float">
            <text:p>0.9990780252698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9738792253202" calcext:value-type="float">
            <text:p>-0.719738792253202</text:p>
          </table:table-cell>
          <table:table-cell office:value-type="float" office:value="-0.48740808046245" calcext:value-type="float">
            <text:p>-0.48740808046245</text:p>
          </table:table-cell>
          <table:table-cell office:value-type="float" office:value="0.494377825176061" calcext:value-type="float">
            <text:p>0.494377825176061</text:p>
          </table:table-cell>
          <table:table-cell/>
          <table:table-cell table:formula="of:=[.$J$6]/[.E71]+[.$K$6]/[.F71]+[.$L$6]/[.G71]" office:value-type="float" office:value="3.02204079534187" calcext:value-type="float">
            <text:p>3.02204079534187</text:p>
          </table:table-cell>
          <table:table-cell table:formula="of:=([.$J$6]*[.E71]+[.$K$6]*[.F71]+[.$L$6]*[.G71])/(SQRT(POWER([.$J$6];2)+POWER([.$K$6];2)+POWER([.$L$6];2))*SQRT(POWER([.$E71];2)+POWER([.$F71];2)+POWER([.$G71];2)) )" office:value-type="float" office:value="0.999185361641554" calcext:value-type="float">
            <text:p>0.99918536164155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796557145209" calcext:value-type="float">
            <text:p>-0.717796557145209</text:p>
          </table:table-cell>
          <table:table-cell office:value-type="float" office:value="-0.493056446967582" calcext:value-type="float">
            <text:p>-0.493056446967582</text:p>
          </table:table-cell>
          <table:table-cell office:value-type="float" office:value="0.491592760986357" calcext:value-type="float">
            <text:p>0.491592760986357</text:p>
          </table:table-cell>
          <table:table-cell/>
          <table:table-cell table:formula="of:=[.$J$6]/[.E72]+[.$K$6]/[.F72]+[.$L$6]/[.G72]" office:value-type="float" office:value="3.01792253658173" calcext:value-type="float">
            <text:p>3.01792253658173</text:p>
          </table:table-cell>
          <table:table-cell table:formula="of:=([.$J$6]*[.E72]+[.$K$6]*[.F72]+[.$L$6]*[.G72])/(SQRT(POWER([.$J$6];2)+POWER([.$K$6];2)+POWER([.$L$6];2))*SQRT(POWER([.$E72];2)+POWER([.$F72];2)+POWER([.$G72];2)) )" office:value-type="float" office:value="0.99942810175705" calcext:value-type="float">
            <text:p>0.9994281017570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226156594038" calcext:value-type="float">
            <text:p>-0.717226156594038</text:p>
          </table:table-cell>
          <table:table-cell office:value-type="float" office:value="-0.493071804592314" calcext:value-type="float">
            <text:p>-0.493071804592314</text:p>
          </table:table-cell>
          <table:table-cell office:value-type="float" office:value="0.492409215808786" calcext:value-type="float">
            <text:p>0.492409215808786</text:p>
          </table:table-cell>
          <table:table-cell/>
          <table:table-cell table:formula="of:=[.$J$6]/[.E73]+[.$K$6]/[.F73]+[.$L$6]/[.G73]" office:value-type="float" office:value="3.01705013874461" calcext:value-type="float">
            <text:p>3.01705013874461</text:p>
          </table:table-cell>
          <table:table-cell table:formula="of:=([.$J$6]*[.E73]+[.$K$6]*[.F73]+[.$L$6]*[.G73])/(SQRT(POWER([.$J$6];2)+POWER([.$K$6];2)+POWER([.$L$6];2))*SQRT(POWER([.$E73];2)+POWER([.$F73];2)+POWER([.$G73];2)) )" office:value-type="float" office:value="0.999426347789748" calcext:value-type="float">
            <text:p>0.99942634778974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226156594038" calcext:value-type="float">
            <text:p>-0.717226156594038</text:p>
          </table:table-cell>
          <table:table-cell office:value-type="float" office:value="-0.493071804592314" calcext:value-type="float">
            <text:p>-0.493071804592314</text:p>
          </table:table-cell>
          <table:table-cell office:value-type="float" office:value="0.492409215808786" calcext:value-type="float">
            <text:p>0.492409215808786</text:p>
          </table:table-cell>
          <table:table-cell/>
          <table:table-cell table:formula="of:=[.$J$6]/[.E74]+[.$K$6]/[.F74]+[.$L$6]/[.G74]" office:value-type="float" office:value="3.01705013874461" calcext:value-type="float">
            <text:p>3.01705013874461</text:p>
          </table:table-cell>
          <table:table-cell table:formula="of:=([.$J$6]*[.E74]+[.$K$6]*[.F74]+[.$L$6]*[.G74])/(SQRT(POWER([.$J$6];2)+POWER([.$K$6];2)+POWER([.$L$6];2))*SQRT(POWER([.$E74];2)+POWER([.$F74];2)+POWER([.$G74];2)) )" office:value-type="float" office:value="0.999426347789748" calcext:value-type="float">
            <text:p>0.99942634778974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024436333144" calcext:value-type="float">
            <text:p>-0.717024436333144</text:p>
          </table:table-cell>
          <table:table-cell office:value-type="float" office:value="-0.492695908063939" calcext:value-type="float">
            <text:p>-0.492695908063939</text:p>
          </table:table-cell>
          <table:table-cell office:value-type="float" office:value="0.493078796824795" calcext:value-type="float">
            <text:p>0.493078796824795</text:p>
          </table:table-cell>
          <table:table-cell/>
          <table:table-cell table:formula="of:=[.$J$6]/[.E75]+[.$K$6]/[.F75]+[.$L$6]/[.G75]" office:value-type="float" office:value="3.01680975405241" calcext:value-type="float">
            <text:p>3.01680975405241</text:p>
          </table:table-cell>
          <table:table-cell table:formula="of:=([.$J$6]*[.E75]+[.$K$6]*[.F75]+[.$L$6]*[.G75])/(SQRT(POWER([.$J$6];2)+POWER([.$K$6];2)+POWER([.$L$6];2))*SQRT(POWER([.$E75];2)+POWER([.$F75];2)+POWER([.$G75];2)) )" office:value-type="float" office:value="0.999409560695741" calcext:value-type="float">
            <text:p>0.99940956069574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197619788534" calcext:value-type="float">
            <text:p>-0.717197619788534</text:p>
          </table:table-cell>
          <table:table-cell office:value-type="float" office:value="-0.495871896443282" calcext:value-type="float">
            <text:p>-0.495871896443282</text:p>
          </table:table-cell>
          <table:table-cell office:value-type="float" office:value="0.489631122874562" calcext:value-type="float">
            <text:p>0.489631122874562</text:p>
          </table:table-cell>
          <table:table-cell/>
          <table:table-cell table:formula="of:=[.$J$6]/[.E76]+[.$K$6]/[.F76]+[.$L$6]/[.G76]" office:value-type="float" office:value="3.01664445671019" calcext:value-type="float">
            <text:p>3.01664445671019</text:p>
          </table:table-cell>
          <table:table-cell table:formula="of:=([.$J$6]*[.E76]+[.$K$6]*[.F76]+[.$L$6]*[.G76])/(SQRT(POWER([.$J$6];2)+POWER([.$K$6];2)+POWER([.$L$6];2))*SQRT(POWER([.$E76];2)+POWER([.$F76];2)+POWER([.$G76];2)) )" office:value-type="float" office:value="0.999533813606509" calcext:value-type="float">
            <text:p>0.99953381360650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726476510842" calcext:value-type="float">
            <text:p>-0.714726476510842</text:p>
          </table:table-cell>
          <table:table-cell office:value-type="float" office:value="-0.498003521756928" calcext:value-type="float">
            <text:p>-0.498003521756928</text:p>
          </table:table-cell>
          <table:table-cell office:value-type="float" office:value="0.491078971339736" calcext:value-type="float">
            <text:p>0.491078971339736</text:p>
          </table:table-cell>
          <table:table-cell/>
          <table:table-cell table:formula="of:=[.$J$6]/[.E77]+[.$K$6]/[.F77]+[.$L$6]/[.G77]" office:value-type="float" office:value="3.01264207380289" calcext:value-type="float">
            <text:p>3.01264207380289</text:p>
          </table:table-cell>
          <table:table-cell table:formula="of:=([.$J$6]*[.E77]+[.$K$6]*[.F77]+[.$L$6]*[.G77])/(SQRT(POWER([.$J$6];2)+POWER([.$K$6];2)+POWER([.$L$6];2))*SQRT(POWER([.$E77];2)+POWER([.$F77];2)+POWER([.$G77];2)) )" office:value-type="float" office:value="0.999600893172603" calcext:value-type="float">
            <text:p>0.99960089317260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116943381235" calcext:value-type="float">
            <text:p>-0.716116943381235</text:p>
          </table:table-cell>
          <table:table-cell office:value-type="float" office:value="-0.498590191671627" calcext:value-type="float">
            <text:p>-0.498590191671627</text:p>
          </table:table-cell>
          <table:table-cell office:value-type="float" office:value="0.488450963937187" calcext:value-type="float">
            <text:p>0.488450963937187</text:p>
          </table:table-cell>
          <table:table-cell/>
          <table:table-cell table:formula="of:=[.$J$6]/[.E78]+[.$K$6]/[.F78]+[.$L$6]/[.G78]" office:value-type="float" office:value="3.01475677159238" calcext:value-type="float">
            <text:p>3.01475677159238</text:p>
          </table:table-cell>
          <table:table-cell table:formula="of:=([.$J$6]*[.E78]+[.$K$6]*[.F78]+[.$L$6]*[.G78])/(SQRT(POWER([.$J$6];2)+POWER([.$K$6];2)+POWER([.$L$6];2))*SQRT(POWER([.$E78];2)+POWER([.$F78];2)+POWER([.$G78];2)) )" office:value-type="float" office:value="0.999624703148054" calcext:value-type="float">
            <text:p>0.99962470314805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679209883818" calcext:value-type="float">
            <text:p>-0.717679209883818</text:p>
          </table:table-cell>
          <table:table-cell office:value-type="float" office:value="-0.499902058560304" calcext:value-type="float">
            <text:p>-0.499902058560304</text:p>
          </table:table-cell>
          <table:table-cell office:value-type="float" office:value="0.484803551500718" calcext:value-type="float">
            <text:p>0.484803551500718</text:p>
          </table:table-cell>
          <table:table-cell/>
          <table:table-cell table:formula="of:=[.$J$6]/[.E79]+[.$K$6]/[.F79]+[.$L$6]/[.G79]" office:value-type="float" office:value="3.01726525626927" calcext:value-type="float">
            <text:p>3.01726525626927</text:p>
          </table:table-cell>
          <table:table-cell table:formula="of:=([.$J$6]*[.E79]+[.$K$6]*[.F79]+[.$L$6]*[.G79])/(SQRT(POWER([.$J$6];2)+POWER([.$K$6];2)+POWER([.$L$6];2))*SQRT(POWER([.$E79];2)+POWER([.$F79];2)+POWER([.$G79];2)) )" office:value-type="float" office:value="0.999658559745381" calcext:value-type="float">
            <text:p>0.99965855974538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014176464673" calcext:value-type="float">
            <text:p>-0.717014176464673</text:p>
          </table:table-cell>
          <table:table-cell office:value-type="float" office:value="-0.500002689522999" calcext:value-type="float">
            <text:p>-0.500002689522999</text:p>
          </table:table-cell>
          <table:table-cell office:value-type="float" office:value="0.485683004868871" calcext:value-type="float">
            <text:p>0.485683004868871</text:p>
          </table:table-cell>
          <table:table-cell/>
          <table:table-cell table:formula="of:=[.$J$6]/[.E80]+[.$K$6]/[.F80]+[.$L$6]/[.G80]" office:value-type="float" office:value="3.01617161650843" calcext:value-type="float">
            <text:p>3.01617161650843</text:p>
          </table:table-cell>
          <table:table-cell table:formula="of:=([.$J$6]*[.E80]+[.$K$6]*[.F80]+[.$L$6]*[.G80])/(SQRT(POWER([.$J$6];2)+POWER([.$K$6];2)+POWER([.$L$6];2))*SQRT(POWER([.$E80];2)+POWER([.$F80];2)+POWER([.$G80];2)) )" office:value-type="float" office:value="0.999664904596005" calcext:value-type="float">
            <text:p>0.99966490459600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014176464673" calcext:value-type="float">
            <text:p>-0.717014176464673</text:p>
          </table:table-cell>
          <table:table-cell office:value-type="float" office:value="-0.500002689522999" calcext:value-type="float">
            <text:p>-0.500002689522999</text:p>
          </table:table-cell>
          <table:table-cell office:value-type="float" office:value="0.485683004868871" calcext:value-type="float">
            <text:p>0.485683004868871</text:p>
          </table:table-cell>
          <table:table-cell/>
          <table:table-cell table:formula="of:=[.$J$6]/[.E81]+[.$K$6]/[.F81]+[.$L$6]/[.G81]" office:value-type="float" office:value="3.01617161650843" calcext:value-type="float">
            <text:p>3.01617161650843</text:p>
          </table:table-cell>
          <table:table-cell table:formula="of:=([.$J$6]*[.E81]+[.$K$6]*[.F81]+[.$L$6]*[.G81])/(SQRT(POWER([.$J$6];2)+POWER([.$K$6];2)+POWER([.$L$6];2))*SQRT(POWER([.$E81];2)+POWER([.$F81];2)+POWER([.$G81];2)) )" office:value-type="float" office:value="0.999664904596005" calcext:value-type="float">
            <text:p>0.99966490459600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986634284858" calcext:value-type="float">
            <text:p>-0.715986634284858</text:p>
          </table:table-cell>
          <table:table-cell office:value-type="float" office:value="-0.500370342186847" calcext:value-type="float">
            <text:p>-0.500370342186847</text:p>
          </table:table-cell>
          <table:table-cell office:value-type="float" office:value="0.486818919296753" calcext:value-type="float">
            <text:p>0.486818919296753</text:p>
          </table:table-cell>
          <table:table-cell/>
          <table:table-cell table:formula="of:=[.$J$6]/[.E82]+[.$K$6]/[.F82]+[.$L$6]/[.G82]" office:value-type="float" office:value="3.01450704955461" calcext:value-type="float">
            <text:p>3.01450704955461</text:p>
          </table:table-cell>
          <table:table-cell table:formula="of:=([.$J$6]*[.E82]+[.$K$6]*[.F82]+[.$L$6]*[.G82])/(SQRT(POWER([.$J$6];2)+POWER([.$K$6];2)+POWER([.$L$6];2))*SQRT(POWER([.$E82];2)+POWER([.$F82];2)+POWER([.$G82];2)) )" office:value-type="float" office:value="0.999678405368585" calcext:value-type="float">
            <text:p>0.99967840536858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337333489023" calcext:value-type="float">
            <text:p>-0.713337333489023</text:p>
          </table:table-cell>
          <table:table-cell office:value-type="float" office:value="-0.504146156154057" calcext:value-type="float">
            <text:p>-0.504146156154057</text:p>
          </table:table-cell>
          <table:table-cell office:value-type="float" office:value="0.486812594214508" calcext:value-type="float">
            <text:p>0.486812594214508</text:p>
          </table:table-cell>
          <table:table-cell/>
          <table:table-cell table:formula="of:=[.$J$6]/[.E83]+[.$K$6]/[.F83]+[.$L$6]/[.G83]" office:value-type="float" office:value="3.01035982284454" calcext:value-type="float">
            <text:p>3.01035982284454</text:p>
          </table:table-cell>
          <table:table-cell table:formula="of:=([.$J$6]*[.E83]+[.$K$6]*[.F83]+[.$L$6]*[.G83])/(SQRT(POWER([.$J$6];2)+POWER([.$K$6];2)+POWER([.$L$6];2))*SQRT(POWER([.$E83];2)+POWER([.$F83];2)+POWER([.$G83];2)) )" office:value-type="float" office:value="0.999779918042084" calcext:value-type="float">
            <text:p>0.99977991804208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337333489023" calcext:value-type="float">
            <text:p>-0.713337333489023</text:p>
          </table:table-cell>
          <table:table-cell office:value-type="float" office:value="-0.504146156154057" calcext:value-type="float">
            <text:p>-0.504146156154057</text:p>
          </table:table-cell>
          <table:table-cell office:value-type="float" office:value="0.486812594214508" calcext:value-type="float">
            <text:p>0.486812594214508</text:p>
          </table:table-cell>
          <table:table-cell/>
          <table:table-cell table:formula="of:=[.$J$6]/[.E84]+[.$K$6]/[.F84]+[.$L$6]/[.G84]" office:value-type="float" office:value="3.01035982284454" calcext:value-type="float">
            <text:p>3.01035982284454</text:p>
          </table:table-cell>
          <table:table-cell table:formula="of:=([.$J$6]*[.E84]+[.$K$6]*[.F84]+[.$L$6]*[.G84])/(SQRT(POWER([.$J$6];2)+POWER([.$K$6];2)+POWER([.$L$6];2))*SQRT(POWER([.$E84];2)+POWER([.$F84];2)+POWER([.$G84];2)) )" office:value-type="float" office:value="0.999779918042084" calcext:value-type="float">
            <text:p>0.99977991804208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138984426475" calcext:value-type="float">
            <text:p>-0.714138984426475</text:p>
          </table:table-cell>
          <table:table-cell office:value-type="float" office:value="-0.504166288996753" calcext:value-type="float">
            <text:p>-0.504166288996753</text:p>
          </table:table-cell>
          <table:table-cell office:value-type="float" office:value="0.485614933832935" calcext:value-type="float">
            <text:p>0.485614933832935</text:p>
          </table:table-cell>
          <table:table-cell/>
          <table:table-cell table:formula="of:=[.$J$6]/[.E85]+[.$K$6]/[.F85]+[.$L$6]/[.G85]" office:value-type="float" office:value="3.01164309256635" calcext:value-type="float">
            <text:p>3.01164309256635</text:p>
          </table:table-cell>
          <table:table-cell table:formula="of:=([.$J$6]*[.E85]+[.$K$6]*[.F85]+[.$L$6]*[.G85])/(SQRT(POWER([.$J$6];2)+POWER([.$K$6];2)+POWER([.$L$6];2))*SQRT(POWER([.$E85];2)+POWER([.$F85];2)+POWER([.$G85];2)) )" office:value-type="float" office:value="0.999780051072642" calcext:value-type="float">
            <text:p>0.99978005107264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890878875888" calcext:value-type="float">
            <text:p>-0.713890878875888</text:p>
          </table:table-cell>
          <table:table-cell office:value-type="float" office:value="-0.508324390758059" calcext:value-type="float">
            <text:p>-0.508324390758059</text:p>
          </table:table-cell>
          <table:table-cell office:value-type="float" office:value="0.481628619185218" calcext:value-type="float">
            <text:p>0.481628619185218</text:p>
          </table:table-cell>
          <table:table-cell/>
          <table:table-cell table:formula="of:=[.$J$6]/[.E86]+[.$K$6]/[.F86]+[.$L$6]/[.G86]" office:value-type="float" office:value="3.01170146273141" calcext:value-type="float">
            <text:p>3.01170146273141</text:p>
          </table:table-cell>
          <table:table-cell table:formula="of:=([.$J$6]*[.E86]+[.$K$6]*[.F86]+[.$L$6]*[.G86])/(SQRT(POWER([.$J$6];2)+POWER([.$K$6];2)+POWER([.$L$6];2))*SQRT(POWER([.$E86];2)+POWER([.$F86];2)+POWER([.$G86];2)) )" office:value-type="float" office:value="0.999861485047076" calcext:value-type="float">
            <text:p>0.99986148504707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89829990951" calcext:value-type="float">
            <text:p>-0.71389829990951</text:p>
          </table:table-cell>
          <table:table-cell office:value-type="float" office:value="-0.508315687199901" calcext:value-type="float">
            <text:p>-0.508315687199901</text:p>
          </table:table-cell>
          <table:table-cell office:value-type="float" office:value="0.481626805247386" calcext:value-type="float">
            <text:p>0.481626805247386</text:p>
          </table:table-cell>
          <table:table-cell/>
          <table:table-cell table:formula="of:=[.$J$6]/[.E87]+[.$K$6]/[.F87]+[.$L$6]/[.G87]" office:value-type="float" office:value="3.01171254571326" calcext:value-type="float">
            <text:p>3.01171254571326</text:p>
          </table:table-cell>
          <table:table-cell table:formula="of:=([.$J$6]*[.E87]+[.$K$6]*[.F87]+[.$L$6]*[.G87])/(SQRT(POWER([.$J$6];2)+POWER([.$K$6];2)+POWER([.$L$6];2))*SQRT(POWER([.$E87];2)+POWER([.$F87];2)+POWER([.$G87];2)) )" office:value-type="float" office:value="0.99986129881699" calcext:value-type="float">
            <text:p>0.9998612988169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317775604718" calcext:value-type="float">
            <text:p>-0.713317775604718</text:p>
          </table:table-cell>
          <table:table-cell office:value-type="float" office:value="-0.51191783348172" calcext:value-type="float">
            <text:p>-0.51191783348172</text:p>
          </table:table-cell>
          <table:table-cell office:value-type="float" office:value="0.478662598047642" calcext:value-type="float">
            <text:p>0.478662598047642</text:p>
          </table:table-cell>
          <table:table-cell/>
          <table:table-cell table:formula="of:=[.$J$6]/[.E88]+[.$K$6]/[.F88]+[.$L$6]/[.G88]" office:value-type="float" office:value="3.01146426057644" calcext:value-type="float">
            <text:p>3.01146426057644</text:p>
          </table:table-cell>
          <table:table-cell table:formula="of:=([.$J$6]*[.E88]+[.$K$6]*[.F88]+[.$L$6]*[.G88])/(SQRT(POWER([.$J$6];2)+POWER([.$K$6];2)+POWER([.$L$6];2))*SQRT(POWER([.$E88];2)+POWER([.$F88];2)+POWER([.$G88];2)) )" office:value-type="float" office:value="0.999909163845026" calcext:value-type="float">
            <text:p>0.99990916384502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112428894072" calcext:value-type="float">
            <text:p>-0.714112428894072</text:p>
          </table:table-cell>
          <table:table-cell office:value-type="float" office:value="-0.511521459185883" calcext:value-type="float">
            <text:p>-0.511521459185883</text:p>
          </table:table-cell>
          <table:table-cell office:value-type="float" office:value="0.477900863873831" calcext:value-type="float">
            <text:p>0.477900863873831</text:p>
          </table:table-cell>
          <table:table-cell/>
          <table:table-cell table:formula="of:=[.$J$6]/[.E89]+[.$K$6]/[.F89]+[.$L$6]/[.G89]" office:value-type="float" office:value="3.01275485849003" calcext:value-type="float">
            <text:p>3.01275485849003</text:p>
          </table:table-cell>
          <table:table-cell table:formula="of:=([.$J$6]*[.E89]+[.$K$6]*[.F89]+[.$L$6]*[.G89])/(SQRT(POWER([.$J$6];2)+POWER([.$K$6];2)+POWER([.$L$6];2))*SQRT(POWER([.$E89];2)+POWER([.$F89];2)+POWER([.$G89];2)) )" office:value-type="float" office:value="0.999896288995275" calcext:value-type="float">
            <text:p>0.99989628899527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66403797945" calcext:value-type="float">
            <text:p>-0.71366403797945</text:p>
          </table:table-cell>
          <table:table-cell office:value-type="float" office:value="-0.511710455501294" calcext:value-type="float">
            <text:p>-0.511710455501294</text:p>
          </table:table-cell>
          <table:table-cell office:value-type="float" office:value="0.478368112049208" calcext:value-type="float">
            <text:p>0.478368112049208</text:p>
          </table:table-cell>
          <table:table-cell/>
          <table:table-cell table:formula="of:=[.$J$6]/[.E90]+[.$K$6]/[.F90]+[.$L$6]/[.G90]" office:value-type="float" office:value="3.01201608034667" calcext:value-type="float">
            <text:p>3.01201608034667</text:p>
          </table:table-cell>
          <table:table-cell table:formula="of:=([.$J$6]*[.E90]+[.$K$6]*[.F90]+[.$L$6]*[.G90])/(SQRT(POWER([.$J$6];2)+POWER([.$K$6];2)+POWER([.$L$6];2))*SQRT(POWER([.$E90];2)+POWER([.$F90];2)+POWER([.$G90];2)) )" office:value-type="float" office:value="0.999903436135312" calcext:value-type="float">
            <text:p>0.99990343613531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92118228097" calcext:value-type="float">
            <text:p>-0.71392118228097</text:p>
          </table:table-cell>
          <table:table-cell office:value-type="float" office:value="-0.511891130548203" calcext:value-type="float">
            <text:p>-0.511891130548203</text:p>
          </table:table-cell>
          <table:table-cell office:value-type="float" office:value="0.477790765876262" calcext:value-type="float">
            <text:p>0.477790765876262</text:p>
          </table:table-cell>
          <table:table-cell/>
          <table:table-cell table:formula="of:=[.$J$6]/[.E91]+[.$K$6]/[.F91]+[.$L$6]/[.G91]" office:value-type="float" office:value="3.01251365919969" calcext:value-type="float">
            <text:p>3.01251365919969</text:p>
          </table:table-cell>
          <table:table-cell table:formula="of:=([.$J$6]*[.E91]+[.$K$6]*[.F91]+[.$L$6]*[.G91])/(SQRT(POWER([.$J$6];2)+POWER([.$K$6];2)+POWER([.$L$6];2))*SQRT(POWER([.$E91];2)+POWER([.$F91];2)+POWER([.$G91];2)) )" office:value-type="float" office:value="0.999901652445065" calcext:value-type="float">
            <text:p>0.99990165244506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124520104466" calcext:value-type="float">
            <text:p>-0.714124520104466</text:p>
          </table:table-cell>
          <table:table-cell office:value-type="float" office:value="-0.511634276603827" calcext:value-type="float">
            <text:p>-0.511634276603827</text:p>
          </table:table-cell>
          <table:table-cell office:value-type="float" office:value="0.477762008524792" calcext:value-type="float">
            <text:p>0.477762008524792</text:p>
          </table:table-cell>
          <table:table-cell/>
          <table:table-cell table:formula="of:=[.$J$6]/[.E92]+[.$K$6]/[.F92]+[.$L$6]/[.G92]" office:value-type="float" office:value="3.01280519814895" calcext:value-type="float">
            <text:p>3.01280519814895</text:p>
          </table:table-cell>
          <table:table-cell table:formula="of:=([.$J$6]*[.E92]+[.$K$6]*[.F92]+[.$L$6]*[.G92])/(SQRT(POWER([.$J$6];2)+POWER([.$K$6];2)+POWER([.$L$6];2))*SQRT(POWER([.$E92];2)+POWER([.$F92];2)+POWER([.$G92];2)) )" office:value-type="float" office:value="0.999897016508268" calcext:value-type="float">
            <text:p>0.9998970165082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555644808216" calcext:value-type="float">
            <text:p>-0.712555644808216</text:p>
          </table:table-cell>
          <table:table-cell office:value-type="float" office:value="-0.512939796476281" calcext:value-type="float">
            <text:p>-0.512939796476281</text:p>
          </table:table-cell>
          <table:table-cell office:value-type="float" office:value="0.478703685219593" calcext:value-type="float">
            <text:p>0.478703685219593</text:p>
          </table:table-cell>
          <table:table-cell/>
          <table:table-cell table:formula="of:=[.$J$6]/[.E93]+[.$K$6]/[.F93]+[.$L$6]/[.G93]" office:value-type="float" office:value="3.01040260865773" calcext:value-type="float">
            <text:p>3.01040260865773</text:p>
          </table:table-cell>
          <table:table-cell table:formula="of:=([.$J$6]*[.E93]+[.$K$6]*[.F93]+[.$L$6]*[.G93])/(SQRT(POWER([.$J$6];2)+POWER([.$K$6];2)+POWER([.$L$6];2))*SQRT(POWER([.$E93];2)+POWER([.$F93];2)+POWER([.$G93];2)) )" office:value-type="float" office:value="0.999925436972006" calcext:value-type="float">
            <text:p>0.99992543697200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555644808216" calcext:value-type="float">
            <text:p>-0.712555644808216</text:p>
          </table:table-cell>
          <table:table-cell office:value-type="float" office:value="-0.512939796476281" calcext:value-type="float">
            <text:p>-0.512939796476281</text:p>
          </table:table-cell>
          <table:table-cell office:value-type="float" office:value="0.478703685219593" calcext:value-type="float">
            <text:p>0.478703685219593</text:p>
          </table:table-cell>
          <table:table-cell/>
          <table:table-cell table:formula="of:=[.$J$6]/[.E94]+[.$K$6]/[.F94]+[.$L$6]/[.G94]" office:value-type="float" office:value="3.01040260865773" calcext:value-type="float">
            <text:p>3.01040260865773</text:p>
          </table:table-cell>
          <table:table-cell table:formula="of:=([.$J$6]*[.E94]+[.$K$6]*[.F94]+[.$L$6]*[.G94])/(SQRT(POWER([.$J$6];2)+POWER([.$K$6];2)+POWER([.$L$6];2))*SQRT(POWER([.$E94];2)+POWER([.$F94];2)+POWER([.$G94];2)) )" office:value-type="float" office:value="0.999925436972006" calcext:value-type="float">
            <text:p>0.99992543697200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555644808216" calcext:value-type="float">
            <text:p>-0.712555644808216</text:p>
          </table:table-cell>
          <table:table-cell office:value-type="float" office:value="-0.512939796476281" calcext:value-type="float">
            <text:p>-0.512939796476281</text:p>
          </table:table-cell>
          <table:table-cell office:value-type="float" office:value="0.478703685219593" calcext:value-type="float">
            <text:p>0.478703685219593</text:p>
          </table:table-cell>
          <table:table-cell/>
          <table:table-cell table:formula="of:=[.$J$6]/[.E95]+[.$K$6]/[.F95]+[.$L$6]/[.G95]" office:value-type="float" office:value="3.01040260865773" calcext:value-type="float">
            <text:p>3.01040260865773</text:p>
          </table:table-cell>
          <table:table-cell table:formula="of:=([.$J$6]*[.E95]+[.$K$6]*[.F95]+[.$L$6]*[.G95])/(SQRT(POWER([.$J$6];2)+POWER([.$K$6];2)+POWER([.$L$6];2))*SQRT(POWER([.$E95];2)+POWER([.$F95];2)+POWER([.$G95];2)) )" office:value-type="float" office:value="0.999925436972006" calcext:value-type="float">
            <text:p>0.99992543697200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085262809761" calcext:value-type="float">
            <text:p>-0.713085262809761</text:p>
          </table:table-cell>
          <table:table-cell office:value-type="float" office:value="-0.514794489152433" calcext:value-type="float">
            <text:p>-0.514794489152433</text:p>
          </table:table-cell>
          <table:table-cell office:value-type="float" office:value="0.475916002989834" calcext:value-type="float">
            <text:p>0.475916002989834</text:p>
          </table:table-cell>
          <table:table-cell/>
          <table:table-cell table:formula="of:=[.$J$6]/[.E96]+[.$K$6]/[.F96]+[.$L$6]/[.G96]" office:value-type="float" office:value="3.01187840152874" calcext:value-type="float">
            <text:p>3.01187840152874</text:p>
          </table:table-cell>
          <table:table-cell table:formula="of:=([.$J$6]*[.E96]+[.$K$6]*[.F96]+[.$L$6]*[.G96])/(SQRT(POWER([.$J$6];2)+POWER([.$K$6];2)+POWER([.$L$6];2))*SQRT(POWER([.$E96];2)+POWER([.$F96];2)+POWER([.$G96];2)) )" office:value-type="float" office:value="0.99992799409336" calcext:value-type="float">
            <text:p>0.9999279940933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182272585211" calcext:value-type="float">
            <text:p>-0.711182272585211</text:p>
          </table:table-cell>
          <table:table-cell office:value-type="float" office:value="-0.51859962954386" calcext:value-type="float">
            <text:p>-0.51859962954386</text:p>
          </table:table-cell>
          <table:table-cell office:value-type="float" office:value="0.474630592563844" calcext:value-type="float">
            <text:p>0.474630592563844</text:p>
          </table:table-cell>
          <table:table-cell/>
          <table:table-cell table:formula="of:=[.$J$6]/[.E97]+[.$K$6]/[.F97]+[.$L$6]/[.G97]" office:value-type="float" office:value="3.00981415506195" calcext:value-type="float">
            <text:p>3.00981415506195</text:p>
          </table:table-cell>
          <table:table-cell table:formula="of:=([.$J$6]*[.E97]+[.$K$6]*[.F97]+[.$L$6]*[.G97])/(SQRT(POWER([.$J$6];2)+POWER([.$K$6];2)+POWER([.$L$6];2))*SQRT(POWER([.$E97];2)+POWER([.$F97];2)+POWER([.$G97];2)) )" office:value-type="float" office:value="0.999956327997651" calcext:value-type="float">
            <text:p>0.99995632799765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29700891116" calcext:value-type="float">
            <text:p>-0.71129700891116</text:p>
          </table:table-cell>
          <table:table-cell office:value-type="float" office:value="-0.522335756352494" calcext:value-type="float">
            <text:p>-0.522335756352494</text:p>
          </table:table-cell>
          <table:table-cell office:value-type="float" office:value="0.470342346328401" calcext:value-type="float">
            <text:p>0.470342346328401</text:p>
          </table:table-cell>
          <table:table-cell/>
          <table:table-cell table:formula="of:=[.$J$6]/[.E98]+[.$K$6]/[.F98]+[.$L$6]/[.G98]" office:value-type="float" office:value="3.01168000613711" calcext:value-type="float">
            <text:p>3.01168000613711</text:p>
          </table:table-cell>
          <table:table-cell table:formula="of:=([.$J$6]*[.E98]+[.$K$6]*[.F98]+[.$L$6]*[.G98])/(SQRT(POWER([.$J$6];2)+POWER([.$K$6];2)+POWER([.$L$6];2))*SQRT(POWER([.$E98];2)+POWER([.$F98];2)+POWER([.$G98];2)) )" office:value-type="float" office:value="0.999928089909679" calcext:value-type="float">
            <text:p>0.99992808990967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050054795746" calcext:value-type="float">
            <text:p>-0.712050054795746</text:p>
          </table:table-cell>
          <table:table-cell office:value-type="float" office:value="-0.521521526991123" calcext:value-type="float">
            <text:p>-0.521521526991123</text:p>
          </table:table-cell>
          <table:table-cell office:value-type="float" office:value="0.470106388331644" calcext:value-type="float">
            <text:p>0.470106388331644</text:p>
          </table:table-cell>
          <table:table-cell/>
          <table:table-cell table:formula="of:=[.$J$6]/[.E99]+[.$K$6]/[.F99]+[.$L$6]/[.G99]" office:value-type="float" office:value="3.01270554182912" calcext:value-type="float">
            <text:p>3.01270554182912</text:p>
          </table:table-cell>
          <table:table-cell table:formula="of:=([.$J$6]*[.E99]+[.$K$6]*[.F99]+[.$L$6]*[.G99])/(SQRT(POWER([.$J$6];2)+POWER([.$K$6];2)+POWER([.$L$6];2))*SQRT(POWER([.$E99];2)+POWER([.$F99];2)+POWER([.$G99];2)) )" office:value-type="float" office:value="0.999920274007295" calcext:value-type="float">
            <text:p>0.99992027400729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798283602767" calcext:value-type="float">
            <text:p>-0.711798283602767</text:p>
          </table:table-cell>
          <table:table-cell office:value-type="float" office:value="-0.522477095624462" calcext:value-type="float">
            <text:p>-0.522477095624462</text:p>
          </table:table-cell>
          <table:table-cell office:value-type="float" office:value="0.469426126252025" calcext:value-type="float">
            <text:p>0.469426126252025</text:p>
          </table:table-cell>
          <table:table-cell/>
          <table:table-cell table:formula="of:=[.$J$6]/[.E100]+[.$K$6]/[.F100]+[.$L$6]/[.G100]" office:value-type="float" office:value="3.0127052343636" calcext:value-type="float">
            <text:p>3.0127052343636</text:p>
          </table:table-cell>
          <table:table-cell table:formula="of:=([.$J$6]*[.E100]+[.$K$6]*[.F100]+[.$L$6]*[.G100])/(SQRT(POWER([.$J$6];2)+POWER([.$K$6];2)+POWER([.$L$6];2))*SQRT(POWER([.$E100];2)+POWER([.$F100];2)+POWER([.$G100];2)) )" office:value-type="float" office:value="0.999915026000376" calcext:value-type="float">
            <text:p>0.99991502600037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909069989715" calcext:value-type="float">
            <text:p>-0.711909069989715</text:p>
          </table:table-cell>
          <table:table-cell office:value-type="float" office:value="-0.522817536019978" calcext:value-type="float">
            <text:p>-0.522817536019978</text:p>
          </table:table-cell>
          <table:table-cell office:value-type="float" office:value="0.468878769082562" calcext:value-type="float">
            <text:p>0.468878769082562</text:p>
          </table:table-cell>
          <table:table-cell/>
          <table:table-cell table:formula="of:=[.$J$6]/[.E101]+[.$K$6]/[.F101]+[.$L$6]/[.G101]" office:value-type="float" office:value="3.01309497827002" calcext:value-type="float">
            <text:p>3.01309497827002</text:p>
          </table:table-cell>
          <table:table-cell table:formula="of:=([.$J$6]*[.E101]+[.$K$6]*[.F101]+[.$L$6]*[.G101])/(SQRT(POWER([.$J$6];2)+POWER([.$K$6];2)+POWER([.$L$6];2))*SQRT(POWER([.$E101];2)+POWER([.$F101];2)+POWER([.$G101];2)) )" office:value-type="float" office:value="0.99990792944148" calcext:value-type="float">
            <text:p>0.9999079294414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909069989715" calcext:value-type="float">
            <text:p>-0.711909069989715</text:p>
          </table:table-cell>
          <table:table-cell office:value-type="float" office:value="-0.522817536019978" calcext:value-type="float">
            <text:p>-0.522817536019978</text:p>
          </table:table-cell>
          <table:table-cell office:value-type="float" office:value="0.468878769082562" calcext:value-type="float">
            <text:p>0.468878769082562</text:p>
          </table:table-cell>
          <table:table-cell/>
          <table:table-cell table:formula="of:=[.$J$6]/[.E102]+[.$K$6]/[.F102]+[.$L$6]/[.G102]" office:value-type="float" office:value="3.01309497827002" calcext:value-type="float">
            <text:p>3.01309497827002</text:p>
          </table:table-cell>
          <table:table-cell table:formula="of:=([.$J$6]*[.E102]+[.$K$6]*[.F102]+[.$L$6]*[.G102])/(SQRT(POWER([.$J$6];2)+POWER([.$K$6];2)+POWER([.$L$6];2))*SQRT(POWER([.$E102];2)+POWER([.$F102];2)+POWER([.$G102];2)) )" office:value-type="float" office:value="0.99990792944148" calcext:value-type="float">
            <text:p>0.9999079294414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54121627613" calcext:value-type="float">
            <text:p>-0.71154121627613</text:p>
          </table:table-cell>
          <table:table-cell office:value-type="float" office:value="-0.523092141949513" calcext:value-type="float">
            <text:p>-0.523092141949513</text:p>
          </table:table-cell>
          <table:table-cell office:value-type="float" office:value="0.469130801132218" calcext:value-type="float">
            <text:p>0.469130801132218</text:p>
          </table:table-cell>
          <table:table-cell/>
          <table:table-cell table:formula="of:=[.$J$6]/[.E103]+[.$K$6]/[.F103]+[.$L$6]/[.G103]" office:value-type="float" office:value="3.01253204773704" calcext:value-type="float">
            <text:p>3.01253204773704</text:p>
          </table:table-cell>
          <table:table-cell table:formula="of:=([.$J$6]*[.E103]+[.$K$6]*[.F103]+[.$L$6]*[.G103])/(SQRT(POWER([.$J$6];2)+POWER([.$K$6];2)+POWER([.$L$6];2))*SQRT(POWER([.$E103];2)+POWER([.$F103];2)+POWER([.$G103];2)) )" office:value-type="float" office:value="0.999913151299132" calcext:value-type="float">
            <text:p>0.99991315129913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638190135563" calcext:value-type="float">
            <text:p>-0.711638190135563</text:p>
          </table:table-cell>
          <table:table-cell office:value-type="float" office:value="-0.52419143303379" calcext:value-type="float">
            <text:p>-0.52419143303379</text:p>
          </table:table-cell>
          <table:table-cell office:value-type="float" office:value="0.467754666331147" calcext:value-type="float">
            <text:p>0.467754666331147</text:p>
          </table:table-cell>
          <table:table-cell/>
          <table:table-cell table:formula="of:=[.$J$6]/[.E104]+[.$K$6]/[.F104]+[.$L$6]/[.G104]" office:value-type="float" office:value="3.01331618189692" calcext:value-type="float">
            <text:p>3.01331618189692</text:p>
          </table:table-cell>
          <table:table-cell table:formula="of:=([.$J$6]*[.E104]+[.$K$6]*[.F104]+[.$L$6]*[.G104])/(SQRT(POWER([.$J$6];2)+POWER([.$K$6];2)+POWER([.$L$6];2))*SQRT(POWER([.$E104];2)+POWER([.$F104];2)+POWER([.$G104];2)) )" office:value-type="float" office:value="0.999894441134784" calcext:value-type="float">
            <text:p>0.99989444113478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816186488148" calcext:value-type="float">
            <text:p>-0.711816186488148</text:p>
          </table:table-cell>
          <table:table-cell office:value-type="float" office:value="-0.523805296302261" calcext:value-type="float">
            <text:p>-0.523805296302261</text:p>
          </table:table-cell>
          <table:table-cell office:value-type="float" office:value="0.467916368830126" calcext:value-type="float">
            <text:p>0.467916368830126</text:p>
          </table:table-cell>
          <table:table-cell/>
          <table:table-cell table:formula="of:=[.$J$6]/[.E105]+[.$K$6]/[.F105]+[.$L$6]/[.G105]" office:value-type="float" office:value="3.01344796693069" calcext:value-type="float">
            <text:p>3.01344796693069</text:p>
          </table:table-cell>
          <table:table-cell table:formula="of:=([.$J$6]*[.E105]+[.$K$6]*[.F105]+[.$L$6]*[.G105])/(SQRT(POWER([.$J$6];2)+POWER([.$K$6];2)+POWER([.$L$6];2))*SQRT(POWER([.$E105];2)+POWER([.$F105];2)+POWER([.$G105];2)) )" office:value-type="float" office:value="0.999895931543345" calcext:value-type="float">
            <text:p>0.99989593154334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402713809653" calcext:value-type="float">
            <text:p>-0.711402713809653</text:p>
          </table:table-cell>
          <table:table-cell office:value-type="float" office:value="-0.526479398360364" calcext:value-type="float">
            <text:p>-0.526479398360364</text:p>
          </table:table-cell>
          <table:table-cell office:value-type="float" office:value="0.465537991882908" calcext:value-type="float">
            <text:p>0.465537991882908</text:p>
          </table:table-cell>
          <table:table-cell/>
          <table:table-cell table:formula="of:=[.$J$6]/[.E106]+[.$K$6]/[.F106]+[.$L$6]/[.G106]" office:value-type="float" office:value="3.01420497610964" calcext:value-type="float">
            <text:p>3.01420497610964</text:p>
          </table:table-cell>
          <table:table-cell table:formula="of:=([.$J$6]*[.E106]+[.$K$6]*[.F106]+[.$L$6]*[.G106])/(SQRT(POWER([.$J$6];2)+POWER([.$K$6];2)+POWER([.$L$6];2))*SQRT(POWER([.$E106];2)+POWER([.$F106];2)+POWER([.$G106];2)) )" office:value-type="float" office:value="0.99985835242898" calcext:value-type="float">
            <text:p>0.9998583524289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727128453524" calcext:value-type="float">
            <text:p>-0.709727128453524</text:p>
          </table:table-cell>
          <table:table-cell office:value-type="float" office:value="-0.529055762662773" calcext:value-type="float">
            <text:p>-0.529055762662773</text:p>
          </table:table-cell>
          <table:table-cell office:value-type="float" office:value="0.465174594244383" calcext:value-type="float">
            <text:p>0.465174594244383</text:p>
          </table:table-cell>
          <table:table-cell/>
          <table:table-cell table:formula="of:=[.$J$6]/[.E107]+[.$K$6]/[.F107]+[.$L$6]/[.G107]" office:value-type="float" office:value="3.01252004674237" calcext:value-type="float">
            <text:p>3.01252004674237</text:p>
          </table:table-cell>
          <table:table-cell table:formula="of:=([.$J$6]*[.E107]+[.$K$6]*[.F107]+[.$L$6]*[.G107])/(SQRT(POWER([.$J$6];2)+POWER([.$K$6];2)+POWER([.$L$6];2))*SQRT(POWER([.$E107];2)+POWER([.$F107];2)+POWER([.$G107];2)) )" office:value-type="float" office:value="0.999848235959011" calcext:value-type="float">
            <text:p>0.99984823595901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609160512892" calcext:value-type="float">
            <text:p>-0.709609160512892</text:p>
          </table:table-cell>
          <table:table-cell office:value-type="float" office:value="-0.528961061310214" calcext:value-type="float">
            <text:p>-0.528961061310214</text:p>
          </table:table-cell>
          <table:table-cell office:value-type="float" office:value="0.465462173472518" calcext:value-type="float">
            <text:p>0.465462173472518</text:p>
          </table:table-cell>
          <table:table-cell/>
          <table:table-cell table:formula="of:=[.$J$6]/[.E108]+[.$K$6]/[.F108]+[.$L$6]/[.G108]" office:value-type="float" office:value="3.0122238037112" calcext:value-type="float">
            <text:p>3.0122238037112</text:p>
          </table:table-cell>
          <table:table-cell table:formula="of:=([.$J$6]*[.E108]+[.$K$6]*[.F108]+[.$L$6]*[.G108])/(SQRT(POWER([.$J$6];2)+POWER([.$K$6];2)+POWER([.$L$6];2))*SQRT(POWER([.$E108];2)+POWER([.$F108];2)+POWER([.$G108];2)) )" office:value-type="float" office:value="0.999853796666985" calcext:value-type="float">
            <text:p>0.99985379666698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238746477442" calcext:value-type="float">
            <text:p>-0.708238746477442</text:p>
          </table:table-cell>
          <table:table-cell office:value-type="float" office:value="-0.532234528044546" calcext:value-type="float">
            <text:p>-0.532234528044546</text:p>
          </table:table-cell>
          <table:table-cell office:value-type="float" office:value="0.463814925530929" calcext:value-type="float">
            <text:p>0.463814925530929</text:p>
          </table:table-cell>
          <table:table-cell/>
          <table:table-cell table:formula="of:=[.$J$6]/[.E109]+[.$K$6]/[.F109]+[.$L$6]/[.G109]" office:value-type="float" office:value="3.01173939168807" calcext:value-type="float">
            <text:p>3.01173939168807</text:p>
          </table:table-cell>
          <table:table-cell table:formula="of:=([.$J$6]*[.E109]+[.$K$6]*[.F109]+[.$L$6]*[.G109])/(SQRT(POWER([.$J$6];2)+POWER([.$K$6];2)+POWER([.$L$6];2))*SQRT(POWER([.$E109];2)+POWER([.$F109];2)+POWER([.$G109];2)) )" office:value-type="float" office:value="0.999806016220606" calcext:value-type="float">
            <text:p>0.99980601622060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052320967305" calcext:value-type="float">
            <text:p>-0.708052320967305</text:p>
          </table:table-cell>
          <table:table-cell office:value-type="float" office:value="-0.533736785012298" calcext:value-type="float">
            <text:p>-0.533736785012298</text:p>
          </table:table-cell>
          <table:table-cell office:value-type="float" office:value="0.462371014551679" calcext:value-type="float">
            <text:p>0.462371014551679</text:p>
          </table:table-cell>
          <table:table-cell/>
          <table:table-cell table:formula="of:=[.$J$6]/[.E110]+[.$K$6]/[.F110]+[.$L$6]/[.G110]" office:value-type="float" office:value="3.012474352992" calcext:value-type="float">
            <text:p>3.012474352992</text:p>
          </table:table-cell>
          <table:table-cell table:formula="of:=([.$J$6]*[.E110]+[.$K$6]*[.F110]+[.$L$6]*[.G110])/(SQRT(POWER([.$J$6];2)+POWER([.$K$6];2)+POWER([.$L$6];2))*SQRT(POWER([.$E110];2)+POWER([.$F110];2)+POWER([.$G110];2)) )" office:value-type="float" office:value="0.999765443119939" calcext:value-type="float">
            <text:p>0.99976544311993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034459373557" calcext:value-type="float">
            <text:p>-0.708034459373557</text:p>
          </table:table-cell>
          <table:table-cell office:value-type="float" office:value="-0.533509449499562" calcext:value-type="float">
            <text:p>-0.533509449499562</text:p>
          </table:table-cell>
          <table:table-cell office:value-type="float" office:value="0.462660644138086" calcext:value-type="float">
            <text:p>0.462660644138086</text:p>
          </table:table-cell>
          <table:table-cell/>
          <table:table-cell table:formula="of:=[.$J$6]/[.E111]+[.$K$6]/[.F111]+[.$L$6]/[.G111]" office:value-type="float" office:value="3.01226595694325" calcext:value-type="float">
            <text:p>3.01226595694325</text:p>
          </table:table-cell>
          <table:table-cell table:formula="of:=([.$J$6]*[.E111]+[.$K$6]*[.F111]+[.$L$6]*[.G111])/(SQRT(POWER([.$J$6];2)+POWER([.$K$6];2)+POWER([.$L$6];2))*SQRT(POWER([.$E111];2)+POWER([.$F111];2)+POWER([.$G111];2)) )" office:value-type="float" office:value="0.999773279799488" calcext:value-type="float">
            <text:p>0.99977327979948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821675685135" calcext:value-type="float">
            <text:p>-0.707821675685135</text:p>
          </table:table-cell>
          <table:table-cell office:value-type="float" office:value="-0.533154650578552" calcext:value-type="float">
            <text:p>-0.533154650578552</text:p>
          </table:table-cell>
          <table:table-cell office:value-type="float" office:value="0.463394641743675" calcext:value-type="float">
            <text:p>0.463394641743675</text:p>
          </table:table-cell>
          <table:table-cell/>
          <table:table-cell table:formula="of:=[.$J$6]/[.E112]+[.$K$6]/[.F112]+[.$L$6]/[.G112]" office:value-type="float" office:value="3.01157190529041" calcext:value-type="float">
            <text:p>3.01157190529041</text:p>
          </table:table-cell>
          <table:table-cell table:formula="of:=([.$J$6]*[.E112]+[.$K$6]*[.F112]+[.$L$6]*[.G112])/(SQRT(POWER([.$J$6];2)+POWER([.$K$6];2)+POWER([.$L$6];2))*SQRT(POWER([.$E112];2)+POWER([.$F112];2)+POWER([.$G112];2)) )" office:value-type="float" office:value="0.999790655526613" calcext:value-type="float">
            <text:p>0.999790655526613</text:p>
          </table:table-cell>
          <table:table-cell table:number-columns-repeated="9"/>
        </table:table-row>
      </table:table>
      <table:table table:name="27 grad" table:style-name="ta1">
        <table:shapes>
          <draw:frame draw:z-index="0" draw:style-name="gr2" draw:text-style-name="P1" svg:width="453.51pt" svg:height="255.09pt" svg:x="677.93pt" svg:y="237.71pt">
            <draw:object draw:notify-on-update-of-ranges="'27 grad'.J13:'27 grad'.J1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number-columns-repeated="9" table:default-cell-style-name="Default"/>
        <table:table-row table:style-name="ro1">
          <table:table-cell table:number-columns-repeated="7"/>
          <table:table-cell office:value-type="string" calcext:value-type="string">
            <text:p>gamma=</text:p>
          </table:table-cell>
          <table:table-cell table:style-name="ce1" office:value-type="float" office:value="21.8699696660547" calcext:value-type="float">
            <text:p>21.8699696660547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ort</text:p>
          </table:table-cell>
          <table:table-cell office:value-type="string" calcext:value-type="string">
            <text:p>max_vor_line</text:p>
          </table:table-cell>
          <table:table-cell table:style-name="ce1" office:value-type="float" office:value="2.0949676" calcext:value-type="float">
            <text:p>2.0949676</text:p>
          </table:table-cell>
          <table:table-cell table:style-name="ce1" office:value-type="float" office:value="0.69957439" calcext:value-type="float">
            <text:p>0.69957439</text:p>
          </table:table-cell>
          <table:table-cell table:style-name="ce1" office:value-type="float" office:value="-0.47499727" calcext:value-type="float">
            <text:p>-0.47499727</text:p>
          </table:table-cell>
          <table:table-cell table:style-name="ce1" office:value-type="float" office:value="-50.5500515314957" calcext:value-type="float">
            <text:p>-50.5500515314957</text:p>
          </table:table-cell>
          <table:table-cell table:style-name="ce1" office:value-type="float" office:value="-39.2239583389117" calcext:value-type="float">
            <text:p>-39.2239583389117</text:p>
          </table:table-cell>
          <table:table-cell table:style-name="ce1" office:value-type="float" office:value="33.1219332209355" calcext:value-type="float">
            <text:p>33.121933220935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ndmessung_punkt:</text:p>
          </table:table-cell>
          <table:table-cell/>
          <table:table-cell table:style-name="ce2" office:value-type="float" office:value="0.432" calcext:value-type="float">
            <text:p>0.432</text:p>
          </table:table-cell>
          <table:table-cell table:style-name="ce2" office:value-type="float" office:value="-0.532" calcext:value-type="float">
            <text:p>-0.532</text:p>
          </table:table-cell>
          <table:table-cell table:style-name="ce2" office:value-type="float" office:value="0.659" calcext:value-type="float">
            <text:p>0.65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vor (x|y|z)</text:p>
          </table:table-cell>
          <table:table-cell table:style-name="ce2" table:formula="of:=[.L2]" office:value-type="float" office:value="-50.5500515314957" calcext:value-type="float">
            <text:p>-50.5500515314957</text:p>
          </table:table-cell>
          <table:table-cell table:style-name="ce2" table:formula="of:=[.M2]" office:value-type="float" office:value="-39.2239583389117" calcext:value-type="float">
            <text:p>-39.2239583389117</text:p>
          </table:table-cell>
          <table:table-cell table:style-name="ce2" table:formula="of:=[.N2]" office:value-type="float" office:value="33.1219332209355" calcext:value-type="float">
            <text:p>33.121933220935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ektor zur handmessung</text:p>
          </table:table-cell>
          <table:table-cell/>
          <table:table-cell table:style-name="ce2" table:formula="of:=[.D3]-[.I4]" office:value-type="float" office:value="-1.6629676" calcext:value-type="float">
            <text:p>-1.6629676</text:p>
          </table:table-cell>
          <table:table-cell table:style-name="ce2" table:formula="of:=[.E3]-[.J4]" office:value-type="float" office:value="-1.23157439" calcext:value-type="float">
            <text:p>-1.23157439</text:p>
          </table:table-cell>
          <table:table-cell table:style-name="ce2" table:formula="of:=[.F3]-[.K4]" office:value-type="float" office:value="1.13399727" calcext:value-type="float">
            <text:p>1.13399727</text:p>
          </table:table-cell>
          <table:table-cell/>
          <table:table-cell office:value-type="string" calcext:value-type="string">
            <text:p>ort_linie</text:p>
          </table:table-cell>
          <table:table-cell table:formula="of:=[.I2]" office:value-type="float" office:value="2.0949676" calcext:value-type="float">
            <text:p>2.0949676</text:p>
          </table:table-cell>
          <table:table-cell table:formula="of:=[.J2]" office:value-type="float" office:value="0.69957439" calcext:value-type="float">
            <text:p>0.69957439</text:p>
          </table:table-cell>
          <table:table-cell table:style-name="ce2" table:formula="of:=[.K2]" office:value-type="float" office:value="-0.47499727" calcext:value-type="float">
            <text:p>-0.474997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iert</text:p>
          </table:table-cell>
          <table:table-cell/>
          <table:table-cell table:style-name="ce2" table:formula="of:=[.D4]/SQRT(POWER([.D4];2)+POWER([.E4];2)+POWER([.F4];2))" office:value-type="float" office:value="-0.704736719230932" calcext:value-type="float">
            <text:p>-0.704736719230932</text:p>
          </table:table-cell>
          <table:table-cell table:style-name="ce2" table:formula="of:=[.E4]/SQRT(POWER([.D4];2)+POWER([.E4];2)+POWER([.F4];2))" office:value-type="float" office:value="-0.521919786709877" calcext:value-type="float">
            <text:p>-0.521919786709877</text:p>
          </table:table-cell>
          <table:table-cell table:style-name="ce2" table:formula="of:=[.F4]/SQRT(POWER([.D4];2)+POWER([.E4];2)+POWER([.F4];2))" office:value-type="float" office:value="0.480568301917989" calcext:value-type="float">
            <text:p>0.480568301917989</text:p>
          </table:table-cell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8"/>
          <table:table-cell table:style-name="Default" office:value-type="string" calcext:value-type="string">
            <text:p>c:</text:p>
          </table:table-cell>
          <table:table-cell table:style-name="Default" table:formula="of:=[.D5]" office:value-type="float" office:value="-0.704736719230932" calcext:value-type="float">
            <text:p>-0.704736719230932</text:p>
          </table:table-cell>
          <table:table-cell table:formula="of:=[.E5]" office:value-type="float" office:value="-0.521919786709877" calcext:value-type="float">
            <text:p>-0.521919786709877</text:p>
          </table:table-cell>
          <table:table-cell table:formula="of:=[.F5]" office:value-type="float" office:value="0.480568301917989" calcext:value-type="float">
            <text:p>0.480568301917989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6"/>
          <table:table-cell office:value-type="string" calcext:value-type="string">
            <text:p>genutzer NormalenVektor</text:p>
          </table:table-cell>
          <table:table-cell/>
          <table:table-cell office:value-type="float" office:value="-0.951056516295154" calcext:value-type="float">
            <text:p>-0.951056516295154</text:p>
          </table:table-cell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8"/>
          <table:table-cell office:value-type="float" office:value="0.218508012224411" calcext:value-type="float">
            <text:p>0.218508012224411</text:p>
          </table:table-cell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8"/>
          <table:table-cell office:value-type="float" office:value="-0.218508012224411" calcext:value-type="float">
            <text:p>-0.218508012224411</text:p>
          </table:table-cell>
        </table:table-row>
        <table:table-row table:style-name="ro1">
          <table:table-cell table:number-columns-repeated="8"/>
          <table:table-cell table:style-name="Default" office:value-type="string" calcext:value-type="string">
            <text:p>a_i=r*b_i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8"/>
          <table:table-cell table:style-name="Default"/>
          <table:table-cell table:style-name="Default" office:value-type="string" calcext:value-type="string">
            <text:p>Kosinusähnlichkeit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aste here ----------------------------→</text:p>
          </table:table-cell>
          <table:table-cell table:style-name="ce1" table:number-columns-repeated="2"/>
          <table:table-cell office:value-type="string" calcext:value-type="string">
            <text:p>c:</text:p>
          </table:table-cell>
          <table:table-cell office:value-type="float" office:value="-0.703939547935831" calcext:value-type="float">
            <text:p>-0.703939547935831</text:p>
          </table:table-cell>
          <table:table-cell office:value-type="float" office:value="-0.398339890235163" calcext:value-type="float">
            <text:p>-0.398339890235163</text:p>
          </table:table-cell>
          <table:table-cell office:value-type="float" office:value="0.58804289358799" calcext:value-type="float">
            <text:p>0.58804289358799</text:p>
          </table:table-cell>
          <table:table-cell/>
          <table:table-cell table:formula="of:=[.$J$6]/[.E13]+[.$K$6]/[.F13]+[.$L$6]/[.G13]" office:value-type="float" office:value="3.12860316869452" calcext:value-type="float">
            <text:p>3.12860316869452</text:p>
          </table:table-cell>
          <table:table-cell table:formula="of:=([.$J$6]*[.E13]+[.$K$6]*[.F13]+[.$L$6]*[.G13])/(SQRT(POWER([.$J$6];2)+POWER([.$K$6];2)+POWER([.$L$6];2))*SQRT(POWER([.$E13];2)+POWER([.$F13];2)+POWER([.$G13];2)) )" office:value-type="float" office:value="0.986588292925296" calcext:value-type="float">
            <text:p>0.986588292925296</text:p>
          </table:table-cell>
          <table:table-cell table:number-columns-repeated="2"/>
          <table:table-cell office:value-type="string" calcext:value-type="string">
            <text:p>-1 anitline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2081169233046" calcext:value-type="float">
            <text:p>-0.682081169233046</text:p>
          </table:table-cell>
          <table:table-cell office:value-type="float" office:value="-0.399918344625122" calcext:value-type="float">
            <text:p>-0.399918344625122</text:p>
          </table:table-cell>
          <table:table-cell office:value-type="float" office:value="0.612234102455902" calcext:value-type="float">
            <text:p>0.612234102455902</text:p>
          </table:table-cell>
          <table:table-cell/>
          <table:table-cell table:formula="of:=[.$J$6]/[.E14]+[.$K$6]/[.F14]+[.$L$6]/[.G14]" office:value-type="float" office:value="3.12322327631372" calcext:value-type="float">
            <text:p>3.12322327631372</text:p>
          </table:table-cell>
          <table:table-cell table:formula="of:=([.$J$6]*[.E14]+[.$K$6]*[.F14]+[.$L$6]*[.G14])/(SQRT(POWER([.$J$6];2)+POWER([.$K$6];2)+POWER([.$L$6];2))*SQRT(POWER([.$E14];2)+POWER([.$F14];2)+POWER([.$G14];2)) )" office:value-type="float" office:value="0.983633245576122" calcext:value-type="float">
            <text:p>0.983633245576122</text:p>
          </table:table-cell>
          <table:table-cell table:number-columns-repeated="2"/>
          <table:table-cell office:value-type="string" calcext:value-type="string">
            <text:p>1 line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2081169233046" calcext:value-type="float">
            <text:p>-0.682081169233046</text:p>
          </table:table-cell>
          <table:table-cell office:value-type="float" office:value="-0.399918344625122" calcext:value-type="float">
            <text:p>-0.399918344625122</text:p>
          </table:table-cell>
          <table:table-cell office:value-type="float" office:value="0.612234102455902" calcext:value-type="float">
            <text:p>0.612234102455902</text:p>
          </table:table-cell>
          <table:table-cell/>
          <table:table-cell table:formula="of:=[.$J$6]/[.E15]+[.$K$6]/[.F15]+[.$L$6]/[.G15]" office:value-type="float" office:value="3.12322327631372" calcext:value-type="float">
            <text:p>3.12322327631372</text:p>
          </table:table-cell>
          <table:table-cell table:formula="of:=([.$J$6]*[.E15]+[.$K$6]*[.F15]+[.$L$6]*[.G15])/(SQRT(POWER([.$J$6];2)+POWER([.$K$6];2)+POWER([.$L$6];2))*SQRT(POWER([.$E15];2)+POWER([.$F15];2)+POWER([.$G15];2)) )" office:value-type="float" office:value="0.983633245576122" calcext:value-type="float">
            <text:p>0.983633245576122</text:p>
          </table:table-cell>
          <table:table-cell table:number-columns-repeated="2"/>
          <table:table-cell office:value-type="string" calcext:value-type="string">
            <text:p>0 orthogonal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2081169233046" calcext:value-type="float">
            <text:p>-0.682081169233046</text:p>
          </table:table-cell>
          <table:table-cell office:value-type="float" office:value="-0.399918344625122" calcext:value-type="float">
            <text:p>-0.399918344625122</text:p>
          </table:table-cell>
          <table:table-cell office:value-type="float" office:value="0.612234102455902" calcext:value-type="float">
            <text:p>0.612234102455902</text:p>
          </table:table-cell>
          <table:table-cell/>
          <table:table-cell table:formula="of:=[.$J$6]/[.E16]+[.$K$6]/[.F16]+[.$L$6]/[.G16]" office:value-type="float" office:value="3.12322327631372" calcext:value-type="float">
            <text:p>3.12322327631372</text:p>
          </table:table-cell>
          <table:table-cell table:formula="of:=([.$J$6]*[.E16]+[.$K$6]*[.F16]+[.$L$6]*[.G16])/(SQRT(POWER([.$J$6];2)+POWER([.$K$6];2)+POWER([.$L$6];2))*SQRT(POWER([.$E16];2)+POWER([.$F16];2)+POWER([.$G16];2)) )" office:value-type="float" office:value="0.983633245576122" calcext:value-type="float">
            <text:p>0.98363324557612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5727070388325" calcext:value-type="float">
            <text:p>-0.685727070388325</text:p>
          </table:table-cell>
          <table:table-cell office:value-type="float" office:value="-0.414626313644114" calcext:value-type="float">
            <text:p>-0.414626313644114</text:p>
          </table:table-cell>
          <table:table-cell office:value-type="float" office:value="0.598216854468794" calcext:value-type="float">
            <text:p>0.598216854468794</text:p>
          </table:table-cell>
          <table:table-cell/>
          <table:table-cell table:formula="of:=[.$J$6]/[.E17]+[.$K$6]/[.F17]+[.$L$6]/[.G17]" office:value-type="float" office:value="3.08982799496159" calcext:value-type="float">
            <text:p>3.08982799496159</text:p>
          </table:table-cell>
          <table:table-cell table:formula="of:=([.$J$6]*[.E17]+[.$K$6]*[.F17]+[.$L$6]*[.G17])/(SQRT(POWER([.$J$6];2)+POWER([.$K$6];2)+POWER([.$L$6];2))*SQRT(POWER([.$E17];2)+POWER([.$F17];2)+POWER([.$G17];2)) )" office:value-type="float" office:value="0.987142780985534" calcext:value-type="float">
            <text:p>0.98714278098553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7080679456953" calcext:value-type="float">
            <text:p>-0.697080679456953</text:p>
          </table:table-cell>
          <table:table-cell office:value-type="float" office:value="-0.425814451969799" calcext:value-type="float">
            <text:p>-0.425814451969799</text:p>
          </table:table-cell>
          <table:table-cell office:value-type="float" office:value="0.576854035975733" calcext:value-type="float">
            <text:p>0.576854035975733</text:p>
          </table:table-cell>
          <table:table-cell/>
          <table:table-cell table:formula="of:=[.$J$6]/[.E18]+[.$K$6]/[.F18]+[.$L$6]/[.G18]" office:value-type="float" office:value="3.06976543848098" calcext:value-type="float">
            <text:p>3.06976543848098</text:p>
          </table:table-cell>
          <table:table-cell table:formula="of:=([.$J$6]*[.E18]+[.$K$6]*[.F18]+[.$L$6]*[.G18])/(SQRT(POWER([.$J$6];2)+POWER([.$K$6];2)+POWER([.$L$6];2))*SQRT(POWER([.$E18];2)+POWER([.$F18];2)+POWER([.$G18];2)) )" office:value-type="float" office:value="0.990717103553219" calcext:value-type="float">
            <text:p>0.99071710355321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7080679456953" calcext:value-type="float">
            <text:p>-0.697080679456953</text:p>
          </table:table-cell>
          <table:table-cell office:value-type="float" office:value="-0.425814451969799" calcext:value-type="float">
            <text:p>-0.425814451969799</text:p>
          </table:table-cell>
          <table:table-cell office:value-type="float" office:value="0.576854035975733" calcext:value-type="float">
            <text:p>0.576854035975733</text:p>
          </table:table-cell>
          <table:table-cell/>
          <table:table-cell table:formula="of:=[.$J$6]/[.E19]+[.$K$6]/[.F19]+[.$L$6]/[.G19]" office:value-type="float" office:value="3.06976543848098" calcext:value-type="float">
            <text:p>3.06976543848098</text:p>
          </table:table-cell>
          <table:table-cell table:formula="of:=([.$J$6]*[.E19]+[.$K$6]*[.F19]+[.$L$6]*[.G19])/(SQRT(POWER([.$J$6];2)+POWER([.$K$6];2)+POWER([.$L$6];2))*SQRT(POWER([.$E19];2)+POWER([.$F19];2)+POWER([.$G19];2)) )" office:value-type="float" office:value="0.990717103553219" calcext:value-type="float">
            <text:p>0.99071710355321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7080679456953" calcext:value-type="float">
            <text:p>-0.697080679456953</text:p>
          </table:table-cell>
          <table:table-cell office:value-type="float" office:value="-0.425814451969799" calcext:value-type="float">
            <text:p>-0.425814451969799</text:p>
          </table:table-cell>
          <table:table-cell office:value-type="float" office:value="0.576854035975733" calcext:value-type="float">
            <text:p>0.576854035975733</text:p>
          </table:table-cell>
          <table:table-cell/>
          <table:table-cell table:formula="of:=[.$J$6]/[.E20]+[.$K$6]/[.F20]+[.$L$6]/[.G20]" office:value-type="float" office:value="3.06976543848098" calcext:value-type="float">
            <text:p>3.06976543848098</text:p>
          </table:table-cell>
          <table:table-cell table:formula="of:=([.$J$6]*[.E20]+[.$K$6]*[.F20]+[.$L$6]*[.G20])/(SQRT(POWER([.$J$6];2)+POWER([.$K$6];2)+POWER([.$L$6];2))*SQRT(POWER([.$E20];2)+POWER([.$F20];2)+POWER([.$G20];2)) )" office:value-type="float" office:value="0.990717103553219" calcext:value-type="float">
            <text:p>0.99071710355321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788983426655" calcext:value-type="float">
            <text:p>-0.69788983426655</text:p>
          </table:table-cell>
          <table:table-cell office:value-type="float" office:value="-0.43841377704972" calcext:value-type="float">
            <text:p>-0.43841377704972</text:p>
          </table:table-cell>
          <table:table-cell office:value-type="float" office:value="0.566341892605876" calcext:value-type="float">
            <text:p>0.566341892605876</text:p>
          </table:table-cell>
          <table:table-cell/>
          <table:table-cell table:formula="of:=[.$J$6]/[.E21]+[.$K$6]/[.F21]+[.$L$6]/[.G21]" office:value-type="float" office:value="3.04883192829924" calcext:value-type="float">
            <text:p>3.04883192829924</text:p>
          </table:table-cell>
          <table:table-cell table:formula="of:=([.$J$6]*[.E21]+[.$K$6]*[.F21]+[.$L$6]*[.G21])/(SQRT(POWER([.$J$6];2)+POWER([.$K$6];2)+POWER([.$L$6];2))*SQRT(POWER([.$E21];2)+POWER([.$F21];2)+POWER([.$G21];2)) )" office:value-type="float" office:value="0.992811378828715" calcext:value-type="float">
            <text:p>0.99281137882871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637324066008" calcext:value-type="float">
            <text:p>-0.705637324066008</text:p>
          </table:table-cell>
          <table:table-cell office:value-type="float" office:value="-0.442518846873959" calcext:value-type="float">
            <text:p>-0.442518846873959</text:p>
          </table:table-cell>
          <table:table-cell office:value-type="float" office:value="0.553401334518001" calcext:value-type="float">
            <text:p>0.553401334518001</text:p>
          </table:table-cell>
          <table:table-cell/>
          <table:table-cell table:formula="of:=[.$J$6]/[.E22]+[.$K$6]/[.F22]+[.$L$6]/[.G22]" office:value-type="float" office:value="3.04654342154512" calcext:value-type="float">
            <text:p>3.04654342154512</text:p>
          </table:table-cell>
          <table:table-cell table:formula="of:=([.$J$6]*[.E22]+[.$K$6]*[.F22]+[.$L$6]*[.G22])/(SQRT(POWER([.$J$6];2)+POWER([.$K$6];2)+POWER([.$L$6];2))*SQRT(POWER([.$E22];2)+POWER([.$F22];2)+POWER([.$G22];2)) )" office:value-type="float" office:value="0.994195014513195" calcext:value-type="float">
            <text:p>0.99419501451319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637324066008" calcext:value-type="float">
            <text:p>-0.705637324066008</text:p>
          </table:table-cell>
          <table:table-cell office:value-type="float" office:value="-0.442518846873959" calcext:value-type="float">
            <text:p>-0.442518846873959</text:p>
          </table:table-cell>
          <table:table-cell office:value-type="float" office:value="0.553401334518001" calcext:value-type="float">
            <text:p>0.553401334518001</text:p>
          </table:table-cell>
          <table:table-cell/>
          <table:table-cell table:formula="of:=[.$J$6]/[.E23]+[.$K$6]/[.F23]+[.$L$6]/[.G23]" office:value-type="float" office:value="3.04654342154512" calcext:value-type="float">
            <text:p>3.04654342154512</text:p>
          </table:table-cell>
          <table:table-cell table:formula="of:=([.$J$6]*[.E23]+[.$K$6]*[.F23]+[.$L$6]*[.G23])/(SQRT(POWER([.$J$6];2)+POWER([.$K$6];2)+POWER([.$L$6];2))*SQRT(POWER([.$E23];2)+POWER([.$F23];2)+POWER([.$G23];2)) )" office:value-type="float" office:value="0.994195014513195" calcext:value-type="float">
            <text:p>0.99419501451319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637324066008" calcext:value-type="float">
            <text:p>-0.705637324066008</text:p>
          </table:table-cell>
          <table:table-cell office:value-type="float" office:value="-0.442518846873959" calcext:value-type="float">
            <text:p>-0.442518846873959</text:p>
          </table:table-cell>
          <table:table-cell office:value-type="float" office:value="0.553401334518001" calcext:value-type="float">
            <text:p>0.553401334518001</text:p>
          </table:table-cell>
          <table:table-cell/>
          <table:table-cell table:formula="of:=[.$J$6]/[.E24]+[.$K$6]/[.F24]+[.$L$6]/[.G24]" office:value-type="float" office:value="3.04654342154512" calcext:value-type="float">
            <text:p>3.04654342154512</text:p>
          </table:table-cell>
          <table:table-cell table:formula="of:=([.$J$6]*[.E24]+[.$K$6]*[.F24]+[.$L$6]*[.G24])/(SQRT(POWER([.$J$6];2)+POWER([.$K$6];2)+POWER([.$L$6];2))*SQRT(POWER([.$E24];2)+POWER([.$F24];2)+POWER([.$G24];2)) )" office:value-type="float" office:value="0.994195014513195" calcext:value-type="float">
            <text:p>0.99419501451319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18147897264" calcext:value-type="float">
            <text:p>-0.70918147897264</text:p>
          </table:table-cell>
          <table:table-cell office:value-type="float" office:value="-0.442635605678264" calcext:value-type="float">
            <text:p>-0.442635605678264</text:p>
          </table:table-cell>
          <table:table-cell office:value-type="float" office:value="0.548758007201732" calcext:value-type="float">
            <text:p>0.548758007201732</text:p>
          </table:table-cell>
          <table:table-cell/>
          <table:table-cell table:formula="of:=[.$J$6]/[.E25]+[.$K$6]/[.F25]+[.$L$6]/[.G25]" office:value-type="float" office:value="3.04858906196803" calcext:value-type="float">
            <text:p>3.04858906196803</text:p>
          </table:table-cell>
          <table:table-cell table:formula="of:=([.$J$6]*[.E25]+[.$K$6]*[.F25]+[.$L$6]*[.G25])/(SQRT(POWER([.$J$6];2)+POWER([.$K$6];2)+POWER([.$L$6];2))*SQRT(POWER([.$E25];2)+POWER([.$F25];2)+POWER([.$G25];2)) )" office:value-type="float" office:value="0.994522213421151" calcext:value-type="float">
            <text:p>0.99452221342115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18147897264" calcext:value-type="float">
            <text:p>-0.70918147897264</text:p>
          </table:table-cell>
          <table:table-cell office:value-type="float" office:value="-0.442635605678264" calcext:value-type="float">
            <text:p>-0.442635605678264</text:p>
          </table:table-cell>
          <table:table-cell office:value-type="float" office:value="0.548758007201732" calcext:value-type="float">
            <text:p>0.548758007201732</text:p>
          </table:table-cell>
          <table:table-cell/>
          <table:table-cell table:formula="of:=[.$J$6]/[.E26]+[.$K$6]/[.F26]+[.$L$6]/[.G26]" office:value-type="float" office:value="3.04858906196803" calcext:value-type="float">
            <text:p>3.04858906196803</text:p>
          </table:table-cell>
          <table:table-cell table:formula="of:=([.$J$6]*[.E26]+[.$K$6]*[.F26]+[.$L$6]*[.G26])/(SQRT(POWER([.$J$6];2)+POWER([.$K$6];2)+POWER([.$L$6];2))*SQRT(POWER([.$E26];2)+POWER([.$F26];2)+POWER([.$G26];2)) )" office:value-type="float" office:value="0.994522213421151" calcext:value-type="float">
            <text:p>0.99452221342115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182562284162" calcext:value-type="float">
            <text:p>-0.708182562284162</text:p>
          </table:table-cell>
          <table:table-cell office:value-type="float" office:value="-0.445204829404466" calcext:value-type="float">
            <text:p>-0.445204829404466</text:p>
          </table:table-cell>
          <table:table-cell office:value-type="float" office:value="0.547969085215196" calcext:value-type="float">
            <text:p>0.547969085215196</text:p>
          </table:table-cell>
          <table:table-cell/>
          <table:table-cell table:formula="of:=[.$J$6]/[.E27]+[.$K$6]/[.F27]+[.$L$6]/[.G27]" office:value-type="float" office:value="3.04444702364221" calcext:value-type="float">
            <text:p>3.04444702364221</text:p>
          </table:table-cell>
          <table:table-cell table:formula="of:=([.$J$6]*[.E27]+[.$K$6]*[.F27]+[.$L$6]*[.G27])/(SQRT(POWER([.$J$6];2)+POWER([.$K$6];2)+POWER([.$L$6];2))*SQRT(POWER([.$E27];2)+POWER([.$F27];2)+POWER([.$G27];2)) )" office:value-type="float" office:value="0.994780037951102" calcext:value-type="float">
            <text:p>0.99478003795110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918416351077" calcext:value-type="float">
            <text:p>-0.708918416351077</text:p>
          </table:table-cell>
          <table:table-cell office:value-type="float" office:value="-0.452003340108359" calcext:value-type="float">
            <text:p>-0.452003340108359</text:p>
          </table:table-cell>
          <table:table-cell office:value-type="float" office:value="0.541412651763114" calcext:value-type="float">
            <text:p>0.541412651763114</text:p>
          </table:table-cell>
          <table:table-cell/>
          <table:table-cell table:formula="of:=[.$J$6]/[.E28]+[.$K$6]/[.F28]+[.$L$6]/[.G28]" office:value-type="float" office:value="3.03640182937483" calcext:value-type="float">
            <text:p>3.03640182937483</text:p>
          </table:table-cell>
          <table:table-cell table:formula="of:=([.$J$6]*[.E28]+[.$K$6]*[.F28]+[.$L$6]*[.G28])/(SQRT(POWER([.$J$6];2)+POWER([.$K$6];2)+POWER([.$L$6];2))*SQRT(POWER([.$E28];2)+POWER([.$F28];2)+POWER([.$G28];2)) )" office:value-type="float" office:value="0.995696084497868" calcext:value-type="float">
            <text:p>0.9956960844978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918416351077" calcext:value-type="float">
            <text:p>-0.708918416351077</text:p>
          </table:table-cell>
          <table:table-cell office:value-type="float" office:value="-0.452003340108359" calcext:value-type="float">
            <text:p>-0.452003340108359</text:p>
          </table:table-cell>
          <table:table-cell office:value-type="float" office:value="0.541412651763114" calcext:value-type="float">
            <text:p>0.541412651763114</text:p>
          </table:table-cell>
          <table:table-cell/>
          <table:table-cell table:formula="of:=[.$J$6]/[.E29]+[.$K$6]/[.F29]+[.$L$6]/[.G29]" office:value-type="float" office:value="3.03640182937483" calcext:value-type="float">
            <text:p>3.03640182937483</text:p>
          </table:table-cell>
          <table:table-cell table:formula="of:=([.$J$6]*[.E29]+[.$K$6]*[.F29]+[.$L$6]*[.G29])/(SQRT(POWER([.$J$6];2)+POWER([.$K$6];2)+POWER([.$L$6];2))*SQRT(POWER([.$E29];2)+POWER([.$F29];2)+POWER([.$G29];2)) )" office:value-type="float" office:value="0.995696084497868" calcext:value-type="float">
            <text:p>0.9956960844978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918416351077" calcext:value-type="float">
            <text:p>-0.708918416351077</text:p>
          </table:table-cell>
          <table:table-cell office:value-type="float" office:value="-0.452003340108359" calcext:value-type="float">
            <text:p>-0.452003340108359</text:p>
          </table:table-cell>
          <table:table-cell office:value-type="float" office:value="0.541412651763114" calcext:value-type="float">
            <text:p>0.541412651763114</text:p>
          </table:table-cell>
          <table:table-cell/>
          <table:table-cell table:formula="of:=[.$J$6]/[.E30]+[.$K$6]/[.F30]+[.$L$6]/[.G30]" office:value-type="float" office:value="3.03640182937483" calcext:value-type="float">
            <text:p>3.03640182937483</text:p>
          </table:table-cell>
          <table:table-cell table:formula="of:=([.$J$6]*[.E30]+[.$K$6]*[.F30]+[.$L$6]*[.G30])/(SQRT(POWER([.$J$6];2)+POWER([.$K$6];2)+POWER([.$L$6];2))*SQRT(POWER([.$E30];2)+POWER([.$F30];2)+POWER([.$G30];2)) )" office:value-type="float" office:value="0.995696084497868" calcext:value-type="float">
            <text:p>0.9956960844978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918416351077" calcext:value-type="float">
            <text:p>-0.708918416351077</text:p>
          </table:table-cell>
          <table:table-cell office:value-type="float" office:value="-0.452003340108359" calcext:value-type="float">
            <text:p>-0.452003340108359</text:p>
          </table:table-cell>
          <table:table-cell office:value-type="float" office:value="0.541412651763114" calcext:value-type="float">
            <text:p>0.541412651763114</text:p>
          </table:table-cell>
          <table:table-cell/>
          <table:table-cell table:formula="of:=[.$J$6]/[.E31]+[.$K$6]/[.F31]+[.$L$6]/[.G31]" office:value-type="float" office:value="3.03640182937483" calcext:value-type="float">
            <text:p>3.03640182937483</text:p>
          </table:table-cell>
          <table:table-cell table:formula="of:=([.$J$6]*[.E31]+[.$K$6]*[.F31]+[.$L$6]*[.G31])/(SQRT(POWER([.$J$6];2)+POWER([.$K$6];2)+POWER([.$L$6];2))*SQRT(POWER([.$E31];2)+POWER([.$F31];2)+POWER([.$G31];2)) )" office:value-type="float" office:value="0.995696084497868" calcext:value-type="float">
            <text:p>0.9956960844978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234636753905" calcext:value-type="float">
            <text:p>-0.711234636753905</text:p>
          </table:table-cell>
          <table:table-cell office:value-type="float" office:value="-0.462265548095863" calcext:value-type="float">
            <text:p>-0.462265548095863</text:p>
          </table:table-cell>
          <table:table-cell office:value-type="float" office:value="0.529580829076329" calcext:value-type="float">
            <text:p>0.529580829076329</text:p>
          </table:table-cell>
          <table:table-cell/>
          <table:table-cell table:formula="of:=[.$J$6]/[.E32]+[.$K$6]/[.F32]+[.$L$6]/[.G32]" office:value-type="float" office:value="3.02736178241633" calcext:value-type="float">
            <text:p>3.02736178241633</text:p>
          </table:table-cell>
          <table:table-cell table:formula="of:=([.$J$6]*[.E32]+[.$K$6]*[.F32]+[.$L$6]*[.G32])/(SQRT(POWER([.$J$6];2)+POWER([.$K$6];2)+POWER([.$L$6];2))*SQRT(POWER([.$E32];2)+POWER([.$F32];2)+POWER([.$G32];2)) )" office:value-type="float" office:value="0.9969984605324" calcext:value-type="float">
            <text:p>0.996998460532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234636753905" calcext:value-type="float">
            <text:p>-0.711234636753905</text:p>
          </table:table-cell>
          <table:table-cell office:value-type="float" office:value="-0.462265548095863" calcext:value-type="float">
            <text:p>-0.462265548095863</text:p>
          </table:table-cell>
          <table:table-cell office:value-type="float" office:value="0.529580829076329" calcext:value-type="float">
            <text:p>0.529580829076329</text:p>
          </table:table-cell>
          <table:table-cell/>
          <table:table-cell table:formula="of:=[.$J$6]/[.E33]+[.$K$6]/[.F33]+[.$L$6]/[.G33]" office:value-type="float" office:value="3.02736178241633" calcext:value-type="float">
            <text:p>3.02736178241633</text:p>
          </table:table-cell>
          <table:table-cell table:formula="of:=([.$J$6]*[.E33]+[.$K$6]*[.F33]+[.$L$6]*[.G33])/(SQRT(POWER([.$J$6];2)+POWER([.$K$6];2)+POWER([.$L$6];2))*SQRT(POWER([.$E33];2)+POWER([.$F33];2)+POWER([.$G33];2)) )" office:value-type="float" office:value="0.9969984605324" calcext:value-type="float">
            <text:p>0.996998460532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845876444723" calcext:value-type="float">
            <text:p>-0.710845876444723</text:p>
          </table:table-cell>
          <table:table-cell office:value-type="float" office:value="-0.463121985313289" calcext:value-type="float">
            <text:p>-0.463121985313289</text:p>
          </table:table-cell>
          <table:table-cell office:value-type="float" office:value="0.529354481100341" calcext:value-type="float">
            <text:p>0.529354481100341</text:p>
          </table:table-cell>
          <table:table-cell/>
          <table:table-cell table:formula="of:=[.$J$6]/[.E34]+[.$K$6]/[.F34]+[.$L$6]/[.G34]" office:value-type="float" office:value="3.02620379011797" calcext:value-type="float">
            <text:p>3.02620379011797</text:p>
          </table:table-cell>
          <table:table-cell table:formula="of:=([.$J$6]*[.E34]+[.$K$6]*[.F34]+[.$L$6]*[.G34])/(SQRT(POWER([.$J$6];2)+POWER([.$K$6];2)+POWER([.$L$6];2))*SQRT(POWER([.$E34];2)+POWER([.$F34];2)+POWER([.$G34];2)) )" office:value-type="float" office:value="0.997062702734926" calcext:value-type="float">
            <text:p>0.99706270273492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913103819522" calcext:value-type="float">
            <text:p>-0.714913103819522</text:p>
          </table:table-cell>
          <table:table-cell office:value-type="float" office:value="-0.462342125844087" calcext:value-type="float">
            <text:p>-0.462342125844087</text:p>
          </table:table-cell>
          <table:table-cell office:value-type="float" office:value="0.524536950707105" calcext:value-type="float">
            <text:p>0.524536950707105</text:p>
          </table:table-cell>
          <table:table-cell/>
          <table:table-cell table:formula="of:=[.$J$6]/[.E35]+[.$K$6]/[.F35]+[.$L$6]/[.G35]" office:value-type="float" office:value="3.03080237520551" calcext:value-type="float">
            <text:p>3.03080237520551</text:p>
          </table:table-cell>
          <table:table-cell table:formula="of:=([.$J$6]*[.E35]+[.$K$6]*[.F35]+[.$L$6]*[.G35])/(SQRT(POWER([.$J$6];2)+POWER([.$K$6];2)+POWER([.$L$6];2))*SQRT(POWER([.$E35];2)+POWER([.$F35];2)+POWER([.$G35];2)) )" office:value-type="float" office:value="0.997206850723063" calcext:value-type="float">
            <text:p>0.99720685072306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913103819522" calcext:value-type="float">
            <text:p>-0.714913103819522</text:p>
          </table:table-cell>
          <table:table-cell office:value-type="float" office:value="-0.462342125844087" calcext:value-type="float">
            <text:p>-0.462342125844087</text:p>
          </table:table-cell>
          <table:table-cell office:value-type="float" office:value="0.524536950707105" calcext:value-type="float">
            <text:p>0.524536950707105</text:p>
          </table:table-cell>
          <table:table-cell/>
          <table:table-cell table:formula="of:=[.$J$6]/[.E36]+[.$K$6]/[.F36]+[.$L$6]/[.G36]" office:value-type="float" office:value="3.03080237520551" calcext:value-type="float">
            <text:p>3.03080237520551</text:p>
          </table:table-cell>
          <table:table-cell table:formula="of:=([.$J$6]*[.E36]+[.$K$6]*[.F36]+[.$L$6]*[.G36])/(SQRT(POWER([.$J$6];2)+POWER([.$K$6];2)+POWER([.$L$6];2))*SQRT(POWER([.$E36];2)+POWER([.$F36];2)+POWER([.$G36];2)) )" office:value-type="float" office:value="0.997206850723063" calcext:value-type="float">
            <text:p>0.99720685072306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581792273869" calcext:value-type="float">
            <text:p>-0.714581792273869</text:p>
          </table:table-cell>
          <table:table-cell office:value-type="float" office:value="-0.463178061550288" calcext:value-type="float">
            <text:p>-0.463178061550288</text:p>
          </table:table-cell>
          <table:table-cell office:value-type="float" office:value="0.524250842106317" calcext:value-type="float">
            <text:p>0.524250842106317</text:p>
          </table:table-cell>
          <table:table-cell/>
          <table:table-cell table:formula="of:=[.$J$6]/[.E37]+[.$K$6]/[.F37]+[.$L$6]/[.G37]" office:value-type="float" office:value="3.0297220725236" calcext:value-type="float">
            <text:p>3.0297220725236</text:p>
          </table:table-cell>
          <table:table-cell table:formula="of:=([.$J$6]*[.E37]+[.$K$6]*[.F37]+[.$L$6]*[.G37])/(SQRT(POWER([.$J$6];2)+POWER([.$K$6];2)+POWER([.$L$6];2))*SQRT(POWER([.$E37];2)+POWER([.$F37];2)+POWER([.$G37];2)) )" office:value-type="float" office:value="0.997272159972375" calcext:value-type="float">
            <text:p>0.99727215997237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888270835598" calcext:value-type="float">
            <text:p>-0.710888270835598</text:p>
          </table:table-cell>
          <table:table-cell office:value-type="float" office:value="-0.466780191593603" calcext:value-type="float">
            <text:p>-0.466780191593603</text:p>
          </table:table-cell>
          <table:table-cell office:value-type="float" office:value="0.526074252481733" calcext:value-type="float">
            <text:p>0.526074252481733</text:p>
          </table:table-cell>
          <table:table-cell/>
          <table:table-cell table:formula="of:=[.$J$6]/[.E38]+[.$K$6]/[.F38]+[.$L$6]/[.G38]" office:value-type="float" office:value="3.02297320436739" calcext:value-type="float">
            <text:p>3.02297320436739</text:p>
          </table:table-cell>
          <table:table-cell table:formula="of:=([.$J$6]*[.E38]+[.$K$6]*[.F38]+[.$L$6]*[.G38])/(SQRT(POWER([.$J$6];2)+POWER([.$K$6];2)+POWER([.$L$6];2))*SQRT(POWER([.$E38];2)+POWER([.$F38];2)+POWER([.$G38];2)) )" office:value-type="float" office:value="0.997425495963279" calcext:value-type="float">
            <text:p>0.99742549596327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506252097825" calcext:value-type="float">
            <text:p>-0.713506252097825</text:p>
          </table:table-cell>
          <table:table-cell office:value-type="float" office:value="-0.472422899365123" calcext:value-type="float">
            <text:p>-0.472422899365123</text:p>
          </table:table-cell>
          <table:table-cell office:value-type="float" office:value="0.517421909444088" calcext:value-type="float">
            <text:p>0.517421909444088</text:p>
          </table:table-cell>
          <table:table-cell/>
          <table:table-cell table:formula="of:=[.$J$6]/[.E39]+[.$K$6]/[.F39]+[.$L$6]/[.G39]" office:value-type="float" office:value="3.02125620677503" calcext:value-type="float">
            <text:p>3.02125620677503</text:p>
          </table:table-cell>
          <table:table-cell table:formula="of:=([.$J$6]*[.E39]+[.$K$6]*[.F39]+[.$L$6]*[.G39])/(SQRT(POWER([.$J$6];2)+POWER([.$K$6];2)+POWER([.$L$6];2))*SQRT(POWER([.$E39];2)+POWER([.$F39];2)+POWER([.$G39];2)) )" office:value-type="float" office:value="0.998057482524395" calcext:value-type="float">
            <text:p>0.99805748252439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506252097825" calcext:value-type="float">
            <text:p>-0.713506252097825</text:p>
          </table:table-cell>
          <table:table-cell office:value-type="float" office:value="-0.472422899365123" calcext:value-type="float">
            <text:p>-0.472422899365123</text:p>
          </table:table-cell>
          <table:table-cell office:value-type="float" office:value="0.517421909444088" calcext:value-type="float">
            <text:p>0.517421909444088</text:p>
          </table:table-cell>
          <table:table-cell/>
          <table:table-cell table:formula="of:=[.$J$6]/[.E40]+[.$K$6]/[.F40]+[.$L$6]/[.G40]" office:value-type="float" office:value="3.02125620677503" calcext:value-type="float">
            <text:p>3.02125620677503</text:p>
          </table:table-cell>
          <table:table-cell table:formula="of:=([.$J$6]*[.E40]+[.$K$6]*[.F40]+[.$L$6]*[.G40])/(SQRT(POWER([.$J$6];2)+POWER([.$K$6];2)+POWER([.$L$6];2))*SQRT(POWER([.$E40];2)+POWER([.$F40];2)+POWER([.$G40];2)) )" office:value-type="float" office:value="0.998057482524395" calcext:value-type="float">
            <text:p>0.99805748252439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89985977127" calcext:value-type="float">
            <text:p>-0.71589985977127</text:p>
          </table:table-cell>
          <table:table-cell office:value-type="float" office:value="-0.472264015820019" calcext:value-type="float">
            <text:p>-0.472264015820019</text:p>
          </table:table-cell>
          <table:table-cell office:value-type="float" office:value="0.514250999163857" calcext:value-type="float">
            <text:p>0.514250999163857</text:p>
          </table:table-cell>
          <table:table-cell/>
          <table:table-cell table:formula="of:=[.$J$6]/[.E41]+[.$K$6]/[.F41]+[.$L$6]/[.G41]" office:value-type="float" office:value="3.02405237742612" calcext:value-type="float">
            <text:p>3.02405237742612</text:p>
          </table:table-cell>
          <table:table-cell table:formula="of:=([.$J$6]*[.E41]+[.$K$6]*[.F41]+[.$L$6]*[.G41])/(SQRT(POWER([.$J$6];2)+POWER([.$K$6];2)+POWER([.$L$6];2))*SQRT(POWER([.$E41];2)+POWER([.$F41];2)+POWER([.$G41];2)) )" office:value-type="float" office:value="0.998137582308427" calcext:value-type="float">
            <text:p>0.99813758230842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479404112334" calcext:value-type="float">
            <text:p>-0.711479404112334</text:p>
          </table:table-cell>
          <table:table-cell office:value-type="float" office:value="-0.475830336629524" calcext:value-type="float">
            <text:p>-0.475830336629524</text:p>
          </table:table-cell>
          <table:table-cell office:value-type="float" office:value="0.517090464297101" calcext:value-type="float">
            <text:p>0.517090464297101</text:p>
          </table:table-cell>
          <table:table-cell/>
          <table:table-cell table:formula="of:=[.$J$6]/[.E42]+[.$K$6]/[.F42]+[.$L$6]/[.G42]" office:value-type="float" office:value="3.01675398656781" calcext:value-type="float">
            <text:p>3.01675398656781</text:p>
          </table:table-cell>
          <table:table-cell table:formula="of:=([.$J$6]*[.E42]+[.$K$6]*[.F42]+[.$L$6]*[.G42])/(SQRT(POWER([.$J$6];2)+POWER([.$K$6];2)+POWER([.$L$6];2))*SQRT(POWER([.$E42];2)+POWER([.$F42];2)+POWER([.$G42];2)) )" office:value-type="float" office:value="0.998248215223517" calcext:value-type="float">
            <text:p>0.99824821522351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479404112334" calcext:value-type="float">
            <text:p>-0.711479404112334</text:p>
          </table:table-cell>
          <table:table-cell office:value-type="float" office:value="-0.475830336629524" calcext:value-type="float">
            <text:p>-0.475830336629524</text:p>
          </table:table-cell>
          <table:table-cell office:value-type="float" office:value="0.517090464297101" calcext:value-type="float">
            <text:p>0.517090464297101</text:p>
          </table:table-cell>
          <table:table-cell/>
          <table:table-cell table:formula="of:=[.$J$6]/[.E43]+[.$K$6]/[.F43]+[.$L$6]/[.G43]" office:value-type="float" office:value="3.01675398656781" calcext:value-type="float">
            <text:p>3.01675398656781</text:p>
          </table:table-cell>
          <table:table-cell table:formula="of:=([.$J$6]*[.E43]+[.$K$6]*[.F43]+[.$L$6]*[.G43])/(SQRT(POWER([.$J$6];2)+POWER([.$K$6];2)+POWER([.$L$6];2))*SQRT(POWER([.$E43];2)+POWER([.$F43];2)+POWER([.$G43];2)) )" office:value-type="float" office:value="0.998248215223517" calcext:value-type="float">
            <text:p>0.99824821522351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479404112334" calcext:value-type="float">
            <text:p>-0.711479404112334</text:p>
          </table:table-cell>
          <table:table-cell office:value-type="float" office:value="-0.475830336629524" calcext:value-type="float">
            <text:p>-0.475830336629524</text:p>
          </table:table-cell>
          <table:table-cell office:value-type="float" office:value="0.517090464297101" calcext:value-type="float">
            <text:p>0.517090464297101</text:p>
          </table:table-cell>
          <table:table-cell/>
          <table:table-cell table:formula="of:=[.$J$6]/[.E44]+[.$K$6]/[.F44]+[.$L$6]/[.G44]" office:value-type="float" office:value="3.01675398656781" calcext:value-type="float">
            <text:p>3.01675398656781</text:p>
          </table:table-cell>
          <table:table-cell table:formula="of:=([.$J$6]*[.E44]+[.$K$6]*[.F44]+[.$L$6]*[.G44])/(SQRT(POWER([.$J$6];2)+POWER([.$K$6];2)+POWER([.$L$6];2))*SQRT(POWER([.$E44];2)+POWER([.$F44];2)+POWER([.$G44];2)) )" office:value-type="float" office:value="0.998248215223517" calcext:value-type="float">
            <text:p>0.99824821522351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91614645967" calcext:value-type="float">
            <text:p>-0.71291614645967</text:p>
          </table:table-cell>
          <table:table-cell office:value-type="float" office:value="-0.476017785243339" calcext:value-type="float">
            <text:p>-0.476017785243339</text:p>
          </table:table-cell>
          <table:table-cell office:value-type="float" office:value="0.514934594146791" calcext:value-type="float">
            <text:p>0.514934594146791</text:p>
          </table:table-cell>
          <table:table-cell/>
          <table:table-cell table:formula="of:=[.$J$6]/[.E45]+[.$K$6]/[.F45]+[.$L$6]/[.G45]" office:value-type="float" office:value="3.01821683594155" calcext:value-type="float">
            <text:p>3.01821683594155</text:p>
          </table:table-cell>
          <table:table-cell table:formula="of:=([.$J$6]*[.E45]+[.$K$6]*[.F45]+[.$L$6]*[.G45])/(SQRT(POWER([.$J$6];2)+POWER([.$K$6];2)+POWER([.$L$6];2))*SQRT(POWER([.$E45];2)+POWER([.$F45];2)+POWER([.$G45];2)) )" office:value-type="float" office:value="0.99832253059501" calcext:value-type="float">
            <text:p>0.9983225305950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049270551615" calcext:value-type="float">
            <text:p>-0.715049270551615</text:p>
          </table:table-cell>
          <table:table-cell office:value-type="float" office:value="-0.476318474852222" calcext:value-type="float">
            <text:p>-0.476318474852222</text:p>
          </table:table-cell>
          <table:table-cell office:value-type="float" office:value="0.511688627192413" calcext:value-type="float">
            <text:p>0.511688627192413</text:p>
          </table:table-cell>
          <table:table-cell/>
          <table:table-cell table:formula="of:=[.$J$6]/[.E46]+[.$K$6]/[.F46]+[.$L$6]/[.G46]" office:value-type="float" office:value="3.02049599388762" calcext:value-type="float">
            <text:p>3.02049599388762</text:p>
          </table:table-cell>
          <table:table-cell table:formula="of:=([.$J$6]*[.E46]+[.$K$6]*[.F46]+[.$L$6]*[.G46])/(SQRT(POWER([.$J$6];2)+POWER([.$K$6];2)+POWER([.$L$6];2))*SQRT(POWER([.$E46];2)+POWER([.$F46];2)+POWER([.$G46];2)) )" office:value-type="float" office:value="0.998422848498466" calcext:value-type="float">
            <text:p>0.99842284849846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76205043756" calcext:value-type="float">
            <text:p>-0.71576205043756</text:p>
          </table:table-cell>
          <table:table-cell office:value-type="float" office:value="-0.476399816644962" calcext:value-type="float">
            <text:p>-0.476399816644962</text:p>
          </table:table-cell>
          <table:table-cell office:value-type="float" office:value="0.510615218980072" calcext:value-type="float">
            <text:p>0.510615218980072</text:p>
          </table:table-cell>
          <table:table-cell/>
          <table:table-cell table:formula="of:=[.$J$6]/[.E47]+[.$K$6]/[.F47]+[.$L$6]/[.G47]" office:value-type="float" office:value="3.02130176677676" calcext:value-type="float">
            <text:p>3.02130176677676</text:p>
          </table:table-cell>
          <table:table-cell table:formula="of:=([.$J$6]*[.E47]+[.$K$6]*[.F47]+[.$L$6]*[.G47])/(SQRT(POWER([.$J$6];2)+POWER([.$K$6];2)+POWER([.$L$6];2))*SQRT(POWER([.$E47];2)+POWER([.$F47];2)+POWER([.$G47];2)) )" office:value-type="float" office:value="0.998451778586069" calcext:value-type="float">
            <text:p>0.99845177858606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787772814312" calcext:value-type="float">
            <text:p>-0.714787772814312</text:p>
          </table:table-cell>
          <table:table-cell office:value-type="float" office:value="-0.47776863909649" calcext:value-type="float">
            <text:p>-0.47776863909649</text:p>
          </table:table-cell>
          <table:table-cell office:value-type="float" office:value="0.510701054758107" calcext:value-type="float">
            <text:p>0.510701054758107</text:p>
          </table:table-cell>
          <table:table-cell/>
          <table:table-cell table:formula="of:=[.$J$6]/[.E48]+[.$K$6]/[.F48]+[.$L$6]/[.G48]" office:value-type="float" office:value="3.01934683199717" calcext:value-type="float">
            <text:p>3.01934683199717</text:p>
          </table:table-cell>
          <table:table-cell table:formula="of:=([.$J$6]*[.E48]+[.$K$6]*[.F48]+[.$L$6]*[.G48])/(SQRT(POWER([.$J$6];2)+POWER([.$K$6];2)+POWER([.$L$6];2))*SQRT(POWER([.$E48];2)+POWER([.$F48];2)+POWER([.$G48];2)) )" office:value-type="float" office:value="0.998520834846281" calcext:value-type="float">
            <text:p>0.99852083484628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8970542489" calcext:value-type="float">
            <text:p>-0.7118970542489</text:p>
          </table:table-cell>
          <table:table-cell office:value-type="float" office:value="-0.482646937805898" calcext:value-type="float">
            <text:p>-0.482646937805898</text:p>
          </table:table-cell>
          <table:table-cell office:value-type="float" office:value="0.510151465329983" calcext:value-type="float">
            <text:p>0.510151465329983</text:p>
          </table:table-cell>
          <table:table-cell/>
          <table:table-cell table:formula="of:=[.$J$6]/[.E49]+[.$K$6]/[.F49]+[.$L$6]/[.G49]" office:value-type="float" office:value="3.01332264048004" calcext:value-type="float">
            <text:p>3.01332264048004</text:p>
          </table:table-cell>
          <table:table-cell table:formula="of:=([.$J$6]*[.E49]+[.$K$6]*[.F49]+[.$L$6]*[.G49])/(SQRT(POWER([.$J$6];2)+POWER([.$K$6];2)+POWER([.$L$6];2))*SQRT(POWER([.$E49];2)+POWER([.$F49];2)+POWER([.$G49];2)) )" office:value-type="float" office:value="0.998765604691968" calcext:value-type="float">
            <text:p>0.9987656046919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411235664924" calcext:value-type="float">
            <text:p>-0.712411235664924</text:p>
          </table:table-cell>
          <table:table-cell office:value-type="float" office:value="-0.486883549590894" calcext:value-type="float">
            <text:p>-0.486883549590894</text:p>
          </table:table-cell>
          <table:table-cell office:value-type="float" office:value="0.505385635367833" calcext:value-type="float">
            <text:p>0.505385635367833</text:p>
          </table:table-cell>
          <table:table-cell/>
          <table:table-cell table:formula="of:=[.$J$6]/[.E50]+[.$K$6]/[.F50]+[.$L$6]/[.G50]" office:value-type="float" office:value="3.01208187007422" calcext:value-type="float">
            <text:p>3.01208187007422</text:p>
          </table:table-cell>
          <table:table-cell table:formula="of:=([.$J$6]*[.E50]+[.$K$6]*[.F50]+[.$L$6]*[.G50])/(SQRT(POWER([.$J$6];2)+POWER([.$K$6];2)+POWER([.$L$6];2))*SQRT(POWER([.$E50];2)+POWER([.$F50];2)+POWER([.$G50];2)) )" office:value-type="float" office:value="0.999048831923243" calcext:value-type="float">
            <text:p>0.99904883192324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411235664924" calcext:value-type="float">
            <text:p>-0.712411235664924</text:p>
          </table:table-cell>
          <table:table-cell office:value-type="float" office:value="-0.486883549590894" calcext:value-type="float">
            <text:p>-0.486883549590894</text:p>
          </table:table-cell>
          <table:table-cell office:value-type="float" office:value="0.505385635367833" calcext:value-type="float">
            <text:p>0.505385635367833</text:p>
          </table:table-cell>
          <table:table-cell/>
          <table:table-cell table:formula="of:=[.$J$6]/[.E51]+[.$K$6]/[.F51]+[.$L$6]/[.G51]" office:value-type="float" office:value="3.01208187007422" calcext:value-type="float">
            <text:p>3.01208187007422</text:p>
          </table:table-cell>
          <table:table-cell table:formula="of:=([.$J$6]*[.E51]+[.$K$6]*[.F51]+[.$L$6]*[.G51])/(SQRT(POWER([.$J$6];2)+POWER([.$K$6];2)+POWER([.$L$6];2))*SQRT(POWER([.$E51];2)+POWER([.$F51];2)+POWER([.$G51];2)) )" office:value-type="float" office:value="0.999048831923243" calcext:value-type="float">
            <text:p>0.99904883192324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456929749347" calcext:value-type="float">
            <text:p>-0.711456929749347</text:p>
          </table:table-cell>
          <table:table-cell office:value-type="float" office:value="-0.49197779743625" calcext:value-type="float">
            <text:p>-0.49197779743625</text:p>
          </table:table-cell>
          <table:table-cell office:value-type="float" office:value="0.501783702347345" calcext:value-type="float">
            <text:p>0.501783702347345</text:p>
          </table:table-cell>
          <table:table-cell/>
          <table:table-cell table:formula="of:=[.$J$6]/[.E52]+[.$K$6]/[.F52]+[.$L$6]/[.G52]" office:value-type="float" office:value="3.00913477461771" calcext:value-type="float">
            <text:p>3.00913477461771</text:p>
          </table:table-cell>
          <table:table-cell table:formula="of:=([.$J$6]*[.E52]+[.$K$6]*[.F52]+[.$L$6]*[.G52])/(SQRT(POWER([.$J$6];2)+POWER([.$K$6];2)+POWER([.$L$6];2))*SQRT(POWER([.$E52];2)+POWER([.$F52];2)+POWER([.$G52];2)) )" office:value-type="float" office:value="0.999304111416774" calcext:value-type="float">
            <text:p>0.99930411141677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85605893542" calcext:value-type="float">
            <text:p>-0.71285605893542</text:p>
          </table:table-cell>
          <table:table-cell office:value-type="float" office:value="-0.492133664537583" calcext:value-type="float">
            <text:p>-0.492133664537583</text:p>
          </table:table-cell>
          <table:table-cell office:value-type="float" office:value="0.499640566275269" calcext:value-type="float">
            <text:p>0.499640566275269</text:p>
          </table:table-cell>
          <table:table-cell/>
          <table:table-cell table:formula="of:=[.$J$6]/[.E53]+[.$K$6]/[.F53]+[.$L$6]/[.G53]" office:value-type="float" office:value="3.01096261377254" calcext:value-type="float">
            <text:p>3.01096261377254</text:p>
          </table:table-cell>
          <table:table-cell table:formula="of:=([.$J$6]*[.E53]+[.$K$6]*[.F53]+[.$L$6]*[.G53])/(SQRT(POWER([.$J$6];2)+POWER([.$K$6];2)+POWER([.$L$6];2))*SQRT(POWER([.$E53];2)+POWER([.$F53];2)+POWER([.$G53];2)) )" office:value-type="float" office:value="0.999341555990493" calcext:value-type="float">
            <text:p>0.99934155599049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3031067954" calcext:value-type="float">
            <text:p>-0.7143031067954</text:p>
          </table:table-cell>
          <table:table-cell office:value-type="float" office:value="-0.494109262347538" calcext:value-type="float">
            <text:p>-0.494109262347538</text:p>
          </table:table-cell>
          <table:table-cell office:value-type="float" office:value="0.495607817215196" calcext:value-type="float">
            <text:p>0.495607817215196</text:p>
          </table:table-cell>
          <table:table-cell/>
          <table:table-cell table:formula="of:=[.$J$6]/[.E54]+[.$K$6]/[.F54]+[.$L$6]/[.G54]" office:value-type="float" office:value="3.01254594525373" calcext:value-type="float">
            <text:p>3.01254594525373</text:p>
          </table:table-cell>
          <table:table-cell table:formula="of:=([.$J$6]*[.E54]+[.$K$6]*[.F54]+[.$L$6]*[.G54])/(SQRT(POWER([.$J$6];2)+POWER([.$K$6];2)+POWER([.$L$6];2))*SQRT(POWER([.$E54];2)+POWER([.$F54];2)+POWER([.$G54];2)) )" office:value-type="float" office:value="0.999454435971642" calcext:value-type="float">
            <text:p>0.99945443597164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069954695799" calcext:value-type="float">
            <text:p>-0.716069954695799</text:p>
          </table:table-cell>
          <table:table-cell office:value-type="float" office:value="-0.495871047974594" calcext:value-type="float">
            <text:p>-0.495871047974594</text:p>
          </table:table-cell>
          <table:table-cell office:value-type="float" office:value="0.491279679777756" calcext:value-type="float">
            <text:p>0.491279679777756</text:p>
          </table:table-cell>
          <table:table-cell/>
          <table:table-cell table:formula="of:=[.$J$6]/[.E55]+[.$K$6]/[.F55]+[.$L$6]/[.G55]" office:value-type="float" office:value="3.01490126663171" calcext:value-type="float">
            <text:p>3.01490126663171</text:p>
          </table:table-cell>
          <table:table-cell table:formula="of:=([.$J$6]*[.E55]+[.$K$6]*[.F55]+[.$L$6]*[.G55])/(SQRT(POWER([.$J$6];2)+POWER([.$K$6];2)+POWER([.$L$6];2))*SQRT(POWER([.$E55];2)+POWER([.$F55];2)+POWER([.$G55];2)) )" office:value-type="float" office:value="0.999539143684272" calcext:value-type="float">
            <text:p>0.99953914368427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069954695799" calcext:value-type="float">
            <text:p>-0.716069954695799</text:p>
          </table:table-cell>
          <table:table-cell office:value-type="float" office:value="-0.495871047974594" calcext:value-type="float">
            <text:p>-0.495871047974594</text:p>
          </table:table-cell>
          <table:table-cell office:value-type="float" office:value="0.491279679777756" calcext:value-type="float">
            <text:p>0.491279679777756</text:p>
          </table:table-cell>
          <table:table-cell/>
          <table:table-cell table:formula="of:=[.$J$6]/[.E56]+[.$K$6]/[.F56]+[.$L$6]/[.G56]" office:value-type="float" office:value="3.01490126663171" calcext:value-type="float">
            <text:p>3.01490126663171</text:p>
          </table:table-cell>
          <table:table-cell table:formula="of:=([.$J$6]*[.E56]+[.$K$6]*[.F56]+[.$L$6]*[.G56])/(SQRT(POWER([.$J$6];2)+POWER([.$K$6];2)+POWER([.$L$6];2))*SQRT(POWER([.$E56];2)+POWER([.$F56];2)+POWER([.$G56];2)) )" office:value-type="float" office:value="0.999539143684272" calcext:value-type="float">
            <text:p>0.99953914368427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590997209782" calcext:value-type="float">
            <text:p>-0.717590997209782</text:p>
          </table:table-cell>
          <table:table-cell office:value-type="float" office:value="-0.495428932626275" calcext:value-type="float">
            <text:p>-0.495428932626275</text:p>
          </table:table-cell>
          <table:table-cell office:value-type="float" office:value="0.489503149571338" calcext:value-type="float">
            <text:p>0.489503149571338</text:p>
          </table:table-cell>
          <table:table-cell/>
          <table:table-cell table:formula="of:=[.$J$6]/[.E57]+[.$K$6]/[.F57]+[.$L$6]/[.G57]" office:value-type="float" office:value="3.01730455386614" calcext:value-type="float">
            <text:p>3.01730455386614</text:p>
          </table:table-cell>
          <table:table-cell table:formula="of:=([.$J$6]*[.E57]+[.$K$6]*[.F57]+[.$L$6]*[.G57])/(SQRT(POWER([.$J$6];2)+POWER([.$K$6];2)+POWER([.$L$6];2))*SQRT(POWER([.$E57];2)+POWER([.$F57];2)+POWER([.$G57];2)) )" office:value-type="float" office:value="0.999526585342488" calcext:value-type="float">
            <text:p>0.99952658534248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676760569656" calcext:value-type="float">
            <text:p>-0.716676760569656</text:p>
          </table:table-cell>
          <table:table-cell office:value-type="float" office:value="-0.49622920372713" calcext:value-type="float">
            <text:p>-0.49622920372713</text:p>
          </table:table-cell>
          <table:table-cell office:value-type="float" office:value="0.490031629823752" calcext:value-type="float">
            <text:p>0.490031629823752</text:p>
          </table:table-cell>
          <table:table-cell/>
          <table:table-cell table:formula="of:=[.$J$6]/[.E58]+[.$K$6]/[.F58]+[.$L$6]/[.G58]" office:value-type="float" office:value="3.01579965066722" calcext:value-type="float">
            <text:p>3.01579965066722</text:p>
          </table:table-cell>
          <table:table-cell table:formula="of:=([.$J$6]*[.E58]+[.$K$6]*[.F58]+[.$L$6]*[.G58])/(SQRT(POWER([.$J$6];2)+POWER([.$K$6];2)+POWER([.$L$6];2))*SQRT(POWER([.$E58];2)+POWER([.$F58];2)+POWER([.$G58];2)) )" office:value-type="float" office:value="0.999553937391892" calcext:value-type="float">
            <text:p>0.99955393739189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884974862752" calcext:value-type="float">
            <text:p>-0.713884974862752</text:p>
          </table:table-cell>
          <table:table-cell office:value-type="float" office:value="-0.499464971052919" calcext:value-type="float">
            <text:p>-0.499464971052919</text:p>
          </table:table-cell>
          <table:table-cell office:value-type="float" office:value="0.490818688882477" calcext:value-type="float">
            <text:p>0.490818688882477</text:p>
          </table:table-cell>
          <table:table-cell/>
          <table:table-cell table:formula="of:=[.$J$6]/[.E59]+[.$K$6]/[.F59]+[.$L$6]/[.G59]" office:value-type="float" office:value="3.01125872751295" calcext:value-type="float">
            <text:p>3.01125872751295</text:p>
          </table:table-cell>
          <table:table-cell table:formula="of:=([.$J$6]*[.E59]+[.$K$6]*[.F59]+[.$L$6]*[.G59])/(SQRT(POWER([.$J$6];2)+POWER([.$K$6];2)+POWER([.$L$6];2))*SQRT(POWER([.$E59];2)+POWER([.$F59];2)+POWER([.$G59];2)) )" office:value-type="float" office:value="0.999653510119892" calcext:value-type="float">
            <text:p>0.99965351011989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018877536748" calcext:value-type="float">
            <text:p>-0.715018877536748</text:p>
          </table:table-cell>
          <table:table-cell office:value-type="float" office:value="-0.504753740297075" calcext:value-type="float">
            <text:p>-0.504753740297075</text:p>
          </table:table-cell>
          <table:table-cell office:value-type="float" office:value="0.483706177779654" calcext:value-type="float">
            <text:p>0.483706177779654</text:p>
          </table:table-cell>
          <table:table-cell/>
          <table:table-cell table:formula="of:=[.$J$6]/[.E60]+[.$K$6]/[.F60]+[.$L$6]/[.G60]" office:value-type="float" office:value="3.01314134117713" calcext:value-type="float">
            <text:p>3.01314134117713</text:p>
          </table:table-cell>
          <table:table-cell table:formula="of:=([.$J$6]*[.E60]+[.$K$6]*[.F60]+[.$L$6]*[.G60])/(SQRT(POWER([.$J$6];2)+POWER([.$K$6];2)+POWER([.$L$6];2))*SQRT(POWER([.$E60];2)+POWER([.$F60];2)+POWER([.$G60];2)) )" office:value-type="float" office:value="0.999794878903102" calcext:value-type="float">
            <text:p>0.99979487890310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018877536748" calcext:value-type="float">
            <text:p>-0.715018877536748</text:p>
          </table:table-cell>
          <table:table-cell office:value-type="float" office:value="-0.504753740297075" calcext:value-type="float">
            <text:p>-0.504753740297075</text:p>
          </table:table-cell>
          <table:table-cell office:value-type="float" office:value="0.483706177779654" calcext:value-type="float">
            <text:p>0.483706177779654</text:p>
          </table:table-cell>
          <table:table-cell/>
          <table:table-cell table:formula="of:=[.$J$6]/[.E61]+[.$K$6]/[.F61]+[.$L$6]/[.G61]" office:value-type="float" office:value="3.01314134117713" calcext:value-type="float">
            <text:p>3.01314134117713</text:p>
          </table:table-cell>
          <table:table-cell table:formula="of:=([.$J$6]*[.E61]+[.$K$6]*[.F61]+[.$L$6]*[.G61])/(SQRT(POWER([.$J$6];2)+POWER([.$K$6];2)+POWER([.$L$6];2))*SQRT(POWER([.$E61];2)+POWER([.$F61];2)+POWER([.$G61];2)) )" office:value-type="float" office:value="0.999794878903102" calcext:value-type="float">
            <text:p>0.99979487890310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930603641094" calcext:value-type="float">
            <text:p>-0.713930603641094</text:p>
          </table:table-cell>
          <table:table-cell office:value-type="float" office:value="-0.509735631241629" calcext:value-type="float">
            <text:p>-0.509735631241629</text:p>
          </table:table-cell>
          <table:table-cell office:value-type="float" office:value="0.480075701767296" calcext:value-type="float">
            <text:p>0.480075701767296</text:p>
          </table:table-cell>
          <table:table-cell/>
          <table:table-cell table:formula="of:=[.$J$6]/[.E62]+[.$K$6]/[.F62]+[.$L$6]/[.G62]" office:value-type="float" office:value="3.01205113949444" calcext:value-type="float">
            <text:p>3.01205113949444</text:p>
          </table:table-cell>
          <table:table-cell table:formula="of:=([.$J$6]*[.E62]+[.$K$6]*[.F62]+[.$L$6]*[.G62])/(SQRT(POWER([.$J$6];2)+POWER([.$K$6];2)+POWER([.$L$6];2))*SQRT(POWER([.$E62];2)+POWER([.$F62];2)+POWER([.$G62];2)) )" office:value-type="float" office:value="0.999883388095035" calcext:value-type="float">
            <text:p>0.99988338809503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930603641094" calcext:value-type="float">
            <text:p>-0.713930603641094</text:p>
          </table:table-cell>
          <table:table-cell office:value-type="float" office:value="-0.509735631241629" calcext:value-type="float">
            <text:p>-0.509735631241629</text:p>
          </table:table-cell>
          <table:table-cell office:value-type="float" office:value="0.480075701767296" calcext:value-type="float">
            <text:p>0.480075701767296</text:p>
          </table:table-cell>
          <table:table-cell/>
          <table:table-cell table:formula="of:=[.$J$6]/[.E63]+[.$K$6]/[.F63]+[.$L$6]/[.G63]" office:value-type="float" office:value="3.01205113949444" calcext:value-type="float">
            <text:p>3.01205113949444</text:p>
          </table:table-cell>
          <table:table-cell table:formula="of:=([.$J$6]*[.E63]+[.$K$6]*[.F63]+[.$L$6]*[.G63])/(SQRT(POWER([.$J$6];2)+POWER([.$K$6];2)+POWER([.$L$6];2))*SQRT(POWER([.$E63];2)+POWER([.$F63];2)+POWER([.$G63];2)) )" office:value-type="float" office:value="0.999883388095035" calcext:value-type="float">
            <text:p>0.99988338809503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930603641094" calcext:value-type="float">
            <text:p>-0.713930603641094</text:p>
          </table:table-cell>
          <table:table-cell office:value-type="float" office:value="-0.509735631241629" calcext:value-type="float">
            <text:p>-0.509735631241629</text:p>
          </table:table-cell>
          <table:table-cell office:value-type="float" office:value="0.480075701767296" calcext:value-type="float">
            <text:p>0.480075701767296</text:p>
          </table:table-cell>
          <table:table-cell/>
          <table:table-cell table:formula="of:=[.$J$6]/[.E64]+[.$K$6]/[.F64]+[.$L$6]/[.G64]" office:value-type="float" office:value="3.01205113949444" calcext:value-type="float">
            <text:p>3.01205113949444</text:p>
          </table:table-cell>
          <table:table-cell table:formula="of:=([.$J$6]*[.E64]+[.$K$6]*[.F64]+[.$L$6]*[.G64])/(SQRT(POWER([.$J$6];2)+POWER([.$K$6];2)+POWER([.$L$6];2))*SQRT(POWER([.$E64];2)+POWER([.$F64];2)+POWER([.$G64];2)) )" office:value-type="float" office:value="0.999883388095035" calcext:value-type="float">
            <text:p>0.99988338809503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930603641094" calcext:value-type="float">
            <text:p>-0.713930603641094</text:p>
          </table:table-cell>
          <table:table-cell office:value-type="float" office:value="-0.509735631241629" calcext:value-type="float">
            <text:p>-0.509735631241629</text:p>
          </table:table-cell>
          <table:table-cell office:value-type="float" office:value="0.480075701767296" calcext:value-type="float">
            <text:p>0.480075701767296</text:p>
          </table:table-cell>
          <table:table-cell/>
          <table:table-cell table:formula="of:=[.$J$6]/[.E65]+[.$K$6]/[.F65]+[.$L$6]/[.G65]" office:value-type="float" office:value="3.01205113949444" calcext:value-type="float">
            <text:p>3.01205113949444</text:p>
          </table:table-cell>
          <table:table-cell table:formula="of:=([.$J$6]*[.E65]+[.$K$6]*[.F65]+[.$L$6]*[.G65])/(SQRT(POWER([.$J$6];2)+POWER([.$K$6];2)+POWER([.$L$6];2))*SQRT(POWER([.$E65];2)+POWER([.$F65];2)+POWER([.$G65];2)) )" office:value-type="float" office:value="0.999883388095035" calcext:value-type="float">
            <text:p>0.99988338809503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330390411611" calcext:value-type="float">
            <text:p>-0.713330390411611</text:p>
          </table:table-cell>
          <table:table-cell office:value-type="float" office:value="-0.509709572148912" calcext:value-type="float">
            <text:p>-0.509709572148912</text:p>
          </table:table-cell>
          <table:table-cell office:value-type="float" office:value="0.480994704934463" calcext:value-type="float">
            <text:p>0.480994704934463</text:p>
          </table:table-cell>
          <table:table-cell/>
          <table:table-cell table:formula="of:=[.$J$6]/[.E66]+[.$K$6]/[.F66]+[.$L$6]/[.G66]" office:value-type="float" office:value="3.01102148407286" calcext:value-type="float">
            <text:p>3.01102148407286</text:p>
          </table:table-cell>
          <table:table-cell table:formula="of:=([.$J$6]*[.E66]+[.$K$6]*[.F66]+[.$L$6]*[.G66])/(SQRT(POWER([.$J$6];2)+POWER([.$K$6];2)+POWER([.$L$6];2))*SQRT(POWER([.$E66];2)+POWER([.$F66];2)+POWER([.$G66];2)) )" office:value-type="float" office:value="0.99988843882824" calcext:value-type="float">
            <text:p>0.9998884388282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449135592407" calcext:value-type="float">
            <text:p>-0.715449135592407</text:p>
          </table:table-cell>
          <table:table-cell office:value-type="float" office:value="-0.50878957148179" calcext:value-type="float">
            <text:p>-0.50878957148179</text:p>
          </table:table-cell>
          <table:table-cell office:value-type="float" office:value="0.478816986260359" calcext:value-type="float">
            <text:p>0.478816986260359</text:p>
          </table:table-cell>
          <table:table-cell/>
          <table:table-cell table:formula="of:=[.$J$6]/[.E67]+[.$K$6]/[.F67]+[.$L$6]/[.G67]" office:value-type="float" office:value="3.01449136334443" calcext:value-type="float">
            <text:p>3.01449136334443</text:p>
          </table:table-cell>
          <table:table-cell table:formula="of:=([.$J$6]*[.E67]+[.$K$6]*[.F67]+[.$L$6]*[.G67])/(SQRT(POWER([.$J$6];2)+POWER([.$K$6];2)+POWER([.$L$6];2))*SQRT(POWER([.$E67];2)+POWER([.$F67];2)+POWER([.$G67];2)) )" office:value-type="float" office:value="0.999854887238615" calcext:value-type="float">
            <text:p>0.99985488723861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048520827506" calcext:value-type="float">
            <text:p>-0.716048520827506</text:p>
          </table:table-cell>
          <table:table-cell office:value-type="float" office:value="-0.510749174880165" calcext:value-type="float">
            <text:p>-0.510749174880165</text:p>
          </table:table-cell>
          <table:table-cell office:value-type="float" office:value="0.475825384127383" calcext:value-type="float">
            <text:p>0.475825384127383</text:p>
          </table:table-cell>
          <table:table-cell/>
          <table:table-cell table:formula="of:=[.$J$6]/[.E68]+[.$K$6]/[.F68]+[.$L$6]/[.G68]" office:value-type="float" office:value="3.0160412670969" calcext:value-type="float">
            <text:p>3.0160412670969</text:p>
          </table:table-cell>
          <table:table-cell table:formula="of:=([.$J$6]*[.E68]+[.$K$6]*[.F68]+[.$L$6]*[.G68])/(SQRT(POWER([.$J$6];2)+POWER([.$K$6];2)+POWER([.$L$6];2))*SQRT(POWER([.$E68];2)+POWER([.$F68];2)+POWER([.$G68];2)) )" office:value-type="float" office:value="0.999862382653411" calcext:value-type="float">
            <text:p>0.99986238265341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954178182699" calcext:value-type="float">
            <text:p>-0.714954178182699</text:p>
          </table:table-cell>
          <table:table-cell office:value-type="float" office:value="-0.512486433294592" calcext:value-type="float">
            <text:p>-0.512486433294592</text:p>
          </table:table-cell>
          <table:table-cell office:value-type="float" office:value="0.47560296339288" calcext:value-type="float">
            <text:p>0.47560296339288</text:p>
          </table:table-cell>
          <table:table-cell/>
          <table:table-cell table:formula="of:=[.$J$6]/[.E69]+[.$K$6]/[.F69]+[.$L$6]/[.G69]" office:value-type="float" office:value="3.0145560539156" calcext:value-type="float">
            <text:p>3.0145560539156</text:p>
          </table:table-cell>
          <table:table-cell table:formula="of:=([.$J$6]*[.E69]+[.$K$6]*[.F69]+[.$L$6]*[.G69])/(SQRT(POWER([.$J$6];2)+POWER([.$K$6];2)+POWER([.$L$6];2))*SQRT(POWER([.$E69];2)+POWER([.$F69];2)+POWER([.$G69];2)) )" office:value-type="float" office:value="0.999890980394621" calcext:value-type="float">
            <text:p>0.99989098039462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83299456698" calcext:value-type="float">
            <text:p>-0.71283299456698</text:p>
          </table:table-cell>
          <table:table-cell office:value-type="float" office:value="-0.517970976914641" calcext:value-type="float">
            <text:p>-0.517970976914641</text:p>
          </table:table-cell>
          <table:table-cell office:value-type="float" office:value="0.472837381063261" calcext:value-type="float">
            <text:p>0.472837381063261</text:p>
          </table:table-cell>
          <table:table-cell/>
          <table:table-cell table:formula="of:=[.$J$6]/[.E70]+[.$K$6]/[.F70]+[.$L$6]/[.G70]" office:value-type="float" office:value="3.01261578961139" calcext:value-type="float">
            <text:p>3.01261578961139</text:p>
          </table:table-cell>
          <table:table-cell table:formula="of:=([.$J$6]*[.E70]+[.$K$6]*[.F70]+[.$L$6]*[.G70])/(SQRT(POWER([.$J$6];2)+POWER([.$K$6];2)+POWER([.$L$6];2))*SQRT(POWER([.$E70];2)+POWER([.$F70];2)+POWER([.$G70];2)) )" office:value-type="float" office:value="0.999929545044811" calcext:value-type="float">
            <text:p>0.99992954504481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652865067111" calcext:value-type="float">
            <text:p>-0.712652865067111</text:p>
          </table:table-cell>
          <table:table-cell office:value-type="float" office:value="-0.521134768271278" calcext:value-type="float">
            <text:p>-0.521134768271278</text:p>
          </table:table-cell>
          <table:table-cell office:value-type="float" office:value="0.469621600025466" calcext:value-type="float">
            <text:p>0.469621600025466</text:p>
          </table:table-cell>
          <table:table-cell/>
          <table:table-cell table:formula="of:=[.$J$6]/[.E71]+[.$K$6]/[.F71]+[.$L$6]/[.G71]" office:value-type="float" office:value="3.01370798847265" calcext:value-type="float">
            <text:p>3.01370798847265</text:p>
          </table:table-cell>
          <table:table-cell table:formula="of:=([.$J$6]*[.E71]+[.$K$6]*[.F71]+[.$L$6]*[.G71])/(SQRT(POWER([.$J$6];2)+POWER([.$K$6];2)+POWER([.$L$6];2))*SQRT(POWER([.$E71];2)+POWER([.$F71];2)+POWER([.$G71];2)) )" office:value-type="float" office:value="0.999908444049414" calcext:value-type="float">
            <text:p>0.99990844404941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192898387323" calcext:value-type="float">
            <text:p>-0.712192898387323</text:p>
          </table:table-cell>
          <table:table-cell office:value-type="float" office:value="-0.521736133465941" calcext:value-type="float">
            <text:p>-0.521736133465941</text:p>
          </table:table-cell>
          <table:table-cell office:value-type="float" office:value="0.469651660832445" calcext:value-type="float">
            <text:p>0.469651660832445</text:p>
          </table:table-cell>
          <table:table-cell/>
          <table:table-cell table:formula="of:=[.$J$6]/[.E72]+[.$K$6]/[.F72]+[.$L$6]/[.G72]" office:value-type="float" office:value="3.01312680197792" calcext:value-type="float">
            <text:p>3.01312680197792</text:p>
          </table:table-cell>
          <table:table-cell table:formula="of:=([.$J$6]*[.E72]+[.$K$6]*[.F72]+[.$L$6]*[.G72])/(SQRT(POWER([.$J$6];2)+POWER([.$K$6];2)+POWER([.$L$6];2))*SQRT(POWER([.$E72];2)+POWER([.$F72];2)+POWER([.$G72];2)) )" office:value-type="float" office:value="0.999912599305642" calcext:value-type="float">
            <text:p>0.99991259930564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015651606688" calcext:value-type="float">
            <text:p>-0.710015651606688</text:p>
          </table:table-cell>
          <table:table-cell office:value-type="float" office:value="-0.525474797282714" calcext:value-type="float">
            <text:p>-0.525474797282714</text:p>
          </table:table-cell>
          <table:table-cell office:value-type="float" office:value="0.468779278439461" calcext:value-type="float">
            <text:p>0.468779278439461</text:p>
          </table:table-cell>
          <table:table-cell/>
          <table:table-cell table:formula="of:=[.$J$6]/[.E73]+[.$K$6]/[.F73]+[.$L$6]/[.G73]" office:value-type="float" office:value="3.01094806354005" calcext:value-type="float">
            <text:p>3.01094806354005</text:p>
          </table:table-cell>
          <table:table-cell table:formula="of:=([.$J$6]*[.E73]+[.$K$6]*[.F73]+[.$L$6]*[.G73])/(SQRT(POWER([.$J$6];2)+POWER([.$K$6];2)+POWER([.$L$6];2))*SQRT(POWER([.$E73];2)+POWER([.$F73];2)+POWER([.$G73];2)) )" office:value-type="float" office:value="0.999910256849111" calcext:value-type="float">
            <text:p>0.99991025684911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993965690004" calcext:value-type="float">
            <text:p>-0.709993965690004</text:p>
          </table:table-cell>
          <table:table-cell office:value-type="float" office:value="-0.527157149654619" calcext:value-type="float">
            <text:p>-0.527157149654619</text:p>
          </table:table-cell>
          <table:table-cell office:value-type="float" office:value="0.466919595060862" calcext:value-type="float">
            <text:p>0.466919595060862</text:p>
          </table:table-cell>
          <table:table-cell/>
          <table:table-cell table:formula="of:=[.$J$6]/[.E74]+[.$K$6]/[.F74]+[.$L$6]/[.G74]" office:value-type="float" office:value="3.0118916429803" calcext:value-type="float">
            <text:p>3.0118916429803</text:p>
          </table:table-cell>
          <table:table-cell table:formula="of:=([.$J$6]*[.E74]+[.$K$6]*[.F74]+[.$L$6]*[.G74])/(SQRT(POWER([.$J$6];2)+POWER([.$K$6];2)+POWER([.$L$6];2))*SQRT(POWER([.$E74];2)+POWER([.$F74];2)+POWER([.$G74];2)) )" office:value-type="float" office:value="0.999879322095091" calcext:value-type="float">
            <text:p>0.99987932209509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386024669193" calcext:value-type="float">
            <text:p>-0.710386024669193</text:p>
          </table:table-cell>
          <table:table-cell office:value-type="float" office:value="-0.528125489625654" calcext:value-type="float">
            <text:p>-0.528125489625654</text:p>
          </table:table-cell>
          <table:table-cell office:value-type="float" office:value="0.465225927010053" calcext:value-type="float">
            <text:p>0.465225927010053</text:p>
          </table:table-cell>
          <table:table-cell/>
          <table:table-cell table:formula="of:=[.$J$6]/[.E75]+[.$K$6]/[.F75]+[.$L$6]/[.G75]" office:value-type="float" office:value="3.01327545463696" calcext:value-type="float">
            <text:p>3.01327545463696</text:p>
          </table:table-cell>
          <table:table-cell table:formula="of:=([.$J$6]*[.E75]+[.$K$6]*[.F75]+[.$L$6]*[.G75])/(SQRT(POWER([.$J$6];2)+POWER([.$K$6];2)+POWER([.$L$6];2))*SQRT(POWER([.$E75];2)+POWER([.$F75];2)+POWER([.$G75];2)) )" office:value-type="float" office:value="0.999847093065785" calcext:value-type="float">
            <text:p>0.99984709306578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581574366437" calcext:value-type="float">
            <text:p>-0.710581574366437</text:p>
          </table:table-cell>
          <table:table-cell office:value-type="float" office:value="-0.527797398761365" calcext:value-type="float">
            <text:p>-0.527797398761365</text:p>
          </table:table-cell>
          <table:table-cell office:value-type="float" office:value="0.465299615335809" calcext:value-type="float">
            <text:p>0.465299615335809</text:p>
          </table:table-cell>
          <table:table-cell/>
          <table:table-cell table:formula="of:=[.$J$6]/[.E76]+[.$K$6]/[.F76]+[.$L$6]/[.G76]" office:value-type="float" office:value="3.01345317466429" calcext:value-type="float">
            <text:p>3.01345317466429</text:p>
          </table:table-cell>
          <table:table-cell table:formula="of:=([.$J$6]*[.E76]+[.$K$6]*[.F76]+[.$L$6]*[.G76])/(SQRT(POWER([.$J$6];2)+POWER([.$K$6];2)+POWER([.$L$6];2))*SQRT(POWER([.$E76];2)+POWER([.$F76];2)+POWER([.$G76];2)) )" office:value-type="float" office:value="0.999849079277536" calcext:value-type="float">
            <text:p>0.99984907927753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81305701039" calcext:value-type="float">
            <text:p>-0.70981305701039</text:p>
          </table:table-cell>
          <table:table-cell office:value-type="float" office:value="-0.529686872339853" calcext:value-type="float">
            <text:p>-0.529686872339853</text:p>
          </table:table-cell>
          <table:table-cell office:value-type="float" office:value="0.464324500073374" calcext:value-type="float">
            <text:p>0.464324500073374</text:p>
          </table:table-cell>
          <table:table-cell/>
          <table:table-cell table:formula="of:=[.$J$6]/[.E77]+[.$K$6]/[.F77]+[.$L$6]/[.G77]" office:value-type="float" office:value="3.01316853121472" calcext:value-type="float">
            <text:p>3.01316853121472</text:p>
          </table:table-cell>
          <table:table-cell table:formula="of:=([.$J$6]*[.E77]+[.$K$6]*[.F77]+[.$L$6]*[.G77])/(SQRT(POWER([.$J$6];2)+POWER([.$K$6];2)+POWER([.$L$6];2))*SQRT(POWER([.$E77];2)+POWER([.$F77];2)+POWER([.$G77];2)) )" office:value-type="float" office:value="0.999825021038599" calcext:value-type="float">
            <text:p>0.99982502103859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840998710205" calcext:value-type="float">
            <text:p>-0.710840998710205</text:p>
          </table:table-cell>
          <table:table-cell office:value-type="float" office:value="-0.529165412194574" calcext:value-type="float">
            <text:p>-0.529165412194574</text:p>
          </table:table-cell>
          <table:table-cell office:value-type="float" office:value="0.463345487826983" calcext:value-type="float">
            <text:p>0.463345487826983</text:p>
          </table:table-cell>
          <table:table-cell/>
          <table:table-cell table:formula="of:=[.$J$6]/[.E78]+[.$K$6]/[.F78]+[.$L$6]/[.G78]" office:value-type="float" office:value="3.01489060815183" calcext:value-type="float">
            <text:p>3.01489060815183</text:p>
          </table:table-cell>
          <table:table-cell table:formula="of:=([.$J$6]*[.E78]+[.$K$6]*[.F78]+[.$L$6]*[.G78])/(SQRT(POWER([.$J$6];2)+POWER([.$K$6];2)+POWER([.$L$6];2))*SQRT(POWER([.$E78];2)+POWER([.$F78];2)+POWER([.$G78];2)) )" office:value-type="float" office:value="0.999806806679081" calcext:value-type="float">
            <text:p>0.99980680667908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183571821914" calcext:value-type="float">
            <text:p>-0.710183571821914</text:p>
          </table:table-cell>
          <table:table-cell office:value-type="float" office:value="-0.529825536375227" calcext:value-type="float">
            <text:p>-0.529825536375227</text:p>
          </table:table-cell>
          <table:table-cell office:value-type="float" office:value="0.463599175278571" calcext:value-type="float">
            <text:p>0.463599175278571</text:p>
          </table:table-cell>
          <table:table-cell/>
          <table:table-cell table:formula="of:=[.$J$6]/[.E79]+[.$K$6]/[.F79]+[.$L$6]/[.G79]" office:value-type="float" office:value="3.01401195204622" calcext:value-type="float">
            <text:p>3.01401195204622</text:p>
          </table:table-cell>
          <table:table-cell table:formula="of:=([.$J$6]*[.E79]+[.$K$6]*[.F79]+[.$L$6]*[.G79])/(SQRT(POWER([.$J$6];2)+POWER([.$K$6];2)+POWER([.$L$6];2))*SQRT(POWER([.$E79];2)+POWER([.$F79];2)+POWER([.$G79];2)) )" office:value-type="float" office:value="0.999809939830088" calcext:value-type="float">
            <text:p>0.99980993983008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009055161286" calcext:value-type="float">
            <text:p>-0.708009055161286</text:p>
          </table:table-cell>
          <table:table-cell office:value-type="float" office:value="-0.53259878364123" calcext:value-type="float">
            <text:p>-0.53259878364123</text:p>
          </table:table-cell>
          <table:table-cell office:value-type="float" office:value="0.463747467349964" calcext:value-type="float">
            <text:p>0.463747467349964</text:p>
          </table:table-cell>
          <table:table-cell/>
          <table:table-cell table:formula="of:=[.$J$6]/[.E80]+[.$K$6]/[.F80]+[.$L$6]/[.G80]" office:value-type="float" office:value="3.01159892044686" calcext:value-type="float">
            <text:p>3.01159892044686</text:p>
          </table:table-cell>
          <table:table-cell table:formula="of:=([.$J$6]*[.E80]+[.$K$6]*[.F80]+[.$L$6]*[.G80])/(SQRT(POWER([.$J$6];2)+POWER([.$K$6];2)+POWER([.$L$6];2))*SQRT(POWER([.$E80];2)+POWER([.$F80];2)+POWER([.$G80];2)) )" office:value-type="float" office:value="0.999796155183267" calcext:value-type="float">
            <text:p>0.99979615518326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738366969233" calcext:value-type="float">
            <text:p>-0.706738366969233</text:p>
          </table:table-cell>
          <table:table-cell office:value-type="float" office:value="-0.53653557261527" calcext:value-type="float">
            <text:p>-0.53653557261527</text:p>
          </table:table-cell>
          <table:table-cell office:value-type="float" office:value="0.461140390740244" calcext:value-type="float">
            <text:p>0.461140390740244</text:p>
          </table:table-cell>
          <table:table-cell/>
          <table:table-cell table:formula="of:=[.$J$6]/[.E81]+[.$K$6]/[.F81]+[.$L$6]/[.G81]" office:value-type="float" office:value="3.01205687325458" calcext:value-type="float">
            <text:p>3.01205687325458</text:p>
          </table:table-cell>
          <table:table-cell table:formula="of:=([.$J$6]*[.E81]+[.$K$6]*[.F81]+[.$L$6]*[.G81])/(SQRT(POWER([.$J$6];2)+POWER([.$K$6];2)+POWER([.$L$6];2))*SQRT(POWER([.$E81];2)+POWER([.$F81];2)+POWER([.$G81];2)) )" office:value-type="float" office:value="0.999702464237985" calcext:value-type="float">
            <text:p>0.99970246423798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836480867656" calcext:value-type="float">
            <text:p>-0.706836480867656</text:p>
          </table:table-cell>
          <table:table-cell office:value-type="float" office:value="-0.536082271370588" calcext:value-type="float">
            <text:p>-0.536082271370588</text:p>
          </table:table-cell>
          <table:table-cell office:value-type="float" office:value="0.461517050212426" calcext:value-type="float">
            <text:p>0.461517050212426</text:p>
          </table:table-cell>
          <table:table-cell/>
          <table:table-cell table:formula="of:=[.$J$6]/[.E82]+[.$K$6]/[.F82]+[.$L$6]/[.G82]" office:value-type="float" office:value="3.01189048909085" calcext:value-type="float">
            <text:p>3.01189048909085</text:p>
          </table:table-cell>
          <table:table-cell table:formula="of:=([.$J$6]*[.E82]+[.$K$6]*[.F82]+[.$L$6]*[.G82])/(SQRT(POWER([.$J$6];2)+POWER([.$K$6];2)+POWER([.$L$6];2))*SQRT(POWER([.$E82];2)+POWER([.$F82];2)+POWER([.$G82];2)) )" office:value-type="float" office:value="0.999716032418878" calcext:value-type="float">
            <text:p>0.99971603241887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37759520212" calcext:value-type="float">
            <text:p>-0.70637759520212</text:p>
          </table:table-cell>
          <table:table-cell office:value-type="float" office:value="-0.53804845049065" calcext:value-type="float">
            <text:p>-0.53804845049065</text:p>
          </table:table-cell>
          <table:table-cell office:value-type="float" office:value="0.459928861804824" calcext:value-type="float">
            <text:p>0.459928861804824</text:p>
          </table:table-cell>
          <table:table-cell/>
          <table:table-cell table:formula="of:=[.$J$6]/[.E83]+[.$K$6]/[.F83]+[.$L$6]/[.G83]" office:value-type="float" office:value="3.01257611402542" calcext:value-type="float">
            <text:p>3.01257611402542</text:p>
          </table:table-cell>
          <table:table-cell table:formula="of:=([.$J$6]*[.E83]+[.$K$6]*[.F83]+[.$L$6]*[.G83])/(SQRT(POWER([.$J$6];2)+POWER([.$K$6];2)+POWER([.$L$6];2))*SQRT(POWER([.$E83];2)+POWER([.$F83];2)+POWER([.$G83];2)) )" office:value-type="float" office:value="0.999655593621255" calcext:value-type="float">
            <text:p>0.99965559362125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620459063614" calcext:value-type="float">
            <text:p>-0.705620459063614</text:p>
          </table:table-cell>
          <table:table-cell office:value-type="float" office:value="-0.539891960964314" calcext:value-type="float">
            <text:p>-0.539891960964314</text:p>
          </table:table-cell>
          <table:table-cell office:value-type="float" office:value="0.458929665893328" calcext:value-type="float">
            <text:p>0.458929665893328</text:p>
          </table:table-cell>
          <table:table-cell/>
          <table:table-cell table:formula="of:=[.$J$6]/[.E84]+[.$K$6]/[.F84]+[.$L$6]/[.G84]" office:value-type="float" office:value="3.01260932915274" calcext:value-type="float">
            <text:p>3.01260932915274</text:p>
          </table:table-cell>
          <table:table-cell table:formula="of:=([.$J$6]*[.E84]+[.$K$6]*[.F84]+[.$L$6]*[.G84])/(SQRT(POWER([.$J$6];2)+POWER([.$K$6];2)+POWER([.$L$6];2))*SQRT(POWER([.$E84];2)+POWER([.$F84];2)+POWER([.$G84];2)) )" office:value-type="float" office:value="0.999603994693734" calcext:value-type="float">
            <text:p>0.99960399469373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433603458203" calcext:value-type="float">
            <text:p>-0.705433603458203</text:p>
          </table:table-cell>
          <table:table-cell office:value-type="float" office:value="-0.540466041891645" calcext:value-type="float">
            <text:p>-0.540466041891645</text:p>
          </table:table-cell>
          <table:table-cell office:value-type="float" office:value="0.458541043608916" calcext:value-type="float">
            <text:p>0.458541043608916</text:p>
          </table:table-cell>
          <table:table-cell/>
          <table:table-cell table:formula="of:=[.$J$6]/[.E85]+[.$K$6]/[.F85]+[.$L$6]/[.G85]" office:value-type="float" office:value="3.01273452047128" calcext:value-type="float">
            <text:p>3.01273452047128</text:p>
          </table:table-cell>
          <table:table-cell table:formula="of:=([.$J$6]*[.E85]+[.$K$6]*[.F85]+[.$L$6]*[.G85])/(SQRT(POWER([.$J$6];2)+POWER([.$K$6];2)+POWER([.$L$6];2))*SQRT(POWER([.$E85];2)+POWER([.$F85];2)+POWER([.$G85];2)) )" office:value-type="float" office:value="0.999585175331246" calcext:value-type="float">
            <text:p>0.99958517533124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36359418055" calcext:value-type="float">
            <text:p>-0.70536359418055</text:p>
          </table:table-cell>
          <table:table-cell office:value-type="float" office:value="-0.540390132214584" calcext:value-type="float">
            <text:p>-0.540390132214584</text:p>
          </table:table-cell>
          <table:table-cell office:value-type="float" office:value="0.458738166070581" calcext:value-type="float">
            <text:p>0.458738166070581</text:p>
          </table:table-cell>
          <table:table-cell/>
          <table:table-cell table:formula="of:=[.$J$6]/[.E86]+[.$K$6]/[.F86]+[.$L$6]/[.G86]" office:value-type="float" office:value="3.01251897891941" calcext:value-type="float">
            <text:p>3.01251897891941</text:p>
          </table:table-cell>
          <table:table-cell table:formula="of:=([.$J$6]*[.E86]+[.$K$6]*[.F86]+[.$L$6]*[.G86])/(SQRT(POWER([.$J$6];2)+POWER([.$K$6];2)+POWER([.$L$6];2))*SQRT(POWER([.$E86];2)+POWER([.$F86];2)+POWER([.$G86];2)) )" office:value-type="float" office:value="0.999590949266809" calcext:value-type="float">
            <text:p>0.99959094926680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200473245628" calcext:value-type="float">
            <text:p>-0.705200473245628</text:p>
          </table:table-cell>
          <table:table-cell office:value-type="float" office:value="-0.540376081899246" calcext:value-type="float">
            <text:p>-0.540376081899246</text:p>
          </table:table-cell>
          <table:table-cell office:value-type="float" office:value="0.459005427686167" calcext:value-type="float">
            <text:p>0.459005427686167</text:p>
          </table:table-cell>
          <table:table-cell/>
          <table:table-cell table:formula="of:=[.$J$6]/[.E87]+[.$K$6]/[.F87]+[.$L$6]/[.G87]" office:value-type="float" office:value="3.01216522631477" calcext:value-type="float">
            <text:p>3.01216522631477</text:p>
          </table:table-cell>
          <table:table-cell table:formula="of:=([.$J$6]*[.E87]+[.$K$6]*[.F87]+[.$L$6]*[.G87])/(SQRT(POWER([.$J$6];2)+POWER([.$K$6];2)+POWER([.$L$6];2))*SQRT(POWER([.$E87];2)+POWER([.$F87];2)+POWER([.$G87];2)) )" office:value-type="float" office:value="0.99959709627748" calcext:value-type="float">
            <text:p>0.9995970962774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908675120728" calcext:value-type="float">
            <text:p>-0.703908675120728</text:p>
          </table:table-cell>
          <table:table-cell office:value-type="float" office:value="-0.541291581816321" calcext:value-type="float">
            <text:p>-0.541291581816321</text:p>
          </table:table-cell>
          <table:table-cell office:value-type="float" office:value="0.459908687181018" calcext:value-type="float">
            <text:p>0.459908687181018</text:p>
          </table:table-cell>
          <table:table-cell/>
          <table:table-cell table:formula="of:=[.$J$6]/[.E88]+[.$K$6]/[.F88]+[.$L$6]/[.G88]" office:value-type="float" office:value="3.01030937866508" calcext:value-type="float">
            <text:p>3.01030937866508</text:p>
          </table:table-cell>
          <table:table-cell table:formula="of:=([.$J$6]*[.E88]+[.$K$6]*[.F88]+[.$L$6]*[.G88])/(SQRT(POWER([.$J$6];2)+POWER([.$K$6];2)+POWER([.$L$6];2))*SQRT(POWER([.$E88];2)+POWER([.$F88];2)+POWER([.$G88];2)) )" office:value-type="float" office:value="0.999598614108113" calcext:value-type="float">
            <text:p>0.99959861410811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698582744004" calcext:value-type="float">
            <text:p>-0.704698582744004</text:p>
          </table:table-cell>
          <table:table-cell office:value-type="float" office:value="-0.540430045065584" calcext:value-type="float">
            <text:p>-0.540430045065584</text:p>
          </table:table-cell>
          <table:table-cell office:value-type="float" office:value="0.45971216415166" calcext:value-type="float">
            <text:p>0.45971216415166</text:p>
          </table:table-cell>
          <table:table-cell/>
          <table:table-cell table:formula="of:=[.$J$6]/[.E89]+[.$K$6]/[.F89]+[.$L$6]/[.G89]" office:value-type="float" office:value="3.01117095595368" calcext:value-type="float">
            <text:p>3.01117095595368</text:p>
          </table:table-cell>
          <table:table-cell table:formula="of:=([.$J$6]*[.E89]+[.$K$6]*[.F89]+[.$L$6]*[.G89])/(SQRT(POWER([.$J$6];2)+POWER([.$K$6];2)+POWER([.$L$6];2))*SQRT(POWER([.$E89];2)+POWER([.$F89];2)+POWER([.$G89];2)) )" office:value-type="float" office:value="0.999611195199343" calcext:value-type="float">
            <text:p>0.99961119519934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822430938139" calcext:value-type="float">
            <text:p>-0.703822430938139</text:p>
          </table:table-cell>
          <table:table-cell office:value-type="float" office:value="-0.541253891010504" calcext:value-type="float">
            <text:p>-0.541253891010504</text:p>
          </table:table-cell>
          <table:table-cell office:value-type="float" office:value="0.460085004291944" calcext:value-type="float">
            <text:p>0.460085004291944</text:p>
          </table:table-cell>
          <table:table-cell/>
          <table:table-cell table:formula="of:=[.$J$6]/[.E90]+[.$K$6]/[.F90]+[.$L$6]/[.G90]" office:value-type="float" office:value="3.01009876136058" calcext:value-type="float">
            <text:p>3.01009876136058</text:p>
          </table:table-cell>
          <table:table-cell table:formula="of:=([.$J$6]*[.E90]+[.$K$6]*[.F90]+[.$L$6]*[.G90])/(SQRT(POWER([.$J$6];2)+POWER([.$K$6];2)+POWER([.$L$6];2))*SQRT(POWER([.$E90];2)+POWER([.$F90];2)+POWER([.$G90];2)) )" office:value-type="float" office:value="0.999602895503087" calcext:value-type="float">
            <text:p>0.99960289550308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501901381222" calcext:value-type="float">
            <text:p>-0.702501901381222</text:p>
          </table:table-cell>
          <table:table-cell office:value-type="float" office:value="-0.544458235371216" calcext:value-type="float">
            <text:p>-0.544458235371216</text:p>
          </table:table-cell>
          <table:table-cell office:value-type="float" office:value="0.458319002979617" calcext:value-type="float">
            <text:p>0.458319002979617</text:p>
          </table:table-cell>
          <table:table-cell/>
          <table:table-cell table:formula="of:=[.$J$6]/[.E91]+[.$K$6]/[.F91]+[.$L$6]/[.G91]" office:value-type="float" office:value="3.01033056752435" calcext:value-type="float">
            <text:p>3.01033056752435</text:p>
          </table:table-cell>
          <table:table-cell table:formula="of:=([.$J$6]*[.E91]+[.$K$6]*[.F91]+[.$L$6]*[.G91])/(SQRT(POWER([.$J$6];2)+POWER([.$K$6];2)+POWER([.$L$6];2))*SQRT(POWER([.$E91];2)+POWER([.$F91];2)+POWER([.$G91];2)) )" office:value-type="float" office:value="0.999495996308935" calcext:value-type="float">
            <text:p>0.99949599630893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579701579687" calcext:value-type="float">
            <text:p>-0.702579701579687</text:p>
          </table:table-cell>
          <table:table-cell office:value-type="float" office:value="-0.544512695943218" calcext:value-type="float">
            <text:p>-0.544512695943218</text:p>
          </table:table-cell>
          <table:table-cell office:value-type="float" office:value="0.458135009451195" calcext:value-type="float">
            <text:p>0.458135009451195</text:p>
          </table:table-cell>
          <table:table-cell/>
          <table:table-cell table:formula="of:=[.$J$6]/[.E92]+[.$K$6]/[.F92]+[.$L$6]/[.G92]" office:value-type="float" office:value="3.01054471418071" calcext:value-type="float">
            <text:p>3.01054471418071</text:p>
          </table:table-cell>
          <table:table-cell table:formula="of:=([.$J$6]*[.E92]+[.$K$6]*[.F92]+[.$L$6]*[.G92])/(SQRT(POWER([.$J$6];2)+POWER([.$K$6];2)+POWER([.$L$6];2))*SQRT(POWER([.$E92];2)+POWER([.$F92];2)+POWER([.$G92];2)) )" office:value-type="float" office:value="0.999490827558163" calcext:value-type="float">
            <text:p>0.99949082755816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83103190986" calcext:value-type="float">
            <text:p>-0.70283103190986</text:p>
          </table:table-cell>
          <table:table-cell office:value-type="float" office:value="-0.544900126413459" calcext:value-type="float">
            <text:p>-0.544900126413459</text:p>
          </table:table-cell>
          <table:table-cell office:value-type="float" office:value="0.457288085148866" calcext:value-type="float">
            <text:p>0.457288085148866</text:p>
          </table:table-cell>
          <table:table-cell/>
          <table:table-cell table:formula="of:=[.$J$6]/[.E93]+[.$K$6]/[.F93]+[.$L$6]/[.G93]" office:value-type="float" office:value="3.01144725607902" calcext:value-type="float">
            <text:p>3.01144725607902</text:p>
          </table:table-cell>
          <table:table-cell table:formula="of:=([.$J$6]*[.E93]+[.$K$6]*[.F93]+[.$L$6]*[.G93])/(SQRT(POWER([.$J$6];2)+POWER([.$K$6];2)+POWER([.$L$6];2))*SQRT(POWER([.$E93];2)+POWER([.$F93];2)+POWER([.$G93];2)) )" office:value-type="float" office:value="0.999463151925063" calcext:value-type="float">
            <text:p>0.99946315192506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265909668023" calcext:value-type="float">
            <text:p>-0.702265909668023</text:p>
          </table:table-cell>
          <table:table-cell office:value-type="float" office:value="-0.545846495725575" calcext:value-type="float">
            <text:p>-0.545846495725575</text:p>
          </table:table-cell>
          <table:table-cell office:value-type="float" office:value="0.457027565057354" calcext:value-type="float">
            <text:p>0.457027565057354</text:p>
          </table:table-cell>
          <table:table-cell/>
          <table:table-cell table:formula="of:=[.$J$6]/[.E94]+[.$K$6]/[.F94]+[.$L$6]/[.G94]" office:value-type="float" office:value="3.01119255633802" calcext:value-type="float">
            <text:p>3.01119255633802</text:p>
          </table:table-cell>
          <table:table-cell table:formula="of:=([.$J$6]*[.E94]+[.$K$6]*[.F94]+[.$L$6]*[.G94])/(SQRT(POWER([.$J$6];2)+POWER([.$K$6];2)+POWER([.$L$6];2))*SQRT(POWER([.$E94];2)+POWER([.$F94];2)+POWER([.$G94];2)) )" office:value-type="float" office:value="0.99943362070192" calcext:value-type="float">
            <text:p>0.9994336207019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775846198683" calcext:value-type="float">
            <text:p>-0.701775846198683</text:p>
          </table:table-cell>
          <table:table-cell office:value-type="float" office:value="-0.545985703628964" calcext:value-type="float">
            <text:p>-0.545985703628964</text:p>
          </table:table-cell>
          <table:table-cell office:value-type="float" office:value="0.457613672353557" calcext:value-type="float">
            <text:p>0.457613672353557</text:p>
          </table:table-cell>
          <table:table-cell/>
          <table:table-cell table:formula="of:=[.$J$6]/[.E95]+[.$K$6]/[.F95]+[.$L$6]/[.G95]" office:value-type="float" office:value="3.01030278033924" calcext:value-type="float">
            <text:p>3.01030278033924</text:p>
          </table:table-cell>
          <table:table-cell table:formula="of:=([.$J$6]*[.E95]+[.$K$6]*[.F95]+[.$L$6]*[.G95])/(SQRT(POWER([.$J$6];2)+POWER([.$K$6];2)+POWER([.$L$6];2))*SQRT(POWER([.$E95];2)+POWER([.$F95];2)+POWER([.$G95];2)) )" office:value-type="float" office:value="0.999442574927645" calcext:value-type="float">
            <text:p>0.99944257492764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650185481175" calcext:value-type="float">
            <text:p>-0.701650185481175</text:p>
          </table:table-cell>
          <table:table-cell office:value-type="float" office:value="-0.545620952831383" calcext:value-type="float">
            <text:p>-0.545620952831383</text:p>
          </table:table-cell>
          <table:table-cell office:value-type="float" office:value="0.458240977047673" calcext:value-type="float">
            <text:p>0.458240977047673</text:p>
          </table:table-cell>
          <table:table-cell/>
          <table:table-cell table:formula="of:=[.$J$6]/[.E96]+[.$K$6]/[.F96]+[.$L$6]/[.G96]" office:value-type="float" office:value="3.00968405969158" calcext:value-type="float">
            <text:p>3.00968405969158</text:p>
          </table:table-cell>
          <table:table-cell table:formula="of:=([.$J$6]*[.E96]+[.$K$6]*[.F96]+[.$L$6]*[.G96])/(SQRT(POWER([.$J$6];2)+POWER([.$K$6];2)+POWER([.$L$6];2))*SQRT(POWER([.$E96];2)+POWER([.$F96];2)+POWER([.$G96];2)) )" office:value-type="float" office:value="0.999465109299014" calcext:value-type="float">
            <text:p>0.99946510929901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613200899243" calcext:value-type="float">
            <text:p>-0.701613200899243</text:p>
          </table:table-cell>
          <table:table-cell office:value-type="float" office:value="-0.545535140171309" calcext:value-type="float">
            <text:p>-0.545535140171309</text:p>
          </table:table-cell>
          <table:table-cell office:value-type="float" office:value="0.458399746031986" calcext:value-type="float">
            <text:p>0.458399746031986</text:p>
          </table:table-cell>
          <table:table-cell/>
          <table:table-cell table:formula="of:=[.$J$6]/[.E97]+[.$K$6]/[.F97]+[.$L$6]/[.G97]" office:value-type="float" office:value="3.00952424158629" calcext:value-type="float">
            <text:p>3.00952424158629</text:p>
          </table:table-cell>
          <table:table-cell table:formula="of:=([.$J$6]*[.E97]+[.$K$6]*[.F97]+[.$L$6]*[.G97])/(SQRT(POWER([.$J$6];2)+POWER([.$K$6];2)+POWER([.$L$6];2))*SQRT(POWER([.$E97];2)+POWER([.$F97];2)+POWER([.$G97];2)) )" office:value-type="float" office:value="0.999470556922026" calcext:value-type="float">
            <text:p>0.99947055692202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309096877625" calcext:value-type="float">
            <text:p>-0.701309096877625</text:p>
          </table:table-cell>
          <table:table-cell office:value-type="float" office:value="-0.545970074994382" calcext:value-type="float">
            <text:p>-0.545970074994382</text:p>
          </table:table-cell>
          <table:table-cell office:value-type="float" office:value="0.45834727865159" calcext:value-type="float">
            <text:p>0.45834727865159</text:p>
          </table:table-cell>
          <table:table-cell/>
          <table:table-cell table:formula="of:=[.$J$6]/[.E98]+[.$K$6]/[.F98]+[.$L$6]/[.G98]" office:value-type="float" office:value="3.00931765927661" calcext:value-type="float">
            <text:p>3.00931765927661</text:p>
          </table:table-cell>
          <table:table-cell table:formula="of:=([.$J$6]*[.E98]+[.$K$6]*[.F98]+[.$L$6]*[.G98])/(SQRT(POWER([.$J$6];2)+POWER([.$K$6];2)+POWER([.$L$6];2))*SQRT(POWER([.$E98];2)+POWER([.$F98];2)+POWER([.$G98];2)) )" office:value-type="float" office:value="0.999458030581715" calcext:value-type="float">
            <text:p>0.99945803058171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172784578865" calcext:value-type="float">
            <text:p>-0.701172784578865</text:p>
          </table:table-cell>
          <table:table-cell office:value-type="float" office:value="-0.545846109383755" calcext:value-type="float">
            <text:p>-0.545846109383755</text:p>
          </table:table-cell>
          <table:table-cell office:value-type="float" office:value="0.458703336631136" calcext:value-type="float">
            <text:p>0.458703336631136</text:p>
          </table:table-cell>
          <table:table-cell/>
          <table:table-cell table:formula="of:=[.$J$6]/[.E99]+[.$K$6]/[.F99]+[.$L$6]/[.G99]" office:value-type="float" office:value="3.00891625940607" calcext:value-type="float">
            <text:p>3.00891625940607</text:p>
          </table:table-cell>
          <table:table-cell table:formula="of:=([.$J$6]*[.E99]+[.$K$6]*[.F99]+[.$L$6]*[.G99])/(SQRT(POWER([.$J$6];2)+POWER([.$K$6];2)+POWER([.$L$6];2))*SQRT(POWER([.$E99];2)+POWER([.$F99];2)+POWER([.$G99];2)) )" office:value-type="float" office:value="0.999468376373053" calcext:value-type="float">
            <text:p>0.99946837637305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952573789183" calcext:value-type="float">
            <text:p>-0.701952573789183</text:p>
          </table:table-cell>
          <table:table-cell office:value-type="float" office:value="-0.545324381512765" calcext:value-type="float">
            <text:p>-0.545324381512765</text:p>
          </table:table-cell>
          <table:table-cell office:value-type="float" office:value="0.458130879856905" calcext:value-type="float">
            <text:p>0.458130879856905</text:p>
          </table:table-cell>
          <table:table-cell/>
          <table:table-cell table:formula="of:=[.$J$6]/[.E100]+[.$K$6]/[.F100]+[.$L$6]/[.G100]" office:value-type="float" office:value="3.0100236303773" calcext:value-type="float">
            <text:p>3.0100236303773</text:p>
          </table:table-cell>
          <table:table-cell table:formula="of:=([.$J$6]*[.E100]+[.$K$6]*[.F100]+[.$L$6]*[.G100])/(SQRT(POWER([.$J$6];2)+POWER([.$K$6];2)+POWER([.$L$6];2))*SQRT(POWER([.$E100];2)+POWER([.$F100];2)+POWER([.$G100];2)) )" office:value-type="float" office:value="0.999470517783763" calcext:value-type="float">
            <text:p>0.99947051778376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138339514963" calcext:value-type="float">
            <text:p>-0.701138339514963</text:p>
          </table:table-cell>
          <table:table-cell office:value-type="float" office:value="-0.546666957367931" calcext:value-type="float">
            <text:p>-0.546666957367931</text:p>
          </table:table-cell>
          <table:table-cell office:value-type="float" office:value="0.457777529575546" calcext:value-type="float">
            <text:p>0.457777529575546</text:p>
          </table:table-cell>
          <table:table-cell/>
          <table:table-cell table:formula="of:=[.$J$6]/[.E101]+[.$K$6]/[.F101]+[.$L$6]/[.G101]" office:value-type="float" office:value="3.00964870066308" calcext:value-type="float">
            <text:p>3.00964870066308</text:p>
          </table:table-cell>
          <table:table-cell table:formula="of:=([.$J$6]*[.E101]+[.$K$6]*[.F101]+[.$L$6]*[.G101])/(SQRT(POWER([.$J$6];2)+POWER([.$K$6];2)+POWER([.$L$6];2))*SQRT(POWER([.$E101];2)+POWER([.$F101];2)+POWER([.$G101];2)) )" office:value-type="float" office:value="0.999427604951938" calcext:value-type="float">
            <text:p>0.99942760495193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161714352721" calcext:value-type="float">
            <text:p>-0.701161714352721</text:p>
          </table:table-cell>
          <table:table-cell office:value-type="float" office:value="-0.546495045447964" calcext:value-type="float">
            <text:p>-0.546495045447964</text:p>
          </table:table-cell>
          <table:table-cell office:value-type="float" office:value="0.457946957219699" calcext:value-type="float">
            <text:p>0.457946957219699</text:p>
          </table:table-cell>
          <table:table-cell/>
          <table:table-cell table:formula="of:=[.$J$6]/[.E102]+[.$K$6]/[.F102]+[.$L$6]/[.G102]" office:value-type="float" office:value="3.00952713211685" calcext:value-type="float">
            <text:p>3.00952713211685</text:p>
          </table:table-cell>
          <table:table-cell table:formula="of:=([.$J$6]*[.E102]+[.$K$6]*[.F102]+[.$L$6]*[.G102])/(SQRT(POWER([.$J$6];2)+POWER([.$K$6];2)+POWER([.$L$6];2))*SQRT(POWER([.$E102];2)+POWER([.$F102];2)+POWER([.$G102];2)) )" office:value-type="float" office:value="0.999435775381059" calcext:value-type="float">
            <text:p>0.99943577538105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0898225040501" calcext:value-type="float">
            <text:p>-0.700898225040501</text:p>
          </table:table-cell>
          <table:table-cell office:value-type="float" office:value="-0.546072141698057" calcext:value-type="float">
            <text:p>-0.546072141698057</text:p>
          </table:table-cell>
          <table:table-cell office:value-type="float" office:value="0.458853891992181" calcext:value-type="float">
            <text:p>0.458853891992181</text:p>
          </table:table-cell>
          <table:table-cell/>
          <table:table-cell table:formula="of:=[.$J$6]/[.E103]+[.$K$6]/[.F103]+[.$L$6]/[.G103]" office:value-type="float" office:value="3.00857044370613" calcext:value-type="float">
            <text:p>3.00857044370613</text:p>
          </table:table-cell>
          <table:table-cell table:formula="of:=([.$J$6]*[.E103]+[.$K$6]*[.F103]+[.$L$6]*[.G103])/(SQRT(POWER([.$J$6];2)+POWER([.$K$6];2)+POWER([.$L$6];2))*SQRT(POWER([.$E103];2)+POWER([.$F103];2)+POWER([.$G103];2)) )" office:value-type="float" office:value="0.999465207056224" calcext:value-type="float">
            <text:p>0.99946520705622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0805480662636" calcext:value-type="float">
            <text:p>-0.700805480662636</text:p>
          </table:table-cell>
          <table:table-cell office:value-type="float" office:value="-0.546110898084425" calcext:value-type="float">
            <text:p>-0.546110898084425</text:p>
          </table:table-cell>
          <table:table-cell office:value-type="float" office:value="0.45894941471434" calcext:value-type="float">
            <text:p>0.45894941471434</text:p>
          </table:table-cell>
          <table:table-cell/>
          <table:table-cell table:formula="of:=[.$J$6]/[.E104]+[.$K$6]/[.F104]+[.$L$6]/[.G104]" office:value-type="float" office:value="3.00841769606424" calcext:value-type="float">
            <text:p>3.00841769606424</text:p>
          </table:table-cell>
          <table:table-cell table:formula="of:=([.$J$6]*[.E104]+[.$K$6]*[.F104]+[.$L$6]*[.G104])/(SQRT(POWER([.$J$6];2)+POWER([.$K$6];2)+POWER([.$L$6];2))*SQRT(POWER([.$E104];2)+POWER([.$F104];2)+POWER([.$G104];2)) )" office:value-type="float" office:value="0.99946597960493" calcext:value-type="float">
            <text:p>0.9994659796049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0805702704798" calcext:value-type="float">
            <text:p>-0.700805702704798</text:p>
          </table:table-cell>
          <table:table-cell office:value-type="float" office:value="-0.545886540332692" calcext:value-type="float">
            <text:p>-0.545886540332692</text:p>
          </table:table-cell>
          <table:table-cell office:value-type="float" office:value="0.459215910155604" calcext:value-type="float">
            <text:p>0.459215910155604</text:p>
          </table:table-cell>
          <table:table-cell/>
          <table:table-cell table:formula="of:=[.$J$6]/[.E105]+[.$K$6]/[.F105]+[.$L$6]/[.G105]" office:value-type="float" office:value="3.00820250501223" calcext:value-type="float">
            <text:p>3.00820250501223</text:p>
          </table:table-cell>
          <table:table-cell table:formula="of:=([.$J$6]*[.E105]+[.$K$6]*[.F105]+[.$L$6]*[.G105])/(SQRT(POWER([.$J$6];2)+POWER([.$K$6];2)+POWER([.$L$6];2))*SQRT(POWER([.$E105];2)+POWER([.$F105];2)+POWER([.$G105];2)) )" office:value-type="float" office:value="0.99947710859794" calcext:value-type="float">
            <text:p>0.9994771085979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0818032874797" calcext:value-type="float">
            <text:p>-0.700818032874797</text:p>
          </table:table-cell>
          <table:table-cell office:value-type="float" office:value="-0.545887094357997" calcext:value-type="float">
            <text:p>-0.545887094357997</text:p>
          </table:table-cell>
          <table:table-cell office:value-type="float" office:value="0.459196434013684" calcext:value-type="float">
            <text:p>0.459196434013684</text:p>
          </table:table-cell>
          <table:table-cell/>
          <table:table-cell table:formula="of:=[.$J$6]/[.E106]+[.$K$6]/[.F106]+[.$L$6]/[.G106]" office:value-type="float" office:value="3.0082282276589" calcext:value-type="float">
            <text:p>3.0082282276589</text:p>
          </table:table-cell>
          <table:table-cell table:formula="of:=([.$J$6]*[.E106]+[.$K$6]*[.F106]+[.$L$6]*[.G106])/(SQRT(POWER([.$J$6];2)+POWER([.$K$6];2)+POWER([.$L$6];2))*SQRT(POWER([.$E106];2)+POWER([.$F106];2)+POWER([.$G106];2)) )" office:value-type="float" office:value="0.999476727661812" calcext:value-type="float">
            <text:p>0.99947672766181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0835675605599" calcext:value-type="float">
            <text:p>-0.700835675605599</text:p>
          </table:table-cell>
          <table:table-cell office:value-type="float" office:value="-0.545844829448755" calcext:value-type="float">
            <text:p>-0.545844829448755</text:p>
          </table:table-cell>
          <table:table-cell office:value-type="float" office:value="0.45921974909895" calcext:value-type="float">
            <text:p>0.45921974909895</text:p>
          </table:table-cell>
          <table:table-cell/>
          <table:table-cell table:formula="of:=[.$J$6]/[.E107]+[.$K$6]/[.F107]+[.$L$6]/[.G107]" office:value-type="float" office:value="3.00822380965035" calcext:value-type="float">
            <text:p>3.00822380965035</text:p>
          </table:table-cell>
          <table:table-cell table:formula="of:=([.$J$6]*[.E107]+[.$K$6]*[.F107]+[.$L$6]*[.G107])/(SQRT(POWER([.$J$6];2)+POWER([.$K$6];2)+POWER([.$L$6];2))*SQRT(POWER([.$E107];2)+POWER([.$F107];2)+POWER([.$G107];2)) )" office:value-type="float" office:value="0.999478306740554" calcext:value-type="float">
            <text:p>0.99947830674055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0844815675938" calcext:value-type="float">
            <text:p>-0.700844815675938</text:p>
          </table:table-cell>
          <table:table-cell office:value-type="float" office:value="-0.545767437676688" calcext:value-type="float">
            <text:p>-0.545767437676688</text:p>
          </table:table-cell>
          <table:table-cell office:value-type="float" office:value="0.459297777386287" calcext:value-type="float">
            <text:p>0.459297777386287</text:p>
          </table:table-cell>
          <table:table-cell/>
          <table:table-cell table:formula="of:=[.$J$6]/[.E108]+[.$K$6]/[.F108]+[.$L$6]/[.G108]" office:value-type="float" office:value="3.00816849985749" calcext:value-type="float">
            <text:p>3.00816849985749</text:p>
          </table:table-cell>
          <table:table-cell table:formula="of:=([.$J$6]*[.E108]+[.$K$6]*[.F108]+[.$L$6]*[.G108])/(SQRT(POWER([.$J$6];2)+POWER([.$K$6];2)+POWER([.$L$6];2))*SQRT(POWER([.$E108];2)+POWER([.$F108];2)+POWER([.$G108];2)) )" office:value-type="float" office:value="0.999481853708115" calcext:value-type="float">
            <text:p>0.99948185370811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0430675794304" calcext:value-type="float">
            <text:p>-0.700430675794304</text:p>
          </table:table-cell>
          <table:table-cell office:value-type="float" office:value="-0.545724929528129" calcext:value-type="float">
            <text:p>-0.545724929528129</text:p>
          </table:table-cell>
          <table:table-cell office:value-type="float" office:value="0.4599795318249" calcext:value-type="float">
            <text:p>0.4599795318249</text:p>
          </table:table-cell>
          <table:table-cell/>
          <table:table-cell table:formula="of:=[.$J$6]/[.E109]+[.$K$6]/[.F109]+[.$L$6]/[.G109]" office:value-type="float" office:value="3.00728675708994" calcext:value-type="float">
            <text:p>3.00728675708994</text:p>
          </table:table-cell>
          <table:table-cell table:formula="of:=([.$J$6]*[.E109]+[.$K$6]*[.F109]+[.$L$6]*[.G109])/(SQRT(POWER([.$J$6];2)+POWER([.$K$6];2)+POWER([.$L$6];2))*SQRT(POWER([.$E109];2)+POWER([.$F109];2)+POWER([.$G109];2)) )" office:value-type="float" office:value="0.999495437855689" calcext:value-type="float">
            <text:p>0.99949543785568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377590956367" calcext:value-type="float">
            <text:p>-0.701377590956367</text:p>
          </table:table-cell>
          <table:table-cell office:value-type="float" office:value="-0.544851879920605" calcext:value-type="float">
            <text:p>-0.544851879920605</text:p>
          </table:table-cell>
          <table:table-cell office:value-type="float" office:value="0.459571434981795" calcext:value-type="float">
            <text:p>0.459571434981795</text:p>
          </table:table-cell>
          <table:table-cell/>
          <table:table-cell table:formula="of:=[.$J$6]/[.E110]+[.$K$6]/[.F110]+[.$L$6]/[.G110]" office:value-type="float" office:value="3.00838858389363" calcext:value-type="float">
            <text:p>3.00838858389363</text:p>
          </table:table-cell>
          <table:table-cell table:formula="of:=([.$J$6]*[.E110]+[.$K$6]*[.F110]+[.$L$6]*[.G110])/(SQRT(POWER([.$J$6];2)+POWER([.$K$6];2)+POWER([.$L$6];2))*SQRT(POWER([.$E110];2)+POWER([.$F110];2)+POWER([.$G110];2)) )" office:value-type="float" office:value="0.999510983468537" calcext:value-type="float">
            <text:p>0.99951098346853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570036306557" calcext:value-type="float">
            <text:p>-0.701570036306557</text:p>
          </table:table-cell>
          <table:table-cell office:value-type="float" office:value="-0.544514193972777" calcext:value-type="float">
            <text:p>-0.544514193972777</text:p>
          </table:table-cell>
          <table:table-cell office:value-type="float" office:value="0.459677905406594" calcext:value-type="float">
            <text:p>0.459677905406594</text:p>
          </table:table-cell>
          <table:table-cell/>
          <table:table-cell table:formula="of:=[.$J$6]/[.E111]+[.$K$6]/[.F111]+[.$L$6]/[.G111]" office:value-type="float" office:value="3.00846481994947" calcext:value-type="float">
            <text:p>3.00846481994947</text:p>
          </table:table-cell>
          <table:table-cell table:formula="of:=([.$J$6]*[.E111]+[.$K$6]*[.F111]+[.$L$6]*[.G111])/(SQRT(POWER([.$J$6];2)+POWER([.$K$6];2)+POWER([.$L$6];2))*SQRT(POWER([.$E111];2)+POWER([.$F111];2)+POWER([.$G111];2)) )" office:value-type="float" office:value="0.999521528106646" calcext:value-type="float">
            <text:p>0.99952152810664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618009661214" calcext:value-type="float">
            <text:p>-0.701618009661214</text:p>
          </table:table-cell>
          <table:table-cell office:value-type="float" office:value="-0.544415579153957" calcext:value-type="float">
            <text:p>-0.544415579153957</text:p>
          </table:table-cell>
          <table:table-cell office:value-type="float" office:value="0.459721487091367" calcext:value-type="float">
            <text:p>0.459721487091367</text:p>
          </table:table-cell>
          <table:table-cell/>
          <table:table-cell table:formula="of:=[.$J$6]/[.E112]+[.$K$6]/[.F112]+[.$L$6]/[.G112]" office:value-type="float" office:value="3.00847065012559" calcext:value-type="float">
            <text:p>3.00847065012559</text:p>
          </table:table-cell>
          <table:table-cell table:formula="of:=([.$J$6]*[.E112]+[.$K$6]*[.F112]+[.$L$6]*[.G112])/(SQRT(POWER([.$J$6];2)+POWER([.$K$6];2)+POWER([.$L$6];2))*SQRT(POWER([.$E112];2)+POWER([.$F112];2)+POWER([.$G112];2)) )" office:value-type="float" office:value="0.999524811642259" calcext:value-type="float">
            <text:p>0.999524811642259</text:p>
          </table:table-cell>
          <table:table-cell table:number-columns-repeated="9"/>
        </table:table-row>
      </table:table>
      <table:table table:name="36 grad" table:style-name="ta1">
        <table:shapes>
          <draw:frame draw:z-index="0" draw:style-name="gr2" draw:text-style-name="P1" svg:width="453.51pt" svg:height="255.09pt" svg:x="676.37pt" svg:y="375.53pt">
            <draw:object draw:notify-on-update-of-ranges="'36 grad'.J13:'36 grad'.J1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number-columns-repeated="9" table:default-cell-style-name="Default"/>
        <table:table-row table:style-name="ro1">
          <table:table-cell table:number-columns-repeated="7"/>
          <table:table-cell office:value-type="string" calcext:value-type="string">
            <text:p>gamma=</text:p>
          </table:table-cell>
          <table:table-cell table:style-name="ce1" office:value-type="float" office:value="21.8766560906112" calcext:value-type="float">
            <text:p>21.8766560906112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ort</text:p>
          </table:table-cell>
          <table:table-cell office:value-type="string" calcext:value-type="string">
            <text:p>max_vor_line</text:p>
          </table:table-cell>
          <table:table-cell table:style-name="ce1" office:value-type="float" office:value="2.1041223" calcext:value-type="float">
            <text:p>2.1041223</text:p>
          </table:table-cell>
          <table:table-cell table:style-name="ce1" office:value-type="float" office:value="0.70604773" calcext:value-type="float">
            <text:p>0.70604773</text:p>
          </table:table-cell>
          <table:table-cell table:style-name="ce1" office:value-type="float" office:value="-0.48147061" calcext:value-type="float">
            <text:p>-0.48147061</text:p>
          </table:table-cell>
          <table:table-cell table:style-name="ce1" office:value-type="float" office:value="-34.9600510218575" calcext:value-type="float">
            <text:p>-34.9600510218575</text:p>
          </table:table-cell>
          <table:table-cell table:style-name="ce1" office:value-type="float" office:value="-26.3127149457456" calcext:value-type="float">
            <text:p>-26.3127149457456</text:p>
          </table:table-cell>
          <table:table-cell table:style-name="ce1" office:value-type="float" office:value="23.0071481497475" calcext:value-type="float">
            <text:p>23.007148149747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ndmessung_punkt:</text:p>
          </table:table-cell>
          <table:table-cell/>
          <table:table-cell table:style-name="ce2" office:value-type="float" office:value="0.432" calcext:value-type="float">
            <text:p>0.432</text:p>
          </table:table-cell>
          <table:table-cell table:style-name="ce2" office:value-type="float" office:value="-0.532" calcext:value-type="float">
            <text:p>-0.532</text:p>
          </table:table-cell>
          <table:table-cell table:style-name="ce2" office:value-type="float" office:value="0.659" calcext:value-type="float">
            <text:p>0.65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vor (x|y|z)</text:p>
          </table:table-cell>
          <table:table-cell table:style-name="ce2" table:formula="of:=[.L2]" office:value-type="float" office:value="-34.9600510218575" calcext:value-type="float">
            <text:p>-34.9600510218575</text:p>
          </table:table-cell>
          <table:table-cell table:style-name="ce2" table:formula="of:=[.M2]" office:value-type="float" office:value="-26.3127149457456" calcext:value-type="float">
            <text:p>-26.3127149457456</text:p>
          </table:table-cell>
          <table:table-cell table:style-name="ce2" table:formula="of:=[.N2]" office:value-type="float" office:value="23.0071481497475" calcext:value-type="float">
            <text:p>23.007148149747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ektor zur handmessung</text:p>
          </table:table-cell>
          <table:table-cell/>
          <table:table-cell table:style-name="ce2" table:formula="of:=[.D3]-[.I4]" office:value-type="float" office:value="-1.6721223" calcext:value-type="float">
            <text:p>-1.6721223</text:p>
          </table:table-cell>
          <table:table-cell table:style-name="ce2" table:formula="of:=[.E3]-[.J4]" office:value-type="float" office:value="-1.23804773" calcext:value-type="float">
            <text:p>-1.23804773</text:p>
          </table:table-cell>
          <table:table-cell table:style-name="ce2" table:formula="of:=[.F3]-[.K4]" office:value-type="float" office:value="1.14047061" calcext:value-type="float">
            <text:p>1.14047061</text:p>
          </table:table-cell>
          <table:table-cell/>
          <table:table-cell office:value-type="string" calcext:value-type="string">
            <text:p>ort_linie</text:p>
          </table:table-cell>
          <table:table-cell table:formula="of:=[.I2]" office:value-type="float" office:value="2.1041223" calcext:value-type="float">
            <text:p>2.1041223</text:p>
          </table:table-cell>
          <table:table-cell table:formula="of:=[.J2]" office:value-type="float" office:value="0.70604773" calcext:value-type="float">
            <text:p>0.70604773</text:p>
          </table:table-cell>
          <table:table-cell table:style-name="ce2" table:formula="of:=[.K2]" office:value-type="float" office:value="-0.48147061" calcext:value-type="float">
            <text:p>-0.4814706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iert</text:p>
          </table:table-cell>
          <table:table-cell/>
          <table:table-cell table:style-name="ce2" table:formula="of:=[.D4]/SQRT(POWER([.D4];2)+POWER([.E4];2)+POWER([.F4];2))" office:value-type="float" office:value="-0.704751306561801" calcext:value-type="float">
            <text:p>-0.704751306561801</text:p>
          </table:table-cell>
          <table:table-cell table:style-name="ce2" table:formula="of:=[.E4]/SQRT(POWER([.D4];2)+POWER([.E4];2)+POWER([.F4];2))" office:value-type="float" office:value="-0.52180139891883" calcext:value-type="float">
            <text:p>-0.52180139891883</text:p>
          </table:table-cell>
          <table:table-cell table:style-name="ce2" table:formula="of:=[.F4]/SQRT(POWER([.D4];2)+POWER([.E4];2)+POWER([.F4];2))" office:value-type="float" office:value="0.48067545806478" calcext:value-type="float">
            <text:p>0.48067545806478</text:p>
          </table:table-cell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8"/>
          <table:table-cell table:style-name="Default" office:value-type="string" calcext:value-type="string">
            <text:p>c:</text:p>
          </table:table-cell>
          <table:table-cell table:style-name="Default" table:formula="of:=[.D5]" office:value-type="float" office:value="-0.704751306561801" calcext:value-type="float">
            <text:p>-0.704751306561801</text:p>
          </table:table-cell>
          <table:table-cell table:formula="of:=[.E5]" office:value-type="float" office:value="-0.52180139891883" calcext:value-type="float">
            <text:p>-0.52180139891883</text:p>
          </table:table-cell>
          <table:table-cell table:formula="of:=[.F5]" office:value-type="float" office:value="0.48067545806478" calcext:value-type="float">
            <text:p>0.48067545806478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6"/>
          <table:table-cell office:value-type="string" calcext:value-type="string">
            <text:p>genutzer NormalenVektor</text:p>
          </table:table-cell>
          <table:table-cell/>
          <table:table-cell office:value-type="float" office:value="-0.987688340595138" calcext:value-type="float">
            <text:p>-0.987688340595138</text:p>
          </table:table-cell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8"/>
          <table:table-cell office:value-type="float" office:value="0.110615871041237" calcext:value-type="float">
            <text:p>0.110615871041237</text:p>
          </table:table-cell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8"/>
          <table:table-cell office:value-type="float" office:value="-0.110615871041237" calcext:value-type="float">
            <text:p>-0.110615871041237</text:p>
          </table:table-cell>
        </table:table-row>
        <table:table-row table:style-name="ro1">
          <table:table-cell table:number-columns-repeated="8"/>
          <table:table-cell table:style-name="Default" office:value-type="string" calcext:value-type="string">
            <text:p>a_i=r*b_i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8"/>
          <table:table-cell table:style-name="Default"/>
          <table:table-cell table:style-name="Default" office:value-type="string" calcext:value-type="string">
            <text:p>Kosinusähnlichkeit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aste here ----------------------------→</text:p>
          </table:table-cell>
          <table:table-cell table:style-name="ce1" table:number-columns-repeated="2"/>
          <table:table-cell office:value-type="string" calcext:value-type="string">
            <text:p>c:</text:p>
          </table:table-cell>
          <table:table-cell office:value-type="float" office:value="-0.703358354833914" calcext:value-type="float">
            <text:p>-0.703358354833914</text:p>
          </table:table-cell>
          <table:table-cell office:value-type="float" office:value="-0.423902832834841" calcext:value-type="float">
            <text:p>-0.423902832834841</text:p>
          </table:table-cell>
          <table:table-cell office:value-type="float" office:value="0.570607932822466" calcext:value-type="float">
            <text:p>0.570607932822466</text:p>
          </table:table-cell>
          <table:table-cell/>
          <table:table-cell table:formula="of:=[.$J$6]/[.E13]+[.$K$6]/[.F13]+[.$L$6]/[.G13]" office:value-type="float" office:value="3.07531802482025" calcext:value-type="float">
            <text:p>3.07531802482025</text:p>
          </table:table-cell>
          <table:table-cell table:formula="of:=([.$J$6]*[.E13]+[.$K$6]*[.F13]+[.$L$6]*[.G13])/(SQRT(POWER([.$J$6];2)+POWER([.$K$6];2)+POWER([.$L$6];2))*SQRT(POWER([.$E13];2)+POWER([.$F13];2)+POWER([.$G13];2)) )" office:value-type="float" office:value="0.991163040214071" calcext:value-type="float">
            <text:p>0.991163040214071</text:p>
          </table:table-cell>
          <table:table-cell table:number-columns-repeated="2"/>
          <table:table-cell office:value-type="string" calcext:value-type="string">
            <text:p>-1 anitline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528896814388" calcext:value-type="float">
            <text:p>-0.703528896814388</text:p>
          </table:table-cell>
          <table:table-cell office:value-type="float" office:value="-0.435450512011752" calcext:value-type="float">
            <text:p>-0.435450512011752</text:p>
          </table:table-cell>
          <table:table-cell office:value-type="float" office:value="0.56163150101809" calcext:value-type="float">
            <text:p>0.56163150101809</text:p>
          </table:table-cell>
          <table:table-cell/>
          <table:table-cell table:formula="of:=[.$J$6]/[.E14]+[.$K$6]/[.F14]+[.$L$6]/[.G14]" office:value-type="float" office:value="3.055895539516" calcext:value-type="float">
            <text:p>3.055895539516</text:p>
          </table:table-cell>
          <table:table-cell table:formula="of:=([.$J$6]*[.E14]+[.$K$6]*[.F14]+[.$L$6]*[.G14])/(SQRT(POWER([.$J$6];2)+POWER([.$K$6];2)+POWER([.$L$6];2))*SQRT(POWER([.$E14];2)+POWER([.$F14];2)+POWER([.$G14];2)) )" office:value-type="float" office:value="0.992994074577056" calcext:value-type="float">
            <text:p>0.992994074577056</text:p>
          </table:table-cell>
          <table:table-cell table:number-columns-repeated="2"/>
          <table:table-cell office:value-type="string" calcext:value-type="string">
            <text:p>1 line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587643348601" calcext:value-type="float">
            <text:p>-0.710587643348601</text:p>
          </table:table-cell>
          <table:table-cell office:value-type="float" office:value="-0.436062164626869" calcext:value-type="float">
            <text:p>-0.436062164626869</text:p>
          </table:table-cell>
          <table:table-cell office:value-type="float" office:value="0.552191080787449" calcext:value-type="float">
            <text:p>0.552191080787449</text:p>
          </table:table-cell>
          <table:table-cell/>
          <table:table-cell table:formula="of:=[.$J$6]/[.E15]+[.$K$6]/[.F15]+[.$L$6]/[.G15]" office:value-type="float" office:value="3.05889573564005" calcext:value-type="float">
            <text:p>3.05889573564005</text:p>
          </table:table-cell>
          <table:table-cell table:formula="of:=([.$J$6]*[.E15]+[.$K$6]*[.F15]+[.$L$6]*[.G15])/(SQRT(POWER([.$J$6];2)+POWER([.$K$6];2)+POWER([.$L$6];2))*SQRT(POWER([.$E15];2)+POWER([.$F15];2)+POWER([.$G15];2)) )" office:value-type="float" office:value="0.993750118291264" calcext:value-type="float">
            <text:p>0.993750118291264</text:p>
          </table:table-cell>
          <table:table-cell table:number-columns-repeated="2"/>
          <table:table-cell office:value-type="string" calcext:value-type="string">
            <text:p>0 orthogonal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587643348601" calcext:value-type="float">
            <text:p>-0.710587643348601</text:p>
          </table:table-cell>
          <table:table-cell office:value-type="float" office:value="-0.436062164626869" calcext:value-type="float">
            <text:p>-0.436062164626869</text:p>
          </table:table-cell>
          <table:table-cell office:value-type="float" office:value="0.552191080787449" calcext:value-type="float">
            <text:p>0.552191080787449</text:p>
          </table:table-cell>
          <table:table-cell/>
          <table:table-cell table:formula="of:=[.$J$6]/[.E16]+[.$K$6]/[.F16]+[.$L$6]/[.G16]" office:value-type="float" office:value="3.05889573564005" calcext:value-type="float">
            <text:p>3.05889573564005</text:p>
          </table:table-cell>
          <table:table-cell table:formula="of:=([.$J$6]*[.E16]+[.$K$6]*[.F16]+[.$L$6]*[.G16])/(SQRT(POWER([.$J$6];2)+POWER([.$K$6];2)+POWER([.$L$6];2))*SQRT(POWER([.$E16];2)+POWER([.$F16];2)+POWER([.$G16];2)) )" office:value-type="float" office:value="0.993750118291264" calcext:value-type="float">
            <text:p>0.99375011829126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887259643023" calcext:value-type="float">
            <text:p>-0.707887259643023</text:p>
          </table:table-cell>
          <table:table-cell office:value-type="float" office:value="-0.440417768746365" calcext:value-type="float">
            <text:p>-0.440417768746365</text:p>
          </table:table-cell>
          <table:table-cell office:value-type="float" office:value="0.552202695219396" calcext:value-type="float">
            <text:p>0.552202695219396</text:p>
          </table:table-cell>
          <table:table-cell/>
          <table:table-cell table:formula="of:=[.$J$6]/[.E17]+[.$K$6]/[.F17]+[.$L$6]/[.G17]" office:value-type="float" office:value="3.05082656301107" calcext:value-type="float">
            <text:p>3.05082656301107</text:p>
          </table:table-cell>
          <table:table-cell table:formula="of:=([.$J$6]*[.E17]+[.$K$6]*[.F17]+[.$L$6]*[.G17])/(SQRT(POWER([.$J$6];2)+POWER([.$K$6];2)+POWER([.$L$6];2))*SQRT(POWER([.$E17];2)+POWER([.$F17];2)+POWER([.$G17];2)) )" office:value-type="float" office:value="0.994125362441626" calcext:value-type="float">
            <text:p>0.99412536244162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9211680652433" calcext:value-type="float">
            <text:p>-0.699211680652433</text:p>
          </table:table-cell>
          <table:table-cell office:value-type="float" office:value="-0.418266858970733" calcext:value-type="float">
            <text:p>-0.418266858970733</text:p>
          </table:table-cell>
          <table:table-cell office:value-type="float" office:value="0.579789496564017" calcext:value-type="float">
            <text:p>0.579789496564017</text:p>
          </table:table-cell>
          <table:table-cell/>
          <table:table-cell table:formula="of:=[.$J$6]/[.E18]+[.$K$6]/[.F18]+[.$L$6]/[.G18]" office:value-type="float" office:value="3.08450661460576" calcext:value-type="float">
            <text:p>3.08450661460576</text:p>
          </table:table-cell>
          <table:table-cell table:formula="of:=([.$J$6]*[.E18]+[.$K$6]*[.F18]+[.$L$6]*[.G18])/(SQRT(POWER([.$J$6];2)+POWER([.$K$6];2)+POWER([.$L$6];2))*SQRT(POWER([.$E18];2)+POWER([.$F18];2)+POWER([.$G18];2)) )" office:value-type="float" office:value="0.989713159477446" calcext:value-type="float">
            <text:p>0.98971315947744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9211680652433" calcext:value-type="float">
            <text:p>-0.699211680652433</text:p>
          </table:table-cell>
          <table:table-cell office:value-type="float" office:value="-0.418266858970733" calcext:value-type="float">
            <text:p>-0.418266858970733</text:p>
          </table:table-cell>
          <table:table-cell office:value-type="float" office:value="0.579789496564017" calcext:value-type="float">
            <text:p>0.579789496564017</text:p>
          </table:table-cell>
          <table:table-cell/>
          <table:table-cell table:formula="of:=[.$J$6]/[.E19]+[.$K$6]/[.F19]+[.$L$6]/[.G19]" office:value-type="float" office:value="3.08450661460576" calcext:value-type="float">
            <text:p>3.08450661460576</text:p>
          </table:table-cell>
          <table:table-cell table:formula="of:=([.$J$6]*[.E19]+[.$K$6]*[.F19]+[.$L$6]*[.G19])/(SQRT(POWER([.$J$6];2)+POWER([.$K$6];2)+POWER([.$L$6];2))*SQRT(POWER([.$E19];2)+POWER([.$F19];2)+POWER([.$G19];2)) )" office:value-type="float" office:value="0.989713159477446" calcext:value-type="float">
            <text:p>0.98971315947744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278867231146" calcext:value-type="float">
            <text:p>-0.710278867231146</text:p>
          </table:table-cell>
          <table:table-cell office:value-type="float" office:value="-0.431254895766571" calcext:value-type="float">
            <text:p>-0.431254895766571</text:p>
          </table:table-cell>
          <table:table-cell office:value-type="float" office:value="0.556348043622159" calcext:value-type="float">
            <text:p>0.556348043622159</text:p>
          </table:table-cell>
          <table:table-cell/>
          <table:table-cell table:formula="of:=[.$J$6]/[.E20]+[.$K$6]/[.F20]+[.$L$6]/[.G20]" office:value-type="float" office:value="3.06616165299852" calcext:value-type="float">
            <text:p>3.06616165299852</text:p>
          </table:table-cell>
          <table:table-cell table:formula="of:=([.$J$6]*[.E20]+[.$K$6]*[.F20]+[.$L$6]*[.G20])/(SQRT(POWER([.$J$6];2)+POWER([.$K$6];2)+POWER([.$L$6];2))*SQRT(POWER([.$E20];2)+POWER([.$F20];2)+POWER([.$G20];2)) )" office:value-type="float" office:value="0.993022218317503" calcext:value-type="float">
            <text:p>0.99302221831750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266279282156" calcext:value-type="float">
            <text:p>-0.709266279282156</text:p>
          </table:table-cell>
          <table:table-cell office:value-type="float" office:value="-0.451496559043401" calcext:value-type="float">
            <text:p>-0.451496559043401</text:p>
          </table:table-cell>
          <table:table-cell office:value-type="float" office:value="0.541379905653337" calcext:value-type="float">
            <text:p>0.541379905653337</text:p>
          </table:table-cell>
          <table:table-cell/>
          <table:table-cell table:formula="of:=[.$J$6]/[.E21]+[.$K$6]/[.F21]+[.$L$6]/[.G21]" office:value-type="float" office:value="3.03722031181757" calcext:value-type="float">
            <text:p>3.03722031181757</text:p>
          </table:table-cell>
          <table:table-cell table:formula="of:=([.$J$6]*[.E21]+[.$K$6]*[.F21]+[.$L$6]*[.G21])/(SQRT(POWER([.$J$6];2)+POWER([.$K$6];2)+POWER([.$L$6];2))*SQRT(POWER([.$E21];2)+POWER([.$F21];2)+POWER([.$G21];2)) )" office:value-type="float" office:value="0.995675907277196" calcext:value-type="float">
            <text:p>0.99567590727719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007309187451" calcext:value-type="float">
            <text:p>-0.713007309187451</text:p>
          </table:table-cell>
          <table:table-cell office:value-type="float" office:value="-0.450869252750961" calcext:value-type="float">
            <text:p>-0.450869252750961</text:p>
          </table:table-cell>
          <table:table-cell office:value-type="float" office:value="0.536970663974356" calcext:value-type="float">
            <text:p>0.536970663974356</text:p>
          </table:table-cell>
          <table:table-cell/>
          <table:table-cell table:formula="of:=[.$J$6]/[.E22]+[.$K$6]/[.F22]+[.$L$6]/[.G22]" office:value-type="float" office:value="3.04090545417502" calcext:value-type="float">
            <text:p>3.04090545417502</text:p>
          </table:table-cell>
          <table:table-cell table:formula="of:=([.$J$6]*[.E22]+[.$K$6]*[.F22]+[.$L$6]*[.G22])/(SQRT(POWER([.$J$6];2)+POWER([.$K$6];2)+POWER([.$L$6];2))*SQRT(POWER([.$E22];2)+POWER([.$F22];2)+POWER([.$G22];2)) )" office:value-type="float" office:value="0.995865659426132" calcext:value-type="float">
            <text:p>0.99586565942613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1209819348" calcext:value-type="float">
            <text:p>-0.7081209819348</text:p>
          </table:table-cell>
          <table:table-cell office:value-type="float" office:value="-0.455446181008836" calcext:value-type="float">
            <text:p>-0.455446181008836</text:p>
          </table:table-cell>
          <table:table-cell office:value-type="float" office:value="0.539567837392261" calcext:value-type="float">
            <text:p>0.539567837392261</text:p>
          </table:table-cell>
          <table:table-cell/>
          <table:table-cell table:formula="of:=[.$J$6]/[.E23]+[.$K$6]/[.F23]+[.$L$6]/[.G23]" office:value-type="float" office:value="3.03178684707603" calcext:value-type="float">
            <text:p>3.03178684707603</text:p>
          </table:table-cell>
          <table:table-cell table:formula="of:=([.$J$6]*[.E23]+[.$K$6]*[.F23]+[.$L$6]*[.G23])/(SQRT(POWER([.$J$6];2)+POWER([.$K$6];2)+POWER([.$L$6];2))*SQRT(POWER([.$E23];2)+POWER([.$F23];2)+POWER([.$G23];2)) )" office:value-type="float" office:value="0.996058659000573" calcext:value-type="float">
            <text:p>0.99605865900057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1209819348" calcext:value-type="float">
            <text:p>-0.7081209819348</text:p>
          </table:table-cell>
          <table:table-cell office:value-type="float" office:value="-0.455446181008836" calcext:value-type="float">
            <text:p>-0.455446181008836</text:p>
          </table:table-cell>
          <table:table-cell office:value-type="float" office:value="0.539567837392261" calcext:value-type="float">
            <text:p>0.539567837392261</text:p>
          </table:table-cell>
          <table:table-cell/>
          <table:table-cell table:formula="of:=[.$J$6]/[.E24]+[.$K$6]/[.F24]+[.$L$6]/[.G24]" office:value-type="float" office:value="3.03178684707603" calcext:value-type="float">
            <text:p>3.03178684707603</text:p>
          </table:table-cell>
          <table:table-cell table:formula="of:=([.$J$6]*[.E24]+[.$K$6]*[.F24]+[.$L$6]*[.G24])/(SQRT(POWER([.$J$6];2)+POWER([.$K$6];2)+POWER([.$L$6];2))*SQRT(POWER([.$E24];2)+POWER([.$F24];2)+POWER([.$G24];2)) )" office:value-type="float" office:value="0.996058659000573" calcext:value-type="float">
            <text:p>0.99605865900057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18852981896" calcext:value-type="float">
            <text:p>-0.70218852981896</text:p>
          </table:table-cell>
          <table:table-cell office:value-type="float" office:value="-0.455068110515008" calcext:value-type="float">
            <text:p>-0.455068110515008</text:p>
          </table:table-cell>
          <table:table-cell office:value-type="float" office:value="0.547580389881694" calcext:value-type="float">
            <text:p>0.547580389881694</text:p>
          </table:table-cell>
          <table:table-cell/>
          <table:table-cell table:formula="of:=[.$J$6]/[.E25]+[.$K$6]/[.F25]+[.$L$6]/[.G25]" office:value-type="float" office:value="3.02811146664044" calcext:value-type="float">
            <text:p>3.02811146664044</text:p>
          </table:table-cell>
          <table:table-cell table:formula="of:=([.$J$6]*[.E25]+[.$K$6]*[.F25]+[.$L$6]*[.G25])/(SQRT(POWER([.$J$6];2)+POWER([.$K$6];2)+POWER([.$L$6];2))*SQRT(POWER([.$E25];2)+POWER([.$F25];2)+POWER([.$G25];2)) )" office:value-type="float" office:value="0.995531915246376" calcext:value-type="float">
            <text:p>0.99553191524637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384686264045" calcext:value-type="float">
            <text:p>-0.705384686264045</text:p>
          </table:table-cell>
          <table:table-cell office:value-type="float" office:value="-0.459862533712043" calcext:value-type="float">
            <text:p>-0.459862533712043</text:p>
          </table:table-cell>
          <table:table-cell office:value-type="float" office:value="0.539406057133321" calcext:value-type="float">
            <text:p>0.539406057133321</text:p>
          </table:table-cell>
          <table:table-cell/>
          <table:table-cell table:formula="of:=[.$J$6]/[.E26]+[.$K$6]/[.F26]+[.$L$6]/[.G26]" office:value-type="float" office:value="3.02491191145122" calcext:value-type="float">
            <text:p>3.02491191145122</text:p>
          </table:table-cell>
          <table:table-cell table:formula="of:=([.$J$6]*[.E26]+[.$K$6]*[.F26]+[.$L$6]*[.G26])/(SQRT(POWER([.$J$6];2)+POWER([.$K$6];2)+POWER([.$L$6];2))*SQRT(POWER([.$E26];2)+POWER([.$F26];2)+POWER([.$G26];2)) )" office:value-type="float" office:value="0.996356946270049" calcext:value-type="float">
            <text:p>0.99635694627004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20204553694" calcext:value-type="float">
            <text:p>-0.71220204553694</text:p>
          </table:table-cell>
          <table:table-cell office:value-type="float" office:value="-0.462148247108222" calcext:value-type="float">
            <text:p>-0.462148247108222</text:p>
          </table:table-cell>
          <table:table-cell office:value-type="float" office:value="0.528381721890336" calcext:value-type="float">
            <text:p>0.528381721890336</text:p>
          </table:table-cell>
          <table:table-cell/>
          <table:table-cell table:formula="of:=[.$J$6]/[.E27]+[.$K$6]/[.F27]+[.$L$6]/[.G27]" office:value-type="float" office:value="3.02832890687019" calcext:value-type="float">
            <text:p>3.02832890687019</text:p>
          </table:table-cell>
          <table:table-cell table:formula="of:=([.$J$6]*[.E27]+[.$K$6]*[.F27]+[.$L$6]*[.G27])/(SQRT(POWER([.$J$6];2)+POWER([.$K$6];2)+POWER([.$L$6];2))*SQRT(POWER([.$E27];2)+POWER([.$F27];2)+POWER([.$G27];2)) )" office:value-type="float" office:value="0.997055050179796" calcext:value-type="float">
            <text:p>0.99705505017979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592419148783" calcext:value-type="float">
            <text:p>-0.715592419148783</text:p>
          </table:table-cell>
          <table:table-cell office:value-type="float" office:value="-0.453372339614652" calcext:value-type="float">
            <text:p>-0.453372339614652</text:p>
          </table:table-cell>
          <table:table-cell office:value-type="float" office:value="0.531395343721724" calcext:value-type="float">
            <text:p>0.531395343721724</text:p>
          </table:table-cell>
          <table:table-cell/>
          <table:table-cell table:formula="of:=[.$J$6]/[.E28]+[.$K$6]/[.F28]+[.$L$6]/[.G28]" office:value-type="float" office:value="3.04033701196214" calcext:value-type="float">
            <text:p>3.04033701196214</text:p>
          </table:table-cell>
          <table:table-cell table:formula="of:=([.$J$6]*[.E28]+[.$K$6]*[.F28]+[.$L$6]*[.G28])/(SQRT(POWER([.$J$6];2)+POWER([.$K$6];2)+POWER([.$L$6];2))*SQRT(POWER([.$E28];2)+POWER([.$F28];2)+POWER([.$G28];2)) )" office:value-type="float" office:value="0.996313713659784" calcext:value-type="float">
            <text:p>0.99631371365978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242920549915" calcext:value-type="float">
            <text:p>-0.717242920549915</text:p>
          </table:table-cell>
          <table:table-cell office:value-type="float" office:value="-0.453767872089479" calcext:value-type="float">
            <text:p>-0.453767872089479</text:p>
          </table:table-cell>
          <table:table-cell office:value-type="float" office:value="0.528826352577493" calcext:value-type="float">
            <text:p>0.528826352577493</text:p>
          </table:table-cell>
          <table:table-cell/>
          <table:table-cell table:formula="of:=[.$J$6]/[.E29]+[.$K$6]/[.F29]+[.$L$6]/[.G29]" office:value-type="float" office:value="3.04146171335739" calcext:value-type="float">
            <text:p>3.04146171335739</text:p>
          </table:table-cell>
          <table:table-cell table:formula="of:=([.$J$6]*[.E29]+[.$K$6]*[.F29]+[.$L$6]*[.G29])/(SQRT(POWER([.$J$6];2)+POWER([.$K$6];2)+POWER([.$L$6];2))*SQRT(POWER([.$E29];2)+POWER([.$F29];2)+POWER([.$G29];2)) )" office:value-type="float" office:value="0.996448445082379" calcext:value-type="float">
            <text:p>0.99644844508237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790890556394" calcext:value-type="float">
            <text:p>-0.715790890556394</text:p>
          </table:table-cell>
          <table:table-cell office:value-type="float" office:value="-0.460484290962141" calcext:value-type="float">
            <text:p>-0.460484290962141</text:p>
          </table:table-cell>
          <table:table-cell office:value-type="float" office:value="0.524973921993826" calcext:value-type="float">
            <text:p>0.524973921993826</text:p>
          </table:table-cell>
          <table:table-cell/>
          <table:table-cell table:formula="of:=[.$J$6]/[.E30]+[.$K$6]/[.F30]+[.$L$6]/[.G30]" office:value-type="float" office:value="3.03335273561406" calcext:value-type="float">
            <text:p>3.03335273561406</text:p>
          </table:table-cell>
          <table:table-cell table:formula="of:=([.$J$6]*[.E30]+[.$K$6]*[.F30]+[.$L$6]*[.G30])/(SQRT(POWER([.$J$6];2)+POWER([.$K$6];2)+POWER([.$L$6];2))*SQRT(POWER([.$E30];2)+POWER([.$F30];2)+POWER([.$G30];2)) )" office:value-type="float" office:value="0.99707799297529" calcext:value-type="float">
            <text:p>0.9970779929752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598590062843" calcext:value-type="float">
            <text:p>-0.707598590062843</text:p>
          </table:table-cell>
          <table:table-cell office:value-type="float" office:value="-0.472964349227445" calcext:value-type="float">
            <text:p>-0.472964349227445</text:p>
          </table:table-cell>
          <table:table-cell office:value-type="float" office:value="0.524984723302436" calcext:value-type="float">
            <text:p>0.524984723302436</text:p>
          </table:table-cell>
          <table:table-cell/>
          <table:table-cell table:formula="of:=[.$J$6]/[.E31]+[.$K$6]/[.F31]+[.$L$6]/[.G31]" office:value-type="float" office:value="3.01483243454272" calcext:value-type="float">
            <text:p>3.01483243454272</text:p>
          </table:table-cell>
          <table:table-cell table:formula="of:=([.$J$6]*[.E31]+[.$K$6]*[.F31]+[.$L$6]*[.G31])/(SQRT(POWER([.$J$6];2)+POWER([.$K$6];2)+POWER([.$L$6];2))*SQRT(POWER([.$E31];2)+POWER([.$F31];2)+POWER([.$G31];2)) )" office:value-type="float" office:value="0.997821762284102" calcext:value-type="float">
            <text:p>0.99782176228410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598590062843" calcext:value-type="float">
            <text:p>-0.707598590062843</text:p>
          </table:table-cell>
          <table:table-cell office:value-type="float" office:value="-0.472964349227445" calcext:value-type="float">
            <text:p>-0.472964349227445</text:p>
          </table:table-cell>
          <table:table-cell office:value-type="float" office:value="0.524984723302436" calcext:value-type="float">
            <text:p>0.524984723302436</text:p>
          </table:table-cell>
          <table:table-cell/>
          <table:table-cell table:formula="of:=[.$J$6]/[.E32]+[.$K$6]/[.F32]+[.$L$6]/[.G32]" office:value-type="float" office:value="3.01483243454272" calcext:value-type="float">
            <text:p>3.01483243454272</text:p>
          </table:table-cell>
          <table:table-cell table:formula="of:=([.$J$6]*[.E32]+[.$K$6]*[.F32]+[.$L$6]*[.G32])/(SQRT(POWER([.$J$6];2)+POWER([.$K$6];2)+POWER([.$L$6];2))*SQRT(POWER([.$E32];2)+POWER([.$F32];2)+POWER([.$G32];2)) )" office:value-type="float" office:value="0.997821762284102" calcext:value-type="float">
            <text:p>0.99782176228410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132570871377" calcext:value-type="float">
            <text:p>-0.707132570871377</text:p>
          </table:table-cell>
          <table:table-cell office:value-type="float" office:value="-0.476669950139144" calcext:value-type="float">
            <text:p>-0.476669950139144</text:p>
          </table:table-cell>
          <table:table-cell office:value-type="float" office:value="0.522254043399553" calcext:value-type="float">
            <text:p>0.522254043399553</text:p>
          </table:table-cell>
          <table:table-cell/>
          <table:table-cell table:formula="of:=[.$J$6]/[.E33]+[.$K$6]/[.F33]+[.$L$6]/[.G33]" office:value-type="float" office:value="3.01169949894809" calcext:value-type="float">
            <text:p>3.01169949894809</text:p>
          </table:table-cell>
          <table:table-cell table:formula="of:=([.$J$6]*[.E33]+[.$K$6]*[.F33]+[.$L$6]*[.G33])/(SQRT(POWER([.$J$6];2)+POWER([.$K$6];2)+POWER([.$L$6];2))*SQRT(POWER([.$E33];2)+POWER([.$F33];2)+POWER([.$G33];2)) )" office:value-type="float" office:value="0.998114351576447" calcext:value-type="float">
            <text:p>0.99811435157644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52779514348" calcext:value-type="float">
            <text:p>-0.71052779514348</text:p>
          </table:table-cell>
          <table:table-cell office:value-type="float" office:value="-0.476135181616926" calcext:value-type="float">
            <text:p>-0.476135181616926</text:p>
          </table:table-cell>
          <table:table-cell office:value-type="float" office:value="0.518117304435166" calcext:value-type="float">
            <text:p>0.518117304435166</text:p>
          </table:table-cell>
          <table:table-cell/>
          <table:table-cell table:formula="of:=[.$J$6]/[.E34]+[.$K$6]/[.F34]+[.$L$6]/[.G34]" office:value-type="float" office:value="3.01551514561831" calcext:value-type="float">
            <text:p>3.01551514561831</text:p>
          </table:table-cell>
          <table:table-cell table:formula="of:=([.$J$6]*[.E34]+[.$K$6]*[.F34]+[.$L$6]*[.G34])/(SQRT(POWER([.$J$6];2)+POWER([.$K$6];2)+POWER([.$L$6];2))*SQRT(POWER([.$E34];2)+POWER([.$F34];2)+POWER([.$G34];2)) )" office:value-type="float" office:value="0.998239668458689" calcext:value-type="float">
            <text:p>0.99823966845868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61935330873" calcext:value-type="float">
            <text:p>-0.71161935330873</text:p>
          </table:table-cell>
          <table:table-cell office:value-type="float" office:value="-0.476415052078426" calcext:value-type="float">
            <text:p>-0.476415052078426</text:p>
          </table:table-cell>
          <table:table-cell office:value-type="float" office:value="0.516358977988739" calcext:value-type="float">
            <text:p>0.516358977988739</text:p>
          </table:table-cell>
          <table:table-cell/>
          <table:table-cell table:formula="of:=[.$J$6]/[.E35]+[.$K$6]/[.F35]+[.$L$6]/[.G35]" office:value-type="float" office:value="3.01650907528656" calcext:value-type="float">
            <text:p>3.01650907528656</text:p>
          </table:table-cell>
          <table:table-cell table:formula="of:=([.$J$6]*[.E35]+[.$K$6]*[.F35]+[.$L$6]*[.G35])/(SQRT(POWER([.$J$6];2)+POWER([.$K$6];2)+POWER([.$L$6];2))*SQRT(POWER([.$E35];2)+POWER([.$F35];2)+POWER([.$G35];2)) )" office:value-type="float" office:value="0.998309797930101" calcext:value-type="float">
            <text:p>0.99830979793010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61935330873" calcext:value-type="float">
            <text:p>-0.71161935330873</text:p>
          </table:table-cell>
          <table:table-cell office:value-type="float" office:value="-0.476415052078426" calcext:value-type="float">
            <text:p>-0.476415052078426</text:p>
          </table:table-cell>
          <table:table-cell office:value-type="float" office:value="0.516358977988739" calcext:value-type="float">
            <text:p>0.516358977988739</text:p>
          </table:table-cell>
          <table:table-cell/>
          <table:table-cell table:formula="of:=[.$J$6]/[.E36]+[.$K$6]/[.F36]+[.$L$6]/[.G36]" office:value-type="float" office:value="3.01650907528656" calcext:value-type="float">
            <text:p>3.01650907528656</text:p>
          </table:table-cell>
          <table:table-cell table:formula="of:=([.$J$6]*[.E36]+[.$K$6]*[.F36]+[.$L$6]*[.G36])/(SQRT(POWER([.$J$6];2)+POWER([.$K$6];2)+POWER([.$L$6];2))*SQRT(POWER([.$E36];2)+POWER([.$F36];2)+POWER([.$G36];2)) )" office:value-type="float" office:value="0.998309797930101" calcext:value-type="float">
            <text:p>0.99830979793010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382354803899" calcext:value-type="float">
            <text:p>-0.711382354803899</text:p>
          </table:table-cell>
          <table:table-cell office:value-type="float" office:value="-0.476957387343809" calcext:value-type="float">
            <text:p>-0.476957387343809</text:p>
          </table:table-cell>
          <table:table-cell office:value-type="float" office:value="0.516184846670093" calcext:value-type="float">
            <text:p>0.516184846670093</text:p>
          </table:table-cell>
          <table:table-cell/>
          <table:table-cell table:formula="of:=[.$J$6]/[.E37]+[.$K$6]/[.F37]+[.$L$6]/[.G37]" office:value-type="float" office:value="3.01590764490931" calcext:value-type="float">
            <text:p>3.01590764490931</text:p>
          </table:table-cell>
          <table:table-cell table:formula="of:=([.$J$6]*[.E37]+[.$K$6]*[.F37]+[.$L$6]*[.G37])/(SQRT(POWER([.$J$6];2)+POWER([.$K$6];2)+POWER([.$L$6];2))*SQRT(POWER([.$E37];2)+POWER([.$F37];2)+POWER([.$G37];2)) )" office:value-type="float" office:value="0.998342063572974" calcext:value-type="float">
            <text:p>0.99834206357297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141404453354" calcext:value-type="float">
            <text:p>-0.715141404453354</text:p>
          </table:table-cell>
          <table:table-cell office:value-type="float" office:value="-0.478494119756697" calcext:value-type="float">
            <text:p>-0.478494119756697</text:p>
          </table:table-cell>
          <table:table-cell office:value-type="float" office:value="0.509525415455154" calcext:value-type="float">
            <text:p>0.509525415455154</text:p>
          </table:table-cell>
          <table:table-cell/>
          <table:table-cell table:formula="of:=[.$J$6]/[.E38]+[.$K$6]/[.F38]+[.$L$6]/[.G38]" office:value-type="float" office:value="3.01935747741715" calcext:value-type="float">
            <text:p>3.01935747741715</text:p>
          </table:table-cell>
          <table:table-cell table:formula="of:=([.$J$6]*[.E38]+[.$K$6]*[.F38]+[.$L$6]*[.G38])/(SQRT(POWER([.$J$6];2)+POWER([.$K$6];2)+POWER([.$L$6];2))*SQRT(POWER([.$E38];2)+POWER([.$F38];2)+POWER([.$G38];2)) )" office:value-type="float" office:value="0.998592102697975" calcext:value-type="float">
            <text:p>0.99859210269797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141404453354" calcext:value-type="float">
            <text:p>-0.715141404453354</text:p>
          </table:table-cell>
          <table:table-cell office:value-type="float" office:value="-0.478494119756697" calcext:value-type="float">
            <text:p>-0.478494119756697</text:p>
          </table:table-cell>
          <table:table-cell office:value-type="float" office:value="0.509525415455154" calcext:value-type="float">
            <text:p>0.509525415455154</text:p>
          </table:table-cell>
          <table:table-cell/>
          <table:table-cell table:formula="of:=[.$J$6]/[.E39]+[.$K$6]/[.F39]+[.$L$6]/[.G39]" office:value-type="float" office:value="3.01935747741715" calcext:value-type="float">
            <text:p>3.01935747741715</text:p>
          </table:table-cell>
          <table:table-cell table:formula="of:=([.$J$6]*[.E39]+[.$K$6]*[.F39]+[.$L$6]*[.G39])/(SQRT(POWER([.$J$6];2)+POWER([.$K$6];2)+POWER([.$L$6];2))*SQRT(POWER([.$E39];2)+POWER([.$F39];2)+POWER([.$G39];2)) )" office:value-type="float" office:value="0.998592102697975" calcext:value-type="float">
            <text:p>0.99859210269797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011708539829" calcext:value-type="float">
            <text:p>-0.714011708539829</text:p>
          </table:table-cell>
          <table:table-cell office:value-type="float" office:value="-0.484101716216389" calcext:value-type="float">
            <text:p>-0.484101716216389</text:p>
          </table:table-cell>
          <table:table-cell office:value-type="float" office:value="0.505799177959376" calcext:value-type="float">
            <text:p>0.505799177959376</text:p>
          </table:table-cell>
          <table:table-cell/>
          <table:table-cell table:formula="of:=[.$J$6]/[.E40]+[.$K$6]/[.F40]+[.$L$6]/[.G40]" office:value-type="float" office:value="3.01523466831625" calcext:value-type="float">
            <text:p>3.01523466831625</text:p>
          </table:table-cell>
          <table:table-cell table:formula="of:=([.$J$6]*[.E40]+[.$K$6]*[.F40]+[.$L$6]*[.G40])/(SQRT(POWER([.$J$6];2)+POWER([.$K$6];2)+POWER([.$L$6];2))*SQRT(POWER([.$E40];2)+POWER([.$F40];2)+POWER([.$G40];2)) )" office:value-type="float" office:value="0.998930888788999" calcext:value-type="float">
            <text:p>0.99893088878899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536836066068" calcext:value-type="float">
            <text:p>-0.709536836066068</text:p>
          </table:table-cell>
          <table:table-cell office:value-type="float" office:value="-0.49042657961552" calcext:value-type="float">
            <text:p>-0.49042657961552</text:p>
          </table:table-cell>
          <table:table-cell office:value-type="float" office:value="0.506003209744736" calcext:value-type="float">
            <text:p>0.506003209744736</text:p>
          </table:table-cell>
          <table:table-cell/>
          <table:table-cell table:formula="of:=[.$J$6]/[.E41]+[.$K$6]/[.F41]+[.$L$6]/[.G41]" office:value-type="float" office:value="3.00717543922358" calcext:value-type="float">
            <text:p>3.00717543922358</text:p>
          </table:table-cell>
          <table:table-cell table:formula="of:=([.$J$6]*[.E41]+[.$K$6]*[.F41]+[.$L$6]*[.G41])/(SQRT(POWER([.$J$6];2)+POWER([.$K$6];2)+POWER([.$L$6];2))*SQRT(POWER([.$E41];2)+POWER([.$F41];2)+POWER([.$G41];2)) )" office:value-type="float" office:value="0.999175612207944" calcext:value-type="float">
            <text:p>0.99917561220794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885405596535" calcext:value-type="float">
            <text:p>-0.710885405596535</text:p>
          </table:table-cell>
          <table:table-cell office:value-type="float" office:value="-0.490577215359081" calcext:value-type="float">
            <text:p>-0.490577215359081</text:p>
          </table:table-cell>
          <table:table-cell office:value-type="float" office:value="0.50396025228224" calcext:value-type="float">
            <text:p>0.50396025228224</text:p>
          </table:table-cell>
          <table:table-cell/>
          <table:table-cell table:formula="of:=[.$J$6]/[.E42]+[.$K$6]/[.F42]+[.$L$6]/[.G42]" office:value-type="float" office:value="3.00881539913671" calcext:value-type="float">
            <text:p>3.00881539913671</text:p>
          </table:table-cell>
          <table:table-cell table:formula="of:=([.$J$6]*[.E42]+[.$K$6]*[.F42]+[.$L$6]*[.G42])/(SQRT(POWER([.$J$6];2)+POWER([.$K$6];2)+POWER([.$L$6];2))*SQRT(POWER([.$E42];2)+POWER([.$F42];2)+POWER([.$G42];2)) )" office:value-type="float" office:value="0.999222620774155" calcext:value-type="float">
            <text:p>0.99922262077415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782625375635" calcext:value-type="float">
            <text:p>-0.708782625375635</text:p>
          </table:table-cell>
          <table:table-cell office:value-type="float" office:value="-0.492252789529867" calcext:value-type="float">
            <text:p>-0.492252789529867</text:p>
          </table:table-cell>
          <table:table-cell office:value-type="float" office:value="0.505286434773076" calcext:value-type="float">
            <text:p>0.505286434773076</text:p>
          </table:table-cell>
          <table:table-cell/>
          <table:table-cell table:formula="of:=[.$J$6]/[.E43]+[.$K$6]/[.F43]+[.$L$6]/[.G43]" office:value-type="float" office:value="3.0056326603173" calcext:value-type="float">
            <text:p>3.0056326603173</text:p>
          </table:table-cell>
          <table:table-cell table:formula="of:=([.$J$6]*[.E43]+[.$K$6]*[.F43]+[.$L$6]*[.G43])/(SQRT(POWER([.$J$6];2)+POWER([.$K$6];2)+POWER([.$L$6];2))*SQRT(POWER([.$E43];2)+POWER([.$F43];2)+POWER([.$G43];2)) )" office:value-type="float" office:value="0.999252463988632" calcext:value-type="float">
            <text:p>0.99925246398863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782625375635" calcext:value-type="float">
            <text:p>-0.708782625375635</text:p>
          </table:table-cell>
          <table:table-cell office:value-type="float" office:value="-0.492252789529867" calcext:value-type="float">
            <text:p>-0.492252789529867</text:p>
          </table:table-cell>
          <table:table-cell office:value-type="float" office:value="0.505286434773076" calcext:value-type="float">
            <text:p>0.505286434773076</text:p>
          </table:table-cell>
          <table:table-cell/>
          <table:table-cell table:formula="of:=[.$J$6]/[.E44]+[.$K$6]/[.F44]+[.$L$6]/[.G44]" office:value-type="float" office:value="3.0056326603173" calcext:value-type="float">
            <text:p>3.0056326603173</text:p>
          </table:table-cell>
          <table:table-cell table:formula="of:=([.$J$6]*[.E44]+[.$K$6]*[.F44]+[.$L$6]*[.G44])/(SQRT(POWER([.$J$6];2)+POWER([.$K$6];2)+POWER([.$L$6];2))*SQRT(POWER([.$E44];2)+POWER([.$F44];2)+POWER([.$G44];2)) )" office:value-type="float" office:value="0.999252463988632" calcext:value-type="float">
            <text:p>0.99925246398863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776565819652" calcext:value-type="float">
            <text:p>-0.711776565819652</text:p>
          </table:table-cell>
          <table:table-cell office:value-type="float" office:value="-0.49451919563694" calcext:value-type="float">
            <text:p>-0.49451919563694</text:p>
          </table:table-cell>
          <table:table-cell office:value-type="float" office:value="0.498823501347497" calcext:value-type="float">
            <text:p>0.498823501347497</text:p>
          </table:table-cell>
          <table:table-cell/>
          <table:table-cell table:formula="of:=[.$J$6]/[.E45]+[.$K$6]/[.F45]+[.$L$6]/[.G45]" office:value-type="float" office:value="3.00891742210524" calcext:value-type="float">
            <text:p>3.00891742210524</text:p>
          </table:table-cell>
          <table:table-cell table:formula="of:=([.$J$6]*[.E45]+[.$K$6]*[.F45]+[.$L$6]*[.G45])/(SQRT(POWER([.$J$6];2)+POWER([.$K$6];2)+POWER([.$L$6];2))*SQRT(POWER([.$E45];2)+POWER([.$F45];2)+POWER([.$G45];2)) )" office:value-type="float" office:value="0.999438487820727" calcext:value-type="float">
            <text:p>0.99943848782072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776565819652" calcext:value-type="float">
            <text:p>-0.711776565819652</text:p>
          </table:table-cell>
          <table:table-cell office:value-type="float" office:value="-0.49451919563694" calcext:value-type="float">
            <text:p>-0.49451919563694</text:p>
          </table:table-cell>
          <table:table-cell office:value-type="float" office:value="0.498823501347497" calcext:value-type="float">
            <text:p>0.498823501347497</text:p>
          </table:table-cell>
          <table:table-cell/>
          <table:table-cell table:formula="of:=[.$J$6]/[.E46]+[.$K$6]/[.F46]+[.$L$6]/[.G46]" office:value-type="float" office:value="3.00891742210524" calcext:value-type="float">
            <text:p>3.00891742210524</text:p>
          </table:table-cell>
          <table:table-cell table:formula="of:=([.$J$6]*[.E46]+[.$K$6]*[.F46]+[.$L$6]*[.G46])/(SQRT(POWER([.$J$6];2)+POWER([.$K$6];2)+POWER([.$L$6];2))*SQRT(POWER([.$E46];2)+POWER([.$F46];2)+POWER([.$G46];2)) )" office:value-type="float" office:value="0.999438487820727" calcext:value-type="float">
            <text:p>0.99943848782072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646029228718" calcext:value-type="float">
            <text:p>-0.712646029228718</text:p>
          </table:table-cell>
          <table:table-cell office:value-type="float" office:value="-0.500268235512024" calcext:value-type="float">
            <text:p>-0.500268235512024</text:p>
          </table:table-cell>
          <table:table-cell office:value-type="float" office:value="0.491800091055529" calcext:value-type="float">
            <text:p>0.491800091055529</text:p>
          </table:table-cell>
          <table:table-cell/>
          <table:table-cell table:formula="of:=[.$J$6]/[.E47]+[.$K$6]/[.F47]+[.$L$6]/[.G47]" office:value-type="float" office:value="3.0093449596367" calcext:value-type="float">
            <text:p>3.0093449596367</text:p>
          </table:table-cell>
          <table:table-cell table:formula="of:=([.$J$6]*[.E47]+[.$K$6]*[.F47]+[.$L$6]*[.G47])/(SQRT(POWER([.$J$6];2)+POWER([.$K$6];2)+POWER([.$L$6];2))*SQRT(POWER([.$E47];2)+POWER([.$F47];2)+POWER([.$G47];2)) )" office:value-type="float" office:value="0.999675119384265" calcext:value-type="float">
            <text:p>0.99967511938426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747022843115" calcext:value-type="float">
            <text:p>-0.713747022843115</text:p>
          </table:table-cell>
          <table:table-cell office:value-type="float" office:value="-0.498930750736834" calcext:value-type="float">
            <text:p>-0.498930750736834</text:p>
          </table:table-cell>
          <table:table-cell office:value-type="float" office:value="0.491562095112885" calcext:value-type="float">
            <text:p>0.491562095112885</text:p>
          </table:table-cell>
          <table:table-cell/>
          <table:table-cell table:formula="of:=[.$J$6]/[.E48]+[.$K$6]/[.F48]+[.$L$6]/[.G48]" office:value-type="float" office:value="3.01108879268951" calcext:value-type="float">
            <text:p>3.01108879268951</text:p>
          </table:table-cell>
          <table:table-cell table:formula="of:=([.$J$6]*[.E48]+[.$K$6]*[.F48]+[.$L$6]*[.G48])/(SQRT(POWER([.$J$6];2)+POWER([.$K$6];2)+POWER([.$L$6];2))*SQRT(POWER([.$E48];2)+POWER([.$F48];2)+POWER([.$G48];2)) )" office:value-type="float" office:value="0.999638745837052" calcext:value-type="float">
            <text:p>0.99963874583705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198796858547" calcext:value-type="float">
            <text:p>-0.715198796858547</text:p>
          </table:table-cell>
          <table:table-cell office:value-type="float" office:value="-0.498579946697488" calcext:value-type="float">
            <text:p>-0.498579946697488</text:p>
          </table:table-cell>
          <table:table-cell office:value-type="float" office:value="0.489804775112714" calcext:value-type="float">
            <text:p>0.489804775112714</text:p>
          </table:table-cell>
          <table:table-cell/>
          <table:table-cell table:formula="of:=[.$J$6]/[.E49]+[.$K$6]/[.F49]+[.$L$6]/[.G49]" office:value-type="float" office:value="3.01332868463543" calcext:value-type="float">
            <text:p>3.01332868463543</text:p>
          </table:table-cell>
          <table:table-cell table:formula="of:=([.$J$6]*[.E49]+[.$K$6]*[.F49]+[.$L$6]*[.G49])/(SQRT(POWER([.$J$6];2)+POWER([.$K$6];2)+POWER([.$L$6];2))*SQRT(POWER([.$E49];2)+POWER([.$F49];2)+POWER([.$G49];2)) )" office:value-type="float" office:value="0.999634134836735" calcext:value-type="float">
            <text:p>0.99963413483673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008530434382" calcext:value-type="float">
            <text:p>-0.712008530434382</text:p>
          </table:table-cell>
          <table:table-cell office:value-type="float" office:value="-0.502369254634472" calcext:value-type="float">
            <text:p>-0.502369254634472</text:p>
          </table:table-cell>
          <table:table-cell office:value-type="float" office:value="0.490580252952232" calcext:value-type="float">
            <text:p>0.490580252952232</text:p>
          </table:table-cell>
          <table:table-cell/>
          <table:table-cell table:formula="of:=[.$J$6]/[.E50]+[.$K$6]/[.F50]+[.$L$6]/[.G50]" office:value-type="float" office:value="3.00829843188219" calcext:value-type="float">
            <text:p>3.00829843188219</text:p>
          </table:table-cell>
          <table:table-cell table:formula="of:=([.$J$6]*[.E50]+[.$K$6]*[.F50]+[.$L$6]*[.G50])/(SQRT(POWER([.$J$6];2)+POWER([.$K$6];2)+POWER([.$L$6];2))*SQRT(POWER([.$E50];2)+POWER([.$F50];2)+POWER([.$G50];2)) )" office:value-type="float" office:value="0.999735809754206" calcext:value-type="float">
            <text:p>0.99973580975420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580928879538" calcext:value-type="float">
            <text:p>-0.710580928879538</text:p>
          </table:table-cell>
          <table:table-cell office:value-type="float" office:value="-0.505838335782486" calcext:value-type="float">
            <text:p>-0.505838335782486</text:p>
          </table:table-cell>
          <table:table-cell office:value-type="float" office:value="0.489083143816569" calcext:value-type="float">
            <text:p>0.489083143816569</text:p>
          </table:table-cell>
          <table:table-cell/>
          <table:table-cell table:formula="of:=[.$J$6]/[.E51]+[.$K$6]/[.F51]+[.$L$6]/[.G51]" office:value-type="float" office:value="3.00616290656154" calcext:value-type="float">
            <text:p>3.00616290656154</text:p>
          </table:table-cell>
          <table:table-cell table:formula="of:=([.$J$6]*[.E51]+[.$K$6]*[.F51]+[.$L$6]*[.G51])/(SQRT(POWER([.$J$6];2)+POWER([.$K$6];2)+POWER([.$L$6];2))*SQRT(POWER([.$E51];2)+POWER([.$F51];2)+POWER([.$G51];2)) )" office:value-type="float" office:value="0.999820253469618" calcext:value-type="float">
            <text:p>0.99982025346961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886009320245" calcext:value-type="float">
            <text:p>-0.711886009320245</text:p>
          </table:table-cell>
          <table:table-cell office:value-type="float" office:value="-0.505438262144683" calcext:value-type="float">
            <text:p>-0.505438262144683</text:p>
          </table:table-cell>
          <table:table-cell office:value-type="float" office:value="0.48759662928927" calcext:value-type="float">
            <text:p>0.48759662928927</text:p>
          </table:table-cell>
          <table:table-cell/>
          <table:table-cell table:formula="of:=[.$J$6]/[.E52]+[.$K$6]/[.F52]+[.$L$6]/[.G52]" office:value-type="float" office:value="3.00815743999814" calcext:value-type="float">
            <text:p>3.00815743999814</text:p>
          </table:table-cell>
          <table:table-cell table:formula="of:=([.$J$6]*[.E52]+[.$K$6]*[.F52]+[.$L$6]*[.G52])/(SQRT(POWER([.$J$6];2)+POWER([.$K$6];2)+POWER([.$L$6];2))*SQRT(POWER([.$E52];2)+POWER([.$F52];2)+POWER([.$G52];2)) )" office:value-type="float" office:value="0.99981672058017" calcext:value-type="float">
            <text:p>0.9998167205801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17726455109" calcext:value-type="float">
            <text:p>-0.71117726455109</text:p>
          </table:table-cell>
          <table:table-cell office:value-type="float" office:value="-0.506450320598536" calcext:value-type="float">
            <text:p>-0.506450320598536</text:p>
          </table:table-cell>
          <table:table-cell office:value-type="float" office:value="0.487580732957393" calcext:value-type="float">
            <text:p>0.487580732957393</text:p>
          </table:table-cell>
          <table:table-cell/>
          <table:table-cell table:formula="of:=[.$J$6]/[.E53]+[.$K$6]/[.F53]+[.$L$6]/[.G53]" office:value-type="float" office:value="3.00711313977892" calcext:value-type="float">
            <text:p>3.00711313977892</text:p>
          </table:table-cell>
          <table:table-cell table:formula="of:=([.$J$6]*[.E53]+[.$K$6]*[.F53]+[.$L$6]*[.G53])/(SQRT(POWER([.$J$6];2)+POWER([.$K$6];2)+POWER([.$L$6];2))*SQRT(POWER([.$E53];2)+POWER([.$F53];2)+POWER([.$G53];2)) )" office:value-type="float" office:value="0.999837684318491" calcext:value-type="float">
            <text:p>0.99983768431849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092476686417" calcext:value-type="float">
            <text:p>-0.712092476686417</text:p>
          </table:table-cell>
          <table:table-cell office:value-type="float" office:value="-0.510289956869007" calcext:value-type="float">
            <text:p>-0.510289956869007</text:p>
          </table:table-cell>
          <table:table-cell office:value-type="float" office:value="0.48221205352545" calcext:value-type="float">
            <text:p>0.48221205352545</text:p>
          </table:table-cell>
          <table:table-cell/>
          <table:table-cell table:formula="of:=[.$J$6]/[.E54]+[.$K$6]/[.F54]+[.$L$6]/[.G54]" office:value-type="float" office:value="3.00906278077788" calcext:value-type="float">
            <text:p>3.00906278077788</text:p>
          </table:table-cell>
          <table:table-cell table:formula="of:=([.$J$6]*[.E54]+[.$K$6]*[.F54]+[.$L$6]*[.G54])/(SQRT(POWER([.$J$6];2)+POWER([.$K$6];2)+POWER([.$L$6];2))*SQRT(POWER([.$E54];2)+POWER([.$F54];2)+POWER([.$G54];2)) )" office:value-type="float" office:value="0.999905616398763" calcext:value-type="float">
            <text:p>0.99990561639876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092476686417" calcext:value-type="float">
            <text:p>-0.712092476686417</text:p>
          </table:table-cell>
          <table:table-cell office:value-type="float" office:value="-0.510289956869007" calcext:value-type="float">
            <text:p>-0.510289956869007</text:p>
          </table:table-cell>
          <table:table-cell office:value-type="float" office:value="0.48221205352545" calcext:value-type="float">
            <text:p>0.48221205352545</text:p>
          </table:table-cell>
          <table:table-cell/>
          <table:table-cell table:formula="of:=[.$J$6]/[.E55]+[.$K$6]/[.F55]+[.$L$6]/[.G55]" office:value-type="float" office:value="3.00906278077788" calcext:value-type="float">
            <text:p>3.00906278077788</text:p>
          </table:table-cell>
          <table:table-cell table:formula="of:=([.$J$6]*[.E55]+[.$K$6]*[.F55]+[.$L$6]*[.G55])/(SQRT(POWER([.$J$6];2)+POWER([.$K$6];2)+POWER([.$L$6];2))*SQRT(POWER([.$E55];2)+POWER([.$F55];2)+POWER([.$G55];2)) )" office:value-type="float" office:value="0.999905616398763" calcext:value-type="float">
            <text:p>0.99990561639876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862947402258" calcext:value-type="float">
            <text:p>-0.712862947402258</text:p>
          </table:table-cell>
          <table:table-cell office:value-type="float" office:value="-0.514414522807305" calcext:value-type="float">
            <text:p>-0.514414522807305</text:p>
          </table:table-cell>
          <table:table-cell office:value-type="float" office:value="0.47665933007327" calcext:value-type="float">
            <text:p>0.47665933007327</text:p>
          </table:table-cell>
          <table:table-cell/>
          <table:table-cell table:formula="of:=[.$J$6]/[.E56]+[.$K$6]/[.F56]+[.$L$6]/[.G56]" office:value-type="float" office:value="3.01140638404172" calcext:value-type="float">
            <text:p>3.01140638404172</text:p>
          </table:table-cell>
          <table:table-cell table:formula="of:=([.$J$6]*[.E56]+[.$K$6]*[.F56]+[.$L$6]*[.G56])/(SQRT(POWER([.$J$6];2)+POWER([.$K$6];2)+POWER([.$L$6];2))*SQRT(POWER([.$E56];2)+POWER([.$F56];2)+POWER([.$G56];2)) )" office:value-type="float" office:value="0.999931753030072" calcext:value-type="float">
            <text:p>0.99993175303007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783990617902" calcext:value-type="float">
            <text:p>-0.711783990617902</text:p>
          </table:table-cell>
          <table:table-cell office:value-type="float" office:value="-0.520489975909966" calcext:value-type="float">
            <text:p>-0.520489975909966</text:p>
          </table:table-cell>
          <table:table-cell office:value-type="float" office:value="0.47165001396936" calcext:value-type="float">
            <text:p>0.47165001396936</text:p>
          </table:table-cell>
          <table:table-cell/>
          <table:table-cell table:formula="of:=[.$J$6]/[.E57]+[.$K$6]/[.F57]+[.$L$6]/[.G57]" office:value-type="float" office:value="3.01177512319509" calcext:value-type="float">
            <text:p>3.01177512319509</text:p>
          </table:table-cell>
          <table:table-cell table:formula="of:=([.$J$6]*[.E57]+[.$K$6]*[.F57]+[.$L$6]*[.G57])/(SQRT(POWER([.$J$6];2)+POWER([.$K$6];2)+POWER([.$L$6];2))*SQRT(POWER([.$E57];2)+POWER([.$F57];2)+POWER([.$G57];2)) )" office:value-type="float" office:value="0.99993368144177" calcext:value-type="float">
            <text:p>0.9999336814417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497166565875" calcext:value-type="float">
            <text:p>-0.712497166565875</text:p>
          </table:table-cell>
          <table:table-cell office:value-type="float" office:value="-0.522502193973507" calcext:value-type="float">
            <text:p>-0.522502193973507</text:p>
          </table:table-cell>
          <table:table-cell office:value-type="float" office:value="0.468336679033867" calcext:value-type="float">
            <text:p>0.468336679033867</text:p>
          </table:table-cell>
          <table:table-cell/>
          <table:table-cell table:formula="of:=[.$J$6]/[.E58]+[.$K$6]/[.F58]+[.$L$6]/[.G58]" office:value-type="float" office:value="3.01413330456814" calcext:value-type="float">
            <text:p>3.01413330456814</text:p>
          </table:table-cell>
          <table:table-cell table:formula="of:=([.$J$6]*[.E58]+[.$K$6]*[.F58]+[.$L$6]*[.G58])/(SQRT(POWER([.$J$6];2)+POWER([.$K$6];2)+POWER([.$L$6];2))*SQRT(POWER([.$E58];2)+POWER([.$F58];2)+POWER([.$G58];2)) )" office:value-type="float" office:value="0.999893632535557" calcext:value-type="float">
            <text:p>0.99989363253555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164922496019" calcext:value-type="float">
            <text:p>-0.712164922496019</text:p>
          </table:table-cell>
          <table:table-cell office:value-type="float" office:value="-0.524002369982257" calcext:value-type="float">
            <text:p>-0.524002369982257</text:p>
          </table:table-cell>
          <table:table-cell office:value-type="float" office:value="0.467164467205305" calcext:value-type="float">
            <text:p>0.467164467205305</text:p>
          </table:table-cell>
          <table:table-cell/>
          <table:table-cell table:formula="of:=[.$J$6]/[.E59]+[.$K$6]/[.F59]+[.$L$6]/[.G59]" office:value-type="float" office:value="3.01431099440262" calcext:value-type="float">
            <text:p>3.01431099440262</text:p>
          </table:table-cell>
          <table:table-cell table:formula="of:=([.$J$6]*[.E59]+[.$K$6]*[.F59]+[.$L$6]*[.G59])/(SQRT(POWER([.$J$6];2)+POWER([.$K$6];2)+POWER([.$L$6];2))*SQRT(POWER([.$E59];2)+POWER([.$F59];2)+POWER([.$G59];2)) )" office:value-type="float" office:value="0.999878823575577" calcext:value-type="float">
            <text:p>0.99987882357557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826884419826" calcext:value-type="float">
            <text:p>-0.710826884419826</text:p>
          </table:table-cell>
          <table:table-cell office:value-type="float" office:value="-0.525359990931713" calcext:value-type="float">
            <text:p>-0.525359990931713</text:p>
          </table:table-cell>
          <table:table-cell office:value-type="float" office:value="0.467677260847941" calcext:value-type="float">
            <text:p>0.467677260847941</text:p>
          </table:table-cell>
          <table:table-cell/>
          <table:table-cell table:formula="of:=[.$J$6]/[.E60]+[.$K$6]/[.F60]+[.$L$6]/[.G60]" office:value-type="float" office:value="3.01247226870026" calcext:value-type="float">
            <text:p>3.01247226870026</text:p>
          </table:table-cell>
          <table:table-cell table:formula="of:=([.$J$6]*[.E60]+[.$K$6]*[.F60]+[.$L$6]*[.G60])/(SQRT(POWER([.$J$6];2)+POWER([.$K$6];2)+POWER([.$L$6];2))*SQRT(POWER([.$E60];2)+POWER([.$F60];2)+POWER([.$G60];2)) )" office:value-type="float" office:value="0.999890735322845" calcext:value-type="float">
            <text:p>0.99989073532284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640010103133" calcext:value-type="float">
            <text:p>-0.709640010103133</text:p>
          </table:table-cell>
          <table:table-cell office:value-type="float" office:value="-0.527094451891624" calcext:value-type="float">
            <text:p>-0.527094451891624</text:p>
          </table:table-cell>
          <table:table-cell office:value-type="float" office:value="0.467528068511286" calcext:value-type="float">
            <text:p>0.467528068511286</text:p>
          </table:table-cell>
          <table:table-cell/>
          <table:table-cell table:formula="of:=[.$J$6]/[.E61]+[.$K$6]/[.F61]+[.$L$6]/[.G61]" office:value-type="float" office:value="3.0111901351606" calcext:value-type="float">
            <text:p>3.0111901351606</text:p>
          </table:table-cell>
          <table:table-cell table:formula="of:=([.$J$6]*[.E61]+[.$K$6]*[.F61]+[.$L$6]*[.G61])/(SQRT(POWER([.$J$6];2)+POWER([.$K$6];2)+POWER([.$L$6];2))*SQRT(POWER([.$E61];2)+POWER([.$F61];2)+POWER([.$G61];2)) )" office:value-type="float" office:value="0.99988761515792" calcext:value-type="float">
            <text:p>0.9998876151579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404294578417" calcext:value-type="float">
            <text:p>-0.709404294578417</text:p>
          </table:table-cell>
          <table:table-cell office:value-type="float" office:value="-0.527099320328809" calcext:value-type="float">
            <text:p>-0.527099320328809</text:p>
          </table:table-cell>
          <table:table-cell office:value-type="float" office:value="0.467880169853999" calcext:value-type="float">
            <text:p>0.467880169853999</text:p>
          </table:table-cell>
          <table:table-cell/>
          <table:table-cell table:formula="of:=[.$J$6]/[.E62]+[.$K$6]/[.F62]+[.$L$6]/[.G62]" office:value-type="float" office:value="3.01073726670674" calcext:value-type="float">
            <text:p>3.01073726670674</text:p>
          </table:table-cell>
          <table:table-cell table:formula="of:=([.$J$6]*[.E62]+[.$K$6]*[.F62]+[.$L$6]*[.G62])/(SQRT(POWER([.$J$6];2)+POWER([.$K$6];2)+POWER([.$L$6];2))*SQRT(POWER([.$E62];2)+POWER([.$F62];2)+POWER([.$G62];2)) )" office:value-type="float" office:value="0.999893281165427" calcext:value-type="float">
            <text:p>0.99989328116542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855631225378" calcext:value-type="float">
            <text:p>-0.709855631225378</text:p>
          </table:table-cell>
          <table:table-cell office:value-type="float" office:value="-0.528000023942063" calcext:value-type="float">
            <text:p>-0.528000023942063</text:p>
          </table:table-cell>
          <table:table-cell office:value-type="float" office:value="0.466176959463679" calcext:value-type="float">
            <text:p>0.466176959463679</text:p>
          </table:table-cell>
          <table:table-cell/>
          <table:table-cell table:formula="of:=[.$J$6]/[.E63]+[.$K$6]/[.F63]+[.$L$6]/[.G63]" office:value-type="float" office:value="3.01217037628979" calcext:value-type="float">
            <text:p>3.01217037628979</text:p>
          </table:table-cell>
          <table:table-cell table:formula="of:=([.$J$6]*[.E63]+[.$K$6]*[.F63]+[.$L$6]*[.G63])/(SQRT(POWER([.$J$6];2)+POWER([.$K$6];2)+POWER([.$L$6];2))*SQRT(POWER([.$E63];2)+POWER([.$F63];2)+POWER([.$G63];2)) )" office:value-type="float" office:value="0.999862658227932" calcext:value-type="float">
            <text:p>0.99986265822793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878796366751" calcext:value-type="float">
            <text:p>-0.708878796366751</text:p>
          </table:table-cell>
          <table:table-cell office:value-type="float" office:value="-0.531978454310621" calcext:value-type="float">
            <text:p>-0.531978454310621</text:p>
          </table:table-cell>
          <table:table-cell office:value-type="float" office:value="0.463130409507851" calcext:value-type="float">
            <text:p>0.463130409507851</text:p>
          </table:table-cell>
          <table:table-cell/>
          <table:table-cell table:formula="of:=[.$J$6]/[.E64]+[.$K$6]/[.F64]+[.$L$6]/[.G64]" office:value-type="float" office:value="3.01293046414664" calcext:value-type="float">
            <text:p>3.01293046414664</text:p>
          </table:table-cell>
          <table:table-cell table:formula="of:=([.$J$6]*[.E64]+[.$K$6]*[.F64]+[.$L$6]*[.G64])/(SQRT(POWER([.$J$6];2)+POWER([.$K$6];2)+POWER([.$L$6];2))*SQRT(POWER([.$E64];2)+POWER([.$F64];2)+POWER([.$G64];2)) )" office:value-type="float" office:value="0.999785781321299" calcext:value-type="float">
            <text:p>0.99978578132129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448434054634" calcext:value-type="float">
            <text:p>-0.708448434054634</text:p>
          </table:table-cell>
          <table:table-cell office:value-type="float" office:value="-0.532131759292547" calcext:value-type="float">
            <text:p>-0.532131759292547</text:p>
          </table:table-cell>
          <table:table-cell office:value-type="float" office:value="0.463612561345953" calcext:value-type="float">
            <text:p>0.463612561345953</text:p>
          </table:table-cell>
          <table:table-cell/>
          <table:table-cell table:formula="of:=[.$J$6]/[.E65]+[.$K$6]/[.F65]+[.$L$6]/[.G65]" office:value-type="float" office:value="3.01217242700384" calcext:value-type="float">
            <text:p>3.01217242700384</text:p>
          </table:table-cell>
          <table:table-cell table:formula="of:=([.$J$6]*[.E65]+[.$K$6]*[.F65]+[.$L$6]*[.G65])/(SQRT(POWER([.$J$6];2)+POWER([.$K$6];2)+POWER([.$L$6];2))*SQRT(POWER([.$E65];2)+POWER([.$F65];2)+POWER([.$G65];2)) )" office:value-type="float" office:value="0.999794236229207" calcext:value-type="float">
            <text:p>0.99979423622920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557515063119" calcext:value-type="float">
            <text:p>-0.708557515063119</text:p>
          </table:table-cell>
          <table:table-cell office:value-type="float" office:value="-0.533636392851074" calcext:value-type="float">
            <text:p>-0.533636392851074</text:p>
          </table:table-cell>
          <table:table-cell office:value-type="float" office:value="0.461712516694612" calcext:value-type="float">
            <text:p>0.461712516694612</text:p>
          </table:table-cell>
          <table:table-cell/>
          <table:table-cell table:formula="of:=[.$J$6]/[.E66]+[.$K$6]/[.F66]+[.$L$6]/[.G66]" office:value-type="float" office:value="3.01352110236807" calcext:value-type="float">
            <text:p>3.01352110236807</text:p>
          </table:table-cell>
          <table:table-cell table:formula="of:=([.$J$6]*[.E66]+[.$K$6]*[.F66]+[.$L$6]*[.G66])/(SQRT(POWER([.$J$6];2)+POWER([.$K$6];2)+POWER([.$L$6];2))*SQRT(POWER([.$E66];2)+POWER([.$F66];2)+POWER([.$G66];2)) )" office:value-type="float" office:value="0.99974292627503" calcext:value-type="float">
            <text:p>0.9997429262750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039139522084" calcext:value-type="float">
            <text:p>-0.706039139522084</text:p>
          </table:table-cell>
          <table:table-cell office:value-type="float" office:value="-0.537801200304655" calcext:value-type="float">
            <text:p>-0.537801200304655</text:p>
          </table:table-cell>
          <table:table-cell office:value-type="float" office:value="0.460737020884786" calcext:value-type="float">
            <text:p>0.460737020884786</text:p>
          </table:table-cell>
          <table:table-cell/>
          <table:table-cell table:formula="of:=[.$J$6]/[.E67]+[.$K$6]/[.F67]+[.$L$6]/[.G67]" office:value-type="float" office:value="3.01170066654379" calcext:value-type="float">
            <text:p>3.01170066654379</text:p>
          </table:table-cell>
          <table:table-cell table:formula="of:=([.$J$6]*[.E67]+[.$K$6]*[.F67]+[.$L$6]*[.G67])/(SQRT(POWER([.$J$6];2)+POWER([.$K$6];2)+POWER([.$L$6];2))*SQRT(POWER([.$E67];2)+POWER([.$F67];2)+POWER([.$G67];2)) )" office:value-type="float" office:value="0.99967240328235" calcext:value-type="float">
            <text:p>0.9996724032823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811784116355" calcext:value-type="float">
            <text:p>-0.705811784116355</text:p>
          </table:table-cell>
          <table:table-cell office:value-type="float" office:value="-0.537711803390098" calcext:value-type="float">
            <text:p>-0.537711803390098</text:p>
          </table:table-cell>
          <table:table-cell office:value-type="float" office:value="0.46118948589214" calcext:value-type="float">
            <text:p>0.46118948589214</text:p>
          </table:table-cell>
          <table:table-cell/>
          <table:table-cell table:formula="of:=[.$J$6]/[.E68]+[.$K$6]/[.F68]+[.$L$6]/[.G68]" office:value-type="float" office:value="3.01115996711131" calcext:value-type="float">
            <text:p>3.01115996711131</text:p>
          </table:table-cell>
          <table:table-cell table:formula="of:=([.$J$6]*[.E68]+[.$K$6]*[.F68]+[.$L$6]*[.G68])/(SQRT(POWER([.$J$6];2)+POWER([.$K$6];2)+POWER([.$L$6];2))*SQRT(POWER([.$E68];2)+POWER([.$F68];2)+POWER([.$G68];2)) )" office:value-type="float" office:value="0.999683015652702" calcext:value-type="float">
            <text:p>0.99968301565270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633634986434" calcext:value-type="float">
            <text:p>-0.705633634986434</text:p>
          </table:table-cell>
          <table:table-cell office:value-type="float" office:value="-0.538708076950005" calcext:value-type="float">
            <text:p>-0.538708076950005</text:p>
          </table:table-cell>
          <table:table-cell office:value-type="float" office:value="0.460298578104104" calcext:value-type="float">
            <text:p>0.460298578104104</text:p>
          </table:table-cell>
          <table:table-cell/>
          <table:table-cell table:formula="of:=[.$J$6]/[.E69]+[.$K$6]/[.F69]+[.$L$6]/[.G69]" office:value-type="float" office:value="3.01163467807503" calcext:value-type="float">
            <text:p>3.01163467807503</text:p>
          </table:table-cell>
          <table:table-cell table:formula="of:=([.$J$6]*[.E69]+[.$K$6]*[.F69]+[.$L$6]*[.G69])/(SQRT(POWER([.$J$6];2)+POWER([.$K$6];2)+POWER([.$L$6];2))*SQRT(POWER([.$E69];2)+POWER([.$F69];2)+POWER([.$G69];2)) )" office:value-type="float" office:value="0.999649084248785" calcext:value-type="float">
            <text:p>0.99964908424878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834710177924" calcext:value-type="float">
            <text:p>-0.704834710177924</text:p>
          </table:table-cell>
          <table:table-cell office:value-type="float" office:value="-0.539149514048253" calcext:value-type="float">
            <text:p>-0.539149514048253</text:p>
          </table:table-cell>
          <table:table-cell office:value-type="float" office:value="0.461005241651257" calcext:value-type="float">
            <text:p>0.461005241651257</text:p>
          </table:table-cell>
          <table:table-cell/>
          <table:table-cell table:formula="of:=[.$J$6]/[.E70]+[.$K$6]/[.F70]+[.$L$6]/[.G70]" office:value-type="float" office:value="3.01037294957557" calcext:value-type="float">
            <text:p>3.01037294957557</text:p>
          </table:table-cell>
          <table:table-cell table:formula="of:=([.$J$6]*[.E70]+[.$K$6]*[.F70]+[.$L$6]*[.G70])/(SQRT(POWER([.$J$6];2)+POWER([.$K$6];2)+POWER([.$L$6];2))*SQRT(POWER([.$E70];2)+POWER([.$F70];2)+POWER([.$G70];2)) )" office:value-type="float" office:value="0.999656059265769" calcext:value-type="float">
            <text:p>0.99965605926576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690373630642" calcext:value-type="float">
            <text:p>-0.704690373630642</text:p>
          </table:table-cell>
          <table:table-cell office:value-type="float" office:value="-0.53940564660043" calcext:value-type="float">
            <text:p>-0.53940564660043</text:p>
          </table:table-cell>
          <table:table-cell office:value-type="float" office:value="0.460926269296813" calcext:value-type="float">
            <text:p>0.460926269296813</text:p>
          </table:table-cell>
          <table:table-cell/>
          <table:table-cell table:formula="of:=[.$J$6]/[.E71]+[.$K$6]/[.F71]+[.$L$6]/[.G71]" office:value-type="float" office:value="3.01029682924199" calcext:value-type="float">
            <text:p>3.01029682924199</text:p>
          </table:table-cell>
          <table:table-cell table:formula="of:=([.$J$6]*[.E71]+[.$K$6]*[.F71]+[.$L$6]*[.G71])/(SQRT(POWER([.$J$6];2)+POWER([.$K$6];2)+POWER([.$L$6];2))*SQRT(POWER([.$E71];2)+POWER([.$F71];2)+POWER([.$G71];2)) )" office:value-type="float" office:value="0.999650028146875" calcext:value-type="float">
            <text:p>0.99965002814687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224697951421" calcext:value-type="float">
            <text:p>-0.704224697951421</text:p>
          </table:table-cell>
          <table:table-cell office:value-type="float" office:value="-0.538912948414929" calcext:value-type="float">
            <text:p>-0.538912948414929</text:p>
          </table:table-cell>
          <table:table-cell office:value-type="float" office:value="0.462212514787255" calcext:value-type="float">
            <text:p>0.462212514787255</text:p>
          </table:table-cell>
          <table:table-cell/>
          <table:table-cell table:formula="of:=[.$J$6]/[.E72]+[.$K$6]/[.F72]+[.$L$6]/[.G72]" office:value-type="float" office:value="3.00894051829266" calcext:value-type="float">
            <text:p>3.00894051829266</text:p>
          </table:table-cell>
          <table:table-cell table:formula="of:=([.$J$6]*[.E72]+[.$K$6]*[.F72]+[.$L$6]*[.G72])/(SQRT(POWER([.$J$6];2)+POWER([.$K$6];2)+POWER([.$L$6];2))*SQRT(POWER([.$E72];2)+POWER([.$F72];2)+POWER([.$G72];2)) )" office:value-type="float" office:value="0.999683018641372" calcext:value-type="float">
            <text:p>0.99968301864137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061398460457" calcext:value-type="float">
            <text:p>-0.705061398460457</text:p>
          </table:table-cell>
          <table:table-cell office:value-type="float" office:value="-0.538525012998655" calcext:value-type="float">
            <text:p>-0.538525012998655</text:p>
          </table:table-cell>
          <table:table-cell office:value-type="float" office:value="0.461388377373968" calcext:value-type="float">
            <text:p>0.461388377373968</text:p>
          </table:table-cell>
          <table:table-cell/>
          <table:table-cell table:formula="of:=[.$J$6]/[.E73]+[.$K$6]/[.F73]+[.$L$6]/[.G73]" office:value-type="float" office:value="3.01030798013628" calcext:value-type="float">
            <text:p>3.01030798013628</text:p>
          </table:table-cell>
          <table:table-cell table:formula="of:=([.$J$6]*[.E73]+[.$K$6]*[.F73]+[.$L$6]*[.G73])/(SQRT(POWER([.$J$6];2)+POWER([.$K$6];2)+POWER([.$L$6];2))*SQRT(POWER([.$E73];2)+POWER([.$F73];2)+POWER([.$G73];2)) )" office:value-type="float" office:value="0.999674116546775" calcext:value-type="float">
            <text:p>0.99967411654677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712731973126" calcext:value-type="float">
            <text:p>-0.703712731973126</text:p>
          </table:table-cell>
          <table:table-cell office:value-type="float" office:value="-0.541002420118533" calcext:value-type="float">
            <text:p>-0.541002420118533</text:p>
          </table:table-cell>
          <table:table-cell office:value-type="float" office:value="0.460548338705949" calcext:value-type="float">
            <text:p>0.460548338705949</text:p>
          </table:table-cell>
          <table:table-cell/>
          <table:table-cell table:formula="of:=[.$J$6]/[.E74]+[.$K$6]/[.F74]+[.$L$6]/[.G74]" office:value-type="float" office:value="3.00968679986004" calcext:value-type="float">
            <text:p>3.00968679986004</text:p>
          </table:table-cell>
          <table:table-cell table:formula="of:=([.$J$6]*[.E74]+[.$K$6]*[.F74]+[.$L$6]*[.G74])/(SQRT(POWER([.$J$6];2)+POWER([.$K$6];2)+POWER([.$L$6];2))*SQRT(POWER([.$E74];2)+POWER([.$F74];2)+POWER([.$G74];2)) )" office:value-type="float" office:value="0.999612570607014" calcext:value-type="float">
            <text:p>0.99961257060701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472008668817" calcext:value-type="float">
            <text:p>-0.703472008668817</text:p>
          </table:table-cell>
          <table:table-cell office:value-type="float" office:value="-0.54100971703753" calcext:value-type="float">
            <text:p>-0.54100971703753</text:p>
          </table:table-cell>
          <table:table-cell office:value-type="float" office:value="0.460907386673757" calcext:value-type="float">
            <text:p>0.460907386673757</text:p>
          </table:table-cell>
          <table:table-cell/>
          <table:table-cell table:formula="of:=[.$J$6]/[.E75]+[.$K$6]/[.F75]+[.$L$6]/[.G75]" office:value-type="float" office:value="3.00920344236225" calcext:value-type="float">
            <text:p>3.00920344236225</text:p>
          </table:table-cell>
          <table:table-cell table:formula="of:=([.$J$6]*[.E75]+[.$K$6]*[.F75]+[.$L$6]*[.G75])/(SQRT(POWER([.$J$6];2)+POWER([.$K$6];2)+POWER([.$L$6];2))*SQRT(POWER([.$E75];2)+POWER([.$F75];2)+POWER([.$G75];2)) )" office:value-type="float" office:value="0.999619313632716" calcext:value-type="float">
            <text:p>0.99961931363271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723542710093" calcext:value-type="float">
            <text:p>-0.702723542710093</text:p>
          </table:table-cell>
          <table:table-cell office:value-type="float" office:value="-0.541101373963389" calcext:value-type="float">
            <text:p>-0.541101373963389</text:p>
          </table:table-cell>
          <table:table-cell office:value-type="float" office:value="0.461940391842831" calcext:value-type="float">
            <text:p>0.461940391842831</text:p>
          </table:table-cell>
          <table:table-cell/>
          <table:table-cell table:formula="of:=[.$J$6]/[.E76]+[.$K$6]/[.F76]+[.$L$6]/[.G76]" office:value-type="float" office:value="3.00777495569588" calcext:value-type="float">
            <text:p>3.00777495569588</text:p>
          </table:table-cell>
          <table:table-cell table:formula="of:=([.$J$6]*[.E76]+[.$K$6]*[.F76]+[.$L$6]*[.G76])/(SQRT(POWER([.$J$6];2)+POWER([.$K$6];2)+POWER([.$L$6];2))*SQRT(POWER([.$E76];2)+POWER([.$F76];2)+POWER([.$G76];2)) )" office:value-type="float" office:value="0.99963619821535" calcext:value-type="float">
            <text:p>0.9996361982153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479885820888" calcext:value-type="float">
            <text:p>-0.701479885820888</text:p>
          </table:table-cell>
          <table:table-cell office:value-type="float" office:value="-0.542955102294198" calcext:value-type="float">
            <text:p>-0.542955102294198</text:p>
          </table:table-cell>
          <table:table-cell office:value-type="float" office:value="0.461655419854908" calcext:value-type="float">
            <text:p>0.461655419854908</text:p>
          </table:table-cell>
          <table:table-cell/>
          <table:table-cell table:formula="of:=[.$J$6]/[.E77]+[.$K$6]/[.F77]+[.$L$6]/[.G77]" office:value-type="float" office:value="3.00690292330978" calcext:value-type="float">
            <text:p>3.00690292330978</text:p>
          </table:table-cell>
          <table:table-cell table:formula="of:=([.$J$6]*[.E77]+[.$K$6]*[.F77]+[.$L$6]*[.G77])/(SQRT(POWER([.$J$6];2)+POWER([.$K$6];2)+POWER([.$L$6];2))*SQRT(POWER([.$E77];2)+POWER([.$F77];2)+POWER([.$G77];2)) )" office:value-type="float" office:value="0.999590028393169" calcext:value-type="float">
            <text:p>0.99959002839316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425701109176" calcext:value-type="float">
            <text:p>-0.701425701109176</text:p>
          </table:table-cell>
          <table:table-cell office:value-type="float" office:value="-0.542663573524901" calcext:value-type="float">
            <text:p>-0.542663573524901</text:p>
          </table:table-cell>
          <table:table-cell office:value-type="float" office:value="0.462080330454225" calcext:value-type="float">
            <text:p>0.462080330454225</text:p>
          </table:table-cell>
          <table:table-cell/>
          <table:table-cell table:formula="of:=[.$J$6]/[.E78]+[.$K$6]/[.F78]+[.$L$6]/[.G78]" office:value-type="float" office:value="3.00653937544434" calcext:value-type="float">
            <text:p>3.00653937544434</text:p>
          </table:table-cell>
          <table:table-cell table:formula="of:=([.$J$6]*[.E78]+[.$K$6]*[.F78]+[.$L$6]*[.G78])/(SQRT(POWER([.$J$6];2)+POWER([.$K$6];2)+POWER([.$L$6];2))*SQRT(POWER([.$E78];2)+POWER([.$F78];2)+POWER([.$G78];2)) )" office:value-type="float" office:value="0.999603965624113" calcext:value-type="float">
            <text:p>0.99960396562411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0871963227995" calcext:value-type="float">
            <text:p>-0.700871963227995</text:p>
          </table:table-cell>
          <table:table-cell office:value-type="float" office:value="-0.542642351356062" calcext:value-type="float">
            <text:p>-0.542642351356062</text:p>
          </table:table-cell>
          <table:table-cell office:value-type="float" office:value="0.462944672369928" calcext:value-type="float">
            <text:p>0.462944672369928</text:p>
          </table:table-cell>
          <table:table-cell/>
          <table:table-cell table:formula="of:=[.$J$6]/[.E79]+[.$K$6]/[.F79]+[.$L$6]/[.G79]" office:value-type="float" office:value="3.00542861013743" calcext:value-type="float">
            <text:p>3.00542861013743</text:p>
          </table:table-cell>
          <table:table-cell table:formula="of:=([.$J$6]*[.E79]+[.$K$6]*[.F79]+[.$L$6]*[.G79])/(SQRT(POWER([.$J$6];2)+POWER([.$K$6];2)+POWER([.$L$6];2))*SQRT(POWER([.$E79];2)+POWER([.$F79];2)+POWER([.$G79];2)) )" office:value-type="float" office:value="0.999618112317725" calcext:value-type="float">
            <text:p>0.99961811231772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016430139745" calcext:value-type="float">
            <text:p>-0.701016430139745</text:p>
          </table:table-cell>
          <table:table-cell office:value-type="float" office:value="-0.542611502402932" calcext:value-type="float">
            <text:p>-0.542611502402932</text:p>
          </table:table-cell>
          <table:table-cell office:value-type="float" office:value="0.462762057794457" calcext:value-type="float">
            <text:p>0.462762057794457</text:p>
          </table:table-cell>
          <table:table-cell/>
          <table:table-cell table:formula="of:=[.$J$6]/[.E80]+[.$K$6]/[.F80]+[.$L$6]/[.G80]" office:value-type="float" office:value="3.00568578927089" calcext:value-type="float">
            <text:p>3.00568578927089</text:p>
          </table:table-cell>
          <table:table-cell table:formula="of:=([.$J$6]*[.E80]+[.$K$6]*[.F80]+[.$L$6]*[.G80])/(SQRT(POWER([.$J$6];2)+POWER([.$K$6];2)+POWER([.$L$6];2))*SQRT(POWER([.$E80];2)+POWER([.$F80];2)+POWER([.$G80];2)) )" office:value-type="float" office:value="0.999616050190924" calcext:value-type="float">
            <text:p>0.99961605019092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85847600442" calcext:value-type="float">
            <text:p>-0.70185847600442</text:p>
          </table:table-cell>
          <table:table-cell office:value-type="float" office:value="-0.541721313844558" calcext:value-type="float">
            <text:p>-0.541721313844558</text:p>
          </table:table-cell>
          <table:table-cell office:value-type="float" office:value="0.462528591318719" calcext:value-type="float">
            <text:p>0.462528591318719</text:p>
          </table:table-cell>
          <table:table-cell/>
          <table:table-cell table:formula="of:=[.$J$6]/[.E81]+[.$K$6]/[.F81]+[.$L$6]/[.G81]" office:value-type="float" office:value="3.00658419762829" calcext:value-type="float">
            <text:p>3.00658419762829</text:p>
          </table:table-cell>
          <table:table-cell table:formula="of:=([.$J$6]*[.E81]+[.$K$6]*[.F81]+[.$L$6]*[.G81])/(SQRT(POWER([.$J$6];2)+POWER([.$K$6];2)+POWER([.$L$6];2))*SQRT(POWER([.$E81];2)+POWER([.$F81];2)+POWER([.$G81];2)) )" office:value-type="float" office:value="0.999632759874009" calcext:value-type="float">
            <text:p>0.99963275987400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891946245304" calcext:value-type="float">
            <text:p>-0.701891946245304</text:p>
          </table:table-cell>
          <table:table-cell office:value-type="float" office:value="-0.541400848106973" calcext:value-type="float">
            <text:p>-0.541400848106973</text:p>
          </table:table-cell>
          <table:table-cell office:value-type="float" office:value="0.462852911263427" calcext:value-type="float">
            <text:p>0.462852911263427</text:p>
          </table:table-cell>
          <table:table-cell/>
          <table:table-cell table:formula="of:=[.$J$6]/[.E82]+[.$K$6]/[.F82]+[.$L$6]/[.G82]" office:value-type="float" office:value="3.00637828024538" calcext:value-type="float">
            <text:p>3.00637828024538</text:p>
          </table:table-cell>
          <table:table-cell table:formula="of:=([.$J$6]*[.E82]+[.$K$6]*[.F82]+[.$L$6]*[.G82])/(SQRT(POWER([.$J$6];2)+POWER([.$K$6];2)+POWER([.$L$6];2))*SQRT(POWER([.$E82];2)+POWER([.$F82];2)+POWER([.$G82];2)) )" office:value-type="float" office:value="0.999645021237808" calcext:value-type="float">
            <text:p>0.99964502123780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566317825765" calcext:value-type="float">
            <text:p>-0.702566317825765</text:p>
          </table:table-cell>
          <table:table-cell office:value-type="float" office:value="-0.540485613476854" calcext:value-type="float">
            <text:p>-0.540485613476854</text:p>
          </table:table-cell>
          <table:table-cell office:value-type="float" office:value="0.462899417456206" calcext:value-type="float">
            <text:p>0.462899417456206</text:p>
          </table:table-cell>
          <table:table-cell/>
          <table:table-cell table:formula="of:=[.$J$6]/[.E83]+[.$K$6]/[.F83]+[.$L$6]/[.G83]" office:value-type="float" office:value="3.00694221960388" calcext:value-type="float">
            <text:p>3.00694221960388</text:p>
          </table:table-cell>
          <table:table-cell table:formula="of:=([.$J$6]*[.E83]+[.$K$6]*[.F83]+[.$L$6]*[.G83])/(SQRT(POWER([.$J$6];2)+POWER([.$K$6];2)+POWER([.$L$6];2))*SQRT(POWER([.$E83];2)+POWER([.$F83];2)+POWER([.$G83];2)) )" office:value-type="float" office:value="0.999665069165428" calcext:value-type="float">
            <text:p>0.99966506916542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035396058726" calcext:value-type="float">
            <text:p>-0.702035396058726</text:p>
          </table:table-cell>
          <table:table-cell office:value-type="float" office:value="-0.541709031291697" calcext:value-type="float">
            <text:p>-0.541709031291697</text:p>
          </table:table-cell>
          <table:table-cell office:value-type="float" office:value="0.462274407790091" calcext:value-type="float">
            <text:p>0.462274407790091</text:p>
          </table:table-cell>
          <table:table-cell/>
          <table:table-cell table:formula="of:=[.$J$6]/[.E84]+[.$K$6]/[.F84]+[.$L$6]/[.G84]" office:value-type="float" office:value="3.00692441593693" calcext:value-type="float">
            <text:p>3.00692441593693</text:p>
          </table:table-cell>
          <table:table-cell table:formula="of:=([.$J$6]*[.E84]+[.$K$6]*[.F84]+[.$L$6]*[.G84])/(SQRT(POWER([.$J$6];2)+POWER([.$K$6];2)+POWER([.$L$6];2))*SQRT(POWER([.$E84];2)+POWER([.$F84];2)+POWER([.$G84];2)) )" office:value-type="float" office:value="0.999628855676117" calcext:value-type="float">
            <text:p>0.99962885567611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91453907472" calcext:value-type="float">
            <text:p>-0.70191453907472</text:p>
          </table:table-cell>
          <table:table-cell office:value-type="float" office:value="-0.541490559491896" calcext:value-type="float">
            <text:p>-0.541490559491896</text:p>
          </table:table-cell>
          <table:table-cell office:value-type="float" office:value="0.462713684492556" calcext:value-type="float">
            <text:p>0.462713684492556</text:p>
          </table:table-cell>
          <table:table-cell/>
          <table:table-cell table:formula="of:=[.$J$6]/[.E85]+[.$K$6]/[.F85]+[.$L$6]/[.G85]" office:value-type="float" office:value="3.00649876239344" calcext:value-type="float">
            <text:p>3.00649876239344</text:p>
          </table:table-cell>
          <table:table-cell table:formula="of:=([.$J$6]*[.E85]+[.$K$6]*[.F85]+[.$L$6]*[.G85])/(SQRT(POWER([.$J$6];2)+POWER([.$K$6];2)+POWER([.$L$6];2))*SQRT(POWER([.$E85];2)+POWER([.$F85];2)+POWER([.$G85];2)) )" office:value-type="float" office:value="0.999640832198146" calcext:value-type="float">
            <text:p>0.99964083219814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49728237842" calcext:value-type="float">
            <text:p>-0.70149728237842</text:p>
          </table:table-cell>
          <table:table-cell office:value-type="float" office:value="-0.541288489853808" calcext:value-type="float">
            <text:p>-0.541288489853808</text:p>
          </table:table-cell>
          <table:table-cell office:value-type="float" office:value="0.463582067780318" calcext:value-type="float">
            <text:p>0.463582067780318</text:p>
          </table:table-cell>
          <table:table-cell/>
          <table:table-cell table:formula="of:=[.$J$6]/[.E86]+[.$K$6]/[.F86]+[.$L$6]/[.G86]" office:value-type="float" office:value="3.00550979571847" calcext:value-type="float">
            <text:p>3.00550979571847</text:p>
          </table:table-cell>
          <table:table-cell table:formula="of:=([.$J$6]*[.E86]+[.$K$6]*[.F86]+[.$L$6]*[.G86])/(SQRT(POWER([.$J$6];2)+POWER([.$K$6];2)+POWER([.$L$6];2))*SQRT(POWER([.$E86];2)+POWER([.$F86];2)+POWER([.$G86];2)) )" office:value-type="float" office:value="0.999658740311045" calcext:value-type="float">
            <text:p>0.99965874031104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416886375508" calcext:value-type="float">
            <text:p>-0.701416886375508</text:p>
          </table:table-cell>
          <table:table-cell office:value-type="float" office:value="-0.541246271534838" calcext:value-type="float">
            <text:p>-0.541246271534838</text:p>
          </table:table-cell>
          <table:table-cell office:value-type="float" office:value="0.463752978488466" calcext:value-type="float">
            <text:p>0.463752978488466</text:p>
          </table:table-cell>
          <table:table-cell/>
          <table:table-cell table:formula="of:=[.$J$6]/[.E87]+[.$K$6]/[.F87]+[.$L$6]/[.G87]" office:value-type="float" office:value="3.00531801356706" calcext:value-type="float">
            <text:p>3.00531801356706</text:p>
          </table:table-cell>
          <table:table-cell table:formula="of:=([.$J$6]*[.E87]+[.$K$6]*[.F87]+[.$L$6]*[.G87])/(SQRT(POWER([.$J$6];2)+POWER([.$K$6];2)+POWER([.$L$6];2))*SQRT(POWER([.$E87];2)+POWER([.$F87];2)+POWER([.$G87];2)) )" office:value-type="float" office:value="0.999662204127979" calcext:value-type="float">
            <text:p>0.99966220412797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46524071997" calcext:value-type="float">
            <text:p>-0.70146524071997</text:p>
          </table:table-cell>
          <table:table-cell office:value-type="float" office:value="-0.540810997704918" calcext:value-type="float">
            <text:p>-0.540810997704918</text:p>
          </table:table-cell>
          <table:table-cell office:value-type="float" office:value="0.464187441474977" calcext:value-type="float">
            <text:p>0.464187441474977</text:p>
          </table:table-cell>
          <table:table-cell/>
          <table:table-cell table:formula="of:=[.$J$6]/[.E88]+[.$K$6]/[.F88]+[.$L$6]/[.G88]" office:value-type="float" office:value="3.00505457297916" calcext:value-type="float">
            <text:p>3.00505457297916</text:p>
          </table:table-cell>
          <table:table-cell table:formula="of:=([.$J$6]*[.E88]+[.$K$6]*[.F88]+[.$L$6]*[.G88])/(SQRT(POWER([.$J$6];2)+POWER([.$K$6];2)+POWER([.$L$6];2))*SQRT(POWER([.$E88];2)+POWER([.$F88];2)+POWER([.$G88];2)) )" office:value-type="float" office:value="0.999677991117105" calcext:value-type="float">
            <text:p>0.99967799111710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533862232399" calcext:value-type="float">
            <text:p>-0.701533862232399</text:p>
          </table:table-cell>
          <table:table-cell office:value-type="float" office:value="-0.540542865990965" calcext:value-type="float">
            <text:p>-0.540542865990965</text:p>
          </table:table-cell>
          <table:table-cell office:value-type="float" office:value="0.464396005761857" calcext:value-type="float">
            <text:p>0.464396005761857</text:p>
          </table:table-cell>
          <table:table-cell/>
          <table:table-cell table:formula="of:=[.$J$6]/[.E89]+[.$K$6]/[.F89]+[.$L$6]/[.G89]" office:value-type="float" office:value="3.00496984283144" calcext:value-type="float">
            <text:p>3.00496984283144</text:p>
          </table:table-cell>
          <table:table-cell table:formula="of:=([.$J$6]*[.E89]+[.$K$6]*[.F89]+[.$L$6]*[.G89])/(SQRT(POWER([.$J$6];2)+POWER([.$K$6];2)+POWER([.$L$6];2))*SQRT(POWER([.$E89];2)+POWER([.$F89];2)+POWER([.$G89];2)) )" office:value-type="float" office:value="0.999686692448344" calcext:value-type="float">
            <text:p>0.99968669244834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246530679705" calcext:value-type="float">
            <text:p>-0.702246530679705</text:p>
          </table:table-cell>
          <table:table-cell office:value-type="float" office:value="-0.539859759967479" calcext:value-type="float">
            <text:p>-0.539859759967479</text:p>
          </table:table-cell>
          <table:table-cell office:value-type="float" office:value="0.464113401784708" calcext:value-type="float">
            <text:p>0.464113401784708</text:p>
          </table:table-cell>
          <table:table-cell/>
          <table:table-cell table:formula="of:=[.$J$6]/[.E90]+[.$K$6]/[.F90]+[.$L$6]/[.G90]" office:value-type="float" office:value="3.00580207303773" calcext:value-type="float">
            <text:p>3.00580207303773</text:p>
          </table:table-cell>
          <table:table-cell table:formula="of:=([.$J$6]*[.E90]+[.$K$6]*[.F90]+[.$L$6]*[.G90])/(SQRT(POWER([.$J$6];2)+POWER([.$K$6];2)+POWER([.$L$6];2))*SQRT(POWER([.$E90];2)+POWER([.$F90];2)+POWER([.$G90];2)) )" office:value-type="float" office:value="0.999696659992896" calcext:value-type="float">
            <text:p>0.99969665999289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630935553187" calcext:value-type="float">
            <text:p>-0.703630935553187</text:p>
          </table:table-cell>
          <table:table-cell office:value-type="float" office:value="-0.538590210325654" calcext:value-type="float">
            <text:p>-0.538590210325654</text:p>
          </table:table-cell>
          <table:table-cell office:value-type="float" office:value="0.463491199348936" calcext:value-type="float">
            <text:p>0.463491199348936</text:p>
          </table:table-cell>
          <table:table-cell/>
          <table:table-cell table:formula="of:=[.$J$6]/[.E91]+[.$K$6]/[.F91]+[.$L$6]/[.G91]" office:value-type="float" office:value="3.00749619431472" calcext:value-type="float">
            <text:p>3.00749619431472</text:p>
          </table:table-cell>
          <table:table-cell table:formula="of:=([.$J$6]*[.E91]+[.$K$6]*[.F91]+[.$L$6]*[.G91])/(SQRT(POWER([.$J$6];2)+POWER([.$K$6];2)+POWER([.$L$6];2))*SQRT(POWER([.$E91];2)+POWER([.$F91];2)+POWER([.$G91];2)) )" office:value-type="float" office:value="0.999710790916368" calcext:value-type="float">
            <text:p>0.9997107909163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720795592185" calcext:value-type="float">
            <text:p>-0.703720795592185</text:p>
          </table:table-cell>
          <table:table-cell office:value-type="float" office:value="-0.538270177162864" calcext:value-type="float">
            <text:p>-0.538270177162864</text:p>
          </table:table-cell>
          <table:table-cell office:value-type="float" office:value="0.463726490755231" calcext:value-type="float">
            <text:p>0.463726490755231</text:p>
          </table:table-cell>
          <table:table-cell/>
          <table:table-cell table:formula="of:=[.$J$6]/[.E92]+[.$K$6]/[.F92]+[.$L$6]/[.G92]" office:value-type="float" office:value="3.00741811883375" calcext:value-type="float">
            <text:p>3.00741811883375</text:p>
          </table:table-cell>
          <table:table-cell table:formula="of:=([.$J$6]*[.E92]+[.$K$6]*[.F92]+[.$L$6]*[.G92])/(SQRT(POWER([.$J$6];2)+POWER([.$K$6];2)+POWER([.$L$6];2))*SQRT(POWER([.$E92];2)+POWER([.$F92];2)+POWER([.$G92];2)) )" office:value-type="float" office:value="0.999720224948715" calcext:value-type="float">
            <text:p>0.99972022494871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702569137599" calcext:value-type="float">
            <text:p>-0.703702569137599</text:p>
          </table:table-cell>
          <table:table-cell office:value-type="float" office:value="-0.538186071979074" calcext:value-type="float">
            <text:p>-0.538186071979074</text:p>
          </table:table-cell>
          <table:table-cell office:value-type="float" office:value="0.463851750149633" calcext:value-type="float">
            <text:p>0.463851750149633</text:p>
          </table:table-cell>
          <table:table-cell/>
          <table:table-cell table:formula="of:=[.$J$6]/[.E93]+[.$K$6]/[.F93]+[.$L$6]/[.G93]" office:value-type="float" office:value="3.00731563972091" calcext:value-type="float">
            <text:p>3.00731563972091</text:p>
          </table:table-cell>
          <table:table-cell table:formula="of:=([.$J$6]*[.E93]+[.$K$6]*[.F93]+[.$L$6]*[.G93])/(SQRT(POWER([.$J$6];2)+POWER([.$K$6];2)+POWER([.$L$6];2))*SQRT(POWER([.$E93];2)+POWER([.$F93];2)+POWER([.$G93];2)) )" office:value-type="float" office:value="0.999723702745255" calcext:value-type="float">
            <text:p>0.99972370274525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821458831349" calcext:value-type="float">
            <text:p>-0.703821458831349</text:p>
          </table:table-cell>
          <table:table-cell office:value-type="float" office:value="-0.537886727098893" calcext:value-type="float">
            <text:p>-0.537886727098893</text:p>
          </table:table-cell>
          <table:table-cell office:value-type="float" office:value="0.464018558787635" calcext:value-type="float">
            <text:p>0.464018558787635</text:p>
          </table:table-cell>
          <table:table-cell/>
          <table:table-cell table:formula="of:=[.$J$6]/[.E94]+[.$K$6]/[.F94]+[.$L$6]/[.G94]" office:value-type="float" office:value="3.00731351974291" calcext:value-type="float">
            <text:p>3.00731351974291</text:p>
          </table:table-cell>
          <table:table-cell table:formula="of:=([.$J$6]*[.E94]+[.$K$6]*[.F94]+[.$L$6]*[.G94])/(SQRT(POWER([.$J$6];2)+POWER([.$K$6];2)+POWER([.$L$6];2))*SQRT(POWER([.$E94];2)+POWER([.$F94];2)+POWER([.$G94];2)) )" office:value-type="float" office:value="0.999731472653505" calcext:value-type="float">
            <text:p>0.99973147265350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824562122543" calcext:value-type="float">
            <text:p>-0.703824562122543</text:p>
          </table:table-cell>
          <table:table-cell office:value-type="float" office:value="-0.537850892091761" calcext:value-type="float">
            <text:p>-0.537850892091761</text:p>
          </table:table-cell>
          <table:table-cell office:value-type="float" office:value="0.464055388535795" calcext:value-type="float">
            <text:p>0.464055388535795</text:p>
          </table:table-cell>
          <table:table-cell/>
          <table:table-cell table:formula="of:=[.$J$6]/[.E95]+[.$K$6]/[.F95]+[.$L$6]/[.G95]" office:value-type="float" office:value="3.00729152463062" calcext:value-type="float">
            <text:p>3.00729152463062</text:p>
          </table:table-cell>
          <table:table-cell table:formula="of:=([.$J$6]*[.E95]+[.$K$6]*[.F95]+[.$L$6]*[.G95])/(SQRT(POWER([.$J$6];2)+POWER([.$K$6];2)+POWER([.$L$6];2))*SQRT(POWER([.$E95];2)+POWER([.$F95];2)+POWER([.$G95];2)) )" office:value-type="float" office:value="0.999732664101244" calcext:value-type="float">
            <text:p>0.99973266410124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122076750517" calcext:value-type="float">
            <text:p>-0.704122076750517</text:p>
          </table:table-cell>
          <table:table-cell office:value-type="float" office:value="-0.53722537367807" calcext:value-type="float">
            <text:p>-0.53722537367807</text:p>
          </table:table-cell>
          <table:table-cell office:value-type="float" office:value="0.46432854629992" calcext:value-type="float">
            <text:p>0.46432854629992</text:p>
          </table:table-cell>
          <table:table-cell/>
          <table:table-cell table:formula="of:=[.$J$6]/[.E96]+[.$K$6]/[.F96]+[.$L$6]/[.G96]" office:value-type="float" office:value="3.00738868649086" calcext:value-type="float">
            <text:p>3.00738868649086</text:p>
          </table:table-cell>
          <table:table-cell table:formula="of:=([.$J$6]*[.E96]+[.$K$6]*[.F96]+[.$L$6]*[.G96])/(SQRT(POWER([.$J$6];2)+POWER([.$K$6];2)+POWER([.$L$6];2))*SQRT(POWER([.$E96];2)+POWER([.$F96];2)+POWER([.$G96];2)) )" office:value-type="float" office:value="0.999747241774111" calcext:value-type="float">
            <text:p>0.99974724177411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513852499032" calcext:value-type="float">
            <text:p>-0.704513852499032</text:p>
          </table:table-cell>
          <table:table-cell office:value-type="float" office:value="-0.536649520970608" calcext:value-type="float">
            <text:p>-0.536649520970608</text:p>
          </table:table-cell>
          <table:table-cell office:value-type="float" office:value="0.464400175795606" calcext:value-type="float">
            <text:p>0.464400175795606</text:p>
          </table:table-cell>
          <table:table-cell/>
          <table:table-cell table:formula="of:=[.$J$6]/[.E97]+[.$K$6]/[.F97]+[.$L$6]/[.G97]" office:value-type="float" office:value="3.00771466874936" calcext:value-type="float">
            <text:p>3.00771466874936</text:p>
          </table:table-cell>
          <table:table-cell table:formula="of:=([.$J$6]*[.E97]+[.$K$6]*[.F97]+[.$L$6]*[.G97])/(SQRT(POWER([.$J$6];2)+POWER([.$K$6];2)+POWER([.$L$6];2))*SQRT(POWER([.$E97];2)+POWER([.$F97];2)+POWER([.$G97];2)) )" office:value-type="float" office:value="0.999757296037081" calcext:value-type="float">
            <text:p>0.99975729603708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821737794437" calcext:value-type="float">
            <text:p>-0.704821737794437</text:p>
          </table:table-cell>
          <table:table-cell office:value-type="float" office:value="-0.536093506647196" calcext:value-type="float">
            <text:p>-0.536093506647196</text:p>
          </table:table-cell>
          <table:table-cell office:value-type="float" office:value="0.464575150070624" calcext:value-type="float">
            <text:p>0.464575150070624</text:p>
          </table:table-cell>
          <table:table-cell/>
          <table:table-cell table:formula="of:=[.$J$6]/[.E98]+[.$K$6]/[.F98]+[.$L$6]/[.G98]" office:value-type="float" office:value="3.00789632495129" calcext:value-type="float">
            <text:p>3.00789632495129</text:p>
          </table:table-cell>
          <table:table-cell table:formula="of:=([.$J$6]*[.E98]+[.$K$6]*[.F98]+[.$L$6]*[.G98])/(SQRT(POWER([.$J$6];2)+POWER([.$K$6];2)+POWER([.$L$6];2))*SQRT(POWER([.$E98];2)+POWER([.$F98];2)+POWER([.$G98];2)) )" office:value-type="float" office:value="0.999768255389308" calcext:value-type="float">
            <text:p>0.99976825538930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834610963802" calcext:value-type="float">
            <text:p>-0.704834610963802</text:p>
          </table:table-cell>
          <table:table-cell office:value-type="float" office:value="-0.536002041089489" calcext:value-type="float">
            <text:p>-0.536002041089489</text:p>
          </table:table-cell>
          <table:table-cell office:value-type="float" office:value="0.464661148726046" calcext:value-type="float">
            <text:p>0.464661148726046</text:p>
          </table:table-cell>
          <table:table-cell/>
          <table:table-cell table:formula="of:=[.$J$6]/[.E99]+[.$K$6]/[.F99]+[.$L$6]/[.G99]" office:value-type="float" office:value="3.00785266511931" calcext:value-type="float">
            <text:p>3.00785266511931</text:p>
          </table:table-cell>
          <table:table-cell table:formula="of:=([.$J$6]*[.E99]+[.$K$6]*[.F99]+[.$L$6]*[.G99])/(SQRT(POWER([.$J$6];2)+POWER([.$K$6];2)+POWER([.$L$6];2))*SQRT(POWER([.$E99];2)+POWER([.$F99];2)+POWER([.$G99];2)) )" office:value-type="float" office:value="0.99977093835936" calcext:value-type="float">
            <text:p>0.9997709383593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05797697675" calcext:value-type="float">
            <text:p>-0.70605797697675</text:p>
          </table:table-cell>
          <table:table-cell office:value-type="float" office:value="-0.535110705776283" calcext:value-type="float">
            <text:p>-0.535110705776283</text:p>
          </table:table-cell>
          <table:table-cell office:value-type="float" office:value="0.463830427754698" calcext:value-type="float">
            <text:p>0.463830427754698</text:p>
          </table:table-cell>
          <table:table-cell/>
          <table:table-cell table:formula="of:=[.$J$6]/[.E100]+[.$K$6]/[.F100]+[.$L$6]/[.G100]" office:value-type="float" office:value="3.00959449866784" calcext:value-type="float">
            <text:p>3.00959449866784</text:p>
          </table:table-cell>
          <table:table-cell table:formula="of:=([.$J$6]*[.E100]+[.$K$6]*[.F100]+[.$L$6]*[.G100])/(SQRT(POWER([.$J$6];2)+POWER([.$K$6];2)+POWER([.$L$6];2))*SQRT(POWER([.$E100];2)+POWER([.$F100];2)+POWER([.$G100];2)) )" office:value-type="float" office:value="0.999768699958627" calcext:value-type="float">
            <text:p>0.99976869995862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29207993921" calcext:value-type="float">
            <text:p>-0.70629207993921</text:p>
          </table:table-cell>
          <table:table-cell office:value-type="float" office:value="-0.534488452847402" calcext:value-type="float">
            <text:p>-0.534488452847402</text:p>
          </table:table-cell>
          <table:table-cell office:value-type="float" office:value="0.46419133079791" calcext:value-type="float">
            <text:p>0.46419133079791</text:p>
          </table:table-cell>
          <table:table-cell/>
          <table:table-cell table:formula="of:=[.$J$6]/[.E101]+[.$K$6]/[.F101]+[.$L$6]/[.G101]" office:value-type="float" office:value="3.00959318135832" calcext:value-type="float">
            <text:p>3.00959318135832</text:p>
          </table:table-cell>
          <table:table-cell table:formula="of:=([.$J$6]*[.E101]+[.$K$6]*[.F101]+[.$L$6]*[.G101])/(SQRT(POWER([.$J$6];2)+POWER([.$K$6];2)+POWER([.$L$6];2))*SQRT(POWER([.$E101];2)+POWER([.$F101];2)+POWER([.$G101];2)) )" office:value-type="float" office:value="0.999782469114131" calcext:value-type="float">
            <text:p>0.99978246911413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435370314657" calcext:value-type="float">
            <text:p>-0.706435370314657</text:p>
          </table:table-cell>
          <table:table-cell office:value-type="float" office:value="-0.534282484792709" calcext:value-type="float">
            <text:p>-0.534282484792709</text:p>
          </table:table-cell>
          <table:table-cell office:value-type="float" office:value="0.464210398431705" calcext:value-type="float">
            <text:p>0.464210398431705</text:p>
          </table:table-cell>
          <table:table-cell/>
          <table:table-cell table:formula="of:=[.$J$6]/[.E102]+[.$K$6]/[.F102]+[.$L$6]/[.G102]" office:value-type="float" office:value="3.00972460739154" calcext:value-type="float">
            <text:p>3.00972460739154</text:p>
          </table:table-cell>
          <table:table-cell table:formula="of:=([.$J$6]*[.E102]+[.$K$6]*[.F102]+[.$L$6]*[.G102])/(SQRT(POWER([.$J$6];2)+POWER([.$K$6];2)+POWER([.$L$6];2))*SQRT(POWER([.$E102];2)+POWER([.$F102];2)+POWER([.$G102];2)) )" office:value-type="float" office:value="0.999785144117982" calcext:value-type="float">
            <text:p>0.99978514411798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022563328507" calcext:value-type="float">
            <text:p>-0.706022563328507</text:p>
          </table:table-cell>
          <table:table-cell office:value-type="float" office:value="-0.534277161444874" calcext:value-type="float">
            <text:p>-0.534277161444874</text:p>
          </table:table-cell>
          <table:table-cell office:value-type="float" office:value="0.464844118850021" calcext:value-type="float">
            <text:p>0.464844118850021</text:p>
          </table:table-cell>
          <table:table-cell/>
          <table:table-cell table:formula="of:=[.$J$6]/[.E103]+[.$K$6]/[.F103]+[.$L$6]/[.G103]" office:value-type="float" office:value="3.00890598685715" calcext:value-type="float">
            <text:p>3.00890598685715</text:p>
          </table:table-cell>
          <table:table-cell table:formula="of:=([.$J$6]*[.E103]+[.$K$6]*[.F103]+[.$L$6]*[.G103])/(SQRT(POWER([.$J$6];2)+POWER([.$K$6];2)+POWER([.$L$6];2))*SQRT(POWER([.$E103];2)+POWER([.$F103];2)+POWER([.$G103];2)) )" office:value-type="float" office:value="0.999796053977147" calcext:value-type="float">
            <text:p>0.99979605397714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162597968506" calcext:value-type="float">
            <text:p>-0.706162597968506</text:p>
          </table:table-cell>
          <table:table-cell office:value-type="float" office:value="-0.534040764931309" calcext:value-type="float">
            <text:p>-0.534040764931309</text:p>
          </table:table-cell>
          <table:table-cell office:value-type="float" office:value="0.464903050777204" calcext:value-type="float">
            <text:p>0.464903050777204</text:p>
          </table:table-cell>
          <table:table-cell/>
          <table:table-cell table:formula="of:=[.$J$6]/[.E104]+[.$K$6]/[.F104]+[.$L$6]/[.G104]" office:value-type="float" office:value="3.00900928128279" calcext:value-type="float">
            <text:p>3.00900928128279</text:p>
          </table:table-cell>
          <table:table-cell table:formula="of:=([.$J$6]*[.E104]+[.$K$6]*[.F104]+[.$L$6]*[.G104])/(SQRT(POWER([.$J$6];2)+POWER([.$K$6];2)+POWER([.$L$6];2))*SQRT(POWER([.$E104];2)+POWER([.$F104];2)+POWER([.$G104];2)) )" office:value-type="float" office:value="0.999799718672266" calcext:value-type="float">
            <text:p>0.99979971867226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18071252363" calcext:value-type="float">
            <text:p>-0.70618071252363</text:p>
          </table:table-cell>
          <table:table-cell office:value-type="float" office:value="-0.534042007952652" calcext:value-type="float">
            <text:p>-0.534042007952652</text:p>
          </table:table-cell>
          <table:table-cell office:value-type="float" office:value="0.464874106615455" calcext:value-type="float">
            <text:p>0.464874106615455</text:p>
          </table:table-cell>
          <table:table-cell/>
          <table:table-cell table:formula="of:=[.$J$6]/[.E105]+[.$K$6]/[.F105]+[.$L$6]/[.G105]" office:value-type="float" office:value="3.00904578156922" calcext:value-type="float">
            <text:p>3.00904578156922</text:p>
          </table:table-cell>
          <table:table-cell table:formula="of:=([.$J$6]*[.E105]+[.$K$6]*[.F105]+[.$L$6]*[.G105])/(SQRT(POWER([.$J$6];2)+POWER([.$K$6];2)+POWER([.$L$6];2))*SQRT(POWER([.$E105];2)+POWER([.$F105];2)+POWER([.$G105];2)) )" office:value-type="float" office:value="0.999799220790726" calcext:value-type="float">
            <text:p>0.99979922079072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372300881513" calcext:value-type="float">
            <text:p>-0.706372300881513</text:p>
          </table:table-cell>
          <table:table-cell office:value-type="float" office:value="-0.533703118573152" calcext:value-type="float">
            <text:p>-0.533703118573152</text:p>
          </table:table-cell>
          <table:table-cell office:value-type="float" office:value="0.464972207527126" calcext:value-type="float">
            <text:p>0.464972207527126</text:p>
          </table:table-cell>
          <table:table-cell/>
          <table:table-cell table:formula="of:=[.$J$6]/[.E106]+[.$K$6]/[.F106]+[.$L$6]/[.G106]" office:value-type="float" office:value="3.00917737147249" calcext:value-type="float">
            <text:p>3.00917737147249</text:p>
          </table:table-cell>
          <table:table-cell table:formula="of:=([.$J$6]*[.E106]+[.$K$6]*[.F106]+[.$L$6]*[.G106])/(SQRT(POWER([.$J$6];2)+POWER([.$K$6];2)+POWER([.$L$6];2))*SQRT(POWER([.$E106];2)+POWER([.$F106];2)+POWER([.$G106];2)) )" office:value-type="float" office:value="0.999804564684619" calcext:value-type="float">
            <text:p>0.99980456468461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292908723827" calcext:value-type="float">
            <text:p>-0.707292908723827</text:p>
          </table:table-cell>
          <table:table-cell office:value-type="float" office:value="-0.532875992743471" calcext:value-type="float">
            <text:p>-0.532875992743471</text:p>
          </table:table-cell>
          <table:table-cell office:value-type="float" office:value="0.464521170267457" calcext:value-type="float">
            <text:p>0.464521170267457</text:p>
          </table:table-cell>
          <table:table-cell/>
          <table:table-cell table:formula="of:=[.$J$6]/[.E107]+[.$K$6]/[.F107]+[.$L$6]/[.G107]" office:value-type="float" office:value="3.0104001071429" calcext:value-type="float">
            <text:p>3.0104001071429</text:p>
          </table:table-cell>
          <table:table-cell table:formula="of:=([.$J$6]*[.E107]+[.$K$6]*[.F107]+[.$L$6]*[.G107])/(SQRT(POWER([.$J$6];2)+POWER([.$K$6];2)+POWER([.$L$6];2))*SQRT(POWER([.$E107];2)+POWER([.$F107];2)+POWER([.$G107];2)) )" office:value-type="float" office:value="0.999804966307915" calcext:value-type="float">
            <text:p>0.99980496630791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438358720159" calcext:value-type="float">
            <text:p>-0.707438358720159</text:p>
          </table:table-cell>
          <table:table-cell office:value-type="float" office:value="-0.532642187423674" calcext:value-type="float">
            <text:p>-0.532642187423674</text:p>
          </table:table-cell>
          <table:table-cell office:value-type="float" office:value="0.464567830125862" calcext:value-type="float">
            <text:p>0.464567830125862</text:p>
          </table:table-cell>
          <table:table-cell/>
          <table:table-cell table:formula="of:=[.$J$6]/[.E108]+[.$K$6]/[.F108]+[.$L$6]/[.G108]" office:value-type="float" office:value="3.01052114623202" calcext:value-type="float">
            <text:p>3.01052114623202</text:p>
          </table:table-cell>
          <table:table-cell table:formula="of:=([.$J$6]*[.E108]+[.$K$6]*[.F108]+[.$L$6]*[.G108])/(SQRT(POWER([.$J$6];2)+POWER([.$K$6];2)+POWER([.$L$6];2))*SQRT(POWER([.$E108];2)+POWER([.$F108];2)+POWER([.$G108];2)) )" office:value-type="float" office:value="0.999807900688736" calcext:value-type="float">
            <text:p>0.99980790068873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468459875058" calcext:value-type="float">
            <text:p>-0.707468459875058</text:p>
          </table:table-cell>
          <table:table-cell office:value-type="float" office:value="-0.532578046594808" calcext:value-type="float">
            <text:p>-0.532578046594808</text:p>
          </table:table-cell>
          <table:table-cell office:value-type="float" office:value="0.464595525771904" calcext:value-type="float">
            <text:p>0.464595525771904</text:p>
          </table:table-cell>
          <table:table-cell/>
          <table:table-cell table:formula="of:=[.$J$6]/[.E109]+[.$K$6]/[.F109]+[.$L$6]/[.G109]" office:value-type="float" office:value="3.01053506428303" calcext:value-type="float">
            <text:p>3.01053506428303</text:p>
          </table:table-cell>
          <table:table-cell table:formula="of:=([.$J$6]*[.E109]+[.$K$6]*[.F109]+[.$L$6]*[.G109])/(SQRT(POWER([.$J$6];2)+POWER([.$K$6];2)+POWER([.$L$6];2))*SQRT(POWER([.$E109];2)+POWER([.$F109];2)+POWER([.$G109];2)) )" office:value-type="float" office:value="0.999808958360098" calcext:value-type="float">
            <text:p>0.99980895836009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644781804345" calcext:value-type="float">
            <text:p>-0.707644781804345</text:p>
          </table:table-cell>
          <table:table-cell office:value-type="float" office:value="-0.532197514479966" calcext:value-type="float">
            <text:p>-0.532197514479966</text:p>
          </table:table-cell>
          <table:table-cell office:value-type="float" office:value="0.464763023880372" calcext:value-type="float">
            <text:p>0.464763023880372</text:p>
          </table:table-cell>
          <table:table-cell/>
          <table:table-cell table:formula="of:=[.$J$6]/[.E110]+[.$K$6]/[.F110]+[.$L$6]/[.G110]" office:value-type="float" office:value="3.01061453795736" calcext:value-type="float">
            <text:p>3.01061453795736</text:p>
          </table:table-cell>
          <table:table-cell table:formula="of:=([.$J$6]*[.E110]+[.$K$6]*[.F110]+[.$L$6]*[.G110])/(SQRT(POWER([.$J$6];2)+POWER([.$K$6];2)+POWER([.$L$6];2))*SQRT(POWER([.$E110];2)+POWER([.$F110];2)+POWER([.$G110];2)) )" office:value-type="float" office:value="0.999815171510294" calcext:value-type="float">
            <text:p>0.99981517151029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104598797825" calcext:value-type="float">
            <text:p>-0.707104598797825</text:p>
          </table:table-cell>
          <table:table-cell office:value-type="float" office:value="-0.532362644574248" calcext:value-type="float">
            <text:p>-0.532362644574248</text:p>
          </table:table-cell>
          <table:table-cell office:value-type="float" office:value="0.465395639237068" calcext:value-type="float">
            <text:p>0.465395639237068</text:p>
          </table:table-cell>
          <table:table-cell/>
          <table:table-cell table:formula="of:=[.$J$6]/[.E111]+[.$K$6]/[.F111]+[.$L$6]/[.G111]" office:value-type="float" office:value="3.00966538038729" calcext:value-type="float">
            <text:p>3.00966538038729</text:p>
          </table:table-cell>
          <table:table-cell table:formula="of:=([.$J$6]*[.E111]+[.$K$6]*[.F111]+[.$L$6]*[.G111])/(SQRT(POWER([.$J$6];2)+POWER([.$K$6];2)+POWER([.$L$6];2))*SQRT(POWER([.$E111];2)+POWER([.$F111];2)+POWER([.$G111];2)) )" office:value-type="float" office:value="0.999824724621225" calcext:value-type="float">
            <text:p>0.99982472462122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181618909624" calcext:value-type="float">
            <text:p>-0.707181618909624</text:p>
          </table:table-cell>
          <table:table-cell office:value-type="float" office:value="-0.53226090378432" calcext:value-type="float">
            <text:p>-0.53226090378432</text:p>
          </table:table-cell>
          <table:table-cell office:value-type="float" office:value="0.465394980827106" calcext:value-type="float">
            <text:p>0.465394980827106</text:p>
          </table:table-cell>
          <table:table-cell/>
          <table:table-cell table:formula="of:=[.$J$6]/[.E112]+[.$K$6]/[.F112]+[.$L$6]/[.G112]" office:value-type="float" office:value="3.00974564893175" calcext:value-type="float">
            <text:p>3.00974564893175</text:p>
          </table:table-cell>
          <table:table-cell table:formula="of:=([.$J$6]*[.E112]+[.$K$6]*[.F112]+[.$L$6]*[.G112])/(SQRT(POWER([.$J$6];2)+POWER([.$K$6];2)+POWER([.$L$6];2))*SQRT(POWER([.$E112];2)+POWER([.$F112];2)+POWER([.$G112];2)) )" office:value-type="float" office:value="0.999825599677625" calcext:value-type="float">
            <text:p>0.999825599677625</text:p>
          </table:table-cell>
          <table:table-cell table:number-columns-repeated="9"/>
        </table:table-row>
      </table:table>
      <table:table table:name="45 grad" table:style-name="ta1">
        <table:shapes>
          <draw:frame draw:z-index="0" draw:style-name="gr2" draw:text-style-name="P1" svg:width="453.51pt" svg:height="255.09pt" svg:x="698.2pt" svg:y="232.44pt">
            <draw:object draw:notify-on-update-of-ranges="'45 grad'.J13:'45 grad'.J1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number-columns-repeated="9" table:default-cell-style-name="Default"/>
        <table:table-row table:style-name="ro1">
          <table:table-cell table:number-columns-repeated="7"/>
          <table:table-cell office:value-type="string" calcext:value-type="string">
            <text:p>gamma=</text:p>
          </table:table-cell>
          <table:table-cell table:style-name="ce1" office:value-type="float" office:value="21.8822311149782" calcext:value-type="float">
            <text:p>21.8822311149782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ort</text:p>
          </table:table-cell>
          <table:table-cell office:value-type="string" calcext:value-type="string">
            <text:p>max_vor_line</text:p>
          </table:table-cell>
          <table:table-cell table:style-name="ce1" office:value-type="float" office:value="2.11" calcext:value-type="float">
            <text:p>2.11</text:p>
          </table:table-cell>
          <table:table-cell table:style-name="ce1" office:value-type="float" office:value="0.71020387" calcext:value-type="float">
            <text:p>0.71020387</text:p>
          </table:table-cell>
          <table:table-cell table:style-name="ce1" office:value-type="float" office:value="-0.48562675" calcext:value-type="float">
            <text:p>-0.48562675</text:p>
          </table:table-cell>
          <table:table-cell table:style-name="ce1" office:value-type="float" office:value="-27.7720192155323" calcext:value-type="float">
            <text:p>-27.7720192155323</text:p>
          </table:table-cell>
          <table:table-cell table:style-name="ce1" office:value-type="float" office:value="-20.5329550081754" calcext:value-type="float">
            <text:p>-20.5329550081754</text:p>
          </table:table-cell>
          <table:table-cell table:style-name="ce1" office:value-type="float" office:value="18.0990544057647" calcext:value-type="float">
            <text:p>18.09905440576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ndmessung_punkt:</text:p>
          </table:table-cell>
          <table:table-cell/>
          <table:table-cell table:style-name="ce2" office:value-type="float" office:value="0.432" calcext:value-type="float">
            <text:p>0.432</text:p>
          </table:table-cell>
          <table:table-cell table:style-name="ce2" office:value-type="float" office:value="-0.532" calcext:value-type="float">
            <text:p>-0.532</text:p>
          </table:table-cell>
          <table:table-cell table:style-name="ce2" office:value-type="float" office:value="0.659" calcext:value-type="float">
            <text:p>0.65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vor (x|y|z)</text:p>
          </table:table-cell>
          <table:table-cell table:style-name="ce2" table:formula="of:=[.L2]" office:value-type="float" office:value="-27.7720192155323" calcext:value-type="float">
            <text:p>-27.7720192155323</text:p>
          </table:table-cell>
          <table:table-cell table:style-name="ce2" table:formula="of:=[.M2]" office:value-type="float" office:value="-20.5329550081754" calcext:value-type="float">
            <text:p>-20.5329550081754</text:p>
          </table:table-cell>
          <table:table-cell table:style-name="ce2" table:formula="of:=[.N2]" office:value-type="float" office:value="18.0990544057647" calcext:value-type="float">
            <text:p>18.09905440576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ektor zur handmessung</text:p>
          </table:table-cell>
          <table:table-cell/>
          <table:table-cell table:style-name="ce2" table:formula="of:=[.D3]-[.I4]" office:value-type="float" office:value="-1.678" calcext:value-type="float">
            <text:p>-1.678</text:p>
          </table:table-cell>
          <table:table-cell table:style-name="ce2" table:formula="of:=[.E3]-[.J4]" office:value-type="float" office:value="-1.24220387" calcext:value-type="float">
            <text:p>-1.24220387</text:p>
          </table:table-cell>
          <table:table-cell table:style-name="ce2" table:formula="of:=[.F3]-[.K4]" office:value-type="float" office:value="1.14462675" calcext:value-type="float">
            <text:p>1.14462675</text:p>
          </table:table-cell>
          <table:table-cell/>
          <table:table-cell office:value-type="string" calcext:value-type="string">
            <text:p>ort_linie</text:p>
          </table:table-cell>
          <table:table-cell table:formula="of:=[.I2]" office:value-type="float" office:value="2.11" calcext:value-type="float">
            <text:p>2.11</text:p>
          </table:table-cell>
          <table:table-cell table:formula="of:=[.J2]" office:value-type="float" office:value="0.71020387" calcext:value-type="float">
            <text:p>0.71020387</text:p>
          </table:table-cell>
          <table:table-cell table:style-name="ce2" table:formula="of:=[.K2]" office:value-type="float" office:value="-0.48562675" calcext:value-type="float">
            <text:p>-0.485626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iert</text:p>
          </table:table-cell>
          <table:table-cell/>
          <table:table-cell table:style-name="ce2" table:formula="of:=[.D4]/SQRT(POWER([.D4];2)+POWER([.E4];2)+POWER([.F4];2))" office:value-type="float" office:value="-0.704760583613437" calcext:value-type="float">
            <text:p>-0.704760583613437</text:p>
          </table:table-cell>
          <table:table-cell table:style-name="ce2" table:formula="of:=[.E4]/SQRT(POWER([.D4];2)+POWER([.E4];2)+POWER([.F4];2))" office:value-type="float" office:value="-0.521726057442235" calcext:value-type="float">
            <text:p>-0.521726057442235</text:p>
          </table:table-cell>
          <table:table-cell table:style-name="ce2" table:formula="of:=[.F4]/SQRT(POWER([.D4];2)+POWER([.E4];2)+POWER([.F4];2))" office:value-type="float" office:value="0.48074363310462" calcext:value-type="float">
            <text:p>0.48074363310462</text:p>
          </table:table-cell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8"/>
          <table:table-cell table:style-name="Default" office:value-type="string" calcext:value-type="string">
            <text:p>c:</text:p>
          </table:table-cell>
          <table:table-cell table:style-name="Default" table:formula="of:=[.D5]" office:value-type="float" office:value="-0.704760583613437" calcext:value-type="float">
            <text:p>-0.704760583613437</text:p>
          </table:table-cell>
          <table:table-cell table:formula="of:=[.E5]" office:value-type="float" office:value="-0.521726057442235" calcext:value-type="float">
            <text:p>-0.521726057442235</text:p>
          </table:table-cell>
          <table:table-cell table:formula="of:=[.F5]" office:value-type="float" office:value="0.48074363310462" calcext:value-type="float">
            <text:p>0.48074363310462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6"/>
          <table:table-cell office:value-type="string" calcext:value-type="string">
            <text:p>genutzer NormalenVektor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8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8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Default" office:value-type="string" calcext:value-type="string">
            <text:p>a_i=r*b_i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8"/>
          <table:table-cell table:style-name="Default"/>
          <table:table-cell table:style-name="Default" office:value-type="string" calcext:value-type="string">
            <text:p>Kosinusähnlichkeit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aste here ----------------------------→</text:p>
          </table:table-cell>
          <table:table-cell table:style-name="ce1" table:number-columns-repeated="2"/>
          <table:table-cell office:value-type="string" calcext:value-type="string">
            <text:p>c:</text:p>
          </table:table-cell>
          <table:table-cell office:value-type="float" office:value="-0.710691889082314" calcext:value-type="float">
            <text:p>-0.710691889082314</text:p>
          </table:table-cell>
          <table:table-cell office:value-type="float" office:value="-0.436647506452908" calcext:value-type="float">
            <text:p>-0.436647506452908</text:p>
          </table:table-cell>
          <table:table-cell office:value-type="float" office:value="0.551594048101564" calcext:value-type="float">
            <text:p>0.551594048101564</text:p>
          </table:table-cell>
          <table:table-cell/>
          <table:table-cell table:formula="of:=[.$J$6]/[.E13]+[.$K$6]/[.F13]+[.$L$6]/[.G13]" office:value-type="float" office:value="3.05805244401142" calcext:value-type="float">
            <text:p>3.05805244401142</text:p>
          </table:table-cell>
          <table:table-cell table:formula="of:=([.$J$6]*[.E13]+[.$K$6]*[.F13]+[.$L$6]*[.G13])/(SQRT(POWER([.$J$6];2)+POWER([.$K$6];2)+POWER([.$L$6];2))*SQRT(POWER([.$E13];2)+POWER([.$F13];2)+POWER([.$G13];2)) )" office:value-type="float" office:value="0.993853339235876" calcext:value-type="float">
            <text:p>0.993853339235876</text:p>
          </table:table-cell>
          <table:table-cell table:number-columns-repeated="2"/>
          <table:table-cell office:value-type="string" calcext:value-type="string">
            <text:p>-1 anitline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691889082314" calcext:value-type="float">
            <text:p>-0.710691889082314</text:p>
          </table:table-cell>
          <table:table-cell office:value-type="float" office:value="-0.436647506452908" calcext:value-type="float">
            <text:p>-0.436647506452908</text:p>
          </table:table-cell>
          <table:table-cell office:value-type="float" office:value="0.551594048101564" calcext:value-type="float">
            <text:p>0.551594048101564</text:p>
          </table:table-cell>
          <table:table-cell/>
          <table:table-cell table:formula="of:=[.$J$6]/[.E14]+[.$K$6]/[.F14]+[.$L$6]/[.G14]" office:value-type="float" office:value="3.05805244401142" calcext:value-type="float">
            <text:p>3.05805244401142</text:p>
          </table:table-cell>
          <table:table-cell table:formula="of:=([.$J$6]*[.E14]+[.$K$6]*[.F14]+[.$L$6]*[.G14])/(SQRT(POWER([.$J$6];2)+POWER([.$K$6];2)+POWER([.$L$6];2))*SQRT(POWER([.$E14];2)+POWER([.$F14];2)+POWER([.$G14];2)) )" office:value-type="float" office:value="0.993853339235876" calcext:value-type="float">
            <text:p>0.993853339235876</text:p>
          </table:table-cell>
          <table:table-cell table:number-columns-repeated="2"/>
          <table:table-cell office:value-type="string" calcext:value-type="string">
            <text:p>1 line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691889082314" calcext:value-type="float">
            <text:p>-0.710691889082314</text:p>
          </table:table-cell>
          <table:table-cell office:value-type="float" office:value="-0.436647506452908" calcext:value-type="float">
            <text:p>-0.436647506452908</text:p>
          </table:table-cell>
          <table:table-cell office:value-type="float" office:value="0.551594048101564" calcext:value-type="float">
            <text:p>0.551594048101564</text:p>
          </table:table-cell>
          <table:table-cell/>
          <table:table-cell table:formula="of:=[.$J$6]/[.E15]+[.$K$6]/[.F15]+[.$L$6]/[.G15]" office:value-type="float" office:value="3.05805244401142" calcext:value-type="float">
            <text:p>3.05805244401142</text:p>
          </table:table-cell>
          <table:table-cell table:formula="of:=([.$J$6]*[.E15]+[.$K$6]*[.F15]+[.$L$6]*[.G15])/(SQRT(POWER([.$J$6];2)+POWER([.$K$6];2)+POWER([.$L$6];2))*SQRT(POWER([.$E15];2)+POWER([.$F15];2)+POWER([.$G15];2)) )" office:value-type="float" office:value="0.993853339235876" calcext:value-type="float">
            <text:p>0.993853339235876</text:p>
          </table:table-cell>
          <table:table-cell table:number-columns-repeated="2"/>
          <table:table-cell office:value-type="string" calcext:value-type="string">
            <text:p>0 orthogonal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691889082314" calcext:value-type="float">
            <text:p>-0.710691889082314</text:p>
          </table:table-cell>
          <table:table-cell office:value-type="float" office:value="-0.436647506452908" calcext:value-type="float">
            <text:p>-0.436647506452908</text:p>
          </table:table-cell>
          <table:table-cell office:value-type="float" office:value="0.551594048101564" calcext:value-type="float">
            <text:p>0.551594048101564</text:p>
          </table:table-cell>
          <table:table-cell/>
          <table:table-cell table:formula="of:=[.$J$6]/[.E16]+[.$K$6]/[.F16]+[.$L$6]/[.G16]" office:value-type="float" office:value="3.05805244401142" calcext:value-type="float">
            <text:p>3.05805244401142</text:p>
          </table:table-cell>
          <table:table-cell table:formula="of:=([.$J$6]*[.E16]+[.$K$6]*[.F16]+[.$L$6]*[.G16])/(SQRT(POWER([.$J$6];2)+POWER([.$K$6];2)+POWER([.$L$6];2))*SQRT(POWER([.$E16];2)+POWER([.$F16];2)+POWER([.$G16];2)) )" office:value-type="float" office:value="0.993853339235876" calcext:value-type="float">
            <text:p>0.99385333923587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006219613118" calcext:value-type="float">
            <text:p>-0.708006219613118</text:p>
          </table:table-cell>
          <table:table-cell office:value-type="float" office:value="-0.440767894275616" calcext:value-type="float">
            <text:p>-0.440767894275616</text:p>
          </table:table-cell>
          <table:table-cell office:value-type="float" office:value="0.551770655585253" calcext:value-type="float">
            <text:p>0.551770655585253</text:p>
          </table:table-cell>
          <table:table-cell/>
          <table:table-cell table:formula="of:=[.$J$6]/[.E17]+[.$K$6]/[.F17]+[.$L$6]/[.G17]" office:value-type="float" office:value="3.05036545633559" calcext:value-type="float">
            <text:p>3.05036545633559</text:p>
          </table:table-cell>
          <table:table-cell table:formula="of:=([.$J$6]*[.E17]+[.$K$6]*[.F17]+[.$L$6]*[.G17])/(SQRT(POWER([.$J$6];2)+POWER([.$K$6];2)+POWER([.$L$6];2))*SQRT(POWER([.$E17];2)+POWER([.$F17];2)+POWER([.$G17];2)) )" office:value-type="float" office:value="0.99419520187059" calcext:value-type="float">
            <text:p>0.9941952018705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006219613118" calcext:value-type="float">
            <text:p>-0.708006219613118</text:p>
          </table:table-cell>
          <table:table-cell office:value-type="float" office:value="-0.440767894275616" calcext:value-type="float">
            <text:p>-0.440767894275616</text:p>
          </table:table-cell>
          <table:table-cell office:value-type="float" office:value="0.551770655585253" calcext:value-type="float">
            <text:p>0.551770655585253</text:p>
          </table:table-cell>
          <table:table-cell/>
          <table:table-cell table:formula="of:=[.$J$6]/[.E18]+[.$K$6]/[.F18]+[.$L$6]/[.G18]" office:value-type="float" office:value="3.05036545633559" calcext:value-type="float">
            <text:p>3.05036545633559</text:p>
          </table:table-cell>
          <table:table-cell table:formula="of:=([.$J$6]*[.E18]+[.$K$6]*[.F18]+[.$L$6]*[.G18])/(SQRT(POWER([.$J$6];2)+POWER([.$K$6];2)+POWER([.$L$6];2))*SQRT(POWER([.$E18];2)+POWER([.$F18];2)+POWER([.$G18];2)) )" office:value-type="float" office:value="0.99419520187059" calcext:value-type="float">
            <text:p>0.9941952018705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006219613118" calcext:value-type="float">
            <text:p>-0.708006219613118</text:p>
          </table:table-cell>
          <table:table-cell office:value-type="float" office:value="-0.440767894275616" calcext:value-type="float">
            <text:p>-0.440767894275616</text:p>
          </table:table-cell>
          <table:table-cell office:value-type="float" office:value="0.551770655585253" calcext:value-type="float">
            <text:p>0.551770655585253</text:p>
          </table:table-cell>
          <table:table-cell/>
          <table:table-cell table:formula="of:=[.$J$6]/[.E19]+[.$K$6]/[.F19]+[.$L$6]/[.G19]" office:value-type="float" office:value="3.05036545633559" calcext:value-type="float">
            <text:p>3.05036545633559</text:p>
          </table:table-cell>
          <table:table-cell table:formula="of:=([.$J$6]*[.E19]+[.$K$6]*[.F19]+[.$L$6]*[.G19])/(SQRT(POWER([.$J$6];2)+POWER([.$K$6];2)+POWER([.$L$6];2))*SQRT(POWER([.$E19];2)+POWER([.$F19];2)+POWER([.$G19];2)) )" office:value-type="float" office:value="0.99419520187059" calcext:value-type="float">
            <text:p>0.9941952018705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339316014677" calcext:value-type="float">
            <text:p>-0.713339316014677</text:p>
          </table:table-cell>
          <table:table-cell office:value-type="float" office:value="-0.441679015206772" calcext:value-type="float">
            <text:p>-0.441679015206772</text:p>
          </table:table-cell>
          <table:table-cell office:value-type="float" office:value="0.544120085784093" calcext:value-type="float">
            <text:p>0.544120085784093</text:p>
          </table:table-cell>
          <table:table-cell/>
          <table:table-cell table:formula="of:=[.$J$6]/[.E20]+[.$K$6]/[.F20]+[.$L$6]/[.G20]" office:value-type="float" office:value="3.05273223885716" calcext:value-type="float">
            <text:p>3.05273223885716</text:p>
          </table:table-cell>
          <table:table-cell table:formula="of:=([.$J$6]*[.E20]+[.$K$6]*[.F20]+[.$L$6]*[.G20])/(SQRT(POWER([.$J$6];2)+POWER([.$K$6];2)+POWER([.$L$6];2))*SQRT(POWER([.$E20];2)+POWER([.$F20];2)+POWER([.$G20];2)) )" office:value-type="float" office:value="0.994751150812754" calcext:value-type="float">
            <text:p>0.99475115081275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152621969987" calcext:value-type="float">
            <text:p>-0.714152621969987</text:p>
          </table:table-cell>
          <table:table-cell office:value-type="float" office:value="-0.461294414445882" calcext:value-type="float">
            <text:p>-0.461294414445882</text:p>
          </table:table-cell>
          <table:table-cell office:value-type="float" office:value="0.526491686291839" calcext:value-type="float">
            <text:p>0.526491686291839</text:p>
          </table:table-cell>
          <table:table-cell/>
          <table:table-cell table:formula="of:=[.$J$6]/[.E21]+[.$K$6]/[.F21]+[.$L$6]/[.G21]" office:value-type="float" office:value="3.03096093207997" calcext:value-type="float">
            <text:p>3.03096093207997</text:p>
          </table:table-cell>
          <table:table-cell table:formula="of:=([.$J$6]*[.E21]+[.$K$6]*[.F21]+[.$L$6]*[.G21])/(SQRT(POWER([.$J$6];2)+POWER([.$K$6];2)+POWER([.$L$6];2))*SQRT(POWER([.$E21];2)+POWER([.$F21];2)+POWER([.$G21];2)) )" office:value-type="float" office:value="0.997083460884925" calcext:value-type="float">
            <text:p>0.99708346088492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618190634978" calcext:value-type="float">
            <text:p>-0.709618190634978</text:p>
          </table:table-cell>
          <table:table-cell office:value-type="float" office:value="-0.472843233547918" calcext:value-type="float">
            <text:p>-0.472843233547918</text:p>
          </table:table-cell>
          <table:table-cell office:value-type="float" office:value="0.522361273457259" calcext:value-type="float">
            <text:p>0.522361273457259</text:p>
          </table:table-cell>
          <table:table-cell/>
          <table:table-cell table:formula="of:=[.$J$6]/[.E22]+[.$K$6]/[.F22]+[.$L$6]/[.G22]" office:value-type="float" office:value="3.01686309327843" calcext:value-type="float">
            <text:p>3.01686309327843</text:p>
          </table:table-cell>
          <table:table-cell table:formula="of:=([.$J$6]*[.E22]+[.$K$6]*[.F22]+[.$L$6]*[.G22])/(SQRT(POWER([.$J$6];2)+POWER([.$K$6];2)+POWER([.$L$6];2))*SQRT(POWER([.$E22];2)+POWER([.$F22];2)+POWER([.$G22];2)) )" office:value-type="float" office:value="0.99792742259681" calcext:value-type="float">
            <text:p>0.9979274225968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461209048473" calcext:value-type="float">
            <text:p>-0.712461209048473</text:p>
          </table:table-cell>
          <table:table-cell office:value-type="float" office:value="-0.476673250963614" calcext:value-type="float">
            <text:p>-0.476673250963614</text:p>
          </table:table-cell>
          <table:table-cell office:value-type="float" office:value="0.514957898683929" calcext:value-type="float">
            <text:p>0.514957898683929</text:p>
          </table:table-cell>
          <table:table-cell/>
          <table:table-cell table:formula="of:=[.$J$6]/[.E23]+[.$K$6]/[.F23]+[.$L$6]/[.G23]" office:value-type="float" office:value="3.01726568917656" calcext:value-type="float">
            <text:p>3.01726568917656</text:p>
          </table:table-cell>
          <table:table-cell table:formula="of:=([.$J$6]*[.E23]+[.$K$6]*[.F23]+[.$L$6]*[.G23])/(SQRT(POWER([.$J$6];2)+POWER([.$K$6];2)+POWER([.$L$6];2))*SQRT(POWER([.$E23];2)+POWER([.$F23];2)+POWER([.$G23];2)) )" office:value-type="float" office:value="0.998370164513589" calcext:value-type="float">
            <text:p>0.99837016451358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508322260443" calcext:value-type="float">
            <text:p>-0.712508322260443</text:p>
          </table:table-cell>
          <table:table-cell office:value-type="float" office:value="-0.467507216204633" calcext:value-type="float">
            <text:p>-0.467507216204633</text:p>
          </table:table-cell>
          <table:table-cell office:value-type="float" office:value="0.523229293432815" calcext:value-type="float">
            <text:p>0.523229293432815</text:p>
          </table:table-cell>
          <table:table-cell/>
          <table:table-cell table:formula="of:=[.$J$6]/[.E24]+[.$K$6]/[.F24]+[.$L$6]/[.G24]" office:value-type="float" office:value="3.02390151572268" calcext:value-type="float">
            <text:p>3.02390151572268</text:p>
          </table:table-cell>
          <table:table-cell table:formula="of:=([.$J$6]*[.E24]+[.$K$6]*[.F24]+[.$L$6]*[.G24])/(SQRT(POWER([.$J$6];2)+POWER([.$K$6];2)+POWER([.$L$6];2))*SQRT(POWER([.$E24];2)+POWER([.$F24];2)+POWER([.$G24];2)) )" office:value-type="float" office:value="0.997597629233593" calcext:value-type="float">
            <text:p>0.99759762923359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084982930247" calcext:value-type="float">
            <text:p>-0.711084982930247</text:p>
          </table:table-cell>
          <table:table-cell office:value-type="float" office:value="-0.474798512904116" calcext:value-type="float">
            <text:p>-0.474798512904116</text:p>
          </table:table-cell>
          <table:table-cell office:value-type="float" office:value="0.518579327774575" calcext:value-type="float">
            <text:p>0.518579327774575</text:p>
          </table:table-cell>
          <table:table-cell/>
          <table:table-cell table:formula="of:=[.$J$6]/[.E25]+[.$K$6]/[.F25]+[.$L$6]/[.G25]" office:value-type="float" office:value="3.01698245887992" calcext:value-type="float">
            <text:p>3.01698245887992</text:p>
          </table:table-cell>
          <table:table-cell table:formula="of:=([.$J$6]*[.E25]+[.$K$6]*[.F25]+[.$L$6]*[.G25])/(SQRT(POWER([.$J$6];2)+POWER([.$K$6];2)+POWER([.$L$6];2))*SQRT(POWER([.$E25];2)+POWER([.$F25];2)+POWER([.$G25];2)) )" office:value-type="float" office:value="0.998163133872873" calcext:value-type="float">
            <text:p>0.99816313387287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182865062194" calcext:value-type="float">
            <text:p>-0.710182865062194</text:p>
          </table:table-cell>
          <table:table-cell office:value-type="float" office:value="-0.475312680916086" calcext:value-type="float">
            <text:p>-0.475312680916086</text:p>
          </table:table-cell>
          <table:table-cell office:value-type="float" office:value="0.519343964567239" calcext:value-type="float">
            <text:p>0.519343964567239</text:p>
          </table:table-cell>
          <table:table-cell/>
          <table:table-cell table:formula="of:=[.$J$6]/[.E26]+[.$K$6]/[.F26]+[.$L$6]/[.G26]" office:value-type="float" office:value="3.01568786681599" calcext:value-type="float">
            <text:p>3.01568786681599</text:p>
          </table:table-cell>
          <table:table-cell table:formula="of:=([.$J$6]*[.E26]+[.$K$6]*[.F26]+[.$L$6]*[.G26])/(SQRT(POWER([.$J$6];2)+POWER([.$K$6];2)+POWER([.$L$6];2))*SQRT(POWER([.$E26];2)+POWER([.$F26];2)+POWER([.$G26];2)) )" office:value-type="float" office:value="0.998163205877154" calcext:value-type="float">
            <text:p>0.99816320587715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090141138082" calcext:value-type="float">
            <text:p>-0.712090141138082</text:p>
          </table:table-cell>
          <table:table-cell office:value-type="float" office:value="-0.474889507787955" calcext:value-type="float">
            <text:p>-0.474889507787955</text:p>
          </table:table-cell>
          <table:table-cell office:value-type="float" office:value="0.517114674213429" calcext:value-type="float">
            <text:p>0.517114674213429</text:p>
          </table:table-cell>
          <table:table-cell/>
          <table:table-cell table:formula="of:=[.$J$6]/[.E27]+[.$K$6]/[.F27]+[.$L$6]/[.G27]" office:value-type="float" office:value="3.01799860961535" calcext:value-type="float">
            <text:p>3.01799860961535</text:p>
          </table:table-cell>
          <table:table-cell table:formula="of:=([.$J$6]*[.E27]+[.$K$6]*[.F27]+[.$L$6]*[.G27])/(SQRT(POWER([.$J$6];2)+POWER([.$K$6];2)+POWER([.$L$6];2))*SQRT(POWER([.$E27];2)+POWER([.$F27];2)+POWER([.$G27];2)) )" office:value-type="float" office:value="0.998214881285818" calcext:value-type="float">
            <text:p>0.99821488128581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797076631689" calcext:value-type="float">
            <text:p>-0.717797076631689</text:p>
          </table:table-cell>
          <table:table-cell office:value-type="float" office:value="-0.476735854006895" calcext:value-type="float">
            <text:p>-0.476735854006895</text:p>
          </table:table-cell>
          <table:table-cell office:value-type="float" office:value="0.507435003013506" calcext:value-type="float">
            <text:p>0.507435003013506</text:p>
          </table:table-cell>
          <table:table-cell/>
          <table:table-cell table:formula="of:=[.$J$6]/[.E28]+[.$K$6]/[.F28]+[.$L$6]/[.G28]" office:value-type="float" office:value="3.02360896683684" calcext:value-type="float">
            <text:p>3.02360896683684</text:p>
          </table:table-cell>
          <table:table-cell table:formula="of:=([.$J$6]*[.E28]+[.$K$6]*[.F28]+[.$L$6]*[.G28])/(SQRT(POWER([.$J$6];2)+POWER([.$K$6];2)+POWER([.$L$6];2))*SQRT(POWER([.$E28];2)+POWER([.$F28];2)+POWER([.$G28];2)) )" office:value-type="float" office:value="0.998546751108509" calcext:value-type="float">
            <text:p>0.99854675110850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612600473905" calcext:value-type="float">
            <text:p>-0.718612600473905</text:p>
          </table:table-cell>
          <table:table-cell office:value-type="float" office:value="-0.476272419775159" calcext:value-type="float">
            <text:p>-0.476272419775159</text:p>
          </table:table-cell>
          <table:table-cell office:value-type="float" office:value="0.506715415792382" calcext:value-type="float">
            <text:p>0.506715415792382</text:p>
          </table:table-cell>
          <table:table-cell/>
          <table:table-cell table:formula="of:=[.$J$6]/[.E29]+[.$K$6]/[.F29]+[.$L$6]/[.G29]" office:value-type="float" office:value="3.02490499423325" calcext:value-type="float">
            <text:p>3.02490499423325</text:p>
          </table:table-cell>
          <table:table-cell table:formula="of:=([.$J$6]*[.E29]+[.$K$6]*[.F29]+[.$L$6]*[.G29])/(SQRT(POWER([.$J$6];2)+POWER([.$K$6];2)+POWER([.$L$6];2))*SQRT(POWER([.$E29];2)+POWER([.$F29];2)+POWER([.$G29];2)) )" office:value-type="float" office:value="0.998533777477874" calcext:value-type="float">
            <text:p>0.99853377747787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612600473905" calcext:value-type="float">
            <text:p>-0.718612600473905</text:p>
          </table:table-cell>
          <table:table-cell office:value-type="float" office:value="-0.476272419775159" calcext:value-type="float">
            <text:p>-0.476272419775159</text:p>
          </table:table-cell>
          <table:table-cell office:value-type="float" office:value="0.506715415792382" calcext:value-type="float">
            <text:p>0.506715415792382</text:p>
          </table:table-cell>
          <table:table-cell/>
          <table:table-cell table:formula="of:=[.$J$6]/[.E30]+[.$K$6]/[.F30]+[.$L$6]/[.G30]" office:value-type="float" office:value="3.02490499423325" calcext:value-type="float">
            <text:p>3.02490499423325</text:p>
          </table:table-cell>
          <table:table-cell table:formula="of:=([.$J$6]*[.E30]+[.$K$6]*[.F30]+[.$L$6]*[.G30])/(SQRT(POWER([.$J$6];2)+POWER([.$K$6];2)+POWER([.$L$6];2))*SQRT(POWER([.$E30];2)+POWER([.$F30];2)+POWER([.$G30];2)) )" office:value-type="float" office:value="0.998533777477874" calcext:value-type="float">
            <text:p>0.99853377747787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205337406298" calcext:value-type="float">
            <text:p>-0.714205337406298</text:p>
          </table:table-cell>
          <table:table-cell office:value-type="float" office:value="-0.479186831508691" calcext:value-type="float">
            <text:p>-0.479186831508691</text:p>
          </table:table-cell>
          <table:table-cell office:value-type="float" office:value="0.510186942726896" calcext:value-type="float">
            <text:p>0.510186942726896</text:p>
          </table:table-cell>
          <table:table-cell/>
          <table:table-cell table:formula="of:=[.$J$6]/[.E31]+[.$K$6]/[.F31]+[.$L$6]/[.G31]" office:value-type="float" office:value="3.01783881022363" calcext:value-type="float">
            <text:p>3.01783881022363</text:p>
          </table:table-cell>
          <table:table-cell table:formula="of:=([.$J$6]*[.E31]+[.$K$6]*[.F31]+[.$L$6]*[.G31])/(SQRT(POWER([.$J$6];2)+POWER([.$K$6];2)+POWER([.$L$6];2))*SQRT(POWER([.$E31];2)+POWER([.$F31];2)+POWER([.$G31];2)) )" office:value-type="float" office:value="0.998617151200627" calcext:value-type="float">
            <text:p>0.99861715120062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673864920733" calcext:value-type="float">
            <text:p>-0.709673864920733</text:p>
          </table:table-cell>
          <table:table-cell office:value-type="float" office:value="-0.496040027634311" calcext:value-type="float">
            <text:p>-0.496040027634311</text:p>
          </table:table-cell>
          <table:table-cell office:value-type="float" office:value="0.500307202059917" calcext:value-type="float">
            <text:p>0.500307202059917</text:p>
          </table:table-cell>
          <table:table-cell/>
          <table:table-cell table:formula="of:=[.$J$6]/[.E32]+[.$K$6]/[.F32]+[.$L$6]/[.G32]" office:value-type="float" office:value="3.00575576405624" calcext:value-type="float">
            <text:p>3.00575576405624</text:p>
          </table:table-cell>
          <table:table-cell table:formula="of:=([.$J$6]*[.E32]+[.$K$6]*[.F32]+[.$L$6]*[.G32])/(SQRT(POWER([.$J$6];2)+POWER([.$K$6];2)+POWER([.$L$6];2))*SQRT(POWER([.$E32];2)+POWER([.$F32];2)+POWER([.$G32];2)) )" office:value-type="float" office:value="0.999466677154616" calcext:value-type="float">
            <text:p>0.99946667715461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760294316405" calcext:value-type="float">
            <text:p>-0.710760294316405</text:p>
          </table:table-cell>
          <table:table-cell office:value-type="float" office:value="-0.496113054462691" calcext:value-type="float">
            <text:p>-0.496113054462691</text:p>
          </table:table-cell>
          <table:table-cell office:value-type="float" office:value="0.498689924918236" calcext:value-type="float">
            <text:p>0.498689924918236</text:p>
          </table:table-cell>
          <table:table-cell/>
          <table:table-cell table:formula="of:=[.$J$6]/[.E33]+[.$K$6]/[.F33]+[.$L$6]/[.G33]" office:value-type="float" office:value="3.00719921916908" calcext:value-type="float">
            <text:p>3.00719921916908</text:p>
          </table:table-cell>
          <table:table-cell table:formula="of:=([.$J$6]*[.E33]+[.$K$6]*[.F33]+[.$L$6]*[.G33])/(SQRT(POWER([.$J$6];2)+POWER([.$K$6];2)+POWER([.$L$6];2))*SQRT(POWER([.$E33];2)+POWER([.$F33];2)+POWER([.$G33];2)) )" office:value-type="float" office:value="0.999492954079996" calcext:value-type="float">
            <text:p>0.99949295407999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041565897242" calcext:value-type="float">
            <text:p>-0.715041565897242</text:p>
          </table:table-cell>
          <table:table-cell office:value-type="float" office:value="-0.490154181900757" calcext:value-type="float">
            <text:p>-0.490154181900757</text:p>
          </table:table-cell>
          <table:table-cell office:value-type="float" office:value="0.498462071781214" calcext:value-type="float">
            <text:p>0.498462071781214</text:p>
          </table:table-cell>
          <table:table-cell/>
          <table:table-cell table:formula="of:=[.$J$6]/[.E34]+[.$K$6]/[.F34]+[.$L$6]/[.G34]" office:value-type="float" office:value="3.01448775860125" calcext:value-type="float">
            <text:p>3.01448775860125</text:p>
          </table:table-cell>
          <table:table-cell table:formula="of:=([.$J$6]*[.E34]+[.$K$6]*[.F34]+[.$L$6]*[.G34])/(SQRT(POWER([.$J$6];2)+POWER([.$K$6];2)+POWER([.$L$6];2))*SQRT(POWER([.$E34];2)+POWER([.$F34];2)+POWER([.$G34];2)) )" office:value-type="float" office:value="0.999291787504469" calcext:value-type="float">
            <text:p>0.99929178750446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163816755645" calcext:value-type="float">
            <text:p>-0.711163816755645</text:p>
          </table:table-cell>
          <table:table-cell office:value-type="float" office:value="-0.495526191095784" calcext:value-type="float">
            <text:p>-0.495526191095784</text:p>
          </table:table-cell>
          <table:table-cell office:value-type="float" office:value="0.498698124796602" calcext:value-type="float">
            <text:p>0.498698124796602</text:p>
          </table:table-cell>
          <table:table-cell/>
          <table:table-cell table:formula="of:=[.$J$6]/[.E35]+[.$K$6]/[.F35]+[.$L$6]/[.G35]" office:value-type="float" office:value="3.00786621370697" calcext:value-type="float">
            <text:p>3.00786621370697</text:p>
          </table:table-cell>
          <table:table-cell table:formula="of:=([.$J$6]*[.E35]+[.$K$6]*[.F35]+[.$L$6]*[.G35])/(SQRT(POWER([.$J$6];2)+POWER([.$K$6];2)+POWER([.$L$6];2))*SQRT(POWER([.$E35];2)+POWER([.$F35];2)+POWER([.$G35];2)) )" office:value-type="float" office:value="0.999475100918419" calcext:value-type="float">
            <text:p>0.99947510091841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048744823718" calcext:value-type="float">
            <text:p>-0.713048744823718</text:p>
          </table:table-cell>
          <table:table-cell office:value-type="float" office:value="-0.495898744009756" calcext:value-type="float">
            <text:p>-0.495898744009756</text:p>
          </table:table-cell>
          <table:table-cell office:value-type="float" office:value="0.495626798301772" calcext:value-type="float">
            <text:p>0.495626798301772</text:p>
          </table:table-cell>
          <table:table-cell/>
          <table:table-cell table:formula="of:=[.$J$6]/[.E36]+[.$K$6]/[.F36]+[.$L$6]/[.G36]" office:value-type="float" office:value="3.01042929788758" calcext:value-type="float">
            <text:p>3.01042929788758</text:p>
          </table:table-cell>
          <table:table-cell table:formula="of:=([.$J$6]*[.E36]+[.$K$6]*[.F36]+[.$L$6]*[.G36])/(SQRT(POWER([.$J$6];2)+POWER([.$K$6];2)+POWER([.$L$6];2))*SQRT(POWER([.$E36];2)+POWER([.$F36];2)+POWER([.$G36];2)) )" office:value-type="float" office:value="0.999521373829164" calcext:value-type="float">
            <text:p>0.99952137382916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048744823718" calcext:value-type="float">
            <text:p>-0.713048744823718</text:p>
          </table:table-cell>
          <table:table-cell office:value-type="float" office:value="-0.495898744009756" calcext:value-type="float">
            <text:p>-0.495898744009756</text:p>
          </table:table-cell>
          <table:table-cell office:value-type="float" office:value="0.495626798301772" calcext:value-type="float">
            <text:p>0.495626798301772</text:p>
          </table:table-cell>
          <table:table-cell/>
          <table:table-cell table:formula="of:=[.$J$6]/[.E37]+[.$K$6]/[.F37]+[.$L$6]/[.G37]" office:value-type="float" office:value="3.01042929788758" calcext:value-type="float">
            <text:p>3.01042929788758</text:p>
          </table:table-cell>
          <table:table-cell table:formula="of:=([.$J$6]*[.E37]+[.$K$6]*[.F37]+[.$L$6]*[.G37])/(SQRT(POWER([.$J$6];2)+POWER([.$K$6];2)+POWER([.$L$6];2))*SQRT(POWER([.$E37];2)+POWER([.$F37];2)+POWER([.$G37];2)) )" office:value-type="float" office:value="0.999521373829164" calcext:value-type="float">
            <text:p>0.99952137382916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048744823718" calcext:value-type="float">
            <text:p>-0.713048744823718</text:p>
          </table:table-cell>
          <table:table-cell office:value-type="float" office:value="-0.495898744009756" calcext:value-type="float">
            <text:p>-0.495898744009756</text:p>
          </table:table-cell>
          <table:table-cell office:value-type="float" office:value="0.495626798301772" calcext:value-type="float">
            <text:p>0.495626798301772</text:p>
          </table:table-cell>
          <table:table-cell/>
          <table:table-cell table:formula="of:=[.$J$6]/[.E38]+[.$K$6]/[.F38]+[.$L$6]/[.G38]" office:value-type="float" office:value="3.01042929788758" calcext:value-type="float">
            <text:p>3.01042929788758</text:p>
          </table:table-cell>
          <table:table-cell table:formula="of:=([.$J$6]*[.E38]+[.$K$6]*[.F38]+[.$L$6]*[.G38])/(SQRT(POWER([.$J$6];2)+POWER([.$K$6];2)+POWER([.$L$6];2))*SQRT(POWER([.$E38];2)+POWER([.$F38];2)+POWER([.$G38];2)) )" office:value-type="float" office:value="0.999521373829164" calcext:value-type="float">
            <text:p>0.99952137382916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412306289524" calcext:value-type="float">
            <text:p>-0.713412306289524</text:p>
          </table:table-cell>
          <table:table-cell office:value-type="float" office:value="-0.50418520772791" calcext:value-type="float">
            <text:p>-0.50418520772791</text:p>
          </table:table-cell>
          <table:table-cell office:value-type="float" office:value="0.486662262295965" calcext:value-type="float">
            <text:p>0.486662262295965</text:p>
          </table:table-cell>
          <table:table-cell/>
          <table:table-cell table:formula="of:=[.$J$6]/[.E39]+[.$K$6]/[.F39]+[.$L$6]/[.G39]" office:value-type="float" office:value="3.01050157110266" calcext:value-type="float">
            <text:p>3.01050157110266</text:p>
          </table:table-cell>
          <table:table-cell table:formula="of:=([.$J$6]*[.E39]+[.$K$6]*[.F39]+[.$L$6]*[.G39])/(SQRT(POWER([.$J$6];2)+POWER([.$K$6];2)+POWER([.$L$6];2))*SQRT(POWER([.$E39];2)+POWER([.$F39];2)+POWER([.$G39];2)) )" office:value-type="float" office:value="0.999791218057265" calcext:value-type="float">
            <text:p>0.99979121805726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493838746357" calcext:value-type="float">
            <text:p>-0.712493838746357</text:p>
          </table:table-cell>
          <table:table-cell office:value-type="float" office:value="-0.505589487587779" calcext:value-type="float">
            <text:p>-0.505589487587779</text:p>
          </table:table-cell>
          <table:table-cell office:value-type="float" office:value="0.48655092209265" calcext:value-type="float">
            <text:p>0.48655092209265</text:p>
          </table:table-cell>
          <table:table-cell/>
          <table:table-cell table:formula="of:=[.$J$6]/[.E40]+[.$K$6]/[.F40]+[.$L$6]/[.G40]" office:value-type="float" office:value="3.0091269381224" calcext:value-type="float">
            <text:p>3.0091269381224</text:p>
          </table:table-cell>
          <table:table-cell table:formula="of:=([.$J$6]*[.E40]+[.$K$6]*[.F40]+[.$L$6]*[.G40])/(SQRT(POWER([.$J$6];2)+POWER([.$K$6];2)+POWER([.$L$6];2))*SQRT(POWER([.$E40];2)+POWER([.$F40];2)+POWER([.$G40];2)) )" office:value-type="float" office:value="0.999823041636495" calcext:value-type="float">
            <text:p>0.99982304163649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113206437371" calcext:value-type="float">
            <text:p>-0.713113206437371</text:p>
          </table:table-cell>
          <table:table-cell office:value-type="float" office:value="-0.505321725694671" calcext:value-type="float">
            <text:p>-0.505321725694671</text:p>
          </table:table-cell>
          <table:table-cell office:value-type="float" office:value="0.485921298509925" calcext:value-type="float">
            <text:p>0.485921298509925</text:p>
          </table:table-cell>
          <table:table-cell/>
          <table:table-cell table:formula="of:=[.$J$6]/[.E41]+[.$K$6]/[.F41]+[.$L$6]/[.G41]" office:value-type="float" office:value="3.01009488677835" calcext:value-type="float">
            <text:p>3.01009488677835</text:p>
          </table:table-cell>
          <table:table-cell table:formula="of:=([.$J$6]*[.E41]+[.$K$6]*[.F41]+[.$L$6]*[.G41])/(SQRT(POWER([.$J$6];2)+POWER([.$K$6];2)+POWER([.$L$6];2))*SQRT(POWER([.$E41];2)+POWER([.$F41];2)+POWER([.$G41];2)) )" office:value-type="float" office:value="0.999817161686414" calcext:value-type="float">
            <text:p>0.99981716168641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20669634375" calcext:value-type="float">
            <text:p>-0.70920669634375</text:p>
          </table:table-cell>
          <table:table-cell office:value-type="float" office:value="-0.51193544190393" calcext:value-type="float">
            <text:p>-0.51193544190393</text:p>
          </table:table-cell>
          <table:table-cell office:value-type="float" office:value="0.484714312955385" calcext:value-type="float">
            <text:p>0.484714312955385</text:p>
          </table:table-cell>
          <table:table-cell/>
          <table:table-cell table:formula="of:=[.$J$6]/[.E42]+[.$K$6]/[.F42]+[.$L$6]/[.G42]" office:value-type="float" office:value="3.00466377801135" calcext:value-type="float">
            <text:p>3.00466377801135</text:p>
          </table:table-cell>
          <table:table-cell table:formula="of:=([.$J$6]*[.E42]+[.$K$6]*[.F42]+[.$L$6]*[.G42])/(SQRT(POWER([.$J$6];2)+POWER([.$K$6];2)+POWER([.$L$6];2))*SQRT(POWER([.$E42];2)+POWER([.$F42];2)+POWER([.$G42];2)) )" office:value-type="float" office:value="0.999934304815247" calcext:value-type="float">
            <text:p>0.99993430481524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642518933826" calcext:value-type="float">
            <text:p>-0.711642518933826</text:p>
          </table:table-cell>
          <table:table-cell office:value-type="float" office:value="-0.513539013555397" calcext:value-type="float">
            <text:p>-0.513539013555397</text:p>
          </table:table-cell>
          <table:table-cell office:value-type="float" office:value="0.479419030496359" calcext:value-type="float">
            <text:p>0.479419030496359</text:p>
          </table:table-cell>
          <table:table-cell/>
          <table:table-cell table:formula="of:=[.$J$6]/[.E43]+[.$K$6]/[.F43]+[.$L$6]/[.G43]" office:value-type="float" office:value="3.00903483709299" calcext:value-type="float">
            <text:p>3.00903483709299</text:p>
          </table:table-cell>
          <table:table-cell table:formula="of:=([.$J$6]*[.E43]+[.$K$6]*[.F43]+[.$L$6]*[.G43])/(SQRT(POWER([.$J$6];2)+POWER([.$K$6];2)+POWER([.$L$6];2))*SQRT(POWER([.$E43];2)+POWER([.$F43];2)+POWER([.$G43];2)) )" office:value-type="float" office:value="0.999941928353286" calcext:value-type="float">
            <text:p>0.99994192835328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420231700187" calcext:value-type="float">
            <text:p>-0.708420231700187</text:p>
          </table:table-cell>
          <table:table-cell office:value-type="float" office:value="-0.516924230404321" calcext:value-type="float">
            <text:p>-0.516924230404321</text:p>
          </table:table-cell>
          <table:table-cell office:value-type="float" office:value="0.480551886208714" calcext:value-type="float">
            <text:p>0.480551886208714</text:p>
          </table:table-cell>
          <table:table-cell/>
          <table:table-cell table:formula="of:=[.$J$6]/[.E44]+[.$K$6]/[.F44]+[.$L$6]/[.G44]" office:value-type="float" office:value="3.00452231368561" calcext:value-type="float">
            <text:p>3.00452231368561</text:p>
          </table:table-cell>
          <table:table-cell table:formula="of:=([.$J$6]*[.E44]+[.$K$6]*[.F44]+[.$L$6]*[.G44])/(SQRT(POWER([.$J$6];2)+POWER([.$K$6];2)+POWER([.$L$6];2))*SQRT(POWER([.$E44];2)+POWER([.$F44];2)+POWER([.$G44];2)) )" office:value-type="float" office:value="0.999981756333053" calcext:value-type="float">
            <text:p>0.99998175633305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032743295179" calcext:value-type="float">
            <text:p>-0.708032743295179</text:p>
          </table:table-cell>
          <table:table-cell office:value-type="float" office:value="-0.519223223666705" calcext:value-type="float">
            <text:p>-0.519223223666705</text:p>
          </table:table-cell>
          <table:table-cell office:value-type="float" office:value="0.478640656888921" calcext:value-type="float">
            <text:p>0.478640656888921</text:p>
          </table:table-cell>
          <table:table-cell/>
          <table:table-cell table:formula="of:=[.$J$6]/[.E45]+[.$K$6]/[.F45]+[.$L$6]/[.G45]" office:value-type="float" office:value="3.00459250486538" calcext:value-type="float">
            <text:p>3.00459250486538</text:p>
          </table:table-cell>
          <table:table-cell table:formula="of:=([.$J$6]*[.E45]+[.$K$6]*[.F45]+[.$L$6]*[.G45])/(SQRT(POWER([.$J$6];2)+POWER([.$K$6];2)+POWER([.$L$6];2))*SQRT(POWER([.$E45];2)+POWER([.$F45];2)+POWER([.$G45];2)) )" office:value-type="float" office:value="0.999989303142573" calcext:value-type="float">
            <text:p>0.99998930314257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045133500237" calcext:value-type="float">
            <text:p>-0.710045133500237</text:p>
          </table:table-cell>
          <table:table-cell office:value-type="float" office:value="-0.51977509019927" calcext:value-type="float">
            <text:p>-0.51977509019927</text:p>
          </table:table-cell>
          <table:table-cell office:value-type="float" office:value="0.475047117664103" calcext:value-type="float">
            <text:p>0.475047117664103</text:p>
          </table:table-cell>
          <table:table-cell/>
          <table:table-cell table:formula="of:=[.$J$6]/[.E46]+[.$K$6]/[.F46]+[.$L$6]/[.G46]" office:value-type="float" office:value="3.00830240322605" calcext:value-type="float">
            <text:p>3.00830240322605</text:p>
          </table:table-cell>
          <table:table-cell table:formula="of:=([.$J$6]*[.E46]+[.$K$6]*[.F46]+[.$L$6]*[.G46])/(SQRT(POWER([.$J$6];2)+POWER([.$K$6];2)+POWER([.$L$6];2))*SQRT(POWER([.$E46];2)+POWER([.$F46];2)+POWER([.$G46];2)) )" office:value-type="float" office:value="0.999967908485573" calcext:value-type="float">
            <text:p>0.99996790848557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144021871367" calcext:value-type="float">
            <text:p>-0.711144021871367</text:p>
          </table:table-cell>
          <table:table-cell office:value-type="float" office:value="-0.520685462367791" calcext:value-type="float">
            <text:p>-0.520685462367791</text:p>
          </table:table-cell>
          <table:table-cell office:value-type="float" office:value="0.472399015066137" calcext:value-type="float">
            <text:p>0.472399015066137</text:p>
          </table:table-cell>
          <table:table-cell/>
          <table:table-cell table:formula="of:=[.$J$6]/[.E47]+[.$K$6]/[.F47]+[.$L$6]/[.G47]" office:value-type="float" office:value="3.01068655790791" calcext:value-type="float">
            <text:p>3.01068655790791</text:p>
          </table:table-cell>
          <table:table-cell table:formula="of:=([.$J$6]*[.E47]+[.$K$6]*[.F47]+[.$L$6]*[.G47])/(SQRT(POWER([.$J$6];2)+POWER([.$K$6];2)+POWER([.$L$6];2))*SQRT(POWER([.$E47];2)+POWER([.$F47];2)+POWER([.$G47];2)) )" office:value-type="float" office:value="0.999944268113845" calcext:value-type="float">
            <text:p>0.99994426811384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560755219928" calcext:value-type="float">
            <text:p>-0.711560755219928</text:p>
          </table:table-cell>
          <table:table-cell office:value-type="float" office:value="-0.522573877714638" calcext:value-type="float">
            <text:p>-0.522573877714638</text:p>
          </table:table-cell>
          <table:table-cell office:value-type="float" office:value="0.469678436764061" calcext:value-type="float">
            <text:p>0.469678436764061</text:p>
          </table:table-cell>
          <table:table-cell/>
          <table:table-cell table:formula="of:=[.$J$6]/[.E48]+[.$K$6]/[.F48]+[.$L$6]/[.G48]" office:value-type="float" office:value="3.01237999788436" calcext:value-type="float">
            <text:p>3.01237999788436</text:p>
          </table:table-cell>
          <table:table-cell table:formula="of:=([.$J$6]*[.E48]+[.$K$6]*[.F48]+[.$L$6]*[.G48])/(SQRT(POWER([.$J$6];2)+POWER([.$K$6];2)+POWER([.$L$6];2))*SQRT(POWER([.$E48];2)+POWER([.$F48];2)+POWER([.$G48];2)) )" office:value-type="float" office:value="0.999915300148427" calcext:value-type="float">
            <text:p>0.99991530014842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229453130606" calcext:value-type="float">
            <text:p>-0.710229453130606</text:p>
          </table:table-cell>
          <table:table-cell office:value-type="float" office:value="-0.527941738816622" calcext:value-type="float">
            <text:p>-0.527941738816622</text:p>
          </table:table-cell>
          <table:table-cell office:value-type="float" office:value="0.465673323609032" calcext:value-type="float">
            <text:p>0.465673323609032</text:p>
          </table:table-cell>
          <table:table-cell/>
          <table:table-cell table:formula="of:=[.$J$6]/[.E49]+[.$K$6]/[.F49]+[.$L$6]/[.G49]" office:value-type="float" office:value="3.01288883914397" calcext:value-type="float">
            <text:p>3.01288883914397</text:p>
          </table:table-cell>
          <table:table-cell table:formula="of:=([.$J$6]*[.E49]+[.$K$6]*[.F49]+[.$L$6]*[.G49])/(SQRT(POWER([.$J$6];2)+POWER([.$K$6];2)+POWER([.$L$6];2))*SQRT(POWER([.$E49];2)+POWER([.$F49];2)+POWER([.$G49];2)) )" office:value-type="float" office:value="0.999852171271482" calcext:value-type="float">
            <text:p>0.99985217127148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336226559659" calcext:value-type="float">
            <text:p>-0.710336226559659</text:p>
          </table:table-cell>
          <table:table-cell office:value-type="float" office:value="-0.529343663729397" calcext:value-type="float">
            <text:p>-0.529343663729397</text:p>
          </table:table-cell>
          <table:table-cell office:value-type="float" office:value="0.463915650637618" calcext:value-type="float">
            <text:p>0.463915650637618</text:p>
          </table:table-cell>
          <table:table-cell/>
          <table:table-cell table:formula="of:=[.$J$6]/[.E50]+[.$K$6]/[.F50]+[.$L$6]/[.G50]" office:value-type="float" office:value="3.01403383356092" calcext:value-type="float">
            <text:p>3.01403383356092</text:p>
          </table:table-cell>
          <table:table-cell table:formula="of:=([.$J$6]*[.E50]+[.$K$6]*[.F50]+[.$L$6]*[.G50])/(SQRT(POWER([.$J$6];2)+POWER([.$K$6];2)+POWER([.$L$6];2))*SQRT(POWER([.$E50];2)+POWER([.$F50];2)+POWER([.$G50];2)) )" office:value-type="float" office:value="0.99981385164314" calcext:value-type="float">
            <text:p>0.9998138516431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161170895179" calcext:value-type="float">
            <text:p>-0.710161170895179</text:p>
          </table:table-cell>
          <table:table-cell office:value-type="float" office:value="-0.529849993224814" calcext:value-type="float">
            <text:p>-0.529849993224814</text:p>
          </table:table-cell>
          <table:table-cell office:value-type="float" office:value="0.46360553925989" calcext:value-type="float">
            <text:p>0.46360553925989</text:p>
          </table:table-cell>
          <table:table-cell/>
          <table:table-cell table:formula="of:=[.$J$6]/[.E51]+[.$K$6]/[.F51]+[.$L$6]/[.G51]" office:value-type="float" office:value="3.01402971885988" calcext:value-type="float">
            <text:p>3.01402971885988</text:p>
          </table:table-cell>
          <table:table-cell table:formula="of:=([.$J$6]*[.E51]+[.$K$6]*[.F51]+[.$L$6]*[.G51])/(SQRT(POWER([.$J$6];2)+POWER([.$K$6];2)+POWER([.$L$6];2))*SQRT(POWER([.$E51];2)+POWER([.$F51];2)+POWER([.$G51];2)) )" office:value-type="float" office:value="0.999805560531891" calcext:value-type="float">
            <text:p>0.99980556053189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461005006128" calcext:value-type="float">
            <text:p>-0.708461005006128</text:p>
          </table:table-cell>
          <table:table-cell office:value-type="float" office:value="-0.532401664416884" calcext:value-type="float">
            <text:p>-0.532401664416884</text:p>
          </table:table-cell>
          <table:table-cell office:value-type="float" office:value="0.463283360495321" calcext:value-type="float">
            <text:p>0.463283360495321</text:p>
          </table:table-cell>
          <table:table-cell/>
          <table:table-cell table:formula="of:=[.$J$6]/[.E52]+[.$K$6]/[.F52]+[.$L$6]/[.G52]" office:value-type="float" office:value="3.01241313244029" calcext:value-type="float">
            <text:p>3.01241313244029</text:p>
          </table:table-cell>
          <table:table-cell table:formula="of:=([.$J$6]*[.E52]+[.$K$6]*[.F52]+[.$L$6]*[.G52])/(SQRT(POWER([.$J$6];2)+POWER([.$K$6];2)+POWER([.$L$6];2))*SQRT(POWER([.$E52];2)+POWER([.$F52];2)+POWER([.$G52];2)) )" office:value-type="float" office:value="0.999783738588824" calcext:value-type="float">
            <text:p>0.99978373858882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704342406163" calcext:value-type="float">
            <text:p>-0.707704342406163</text:p>
          </table:table-cell>
          <table:table-cell office:value-type="float" office:value="-0.535972758162384" calcext:value-type="float">
            <text:p>-0.535972758162384</text:p>
          </table:table-cell>
          <table:table-cell office:value-type="float" office:value="0.460312683126662" calcext:value-type="float">
            <text:p>0.460312683126662</text:p>
          </table:table-cell>
          <table:table-cell/>
          <table:table-cell table:formula="of:=[.$J$6]/[.E53]+[.$K$6]/[.F53]+[.$L$6]/[.G53]" office:value-type="float" office:value="3.01364433325447" calcext:value-type="float">
            <text:p>3.01364433325447</text:p>
          </table:table-cell>
          <table:table-cell table:formula="of:=([.$J$6]*[.E53]+[.$K$6]*[.F53]+[.$L$6]*[.G53])/(SQRT(POWER([.$J$6];2)+POWER([.$K$6];2)+POWER([.$L$6];2))*SQRT(POWER([.$E53];2)+POWER([.$F53];2)+POWER([.$G53];2)) )" office:value-type="float" office:value="0.999685471042879" calcext:value-type="float">
            <text:p>0.99968547104287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171251429251" calcext:value-type="float">
            <text:p>-0.706171251429251</text:p>
          </table:table-cell>
          <table:table-cell office:value-type="float" office:value="-0.537045031711107" calcext:value-type="float">
            <text:p>-0.537045031711107</text:p>
          </table:table-cell>
          <table:table-cell office:value-type="float" office:value="0.461416078576876" calcext:value-type="float">
            <text:p>0.461416078576876</text:p>
          </table:table-cell>
          <table:table-cell/>
          <table:table-cell table:formula="of:=[.$J$6]/[.E54]+[.$K$6]/[.F54]+[.$L$6]/[.G54]" office:value-type="float" office:value="3.01136528472334" calcext:value-type="float">
            <text:p>3.01136528472334</text:p>
          </table:table-cell>
          <table:table-cell table:formula="of:=([.$J$6]*[.E54]+[.$K$6]*[.F54]+[.$L$6]*[.G54])/(SQRT(POWER([.$J$6];2)+POWER([.$K$6];2)+POWER([.$L$6];2))*SQRT(POWER([.$E54];2)+POWER([.$F54];2)+POWER([.$G54];2)) )" office:value-type="float" office:value="0.99969489233982" calcext:value-type="float">
            <text:p>0.9996948923398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81042773929" calcext:value-type="float">
            <text:p>-0.70581042773929</text:p>
          </table:table-cell>
          <table:table-cell office:value-type="float" office:value="-0.53941033004232" calcext:value-type="float">
            <text:p>-0.53941033004232</text:p>
          </table:table-cell>
          <table:table-cell office:value-type="float" office:value="0.45920380653705" calcext:value-type="float">
            <text:p>0.45920380653705</text:p>
          </table:table-cell>
          <table:table-cell/>
          <table:table-cell table:formula="of:=[.$J$6]/[.E55]+[.$K$6]/[.F55]+[.$L$6]/[.G55]" office:value-type="float" office:value="3.01263501527207" calcext:value-type="float">
            <text:p>3.01263501527207</text:p>
          </table:table-cell>
          <table:table-cell table:formula="of:=([.$J$6]*[.E55]+[.$K$6]*[.F55]+[.$L$6]*[.G55])/(SQRT(POWER([.$J$6];2)+POWER([.$K$6];2)+POWER([.$L$6];2))*SQRT(POWER([.$E55];2)+POWER([.$F55];2)+POWER([.$G55];2)) )" office:value-type="float" office:value="0.999611100100678" calcext:value-type="float">
            <text:p>0.99961110010067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633339506447" calcext:value-type="float">
            <text:p>-0.708633339506447</text:p>
          </table:table-cell>
          <table:table-cell office:value-type="float" office:value="-0.53794758983198" calcext:value-type="float">
            <text:p>-0.53794758983198</text:p>
          </table:table-cell>
          <table:table-cell office:value-type="float" office:value="0.45656454169581" calcext:value-type="float">
            <text:p>0.45656454169581</text:p>
          </table:table-cell>
          <table:table-cell/>
          <table:table-cell table:formula="of:=[.$J$6]/[.E56]+[.$K$6]/[.F56]+[.$L$6]/[.G56]" office:value-type="float" office:value="3.01733916858498" calcext:value-type="float">
            <text:p>3.01733916858498</text:p>
          </table:table-cell>
          <table:table-cell table:formula="of:=([.$J$6]*[.E56]+[.$K$6]*[.F56]+[.$L$6]*[.G56])/(SQRT(POWER([.$J$6];2)+POWER([.$K$6];2)+POWER([.$L$6];2))*SQRT(POWER([.$E56];2)+POWER([.$F56];2)+POWER([.$G56];2)) )" office:value-type="float" office:value="0.999568617593683" calcext:value-type="float">
            <text:p>0.99956861759368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129802624354" calcext:value-type="float">
            <text:p>-0.708129802624354</text:p>
          </table:table-cell>
          <table:table-cell office:value-type="float" office:value="-0.53919778159045" calcext:value-type="float">
            <text:p>-0.53919778159045</text:p>
          </table:table-cell>
          <table:table-cell office:value-type="float" office:value="0.455870524341211" calcext:value-type="float">
            <text:p>0.455870524341211</text:p>
          </table:table-cell>
          <table:table-cell/>
          <table:table-cell table:formula="of:=[.$J$6]/[.E57]+[.$K$6]/[.F57]+[.$L$6]/[.G57]" office:value-type="float" office:value="3.01740068913942" calcext:value-type="float">
            <text:p>3.01740068913942</text:p>
          </table:table-cell>
          <table:table-cell table:formula="of:=([.$J$6]*[.E57]+[.$K$6]*[.F57]+[.$L$6]*[.G57])/(SQRT(POWER([.$J$6];2)+POWER([.$K$6];2)+POWER([.$L$6];2))*SQRT(POWER([.$E57];2)+POWER([.$F57];2)+POWER([.$G57];2)) )" office:value-type="float" office:value="0.999532357839494" calcext:value-type="float">
            <text:p>0.99953235783949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241722841247" calcext:value-type="float">
            <text:p>-0.706241722841247</text:p>
          </table:table-cell>
          <table:table-cell office:value-type="float" office:value="-0.541816066489737" calcext:value-type="float">
            <text:p>-0.541816066489737</text:p>
          </table:table-cell>
          <table:table-cell office:value-type="float" office:value="0.455695050457887" calcext:value-type="float">
            <text:p>0.455695050457887</text:p>
          </table:table-cell>
          <table:table-cell/>
          <table:table-cell table:formula="of:=[.$J$6]/[.E58]+[.$K$6]/[.F58]+[.$L$6]/[.G58]" office:value-type="float" office:value="3.01579162861164" calcext:value-type="float">
            <text:p>3.01579162861164</text:p>
          </table:table-cell>
          <table:table-cell table:formula="of:=([.$J$6]*[.E58]+[.$K$6]*[.F58]+[.$L$6]*[.G58])/(SQRT(POWER([.$J$6];2)+POWER([.$K$6];2)+POWER([.$L$6];2))*SQRT(POWER([.$E58];2)+POWER([.$F58];2)+POWER([.$G58];2)) )" office:value-type="float" office:value="0.999483383135224" calcext:value-type="float">
            <text:p>0.99948338313522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423812699964" calcext:value-type="float">
            <text:p>-0.706423812699964</text:p>
          </table:table-cell>
          <table:table-cell office:value-type="float" office:value="-0.541772989699601" calcext:value-type="float">
            <text:p>-0.541772989699601</text:p>
          </table:table-cell>
          <table:table-cell office:value-type="float" office:value="0.455463966173398" calcext:value-type="float">
            <text:p>0.455463966173398</text:p>
          </table:table-cell>
          <table:table-cell/>
          <table:table-cell table:formula="of:=[.$J$6]/[.E59]+[.$K$6]/[.F59]+[.$L$6]/[.G59]" office:value-type="float" office:value="3.01614621757198" calcext:value-type="float">
            <text:p>3.01614621757198</text:p>
          </table:table-cell>
          <table:table-cell table:formula="of:=([.$J$6]*[.E59]+[.$K$6]*[.F59]+[.$L$6]*[.G59])/(SQRT(POWER([.$J$6];2)+POWER([.$K$6];2)+POWER([.$L$6];2))*SQRT(POWER([.$E59];2)+POWER([.$F59];2)+POWER([.$G59];2)) )" office:value-type="float" office:value="0.99947814630796" calcext:value-type="float">
            <text:p>0.9994781463079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483755012673" calcext:value-type="float">
            <text:p>-0.706483755012673</text:p>
          </table:table-cell>
          <table:table-cell office:value-type="float" office:value="-0.541643684329444" calcext:value-type="float">
            <text:p>-0.541643684329444</text:p>
          </table:table-cell>
          <table:table-cell office:value-type="float" office:value="0.455524777733571" calcext:value-type="float">
            <text:p>0.455524777733571</text:p>
          </table:table-cell>
          <table:table-cell/>
          <table:table-cell table:formula="of:=[.$J$6]/[.E60]+[.$K$6]/[.F60]+[.$L$6]/[.G60]" office:value-type="float" office:value="3.01615055821647" calcext:value-type="float">
            <text:p>3.01615055821647</text:p>
          </table:table-cell>
          <table:table-cell table:formula="of:=([.$J$6]*[.E60]+[.$K$6]*[.F60]+[.$L$6]*[.G60])/(SQRT(POWER([.$J$6];2)+POWER([.$K$6];2)+POWER([.$L$6];2))*SQRT(POWER([.$E60];2)+POWER([.$F60];2)+POWER([.$G60];2)) )" office:value-type="float" office:value="0.999482164076643" calcext:value-type="float">
            <text:p>0.99948216407664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458010965529" calcext:value-type="float">
            <text:p>-0.706458010965529</text:p>
          </table:table-cell>
          <table:table-cell office:value-type="float" office:value="-0.541096465785153" calcext:value-type="float">
            <text:p>-0.541096465785153</text:p>
          </table:table-cell>
          <table:table-cell office:value-type="float" office:value="0.456214525697556" calcext:value-type="float">
            <text:p>0.456214525697556</text:p>
          </table:table-cell>
          <table:table-cell/>
          <table:table-cell table:formula="of:=[.$J$6]/[.E61]+[.$K$6]/[.F61]+[.$L$6]/[.G61]" office:value-type="float" office:value="3.01556544025171" calcext:value-type="float">
            <text:p>3.01556544025171</text:p>
          </table:table-cell>
          <table:table-cell table:formula="of:=([.$J$6]*[.E61]+[.$K$6]*[.F61]+[.$L$6]*[.G61])/(SQRT(POWER([.$J$6];2)+POWER([.$K$6];2)+POWER([.$L$6];2))*SQRT(POWER([.$E61];2)+POWER([.$F61];2)+POWER([.$G61];2)) )" office:value-type="float" office:value="0.999510114455413" calcext:value-type="float">
            <text:p>0.99951011445541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18754669239" calcext:value-type="float">
            <text:p>-0.70418754669239</text:p>
          </table:table-cell>
          <table:table-cell office:value-type="float" office:value="-0.54367578853369" calcext:value-type="float">
            <text:p>-0.54367578853369</text:p>
          </table:table-cell>
          <table:table-cell office:value-type="float" office:value="0.456658007753749" calcext:value-type="float">
            <text:p>0.456658007753749</text:p>
          </table:table-cell>
          <table:table-cell/>
          <table:table-cell table:formula="of:=[.$J$6]/[.E62]+[.$K$6]/[.F62]+[.$L$6]/[.G62]" office:value-type="float" office:value="3.01318416981218" calcext:value-type="float">
            <text:p>3.01318416981218</text:p>
          </table:table-cell>
          <table:table-cell table:formula="of:=([.$J$6]*[.E62]+[.$K$6]*[.F62]+[.$L$6]*[.G62])/(SQRT(POWER([.$J$6];2)+POWER([.$K$6];2)+POWER([.$L$6];2))*SQRT(POWER([.$E62];2)+POWER([.$F62];2)+POWER([.$G62];2)) )" office:value-type="float" office:value="0.999468881792579" calcext:value-type="float">
            <text:p>0.99946888179257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803338507078" calcext:value-type="float">
            <text:p>-0.703803338507078</text:p>
          </table:table-cell>
          <table:table-cell office:value-type="float" office:value="-0.542976562172301" calcext:value-type="float">
            <text:p>-0.542976562172301</text:p>
          </table:table-cell>
          <table:table-cell office:value-type="float" office:value="0.45808002973044" calcext:value-type="float">
            <text:p>0.45808002973044</text:p>
          </table:table-cell>
          <table:table-cell/>
          <table:table-cell table:formula="of:=[.$J$6]/[.E63]+[.$K$6]/[.F63]+[.$L$6]/[.G63]" office:value-type="float" office:value="3.01169825097586" calcext:value-type="float">
            <text:p>3.01169825097586</text:p>
          </table:table-cell>
          <table:table-cell table:formula="of:=([.$J$6]*[.E63]+[.$K$6]*[.F63]+[.$L$6]*[.G63])/(SQRT(POWER([.$J$6];2)+POWER([.$K$6];2)+POWER([.$L$6];2))*SQRT(POWER([.$E63];2)+POWER([.$F63];2)+POWER([.$G63];2)) )" office:value-type="float" office:value="0.999516930406311" calcext:value-type="float">
            <text:p>0.99951693040631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848336479983" calcext:value-type="float">
            <text:p>-0.702848336479983</text:p>
          </table:table-cell>
          <table:table-cell office:value-type="float" office:value="-0.54436976210517" calcext:value-type="float">
            <text:p>-0.54436976210517</text:p>
          </table:table-cell>
          <table:table-cell office:value-type="float" office:value="0.457892758200958" calcext:value-type="float">
            <text:p>0.457892758200958</text:p>
          </table:table-cell>
          <table:table-cell/>
          <table:table-cell table:formula="of:=[.$J$6]/[.E64]+[.$K$6]/[.F64]+[.$L$6]/[.G64]" office:value-type="float" office:value="3.01102895234078" calcext:value-type="float">
            <text:p>3.01102895234078</text:p>
          </table:table-cell>
          <table:table-cell table:formula="of:=([.$J$6]*[.E64]+[.$K$6]*[.F64]+[.$L$6]*[.G64])/(SQRT(POWER([.$J$6];2)+POWER([.$K$6];2)+POWER([.$L$6];2))*SQRT(POWER([.$E64];2)+POWER([.$F64];2)+POWER([.$G64];2)) )" office:value-type="float" office:value="0.999480721733088" calcext:value-type="float">
            <text:p>0.99948072173308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938353674874" calcext:value-type="float">
            <text:p>-0.702938353674874</text:p>
          </table:table-cell>
          <table:table-cell office:value-type="float" office:value="-0.543569713518153" calcext:value-type="float">
            <text:p>-0.543569713518153</text:p>
          </table:table-cell>
          <table:table-cell office:value-type="float" office:value="0.458704302877845" calcext:value-type="float">
            <text:p>0.458704302877845</text:p>
          </table:table-cell>
          <table:table-cell/>
          <table:table-cell table:formula="of:=[.$J$6]/[.E65]+[.$K$6]/[.F65]+[.$L$6]/[.G65]" office:value-type="float" office:value="3.01045366180361" calcext:value-type="float">
            <text:p>3.01045366180361</text:p>
          </table:table-cell>
          <table:table-cell table:formula="of:=([.$J$6]*[.E65]+[.$K$6]*[.F65]+[.$L$6]*[.G65])/(SQRT(POWER([.$J$6];2)+POWER([.$K$6];2)+POWER([.$L$6];2))*SQRT(POWER([.$E65];2)+POWER([.$F65];2)+POWER([.$G65];2)) )" office:value-type="float" office:value="0.999516901045222" calcext:value-type="float">
            <text:p>0.99951690104522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840266897611" calcext:value-type="float">
            <text:p>-0.703840266897611</text:p>
          </table:table-cell>
          <table:table-cell office:value-type="float" office:value="-0.542196216053241" calcext:value-type="float">
            <text:p>-0.542196216053241</text:p>
          </table:table-cell>
          <table:table-cell office:value-type="float" office:value="0.45894677468204" calcext:value-type="float">
            <text:p>0.45894677468204</text:p>
          </table:table-cell>
          <table:table-cell/>
          <table:table-cell table:formula="of:=[.$J$6]/[.E66]+[.$K$6]/[.F66]+[.$L$6]/[.G66]" office:value-type="float" office:value="3.01104662852931" calcext:value-type="float">
            <text:p>3.01104662852931</text:p>
          </table:table-cell>
          <table:table-cell table:formula="of:=([.$J$6]*[.E66]+[.$K$6]*[.F66]+[.$L$6]*[.G66])/(SQRT(POWER([.$J$6];2)+POWER([.$K$6];2)+POWER([.$L$6];2))*SQRT(POWER([.$E66];2)+POWER([.$F66];2)+POWER([.$G66];2)) )" office:value-type="float" office:value="0.999552511293244" calcext:value-type="float">
            <text:p>0.99955251129324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773132950127" calcext:value-type="float">
            <text:p>-0.703773132950127</text:p>
          </table:table-cell>
          <table:table-cell office:value-type="float" office:value="-0.54260275887976" calcext:value-type="float">
            <text:p>-0.54260275887976</text:p>
          </table:table-cell>
          <table:table-cell office:value-type="float" office:value="0.458569104272885" calcext:value-type="float">
            <text:p>0.458569104272885</text:p>
          </table:table-cell>
          <table:table-cell/>
          <table:table-cell table:formula="of:=[.$J$6]/[.E67]+[.$K$6]/[.F67]+[.$L$6]/[.G67]" office:value-type="float" office:value="3.01128388526473" calcext:value-type="float">
            <text:p>3.01128388526473</text:p>
          </table:table-cell>
          <table:table-cell table:formula="of:=([.$J$6]*[.E67]+[.$K$6]*[.F67]+[.$L$6]*[.G67])/(SQRT(POWER([.$J$6];2)+POWER([.$K$6];2)+POWER([.$L$6];2))*SQRT(POWER([.$E67];2)+POWER([.$F67];2)+POWER([.$G67];2)) )" office:value-type="float" office:value="0.999535739274683" calcext:value-type="float">
            <text:p>0.99953573927468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904551999458" calcext:value-type="float">
            <text:p>-0.702904551999458</text:p>
          </table:table-cell>
          <table:table-cell office:value-type="float" office:value="-0.543187815253661" calcext:value-type="float">
            <text:p>-0.543187815253661</text:p>
          </table:table-cell>
          <table:table-cell office:value-type="float" office:value="0.459208218718258" calcext:value-type="float">
            <text:p>0.459208218718258</text:p>
          </table:table-cell>
          <table:table-cell/>
          <table:table-cell table:formula="of:=[.$J$6]/[.E68]+[.$K$6]/[.F68]+[.$L$6]/[.G68]" office:value-type="float" office:value="3.01002660762983" calcext:value-type="float">
            <text:p>3.01002660762983</text:p>
          </table:table-cell>
          <table:table-cell table:formula="of:=([.$J$6]*[.E68]+[.$K$6]*[.F68]+[.$L$6]*[.G68])/(SQRT(POWER([.$J$6];2)+POWER([.$K$6];2)+POWER([.$L$6];2))*SQRT(POWER([.$E68];2)+POWER([.$F68];2)+POWER([.$G68];2)) )" office:value-type="float" office:value="0.99953608701275" calcext:value-type="float">
            <text:p>0.9995360870127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394666946849" calcext:value-type="float">
            <text:p>-0.702394666946849</text:p>
          </table:table-cell>
          <table:table-cell office:value-type="float" office:value="-0.542565040253474" calcext:value-type="float">
            <text:p>-0.542565040253474</text:p>
          </table:table-cell>
          <table:table-cell office:value-type="float" office:value="0.460722160243429" calcext:value-type="float">
            <text:p>0.460722160243429</text:p>
          </table:table-cell>
          <table:table-cell/>
          <table:table-cell table:formula="of:=[.$J$6]/[.E69]+[.$K$6]/[.F69]+[.$L$6]/[.G69]" office:value-type="float" office:value="3.00841680889096" calcext:value-type="float">
            <text:p>3.00841680889096</text:p>
          </table:table-cell>
          <table:table-cell table:formula="of:=([.$J$6]*[.E69]+[.$K$6]*[.F69]+[.$L$6]*[.G69])/(SQRT(POWER([.$J$6];2)+POWER([.$K$6];2)+POWER([.$L$6];2))*SQRT(POWER([.$E69];2)+POWER([.$F69];2)+POWER([.$G69];2)) )" office:value-type="float" office:value="0.999579639929094" calcext:value-type="float">
            <text:p>0.99957963992909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119752338918" calcext:value-type="float">
            <text:p>-0.703119752338918</text:p>
          </table:table-cell>
          <table:table-cell office:value-type="float" office:value="-0.541752033257866" calcext:value-type="float">
            <text:p>-0.541752033257866</text:p>
          </table:table-cell>
          <table:table-cell office:value-type="float" office:value="0.46057284801845" calcext:value-type="float">
            <text:p>0.46057284801845</text:p>
          </table:table-cell>
          <table:table-cell/>
          <table:table-cell table:formula="of:=[.$J$6]/[.E70]+[.$K$6]/[.F70]+[.$L$6]/[.G70]" office:value-type="float" office:value="3.00916343149096" calcext:value-type="float">
            <text:p>3.00916343149096</text:p>
          </table:table-cell>
          <table:table-cell table:formula="of:=([.$J$6]*[.E70]+[.$K$6]*[.F70]+[.$L$6]*[.G70])/(SQRT(POWER([.$J$6];2)+POWER([.$K$6];2)+POWER([.$L$6];2))*SQRT(POWER([.$E70];2)+POWER([.$F70];2)+POWER([.$G70];2)) )" office:value-type="float" office:value="0.999594703697184" calcext:value-type="float">
            <text:p>0.99959470369718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243587732626" calcext:value-type="float">
            <text:p>-0.703243587732626</text:p>
          </table:table-cell>
          <table:table-cell office:value-type="float" office:value="-0.540939243358732" calcext:value-type="float">
            <text:p>-0.540939243358732</text:p>
          </table:table-cell>
          <table:table-cell office:value-type="float" office:value="0.461338478026087" calcext:value-type="float">
            <text:p>0.461338478026087</text:p>
          </table:table-cell>
          <table:table-cell/>
          <table:table-cell table:formula="of:=[.$J$6]/[.E71]+[.$K$6]/[.F71]+[.$L$6]/[.G71]" office:value-type="float" office:value="3.00870167406637" calcext:value-type="float">
            <text:p>3.00870167406637</text:p>
          </table:table-cell>
          <table:table-cell table:formula="of:=([.$J$6]*[.E71]+[.$K$6]*[.F71]+[.$L$6]*[.G71])/(SQRT(POWER([.$J$6];2)+POWER([.$K$6];2)+POWER([.$L$6];2))*SQRT(POWER([.$E71];2)+POWER([.$F71];2)+POWER([.$G71];2)) )" office:value-type="float" office:value="0.999625996083407" calcext:value-type="float">
            <text:p>0.99962599608340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573845659844" calcext:value-type="float">
            <text:p>-0.702573845659844</text:p>
          </table:table-cell>
          <table:table-cell office:value-type="float" office:value="-0.541897755345595" calcext:value-type="float">
            <text:p>-0.541897755345595</text:p>
          </table:table-cell>
          <table:table-cell office:value-type="float" office:value="0.461234012347467" calcext:value-type="float">
            <text:p>0.461234012347467</text:p>
          </table:table-cell>
          <table:table-cell/>
          <table:table-cell table:formula="of:=[.$J$6]/[.E72]+[.$K$6]/[.F72]+[.$L$6]/[.G72]" office:value-type="float" office:value="3.00818703708426" calcext:value-type="float">
            <text:p>3.00818703708426</text:p>
          </table:table-cell>
          <table:table-cell table:formula="of:=([.$J$6]*[.E72]+[.$K$6]*[.F72]+[.$L$6]*[.G72])/(SQRT(POWER([.$J$6];2)+POWER([.$K$6];2)+POWER([.$L$6];2))*SQRT(POWER([.$E72];2)+POWER([.$F72];2)+POWER([.$G72];2)) )" office:value-type="float" office:value="0.999603847739365" calcext:value-type="float">
            <text:p>0.99960384773936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193956911177" calcext:value-type="float">
            <text:p>-0.702193956911177</text:p>
          </table:table-cell>
          <table:table-cell office:value-type="float" office:value="-0.541695658092189" calcext:value-type="float">
            <text:p>-0.541695658092189</text:p>
          </table:table-cell>
          <table:table-cell office:value-type="float" office:value="0.462049197468727" calcext:value-type="float">
            <text:p>0.462049197468727</text:p>
          </table:table-cell>
          <table:table-cell/>
          <table:table-cell table:formula="of:=[.$J$6]/[.E73]+[.$K$6]/[.F73]+[.$L$6]/[.G73]" office:value-type="float" office:value="3.00725000947873" calcext:value-type="float">
            <text:p>3.00725000947873</text:p>
          </table:table-cell>
          <table:table-cell table:formula="of:=([.$J$6]*[.E73]+[.$K$6]*[.F73]+[.$L$6]*[.G73])/(SQRT(POWER([.$J$6];2)+POWER([.$K$6];2)+POWER([.$L$6];2))*SQRT(POWER([.$E73];2)+POWER([.$F73];2)+POWER([.$G73];2)) )" office:value-type="float" office:value="0.999622572776754" calcext:value-type="float">
            <text:p>0.99962257277675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449666447329" calcext:value-type="float">
            <text:p>-0.702449666447329</text:p>
          </table:table-cell>
          <table:table-cell office:value-type="float" office:value="-0.541088908542104" calcext:value-type="float">
            <text:p>-0.541088908542104</text:p>
          </table:table-cell>
          <table:table-cell office:value-type="float" office:value="0.462371343360238" calcext:value-type="float">
            <text:p>0.462371343360238</text:p>
          </table:table-cell>
          <table:table-cell/>
          <table:table-cell table:formula="of:=[.$J$6]/[.E74]+[.$K$6]/[.F74]+[.$L$6]/[.G74]" office:value-type="float" office:value="3.00723974918546" calcext:value-type="float">
            <text:p>3.00723974918546</text:p>
          </table:table-cell>
          <table:table-cell table:formula="of:=([.$J$6]*[.E74]+[.$K$6]*[.F74]+[.$L$6]*[.G74])/(SQRT(POWER([.$J$6];2)+POWER([.$K$6];2)+POWER([.$L$6];2))*SQRT(POWER([.$E74];2)+POWER([.$F74];2)+POWER([.$G74];2)) )" office:value-type="float" office:value="0.999641099314342" calcext:value-type="float">
            <text:p>0.99964109931434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431655727228" calcext:value-type="float">
            <text:p>-0.702431655727228</text:p>
          </table:table-cell>
          <table:table-cell office:value-type="float" office:value="-0.540346969356168" calcext:value-type="float">
            <text:p>-0.540346969356168</text:p>
          </table:table-cell>
          <table:table-cell office:value-type="float" office:value="0.463265498110867" calcext:value-type="float">
            <text:p>0.463265498110867</text:p>
          </table:table-cell>
          <table:table-cell/>
          <table:table-cell table:formula="of:=[.$J$6]/[.E75]+[.$K$6]/[.F75]+[.$L$6]/[.G75]" office:value-type="float" office:value="3.00658261180103" calcext:value-type="float">
            <text:p>3.00658261180103</text:p>
          </table:table-cell>
          <table:table-cell table:formula="of:=([.$J$6]*[.E75]+[.$K$6]*[.F75]+[.$L$6]*[.G75])/(SQRT(POWER([.$J$6];2)+POWER([.$K$6];2)+POWER([.$L$6];2))*SQRT(POWER([.$E75];2)+POWER([.$F75];2)+POWER([.$G75];2)) )" office:value-type="float" office:value="0.999671176265767" calcext:value-type="float">
            <text:p>0.99967117626576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093527599324" calcext:value-type="float">
            <text:p>-0.702093527599324</text:p>
          </table:table-cell>
          <table:table-cell office:value-type="float" office:value="-0.540026747839215" calcext:value-type="float">
            <text:p>-0.540026747839215</text:p>
          </table:table-cell>
          <table:table-cell office:value-type="float" office:value="0.464150611462851" calcext:value-type="float">
            <text:p>0.464150611462851</text:p>
          </table:table-cell>
          <table:table-cell/>
          <table:table-cell table:formula="of:=[.$J$6]/[.E76]+[.$K$6]/[.F76]+[.$L$6]/[.G76]" office:value-type="float" office:value="3.00565944871892" calcext:value-type="float">
            <text:p>3.00565944871892</text:p>
          </table:table-cell>
          <table:table-cell table:formula="of:=([.$J$6]*[.E76]+[.$K$6]*[.F76]+[.$L$6]*[.G76])/(SQRT(POWER([.$J$6];2)+POWER([.$K$6];2)+POWER([.$L$6];2))*SQRT(POWER([.$E76];2)+POWER([.$F76];2)+POWER([.$G76];2)) )" office:value-type="float" office:value="0.999691321588004" calcext:value-type="float">
            <text:p>0.99969132158800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03795976866" calcext:value-type="float">
            <text:p>-0.70203795976866</text:p>
          </table:table-cell>
          <table:table-cell office:value-type="float" office:value="-0.540064878599031" calcext:value-type="float">
            <text:p>-0.540064878599031</text:p>
          </table:table-cell>
          <table:table-cell office:value-type="float" office:value="0.464190294973592" calcext:value-type="float">
            <text:p>0.464190294973592</text:p>
          </table:table-cell>
          <table:table-cell/>
          <table:table-cell table:formula="of:=[.$J$6]/[.E77]+[.$K$6]/[.F77]+[.$L$6]/[.G77]" office:value-type="float" office:value="3.00558214425997" calcext:value-type="float">
            <text:p>3.00558214425997</text:p>
          </table:table-cell>
          <table:table-cell table:formula="of:=([.$J$6]*[.E77]+[.$K$6]*[.F77]+[.$L$6]*[.G77])/(SQRT(POWER([.$J$6];2)+POWER([.$K$6];2)+POWER([.$L$6];2))*SQRT(POWER([.$E77];2)+POWER([.$F77];2)+POWER([.$G77];2)) )" office:value-type="float" office:value="0.999691130977349" calcext:value-type="float">
            <text:p>0.99969113097734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85766149668" calcext:value-type="float">
            <text:p>-0.70185766149668</text:p>
          </table:table-cell>
          <table:table-cell office:value-type="float" office:value="-0.539530107063731" calcext:value-type="float">
            <text:p>-0.539530107063731</text:p>
          </table:table-cell>
          <table:table-cell office:value-type="float" office:value="0.465083956474753" calcext:value-type="float">
            <text:p>0.465083956474753</text:p>
          </table:table-cell>
          <table:table-cell/>
          <table:table-cell table:formula="of:=[.$J$6]/[.E78]+[.$K$6]/[.F78]+[.$L$6]/[.G78]" office:value-type="float" office:value="3.00480752274522" calcext:value-type="float">
            <text:p>3.00480752274522</text:p>
          </table:table-cell>
          <table:table-cell table:formula="of:=([.$J$6]*[.E78]+[.$K$6]*[.F78]+[.$L$6]*[.G78])/(SQRT(POWER([.$J$6];2)+POWER([.$K$6];2)+POWER([.$L$6];2))*SQRT(POWER([.$E78];2)+POWER([.$F78];2)+POWER([.$G78];2)) )" office:value-type="float" office:value="0.999714681694054" calcext:value-type="float">
            <text:p>0.99971468169405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860777148373" calcext:value-type="float">
            <text:p>-0.701860777148373</text:p>
          </table:table-cell>
          <table:table-cell office:value-type="float" office:value="-0.539046297462211" calcext:value-type="float">
            <text:p>-0.539046297462211</text:p>
          </table:table-cell>
          <table:table-cell office:value-type="float" office:value="0.465639923860662" calcext:value-type="float">
            <text:p>0.465639923860662</text:p>
          </table:table-cell>
          <table:table-cell/>
          <table:table-cell table:formula="of:=[.$J$6]/[.E79]+[.$K$6]/[.F79]+[.$L$6]/[.G79]" office:value-type="float" office:value="3.00443678847325" calcext:value-type="float">
            <text:p>3.00443678847325</text:p>
          </table:table-cell>
          <table:table-cell table:formula="of:=([.$J$6]*[.E79]+[.$K$6]*[.F79]+[.$L$6]*[.G79])/(SQRT(POWER([.$J$6];2)+POWER([.$K$6];2)+POWER([.$L$6];2))*SQRT(POWER([.$E79];2)+POWER([.$F79];2)+POWER([.$G79];2)) )" office:value-type="float" office:value="0.999731739187595" calcext:value-type="float">
            <text:p>0.99973173918759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15256930244" calcext:value-type="float">
            <text:p>-0.70315256930244</text:p>
          </table:table-cell>
          <table:table-cell office:value-type="float" office:value="-0.538315730065028" calcext:value-type="float">
            <text:p>-0.538315730065028</text:p>
          </table:table-cell>
          <table:table-cell office:value-type="float" office:value="0.46453486311356" calcext:value-type="float">
            <text:p>0.46453486311356</text:p>
          </table:table-cell>
          <table:table-cell/>
          <table:table-cell table:formula="of:=[.$J$6]/[.E80]+[.$K$6]/[.F80]+[.$L$6]/[.G80]" office:value-type="float" office:value="3.00636159958004" calcext:value-type="float">
            <text:p>3.00636159958004</text:p>
          </table:table-cell>
          <table:table-cell table:formula="of:=([.$J$6]*[.E80]+[.$K$6]*[.F80]+[.$L$6]*[.G80])/(SQRT(POWER([.$J$6];2)+POWER([.$K$6];2)+POWER([.$L$6];2))*SQRT(POWER([.$E80];2)+POWER([.$F80];2)+POWER([.$G80];2)) )" office:value-type="float" office:value="0.999729736413811" calcext:value-type="float">
            <text:p>0.99972973641381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533358842706" calcext:value-type="float">
            <text:p>-0.704533358842706</text:p>
          </table:table-cell>
          <table:table-cell office:value-type="float" office:value="-0.536796278716651" calcext:value-type="float">
            <text:p>-0.536796278716651</text:p>
          </table:table-cell>
          <table:table-cell office:value-type="float" office:value="0.464200927868278" calcext:value-type="float">
            <text:p>0.464200927868278</text:p>
          </table:table-cell>
          <table:table-cell/>
          <table:table-cell table:formula="of:=[.$J$6]/[.E81]+[.$K$6]/[.F81]+[.$L$6]/[.G81]" office:value-type="float" office:value="3.00788509074837" calcext:value-type="float">
            <text:p>3.00788509074837</text:p>
          </table:table-cell>
          <table:table-cell table:formula="of:=([.$J$6]*[.E81]+[.$K$6]*[.F81]+[.$L$6]*[.G81])/(SQRT(POWER([.$J$6];2)+POWER([.$K$6];2)+POWER([.$L$6];2))*SQRT(POWER([.$E81];2)+POWER([.$F81];2)+POWER([.$G81];2)) )" office:value-type="float" office:value="0.999749587851554" calcext:value-type="float">
            <text:p>0.99974958785155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405614124586" calcext:value-type="float">
            <text:p>-0.704405614124586</text:p>
          </table:table-cell>
          <table:table-cell office:value-type="float" office:value="-0.536756300608964" calcext:value-type="float">
            <text:p>-0.536756300608964</text:p>
          </table:table-cell>
          <table:table-cell office:value-type="float" office:value="0.464440959160951" calcext:value-type="float">
            <text:p>0.464440959160951</text:p>
          </table:table-cell>
          <table:table-cell/>
          <table:table-cell table:formula="of:=[.$J$6]/[.E82]+[.$K$6]/[.F82]+[.$L$6]/[.G82]" office:value-type="float" office:value="3.00760365476751" calcext:value-type="float">
            <text:p>3.00760365476751</text:p>
          </table:table-cell>
          <table:table-cell table:formula="of:=([.$J$6]*[.E82]+[.$K$6]*[.F82]+[.$L$6]*[.G82])/(SQRT(POWER([.$J$6];2)+POWER([.$K$6];2)+POWER([.$L$6];2))*SQRT(POWER([.$E82];2)+POWER([.$F82];2)+POWER([.$G82];2)) )" office:value-type="float" office:value="0.999754094304649" calcext:value-type="float">
            <text:p>0.99975409430464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416034003913" calcext:value-type="float">
            <text:p>-0.704416034003913</text:p>
          </table:table-cell>
          <table:table-cell office:value-type="float" office:value="-0.536747182752389" calcext:value-type="float">
            <text:p>-0.536747182752389</text:p>
          </table:table-cell>
          <table:table-cell office:value-type="float" office:value="0.464435692906533" calcext:value-type="float">
            <text:p>0.464435692906533</text:p>
          </table:table-cell>
          <table:table-cell/>
          <table:table-cell table:formula="of:=[.$J$6]/[.E83]+[.$K$6]/[.F83]+[.$L$6]/[.G83]" office:value-type="float" office:value="3.0076171037182" calcext:value-type="float">
            <text:p>3.0076171037182</text:p>
          </table:table-cell>
          <table:table-cell table:formula="of:=([.$J$6]*[.E83]+[.$K$6]*[.F83]+[.$L$6]*[.G83])/(SQRT(POWER([.$J$6];2)+POWER([.$K$6];2)+POWER([.$L$6];2))*SQRT(POWER([.$E83];2)+POWER([.$F83];2)+POWER([.$G83];2)) )" office:value-type="float" office:value="0.999754149083239" calcext:value-type="float">
            <text:p>0.99975414908323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991529673105" calcext:value-type="float">
            <text:p>-0.705991529673105</text:p>
          </table:table-cell>
          <table:table-cell office:value-type="float" office:value="-0.535164744538336" calcext:value-type="float">
            <text:p>-0.535164744538336</text:p>
          </table:table-cell>
          <table:table-cell office:value-type="float" office:value="0.463869223200944" calcext:value-type="float">
            <text:p>0.463869223200944</text:p>
          </table:table-cell>
          <table:table-cell/>
          <table:table-cell table:formula="of:=[.$J$6]/[.E84]+[.$K$6]/[.F84]+[.$L$6]/[.G84]" office:value-type="float" office:value="3.00952263633988" calcext:value-type="float">
            <text:p>3.00952263633988</text:p>
          </table:table-cell>
          <table:table-cell table:formula="of:=([.$J$6]*[.E84]+[.$K$6]*[.F84]+[.$L$6]*[.G84])/(SQRT(POWER([.$J$6];2)+POWER([.$K$6];2)+POWER([.$L$6];2))*SQRT(POWER([.$E84];2)+POWER([.$F84];2)+POWER([.$G84];2)) )" office:value-type="float" office:value="0.999766570375667" calcext:value-type="float">
            <text:p>0.99976657037566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946408006007" calcext:value-type="float">
            <text:p>-0.705946408006007</text:p>
          </table:table-cell>
          <table:table-cell office:value-type="float" office:value="-0.534773443984315" calcext:value-type="float">
            <text:p>-0.534773443984315</text:p>
          </table:table-cell>
          <table:table-cell office:value-type="float" office:value="0.464388880823574" calcext:value-type="float">
            <text:p>0.464388880823574</text:p>
          </table:table-cell>
          <table:table-cell/>
          <table:table-cell table:formula="of:=[.$J$6]/[.E85]+[.$K$6]/[.F85]+[.$L$6]/[.G85]" office:value-type="float" office:value="3.00914005908807" calcext:value-type="float">
            <text:p>3.00914005908807</text:p>
          </table:table-cell>
          <table:table-cell table:formula="of:=([.$J$6]*[.E85]+[.$K$6]*[.F85]+[.$L$6]*[.G85])/(SQRT(POWER([.$J$6];2)+POWER([.$K$6];2)+POWER([.$L$6];2))*SQRT(POWER([.$E85];2)+POWER([.$F85];2)+POWER([.$G85];2)) )" office:value-type="float" office:value="0.999780440801379" calcext:value-type="float">
            <text:p>0.99978044080137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665908518158" calcext:value-type="float">
            <text:p>-0.705665908518158</text:p>
          </table:table-cell>
          <table:table-cell office:value-type="float" office:value="-0.534591331617647" calcext:value-type="float">
            <text:p>-0.534591331617647</text:p>
          </table:table-cell>
          <table:table-cell office:value-type="float" office:value="0.465024444211821" calcext:value-type="float">
            <text:p>0.465024444211821</text:p>
          </table:table-cell>
          <table:table-cell/>
          <table:table-cell table:formula="of:=[.$J$6]/[.E86]+[.$K$6]/[.F86]+[.$L$6]/[.G86]" office:value-type="float" office:value="3.0084543689709" calcext:value-type="float">
            <text:p>3.0084543689709</text:p>
          </table:table-cell>
          <table:table-cell table:formula="of:=([.$J$6]*[.E86]+[.$K$6]*[.F86]+[.$L$6]*[.G86])/(SQRT(POWER([.$J$6];2)+POWER([.$K$6];2)+POWER([.$L$6];2))*SQRT(POWER([.$E86];2)+POWER([.$F86];2)+POWER([.$G86];2)) )" office:value-type="float" office:value="0.999793286103881" calcext:value-type="float">
            <text:p>0.99979328610388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817327583693" calcext:value-type="float">
            <text:p>-0.705817327583693</text:p>
          </table:table-cell>
          <table:table-cell office:value-type="float" office:value="-0.53437183719094" calcext:value-type="float">
            <text:p>-0.53437183719094</text:p>
          </table:table-cell>
          <table:table-cell office:value-type="float" office:value="0.465046922040984" calcext:value-type="float">
            <text:p>0.465046922040984</text:p>
          </table:table-cell>
          <table:table-cell/>
          <table:table-cell table:formula="of:=[.$J$6]/[.E87]+[.$K$6]/[.F87]+[.$L$6]/[.G87]" office:value-type="float" office:value="3.00859101293147" calcext:value-type="float">
            <text:p>3.00859101293147</text:p>
          </table:table-cell>
          <table:table-cell table:formula="of:=([.$J$6]*[.E87]+[.$K$6]*[.F87]+[.$L$6]*[.G87])/(SQRT(POWER([.$J$6];2)+POWER([.$K$6];2)+POWER([.$L$6];2))*SQRT(POWER([.$E87];2)+POWER([.$F87];2)+POWER([.$G87];2)) )" office:value-type="float" office:value="0.999796290404257" calcext:value-type="float">
            <text:p>0.99979629040425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020783775441" calcext:value-type="float">
            <text:p>-0.706020783775441</text:p>
          </table:table-cell>
          <table:table-cell office:value-type="float" office:value="-0.534094362506402" calcext:value-type="float">
            <text:p>-0.534094362506402</text:p>
          </table:table-cell>
          <table:table-cell office:value-type="float" office:value="0.46505684041415" calcext:value-type="float">
            <text:p>0.46505684041415</text:p>
          </table:table-cell>
          <table:table-cell/>
          <table:table-cell table:formula="of:=[.$J$6]/[.E88]+[.$K$6]/[.F88]+[.$L$6]/[.G88]" office:value-type="float" office:value="3.00878845351302" calcext:value-type="float">
            <text:p>3.00878845351302</text:p>
          </table:table-cell>
          <table:table-cell table:formula="of:=([.$J$6]*[.E88]+[.$K$6]*[.F88]+[.$L$6]*[.G88])/(SQRT(POWER([.$J$6];2)+POWER([.$K$6];2)+POWER([.$L$6];2))*SQRT(POWER([.$E88];2)+POWER([.$F88];2)+POWER([.$G88];2)) )" office:value-type="float" office:value="0.999799680730239" calcext:value-type="float">
            <text:p>0.99979968073023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200090746796" calcext:value-type="float">
            <text:p>-0.706200090746796</text:p>
          </table:table-cell>
          <table:table-cell office:value-type="float" office:value="-0.533735737209256" calcext:value-type="float">
            <text:p>-0.533735737209256</text:p>
          </table:table-cell>
          <table:table-cell office:value-type="float" office:value="0.465196296905842" calcext:value-type="float">
            <text:p>0.465196296905842</text:p>
          </table:table-cell>
          <table:table-cell/>
          <table:table-cell table:formula="of:=[.$J$6]/[.E89]+[.$K$6]/[.F89]+[.$L$6]/[.G89]" office:value-type="float" office:value="3.00888146662731" calcext:value-type="float">
            <text:p>3.00888146662731</text:p>
          </table:table-cell>
          <table:table-cell table:formula="of:=([.$J$6]*[.E89]+[.$K$6]*[.F89]+[.$L$6]*[.G89])/(SQRT(POWER([.$J$6];2)+POWER([.$K$6];2)+POWER([.$L$6];2))*SQRT(POWER([.$E89];2)+POWER([.$F89];2)+POWER([.$G89];2)) )" office:value-type="float" office:value="0.999805987874114" calcext:value-type="float">
            <text:p>0.99980598787411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176573078074" calcext:value-type="float">
            <text:p>-0.706176573078074</text:p>
          </table:table-cell>
          <table:table-cell office:value-type="float" office:value="-0.533450231378941" calcext:value-type="float">
            <text:p>-0.533450231378941</text:p>
          </table:table-cell>
          <table:table-cell office:value-type="float" office:value="0.465559339158246" calcext:value-type="float">
            <text:p>0.465559339158246</text:p>
          </table:table-cell>
          <table:table-cell/>
          <table:table-cell table:formula="of:=[.$J$6]/[.E90]+[.$K$6]/[.F90]+[.$L$6]/[.G90]" office:value-type="float" office:value="3.00863200524678" calcext:value-type="float">
            <text:p>3.00863200524678</text:p>
          </table:table-cell>
          <table:table-cell table:formula="of:=([.$J$6]*[.E90]+[.$K$6]*[.F90]+[.$L$6]*[.G90])/(SQRT(POWER([.$J$6];2)+POWER([.$K$6];2)+POWER([.$L$6];2))*SQRT(POWER([.$E90];2)+POWER([.$F90];2)+POWER([.$G90];2)) )" office:value-type="float" office:value="0.999814987968344" calcext:value-type="float">
            <text:p>0.99981498796834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631610959673" calcext:value-type="float">
            <text:p>-0.707631610959673</text:p>
          </table:table-cell>
          <table:table-cell office:value-type="float" office:value="-0.532152205163857" calcext:value-type="float">
            <text:p>-0.532152205163857</text:p>
          </table:table-cell>
          <table:table-cell office:value-type="float" office:value="0.464834953192918" calcext:value-type="float">
            <text:p>0.464834953192918</text:p>
          </table:table-cell>
          <table:table-cell/>
          <table:table-cell table:formula="of:=[.$J$6]/[.E91]+[.$K$6]/[.F91]+[.$L$6]/[.G91]" office:value-type="float" office:value="3.01057471134864" calcext:value-type="float">
            <text:p>3.01057471134864</text:p>
          </table:table-cell>
          <table:table-cell table:formula="of:=([.$J$6]*[.E91]+[.$K$6]*[.F91]+[.$L$6]*[.G91])/(SQRT(POWER([.$J$6];2)+POWER([.$K$6];2)+POWER([.$L$6];2))*SQRT(POWER([.$E91];2)+POWER([.$F91];2)+POWER([.$G91];2)) )" office:value-type="float" office:value="0.999814983274566" calcext:value-type="float">
            <text:p>0.99981498327456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742211426886" calcext:value-type="float">
            <text:p>-0.707742211426886</text:p>
          </table:table-cell>
          <table:table-cell office:value-type="float" office:value="-0.531913921217318" calcext:value-type="float">
            <text:p>-0.531913921217318</text:p>
          </table:table-cell>
          <table:table-cell office:value-type="float" office:value="0.464939289133321" calcext:value-type="float">
            <text:p>0.464939289133321</text:p>
          </table:table-cell>
          <table:table-cell/>
          <table:table-cell table:formula="of:=[.$J$6]/[.E92]+[.$K$6]/[.F92]+[.$L$6]/[.G92]" office:value-type="float" office:value="3.01062618299068" calcext:value-type="float">
            <text:p>3.01062618299068</text:p>
          </table:table-cell>
          <table:table-cell table:formula="of:=([.$J$6]*[.E92]+[.$K$6]*[.F92]+[.$L$6]*[.G92])/(SQRT(POWER([.$J$6];2)+POWER([.$K$6];2)+POWER([.$L$6];2))*SQRT(POWER([.$E92];2)+POWER([.$F92];2)+POWER([.$G92];2)) )" office:value-type="float" office:value="0.99981877001946" calcext:value-type="float">
            <text:p>0.9998187700194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76474556259" calcext:value-type="float">
            <text:p>-0.70776474556259</text:p>
          </table:table-cell>
          <table:table-cell office:value-type="float" office:value="-0.531862381100935" calcext:value-type="float">
            <text:p>-0.531862381100935</text:p>
          </table:table-cell>
          <table:table-cell office:value-type="float" office:value="0.464963947536114" calcext:value-type="float">
            <text:p>0.464963947536114</text:p>
          </table:table-cell>
          <table:table-cell/>
          <table:table-cell table:formula="of:=[.$J$6]/[.E93]+[.$K$6]/[.F93]+[.$L$6]/[.G93]" office:value-type="float" office:value="3.01063469196559" calcext:value-type="float">
            <text:p>3.01063469196559</text:p>
          </table:table-cell>
          <table:table-cell table:formula="of:=([.$J$6]*[.E93]+[.$K$6]*[.F93]+[.$L$6]*[.G93])/(SQRT(POWER([.$J$6];2)+POWER([.$K$6];2)+POWER([.$L$6];2))*SQRT(POWER([.$E93];2)+POWER([.$F93];2)+POWER([.$G93];2)) )" office:value-type="float" office:value="0.999819615738514" calcext:value-type="float">
            <text:p>0.99981961573851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304230011948" calcext:value-type="float">
            <text:p>-0.709304230011948</text:p>
          </table:table-cell>
          <table:table-cell office:value-type="float" office:value="-0.530496819252928" calcext:value-type="float">
            <text:p>-0.530496819252928</text:p>
          </table:table-cell>
          <table:table-cell office:value-type="float" office:value="0.464177373478807" calcext:value-type="float">
            <text:p>0.464177373478807</text:p>
          </table:table-cell>
          <table:table-cell/>
          <table:table-cell table:formula="of:=[.$J$6]/[.E94]+[.$K$6]/[.F94]+[.$L$6]/[.G94]" office:value-type="float" office:value="3.01275061420189" calcext:value-type="float">
            <text:p>3.01275061420189</text:p>
          </table:table-cell>
          <table:table-cell table:formula="of:=([.$J$6]*[.E94]+[.$K$6]*[.F94]+[.$L$6]*[.G94])/(SQRT(POWER([.$J$6];2)+POWER([.$K$6];2)+POWER([.$L$6];2))*SQRT(POWER([.$E94];2)+POWER([.$F94];2)+POWER([.$G94];2)) )" office:value-type="float" office:value="0.999813994028338" calcext:value-type="float">
            <text:p>0.99981399402833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368088248931" calcext:value-type="float">
            <text:p>-0.709368088248931</text:p>
          </table:table-cell>
          <table:table-cell office:value-type="float" office:value="-0.53036532478823" calcext:value-type="float">
            <text:p>-0.53036532478823</text:p>
          </table:table-cell>
          <table:table-cell office:value-type="float" office:value="0.464230048183368" calcext:value-type="float">
            <text:p>0.464230048183368</text:p>
          </table:table-cell>
          <table:table-cell/>
          <table:table-cell table:formula="of:=[.$J$6]/[.E95]+[.$K$6]/[.F95]+[.$L$6]/[.G95]" office:value-type="float" office:value="3.01278748595245" calcext:value-type="float">
            <text:p>3.01278748595245</text:p>
          </table:table-cell>
          <table:table-cell table:formula="of:=([.$J$6]*[.E95]+[.$K$6]*[.F95]+[.$L$6]*[.G95])/(SQRT(POWER([.$J$6];2)+POWER([.$K$6];2)+POWER([.$L$6];2))*SQRT(POWER([.$E95];2)+POWER([.$F95];2)+POWER([.$G95];2)) )" office:value-type="float" office:value="0.999815717736904" calcext:value-type="float">
            <text:p>0.99981571773690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531920744279" calcext:value-type="float">
            <text:p>-0.709531920744279</text:p>
          </table:table-cell>
          <table:table-cell office:value-type="float" office:value="-0.530114607896714" calcext:value-type="float">
            <text:p>-0.530114607896714</text:p>
          </table:table-cell>
          <table:table-cell office:value-type="float" office:value="0.464266040045411" calcext:value-type="float">
            <text:p>0.464266040045411</text:p>
          </table:table-cell>
          <table:table-cell/>
          <table:table-cell table:formula="of:=[.$J$6]/[.E96]+[.$K$6]/[.F96]+[.$L$6]/[.G96]" office:value-type="float" office:value="3.01294304606476" calcext:value-type="float">
            <text:p>3.01294304606476</text:p>
          </table:table-cell>
          <table:table-cell table:formula="of:=([.$J$6]*[.E96]+[.$K$6]*[.F96]+[.$L$6]*[.G96])/(SQRT(POWER([.$J$6];2)+POWER([.$K$6];2)+POWER([.$L$6];2))*SQRT(POWER([.$E96];2)+POWER([.$F96];2)+POWER([.$G96];2)) )" office:value-type="float" office:value="0.999817677745116" calcext:value-type="float">
            <text:p>0.99981767774511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605232532047" calcext:value-type="float">
            <text:p>-0.709605232532047</text:p>
          </table:table-cell>
          <table:table-cell office:value-type="float" office:value="-0.530013374268605" calcext:value-type="float">
            <text:p>-0.530013374268605</text:p>
          </table:table-cell>
          <table:table-cell office:value-type="float" office:value="0.464269573695657" calcext:value-type="float">
            <text:p>0.464269573695657</text:p>
          </table:table-cell>
          <table:table-cell/>
          <table:table-cell table:formula="of:=[.$J$6]/[.E97]+[.$K$6]/[.F97]+[.$L$6]/[.G97]" office:value-type="float" office:value="3.01302052559218" calcext:value-type="float">
            <text:p>3.01302052559218</text:p>
          </table:table-cell>
          <table:table-cell table:formula="of:=([.$J$6]*[.E97]+[.$K$6]*[.F97]+[.$L$6]*[.G97])/(SQRT(POWER([.$J$6];2)+POWER([.$K$6];2)+POWER([.$L$6];2))*SQRT(POWER([.$E97];2)+POWER([.$F97];2)+POWER([.$G97];2)) )" office:value-type="float" office:value="0.999818227561632" calcext:value-type="float">
            <text:p>0.99981822756163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545141076373" calcext:value-type="float">
            <text:p>-0.710545141076373</text:p>
          </table:table-cell>
          <table:table-cell office:value-type="float" office:value="-0.529294407363114" calcext:value-type="float">
            <text:p>-0.529294407363114</text:p>
          </table:table-cell>
          <table:table-cell office:value-type="float" office:value="0.463651844412256" calcext:value-type="float">
            <text:p>0.463651844412256</text:p>
          </table:table-cell>
          <table:table-cell/>
          <table:table-cell table:formula="of:=[.$J$6]/[.E98]+[.$K$6]/[.F98]+[.$L$6]/[.G98]" office:value-type="float" office:value="3.01442345629429" calcext:value-type="float">
            <text:p>3.01442345629429</text:p>
          </table:table-cell>
          <table:table-cell table:formula="of:=([.$J$6]*[.E98]+[.$K$6]*[.F98]+[.$L$6]*[.G98])/(SQRT(POWER([.$J$6];2)+POWER([.$K$6];2)+POWER([.$L$6];2))*SQRT(POWER([.$E98];2)+POWER([.$F98];2)+POWER([.$G98];2)) )" office:value-type="float" office:value="0.999808564866864" calcext:value-type="float">
            <text:p>0.99980856486686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613074122851" calcext:value-type="float">
            <text:p>-0.710613074122851</text:p>
          </table:table-cell>
          <table:table-cell office:value-type="float" office:value="-0.529183278769098" calcext:value-type="float">
            <text:p>-0.529183278769098</text:p>
          </table:table-cell>
          <table:table-cell office:value-type="float" office:value="0.463674580235815" calcext:value-type="float">
            <text:p>0.463674580235815</text:p>
          </table:table-cell>
          <table:table-cell/>
          <table:table-cell table:formula="of:=[.$J$6]/[.E99]+[.$K$6]/[.F99]+[.$L$6]/[.G99]" office:value-type="float" office:value="3.01448479260614" calcext:value-type="float">
            <text:p>3.01448479260614</text:p>
          </table:table-cell>
          <table:table-cell table:formula="of:=([.$J$6]*[.E99]+[.$K$6]*[.F99]+[.$L$6]*[.G99])/(SQRT(POWER([.$J$6];2)+POWER([.$K$6];2)+POWER([.$L$6];2))*SQRT(POWER([.$E99];2)+POWER([.$F99];2)+POWER([.$G99];2)) )" office:value-type="float" office:value="0.999809392819541" calcext:value-type="float">
            <text:p>0.99980939281954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991721246087" calcext:value-type="float">
            <text:p>-0.709991721246087</text:p>
          </table:table-cell>
          <table:table-cell office:value-type="float" office:value="-0.529330896669882" calcext:value-type="float">
            <text:p>-0.529330896669882</text:p>
          </table:table-cell>
          <table:table-cell office:value-type="float" office:value="0.464457272085041" calcext:value-type="float">
            <text:p>0.464457272085041</text:p>
          </table:table-cell>
          <table:table-cell/>
          <table:table-cell table:formula="of:=[.$J$6]/[.E100]+[.$K$6]/[.F100]+[.$L$6]/[.G100]" office:value-type="float" office:value="3.01333058280691" calcext:value-type="float">
            <text:p>3.01333058280691</text:p>
          </table:table-cell>
          <table:table-cell table:formula="of:=([.$J$6]*[.E100]+[.$K$6]*[.F100]+[.$L$6]*[.G100])/(SQRT(POWER([.$J$6];2)+POWER([.$K$6];2)+POWER([.$L$6];2))*SQRT(POWER([.$E100];2)+POWER([.$F100];2)+POWER([.$G100];2)) )" office:value-type="float" office:value="0.999824778032065" calcext:value-type="float">
            <text:p>0.99982477803206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072693748042" calcext:value-type="float">
            <text:p>-0.710072693748042</text:p>
          </table:table-cell>
          <table:table-cell office:value-type="float" office:value="-0.529029691572281" calcext:value-type="float">
            <text:p>-0.529029691572281</text:p>
          </table:table-cell>
          <table:table-cell office:value-type="float" office:value="0.46467661338649" calcext:value-type="float">
            <text:p>0.46467661338649</text:p>
          </table:table-cell>
          <table:table-cell/>
          <table:table-cell table:formula="of:=[.$J$6]/[.E101]+[.$K$6]/[.F101]+[.$L$6]/[.G101]" office:value-type="float" office:value="3.01328998101096" calcext:value-type="float">
            <text:p>3.01328998101096</text:p>
          </table:table-cell>
          <table:table-cell table:formula="of:=([.$J$6]*[.E101]+[.$K$6]*[.F101]+[.$L$6]*[.G101])/(SQRT(POWER([.$J$6];2)+POWER([.$K$6];2)+POWER([.$L$6];2))*SQRT(POWER([.$E101];2)+POWER([.$F101];2)+POWER([.$G101];2)) )" office:value-type="float" office:value="0.999830144645895" calcext:value-type="float">
            <text:p>0.99983014464589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239419778551" calcext:value-type="float">
            <text:p>-0.710239419778551</text:p>
          </table:table-cell>
          <table:table-cell office:value-type="float" office:value="-0.528816738821836" calcext:value-type="float">
            <text:p>-0.528816738821836</text:p>
          </table:table-cell>
          <table:table-cell office:value-type="float" office:value="0.46466420492057" calcext:value-type="float">
            <text:p>0.46466420492057</text:p>
          </table:table-cell>
          <table:table-cell/>
          <table:table-cell table:formula="of:=[.$J$6]/[.E102]+[.$K$6]/[.F102]+[.$L$6]/[.G102]" office:value-type="float" office:value="3.01348175560457" calcext:value-type="float">
            <text:p>3.01348175560457</text:p>
          </table:table-cell>
          <table:table-cell table:formula="of:=([.$J$6]*[.E102]+[.$K$6]*[.F102]+[.$L$6]*[.G102])/(SQRT(POWER([.$J$6];2)+POWER([.$K$6];2)+POWER([.$L$6];2))*SQRT(POWER([.$E102];2)+POWER([.$F102];2)+POWER([.$G102];2)) )" office:value-type="float" office:value="0.999830578290561" calcext:value-type="float">
            <text:p>0.99983057829056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24335250579" calcext:value-type="float">
            <text:p>-0.71024335250579</text:p>
          </table:table-cell>
          <table:table-cell office:value-type="float" office:value="-0.52881802346503" calcext:value-type="float">
            <text:p>-0.52881802346503</text:p>
          </table:table-cell>
          <table:table-cell office:value-type="float" office:value="0.464656731663145" calcext:value-type="float">
            <text:p>0.464656731663145</text:p>
          </table:table-cell>
          <table:table-cell/>
          <table:table-cell table:formula="of:=[.$J$6]/[.E103]+[.$K$6]/[.F103]+[.$L$6]/[.G103]" office:value-type="float" office:value="3.01349050441494" calcext:value-type="float">
            <text:p>3.01349050441494</text:p>
          </table:table-cell>
          <table:table-cell table:formula="of:=([.$J$6]*[.E103]+[.$K$6]*[.F103]+[.$L$6]*[.G103])/(SQRT(POWER([.$J$6];2)+POWER([.$K$6];2)+POWER([.$L$6];2))*SQRT(POWER([.$E103];2)+POWER([.$F103];2)+POWER([.$G103];2)) )" office:value-type="float" office:value="0.999830427432608" calcext:value-type="float">
            <text:p>0.99983042743260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449979828976" calcext:value-type="float">
            <text:p>-0.710449979828976</text:p>
          </table:table-cell>
          <table:table-cell office:value-type="float" office:value="-0.528397191188308" calcext:value-type="float">
            <text:p>-0.528397191188308</text:p>
          </table:table-cell>
          <table:table-cell office:value-type="float" office:value="0.464819571990373" calcext:value-type="float">
            <text:p>0.464819571990373</text:p>
          </table:table-cell>
          <table:table-cell/>
          <table:table-cell table:formula="of:=[.$J$6]/[.E104]+[.$K$6]/[.F104]+[.$L$6]/[.G104]" office:value-type="float" office:value="3.01362520129808" calcext:value-type="float">
            <text:p>3.01362520129808</text:p>
          </table:table-cell>
          <table:table-cell table:formula="of:=([.$J$6]*[.E104]+[.$K$6]*[.F104]+[.$L$6]*[.G104])/(SQRT(POWER([.$J$6];2)+POWER([.$K$6];2)+POWER([.$L$6];2))*SQRT(POWER([.$E104];2)+POWER([.$F104];2)+POWER([.$G104];2)) )" office:value-type="float" office:value="0.999834775511437" calcext:value-type="float">
            <text:p>0.99983477551143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475993004271" calcext:value-type="float">
            <text:p>-0.710475993004271</text:p>
          </table:table-cell>
          <table:table-cell office:value-type="float" office:value="-0.528368678659956" calcext:value-type="float">
            <text:p>-0.528368678659956</text:p>
          </table:table-cell>
          <table:table-cell office:value-type="float" office:value="0.464812223135028" calcext:value-type="float">
            <text:p>0.464812223135028</text:p>
          </table:table-cell>
          <table:table-cell/>
          <table:table-cell table:formula="of:=[.$J$6]/[.E105]+[.$K$6]/[.F105]+[.$L$6]/[.G105]" office:value-type="float" office:value="3.01365851481491" calcext:value-type="float">
            <text:p>3.01365851481491</text:p>
          </table:table-cell>
          <table:table-cell table:formula="of:=([.$J$6]*[.E105]+[.$K$6]*[.F105]+[.$L$6]*[.G105])/(SQRT(POWER([.$J$6];2)+POWER([.$K$6];2)+POWER([.$L$6];2))*SQRT(POWER([.$E105];2)+POWER([.$F105];2)+POWER([.$G105];2)) )" office:value-type="float" office:value="0.999834699927617" calcext:value-type="float">
            <text:p>0.99983469992761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62411456828" calcext:value-type="float">
            <text:p>-0.71062411456828</text:p>
          </table:table-cell>
          <table:table-cell office:value-type="float" office:value="-0.528163300669318" calcext:value-type="float">
            <text:p>-0.528163300669318</text:p>
          </table:table-cell>
          <table:table-cell office:value-type="float" office:value="0.464819207456124" calcext:value-type="float">
            <text:p>0.464819207456124</text:p>
          </table:table-cell>
          <table:table-cell/>
          <table:table-cell table:formula="of:=[.$J$6]/[.E106]+[.$K$6]/[.F106]+[.$L$6]/[.G106]" office:value-type="float" office:value="3.01382017656203" calcext:value-type="float">
            <text:p>3.01382017656203</text:p>
          </table:table-cell>
          <table:table-cell table:formula="of:=([.$J$6]*[.E106]+[.$K$6]*[.F106]+[.$L$6]*[.G106])/(SQRT(POWER([.$J$6];2)+POWER([.$K$6];2)+POWER([.$L$6];2))*SQRT(POWER([.$E106];2)+POWER([.$F106];2)+POWER([.$G106];2)) )" office:value-type="float" office:value="0.999835296786071" calcext:value-type="float">
            <text:p>0.99983529678607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613492845249" calcext:value-type="float">
            <text:p>-0.710613492845249</text:p>
          </table:table-cell>
          <table:table-cell office:value-type="float" office:value="-0.528136421480107" calcext:value-type="float">
            <text:p>-0.528136421480107</text:p>
          </table:table-cell>
          <table:table-cell office:value-type="float" office:value="0.464865985088672" calcext:value-type="float">
            <text:p>0.464865985088672</text:p>
          </table:table-cell>
          <table:table-cell/>
          <table:table-cell table:formula="of:=[.$J$6]/[.E107]+[.$K$6]/[.F107]+[.$L$6]/[.G107]" office:value-type="float" office:value="3.01378120114372" calcext:value-type="float">
            <text:p>3.01378120114372</text:p>
          </table:table-cell>
          <table:table-cell table:formula="of:=([.$J$6]*[.E107]+[.$K$6]*[.F107]+[.$L$6]*[.G107])/(SQRT(POWER([.$J$6];2)+POWER([.$K$6];2)+POWER([.$L$6];2))*SQRT(POWER([.$E107];2)+POWER([.$F107];2)+POWER([.$G107];2)) )" office:value-type="float" office:value="0.999836275489954" calcext:value-type="float">
            <text:p>0.99983627548995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95556853714" calcext:value-type="float">
            <text:p>-0.71195556853714</text:p>
          </table:table-cell>
          <table:table-cell office:value-type="float" office:value="-0.527073948105178" calcext:value-type="float">
            <text:p>-0.527073948105178</text:p>
          </table:table-cell>
          <table:table-cell office:value-type="float" office:value="0.464017587659969" calcext:value-type="float">
            <text:p>0.464017587659969</text:p>
          </table:table-cell>
          <table:table-cell/>
          <table:table-cell table:formula="of:=[.$J$6]/[.E108]+[.$K$6]/[.F108]+[.$L$6]/[.G108]" office:value-type="float" office:value="3.01579382248208" calcext:value-type="float">
            <text:p>3.01579382248208</text:p>
          </table:table-cell>
          <table:table-cell table:formula="of:=([.$J$6]*[.E108]+[.$K$6]*[.F108]+[.$L$6]*[.G108])/(SQRT(POWER([.$J$6];2)+POWER([.$K$6];2)+POWER([.$L$6];2))*SQRT(POWER([.$E108];2)+POWER([.$F108];2)+POWER([.$G108];2)) )" office:value-type="float" office:value="0.999819935830594" calcext:value-type="float">
            <text:p>0.99981993583059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975606571645" calcext:value-type="float">
            <text:p>-0.711975606571645</text:p>
          </table:table-cell>
          <table:table-cell office:value-type="float" office:value="-0.527005122150641" calcext:value-type="float">
            <text:p>-0.527005122150641</text:p>
          </table:table-cell>
          <table:table-cell office:value-type="float" office:value="0.464065013628399" calcext:value-type="float">
            <text:p>0.464065013628399</text:p>
          </table:table-cell>
          <table:table-cell/>
          <table:table-cell table:formula="of:=[.$J$6]/[.E109]+[.$K$6]/[.F109]+[.$L$6]/[.G109]" office:value-type="float" office:value="3.01578935518028" calcext:value-type="float">
            <text:p>3.01578935518028</text:p>
          </table:table-cell>
          <table:table-cell table:formula="of:=([.$J$6]*[.E109]+[.$K$6]*[.F109]+[.$L$6]*[.G109])/(SQRT(POWER([.$J$6];2)+POWER([.$K$6];2)+POWER([.$L$6];2))*SQRT(POWER([.$E109];2)+POWER([.$F109];2)+POWER([.$G109];2)) )" office:value-type="float" office:value="0.999820949285942" calcext:value-type="float">
            <text:p>0.99982094928594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990724881782" calcext:value-type="float">
            <text:p>-0.711990724881782</text:p>
          </table:table-cell>
          <table:table-cell office:value-type="float" office:value="-0.526960756001177" calcext:value-type="float">
            <text:p>-0.526960756001177</text:p>
          </table:table-cell>
          <table:table-cell office:value-type="float" office:value="0.464092199155494" calcext:value-type="float">
            <text:p>0.464092199155494</text:p>
          </table:table-cell>
          <table:table-cell/>
          <table:table-cell table:formula="of:=[.$J$6]/[.E110]+[.$K$6]/[.F110]+[.$L$6]/[.G110]" office:value-type="float" office:value="3.01579100248609" calcext:value-type="float">
            <text:p>3.01579100248609</text:p>
          </table:table-cell>
          <table:table-cell table:formula="of:=([.$J$6]*[.E110]+[.$K$6]*[.F110]+[.$L$6]*[.G110])/(SQRT(POWER([.$J$6];2)+POWER([.$K$6];2)+POWER([.$L$6];2))*SQRT(POWER([.$E110];2)+POWER([.$F110];2)+POWER([.$G110];2)) )" office:value-type="float" office:value="0.999821526367837" calcext:value-type="float">
            <text:p>0.99982152636783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39627103763" calcext:value-type="float">
            <text:p>-0.71139627103763</text:p>
          </table:table-cell>
          <table:table-cell office:value-type="float" office:value="-0.527218568982195" calcext:value-type="float">
            <text:p>-0.527218568982195</text:p>
          </table:table-cell>
          <table:table-cell office:value-type="float" office:value="0.46471058313118" calcext:value-type="float">
            <text:p>0.46471058313118</text:p>
          </table:table-cell>
          <table:table-cell/>
          <table:table-cell table:formula="of:=[.$J$6]/[.E111]+[.$K$6]/[.F111]+[.$L$6]/[.G111]" office:value-type="float" office:value="3.01475555367043" calcext:value-type="float">
            <text:p>3.01475555367043</text:p>
          </table:table-cell>
          <table:table-cell table:formula="of:=([.$J$6]*[.E111]+[.$K$6]*[.F111]+[.$L$6]*[.G111])/(SQRT(POWER([.$J$6];2)+POWER([.$K$6];2)+POWER([.$L$6];2))*SQRT(POWER([.$E111];2)+POWER([.$F111];2)+POWER([.$G111];2)) )" office:value-type="float" office:value="0.999834370638971" calcext:value-type="float">
            <text:p>0.99983437063897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228781890706" calcext:value-type="float">
            <text:p>-0.712228781890706</text:p>
          </table:table-cell>
          <table:table-cell office:value-type="float" office:value="-0.5265789793891" calcext:value-type="float">
            <text:p>-0.5265789793891</text:p>
          </table:table-cell>
          <table:table-cell office:value-type="float" office:value="0.464160253266063" calcext:value-type="float">
            <text:p>0.464160253266063</text:p>
          </table:table-cell>
          <table:table-cell/>
          <table:table-cell table:formula="of:=[.$J$6]/[.E112]+[.$K$6]/[.F112]+[.$L$6]/[.G112]" office:value-type="float" office:value="3.01602608695218" calcext:value-type="float">
            <text:p>3.01602608695218</text:p>
          </table:table-cell>
          <table:table-cell table:formula="of:=([.$J$6]*[.E112]+[.$K$6]*[.F112]+[.$L$6]*[.G112])/(SQRT(POWER([.$J$6];2)+POWER([.$K$6];2)+POWER([.$L$6];2))*SQRT(POWER([.$E112];2)+POWER([.$F112];2)+POWER([.$G112];2)) )" office:value-type="float" office:value="0.9998228333381" calcext:value-type="float">
            <text:p>0.9998228333381</text:p>
          </table:table-cell>
          <table:table-cell table:number-columns-repeated="9"/>
        </table:table-row>
      </table:table>
      <table:table table:name="54 grad" table:style-name="ta1">
        <table:shapes>
          <draw:frame draw:z-index="0" draw:style-name="gr2" draw:text-style-name="P1" svg:width="453.51pt" svg:height="255.09pt" svg:x="688.08pt" svg:y="249.76pt">
            <draw:object draw:notify-on-update-of-ranges="'54 grad'.J13:'54 grad'.J11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number-columns-repeated="9" table:default-cell-style-name="Default"/>
        <table:table-row table:style-name="ro1">
          <table:table-cell table:number-columns-repeated="7"/>
          <table:table-cell office:value-type="string" calcext:value-type="string">
            <text:p>gamma=</text:p>
          </table:table-cell>
          <table:table-cell table:style-name="ce1" office:value-type="float" office:value="21.8934393558281" calcext:value-type="float">
            <text:p>21.8934393558281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ort</text:p>
          </table:table-cell>
          <table:table-cell office:value-type="string" calcext:value-type="string">
            <text:p>max_vor_line</text:p>
          </table:table-cell>
          <table:table-cell table:style-name="ce1" office:value-type="float" office:value="2.1142704" calcext:value-type="float">
            <text:p>2.1142704</text:p>
          </table:table-cell>
          <table:table-cell table:style-name="ce1" office:value-type="float" office:value="0.71322348" calcext:value-type="float">
            <text:p>0.71322348</text:p>
          </table:table-cell>
          <table:table-cell table:style-name="ce1" office:value-type="float" office:value="-0.48864636" calcext:value-type="float">
            <text:p>-0.48864636</text:p>
          </table:table-cell>
          <table:table-cell table:style-name="ce1" office:value-type="float" office:value="-24.2204952391746" calcext:value-type="float">
            <text:p>-24.2204952391746</text:p>
          </table:table-cell>
          <table:table-cell table:style-name="ce1" office:value-type="float" office:value="-18.0010205289918" calcext:value-type="float">
            <text:p>-18.0010205289918</text:p>
          </table:table-cell>
          <table:table-cell table:style-name="ce1" office:value-type="float" office:value="15.2443856116318" calcext:value-type="float">
            <text:p>15.24438561163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ndmessung_punkt:</text:p>
          </table:table-cell>
          <table:table-cell/>
          <table:table-cell table:style-name="ce2" office:value-type="float" office:value="0.432" calcext:value-type="float">
            <text:p>0.432</text:p>
          </table:table-cell>
          <table:table-cell table:style-name="ce2" office:value-type="float" office:value="-0.532" calcext:value-type="float">
            <text:p>-0.532</text:p>
          </table:table-cell>
          <table:table-cell table:style-name="ce2" office:value-type="float" office:value="0.659" calcext:value-type="float">
            <text:p>0.65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vor (x|y|z)</text:p>
          </table:table-cell>
          <table:table-cell table:style-name="ce2" table:formula="of:=[.L2]" office:value-type="float" office:value="-24.2204952391746" calcext:value-type="float">
            <text:p>-24.2204952391746</text:p>
          </table:table-cell>
          <table:table-cell table:style-name="ce2" table:formula="of:=[.M2]" office:value-type="float" office:value="-18.0010205289918" calcext:value-type="float">
            <text:p>-18.0010205289918</text:p>
          </table:table-cell>
          <table:table-cell table:style-name="ce2" table:formula="of:=[.N2]" office:value-type="float" office:value="15.2443856116318" calcext:value-type="float">
            <text:p>15.24438561163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ektor zur handmessung</text:p>
          </table:table-cell>
          <table:table-cell/>
          <table:table-cell table:style-name="ce2" table:formula="of:=[.D3]-[.I4]" office:value-type="float" office:value="-1.6822704" calcext:value-type="float">
            <text:p>-1.6822704</text:p>
          </table:table-cell>
          <table:table-cell table:style-name="ce2" table:formula="of:=[.E3]-[.J4]" office:value-type="float" office:value="-1.24522348" calcext:value-type="float">
            <text:p>-1.24522348</text:p>
          </table:table-cell>
          <table:table-cell table:style-name="ce2" table:formula="of:=[.F3]-[.K4]" office:value-type="float" office:value="1.14764636" calcext:value-type="float">
            <text:p>1.14764636</text:p>
          </table:table-cell>
          <table:table-cell/>
          <table:table-cell office:value-type="string" calcext:value-type="string">
            <text:p>ort_linie</text:p>
          </table:table-cell>
          <table:table-cell table:formula="of:=[.I2]" office:value-type="float" office:value="2.1142704" calcext:value-type="float">
            <text:p>2.1142704</text:p>
          </table:table-cell>
          <table:table-cell table:formula="of:=[.J2]" office:value-type="float" office:value="0.71322348" calcext:value-type="float">
            <text:p>0.71322348</text:p>
          </table:table-cell>
          <table:table-cell table:style-name="ce2" table:formula="of:=[.K2]" office:value-type="float" office:value="-0.48864636" calcext:value-type="float">
            <text:p>-0.488646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iert</text:p>
          </table:table-cell>
          <table:table-cell/>
          <table:table-cell table:style-name="ce2" table:formula="of:=[.D4]/SQRT(POWER([.D4];2)+POWER([.E4];2)+POWER([.F4];2))" office:value-type="float" office:value="-0.70476727965223" calcext:value-type="float">
            <text:p>-0.70476727965223</text:p>
          </table:table-cell>
          <table:table-cell table:style-name="ce2" table:formula="of:=[.E4]/SQRT(POWER([.D4];2)+POWER([.E4];2)+POWER([.F4];2))" office:value-type="float" office:value="-0.521671643606571" calcext:value-type="float">
            <text:p>-0.521671643606571</text:p>
          </table:table-cell>
          <table:table-cell table:style-name="ce2" table:formula="of:=[.F4]/SQRT(POWER([.D4];2)+POWER([.E4];2)+POWER([.F4];2))" office:value-type="float" office:value="0.480792863703709" calcext:value-type="float">
            <text:p>0.480792863703709</text:p>
          </table:table-cell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8"/>
          <table:table-cell table:style-name="Default" office:value-type="string" calcext:value-type="string">
            <text:p>c:</text:p>
          </table:table-cell>
          <table:table-cell table:style-name="Default" table:formula="of:=[.D5]" office:value-type="float" office:value="-0.70476727965223" calcext:value-type="float">
            <text:p>-0.70476727965223</text:p>
          </table:table-cell>
          <table:table-cell table:formula="of:=[.E5]" office:value-type="float" office:value="-0.521671643606571" calcext:value-type="float">
            <text:p>-0.521671643606571</text:p>
          </table:table-cell>
          <table:table-cell table:formula="of:=[.F5]" office:value-type="float" office:value="0.480792863703709" calcext:value-type="float">
            <text:p>0.480792863703709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6"/>
          <table:table-cell office:value-type="string" calcext:value-type="string">
            <text:p>genutzer NormalenVektor</text:p>
          </table:table-cell>
          <table:table-cell/>
          <table:table-cell office:value-type="float" office:value="-0.987688340595138" calcext:value-type="float">
            <text:p>-0.987688340595138</text:p>
          </table:table-cell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8"/>
          <table:table-cell office:value-type="float" office:value="-0.110615871041237" calcext:value-type="float">
            <text:p>-0.110615871041237</text:p>
          </table:table-cell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8"/>
          <table:table-cell office:value-type="float" office:value="0.110615871041237" calcext:value-type="float">
            <text:p>0.110615871041237</text:p>
          </table:table-cell>
        </table:table-row>
        <table:table-row table:style-name="ro1">
          <table:table-cell table:number-columns-repeated="8"/>
          <table:table-cell table:style-name="Default" office:value-type="string" calcext:value-type="string">
            <text:p>a_i=r*b_i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8"/>
          <table:table-cell table:style-name="Default"/>
          <table:table-cell table:style-name="Default" office:value-type="string" calcext:value-type="string">
            <text:p>Kosinusähnlichkeit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aste here ----------------------------→</text:p>
          </table:table-cell>
          <table:table-cell table:style-name="ce1" table:number-columns-repeated="2"/>
          <table:table-cell office:value-type="string" calcext:value-type="string">
            <text:p>c:</text:p>
          </table:table-cell>
          <table:table-cell office:value-type="float" office:value="-0.710767671105716" calcext:value-type="float">
            <text:p>-0.710767671105716</text:p>
          </table:table-cell>
          <table:table-cell office:value-type="float" office:value="-0.437074590205122" calcext:value-type="float">
            <text:p>-0.437074590205122</text:p>
          </table:table-cell>
          <table:table-cell office:value-type="float" office:value="0.551157981261254" calcext:value-type="float">
            <text:p>0.551157981261254</text:p>
          </table:table-cell>
          <table:table-cell/>
          <table:table-cell table:formula="of:=[.$J$6]/[.E13]+[.$K$6]/[.F13]+[.$L$6]/[.G13]" office:value-type="float" office:value="3.05744298687417" calcext:value-type="float">
            <text:p>3.05744298687417</text:p>
          </table:table-cell>
          <table:table-cell table:formula="of:=([.$J$6]*[.E13]+[.$K$6]*[.F13]+[.$L$6]*[.G13])/(SQRT(POWER([.$J$6];2)+POWER([.$K$6];2)+POWER([.$L$6];2))*SQRT(POWER([.$E13];2)+POWER([.$F13];2)+POWER([.$G13];2)) )" office:value-type="float" office:value="0.993928042044655" calcext:value-type="float">
            <text:p>0.993928042044655</text:p>
          </table:table-cell>
          <table:table-cell table:number-columns-repeated="2"/>
          <table:table-cell office:value-type="string" calcext:value-type="string">
            <text:p>-1 anitline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767671105716" calcext:value-type="float">
            <text:p>-0.710767671105716</text:p>
          </table:table-cell>
          <table:table-cell office:value-type="float" office:value="-0.437074590205122" calcext:value-type="float">
            <text:p>-0.437074590205122</text:p>
          </table:table-cell>
          <table:table-cell office:value-type="float" office:value="0.551157981261254" calcext:value-type="float">
            <text:p>0.551157981261254</text:p>
          </table:table-cell>
          <table:table-cell/>
          <table:table-cell table:formula="of:=[.$J$6]/[.E14]+[.$K$6]/[.F14]+[.$L$6]/[.G14]" office:value-type="float" office:value="3.05744298687417" calcext:value-type="float">
            <text:p>3.05744298687417</text:p>
          </table:table-cell>
          <table:table-cell table:formula="of:=([.$J$6]*[.E14]+[.$K$6]*[.F14]+[.$L$6]*[.G14])/(SQRT(POWER([.$J$6];2)+POWER([.$K$6];2)+POWER([.$L$6];2))*SQRT(POWER([.$E14];2)+POWER([.$F14];2)+POWER([.$G14];2)) )" office:value-type="float" office:value="0.993928042044655" calcext:value-type="float">
            <text:p>0.993928042044655</text:p>
          </table:table-cell>
          <table:table-cell table:number-columns-repeated="2"/>
          <table:table-cell office:value-type="string" calcext:value-type="string">
            <text:p>1 line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767671105716" calcext:value-type="float">
            <text:p>-0.710767671105716</text:p>
          </table:table-cell>
          <table:table-cell office:value-type="float" office:value="-0.437074590205122" calcext:value-type="float">
            <text:p>-0.437074590205122</text:p>
          </table:table-cell>
          <table:table-cell office:value-type="float" office:value="0.551157981261254" calcext:value-type="float">
            <text:p>0.551157981261254</text:p>
          </table:table-cell>
          <table:table-cell/>
          <table:table-cell table:formula="of:=[.$J$6]/[.E15]+[.$K$6]/[.F15]+[.$L$6]/[.G15]" office:value-type="float" office:value="3.05744298687417" calcext:value-type="float">
            <text:p>3.05744298687417</text:p>
          </table:table-cell>
          <table:table-cell table:formula="of:=([.$J$6]*[.E15]+[.$K$6]*[.F15]+[.$L$6]*[.G15])/(SQRT(POWER([.$J$6];2)+POWER([.$K$6];2)+POWER([.$L$6];2))*SQRT(POWER([.$E15];2)+POWER([.$F15];2)+POWER([.$G15];2)) )" office:value-type="float" office:value="0.993928042044655" calcext:value-type="float">
            <text:p>0.993928042044655</text:p>
          </table:table-cell>
          <table:table-cell table:number-columns-repeated="2"/>
          <table:table-cell office:value-type="string" calcext:value-type="string">
            <text:p>0 orthogonal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09290672449" calcext:value-type="float">
            <text:p>-0.70809290672449</text:p>
          </table:table-cell>
          <table:table-cell office:value-type="float" office:value="-0.44102335284474" calcext:value-type="float">
            <text:p>-0.44102335284474</text:p>
          </table:table-cell>
          <table:table-cell office:value-type="float" office:value="0.551455200077075" calcext:value-type="float">
            <text:p>0.551455200077075</text:p>
          </table:table-cell>
          <table:table-cell/>
          <table:table-cell table:formula="of:=[.$J$6]/[.E16]+[.$K$6]/[.F16]+[.$L$6]/[.G16]" office:value-type="float" office:value="3.05003171664436" calcext:value-type="float">
            <text:p>3.05003171664436</text:p>
          </table:table-cell>
          <table:table-cell table:formula="of:=([.$J$6]*[.E16]+[.$K$6]*[.F16]+[.$L$6]*[.G16])/(SQRT(POWER([.$J$6];2)+POWER([.$K$6];2)+POWER([.$L$6];2))*SQRT(POWER([.$E16];2)+POWER([.$F16];2)+POWER([.$G16];2)) )" office:value-type="float" office:value="0.994245813810015" calcext:value-type="float">
            <text:p>0.99424581381001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09290672449" calcext:value-type="float">
            <text:p>-0.70809290672449</text:p>
          </table:table-cell>
          <table:table-cell office:value-type="float" office:value="-0.44102335284474" calcext:value-type="float">
            <text:p>-0.44102335284474</text:p>
          </table:table-cell>
          <table:table-cell office:value-type="float" office:value="0.551455200077075" calcext:value-type="float">
            <text:p>0.551455200077075</text:p>
          </table:table-cell>
          <table:table-cell/>
          <table:table-cell table:formula="of:=[.$J$6]/[.E17]+[.$K$6]/[.F17]+[.$L$6]/[.G17]" office:value-type="float" office:value="3.05003171664436" calcext:value-type="float">
            <text:p>3.05003171664436</text:p>
          </table:table-cell>
          <table:table-cell table:formula="of:=([.$J$6]*[.E17]+[.$K$6]*[.F17]+[.$L$6]*[.G17])/(SQRT(POWER([.$J$6];2)+POWER([.$K$6];2)+POWER([.$L$6];2))*SQRT(POWER([.$E17];2)+POWER([.$F17];2)+POWER([.$G17];2)) )" office:value-type="float" office:value="0.994245813810015" calcext:value-type="float">
            <text:p>0.99424581381001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462044538683" calcext:value-type="float">
            <text:p>-0.713462044538683</text:p>
          </table:table-cell>
          <table:table-cell office:value-type="float" office:value="-0.442053592533808" calcext:value-type="float">
            <text:p>-0.442053592533808</text:p>
          </table:table-cell>
          <table:table-cell office:value-type="float" office:value="0.543654791508946" calcext:value-type="float">
            <text:p>0.543654791508946</text:p>
          </table:table-cell>
          <table:table-cell/>
          <table:table-cell table:formula="of:=[.$J$6]/[.E18]+[.$K$6]/[.F18]+[.$L$6]/[.G18]" office:value-type="float" office:value="3.05229438599988" calcext:value-type="float">
            <text:p>3.05229438599988</text:p>
          </table:table-cell>
          <table:table-cell table:formula="of:=([.$J$6]*[.E18]+[.$K$6]*[.F18]+[.$L$6]*[.G18])/(SQRT(POWER([.$J$6];2)+POWER([.$K$6];2)+POWER([.$L$6];2))*SQRT(POWER([.$E18];2)+POWER([.$F18];2)+POWER([.$G18];2)) )" office:value-type="float" office:value="0.994816872519777" calcext:value-type="float">
            <text:p>0.99481687251977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941598172264" calcext:value-type="float">
            <text:p>-0.706941598172264</text:p>
          </table:table-cell>
          <table:table-cell office:value-type="float" office:value="-0.449366624143363" calcext:value-type="float">
            <text:p>-0.449366624143363</text:p>
          </table:table-cell>
          <table:table-cell office:value-type="float" office:value="0.546171414374318" calcext:value-type="float">
            <text:p>0.546171414374318</text:p>
          </table:table-cell>
          <table:table-cell/>
          <table:table-cell table:formula="of:=[.$J$6]/[.E19]+[.$K$6]/[.F19]+[.$L$6]/[.G19]" office:value-type="float" office:value="3.03812526996513" calcext:value-type="float">
            <text:p>3.03812526996513</text:p>
          </table:table-cell>
          <table:table-cell table:formula="of:=([.$J$6]*[.E19]+[.$K$6]*[.F19]+[.$L$6]*[.G19])/(SQRT(POWER([.$J$6];2)+POWER([.$K$6];2)+POWER([.$L$6];2))*SQRT(POWER([.$E19];2)+POWER([.$F19];2)+POWER([.$G19];2)) )" office:value-type="float" office:value="0.995246450805805" calcext:value-type="float">
            <text:p>0.99524645080580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909977504411" calcext:value-type="float">
            <text:p>-0.710909977504411</text:p>
          </table:table-cell>
          <table:table-cell office:value-type="float" office:value="-0.456510564842594" calcext:value-type="float">
            <text:p>-0.456510564842594</text:p>
          </table:table-cell>
          <table:table-cell office:value-type="float" office:value="0.534981409089862" calcext:value-type="float">
            <text:p>0.534981409089862</text:p>
          </table:table-cell>
          <table:table-cell/>
          <table:table-cell table:formula="of:=[.$J$6]/[.E20]+[.$K$6]/[.F20]+[.$L$6]/[.G20]" office:value-type="float" office:value="3.03280615205611" calcext:value-type="float">
            <text:p>3.03280615205611</text:p>
          </table:table-cell>
          <table:table-cell table:formula="of:=([.$J$6]*[.E20]+[.$K$6]*[.F20]+[.$L$6]*[.G20])/(SQRT(POWER([.$J$6];2)+POWER([.$K$6];2)+POWER([.$L$6];2))*SQRT(POWER([.$E20];2)+POWER([.$F20];2)+POWER([.$G20];2)) )" office:value-type="float" office:value="0.996389951313172" calcext:value-type="float">
            <text:p>0.99638995131317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619113870653" calcext:value-type="float">
            <text:p>-0.709619113870653</text:p>
          </table:table-cell>
          <table:table-cell office:value-type="float" office:value="-0.466503206792048" calcext:value-type="float">
            <text:p>-0.466503206792048</text:p>
          </table:table-cell>
          <table:table-cell office:value-type="float" office:value="0.528029801509503" calcext:value-type="float">
            <text:p>0.528029801509503</text:p>
          </table:table-cell>
          <table:table-cell/>
          <table:table-cell table:formula="of:=[.$J$6]/[.E21]+[.$K$6]/[.F21]+[.$L$6]/[.G21]" office:value-type="float" office:value="3.02196341645912" calcext:value-type="float">
            <text:p>3.02196341645912</text:p>
          </table:table-cell>
          <table:table-cell table:formula="of:=([.$J$6]*[.E21]+[.$K$6]*[.F21]+[.$L$6]*[.G21])/(SQRT(POWER([.$J$6];2)+POWER([.$K$6];2)+POWER([.$L$6];2))*SQRT(POWER([.$E21];2)+POWER([.$F21];2)+POWER([.$G21];2)) )" office:value-type="float" office:value="0.997350787495445" calcext:value-type="float">
            <text:p>0.99735078749544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626317096034" calcext:value-type="float">
            <text:p>-0.713626317096034</text:p>
          </table:table-cell>
          <table:table-cell office:value-type="float" office:value="-0.477230063019147" calcext:value-type="float">
            <text:p>-0.477230063019147</text:p>
          </table:table-cell>
          <table:table-cell office:value-type="float" office:value="0.512824479231142" calcext:value-type="float">
            <text:p>0.512824479231142</text:p>
          </table:table-cell>
          <table:table-cell/>
          <table:table-cell table:formula="of:=[.$J$6]/[.E22]+[.$K$6]/[.F22]+[.$L$6]/[.G22]" office:value-type="float" office:value="3.01824873742283" calcext:value-type="float">
            <text:p>3.01824873742283</text:p>
          </table:table-cell>
          <table:table-cell table:formula="of:=([.$J$6]*[.E22]+[.$K$6]*[.F22]+[.$L$6]*[.G22])/(SQRT(POWER([.$J$6];2)+POWER([.$K$6];2)+POWER([.$L$6];2))*SQRT(POWER([.$E22];2)+POWER([.$F22];2)+POWER([.$G22];2)) )" office:value-type="float" office:value="0.998460219488582" calcext:value-type="float">
            <text:p>0.99846021948858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626317096034" calcext:value-type="float">
            <text:p>-0.713626317096034</text:p>
          </table:table-cell>
          <table:table-cell office:value-type="float" office:value="-0.477230063019147" calcext:value-type="float">
            <text:p>-0.477230063019147</text:p>
          </table:table-cell>
          <table:table-cell office:value-type="float" office:value="0.512824479231142" calcext:value-type="float">
            <text:p>0.512824479231142</text:p>
          </table:table-cell>
          <table:table-cell/>
          <table:table-cell table:formula="of:=[.$J$6]/[.E23]+[.$K$6]/[.F23]+[.$L$6]/[.G23]" office:value-type="float" office:value="3.01824873742283" calcext:value-type="float">
            <text:p>3.01824873742283</text:p>
          </table:table-cell>
          <table:table-cell table:formula="of:=([.$J$6]*[.E23]+[.$K$6]*[.F23]+[.$L$6]*[.G23])/(SQRT(POWER([.$J$6];2)+POWER([.$K$6];2)+POWER([.$L$6];2))*SQRT(POWER([.$E23];2)+POWER([.$F23];2)+POWER([.$G23];2)) )" office:value-type="float" office:value="0.998460219488582" calcext:value-type="float">
            <text:p>0.99846021948858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753492856028" calcext:value-type="float">
            <text:p>-0.711753492856028</text:p>
          </table:table-cell>
          <table:table-cell office:value-type="float" office:value="-0.492556348360219" calcext:value-type="float">
            <text:p>-0.492556348360219</text:p>
          </table:table-cell>
          <table:table-cell office:value-type="float" office:value="0.500794577743502" calcext:value-type="float">
            <text:p>0.500794577743502</text:p>
          </table:table-cell>
          <table:table-cell/>
          <table:table-cell table:formula="of:=[.$J$6]/[.E24]+[.$K$6]/[.F24]+[.$L$6]/[.G24]" office:value-type="float" office:value="3.00935513496552" calcext:value-type="float">
            <text:p>3.00935513496552</text:p>
          </table:table-cell>
          <table:table-cell table:formula="of:=([.$J$6]*[.E24]+[.$K$6]*[.F24]+[.$L$6]*[.G24])/(SQRT(POWER([.$J$6];2)+POWER([.$K$6];2)+POWER([.$L$6];2))*SQRT(POWER([.$E24];2)+POWER([.$F24];2)+POWER([.$G24];2)) )" office:value-type="float" office:value="0.99935171192163" calcext:value-type="float">
            <text:p>0.9993517119216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762634870862" calcext:value-type="float">
            <text:p>-0.713762634870862</text:p>
          </table:table-cell>
          <table:table-cell office:value-type="float" office:value="-0.491316598510485" calcext:value-type="float">
            <text:p>-0.491316598510485</text:p>
          </table:table-cell>
          <table:table-cell office:value-type="float" office:value="0.49915017889438" calcext:value-type="float">
            <text:p>0.49915017889438</text:p>
          </table:table-cell>
          <table:table-cell/>
          <table:table-cell table:formula="of:=[.$J$6]/[.E25]+[.$K$6]/[.F25]+[.$L$6]/[.G25]" office:value-type="float" office:value="3.01240319971914" calcext:value-type="float">
            <text:p>3.01240319971914</text:p>
          </table:table-cell>
          <table:table-cell table:formula="of:=([.$J$6]*[.E25]+[.$K$6]*[.F25]+[.$L$6]*[.G25])/(SQRT(POWER([.$J$6];2)+POWER([.$K$6];2)+POWER([.$L$6];2))*SQRT(POWER([.$E25];2)+POWER([.$F25];2)+POWER([.$G25];2)) )" office:value-type="float" office:value="0.999330331900348" calcext:value-type="float">
            <text:p>0.99933033190034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750060036467" calcext:value-type="float">
            <text:p>-0.712750060036467</text:p>
          </table:table-cell>
          <table:table-cell office:value-type="float" office:value="-0.49095344024575" calcext:value-type="float">
            <text:p>-0.49095344024575</text:p>
          </table:table-cell>
          <table:table-cell office:value-type="float" office:value="0.500951166710764" calcext:value-type="float">
            <text:p>0.500951166710764</text:p>
          </table:table-cell>
          <table:table-cell/>
          <table:table-cell table:formula="of:=[.$J$6]/[.E26]+[.$K$6]/[.F26]+[.$L$6]/[.G26]" office:value-type="float" office:value="3.01112843789835" calcext:value-type="float">
            <text:p>3.01112843789835</text:p>
          </table:table-cell>
          <table:table-cell table:formula="of:=([.$J$6]*[.E26]+[.$K$6]*[.F26]+[.$L$6]*[.G26])/(SQRT(POWER([.$J$6];2)+POWER([.$K$6];2)+POWER([.$L$6];2))*SQRT(POWER([.$E26];2)+POWER([.$F26];2)+POWER([.$G26];2)) )" office:value-type="float" office:value="0.999293155009748" calcext:value-type="float">
            <text:p>0.99929315500974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92724153173" calcext:value-type="float">
            <text:p>-0.71592724153173</text:p>
          </table:table-cell>
          <table:table-cell office:value-type="float" office:value="-0.489114984308713" calcext:value-type="float">
            <text:p>-0.489114984308713</text:p>
          </table:table-cell>
          <table:table-cell office:value-type="float" office:value="0.49821151829063" calcext:value-type="float">
            <text:p>0.49821151829063</text:p>
          </table:table-cell>
          <table:table-cell/>
          <table:table-cell table:formula="of:=[.$J$6]/[.E27]+[.$K$6]/[.F27]+[.$L$6]/[.G27]" office:value-type="float" office:value="3.01601189252196" calcext:value-type="float">
            <text:p>3.01601189252196</text:p>
          </table:table-cell>
          <table:table-cell table:formula="of:=([.$J$6]*[.E27]+[.$K$6]*[.F27]+[.$L$6]*[.G27])/(SQRT(POWER([.$J$6];2)+POWER([.$K$6];2)+POWER([.$L$6];2))*SQRT(POWER([.$E27];2)+POWER([.$F27];2)+POWER([.$G27];2)) )" office:value-type="float" office:value="0.999256054829296" calcext:value-type="float">
            <text:p>0.99925605482929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183777816845" calcext:value-type="float">
            <text:p>-0.712183777816845</text:p>
          </table:table-cell>
          <table:table-cell office:value-type="float" office:value="-0.49726764313684" calcext:value-type="float">
            <text:p>-0.49726764313684</text:p>
          </table:table-cell>
          <table:table-cell office:value-type="float" office:value="0.495498897782487" calcext:value-type="float">
            <text:p>0.495498897782487</text:p>
          </table:table-cell>
          <table:table-cell/>
          <table:table-cell table:formula="of:=[.$J$6]/[.E28]+[.$K$6]/[.F28]+[.$L$6]/[.G28]" office:value-type="float" office:value="3.00898319938994" calcext:value-type="float">
            <text:p>3.00898319938994</text:p>
          </table:table-cell>
          <table:table-cell table:formula="of:=([.$J$6]*[.E28]+[.$K$6]*[.F28]+[.$L$6]*[.G28])/(SQRT(POWER([.$J$6];2)+POWER([.$K$6];2)+POWER([.$L$6];2))*SQRT(POWER([.$E28];2)+POWER([.$F28];2)+POWER([.$G28];2)) )" office:value-type="float" office:value="0.999566586438861" calcext:value-type="float">
            <text:p>0.99956658643886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907089786917" calcext:value-type="float">
            <text:p>-0.715907089786917</text:p>
          </table:table-cell>
          <table:table-cell office:value-type="float" office:value="-0.499337654703397" calcext:value-type="float">
            <text:p>-0.499337654703397</text:p>
          </table:table-cell>
          <table:table-cell office:value-type="float" office:value="0.487994821066924" calcext:value-type="float">
            <text:p>0.487994821066924</text:p>
          </table:table-cell>
          <table:table-cell/>
          <table:table-cell table:formula="of:=[.$J$6]/[.E29]+[.$K$6]/[.F29]+[.$L$6]/[.G29]" office:value-type="float" office:value="3.01440854836329" calcext:value-type="float">
            <text:p>3.01440854836329</text:p>
          </table:table-cell>
          <table:table-cell table:formula="of:=([.$J$6]*[.E29]+[.$K$6]*[.F29]+[.$L$6]*[.G29])/(SQRT(POWER([.$J$6];2)+POWER([.$K$6];2)+POWER([.$L$6];2))*SQRT(POWER([.$E29];2)+POWER([.$F29];2)+POWER([.$G29];2)) )" office:value-type="float" office:value="0.999662614689987" calcext:value-type="float">
            <text:p>0.99966261468998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907089786917" calcext:value-type="float">
            <text:p>-0.715907089786917</text:p>
          </table:table-cell>
          <table:table-cell office:value-type="float" office:value="-0.499337654703397" calcext:value-type="float">
            <text:p>-0.499337654703397</text:p>
          </table:table-cell>
          <table:table-cell office:value-type="float" office:value="0.487994821066924" calcext:value-type="float">
            <text:p>0.487994821066924</text:p>
          </table:table-cell>
          <table:table-cell/>
          <table:table-cell table:formula="of:=[.$J$6]/[.E30]+[.$K$6]/[.F30]+[.$L$6]/[.G30]" office:value-type="float" office:value="3.01440854836329" calcext:value-type="float">
            <text:p>3.01440854836329</text:p>
          </table:table-cell>
          <table:table-cell table:formula="of:=([.$J$6]*[.E30]+[.$K$6]*[.F30]+[.$L$6]*[.G30])/(SQRT(POWER([.$J$6];2)+POWER([.$K$6];2)+POWER([.$L$6];2))*SQRT(POWER([.$E30];2)+POWER([.$F30];2)+POWER([.$G30];2)) )" office:value-type="float" office:value="0.999662614689987" calcext:value-type="float">
            <text:p>0.99966261468998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057340201519" calcext:value-type="float">
            <text:p>-0.712057340201519</text:p>
          </table:table-cell>
          <table:table-cell office:value-type="float" office:value="-0.502134568237015" calcext:value-type="float">
            <text:p>-0.502134568237015</text:p>
          </table:table-cell>
          <table:table-cell office:value-type="float" office:value="0.490749650684098" calcext:value-type="float">
            <text:p>0.490749650684098</text:p>
          </table:table-cell>
          <table:table-cell/>
          <table:table-cell table:formula="of:=[.$J$6]/[.E31]+[.$K$6]/[.F31]+[.$L$6]/[.G31]" office:value-type="float" office:value="3.0083810889963" calcext:value-type="float">
            <text:p>3.0083810889963</text:p>
          </table:table-cell>
          <table:table-cell table:formula="of:=([.$J$6]*[.E31]+[.$K$6]*[.F31]+[.$L$6]*[.G31])/(SQRT(POWER([.$J$6];2)+POWER([.$K$6];2)+POWER([.$L$6];2))*SQRT(POWER([.$E31];2)+POWER([.$F31];2)+POWER([.$G31];2)) )" office:value-type="float" office:value="0.99973301004811" calcext:value-type="float">
            <text:p>0.9997330100481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091087019462" calcext:value-type="float">
            <text:p>-0.713091087019462</text:p>
          </table:table-cell>
          <table:table-cell office:value-type="float" office:value="-0.502146646395617" calcext:value-type="float">
            <text:p>-0.502146646395617</text:p>
          </table:table-cell>
          <table:table-cell office:value-type="float" office:value="0.489233939058848" calcext:value-type="float">
            <text:p>0.489233939058848</text:p>
          </table:table-cell>
          <table:table-cell/>
          <table:table-cell table:formula="of:=[.$J$6]/[.E32]+[.$K$6]/[.F32]+[.$L$6]/[.G32]" office:value-type="float" office:value="3.00995654657322" calcext:value-type="float">
            <text:p>3.00995654657322</text:p>
          </table:table-cell>
          <table:table-cell table:formula="of:=([.$J$6]*[.E32]+[.$K$6]*[.F32]+[.$L$6]*[.G32])/(SQRT(POWER([.$J$6];2)+POWER([.$K$6];2)+POWER([.$L$6];2))*SQRT(POWER([.$E32];2)+POWER([.$F32];2)+POWER([.$G32];2)) )" office:value-type="float" office:value="0.999739118480837" calcext:value-type="float">
            <text:p>0.99973911848083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853770917074" calcext:value-type="float">
            <text:p>-0.713853770917074</text:p>
          </table:table-cell>
          <table:table-cell office:value-type="float" office:value="-0.508877570230683" calcext:value-type="float">
            <text:p>-0.508877570230683</text:p>
          </table:table-cell>
          <table:table-cell office:value-type="float" office:value="0.481099170923824" calcext:value-type="float">
            <text:p>0.481099170923824</text:p>
          </table:table-cell>
          <table:table-cell/>
          <table:table-cell table:formula="of:=[.$J$6]/[.E33]+[.$K$6]/[.F33]+[.$L$6]/[.G33]" office:value-type="float" office:value="3.01177628421445" calcext:value-type="float">
            <text:p>3.01177628421445</text:p>
          </table:table-cell>
          <table:table-cell table:formula="of:=([.$J$6]*[.E33]+[.$K$6]*[.F33]+[.$L$6]*[.G33])/(SQRT(POWER([.$J$6];2)+POWER([.$K$6];2)+POWER([.$L$6];2))*SQRT(POWER([.$E33];2)+POWER([.$F33];2)+POWER([.$G33];2)) )" office:value-type="float" office:value="0.999876826769417" calcext:value-type="float">
            <text:p>0.99987682676941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599172907922" calcext:value-type="float">
            <text:p>-0.709599172907922</text:p>
          </table:table-cell>
          <table:table-cell office:value-type="float" office:value="-0.517557754092918" calcext:value-type="float">
            <text:p>-0.517557754092918</text:p>
          </table:table-cell>
          <table:table-cell office:value-type="float" office:value="0.478124445083796" calcext:value-type="float">
            <text:p>0.478124445083796</text:p>
          </table:table-cell>
          <table:table-cell/>
          <table:table-cell table:formula="of:=[.$J$6]/[.E34]+[.$K$6]/[.F34]+[.$L$6]/[.G34]" office:value-type="float" office:value="3.00672034297621" calcext:value-type="float">
            <text:p>3.00672034297621</text:p>
          </table:table-cell>
          <table:table-cell table:formula="of:=([.$J$6]*[.E34]+[.$K$6]*[.F34]+[.$L$6]*[.G34])/(SQRT(POWER([.$J$6];2)+POWER([.$K$6];2)+POWER([.$L$6];2))*SQRT(POWER([.$E34];2)+POWER([.$F34];2)+POWER([.$G34];2)) )" office:value-type="float" office:value="0.999976304131352" calcext:value-type="float">
            <text:p>0.99997630413135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305713295435" calcext:value-type="float">
            <text:p>-0.711305713295435</text:p>
          </table:table-cell>
          <table:table-cell office:value-type="float" office:value="-0.519447581558849" calcext:value-type="float">
            <text:p>-0.519447581558849</text:p>
          </table:table-cell>
          <table:table-cell office:value-type="float" office:value="0.473517045359442" calcext:value-type="float">
            <text:p>0.473517045359442</text:p>
          </table:table-cell>
          <table:table-cell/>
          <table:table-cell table:formula="of:=[.$J$6]/[.E35]+[.$K$6]/[.F35]+[.$L$6]/[.G35]" office:value-type="float" office:value="3.01045491762021" calcext:value-type="float">
            <text:p>3.01045491762021</text:p>
          </table:table-cell>
          <table:table-cell table:formula="of:=([.$J$6]*[.E35]+[.$K$6]*[.F35]+[.$L$6]*[.G35])/(SQRT(POWER([.$J$6];2)+POWER([.$K$6];2)+POWER([.$L$6];2))*SQRT(POWER([.$E35];2)+POWER([.$F35];2)+POWER([.$G35];2)) )" office:value-type="float" office:value="0.999949682450461" calcext:value-type="float">
            <text:p>0.99994968245046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80328895611" calcext:value-type="float">
            <text:p>-0.71280328895611</text:p>
          </table:table-cell>
          <table:table-cell office:value-type="float" office:value="-0.523473720220308" calcext:value-type="float">
            <text:p>-0.523473720220308</text:p>
          </table:table-cell>
          <table:table-cell office:value-type="float" office:value="0.466783392476706" calcext:value-type="float">
            <text:p>0.466783392476706</text:p>
          </table:table-cell>
          <table:table-cell/>
          <table:table-cell table:formula="of:=[.$J$6]/[.E36]+[.$K$6]/[.F36]+[.$L$6]/[.G36]" office:value-type="float" office:value="3.01529644282508" calcext:value-type="float">
            <text:p>3.01529644282508</text:p>
          </table:table-cell>
          <table:table-cell table:formula="of:=([.$J$6]*[.E36]+[.$K$6]*[.F36]+[.$L$6]*[.G36])/(SQRT(POWER([.$J$6];2)+POWER([.$K$6];2)+POWER([.$L$6];2))*SQRT(POWER([.$E36];2)+POWER([.$F36];2)+POWER([.$G36];2)) )" office:value-type="float" office:value="0.999867954895143" calcext:value-type="float">
            <text:p>0.99986795489514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278970705184" calcext:value-type="float">
            <text:p>-0.712278970705184</text:p>
          </table:table-cell>
          <table:table-cell office:value-type="float" office:value="-0.525883906368226" calcext:value-type="float">
            <text:p>-0.525883906368226</text:p>
          </table:table-cell>
          <table:table-cell office:value-type="float" office:value="0.464870718495001" calcext:value-type="float">
            <text:p>0.464870718495001</text:p>
          </table:table-cell>
          <table:table-cell/>
          <table:table-cell table:formula="of:=[.$J$6]/[.E37]+[.$K$6]/[.F37]+[.$L$6]/[.G37]" office:value-type="float" office:value="3.01569482723409" calcext:value-type="float">
            <text:p>3.01569482723409</text:p>
          </table:table-cell>
          <table:table-cell table:formula="of:=([.$J$6]*[.E37]+[.$K$6]*[.F37]+[.$L$6]*[.G37])/(SQRT(POWER([.$J$6];2)+POWER([.$K$6];2)+POWER([.$L$6];2))*SQRT(POWER([.$E37];2)+POWER([.$F37];2)+POWER([.$G37];2)) )" office:value-type="float" office:value="0.999836158315953" calcext:value-type="float">
            <text:p>0.99983615831595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038397033525" calcext:value-type="float">
            <text:p>-0.710038397033525</text:p>
          </table:table-cell>
          <table:table-cell office:value-type="float" office:value="-0.526569098915704" calcext:value-type="float">
            <text:p>-0.526569098915704</text:p>
          </table:table-cell>
          <table:table-cell office:value-type="float" office:value="0.467515196336082" calcext:value-type="float">
            <text:p>0.467515196336082</text:p>
          </table:table-cell>
          <table:table-cell/>
          <table:table-cell table:formula="of:=[.$J$6]/[.E38]+[.$K$6]/[.F38]+[.$L$6]/[.G38]" office:value-type="float" office:value="3.01167610806163" calcext:value-type="float">
            <text:p>3.01167610806163</text:p>
          </table:table-cell>
          <table:table-cell table:formula="of:=([.$J$6]*[.E38]+[.$K$6]*[.F38]+[.$L$6]*[.G38])/(SQRT(POWER([.$J$6];2)+POWER([.$K$6];2)+POWER([.$L$6];2))*SQRT(POWER([.$E38];2)+POWER([.$F38];2)+POWER([.$G38];2)) )" office:value-type="float" office:value="0.999885966901161" calcext:value-type="float">
            <text:p>0.99988596690116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931777441802" calcext:value-type="float">
            <text:p>-0.710931777441802</text:p>
          </table:table-cell>
          <table:table-cell office:value-type="float" office:value="-0.527836158788757" calcext:value-type="float">
            <text:p>-0.527836158788757</text:p>
          </table:table-cell>
          <table:table-cell office:value-type="float" office:value="0.464720343108166" calcext:value-type="float">
            <text:p>0.464720343108166</text:p>
          </table:table-cell>
          <table:table-cell/>
          <table:table-cell table:formula="of:=[.$J$6]/[.E39]+[.$K$6]/[.F39]+[.$L$6]/[.G39]" office:value-type="float" office:value="3.01423550659811" calcext:value-type="float">
            <text:p>3.01423550659811</text:p>
          </table:table-cell>
          <table:table-cell table:formula="of:=([.$J$6]*[.E39]+[.$K$6]*[.F39]+[.$L$6]*[.G39])/(SQRT(POWER([.$J$6];2)+POWER([.$K$6];2)+POWER([.$L$6];2))*SQRT(POWER([.$E39];2)+POWER([.$F39];2)+POWER([.$G39];2)) )" office:value-type="float" office:value="0.999832835900639" calcext:value-type="float">
            <text:p>0.99983283590063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004424029755" calcext:value-type="float">
            <text:p>-0.709004424029755</text:p>
          </table:table-cell>
          <table:table-cell office:value-type="float" office:value="-0.531872017266097" calcext:value-type="float">
            <text:p>-0.531872017266097</text:p>
          </table:table-cell>
          <table:table-cell office:value-type="float" office:value="0.463060345911338" calcext:value-type="float">
            <text:p>0.463060345911338</text:p>
          </table:table-cell>
          <table:table-cell/>
          <table:table-cell table:formula="of:=[.$J$6]/[.E40]+[.$K$6]/[.F40]+[.$L$6]/[.G40]" office:value-type="float" office:value="3.01313974605504" calcext:value-type="float">
            <text:p>3.01313974605504</text:p>
          </table:table-cell>
          <table:table-cell table:formula="of:=([.$J$6]*[.E40]+[.$K$6]*[.F40]+[.$L$6]*[.G40])/(SQRT(POWER([.$J$6];2)+POWER([.$K$6];2)+POWER([.$L$6];2))*SQRT(POWER([.$E40];2)+POWER([.$F40];2)+POWER([.$G40];2)) )" office:value-type="float" office:value="0.999781778398737" calcext:value-type="float">
            <text:p>0.99978177839873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27011901855" calcext:value-type="float">
            <text:p>-0.70927011901855</text:p>
          </table:table-cell>
          <table:table-cell office:value-type="float" office:value="-0.530278658553861" calcext:value-type="float">
            <text:p>-0.530278658553861</text:p>
          </table:table-cell>
          <table:table-cell office:value-type="float" office:value="0.464478678250929" calcext:value-type="float">
            <text:p>0.464478678250929</text:p>
          </table:table-cell>
          <table:table-cell/>
          <table:table-cell table:formula="of:=[.$J$6]/[.E41]+[.$K$6]/[.F41]+[.$L$6]/[.G41]" office:value-type="float" office:value="3.01254397709247" calcext:value-type="float">
            <text:p>3.01254397709247</text:p>
          </table:table-cell>
          <table:table-cell table:formula="of:=([.$J$6]*[.E41]+[.$K$6]*[.F41]+[.$L$6]*[.G41])/(SQRT(POWER([.$J$6];2)+POWER([.$K$6];2)+POWER([.$L$6];2))*SQRT(POWER([.$E41];2)+POWER([.$F41];2)+POWER([.$G41];2)) )" office:value-type="float" office:value="0.999819745542175" calcext:value-type="float">
            <text:p>0.99981974554217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668492621697" calcext:value-type="float">
            <text:p>-0.710668492621697</text:p>
          </table:table-cell>
          <table:table-cell office:value-type="float" office:value="-0.530767598626127" calcext:value-type="float">
            <text:p>-0.530767598626127</text:p>
          </table:table-cell>
          <table:table-cell office:value-type="float" office:value="0.461774890875912" calcext:value-type="float">
            <text:p>0.461774890875912</text:p>
          </table:table-cell>
          <table:table-cell/>
          <table:table-cell table:formula="of:=[.$J$6]/[.E42]+[.$K$6]/[.F42]+[.$L$6]/[.G42]" office:value-type="float" office:value="3.01574340195291" calcext:value-type="float">
            <text:p>3.01574340195291</text:p>
          </table:table-cell>
          <table:table-cell table:formula="of:=([.$J$6]*[.E42]+[.$K$6]*[.F42]+[.$L$6]*[.G42])/(SQRT(POWER([.$J$6];2)+POWER([.$K$6];2)+POWER([.$L$6];2))*SQRT(POWER([.$E42];2)+POWER([.$F42];2)+POWER([.$G42];2)) )" office:value-type="float" office:value="0.999760377998646" calcext:value-type="float">
            <text:p>0.99976037799864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948816871201" calcext:value-type="float">
            <text:p>-0.708948816871201</text:p>
          </table:table-cell>
          <table:table-cell office:value-type="float" office:value="-0.537200890762279" calcext:value-type="float">
            <text:p>-0.537200890762279</text:p>
          </table:table-cell>
          <table:table-cell office:value-type="float" office:value="0.456953802939792" calcext:value-type="float">
            <text:p>0.456953802939792</text:p>
          </table:table-cell>
          <table:table-cell/>
          <table:table-cell table:formula="of:=[.$J$6]/[.E43]+[.$K$6]/[.F43]+[.$L$6]/[.G43]" office:value-type="float" office:value="3.01736358960745" calcext:value-type="float">
            <text:p>3.01736358960745</text:p>
          </table:table-cell>
          <table:table-cell table:formula="of:=([.$J$6]*[.E43]+[.$K$6]*[.F43]+[.$L$6]*[.G43])/(SQRT(POWER([.$J$6];2)+POWER([.$K$6];2)+POWER([.$L$6];2))*SQRT(POWER([.$E43];2)+POWER([.$F43];2)+POWER([.$G43];2)) )" office:value-type="float" office:value="0.999586528205579" calcext:value-type="float">
            <text:p>0.99958652820557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223534942428" calcext:value-type="float">
            <text:p>-0.705223534942428</text:p>
          </table:table-cell>
          <table:table-cell office:value-type="float" office:value="-0.542772972605356" calcext:value-type="float">
            <text:p>-0.542772972605356</text:p>
          </table:table-cell>
          <table:table-cell office:value-type="float" office:value="0.456132947694475" calcext:value-type="float">
            <text:p>0.456132947694475</text:p>
          </table:table-cell>
          <table:table-cell/>
          <table:table-cell table:formula="of:=[.$J$6]/[.E44]+[.$K$6]/[.F44]+[.$L$6]/[.G44]" office:value-type="float" office:value="3.01453913842444" calcext:value-type="float">
            <text:p>3.01453913842444</text:p>
          </table:table-cell>
          <table:table-cell table:formula="of:=([.$J$6]*[.E44]+[.$K$6]*[.F44]+[.$L$6]*[.G44])/(SQRT(POWER([.$J$6];2)+POWER([.$K$6];2)+POWER([.$L$6];2))*SQRT(POWER([.$E44];2)+POWER([.$F44];2)+POWER([.$G44];2)) )" office:value-type="float" office:value="0.999473207144006" calcext:value-type="float">
            <text:p>0.99947320714400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500201339658" calcext:value-type="float">
            <text:p>-0.705500201339658</text:p>
          </table:table-cell>
          <table:table-cell office:value-type="float" office:value="-0.546534701495235" calcext:value-type="float">
            <text:p>-0.546534701495235</text:p>
          </table:table-cell>
          <table:table-cell office:value-type="float" office:value="0.451186531238707" calcext:value-type="float">
            <text:p>0.451186531238707</text:p>
          </table:table-cell>
          <table:table-cell/>
          <table:table-cell table:formula="of:=[.$J$6]/[.E45]+[.$K$6]/[.F45]+[.$L$6]/[.G45]" office:value-type="float" office:value="3.01908777698153" calcext:value-type="float">
            <text:p>3.01908777698153</text:p>
          </table:table-cell>
          <table:table-cell table:formula="of:=([.$J$6]*[.E45]+[.$K$6]*[.F45]+[.$L$6]*[.G45])/(SQRT(POWER([.$J$6];2)+POWER([.$K$6];2)+POWER([.$L$6];2))*SQRT(POWER([.$E45];2)+POWER([.$F45];2)+POWER([.$G45];2)) )" office:value-type="float" office:value="0.999252378128099" calcext:value-type="float">
            <text:p>0.99925237812809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493630302135" calcext:value-type="float">
            <text:p>-0.705493630302135</text:p>
          </table:table-cell>
          <table:table-cell office:value-type="float" office:value="-0.54850631761314" calcext:value-type="float">
            <text:p>-0.54850631761314</text:p>
          </table:table-cell>
          <table:table-cell office:value-type="float" office:value="0.448797902336438" calcext:value-type="float">
            <text:p>0.448797902336438</text:p>
          </table:table-cell>
          <table:table-cell/>
          <table:table-cell table:formula="of:=[.$J$6]/[.E46]+[.$K$6]/[.F46]+[.$L$6]/[.G46]" office:value-type="float" office:value="3.02133760907956" calcext:value-type="float">
            <text:p>3.02133760907956</text:p>
          </table:table-cell>
          <table:table-cell table:formula="of:=([.$J$6]*[.E46]+[.$K$6]*[.F46]+[.$L$6]*[.G46])/(SQRT(POWER([.$J$6];2)+POWER([.$K$6];2)+POWER([.$L$6];2))*SQRT(POWER([.$E46];2)+POWER([.$F46];2)+POWER([.$G46];2)) )" office:value-type="float" office:value="0.999127847566401" calcext:value-type="float">
            <text:p>0.99912784756640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353435270742" calcext:value-type="float">
            <text:p>-0.707353435270742</text:p>
          </table:table-cell>
          <table:table-cell office:value-type="float" office:value="-0.548715597183788" calcext:value-type="float">
            <text:p>-0.548715597183788</text:p>
          </table:table-cell>
          <table:table-cell office:value-type="float" office:value="0.445603311273513" calcext:value-type="float">
            <text:p>0.445603311273513</text:p>
          </table:table-cell>
          <table:table-cell/>
          <table:table-cell table:formula="of:=[.$J$6]/[.E47]+[.$K$6]/[.F47]+[.$L$6]/[.G47]" office:value-type="float" office:value="3.02602855906875" calcext:value-type="float">
            <text:p>3.02602855906875</text:p>
          </table:table-cell>
          <table:table-cell table:formula="of:=([.$J$6]*[.E47]+[.$K$6]*[.F47]+[.$L$6]*[.G47])/(SQRT(POWER([.$J$6];2)+POWER([.$K$6];2)+POWER([.$L$6];2))*SQRT(POWER([.$E47];2)+POWER([.$F47];2)+POWER([.$G47];2)) )" office:value-type="float" office:value="0.999011815886897" calcext:value-type="float">
            <text:p>0.99901181588689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91998052805" calcext:value-type="float">
            <text:p>-0.70691998052805</text:p>
          </table:table-cell>
          <table:table-cell office:value-type="float" office:value="-0.549549683380504" calcext:value-type="float">
            <text:p>-0.549549683380504</text:p>
          </table:table-cell>
          <table:table-cell office:value-type="float" office:value="0.445263165584813" calcext:value-type="float">
            <text:p>0.445263165584813</text:p>
          </table:table-cell>
          <table:table-cell/>
          <table:table-cell table:formula="of:=[.$J$6]/[.E48]+[.$K$6]/[.F48]+[.$L$6]/[.G48]" office:value-type="float" office:value="3.0260207659801" calcext:value-type="float">
            <text:p>3.0260207659801</text:p>
          </table:table-cell>
          <table:table-cell table:formula="of:=([.$J$6]*[.E48]+[.$K$6]*[.F48]+[.$L$6]*[.G48])/(SQRT(POWER([.$J$6];2)+POWER([.$K$6];2)+POWER([.$L$6];2))*SQRT(POWER([.$E48];2)+POWER([.$F48];2)+POWER([.$G48];2)) )" office:value-type="float" office:value="0.998977910664441" calcext:value-type="float">
            <text:p>0.99897791066444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844921414684" calcext:value-type="float">
            <text:p>-0.706844921414684</text:p>
          </table:table-cell>
          <table:table-cell office:value-type="float" office:value="-0.549496977822641" calcext:value-type="float">
            <text:p>-0.549496977822641</text:p>
          </table:table-cell>
          <table:table-cell office:value-type="float" office:value="0.445447335196938" calcext:value-type="float">
            <text:p>0.445447335196938</text:p>
          </table:table-cell>
          <table:table-cell/>
          <table:table-cell table:formula="of:=[.$J$6]/[.E49]+[.$K$6]/[.F49]+[.$L$6]/[.G49]" office:value-type="float" office:value="3.02577124210942" calcext:value-type="float">
            <text:p>3.02577124210942</text:p>
          </table:table-cell>
          <table:table-cell table:formula="of:=([.$J$6]*[.E49]+[.$K$6]*[.F49]+[.$L$6]*[.G49])/(SQRT(POWER([.$J$6];2)+POWER([.$K$6];2)+POWER([.$L$6];2))*SQRT(POWER([.$E49];2)+POWER([.$F49];2)+POWER([.$G49];2)) )" office:value-type="float" office:value="0.998986063897524" calcext:value-type="float">
            <text:p>0.99898606389752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02129436974" calcext:value-type="float">
            <text:p>-0.70502129436974</text:p>
          </table:table-cell>
          <table:table-cell office:value-type="float" office:value="-0.551434143731338" calcext:value-type="float">
            <text:p>-0.551434143731338</text:p>
          </table:table-cell>
          <table:table-cell office:value-type="float" office:value="0.445943224651415" calcext:value-type="float">
            <text:p>0.445943224651415</text:p>
          </table:table-cell>
          <table:table-cell/>
          <table:table-cell table:formula="of:=[.$J$6]/[.E50]+[.$K$6]/[.F50]+[.$L$6]/[.G50]" office:value-type="float" office:value="3.02381495823807" calcext:value-type="float">
            <text:p>3.02381495823807</text:p>
          </table:table-cell>
          <table:table-cell table:formula="of:=([.$J$6]*[.E50]+[.$K$6]*[.F50]+[.$L$6]*[.G50])/(SQRT(POWER([.$J$6];2)+POWER([.$K$6];2)+POWER([.$L$6];2))*SQRT(POWER([.$E50];2)+POWER([.$F50];2)+POWER([.$G50];2)) )" office:value-type="float" office:value="0.998949815860386" calcext:value-type="float">
            <text:p>0.99894981586038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113542501323" calcext:value-type="float">
            <text:p>-0.705113542501323</text:p>
          </table:table-cell>
          <table:table-cell office:value-type="float" office:value="-0.550792075494614" calcext:value-type="float">
            <text:p>-0.550792075494614</text:p>
          </table:table-cell>
          <table:table-cell office:value-type="float" office:value="0.446590395948648" calcext:value-type="float">
            <text:p>0.446590395948648</text:p>
          </table:table-cell>
          <table:table-cell/>
          <table:table-cell table:formula="of:=[.$J$6]/[.E51]+[.$K$6]/[.F51]+[.$L$6]/[.G51]" office:value-type="float" office:value="3.02322459294803" calcext:value-type="float">
            <text:p>3.02322459294803</text:p>
          </table:table-cell>
          <table:table-cell table:formula="of:=([.$J$6]*[.E51]+[.$K$6]*[.F51]+[.$L$6]*[.G51])/(SQRT(POWER([.$J$6];2)+POWER([.$K$6];2)+POWER([.$L$6];2))*SQRT(POWER([.$E51];2)+POWER([.$F51];2)+POWER([.$G51];2)) )" office:value-type="float" office:value="0.998991035874079" calcext:value-type="float">
            <text:p>0.99899103587407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899908687506" calcext:value-type="float">
            <text:p>-0.702899908687506</text:p>
          </table:table-cell>
          <table:table-cell office:value-type="float" office:value="-0.553352395590956" calcext:value-type="float">
            <text:p>-0.553352395590956</text:p>
          </table:table-cell>
          <table:table-cell office:value-type="float" office:value="0.446914806938466" calcext:value-type="float">
            <text:p>0.446914806938466</text:p>
          </table:table-cell>
          <table:table-cell/>
          <table:table-cell table:formula="of:=[.$J$6]/[.E52]+[.$K$6]/[.F52]+[.$L$6]/[.G52]" office:value-type="float" office:value="3.02120855183169" calcext:value-type="float">
            <text:p>3.02120855183169</text:p>
          </table:table-cell>
          <table:table-cell table:formula="of:=([.$J$6]*[.E52]+[.$K$6]*[.F52]+[.$L$6]*[.G52])/(SQRT(POWER([.$J$6];2)+POWER([.$K$6];2)+POWER([.$L$6];2))*SQRT(POWER([.$E52];2)+POWER([.$F52];2)+POWER([.$G52];2)) )" office:value-type="float" office:value="0.998922560074598" calcext:value-type="float">
            <text:p>0.99892256007459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347476506046" calcext:value-type="float">
            <text:p>-0.703347476506046</text:p>
          </table:table-cell>
          <table:table-cell office:value-type="float" office:value="-0.55269718750416" calcext:value-type="float">
            <text:p>-0.55269718750416</text:p>
          </table:table-cell>
          <table:table-cell office:value-type="float" office:value="0.447021415837731" calcext:value-type="float">
            <text:p>0.447021415837731</text:p>
          </table:table-cell>
          <table:table-cell/>
          <table:table-cell table:formula="of:=[.$J$6]/[.E53]+[.$K$6]/[.F53]+[.$L$6]/[.G53]" office:value-type="float" office:value="3.02143155882254" calcext:value-type="float">
            <text:p>3.02143155882254</text:p>
          </table:table-cell>
          <table:table-cell table:formula="of:=([.$J$6]*[.E53]+[.$K$6]*[.F53]+[.$L$6]*[.G53])/(SQRT(POWER([.$J$6];2)+POWER([.$K$6];2)+POWER([.$L$6];2))*SQRT(POWER([.$E53];2)+POWER([.$F53];2)+POWER([.$G53];2)) )" office:value-type="float" office:value="0.99894744454696" calcext:value-type="float">
            <text:p>0.9989474445469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955644688792" calcext:value-type="float">
            <text:p>-0.701955644688792</text:p>
          </table:table-cell>
          <table:table-cell office:value-type="float" office:value="-0.556050821686261" calcext:value-type="float">
            <text:p>-0.556050821686261</text:p>
          </table:table-cell>
          <table:table-cell office:value-type="float" office:value="0.445045791567089" calcext:value-type="float">
            <text:p>0.445045791567089</text:p>
          </table:table-cell>
          <table:table-cell/>
          <table:table-cell table:formula="of:=[.$J$6]/[.E54]+[.$K$6]/[.F54]+[.$L$6]/[.G54]" office:value-type="float" office:value="3.0225002622134" calcext:value-type="float">
            <text:p>3.0225002622134</text:p>
          </table:table-cell>
          <table:table-cell table:formula="of:=([.$J$6]*[.E54]+[.$K$6]*[.F54]+[.$L$6]*[.G54])/(SQRT(POWER([.$J$6];2)+POWER([.$K$6];2)+POWER([.$L$6];2))*SQRT(POWER([.$E54];2)+POWER([.$F54];2)+POWER([.$G54];2)) )" office:value-type="float" office:value="0.998766156828528" calcext:value-type="float">
            <text:p>0.99876615682852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431326735616" calcext:value-type="float">
            <text:p>-0.702431326735616</text:p>
          </table:table-cell>
          <table:table-cell office:value-type="float" office:value="-0.555256858185769" calcext:value-type="float">
            <text:p>-0.555256858185769</text:p>
          </table:table-cell>
          <table:table-cell office:value-type="float" office:value="0.445286483803531" calcext:value-type="float">
            <text:p>0.445286483803531</text:p>
          </table:table-cell>
          <table:table-cell/>
          <table:table-cell table:formula="of:=[.$J$6]/[.E55]+[.$K$6]/[.F55]+[.$L$6]/[.G55]" office:value-type="float" office:value="3.02257790169672" calcext:value-type="float">
            <text:p>3.02257790169672</text:p>
          </table:table-cell>
          <table:table-cell table:formula="of:=([.$J$6]*[.E55]+[.$K$6]*[.F55]+[.$L$6]*[.G55])/(SQRT(POWER([.$J$6];2)+POWER([.$K$6];2)+POWER([.$L$6];2))*SQRT(POWER([.$E55];2)+POWER([.$F55];2)+POWER([.$G55];2)) )" office:value-type="float" office:value="0.998802936836012" calcext:value-type="float">
            <text:p>0.99880293683601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812997621903" calcext:value-type="float">
            <text:p>-0.703812997621903</text:p>
          </table:table-cell>
          <table:table-cell office:value-type="float" office:value="-0.555292752882681" calcext:value-type="float">
            <text:p>-0.555292752882681</text:p>
          </table:table-cell>
          <table:table-cell office:value-type="float" office:value="0.443054424393263" calcext:value-type="float">
            <text:p>0.443054424393263</text:p>
          </table:table-cell>
          <table:table-cell/>
          <table:table-cell table:formula="of:=[.$J$6]/[.E56]+[.$K$6]/[.F56]+[.$L$6]/[.G56]" office:value-type="float" office:value="3.02598712256661" calcext:value-type="float">
            <text:p>3.02598712256661</text:p>
          </table:table-cell>
          <table:table-cell table:formula="of:=([.$J$6]*[.E56]+[.$K$6]*[.F56]+[.$L$6]*[.G56])/(SQRT(POWER([.$J$6];2)+POWER([.$K$6];2)+POWER([.$L$6];2))*SQRT(POWER([.$E56];2)+POWER([.$F56];2)+POWER([.$G56];2)) )" office:value-type="float" office:value="0.998722260277631" calcext:value-type="float">
            <text:p>0.99872226027763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835646086743" calcext:value-type="float">
            <text:p>-0.703835646086743</text:p>
          </table:table-cell>
          <table:table-cell office:value-type="float" office:value="-0.555320940236435" calcext:value-type="float">
            <text:p>-0.555320940236435</text:p>
          </table:table-cell>
          <table:table-cell office:value-type="float" office:value="0.442983111001513" calcext:value-type="float">
            <text:p>0.442983111001513</text:p>
          </table:table-cell>
          <table:table-cell/>
          <table:table-cell table:formula="of:=[.$J$6]/[.E57]+[.$K$6]/[.F57]+[.$L$6]/[.G57]" office:value-type="float" office:value="3.02608191166706" calcext:value-type="float">
            <text:p>3.02608191166706</text:p>
          </table:table-cell>
          <table:table-cell table:formula="of:=([.$J$6]*[.E57]+[.$K$6]*[.F57]+[.$L$6]*[.G57])/(SQRT(POWER([.$J$6];2)+POWER([.$K$6];2)+POWER([.$L$6];2))*SQRT(POWER([.$E57];2)+POWER([.$F57];2)+POWER([.$G57];2)) )" office:value-type="float" office:value="0.998718639747907" calcext:value-type="float">
            <text:p>0.99871863974790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002511005822" calcext:value-type="float">
            <text:p>-0.704002511005822</text:p>
          </table:table-cell>
          <table:table-cell office:value-type="float" office:value="-0.554783222187697" calcext:value-type="float">
            <text:p>-0.554783222187697</text:p>
          </table:table-cell>
          <table:table-cell office:value-type="float" office:value="0.443391520979522" calcext:value-type="float">
            <text:p>0.443391520979522</text:p>
          </table:table-cell>
          <table:table-cell/>
          <table:table-cell table:formula="of:=[.$J$6]/[.E58]+[.$K$6]/[.F58]+[.$L$6]/[.G58]" office:value-type="float" office:value="3.02575536095375" calcext:value-type="float">
            <text:p>3.02575536095375</text:p>
          </table:table-cell>
          <table:table-cell table:formula="of:=([.$J$6]*[.E58]+[.$K$6]*[.F58]+[.$L$6]*[.G58])/(SQRT(POWER([.$J$6];2)+POWER([.$K$6];2)+POWER([.$L$6];2))*SQRT(POWER([.$E58];2)+POWER([.$F58];2)+POWER([.$G58];2)) )" office:value-type="float" office:value="0.998752089027606" calcext:value-type="float">
            <text:p>0.99875208902760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031048373757" calcext:value-type="float">
            <text:p>-0.704031048373757</text:p>
          </table:table-cell>
          <table:table-cell office:value-type="float" office:value="-0.554290265250149" calcext:value-type="float">
            <text:p>-0.554290265250149</text:p>
          </table:table-cell>
          <table:table-cell office:value-type="float" office:value="0.443962368647015" calcext:value-type="float">
            <text:p>0.443962368647015</text:p>
          </table:table-cell>
          <table:table-cell/>
          <table:table-cell table:formula="of:=[.$J$6]/[.E59]+[.$K$6]/[.F59]+[.$L$6]/[.G59]" office:value-type="float" office:value="3.02515678799932" calcext:value-type="float">
            <text:p>3.02515678799932</text:p>
          </table:table-cell>
          <table:table-cell table:formula="of:=([.$J$6]*[.E59]+[.$K$6]*[.F59]+[.$L$6]*[.G59])/(SQRT(POWER([.$J$6];2)+POWER([.$K$6];2)+POWER([.$L$6];2))*SQRT(POWER([.$E59];2)+POWER([.$F59];2)+POWER([.$G59];2)) )" office:value-type="float" office:value="0.998789499059729" calcext:value-type="float">
            <text:p>0.99878949905972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951972769653" calcext:value-type="float">
            <text:p>-0.702951972769653</text:p>
          </table:table-cell>
          <table:table-cell office:value-type="float" office:value="-0.554195229686495" calcext:value-type="float">
            <text:p>-0.554195229686495</text:p>
          </table:table-cell>
          <table:table-cell office:value-type="float" office:value="0.445787136839979" calcext:value-type="float">
            <text:p>0.445787136839979</text:p>
          </table:table-cell>
          <table:table-cell/>
          <table:table-cell table:formula="of:=[.$J$6]/[.E60]+[.$K$6]/[.F60]+[.$L$6]/[.G60]" office:value-type="float" office:value="3.02242190709937" calcext:value-type="float">
            <text:p>3.02242190709937</text:p>
          </table:table-cell>
          <table:table-cell table:formula="of:=([.$J$6]*[.E60]+[.$K$6]*[.F60]+[.$L$6]*[.G60])/(SQRT(POWER([.$J$6];2)+POWER([.$K$6];2)+POWER([.$L$6];2))*SQRT(POWER([.$E60];2)+POWER([.$F60];2)+POWER([.$G60];2)) )" office:value-type="float" office:value="0.998856760048083" calcext:value-type="float">
            <text:p>0.99885676004808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268136143285" calcext:value-type="float">
            <text:p>-0.703268136143285</text:p>
          </table:table-cell>
          <table:table-cell office:value-type="float" office:value="-0.553287515009466" calcext:value-type="float">
            <text:p>-0.553287515009466</text:p>
          </table:table-cell>
          <table:table-cell office:value-type="float" office:value="0.446415562475368" calcext:value-type="float">
            <text:p>0.446415562475368</text:p>
          </table:table-cell>
          <table:table-cell/>
          <table:table-cell table:formula="of:=[.$J$6]/[.E61]+[.$K$6]/[.F61]+[.$L$6]/[.G61]" office:value-type="float" office:value="3.02199723143648" calcext:value-type="float">
            <text:p>3.02199723143648</text:p>
          </table:table-cell>
          <table:table-cell table:formula="of:=([.$J$6]*[.E61]+[.$K$6]*[.F61]+[.$L$6]*[.G61])/(SQRT(POWER([.$J$6];2)+POWER([.$K$6];2)+POWER([.$L$6];2))*SQRT(POWER([.$E61];2)+POWER([.$F61];2)+POWER([.$G61];2)) )" office:value-type="float" office:value="0.998908195202216" calcext:value-type="float">
            <text:p>0.99890819520221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447068375516" calcext:value-type="float">
            <text:p>-0.702447068375516</text:p>
          </table:table-cell>
          <table:table-cell office:value-type="float" office:value="-0.553491357062048" calcext:value-type="float">
            <text:p>-0.553491357062048</text:p>
          </table:table-cell>
          <table:table-cell office:value-type="float" office:value="0.447454392970117" calcext:value-type="float">
            <text:p>0.447454392970117</text:p>
          </table:table-cell>
          <table:table-cell/>
          <table:table-cell table:formula="of:=[.$J$6]/[.E62]+[.$K$6]/[.F62]+[.$L$6]/[.G62]" office:value-type="float" office:value="3.02032092183825" calcext:value-type="float">
            <text:p>3.02032092183825</text:p>
          </table:table-cell>
          <table:table-cell table:formula="of:=([.$J$6]*[.E62]+[.$K$6]*[.F62]+[.$L$6]*[.G62])/(SQRT(POWER([.$J$6];2)+POWER([.$K$6];2)+POWER([.$L$6];2))*SQRT(POWER([.$E62];2)+POWER([.$F62];2)+POWER([.$G62];2)) )" office:value-type="float" office:value="0.998935334412194" calcext:value-type="float">
            <text:p>0.99893533441219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936391166607" calcext:value-type="float">
            <text:p>-0.701936391166607</text:p>
          </table:table-cell>
          <table:table-cell office:value-type="float" office:value="-0.552849281184468" calcext:value-type="float">
            <text:p>-0.552849281184468</text:p>
          </table:table-cell>
          <table:table-cell office:value-type="float" office:value="0.449046740384358" calcext:value-type="float">
            <text:p>0.449046740384358</text:p>
          </table:table-cell>
          <table:table-cell/>
          <table:table-cell table:formula="of:=[.$J$6]/[.E63]+[.$K$6]/[.F63]+[.$L$6]/[.G63]" office:value-type="float" office:value="3.01833520987541" calcext:value-type="float">
            <text:p>3.01833520987541</text:p>
          </table:table-cell>
          <table:table-cell table:formula="of:=([.$J$6]*[.E63]+[.$K$6]*[.F63]+[.$L$6]*[.G63])/(SQRT(POWER([.$J$6];2)+POWER([.$K$6];2)+POWER([.$L$6];2))*SQRT(POWER([.$E63];2)+POWER([.$F63];2)+POWER([.$G63];2)) )" office:value-type="float" office:value="0.999006062319818" calcext:value-type="float">
            <text:p>0.99900606231981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041171447871" calcext:value-type="float">
            <text:p>-0.701041171447871</text:p>
          </table:table-cell>
          <table:table-cell office:value-type="float" office:value="-0.554222903965444" calcext:value-type="float">
            <text:p>-0.554222903965444</text:p>
          </table:table-cell>
          <table:table-cell office:value-type="float" office:value="0.448751878720422" calcext:value-type="float">
            <text:p>0.448751878720422</text:p>
          </table:table-cell>
          <table:table-cell/>
          <table:table-cell table:formula="of:=[.$J$6]/[.E64]+[.$K$6]/[.F64]+[.$L$6]/[.G64]" office:value-type="float" office:value="3.01798217466765" calcext:value-type="float">
            <text:p>3.01798217466765</text:p>
          </table:table-cell>
          <table:table-cell table:formula="of:=([.$J$6]*[.E64]+[.$K$6]*[.F64]+[.$L$6]*[.G64])/(SQRT(POWER([.$J$6];2)+POWER([.$K$6];2)+POWER([.$L$6];2))*SQRT(POWER([.$E64];2)+POWER([.$F64];2)+POWER([.$G64];2)) )" office:value-type="float" office:value="0.998949953424" calcext:value-type="float">
            <text:p>0.99894995342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212694900334" calcext:value-type="float">
            <text:p>-0.702212694900334</text:p>
          </table:table-cell>
          <table:table-cell office:value-type="float" office:value="-0.552790420171908" calcext:value-type="float">
            <text:p>-0.552790420171908</text:p>
          </table:table-cell>
          <table:table-cell office:value-type="float" office:value="0.448687065210237" calcext:value-type="float">
            <text:p>0.448687065210237</text:p>
          </table:table-cell>
          <table:table-cell/>
          <table:table-cell table:formula="of:=[.$J$6]/[.E65]+[.$K$6]/[.F65]+[.$L$6]/[.G65]" office:value-type="float" office:value="3.01889891074704" calcext:value-type="float">
            <text:p>3.01889891074704</text:p>
          </table:table-cell>
          <table:table-cell table:formula="of:=([.$J$6]*[.E65]+[.$K$6]*[.F65]+[.$L$6]*[.G65])/(SQRT(POWER([.$J$6];2)+POWER([.$K$6];2)+POWER([.$L$6];2))*SQRT(POWER([.$E65];2)+POWER([.$F65];2)+POWER([.$G65];2)) )" office:value-type="float" office:value="0.998997156772459" calcext:value-type="float">
            <text:p>0.99899715677245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335771398448" calcext:value-type="float">
            <text:p>-0.702335771398448</text:p>
          </table:table-cell>
          <table:table-cell office:value-type="float" office:value="-0.552638172215215" calcext:value-type="float">
            <text:p>-0.552638172215215</text:p>
          </table:table-cell>
          <table:table-cell office:value-type="float" office:value="0.4486819751503" calcext:value-type="float">
            <text:p>0.4486819751503</text:p>
          </table:table-cell>
          <table:table-cell/>
          <table:table-cell table:formula="of:=[.$J$6]/[.E66]+[.$K$6]/[.F66]+[.$L$6]/[.G66]" office:value-type="float" office:value="3.01899517505623" calcext:value-type="float">
            <text:p>3.01899517505623</text:p>
          </table:table-cell>
          <table:table-cell table:formula="of:=([.$J$6]*[.E66]+[.$K$6]*[.F66]+[.$L$6]*[.G66])/(SQRT(POWER([.$J$6];2)+POWER([.$K$6];2)+POWER([.$L$6];2))*SQRT(POWER([.$E66];2)+POWER([.$F66];2)+POWER([.$G66];2)) )" office:value-type="float" office:value="0.999002026354926" calcext:value-type="float">
            <text:p>0.99900202635492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634167293136" calcext:value-type="float">
            <text:p>-0.701634167293136</text:p>
          </table:table-cell>
          <table:table-cell office:value-type="float" office:value="-0.551834134775144" calcext:value-type="float">
            <text:p>-0.551834134775144</text:p>
          </table:table-cell>
          <table:table-cell office:value-type="float" office:value="0.450764442900985" calcext:value-type="float">
            <text:p>0.450764442900985</text:p>
          </table:table-cell>
          <table:table-cell/>
          <table:table-cell table:formula="of:=[.$J$6]/[.E67]+[.$K$6]/[.F67]+[.$L$6]/[.G67]" office:value-type="float" office:value="3.01642349025988" calcext:value-type="float">
            <text:p>3.01642349025988</text:p>
          </table:table-cell>
          <table:table-cell table:formula="of:=([.$J$6]*[.E67]+[.$K$6]*[.F67]+[.$L$6]*[.G67])/(SQRT(POWER([.$J$6];2)+POWER([.$K$6];2)+POWER([.$L$6];2))*SQRT(POWER([.$E67];2)+POWER([.$F67];2)+POWER([.$G67];2)) )" office:value-type="float" office:value="0.999089350838773" calcext:value-type="float">
            <text:p>0.99908935083877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810901137142" calcext:value-type="float">
            <text:p>-0.702810901137142</text:p>
          </table:table-cell>
          <table:table-cell office:value-type="float" office:value="-0.550328023403585" calcext:value-type="float">
            <text:p>-0.550328023403585</text:p>
          </table:table-cell>
          <table:table-cell office:value-type="float" office:value="0.450772563383688" calcext:value-type="float">
            <text:p>0.450772563383688</text:p>
          </table:table-cell>
          <table:table-cell/>
          <table:table-cell table:formula="of:=[.$J$6]/[.E68]+[.$K$6]/[.F68]+[.$L$6]/[.G68]" office:value-type="float" office:value="3.01730963901832" calcext:value-type="float">
            <text:p>3.01730963901832</text:p>
          </table:table-cell>
          <table:table-cell table:formula="of:=([.$J$6]*[.E68]+[.$K$6]*[.F68]+[.$L$6]*[.G68])/(SQRT(POWER([.$J$6];2)+POWER([.$K$6];2)+POWER([.$L$6];2))*SQRT(POWER([.$E68];2)+POWER([.$F68];2)+POWER([.$G68];2)) )" office:value-type="float" office:value="0.999136883024366" calcext:value-type="float">
            <text:p>0.99913688302436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88632152978" calcext:value-type="float">
            <text:p>-0.70288632152978</text:p>
          </table:table-cell>
          <table:table-cell office:value-type="float" office:value="-0.550215097502743" calcext:value-type="float">
            <text:p>-0.550215097502743</text:p>
          </table:table-cell>
          <table:table-cell office:value-type="float" office:value="0.450792818805248" calcext:value-type="float">
            <text:p>0.450792818805248</text:p>
          </table:table-cell>
          <table:table-cell/>
          <table:table-cell table:formula="of:=[.$J$6]/[.E69]+[.$K$6]/[.F69]+[.$L$6]/[.G69]" office:value-type="float" office:value="3.01734866648003" calcext:value-type="float">
            <text:p>3.01734866648003</text:p>
          </table:table-cell>
          <table:table-cell table:formula="of:=([.$J$6]*[.E69]+[.$K$6]*[.F69]+[.$L$6]*[.G69])/(SQRT(POWER([.$J$6];2)+POWER([.$K$6];2)+POWER([.$L$6];2))*SQRT(POWER([.$E69];2)+POWER([.$F69];2)+POWER([.$G69];2)) )" office:value-type="float" office:value="0.999140865271155" calcext:value-type="float">
            <text:p>0.99914086527115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029322462606" calcext:value-type="float">
            <text:p>-0.703029322462606</text:p>
          </table:table-cell>
          <table:table-cell office:value-type="float" office:value="-0.549251114310371" calcext:value-type="float">
            <text:p>-0.549251114310371</text:p>
          </table:table-cell>
          <table:table-cell office:value-type="float" office:value="0.451744380359717" calcext:value-type="float">
            <text:p>0.451744380359717</text:p>
          </table:table-cell>
          <table:table-cell/>
          <table:table-cell table:formula="of:=[.$J$6]/[.E70]+[.$K$6]/[.F70]+[.$L$6]/[.G70]" office:value-type="float" office:value="3.01656215649785" calcext:value-type="float">
            <text:p>3.01656215649785</text:p>
          </table:table-cell>
          <table:table-cell table:formula="of:=([.$J$6]*[.E70]+[.$K$6]*[.F70]+[.$L$6]*[.G70])/(SQRT(POWER([.$J$6];2)+POWER([.$K$6];2)+POWER([.$L$6];2))*SQRT(POWER([.$E70];2)+POWER([.$F70];2)+POWER([.$G70];2)) )" office:value-type="float" office:value="0.99919626895796" calcext:value-type="float">
            <text:p>0.9991962689579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002325705181" calcext:value-type="float">
            <text:p>-0.703002325705181</text:p>
          </table:table-cell>
          <table:table-cell office:value-type="float" office:value="-0.548889786378836" calcext:value-type="float">
            <text:p>-0.548889786378836</text:p>
          </table:table-cell>
          <table:table-cell office:value-type="float" office:value="0.452225311611483" calcext:value-type="float">
            <text:p>0.452225311611483</text:p>
          </table:table-cell>
          <table:table-cell/>
          <table:table-cell table:formula="of:=[.$J$6]/[.E71]+[.$K$6]/[.F71]+[.$L$6]/[.G71]" office:value-type="float" office:value="3.0160940258805" calcext:value-type="float">
            <text:p>3.0160940258805</text:p>
          </table:table-cell>
          <table:table-cell table:formula="of:=([.$J$6]*[.E71]+[.$K$6]*[.F71]+[.$L$6]*[.G71])/(SQRT(POWER([.$J$6];2)+POWER([.$K$6];2)+POWER([.$L$6];2))*SQRT(POWER([.$E71];2)+POWER([.$F71];2)+POWER([.$G71];2)) )" office:value-type="float" office:value="0.999219976304526" calcext:value-type="float">
            <text:p>0.99921997630452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095782680834" calcext:value-type="float">
            <text:p>-0.703095782680834</text:p>
          </table:table-cell>
          <table:table-cell office:value-type="float" office:value="-0.548651470790749" calcext:value-type="float">
            <text:p>-0.548651470790749</text:p>
          </table:table-cell>
          <table:table-cell office:value-type="float" office:value="0.452369189905296" calcext:value-type="float">
            <text:p>0.452369189905296</text:p>
          </table:table-cell>
          <table:table-cell/>
          <table:table-cell table:formula="of:=[.$J$6]/[.E72]+[.$K$6]/[.F72]+[.$L$6]/[.G72]" office:value-type="float" office:value="3.01603545005374" calcext:value-type="float">
            <text:p>3.01603545005374</text:p>
          </table:table-cell>
          <table:table-cell table:formula="of:=([.$J$6]*[.E72]+[.$K$6]*[.F72]+[.$L$6]*[.G72])/(SQRT(POWER([.$J$6];2)+POWER([.$K$6];2)+POWER([.$L$6];2))*SQRT(POWER([.$E72];2)+POWER([.$F72];2)+POWER([.$G72];2)) )" office:value-type="float" office:value="0.999230694895394" calcext:value-type="float">
            <text:p>0.99923069489539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858874610577" calcext:value-type="float">
            <text:p>-0.702858874610577</text:p>
          </table:table-cell>
          <table:table-cell office:value-type="float" office:value="-0.548466207077164" calcext:value-type="float">
            <text:p>-0.548466207077164</text:p>
          </table:table-cell>
          <table:table-cell office:value-type="float" office:value="0.452961612143394" calcext:value-type="float">
            <text:p>0.452961612143394</text:p>
          </table:table-cell>
          <table:table-cell/>
          <table:table-cell table:formula="of:=[.$J$6]/[.E73]+[.$K$6]/[.F73]+[.$L$6]/[.G73]" office:value-type="float" office:value="3.01530442496044" calcext:value-type="float">
            <text:p>3.01530442496044</text:p>
          </table:table-cell>
          <table:table-cell table:formula="of:=([.$J$6]*[.E73]+[.$K$6]*[.F73]+[.$L$6]*[.G73])/(SQRT(POWER([.$J$6];2)+POWER([.$K$6];2)+POWER([.$L$6];2))*SQRT(POWER([.$E73];2)+POWER([.$F73];2)+POWER([.$G73];2)) )" office:value-type="float" office:value="0.999251915397602" calcext:value-type="float">
            <text:p>0.99925191539760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427555320068" calcext:value-type="float">
            <text:p>-0.702427555320068</text:p>
          </table:table-cell>
          <table:table-cell office:value-type="float" office:value="-0.548500883166624" calcext:value-type="float">
            <text:p>-0.548500883166624</text:p>
          </table:table-cell>
          <table:table-cell office:value-type="float" office:value="0.453588261193459" calcext:value-type="float">
            <text:p>0.453588261193459</text:p>
          </table:table-cell>
          <table:table-cell/>
          <table:table-cell table:formula="of:=[.$J$6]/[.E74]+[.$K$6]/[.F74]+[.$L$6]/[.G74]" office:value-type="float" office:value="3.01439357916391" calcext:value-type="float">
            <text:p>3.01439357916391</text:p>
          </table:table-cell>
          <table:table-cell table:formula="of:=([.$J$6]*[.E74]+[.$K$6]*[.F74]+[.$L$6]*[.G74])/(SQRT(POWER([.$J$6];2)+POWER([.$K$6];2)+POWER([.$L$6];2))*SQRT(POWER([.$E74];2)+POWER([.$F74];2)+POWER([.$G74];2)) )" office:value-type="float" office:value="0.999267313598469" calcext:value-type="float">
            <text:p>0.99926731359846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974064823418" calcext:value-type="float">
            <text:p>-0.701974064823418</text:p>
          </table:table-cell>
          <table:table-cell office:value-type="float" office:value="-0.547980441467069" calcext:value-type="float">
            <text:p>-0.547980441467069</text:p>
          </table:table-cell>
          <table:table-cell office:value-type="float" office:value="0.454917407981761" calcext:value-type="float">
            <text:p>0.454917407981761</text:p>
          </table:table-cell>
          <table:table-cell/>
          <table:table-cell table:formula="of:=[.$J$6]/[.E75]+[.$K$6]/[.F75]+[.$L$6]/[.G75]" office:value-type="float" office:value="3.01284807502537" calcext:value-type="float">
            <text:p>3.01284807502537</text:p>
          </table:table-cell>
          <table:table-cell table:formula="of:=([.$J$6]*[.E75]+[.$K$6]*[.F75]+[.$L$6]*[.G75])/(SQRT(POWER([.$J$6];2)+POWER([.$K$6];2)+POWER([.$L$6];2))*SQRT(POWER([.$E75];2)+POWER([.$F75];2)+POWER([.$G75];2)) )" office:value-type="float" office:value="0.999315252948619" calcext:value-type="float">
            <text:p>0.99931525294861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346728814495" calcext:value-type="float">
            <text:p>-0.702346728814495</text:p>
          </table:table-cell>
          <table:table-cell office:value-type="float" office:value="-0.547486206198902" calcext:value-type="float">
            <text:p>-0.547486206198902</text:p>
          </table:table-cell>
          <table:table-cell office:value-type="float" office:value="0.454937277594957" calcext:value-type="float">
            <text:p>0.454937277594957</text:p>
          </table:table-cell>
          <table:table-cell/>
          <table:table-cell table:formula="of:=[.$J$6]/[.E76]+[.$K$6]/[.F76]+[.$L$6]/[.G76]" office:value-type="float" office:value="3.01312860047964" calcext:value-type="float">
            <text:p>3.01312860047964</text:p>
          </table:table-cell>
          <table:table-cell table:formula="of:=([.$J$6]*[.E76]+[.$K$6]*[.F76]+[.$L$6]*[.G76])/(SQRT(POWER([.$J$6];2)+POWER([.$K$6];2)+POWER([.$L$6];2))*SQRT(POWER([.$E76];2)+POWER([.$F76];2)+POWER([.$G76];2)) )" office:value-type="float" office:value="0.999329618979391" calcext:value-type="float">
            <text:p>0.99932961897939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622849392116" calcext:value-type="float">
            <text:p>-0.703622849392116</text:p>
          </table:table-cell>
          <table:table-cell office:value-type="float" office:value="-0.546235917797812" calcext:value-type="float">
            <text:p>-0.546235917797812</text:p>
          </table:table-cell>
          <table:table-cell office:value-type="float" office:value="0.454468049395007" calcext:value-type="float">
            <text:p>0.454468049395007</text:p>
          </table:table-cell>
          <table:table-cell/>
          <table:table-cell table:formula="of:=[.$J$6]/[.E77]+[.$K$6]/[.F77]+[.$L$6]/[.G77]" office:value-type="float" office:value="3.01458085570136" calcext:value-type="float">
            <text:p>3.01458085570136</text:p>
          </table:table-cell>
          <table:table-cell table:formula="of:=([.$J$6]*[.E77]+[.$K$6]*[.F77]+[.$L$6]*[.G77])/(SQRT(POWER([.$J$6];2)+POWER([.$K$6];2)+POWER([.$L$6];2))*SQRT(POWER([.$E77];2)+POWER([.$F77];2)+POWER([.$G77];2)) )" office:value-type="float" office:value="0.999351145432225" calcext:value-type="float">
            <text:p>0.99935114543222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813119779835" calcext:value-type="float">
            <text:p>-0.703813119779835</text:p>
          </table:table-cell>
          <table:table-cell office:value-type="float" office:value="-0.545567243434814" calcext:value-type="float">
            <text:p>-0.545567243434814</text:p>
          </table:table-cell>
          <table:table-cell office:value-type="float" office:value="0.454976345887028" calcext:value-type="float">
            <text:p>0.454976345887028</text:p>
          </table:table-cell>
          <table:table-cell/>
          <table:table-cell table:formula="of:=[.$J$6]/[.E78]+[.$K$6]/[.F78]+[.$L$6]/[.G78]" office:value-type="float" office:value="3.01429869995041" calcext:value-type="float">
            <text:p>3.01429869995041</text:p>
          </table:table-cell>
          <table:table-cell table:formula="of:=([.$J$6]*[.E78]+[.$K$6]*[.F78]+[.$L$6]*[.G78])/(SQRT(POWER([.$J$6];2)+POWER([.$K$6];2)+POWER([.$L$6];2))*SQRT(POWER([.$E78];2)+POWER([.$F78];2)+POWER([.$G78];2)) )" office:value-type="float" office:value="0.999380798647804" calcext:value-type="float">
            <text:p>0.99938079864780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860795404445" calcext:value-type="float">
            <text:p>-0.703860795404445</text:p>
          </table:table-cell>
          <table:table-cell office:value-type="float" office:value="-0.545583217977259" calcext:value-type="float">
            <text:p>-0.545583217977259</text:p>
          </table:table-cell>
          <table:table-cell office:value-type="float" office:value="0.45488342787378" calcext:value-type="float">
            <text:p>0.45488342787378</text:p>
          </table:table-cell>
          <table:table-cell/>
          <table:table-cell table:formula="of:=[.$J$6]/[.E79]+[.$K$6]/[.F79]+[.$L$6]/[.G79]" office:value-type="float" office:value="3.0144187347781" calcext:value-type="float">
            <text:p>3.0144187347781</text:p>
          </table:table-cell>
          <table:table-cell table:formula="of:=([.$J$6]*[.E79]+[.$K$6]*[.F79]+[.$L$6]*[.G79])/(SQRT(POWER([.$J$6];2)+POWER([.$K$6];2)+POWER([.$L$6];2))*SQRT(POWER([.$E79];2)+POWER([.$F79];2)+POWER([.$G79];2)) )" office:value-type="float" office:value="0.999378058016199" calcext:value-type="float">
            <text:p>0.99937805801619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196600072002" calcext:value-type="float">
            <text:p>-0.705196600072002</text:p>
          </table:table-cell>
          <table:table-cell office:value-type="float" office:value="-0.544308153185851" calcext:value-type="float">
            <text:p>-0.544308153185851</text:p>
          </table:table-cell>
          <table:table-cell office:value-type="float" office:value="0.454341710194318" calcext:value-type="float">
            <text:p>0.454341710194318</text:p>
          </table:table-cell>
          <table:table-cell/>
          <table:table-cell table:formula="of:=[.$J$6]/[.E80]+[.$K$6]/[.F80]+[.$L$6]/[.G80]" office:value-type="float" office:value="3.01602216496561" calcext:value-type="float">
            <text:p>3.01602216496561</text:p>
          </table:table-cell>
          <table:table-cell table:formula="of:=([.$J$6]*[.E80]+[.$K$6]*[.F80]+[.$L$6]*[.G80])/(SQRT(POWER([.$J$6];2)+POWER([.$K$6];2)+POWER([.$L$6];2))*SQRT(POWER([.$E80];2)+POWER([.$F80];2)+POWER([.$G80];2)) )" office:value-type="float" office:value="0.999393870298034" calcext:value-type="float">
            <text:p>0.99939387029803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171311669253" calcext:value-type="float">
            <text:p>-0.705171311669253</text:p>
          </table:table-cell>
          <table:table-cell office:value-type="float" office:value="-0.544254779122845" calcext:value-type="float">
            <text:p>-0.544254779122845</text:p>
          </table:table-cell>
          <table:table-cell office:value-type="float" office:value="0.454444888408494" calcext:value-type="float">
            <text:p>0.454444888408494</text:p>
          </table:table-cell>
          <table:table-cell/>
          <table:table-cell table:formula="of:=[.$J$6]/[.E81]+[.$K$6]/[.F81]+[.$L$6]/[.G81]" office:value-type="float" office:value="3.01591173382847" calcext:value-type="float">
            <text:p>3.01591173382847</text:p>
          </table:table-cell>
          <table:table-cell table:formula="of:=([.$J$6]*[.E81]+[.$K$6]*[.F81]+[.$L$6]*[.G81])/(SQRT(POWER([.$J$6];2)+POWER([.$K$6];2)+POWER([.$L$6];2))*SQRT(POWER([.$E81];2)+POWER([.$F81];2)+POWER([.$G81];2)) )" office:value-type="float" office:value="0.999397811473113" calcext:value-type="float">
            <text:p>0.99939781147311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500023577413" calcext:value-type="float">
            <text:p>-0.705500023577413</text:p>
          </table:table-cell>
          <table:table-cell office:value-type="float" office:value="-0.543821740891836" calcext:value-type="float">
            <text:p>-0.543821740891836</text:p>
          </table:table-cell>
          <table:table-cell office:value-type="float" office:value="0.454453111845041" calcext:value-type="float">
            <text:p>0.454453111845041</text:p>
          </table:table-cell>
          <table:table-cell/>
          <table:table-cell table:formula="of:=[.$J$6]/[.E82]+[.$K$6]/[.F82]+[.$L$6]/[.G82]" office:value-type="float" office:value="3.01619017505503" calcext:value-type="float">
            <text:p>3.01619017505503</text:p>
          </table:table-cell>
          <table:table-cell table:formula="of:=([.$J$6]*[.E82]+[.$K$6]*[.F82]+[.$L$6]*[.G82])/(SQRT(POWER([.$J$6];2)+POWER([.$K$6];2)+POWER([.$L$6];2))*SQRT(POWER([.$E82];2)+POWER([.$F82];2)+POWER([.$G82];2)) )" office:value-type="float" office:value="0.999407526874309" calcext:value-type="float">
            <text:p>0.99940752687430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581617031661" calcext:value-type="float">
            <text:p>-0.706581617031661</text:p>
          </table:table-cell>
          <table:table-cell office:value-type="float" office:value="-0.543007546491845" calcext:value-type="float">
            <text:p>-0.543007546491845</text:p>
          </table:table-cell>
          <table:table-cell office:value-type="float" office:value="0.45374576904455" calcext:value-type="float">
            <text:p>0.45374576904455</text:p>
          </table:table-cell>
          <table:table-cell/>
          <table:table-cell table:formula="of:=[.$J$6]/[.E83]+[.$K$6]/[.F83]+[.$L$6]/[.G83]" office:value-type="float" office:value="3.01774861757492" calcext:value-type="float">
            <text:p>3.01774861757492</text:p>
          </table:table-cell>
          <table:table-cell table:formula="of:=([.$J$6]*[.E83]+[.$K$6]*[.F83]+[.$L$6]*[.G83])/(SQRT(POWER([.$J$6];2)+POWER([.$K$6];2)+POWER([.$L$6];2))*SQRT(POWER([.$E83];2)+POWER([.$F83];2)+POWER([.$G83];2)) )" office:value-type="float" office:value="0.999404971049221" calcext:value-type="float">
            <text:p>0.99940497104922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888457304324" calcext:value-type="float">
            <text:p>-0.706888457304324</text:p>
          </table:table-cell>
          <table:table-cell office:value-type="float" office:value="-0.542545121745896" calcext:value-type="float">
            <text:p>-0.542545121745896</text:p>
          </table:table-cell>
          <table:table-cell office:value-type="float" office:value="0.453820999734085" calcext:value-type="float">
            <text:p>0.453820999734085</text:p>
          </table:table-cell>
          <table:table-cell/>
          <table:table-cell table:formula="of:=[.$J$6]/[.E84]+[.$K$6]/[.F84]+[.$L$6]/[.G84]" office:value-type="float" office:value="3.01795884267124" calcext:value-type="float">
            <text:p>3.01795884267124</text:p>
          </table:table-cell>
          <table:table-cell table:formula="of:=([.$J$6]*[.E84]+[.$K$6]*[.F84]+[.$L$6]*[.G84])/(SQRT(POWER([.$J$6];2)+POWER([.$K$6];2)+POWER([.$L$6];2))*SQRT(POWER([.$E84];2)+POWER([.$F84];2)+POWER([.$G84];2)) )" office:value-type="float" office:value="0.99941615853487" calcext:value-type="float">
            <text:p>0.9994161585348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229839063209" calcext:value-type="float">
            <text:p>-0.706229839063209</text:p>
          </table:table-cell>
          <table:table-cell office:value-type="float" office:value="-0.54272343489693" calcext:value-type="float">
            <text:p>-0.54272343489693</text:p>
          </table:table-cell>
          <table:table-cell office:value-type="float" office:value="0.454632475336322" calcext:value-type="float">
            <text:p>0.454632475336322</text:p>
          </table:table-cell>
          <table:table-cell/>
          <table:table-cell table:formula="of:=[.$J$6]/[.E85]+[.$K$6]/[.F85]+[.$L$6]/[.G85]" office:value-type="float" office:value="3.01668172910075" calcext:value-type="float">
            <text:p>3.01668172910075</text:p>
          </table:table-cell>
          <table:table-cell table:formula="of:=([.$J$6]*[.E85]+[.$K$6]*[.F85]+[.$L$6]*[.G85])/(SQRT(POWER([.$J$6];2)+POWER([.$K$6];2)+POWER([.$L$6];2))*SQRT(POWER([.$E85];2)+POWER([.$F85];2)+POWER([.$G85];2)) )" office:value-type="float" office:value="0.999435158541952" calcext:value-type="float">
            <text:p>0.99943515854195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423614946074" calcext:value-type="float">
            <text:p>-0.706423614946074</text:p>
          </table:table-cell>
          <table:table-cell office:value-type="float" office:value="-0.542400508197486" calcext:value-type="float">
            <text:p>-0.542400508197486</text:p>
          </table:table-cell>
          <table:table-cell office:value-type="float" office:value="0.454716796427875" calcext:value-type="float">
            <text:p>0.454716796427875</text:p>
          </table:table-cell>
          <table:table-cell/>
          <table:table-cell table:formula="of:=[.$J$6]/[.E86]+[.$K$6]/[.F86]+[.$L$6]/[.G86]" office:value-type="float" office:value="3.01678415684507" calcext:value-type="float">
            <text:p>3.01678415684507</text:p>
          </table:table-cell>
          <table:table-cell table:formula="of:=([.$J$6]*[.E86]+[.$K$6]*[.F86]+[.$L$6]*[.G86])/(SQRT(POWER([.$J$6];2)+POWER([.$K$6];2)+POWER([.$L$6];2))*SQRT(POWER([.$E86];2)+POWER([.$F86];2)+POWER([.$G86];2)) )" office:value-type="float" office:value="0.999443804720796" calcext:value-type="float">
            <text:p>0.99944380472079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444018301546" calcext:value-type="float">
            <text:p>-0.706444018301546</text:p>
          </table:table-cell>
          <table:table-cell office:value-type="float" office:value="-0.541957069548627" calcext:value-type="float">
            <text:p>-0.541957069548627</text:p>
          </table:table-cell>
          <table:table-cell office:value-type="float" office:value="0.455213558423109" calcext:value-type="float">
            <text:p>0.455213558423109</text:p>
          </table:table-cell>
          <table:table-cell/>
          <table:table-cell table:formula="of:=[.$J$6]/[.E87]+[.$K$6]/[.F87]+[.$L$6]/[.G87]" office:value-type="float" office:value="3.01638843814149" calcext:value-type="float">
            <text:p>3.01638843814149</text:p>
          </table:table-cell>
          <table:table-cell table:formula="of:=([.$J$6]*[.E87]+[.$K$6]*[.F87]+[.$L$6]*[.G87])/(SQRT(POWER([.$J$6];2)+POWER([.$K$6];2)+POWER([.$L$6];2))*SQRT(POWER([.$E87];2)+POWER([.$F87];2)+POWER([.$G87];2)) )" office:value-type="float" office:value="0.999465694591607" calcext:value-type="float">
            <text:p>0.99946569459160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493391533688" calcext:value-type="float">
            <text:p>-0.706493391533688</text:p>
          </table:table-cell>
          <table:table-cell office:value-type="float" office:value="-0.541832692342662" calcext:value-type="float">
            <text:p>-0.541832692342662</text:p>
          </table:table-cell>
          <table:table-cell office:value-type="float" office:value="0.455284989021085" calcext:value-type="float">
            <text:p>0.455284989021085</text:p>
          </table:table-cell>
          <table:table-cell/>
          <table:table-cell table:formula="of:=[.$J$6]/[.E88]+[.$K$6]/[.F88]+[.$L$6]/[.G88]" office:value-type="float" office:value="3.01637396806722" calcext:value-type="float">
            <text:p>3.01637396806722</text:p>
          </table:table-cell>
          <table:table-cell table:formula="of:=([.$J$6]*[.E88]+[.$K$6]*[.F88]+[.$L$6]*[.G88])/(SQRT(POWER([.$J$6];2)+POWER([.$K$6];2)+POWER([.$L$6];2))*SQRT(POWER([.$E88];2)+POWER([.$F88];2)+POWER([.$G88];2)) )" office:value-type="float" office:value="0.999469950490405" calcext:value-type="float">
            <text:p>0.99946995049040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901256121764" calcext:value-type="float">
            <text:p>-0.707901256121764</text:p>
          </table:table-cell>
          <table:table-cell office:value-type="float" office:value="-0.54072150808518" calcext:value-type="float">
            <text:p>-0.54072150808518</text:p>
          </table:table-cell>
          <table:table-cell office:value-type="float" office:value="0.454418378012285" calcext:value-type="float">
            <text:p>0.454418378012285</text:p>
          </table:table-cell>
          <table:table-cell/>
          <table:table-cell table:formula="of:=[.$J$6]/[.E89]+[.$K$6]/[.F89]+[.$L$6]/[.G89]" office:value-type="float" office:value="3.01838250232831" calcext:value-type="float">
            <text:p>3.01838250232831</text:p>
          </table:table-cell>
          <table:table-cell table:formula="of:=([.$J$6]*[.E89]+[.$K$6]*[.F89]+[.$L$6]*[.G89])/(SQRT(POWER([.$J$6];2)+POWER([.$K$6];2)+POWER([.$L$6];2))*SQRT(POWER([.$E89];2)+POWER([.$F89];2)+POWER([.$G89];2)) )" office:value-type="float" office:value="0.999465833679674" calcext:value-type="float">
            <text:p>0.99946583367967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953349003026" calcext:value-type="float">
            <text:p>-0.707953349003026</text:p>
          </table:table-cell>
          <table:table-cell office:value-type="float" office:value="-0.540630900062386" calcext:value-type="float">
            <text:p>-0.540630900062386</text:p>
          </table:table-cell>
          <table:table-cell office:value-type="float" office:value="0.454445030265636" calcext:value-type="float">
            <text:p>0.454445030265636</text:p>
          </table:table-cell>
          <table:table-cell/>
          <table:table-cell table:formula="of:=[.$J$6]/[.E90]+[.$K$6]/[.F90]+[.$L$6]/[.G90]" office:value-type="float" office:value="3.01840888619155" calcext:value-type="float">
            <text:p>3.01840888619155</text:p>
          </table:table-cell>
          <table:table-cell table:formula="of:=([.$J$6]*[.E90]+[.$K$6]*[.F90]+[.$L$6]*[.G90])/(SQRT(POWER([.$J$6];2)+POWER([.$K$6];2)+POWER([.$L$6];2))*SQRT(POWER([.$E90];2)+POWER([.$F90];2)+POWER([.$G90];2)) )" office:value-type="float" office:value="0.999468093614927" calcext:value-type="float">
            <text:p>0.99946809361492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96485164009" calcext:value-type="float">
            <text:p>-0.70796485164009</text:p>
          </table:table-cell>
          <table:table-cell office:value-type="float" office:value="-0.54060042242154" calcext:value-type="float">
            <text:p>-0.54060042242154</text:p>
          </table:table-cell>
          <table:table-cell office:value-type="float" office:value="0.454463367192427" calcext:value-type="float">
            <text:p>0.454463367192427</text:p>
          </table:table-cell>
          <table:table-cell/>
          <table:table-cell table:formula="of:=[.$J$6]/[.E91]+[.$K$6]/[.F91]+[.$L$6]/[.G91]" office:value-type="float" office:value="3.01840442429305" calcext:value-type="float">
            <text:p>3.01840442429305</text:p>
          </table:table-cell>
          <table:table-cell table:formula="of:=([.$J$6]*[.E91]+[.$K$6]*[.F91]+[.$L$6]*[.G91])/(SQRT(POWER([.$J$6];2)+POWER([.$K$6];2)+POWER([.$L$6];2))*SQRT(POWER([.$E91];2)+POWER([.$F91];2)+POWER([.$G91];2)) )" office:value-type="float" office:value="0.99946911723971" calcext:value-type="float">
            <text:p>0.9994691172397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006424960118" calcext:value-type="float">
            <text:p>-0.709006424960118</text:p>
          </table:table-cell>
          <table:table-cell office:value-type="float" office:value="-0.539756854938064" calcext:value-type="float">
            <text:p>-0.539756854938064</text:p>
          </table:table-cell>
          <table:table-cell office:value-type="float" office:value="0.453841852314926" calcext:value-type="float">
            <text:p>0.453841852314926</text:p>
          </table:table-cell>
          <table:table-cell/>
          <table:table-cell table:formula="of:=[.$J$6]/[.E92]+[.$K$6]/[.F92]+[.$L$6]/[.G92]" office:value-type="float" office:value="3.01989893415375" calcext:value-type="float">
            <text:p>3.01989893415375</text:p>
          </table:table-cell>
          <table:table-cell table:formula="of:=([.$J$6]*[.E92]+[.$K$6]*[.F92]+[.$L$6]*[.G92])/(SQRT(POWER([.$J$6];2)+POWER([.$K$6];2)+POWER([.$L$6];2))*SQRT(POWER([.$E92];2)+POWER([.$F92];2)+POWER([.$G92];2)) )" office:value-type="float" office:value="0.999464298881638" calcext:value-type="float">
            <text:p>0.99946429888163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38393528072" calcext:value-type="float">
            <text:p>-0.71038393528072</text:p>
          </table:table-cell>
          <table:table-cell office:value-type="float" office:value="-0.538718390337612" calcext:value-type="float">
            <text:p>-0.538718390337612</text:p>
          </table:table-cell>
          <table:table-cell office:value-type="float" office:value="0.452920699910183" calcext:value-type="float">
            <text:p>0.452920699910183</text:p>
          </table:table-cell>
          <table:table-cell/>
          <table:table-cell table:formula="of:=[.$J$6]/[.E93]+[.$K$6]/[.F93]+[.$L$6]/[.G93]" office:value-type="float" office:value="3.02198907116889" calcext:value-type="float">
            <text:p>3.02198907116889</text:p>
          </table:table-cell>
          <table:table-cell table:formula="of:=([.$J$6]*[.E93]+[.$K$6]*[.F93]+[.$L$6]*[.G93])/(SQRT(POWER([.$J$6];2)+POWER([.$K$6];2)+POWER([.$L$6];2))*SQRT(POWER([.$E93];2)+POWER([.$F93];2)+POWER([.$G93];2)) )" office:value-type="float" office:value="0.999450502045453" calcext:value-type="float">
            <text:p>0.99945050204545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573359993669" calcext:value-type="float">
            <text:p>-0.710573359993669</text:p>
          </table:table-cell>
          <table:table-cell office:value-type="float" office:value="-0.538498823243445" calcext:value-type="float">
            <text:p>-0.538498823243445</text:p>
          </table:table-cell>
          <table:table-cell office:value-type="float" office:value="0.45288466239511" calcext:value-type="float">
            <text:p>0.45288466239511</text:p>
          </table:table-cell>
          <table:table-cell/>
          <table:table-cell table:formula="of:=[.$J$6]/[.E94]+[.$K$6]/[.F94]+[.$L$6]/[.G94]" office:value-type="float" office:value="3.02220390597796" calcext:value-type="float">
            <text:p>3.02220390597796</text:p>
          </table:table-cell>
          <table:table-cell table:formula="of:=([.$J$6]*[.E94]+[.$K$6]*[.F94]+[.$L$6]*[.G94])/(SQRT(POWER([.$J$6];2)+POWER([.$K$6];2)+POWER([.$L$6];2))*SQRT(POWER([.$E94];2)+POWER([.$F94];2)+POWER([.$G94];2)) )" office:value-type="float" office:value="0.999452133878128" calcext:value-type="float">
            <text:p>0.99945213387812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717781129305" calcext:value-type="float">
            <text:p>-0.710717781129305</text:p>
          </table:table-cell>
          <table:table-cell office:value-type="float" office:value="-0.538347520102962" calcext:value-type="float">
            <text:p>-0.538347520102962</text:p>
          </table:table-cell>
          <table:table-cell office:value-type="float" office:value="0.452837921541061" calcext:value-type="float">
            <text:p>0.452837921541061</text:p>
          </table:table-cell>
          <table:table-cell/>
          <table:table-cell table:formula="of:=[.$J$6]/[.E95]+[.$K$6]/[.F95]+[.$L$6]/[.G95]" office:value-type="float" office:value="3.02238420865095" calcext:value-type="float">
            <text:p>3.02238420865095</text:p>
          </table:table-cell>
          <table:table-cell table:formula="of:=([.$J$6]*[.E95]+[.$K$6]*[.F95]+[.$L$6]*[.G95])/(SQRT(POWER([.$J$6];2)+POWER([.$K$6];2)+POWER([.$L$6];2))*SQRT(POWER([.$E95];2)+POWER([.$F95];2)+POWER([.$G95];2)) )" office:value-type="float" office:value="0.999452513941966" calcext:value-type="float">
            <text:p>0.99945251394196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751327822046" calcext:value-type="float">
            <text:p>-0.710751327822046</text:p>
          </table:table-cell>
          <table:table-cell office:value-type="float" office:value="-0.538241748944595" calcext:value-type="float">
            <text:p>-0.538241748944595</text:p>
          </table:table-cell>
          <table:table-cell office:value-type="float" office:value="0.452910995331601" calcext:value-type="float">
            <text:p>0.452910995331601</text:p>
          </table:table-cell>
          <table:table-cell/>
          <table:table-cell table:formula="of:=[.$J$6]/[.E96]+[.$K$6]/[.F96]+[.$L$6]/[.G96]" office:value-type="float" office:value="3.02235652747996" calcext:value-type="float">
            <text:p>3.02235652747996</text:p>
          </table:table-cell>
          <table:table-cell table:formula="of:=([.$J$6]*[.E96]+[.$K$6]*[.F96]+[.$L$6]*[.G96])/(SQRT(POWER([.$J$6];2)+POWER([.$K$6];2)+POWER([.$L$6];2))*SQRT(POWER([.$E96];2)+POWER([.$F96];2)+POWER([.$G96];2)) )" office:value-type="float" office:value="0.999456112096335" calcext:value-type="float">
            <text:p>0.99945611209633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171537709398" calcext:value-type="float">
            <text:p>-0.710171537709398</text:p>
          </table:table-cell>
          <table:table-cell office:value-type="float" office:value="-0.538446056215389" calcext:value-type="float">
            <text:p>-0.538446056215389</text:p>
          </table:table-cell>
          <table:table-cell office:value-type="float" office:value="0.453577150629927" calcext:value-type="float">
            <text:p>0.453577150629927</text:p>
          </table:table-cell>
          <table:table-cell/>
          <table:table-cell table:formula="of:=[.$J$6]/[.E97]+[.$K$6]/[.F97]+[.$L$6]/[.G97]" office:value-type="float" office:value="3.02123922114396" calcext:value-type="float">
            <text:p>3.02123922114396</text:p>
          </table:table-cell>
          <table:table-cell table:formula="of:=([.$J$6]*[.E97]+[.$K$6]*[.F97]+[.$L$6]*[.G97])/(SQRT(POWER([.$J$6];2)+POWER([.$K$6];2)+POWER([.$L$6];2))*SQRT(POWER([.$E97];2)+POWER([.$F97];2)+POWER([.$G97];2)) )" office:value-type="float" office:value="0.999474359019183" calcext:value-type="float">
            <text:p>0.99947435901918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199967766674" calcext:value-type="float">
            <text:p>-0.710199967766674</text:p>
          </table:table-cell>
          <table:table-cell office:value-type="float" office:value="-0.538334653390585" calcext:value-type="float">
            <text:p>-0.538334653390585</text:p>
          </table:table-cell>
          <table:table-cell office:value-type="float" office:value="0.453664861701955" calcext:value-type="float">
            <text:p>0.453664861701955</text:p>
          </table:table-cell>
          <table:table-cell/>
          <table:table-cell table:formula="of:=[.$J$6]/[.E98]+[.$K$6]/[.F98]+[.$L$6]/[.G98]" office:value-type="float" office:value="3.02119504785393" calcext:value-type="float">
            <text:p>3.02119504785393</text:p>
          </table:table-cell>
          <table:table-cell table:formula="of:=([.$J$6]*[.E98]+[.$K$6]*[.F98]+[.$L$6]*[.G98])/(SQRT(POWER([.$J$6];2)+POWER([.$K$6];2)+POWER([.$L$6];2))*SQRT(POWER([.$E98];2)+POWER([.$F98];2)+POWER([.$G98];2)) )" office:value-type="float" office:value="0.999478450756091" calcext:value-type="float">
            <text:p>0.99947845075609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371721775302" calcext:value-type="float">
            <text:p>-0.710371721775302</text:p>
          </table:table-cell>
          <table:table-cell office:value-type="float" office:value="-0.537969239512581" calcext:value-type="float">
            <text:p>-0.537969239512581</text:p>
          </table:table-cell>
          <table:table-cell office:value-type="float" office:value="0.453829388912011" calcext:value-type="float">
            <text:p>0.453829388912011</text:p>
          </table:table-cell>
          <table:table-cell/>
          <table:table-cell table:formula="of:=[.$J$6]/[.E99]+[.$K$6]/[.F99]+[.$L$6]/[.G99]" office:value-type="float" office:value="3.02122912962869" calcext:value-type="float">
            <text:p>3.02122912962869</text:p>
          </table:table-cell>
          <table:table-cell table:formula="of:=([.$J$6]*[.E99]+[.$K$6]*[.F99]+[.$L$6]*[.G99])/(SQRT(POWER([.$J$6];2)+POWER([.$K$6];2)+POWER([.$L$6];2))*SQRT(POWER([.$E99];2)+POWER([.$F99];2)+POWER([.$G99];2)) )" office:value-type="float" office:value="0.999487974811665" calcext:value-type="float">
            <text:p>0.99948797481166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340231326259" calcext:value-type="float">
            <text:p>-0.710340231326259</text:p>
          </table:table-cell>
          <table:table-cell office:value-type="float" office:value="-0.537995514849076" calcext:value-type="float">
            <text:p>-0.537995514849076</text:p>
          </table:table-cell>
          <table:table-cell office:value-type="float" office:value="0.453847531404143" calcext:value-type="float">
            <text:p>0.453847531404143</text:p>
          </table:table-cell>
          <table:table-cell/>
          <table:table-cell table:formula="of:=[.$J$6]/[.E100]+[.$K$6]/[.F100]+[.$L$6]/[.G100]" office:value-type="float" office:value="3.02118340172981" calcext:value-type="float">
            <text:p>3.02118340172981</text:p>
          </table:table-cell>
          <table:table-cell table:formula="of:=([.$J$6]*[.E100]+[.$K$6]*[.F100]+[.$L$6]*[.G100])/(SQRT(POWER([.$J$6];2)+POWER([.$K$6];2)+POWER([.$L$6];2))*SQRT(POWER([.$E100];2)+POWER([.$F100];2)+POWER([.$G100];2)) )" office:value-type="float" office:value="0.999488211252282" calcext:value-type="float">
            <text:p>0.99948821125228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806860333246" calcext:value-type="float">
            <text:p>-0.711806860333246</text:p>
          </table:table-cell>
          <table:table-cell office:value-type="float" office:value="-0.536820537297347" calcext:value-type="float">
            <text:p>-0.536820537297347</text:p>
          </table:table-cell>
          <table:table-cell office:value-type="float" office:value="0.45294006702688" calcext:value-type="float">
            <text:p>0.45294006702688</text:p>
          </table:table-cell>
          <table:table-cell/>
          <table:table-cell table:formula="of:=[.$J$6]/[.E101]+[.$K$6]/[.F101]+[.$L$6]/[.G101]" office:value-type="float" office:value="3.02338394264277" calcext:value-type="float">
            <text:p>3.02338394264277</text:p>
          </table:table-cell>
          <table:table-cell table:formula="of:=([.$J$6]*[.E101]+[.$K$6]*[.F101]+[.$L$6]*[.G101])/(SQRT(POWER([.$J$6];2)+POWER([.$K$6];2)+POWER([.$L$6];2))*SQRT(POWER([.$E101];2)+POWER([.$F101];2)+POWER([.$G101];2)) )" office:value-type="float" office:value="0.99947258852053" calcext:value-type="float">
            <text:p>0.9994725885205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818944002391" calcext:value-type="float">
            <text:p>-0.711818944002391</text:p>
          </table:table-cell>
          <table:table-cell office:value-type="float" office:value="-0.536780975261763" calcext:value-type="float">
            <text:p>-0.536780975261763</text:p>
          </table:table-cell>
          <table:table-cell office:value-type="float" office:value="0.45296796305738" calcext:value-type="float">
            <text:p>0.45296796305738</text:p>
          </table:table-cell>
          <table:table-cell/>
          <table:table-cell table:formula="of:=[.$J$6]/[.E102]+[.$K$6]/[.F102]+[.$L$6]/[.G102]" office:value-type="float" office:value="3.02337338522673" calcext:value-type="float">
            <text:p>3.02337338522673</text:p>
          </table:table-cell>
          <table:table-cell table:formula="of:=([.$J$6]*[.E102]+[.$K$6]*[.F102]+[.$L$6]*[.G102])/(SQRT(POWER([.$J$6];2)+POWER([.$K$6];2)+POWER([.$L$6];2))*SQRT(POWER([.$E102];2)+POWER([.$F102];2)+POWER([.$G102];2)) )" office:value-type="float" office:value="0.999473878515424" calcext:value-type="float">
            <text:p>0.99947387851542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869386969637" calcext:value-type="float">
            <text:p>-0.711869386969637</text:p>
          </table:table-cell>
          <table:table-cell office:value-type="float" office:value="-0.536500725192835" calcext:value-type="float">
            <text:p>-0.536500725192835</text:p>
          </table:table-cell>
          <table:table-cell office:value-type="float" office:value="0.453220639162687" calcext:value-type="float">
            <text:p>0.453220639162687</text:p>
          </table:table-cell>
          <table:table-cell/>
          <table:table-cell table:formula="of:=[.$J$6]/[.E103]+[.$K$6]/[.F103]+[.$L$6]/[.G103]" office:value-type="float" office:value="3.02321913115768" calcext:value-type="float">
            <text:p>3.02321913115768</text:p>
          </table:table-cell>
          <table:table-cell table:formula="of:=([.$J$6]*[.E103]+[.$K$6]*[.F103]+[.$L$6]*[.G103])/(SQRT(POWER([.$J$6];2)+POWER([.$K$6];2)+POWER([.$L$6];2))*SQRT(POWER([.$E103];2)+POWER([.$F103];2)+POWER([.$G103];2)) )" office:value-type="float" office:value="0.99948471542241" calcext:value-type="float">
            <text:p>0.9994847154224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926816632449" calcext:value-type="float">
            <text:p>-0.712926816632449</text:p>
          </table:table-cell>
          <table:table-cell office:value-type="float" office:value="-0.535679910791798" calcext:value-type="float">
            <text:p>-0.535679910791798</text:p>
          </table:table-cell>
          <table:table-cell office:value-type="float" office:value="0.452528880073321" calcext:value-type="float">
            <text:p>0.452528880073321</text:p>
          </table:table-cell>
          <table:table-cell/>
          <table:table-cell table:formula="of:=[.$J$6]/[.E104]+[.$K$6]/[.F104]+[.$L$6]/[.G104]" office:value-type="float" office:value="3.02486228698264" calcext:value-type="float">
            <text:p>3.02486228698264</text:p>
          </table:table-cell>
          <table:table-cell table:formula="of:=([.$J$6]*[.E104]+[.$K$6]*[.F104]+[.$L$6]*[.G104])/(SQRT(POWER([.$J$6];2)+POWER([.$K$6];2)+POWER([.$L$6];2))*SQRT(POWER([.$E104];2)+POWER([.$F104];2)+POWER([.$G104];2)) )" office:value-type="float" office:value="0.999469168818039" calcext:value-type="float">
            <text:p>0.99946916881803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891246356101" calcext:value-type="float">
            <text:p>-0.713891246356101</text:p>
          </table:table-cell>
          <table:table-cell office:value-type="float" office:value="-0.534917945200543" calcext:value-type="float">
            <text:p>-0.534917945200543</text:p>
          </table:table-cell>
          <table:table-cell office:value-type="float" office:value="0.45190937175341" calcext:value-type="float">
            <text:p>0.45190937175341</text:p>
          </table:table-cell>
          <table:table-cell/>
          <table:table-cell table:formula="of:=[.$J$6]/[.E105]+[.$K$6]/[.F105]+[.$L$6]/[.G105]" office:value-type="float" office:value="3.02637049420872" calcext:value-type="float">
            <text:p>3.02637049420872</text:p>
          </table:table-cell>
          <table:table-cell table:formula="of:=([.$J$6]*[.E105]+[.$K$6]*[.F105]+[.$L$6]*[.G105])/(SQRT(POWER([.$J$6];2)+POWER([.$K$6];2)+POWER([.$L$6];2))*SQRT(POWER([.$E105];2)+POWER([.$F105];2)+POWER([.$G105];2)) )" office:value-type="float" office:value="0.999453516309213" calcext:value-type="float">
            <text:p>0.99945351630921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873082791764" calcext:value-type="float">
            <text:p>-0.713873082791764</text:p>
          </table:table-cell>
          <table:table-cell office:value-type="float" office:value="-0.534930196782891" calcext:value-type="float">
            <text:p>-0.534930196782891</text:p>
          </table:table-cell>
          <table:table-cell office:value-type="float" office:value="0.451923562381075" calcext:value-type="float">
            <text:p>0.451923562381075</text:p>
          </table:table-cell>
          <table:table-cell/>
          <table:table-cell table:formula="of:=[.$J$6]/[.E106]+[.$K$6]/[.F106]+[.$L$6]/[.G106]" office:value-type="float" office:value="3.02633986927838" calcext:value-type="float">
            <text:p>3.02633986927838</text:p>
          </table:table-cell>
          <table:table-cell table:formula="of:=([.$J$6]*[.E106]+[.$K$6]*[.F106]+[.$L$6]*[.G106])/(SQRT(POWER([.$J$6];2)+POWER([.$K$6];2)+POWER([.$L$6];2))*SQRT(POWER([.$E106];2)+POWER([.$F106];2)+POWER([.$G106];2)) )" office:value-type="float" office:value="0.999453929278999" calcext:value-type="float">
            <text:p>0.99945392927899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910580410859" calcext:value-type="float">
            <text:p>-0.714910580410859</text:p>
          </table:table-cell>
          <table:table-cell office:value-type="float" office:value="-0.53407503996009" calcext:value-type="float">
            <text:p>-0.53407503996009</text:p>
          </table:table-cell>
          <table:table-cell office:value-type="float" office:value="0.451294486680523" calcext:value-type="float">
            <text:p>0.451294486680523</text:p>
          </table:table-cell>
          <table:table-cell/>
          <table:table-cell table:formula="of:=[.$J$6]/[.E107]+[.$K$6]/[.F107]+[.$L$6]/[.G107]" office:value-type="float" office:value="3.02795164117513" calcext:value-type="float">
            <text:p>3.02795164117513</text:p>
          </table:table-cell>
          <table:table-cell table:formula="of:=([.$J$6]*[.E107]+[.$K$6]*[.F107]+[.$L$6]*[.G107])/(SQRT(POWER([.$J$6];2)+POWER([.$K$6];2)+POWER([.$L$6];2))*SQRT(POWER([.$E107];2)+POWER([.$F107];2)+POWER([.$G107];2)) )" office:value-type="float" office:value="0.999436557480808" calcext:value-type="float">
            <text:p>0.99943655748080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923260048349" calcext:value-type="float">
            <text:p>-0.714923260048349</text:p>
          </table:table-cell>
          <table:table-cell office:value-type="float" office:value="-0.534042791364082" calcext:value-type="float">
            <text:p>-0.534042791364082</text:p>
          </table:table-cell>
          <table:table-cell office:value-type="float" office:value="0.451312562681231" calcext:value-type="float">
            <text:p>0.451312562681231</text:p>
          </table:table-cell>
          <table:table-cell/>
          <table:table-cell table:formula="of:=[.$J$6]/[.E108]+[.$K$6]/[.F108]+[.$L$6]/[.G108]" office:value-type="float" office:value="3.02795047051015" calcext:value-type="float">
            <text:p>3.02795047051015</text:p>
          </table:table-cell>
          <table:table-cell table:formula="of:=([.$J$6]*[.E108]+[.$K$6]*[.F108]+[.$L$6]*[.G108])/(SQRT(POWER([.$J$6];2)+POWER([.$K$6];2)+POWER([.$L$6];2))*SQRT(POWER([.$E108];2)+POWER([.$F108];2)+POWER([.$G108];2)) )" office:value-type="float" office:value="0.99943736130849" calcext:value-type="float">
            <text:p>0.9994373613084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181559758166" calcext:value-type="float">
            <text:p>-0.715181559758166</text:p>
          </table:table-cell>
          <table:table-cell office:value-type="float" office:value="-0.533579715720084" calcext:value-type="float">
            <text:p>-0.533579715720084</text:p>
          </table:table-cell>
          <table:table-cell office:value-type="float" office:value="0.451451020105118" calcext:value-type="float">
            <text:p>0.451451020105118</text:p>
          </table:table-cell>
          <table:table-cell/>
          <table:table-cell table:formula="of:=[.$J$6]/[.E109]+[.$K$6]/[.F109]+[.$L$6]/[.G109]" office:value-type="float" office:value="3.02811546834293" calcext:value-type="float">
            <text:p>3.02811546834293</text:p>
          </table:table-cell>
          <table:table-cell table:formula="of:=([.$J$6]*[.E109]+[.$K$6]*[.F109]+[.$L$6]*[.G109])/(SQRT(POWER([.$J$6];2)+POWER([.$K$6];2)+POWER([.$L$6];2))*SQRT(POWER([.$E109];2)+POWER([.$F109];2)+POWER([.$G109];2)) )" office:value-type="float" office:value="0.999444398401325" calcext:value-type="float">
            <text:p>0.99944439840132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329523783094" calcext:value-type="float">
            <text:p>-0.715329523783094</text:p>
          </table:table-cell>
          <table:table-cell office:value-type="float" office:value="-0.533517461448377" calcext:value-type="float">
            <text:p>-0.533517461448377</text:p>
          </table:table-cell>
          <table:table-cell office:value-type="float" office:value="0.451290140302148" calcext:value-type="float">
            <text:p>0.451290140302148</text:p>
          </table:table-cell>
          <table:table-cell/>
          <table:table-cell table:formula="of:=[.$J$6]/[.E110]+[.$K$6]/[.F110]+[.$L$6]/[.G110]" office:value-type="float" office:value="3.02840537381708" calcext:value-type="float">
            <text:p>3.02840537381708</text:p>
          </table:table-cell>
          <table:table-cell table:formula="of:=([.$J$6]*[.E110]+[.$K$6]*[.F110]+[.$L$6]*[.G110])/(SQRT(POWER([.$J$6];2)+POWER([.$K$6];2)+POWER([.$L$6];2))*SQRT(POWER([.$E110];2)+POWER([.$F110];2)+POWER([.$G110];2)) )" office:value-type="float" office:value="0.999438852455235" calcext:value-type="float">
            <text:p>0.99943885245523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337825926958" calcext:value-type="float">
            <text:p>-0.716337825926958</text:p>
          </table:table-cell>
          <table:table-cell office:value-type="float" office:value="-0.532475260847234" calcext:value-type="float">
            <text:p>-0.532475260847234</text:p>
          </table:table-cell>
          <table:table-cell office:value-type="float" office:value="0.450921518373108" calcext:value-type="float">
            <text:p>0.450921518373108</text:p>
          </table:table-cell>
          <table:table-cell/>
          <table:table-cell table:formula="of:=[.$J$6]/[.E111]+[.$K$6]/[.F111]+[.$L$6]/[.G111]" office:value-type="float" office:value="3.0298033239753" calcext:value-type="float">
            <text:p>3.0298033239753</text:p>
          </table:table-cell>
          <table:table-cell table:formula="of:=([.$J$6]*[.E111]+[.$K$6]*[.F111]+[.$L$6]*[.G111])/(SQRT(POWER([.$J$6];2)+POWER([.$K$6];2)+POWER([.$L$6];2))*SQRT(POWER([.$E111];2)+POWER([.$F111];2)+POWER([.$G111];2)) )" office:value-type="float" office:value="0.999428553520781" calcext:value-type="float">
            <text:p>0.99942855352078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388202099526" calcext:value-type="float">
            <text:p>-0.716388202099526</text:p>
          </table:table-cell>
          <table:table-cell office:value-type="float" office:value="-0.532430018683655" calcext:value-type="float">
            <text:p>-0.532430018683655</text:p>
          </table:table-cell>
          <table:table-cell office:value-type="float" office:value="0.450894909149717" calcext:value-type="float">
            <text:p>0.450894909149717</text:p>
          </table:table-cell>
          <table:table-cell/>
          <table:table-cell table:formula="of:=[.$J$6]/[.E112]+[.$K$6]/[.F112]+[.$L$6]/[.G112]" office:value-type="float" office:value="3.02988031272253" calcext:value-type="float">
            <text:p>3.02988031272253</text:p>
          </table:table-cell>
          <table:table-cell table:formula="of:=([.$J$6]*[.E112]+[.$K$6]*[.F112]+[.$L$6]*[.G112])/(SQRT(POWER([.$J$6];2)+POWER([.$K$6];2)+POWER([.$L$6];2))*SQRT(POWER([.$E112];2)+POWER([.$F112];2)+POWER([.$G112];2)) )" office:value-type="float" office:value="0.999427661920331" calcext:value-type="float">
            <text:p>0.999427661920331</text:p>
          </table:table-cell>
          <table:table-cell table:number-columns-repeated="9"/>
        </table:table-row>
      </table:table>
      <table:table table:name="63 grad" table:style-name="ta1">
        <table:shapes>
          <draw:frame draw:z-index="0" draw:style-name="gr2" draw:text-style-name="P1" svg:width="453.51pt" svg:height="255.09pt" svg:x="662.31pt" svg:y="231.73pt">
            <draw:object draw:notify-on-update-of-ranges="'63 grad'.J13:'63 grad'.J11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number-columns-repeated="9" table:default-cell-style-name="Default"/>
        <table:table-row table:style-name="ro1">
          <table:table-cell table:number-columns-repeated="7"/>
          <table:table-cell office:value-type="string" calcext:value-type="string">
            <text:p>gamma=</text:p>
          </table:table-cell>
          <table:table-cell table:style-name="ce1" office:value-type="float" office:value="21.8980980940116" calcext:value-type="float">
            <text:p>21.8980980940116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ort</text:p>
          </table:table-cell>
          <table:table-cell office:value-type="string" calcext:value-type="string">
            <text:p>max_vor_line</text:p>
          </table:table-cell>
          <table:table-cell table:style-name="ce1" office:value-type="float" office:value="2.1176594" calcext:value-type="float">
            <text:p>2.1176594</text:p>
          </table:table-cell>
          <table:table-cell table:style-name="ce1" office:value-type="float" office:value="0.71561985" calcext:value-type="float">
            <text:p>0.71561985</text:p>
          </table:table-cell>
          <table:table-cell table:style-name="ce1" office:value-type="float" office:value="-0.49104274" calcext:value-type="float">
            <text:p>-0.49104274</text:p>
          </table:table-cell>
          <table:table-cell table:style-name="ce1" office:value-type="float" office:value="-21.5087152541488" calcext:value-type="float">
            <text:p>-21.5087152541488</text:p>
          </table:table-cell>
          <table:table-cell table:style-name="ce1" office:value-type="float" office:value="-15.5323097557113" calcext:value-type="float">
            <text:p>-15.5323097557113</text:p>
          </table:table-cell>
          <table:table-cell table:style-name="ce1" office:value-type="float" office:value="13.0912659744178" calcext:value-type="float">
            <text:p>13.091265974417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ndmessung_punkt:</text:p>
          </table:table-cell>
          <table:table-cell/>
          <table:table-cell table:style-name="ce2" office:value-type="float" office:value="0.432" calcext:value-type="float">
            <text:p>0.432</text:p>
          </table:table-cell>
          <table:table-cell table:style-name="ce2" office:value-type="float" office:value="-0.532" calcext:value-type="float">
            <text:p>-0.532</text:p>
          </table:table-cell>
          <table:table-cell table:style-name="ce2" office:value-type="float" office:value="0.659" calcext:value-type="float">
            <text:p>0.65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vor (x|y|z)</text:p>
          </table:table-cell>
          <table:table-cell table:style-name="ce2" table:formula="of:=[.L2]" office:value-type="float" office:value="-21.5087152541488" calcext:value-type="float">
            <text:p>-21.5087152541488</text:p>
          </table:table-cell>
          <table:table-cell table:style-name="ce2" table:formula="of:=[.M2]" office:value-type="float" office:value="-15.5323097557113" calcext:value-type="float">
            <text:p>-15.5323097557113</text:p>
          </table:table-cell>
          <table:table-cell table:style-name="ce2" table:formula="of:=[.N2]" office:value-type="float" office:value="13.0912659744178" calcext:value-type="float">
            <text:p>13.091265974417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ektor zur handmessung</text:p>
          </table:table-cell>
          <table:table-cell/>
          <table:table-cell table:style-name="ce2" table:formula="of:=[.D3]-[.I4]" office:value-type="float" office:value="-1.6856594" calcext:value-type="float">
            <text:p>-1.6856594</text:p>
          </table:table-cell>
          <table:table-cell table:style-name="ce2" table:formula="of:=[.E3]-[.J4]" office:value-type="float" office:value="-1.24761985" calcext:value-type="float">
            <text:p>-1.24761985</text:p>
          </table:table-cell>
          <table:table-cell table:style-name="ce2" table:formula="of:=[.F3]-[.K4]" office:value-type="float" office:value="1.15004274" calcext:value-type="float">
            <text:p>1.15004274</text:p>
          </table:table-cell>
          <table:table-cell/>
          <table:table-cell office:value-type="string" calcext:value-type="string">
            <text:p>ort_linie</text:p>
          </table:table-cell>
          <table:table-cell table:formula="of:=[.I2]" office:value-type="float" office:value="2.1176594" calcext:value-type="float">
            <text:p>2.1176594</text:p>
          </table:table-cell>
          <table:table-cell table:formula="of:=[.J2]" office:value-type="float" office:value="0.71561985" calcext:value-type="float">
            <text:p>0.71561985</text:p>
          </table:table-cell>
          <table:table-cell table:style-name="ce2" table:formula="of:=[.K2]" office:value-type="float" office:value="-0.49104274" calcext:value-type="float">
            <text:p>-0.491042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iert</text:p>
          </table:table-cell>
          <table:table-cell/>
          <table:table-cell table:style-name="ce2" table:formula="of:=[.D4]/SQRT(POWER([.D4];2)+POWER([.E4];2)+POWER([.F4];2))" office:value-type="float" office:value="-0.704772565455783" calcext:value-type="float">
            <text:p>-0.704772565455783</text:p>
          </table:table-cell>
          <table:table-cell table:style-name="ce2" table:formula="of:=[.E4]/SQRT(POWER([.D4];2)+POWER([.E4];2)+POWER([.F4];2))" office:value-type="float" office:value="-0.521628653094486" calcext:value-type="float">
            <text:p>-0.521628653094486</text:p>
          </table:table-cell>
          <table:table-cell table:style-name="ce2" table:formula="of:=[.F4]/SQRT(POWER([.D4];2)+POWER([.E4];2)+POWER([.F4];2))" office:value-type="float" office:value="0.480831757740383" calcext:value-type="float">
            <text:p>0.480831757740383</text:p>
          </table:table-cell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8"/>
          <table:table-cell table:style-name="Default" office:value-type="string" calcext:value-type="string">
            <text:p>c:</text:p>
          </table:table-cell>
          <table:table-cell table:style-name="Default" table:formula="of:=[.D5]" office:value-type="float" office:value="-0.704772565455783" calcext:value-type="float">
            <text:p>-0.704772565455783</text:p>
          </table:table-cell>
          <table:table-cell table:formula="of:=[.E5]" office:value-type="float" office:value="-0.521628653094486" calcext:value-type="float">
            <text:p>-0.521628653094486</text:p>
          </table:table-cell>
          <table:table-cell table:formula="of:=[.F5]" office:value-type="float" office:value="0.480831757740383" calcext:value-type="float">
            <text:p>0.480831757740383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6"/>
          <table:table-cell office:value-type="string" calcext:value-type="string">
            <text:p>genutzer NormalenVektor</text:p>
          </table:table-cell>
          <table:table-cell/>
          <table:table-cell office:value-type="float" office:value="-0.951056516295154" calcext:value-type="float">
            <text:p>-0.951056516295154</text:p>
          </table:table-cell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8"/>
          <table:table-cell office:value-type="float" office:value="-0.21850801222441" calcext:value-type="float">
            <text:p>-0.21850801222441</text:p>
          </table:table-cell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8"/>
          <table:table-cell office:value-type="float" office:value="0.21850801222441" calcext:value-type="float">
            <text:p>0.21850801222441</text:p>
          </table:table-cell>
        </table:table-row>
        <table:table-row table:style-name="ro1">
          <table:table-cell table:number-columns-repeated="8"/>
          <table:table-cell table:style-name="Default" office:value-type="string" calcext:value-type="string">
            <text:p>a_i=r*b_i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8"/>
          <table:table-cell table:style-name="Default"/>
          <table:table-cell table:style-name="Default" office:value-type="string" calcext:value-type="string">
            <text:p>Kosinusähnlichkeit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aste here ----------------------------→</text:p>
          </table:table-cell>
          <table:table-cell table:style-name="ce1" table:number-columns-repeated="2"/>
          <table:table-cell office:value-type="string" calcext:value-type="string">
            <text:p>c:</text:p>
          </table:table-cell>
          <table:table-cell office:value-type="float" office:value="-0.710827823219248" calcext:value-type="float">
            <text:p>-0.710827823219248</text:p>
          </table:table-cell>
          <table:table-cell office:value-type="float" office:value="-0.437414621257454" calcext:value-type="float">
            <text:p>-0.437414621257454</text:p>
          </table:table-cell>
          <table:table-cell office:value-type="float" office:value="0.550810543515266" calcext:value-type="float">
            <text:p>0.550810543515266</text:p>
          </table:table-cell>
          <table:table-cell/>
          <table:table-cell table:formula="of:=[.$J$6]/[.E13]+[.$K$6]/[.F13]+[.$L$6]/[.G13]" office:value-type="float" office:value="3.05696126275263" calcext:value-type="float">
            <text:p>3.05696126275263</text:p>
          </table:table-cell>
          <table:table-cell table:formula="of:=([.$J$6]*[.E13]+[.$K$6]*[.F13]+[.$L$6]*[.G13])/(SQRT(POWER([.$J$6];2)+POWER([.$K$6];2)+POWER([.$L$6];2))*SQRT(POWER([.$E13];2)+POWER([.$F13];2)+POWER([.$G13];2)) )" office:value-type="float" office:value="0.993987150118321" calcext:value-type="float">
            <text:p>0.993987150118321</text:p>
          </table:table-cell>
          <table:table-cell table:number-columns-repeated="2"/>
          <table:table-cell office:value-type="string" calcext:value-type="string">
            <text:p>-1 anitline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827823219248" calcext:value-type="float">
            <text:p>-0.710827823219248</text:p>
          </table:table-cell>
          <table:table-cell office:value-type="float" office:value="-0.437414621257454" calcext:value-type="float">
            <text:p>-0.437414621257454</text:p>
          </table:table-cell>
          <table:table-cell office:value-type="float" office:value="0.550810543515266" calcext:value-type="float">
            <text:p>0.550810543515266</text:p>
          </table:table-cell>
          <table:table-cell/>
          <table:table-cell table:formula="of:=[.$J$6]/[.E14]+[.$K$6]/[.F14]+[.$L$6]/[.G14]" office:value-type="float" office:value="3.05696126275263" calcext:value-type="float">
            <text:p>3.05696126275263</text:p>
          </table:table-cell>
          <table:table-cell table:formula="of:=([.$J$6]*[.E14]+[.$K$6]*[.F14]+[.$L$6]*[.G14])/(SQRT(POWER([.$J$6];2)+POWER([.$K$6];2)+POWER([.$L$6];2))*SQRT(POWER([.$E14];2)+POWER([.$F14];2)+POWER([.$G14];2)) )" office:value-type="float" office:value="0.993987150118321" calcext:value-type="float">
            <text:p>0.993987150118321</text:p>
          </table:table-cell>
          <table:table-cell table:number-columns-repeated="2"/>
          <table:table-cell office:value-type="string" calcext:value-type="string">
            <text:p>1 line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827823219248" calcext:value-type="float">
            <text:p>-0.710827823219248</text:p>
          </table:table-cell>
          <table:table-cell office:value-type="float" office:value="-0.437414621257454" calcext:value-type="float">
            <text:p>-0.437414621257454</text:p>
          </table:table-cell>
          <table:table-cell office:value-type="float" office:value="0.550810543515266" calcext:value-type="float">
            <text:p>0.550810543515266</text:p>
          </table:table-cell>
          <table:table-cell/>
          <table:table-cell table:formula="of:=[.$J$6]/[.E15]+[.$K$6]/[.F15]+[.$L$6]/[.G15]" office:value-type="float" office:value="3.05696126275263" calcext:value-type="float">
            <text:p>3.05696126275263</text:p>
          </table:table-cell>
          <table:table-cell table:formula="of:=([.$J$6]*[.E15]+[.$K$6]*[.F15]+[.$L$6]*[.G15])/(SQRT(POWER([.$J$6];2)+POWER([.$K$6];2)+POWER([.$L$6];2))*SQRT(POWER([.$E15];2)+POWER([.$F15];2)+POWER([.$G15];2)) )" office:value-type="float" office:value="0.993987150118321" calcext:value-type="float">
            <text:p>0.993987150118321</text:p>
          </table:table-cell>
          <table:table-cell table:number-columns-repeated="2"/>
          <table:table-cell office:value-type="string" calcext:value-type="string">
            <text:p>0 orthogonal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161844077368" calcext:value-type="float">
            <text:p>-0.708161844077368</text:p>
          </table:table-cell>
          <table:table-cell office:value-type="float" office:value="-0.441226744699858" calcext:value-type="float">
            <text:p>-0.441226744699858</text:p>
          </table:table-cell>
          <table:table-cell office:value-type="float" office:value="0.551203920844644" calcext:value-type="float">
            <text:p>0.551203920844644</text:p>
          </table:table-cell>
          <table:table-cell/>
          <table:table-cell table:formula="of:=[.$J$6]/[.E16]+[.$K$6]/[.F16]+[.$L$6]/[.G16]" office:value-type="float" office:value="3.04976761306285" calcext:value-type="float">
            <text:p>3.04976761306285</text:p>
          </table:table-cell>
          <table:table-cell table:formula="of:=([.$J$6]*[.E16]+[.$K$6]*[.F16]+[.$L$6]*[.G16])/(SQRT(POWER([.$J$6];2)+POWER([.$K$6];2)+POWER([.$L$6];2))*SQRT(POWER([.$E16];2)+POWER([.$F16];2)+POWER([.$G16];2)) )" office:value-type="float" office:value="0.994285902288477" calcext:value-type="float">
            <text:p>0.99428590228847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976703671964" calcext:value-type="float">
            <text:p>-0.706976703671964</text:p>
          </table:table-cell>
          <table:table-cell office:value-type="float" office:value="-0.449624588066579" calcext:value-type="float">
            <text:p>-0.449624588066579</text:p>
          </table:table-cell>
          <table:table-cell office:value-type="float" office:value="0.54591361063" calcext:value-type="float">
            <text:p>0.54591361063</text:p>
          </table:table-cell>
          <table:table-cell/>
          <table:table-cell table:formula="of:=[.$J$6]/[.E17]+[.$K$6]/[.F17]+[.$L$6]/[.G17]" office:value-type="float" office:value="3.03780854104692" calcext:value-type="float">
            <text:p>3.03780854104692</text:p>
          </table:table-cell>
          <table:table-cell table:formula="of:=([.$J$6]*[.E17]+[.$K$6]*[.F17]+[.$L$6]*[.G17])/(SQRT(POWER([.$J$6];2)+POWER([.$K$6];2)+POWER([.$L$6];2))*SQRT(POWER([.$E17];2)+POWER([.$F17];2)+POWER([.$G17];2)) )" office:value-type="float" office:value="0.995287454409318" calcext:value-type="float">
            <text:p>0.99528745440931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869579796987" calcext:value-type="float">
            <text:p>-0.709869579796987</text:p>
          </table:table-cell>
          <table:table-cell office:value-type="float" office:value="-0.466871319128216" calcext:value-type="float">
            <text:p>-0.466871319128216</text:p>
          </table:table-cell>
          <table:table-cell office:value-type="float" office:value="0.527367377692561" calcext:value-type="float">
            <text:p>0.527367377692561</text:p>
          </table:table-cell>
          <table:table-cell/>
          <table:table-cell table:formula="of:=[.$J$6]/[.E18]+[.$K$6]/[.F18]+[.$L$6]/[.G18]" office:value-type="float" office:value="3.02186412715051" calcext:value-type="float">
            <text:p>3.02186412715051</text:p>
          </table:table-cell>
          <table:table-cell table:formula="of:=([.$J$6]*[.E18]+[.$K$6]*[.F18]+[.$L$6]*[.G18])/(SQRT(POWER([.$J$6];2)+POWER([.$K$6];2)+POWER([.$L$6];2))*SQRT(POWER([.$E18];2)+POWER([.$F18];2)+POWER([.$G18];2)) )" office:value-type="float" office:value="0.997405045448689" calcext:value-type="float">
            <text:p>0.99740504544868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869579796987" calcext:value-type="float">
            <text:p>-0.709869579796987</text:p>
          </table:table-cell>
          <table:table-cell office:value-type="float" office:value="-0.466871319128216" calcext:value-type="float">
            <text:p>-0.466871319128216</text:p>
          </table:table-cell>
          <table:table-cell office:value-type="float" office:value="0.527367377692561" calcext:value-type="float">
            <text:p>0.527367377692561</text:p>
          </table:table-cell>
          <table:table-cell/>
          <table:table-cell table:formula="of:=[.$J$6]/[.E19]+[.$K$6]/[.F19]+[.$L$6]/[.G19]" office:value-type="float" office:value="3.02186412715051" calcext:value-type="float">
            <text:p>3.02186412715051</text:p>
          </table:table-cell>
          <table:table-cell table:formula="of:=([.$J$6]*[.E19]+[.$K$6]*[.F19]+[.$L$6]*[.G19])/(SQRT(POWER([.$J$6];2)+POWER([.$K$6];2)+POWER([.$L$6];2))*SQRT(POWER([.$E19];2)+POWER([.$F19];2)+POWER([.$G19];2)) )" office:value-type="float" office:value="0.997405045448689" calcext:value-type="float">
            <text:p>0.99740504544868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869579796987" calcext:value-type="float">
            <text:p>-0.709869579796987</text:p>
          </table:table-cell>
          <table:table-cell office:value-type="float" office:value="-0.466871319128216" calcext:value-type="float">
            <text:p>-0.466871319128216</text:p>
          </table:table-cell>
          <table:table-cell office:value-type="float" office:value="0.527367377692561" calcext:value-type="float">
            <text:p>0.527367377692561</text:p>
          </table:table-cell>
          <table:table-cell/>
          <table:table-cell table:formula="of:=[.$J$6]/[.E20]+[.$K$6]/[.F20]+[.$L$6]/[.G20]" office:value-type="float" office:value="3.02186412715051" calcext:value-type="float">
            <text:p>3.02186412715051</text:p>
          </table:table-cell>
          <table:table-cell table:formula="of:=([.$J$6]*[.E20]+[.$K$6]*[.F20]+[.$L$6]*[.G20])/(SQRT(POWER([.$J$6];2)+POWER([.$K$6];2)+POWER([.$L$6];2))*SQRT(POWER([.$E20];2)+POWER([.$F20];2)+POWER([.$G20];2)) )" office:value-type="float" office:value="0.997405045448689" calcext:value-type="float">
            <text:p>0.99740504544868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869579796987" calcext:value-type="float">
            <text:p>-0.709869579796987</text:p>
          </table:table-cell>
          <table:table-cell office:value-type="float" office:value="-0.466871319128216" calcext:value-type="float">
            <text:p>-0.466871319128216</text:p>
          </table:table-cell>
          <table:table-cell office:value-type="float" office:value="0.527367377692561" calcext:value-type="float">
            <text:p>0.527367377692561</text:p>
          </table:table-cell>
          <table:table-cell/>
          <table:table-cell table:formula="of:=[.$J$6]/[.E21]+[.$K$6]/[.F21]+[.$L$6]/[.G21]" office:value-type="float" office:value="3.02186412715051" calcext:value-type="float">
            <text:p>3.02186412715051</text:p>
          </table:table-cell>
          <table:table-cell table:formula="of:=([.$J$6]*[.E21]+[.$K$6]*[.F21]+[.$L$6]*[.G21])/(SQRT(POWER([.$J$6];2)+POWER([.$K$6];2)+POWER([.$L$6];2))*SQRT(POWER([.$E21];2)+POWER([.$F21];2)+POWER([.$G21];2)) )" office:value-type="float" office:value="0.997405045448689" calcext:value-type="float">
            <text:p>0.99740504544868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869579796987" calcext:value-type="float">
            <text:p>-0.709869579796987</text:p>
          </table:table-cell>
          <table:table-cell office:value-type="float" office:value="-0.466871319128216" calcext:value-type="float">
            <text:p>-0.466871319128216</text:p>
          </table:table-cell>
          <table:table-cell office:value-type="float" office:value="0.527367377692561" calcext:value-type="float">
            <text:p>0.527367377692561</text:p>
          </table:table-cell>
          <table:table-cell/>
          <table:table-cell table:formula="of:=[.$J$6]/[.E22]+[.$K$6]/[.F22]+[.$L$6]/[.G22]" office:value-type="float" office:value="3.02186412715051" calcext:value-type="float">
            <text:p>3.02186412715051</text:p>
          </table:table-cell>
          <table:table-cell table:formula="of:=([.$J$6]*[.E22]+[.$K$6]*[.F22]+[.$L$6]*[.G22])/(SQRT(POWER([.$J$6];2)+POWER([.$K$6];2)+POWER([.$L$6];2))*SQRT(POWER([.$E22];2)+POWER([.$F22];2)+POWER([.$G22];2)) )" office:value-type="float" office:value="0.997405045448689" calcext:value-type="float">
            <text:p>0.99740504544868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869579796987" calcext:value-type="float">
            <text:p>-0.709869579796987</text:p>
          </table:table-cell>
          <table:table-cell office:value-type="float" office:value="-0.466871319128216" calcext:value-type="float">
            <text:p>-0.466871319128216</text:p>
          </table:table-cell>
          <table:table-cell office:value-type="float" office:value="0.527367377692561" calcext:value-type="float">
            <text:p>0.527367377692561</text:p>
          </table:table-cell>
          <table:table-cell/>
          <table:table-cell table:formula="of:=[.$J$6]/[.E23]+[.$K$6]/[.F23]+[.$L$6]/[.G23]" office:value-type="float" office:value="3.02186412715051" calcext:value-type="float">
            <text:p>3.02186412715051</text:p>
          </table:table-cell>
          <table:table-cell table:formula="of:=([.$J$6]*[.E23]+[.$K$6]*[.F23]+[.$L$6]*[.G23])/(SQRT(POWER([.$J$6];2)+POWER([.$K$6];2)+POWER([.$L$6];2))*SQRT(POWER([.$E23];2)+POWER([.$F23];2)+POWER([.$G23];2)) )" office:value-type="float" office:value="0.997405045448689" calcext:value-type="float">
            <text:p>0.99740504544868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179377542523" calcext:value-type="float">
            <text:p>-0.712179377542523</text:p>
          </table:table-cell>
          <table:table-cell office:value-type="float" office:value="-0.466934410813624" calcext:value-type="float">
            <text:p>-0.466934410813624</text:p>
          </table:table-cell>
          <table:table-cell office:value-type="float" office:value="0.524187743276469" calcext:value-type="float">
            <text:p>0.524187743276469</text:p>
          </table:table-cell>
          <table:table-cell/>
          <table:table-cell table:formula="of:=[.$J$6]/[.E24]+[.$K$6]/[.F24]+[.$L$6]/[.G24]" office:value-type="float" office:value="3.02402374129453" calcext:value-type="float">
            <text:p>3.02402374129453</text:p>
          </table:table-cell>
          <table:table-cell table:formula="of:=([.$J$6]*[.E24]+[.$K$6]*[.F24]+[.$L$6]*[.G24])/(SQRT(POWER([.$J$6];2)+POWER([.$K$6];2)+POWER([.$L$6];2))*SQRT(POWER([.$E24];2)+POWER([.$F24];2)+POWER([.$G24];2)) )" office:value-type="float" office:value="0.997536968757114" calcext:value-type="float">
            <text:p>0.99753696875711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321256409976" calcext:value-type="float">
            <text:p>-0.718321256409976</text:p>
          </table:table-cell>
          <table:table-cell office:value-type="float" office:value="-0.486597072151621" calcext:value-type="float">
            <text:p>-0.486597072151621</text:p>
          </table:table-cell>
          <table:table-cell office:value-type="float" office:value="0.497230190116271" calcext:value-type="float">
            <text:p>0.497230190116271</text:p>
          </table:table-cell>
          <table:table-cell/>
          <table:table-cell table:formula="of:=[.$J$6]/[.E25]+[.$K$6]/[.F25]+[.$L$6]/[.G25]" office:value-type="float" office:value="3.02015183295175" calcext:value-type="float">
            <text:p>3.02015183295175</text:p>
          </table:table-cell>
          <table:table-cell table:formula="of:=([.$J$6]*[.E25]+[.$K$6]*[.F25]+[.$L$6]*[.G25])/(SQRT(POWER([.$J$6];2)+POWER([.$K$6];2)+POWER([.$L$6];2))*SQRT(POWER([.$E25];2)+POWER([.$F25];2)+POWER([.$G25];2)) )" office:value-type="float" office:value="0.999160156362842" calcext:value-type="float">
            <text:p>0.99916015636284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150534872699" calcext:value-type="float">
            <text:p>-0.717150534872699</text:p>
          </table:table-cell>
          <table:table-cell office:value-type="float" office:value="-0.486459358783643" calcext:value-type="float">
            <text:p>-0.486459358783643</text:p>
          </table:table-cell>
          <table:table-cell office:value-type="float" office:value="0.499051502936931" calcext:value-type="float">
            <text:p>0.499051502936931</text:p>
          </table:table-cell>
          <table:table-cell/>
          <table:table-cell table:formula="of:=[.$J$6]/[.E26]+[.$K$6]/[.F26]+[.$L$6]/[.G26]" office:value-type="float" office:value="3.01852779053329" calcext:value-type="float">
            <text:p>3.01852779053329</text:p>
          </table:table-cell>
          <table:table-cell table:formula="of:=([.$J$6]*[.E26]+[.$K$6]*[.F26]+[.$L$6]*[.G26])/(SQRT(POWER([.$J$6];2)+POWER([.$K$6];2)+POWER([.$L$6];2))*SQRT(POWER([.$E26];2)+POWER([.$F26];2)+POWER([.$G26];2)) )" office:value-type="float" office:value="0.999138973747882" calcext:value-type="float">
            <text:p>0.99913897374788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244732291405" calcext:value-type="float">
            <text:p>-0.708244732291405</text:p>
          </table:table-cell>
          <table:table-cell office:value-type="float" office:value="-0.495419189189571" calcext:value-type="float">
            <text:p>-0.495419189189571</text:p>
          </table:table-cell>
          <table:table-cell office:value-type="float" office:value="0.502940579158438" calcext:value-type="float">
            <text:p>0.502940579158438</text:p>
          </table:table-cell>
          <table:table-cell/>
          <table:table-cell table:formula="of:=[.$J$6]/[.E27]+[.$K$6]/[.F27]+[.$L$6]/[.G27]" office:value-type="float" office:value="3.00404200252182" calcext:value-type="float">
            <text:p>3.00404200252182</text:p>
          </table:table-cell>
          <table:table-cell table:formula="of:=([.$J$6]*[.E27]+[.$K$6]*[.F27]+[.$L$6]*[.G27])/(SQRT(POWER([.$J$6];2)+POWER([.$K$6];2)+POWER([.$L$6];2))*SQRT(POWER([.$E27];2)+POWER([.$F27];2)+POWER([.$G27];2)) )" office:value-type="float" office:value="0.999406104037394" calcext:value-type="float">
            <text:p>0.99940610403739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052574419421" calcext:value-type="float">
            <text:p>-0.707052574419421</text:p>
          </table:table-cell>
          <table:table-cell office:value-type="float" office:value="-0.503262827900327" calcext:value-type="float">
            <text:p>-0.503262827900327</text:p>
          </table:table-cell>
          <table:table-cell office:value-type="float" office:value="0.496792897554539" calcext:value-type="float">
            <text:p>0.496792897554539</text:p>
          </table:table-cell>
          <table:table-cell/>
          <table:table-cell table:formula="of:=[.$J$6]/[.E28]+[.$K$6]/[.F28]+[.$L$6]/[.G28]" office:value-type="float" office:value="3.00114048202948" calcext:value-type="float">
            <text:p>3.00114048202948</text:p>
          </table:table-cell>
          <table:table-cell table:formula="of:=([.$J$6]*[.E28]+[.$K$6]*[.F28]+[.$L$6]*[.G28])/(SQRT(POWER([.$J$6];2)+POWER([.$K$6];2)+POWER([.$L$6];2))*SQRT(POWER([.$E28];2)+POWER([.$F28];2)+POWER([.$G28];2)) )" office:value-type="float" office:value="0.999701370019948" calcext:value-type="float">
            <text:p>0.99970137001994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70513023282" calcext:value-type="float">
            <text:p>-0.70570513023282</text:p>
          </table:table-cell>
          <table:table-cell office:value-type="float" office:value="-0.512336367251584" calcext:value-type="float">
            <text:p>-0.512336367251584</text:p>
          </table:table-cell>
          <table:table-cell office:value-type="float" office:value="0.489378908367052" calcext:value-type="float">
            <text:p>0.489378908367052</text:p>
          </table:table-cell>
          <table:table-cell/>
          <table:table-cell table:formula="of:=[.$J$6]/[.E29]+[.$K$6]/[.F29]+[.$L$6]/[.G29]" office:value-type="float" office:value="2.9993503127021" calcext:value-type="float">
            <text:p>2.9993503127021</text:p>
          </table:table-cell>
          <table:table-cell table:formula="of:=([.$J$6]*[.E29]+[.$K$6]*[.F29]+[.$L$6]*[.G29])/(SQRT(POWER([.$J$6];2)+POWER([.$K$6];2)+POWER([.$L$6];2))*SQRT(POWER([.$E29];2)+POWER([.$F29];2)+POWER([.$G29];2)) )" office:value-type="float" office:value="0.999919864981458" calcext:value-type="float">
            <text:p>0.99991986498145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70513023282" calcext:value-type="float">
            <text:p>-0.70570513023282</text:p>
          </table:table-cell>
          <table:table-cell office:value-type="float" office:value="-0.512336367251584" calcext:value-type="float">
            <text:p>-0.512336367251584</text:p>
          </table:table-cell>
          <table:table-cell office:value-type="float" office:value="0.489378908367052" calcext:value-type="float">
            <text:p>0.489378908367052</text:p>
          </table:table-cell>
          <table:table-cell/>
          <table:table-cell table:formula="of:=[.$J$6]/[.E30]+[.$K$6]/[.F30]+[.$L$6]/[.G30]" office:value-type="float" office:value="2.9993503127021" calcext:value-type="float">
            <text:p>2.9993503127021</text:p>
          </table:table-cell>
          <table:table-cell table:formula="of:=([.$J$6]*[.E30]+[.$K$6]*[.F30]+[.$L$6]*[.G30])/(SQRT(POWER([.$J$6];2)+POWER([.$K$6];2)+POWER([.$L$6];2))*SQRT(POWER([.$E30];2)+POWER([.$F30];2)+POWER([.$G30];2)) )" office:value-type="float" office:value="0.999919864981458" calcext:value-type="float">
            <text:p>0.99991986498145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130978962993" calcext:value-type="float">
            <text:p>-0.709130978962993</text:p>
          </table:table-cell>
          <table:table-cell office:value-type="float" office:value="-0.512094522937797" calcext:value-type="float">
            <text:p>-0.512094522937797</text:p>
          </table:table-cell>
          <table:table-cell office:value-type="float" office:value="0.48465704807843" calcext:value-type="float">
            <text:p>0.48465704807843</text:p>
          </table:table-cell>
          <table:table-cell/>
          <table:table-cell table:formula="of:=[.$J$6]/[.E31]+[.$K$6]/[.F31]+[.$L$6]/[.G31]" office:value-type="float" office:value="3.00457899984461" calcext:value-type="float">
            <text:p>3.00457899984461</text:p>
          </table:table-cell>
          <table:table-cell table:formula="of:=([.$J$6]*[.E31]+[.$K$6]*[.F31]+[.$L$6]*[.G31])/(SQRT(POWER([.$J$6];2)+POWER([.$K$6];2)+POWER([.$L$6];2))*SQRT(POWER([.$E31];2)+POWER([.$F31];2)+POWER([.$G31];2)) )" office:value-type="float" office:value="0.999937735873843" calcext:value-type="float">
            <text:p>0.99993773587384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271495285175" calcext:value-type="float">
            <text:p>-0.712271495285175</text:p>
          </table:table-cell>
          <table:table-cell office:value-type="float" office:value="-0.52130115590897" calcext:value-type="float">
            <text:p>-0.52130115590897</text:p>
          </table:table-cell>
          <table:table-cell office:value-type="float" office:value="0.470015342145544" calcext:value-type="float">
            <text:p>0.470015342145544</text:p>
          </table:table-cell>
          <table:table-cell/>
          <table:table-cell table:formula="of:=[.$J$6]/[.E32]+[.$K$6]/[.F32]+[.$L$6]/[.G32]" office:value-type="float" office:value="3.01311293902806" calcext:value-type="float">
            <text:p>3.01311293902806</text:p>
          </table:table-cell>
          <table:table-cell table:formula="of:=([.$J$6]*[.E32]+[.$K$6]*[.F32]+[.$L$6]*[.G32])/(SQRT(POWER([.$J$6];2)+POWER([.$K$6];2)+POWER([.$L$6];2))*SQRT(POWER([.$E32];2)+POWER([.$F32];2)+POWER([.$G32];2)) )" office:value-type="float" office:value="0.999913331975344" calcext:value-type="float">
            <text:p>0.99991333197534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718849888656" calcext:value-type="float">
            <text:p>-0.711718849888656</text:p>
          </table:table-cell>
          <table:table-cell office:value-type="float" office:value="-0.523791602633884" calcext:value-type="float">
            <text:p>-0.523791602633884</text:p>
          </table:table-cell>
          <table:table-cell office:value-type="float" office:value="0.468079732228811" calcext:value-type="float">
            <text:p>0.468079732228811</text:p>
          </table:table-cell>
          <table:table-cell/>
          <table:table-cell table:formula="of:=[.$J$6]/[.E33]+[.$K$6]/[.F33]+[.$L$6]/[.G33]" office:value-type="float" office:value="3.01335399641547" calcext:value-type="float">
            <text:p>3.01335399641547</text:p>
          </table:table-cell>
          <table:table-cell table:formula="of:=([.$J$6]*[.E33]+[.$K$6]*[.F33]+[.$L$6]*[.G33])/(SQRT(POWER([.$J$6];2)+POWER([.$K$6];2)+POWER([.$L$6];2))*SQRT(POWER([.$E33];2)+POWER([.$F33];2)+POWER([.$G33];2)) )" office:value-type="float" office:value="0.99989222831361" calcext:value-type="float">
            <text:p>0.9998922283136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502073552438" calcext:value-type="float">
            <text:p>-0.711502073552438</text:p>
          </table:table-cell>
          <table:table-cell office:value-type="float" office:value="-0.525283477553541" calcext:value-type="float">
            <text:p>-0.525283477553541</text:p>
          </table:table-cell>
          <table:table-cell office:value-type="float" office:value="0.466735543471718" calcext:value-type="float">
            <text:p>0.466735543471718</text:p>
          </table:table-cell>
          <table:table-cell/>
          <table:table-cell table:formula="of:=[.$J$6]/[.E34]+[.$K$6]/[.F34]+[.$L$6]/[.G34]" office:value-type="float" office:value="3.01378573164556" calcext:value-type="float">
            <text:p>3.01378573164556</text:p>
          </table:table-cell>
          <table:table-cell table:formula="of:=([.$J$6]*[.E34]+[.$K$6]*[.F34]+[.$L$6]*[.G34])/(SQRT(POWER([.$J$6];2)+POWER([.$K$6];2)+POWER([.$L$6];2))*SQRT(POWER([.$E34];2)+POWER([.$F34];2)+POWER([.$G34];2)) )" office:value-type="float" office:value="0.999871326361121" calcext:value-type="float">
            <text:p>0.99987132636112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154546047731" calcext:value-type="float">
            <text:p>-0.711154546047731</text:p>
          </table:table-cell>
          <table:table-cell office:value-type="float" office:value="-0.525762172575678" calcext:value-type="float">
            <text:p>-0.525762172575678</text:p>
          </table:table-cell>
          <table:table-cell office:value-type="float" office:value="0.466726204025602" calcext:value-type="float">
            <text:p>0.466726204025602</text:p>
          </table:table-cell>
          <table:table-cell/>
          <table:table-cell table:formula="of:=[.$J$6]/[.E35]+[.$K$6]/[.F35]+[.$L$6]/[.G35]" office:value-type="float" office:value="3.01338626191249" calcext:value-type="float">
            <text:p>3.01338626191249</text:p>
          </table:table-cell>
          <table:table-cell table:formula="of:=([.$J$6]*[.E35]+[.$K$6]*[.F35]+[.$L$6]*[.G35])/(SQRT(POWER([.$J$6];2)+POWER([.$K$6];2)+POWER([.$L$6];2))*SQRT(POWER([.$E35];2)+POWER([.$F35];2)+POWER([.$G35];2)) )" office:value-type="float" office:value="0.999871608847411" calcext:value-type="float">
            <text:p>0.99987160884741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962785912908" calcext:value-type="float">
            <text:p>-0.710962785912908</text:p>
          </table:table-cell>
          <table:table-cell office:value-type="float" office:value="-0.525597450759813" calcext:value-type="float">
            <text:p>-0.525597450759813</text:p>
          </table:table-cell>
          <table:table-cell office:value-type="float" office:value="0.467203635261695" calcext:value-type="float">
            <text:p>0.467203635261695</text:p>
          </table:table-cell>
          <table:table-cell/>
          <table:table-cell table:formula="of:=[.$J$6]/[.E36]+[.$K$6]/[.F36]+[.$L$6]/[.G36]" office:value-type="float" office:value="3.01291172060338" calcext:value-type="float">
            <text:p>3.01291172060338</text:p>
          </table:table-cell>
          <table:table-cell table:formula="of:=([.$J$6]*[.E36]+[.$K$6]*[.F36]+[.$L$6]*[.G36])/(SQRT(POWER([.$J$6];2)+POWER([.$K$6];2)+POWER([.$L$6];2))*SQRT(POWER([.$E36];2)+POWER([.$F36];2)+POWER([.$G36];2)) )" office:value-type="float" office:value="0.999880102046745" calcext:value-type="float">
            <text:p>0.99988010204674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122895034009" calcext:value-type="float">
            <text:p>-0.706122895034009</text:p>
          </table:table-cell>
          <table:table-cell office:value-type="float" office:value="-0.529713910131399" calcext:value-type="float">
            <text:p>-0.529713910131399</text:p>
          </table:table-cell>
          <table:table-cell office:value-type="float" office:value="0.469886827355369" calcext:value-type="float">
            <text:p>0.469886827355369</text:p>
          </table:table-cell>
          <table:table-cell/>
          <table:table-cell table:formula="of:=[.$J$6]/[.E37]+[.$K$6]/[.F37]+[.$L$6]/[.G37]" office:value-type="float" office:value="3.0061169383505" calcext:value-type="float">
            <text:p>3.0061169383505</text:p>
          </table:table-cell>
          <table:table-cell table:formula="of:=([.$J$6]*[.E37]+[.$K$6]*[.F37]+[.$L$6]*[.G37])/(SQRT(POWER([.$J$6];2)+POWER([.$K$6];2)+POWER([.$L$6];2))*SQRT(POWER([.$E37];2)+POWER([.$F37];2)+POWER([.$G37];2)) )" office:value-type="float" office:value="0.999906506863772" calcext:value-type="float">
            <text:p>0.99990650686377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100779322153" calcext:value-type="float">
            <text:p>-0.703100779322153</text:p>
          </table:table-cell>
          <table:table-cell office:value-type="float" office:value="-0.545657827223485" calcext:value-type="float">
            <text:p>-0.545657827223485</text:p>
          </table:table-cell>
          <table:table-cell office:value-type="float" office:value="0.455968013907034" calcext:value-type="float">
            <text:p>0.455968013907034</text:p>
          </table:table-cell>
          <table:table-cell/>
          <table:table-cell table:formula="of:=[.$J$6]/[.E38]+[.$K$6]/[.F38]+[.$L$6]/[.G38]" office:value-type="float" office:value="3.01287023826726" calcext:value-type="float">
            <text:p>3.01287023826726</text:p>
          </table:table-cell>
          <table:table-cell table:formula="of:=([.$J$6]*[.E38]+[.$K$6]*[.F38]+[.$L$6]*[.G38])/(SQRT(POWER([.$J$6];2)+POWER([.$K$6];2)+POWER([.$L$6];2))*SQRT(POWER([.$E38];2)+POWER([.$F38];2)+POWER([.$G38];2)) )" office:value-type="float" office:value="0.999400799082196" calcext:value-type="float">
            <text:p>0.99940079908219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472990640711" calcext:value-type="float">
            <text:p>-0.704472990640711</text:p>
          </table:table-cell>
          <table:table-cell office:value-type="float" office:value="-0.547486101039065" calcext:value-type="float">
            <text:p>-0.547486101039065</text:p>
          </table:table-cell>
          <table:table-cell office:value-type="float" office:value="0.451637879973299" calcext:value-type="float">
            <text:p>0.451637879973299</text:p>
          </table:table-cell>
          <table:table-cell/>
          <table:table-cell table:formula="of:=[.$J$6]/[.E39]+[.$K$6]/[.F39]+[.$L$6]/[.G39]" office:value-type="float" office:value="3.0178358438262" calcext:value-type="float">
            <text:p>3.0178358438262</text:p>
          </table:table-cell>
          <table:table-cell table:formula="of:=([.$J$6]*[.E39]+[.$K$6]*[.F39]+[.$L$6]*[.G39])/(SQRT(POWER([.$J$6];2)+POWER([.$K$6];2)+POWER([.$L$6];2))*SQRT(POWER([.$E39];2)+POWER([.$F39];2)+POWER([.$G39];2)) )" office:value-type="float" office:value="0.999239510070822" calcext:value-type="float">
            <text:p>0.99923951007082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648448214007" calcext:value-type="float">
            <text:p>-0.703648448214007</text:p>
          </table:table-cell>
          <table:table-cell office:value-type="float" office:value="-0.550036281377115" calcext:value-type="float">
            <text:p>-0.550036281377115</text:p>
          </table:table-cell>
          <table:table-cell office:value-type="float" office:value="0.449821020512442" calcext:value-type="float">
            <text:p>0.449821020512442</text:p>
          </table:table-cell>
          <table:table-cell/>
          <table:table-cell table:formula="of:=[.$J$6]/[.E40]+[.$K$6]/[.F40]+[.$L$6]/[.G40]" office:value-type="float" office:value="3.01889089802702" calcext:value-type="float">
            <text:p>3.01889089802702</text:p>
          </table:table-cell>
          <table:table-cell table:formula="of:=([.$J$6]*[.E40]+[.$K$6]*[.F40]+[.$L$6]*[.G40])/(SQRT(POWER([.$J$6];2)+POWER([.$K$6];2)+POWER([.$L$6];2))*SQRT(POWER([.$E40];2)+POWER([.$F40];2)+POWER([.$G40];2)) )" office:value-type="float" office:value="0.999115038596181" calcext:value-type="float">
            <text:p>0.99911503859618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769716161385" calcext:value-type="float">
            <text:p>-0.703769716161385</text:p>
          </table:table-cell>
          <table:table-cell office:value-type="float" office:value="-0.550416538742025" calcext:value-type="float">
            <text:p>-0.550416538742025</text:p>
          </table:table-cell>
          <table:table-cell office:value-type="float" office:value="0.449165693807277" calcext:value-type="float">
            <text:p>0.449165693807277</text:p>
          </table:table-cell>
          <table:table-cell/>
          <table:table-cell table:formula="of:=[.$J$6]/[.E41]+[.$K$6]/[.F41]+[.$L$6]/[.G41]" office:value-type="float" office:value="3.01962270669825" calcext:value-type="float">
            <text:p>3.01962270669825</text:p>
          </table:table-cell>
          <table:table-cell table:formula="of:=([.$J$6]*[.E41]+[.$K$6]*[.F41]+[.$L$6]*[.G41])/(SQRT(POWER([.$J$6];2)+POWER([.$K$6];2)+POWER([.$L$6];2))*SQRT(POWER([.$E41];2)+POWER([.$F41];2)+POWER([.$G41];2)) )" office:value-type="float" office:value="0.999083756164111" calcext:value-type="float">
            <text:p>0.99908375616411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227106878" calcext:value-type="float">
            <text:p>-0.703227106878</text:p>
          </table:table-cell>
          <table:table-cell office:value-type="float" office:value="-0.551601743806326" calcext:value-type="float">
            <text:p>-0.551601743806326</text:p>
          </table:table-cell>
          <table:table-cell office:value-type="float" office:value="0.448561202492835" calcext:value-type="float">
            <text:p>0.448561202492835</text:p>
          </table:table-cell>
          <table:table-cell/>
          <table:table-cell table:formula="of:=[.$J$6]/[.E42]+[.$K$6]/[.F42]+[.$L$6]/[.G42]" office:value-type="float" office:value="3.01980175343474" calcext:value-type="float">
            <text:p>3.01980175343474</text:p>
          </table:table-cell>
          <table:table-cell table:formula="of:=([.$J$6]*[.E42]+[.$K$6]*[.F42]+[.$L$6]*[.G42])/(SQRT(POWER([.$J$6];2)+POWER([.$K$6];2)+POWER([.$L$6];2))*SQRT(POWER([.$E42];2)+POWER([.$F42];2)+POWER([.$G42];2)) )" office:value-type="float" office:value="0.99902891832749" calcext:value-type="float">
            <text:p>0.9990289183274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917748967426" calcext:value-type="float">
            <text:p>-0.702917748967426</text:p>
          </table:table-cell>
          <table:table-cell office:value-type="float" office:value="-0.551437436855136" calcext:value-type="float">
            <text:p>-0.551437436855136</text:p>
          </table:table-cell>
          <table:table-cell office:value-type="float" office:value="0.449247583656501" calcext:value-type="float">
            <text:p>0.449247583656501</text:p>
          </table:table-cell>
          <table:table-cell/>
          <table:table-cell table:formula="of:=[.$J$6]/[.E43]+[.$K$6]/[.F43]+[.$L$6]/[.G43]" office:value-type="float" office:value="3.01888683358848" calcext:value-type="float">
            <text:p>3.01888683358848</text:p>
          </table:table-cell>
          <table:table-cell table:formula="of:=([.$J$6]*[.E43]+[.$K$6]*[.F43]+[.$L$6]*[.G43])/(SQRT(POWER([.$J$6];2)+POWER([.$K$6];2)+POWER([.$L$6];2))*SQRT(POWER([.$E43];2)+POWER([.$F43];2)+POWER([.$G43];2)) )" office:value-type="float" office:value="0.999055218006972" calcext:value-type="float">
            <text:p>0.99905521800697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917748967426" calcext:value-type="float">
            <text:p>-0.702917748967426</text:p>
          </table:table-cell>
          <table:table-cell office:value-type="float" office:value="-0.551437436855136" calcext:value-type="float">
            <text:p>-0.551437436855136</text:p>
          </table:table-cell>
          <table:table-cell office:value-type="float" office:value="0.449247583656501" calcext:value-type="float">
            <text:p>0.449247583656501</text:p>
          </table:table-cell>
          <table:table-cell/>
          <table:table-cell table:formula="of:=[.$J$6]/[.E44]+[.$K$6]/[.F44]+[.$L$6]/[.G44]" office:value-type="float" office:value="3.01888683358848" calcext:value-type="float">
            <text:p>3.01888683358848</text:p>
          </table:table-cell>
          <table:table-cell table:formula="of:=([.$J$6]*[.E44]+[.$K$6]*[.F44]+[.$L$6]*[.G44])/(SQRT(POWER([.$J$6];2)+POWER([.$K$6];2)+POWER([.$L$6];2))*SQRT(POWER([.$E44];2)+POWER([.$F44];2)+POWER([.$G44];2)) )" office:value-type="float" office:value="0.999055218006972" calcext:value-type="float">
            <text:p>0.99905521800697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205499761347" calcext:value-type="float">
            <text:p>-0.707205499761347</text:p>
          </table:table-cell>
          <table:table-cell office:value-type="float" office:value="-0.550290343472192" calcext:value-type="float">
            <text:p>-0.550290343472192</text:p>
          </table:table-cell>
          <table:table-cell office:value-type="float" office:value="0.443892913875137" calcext:value-type="float">
            <text:p>0.443892913875137</text:p>
          </table:table-cell>
          <table:table-cell/>
          <table:table-cell table:formula="of:=[.$J$6]/[.E45]+[.$K$6]/[.F45]+[.$L$6]/[.G45]" office:value-type="float" office:value="3.02769078728057" calcext:value-type="float">
            <text:p>3.02769078728057</text:p>
          </table:table-cell>
          <table:table-cell table:formula="of:=([.$J$6]*[.E45]+[.$K$6]*[.F45]+[.$L$6]*[.G45])/(SQRT(POWER([.$J$6];2)+POWER([.$K$6];2)+POWER([.$L$6];2))*SQRT(POWER([.$E45];2)+POWER([.$F45];2)+POWER([.$G45];2)) )" office:value-type="float" office:value="0.998904055074628" calcext:value-type="float">
            <text:p>0.99890405507462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995293978611" calcext:value-type="float">
            <text:p>-0.706995293978611</text:p>
          </table:table-cell>
          <table:table-cell office:value-type="float" office:value="-0.550462871757428" calcext:value-type="float">
            <text:p>-0.550462871757428</text:p>
          </table:table-cell>
          <table:table-cell office:value-type="float" office:value="0.444013829861936" calcext:value-type="float">
            <text:p>0.444013829861936</text:p>
          </table:table-cell>
          <table:table-cell/>
          <table:table-cell table:formula="of:=[.$J$6]/[.E46]+[.$K$6]/[.F46]+[.$L$6]/[.G46]" office:value-type="float" office:value="3.02739500123083" calcext:value-type="float">
            <text:p>3.02739500123083</text:p>
          </table:table-cell>
          <table:table-cell table:formula="of:=([.$J$6]*[.E46]+[.$K$6]*[.F46]+[.$L$6]*[.G46])/(SQRT(POWER([.$J$6];2)+POWER([.$K$6];2)+POWER([.$L$6];2))*SQRT(POWER([.$E46];2)+POWER([.$F46];2)+POWER([.$G46];2)) )" office:value-type="float" office:value="0.998904043749375" calcext:value-type="float">
            <text:p>0.99890404374937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893713642368" calcext:value-type="float">
            <text:p>-0.704893713642368</text:p>
          </table:table-cell>
          <table:table-cell office:value-type="float" office:value="-0.551444340257415" calcext:value-type="float">
            <text:p>-0.551444340257415</text:p>
          </table:table-cell>
          <table:table-cell office:value-type="float" office:value="0.446132258490165" calcext:value-type="float">
            <text:p>0.446132258490165</text:p>
          </table:table-cell>
          <table:table-cell/>
          <table:table-cell table:formula="of:=[.$J$6]/[.E47]+[.$K$6]/[.F47]+[.$L$6]/[.G47]" office:value-type="float" office:value="3.02353828294614" calcext:value-type="float">
            <text:p>3.02353828294614</text:p>
          </table:table-cell>
          <table:table-cell table:formula="of:=([.$J$6]*[.E47]+[.$K$6]*[.F47]+[.$L$6]*[.G47])/(SQRT(POWER([.$J$6];2)+POWER([.$K$6];2)+POWER([.$L$6];2))*SQRT(POWER([.$E47];2)+POWER([.$F47];2)+POWER([.$G47];2)) )" office:value-type="float" office:value="0.998953477436952" calcext:value-type="float">
            <text:p>0.99895347743695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0125384471014" calcext:value-type="float">
            <text:p>-0.700125384471014</text:p>
          </table:table-cell>
          <table:table-cell office:value-type="float" office:value="-0.560207661699381" calcext:value-type="float">
            <text:p>-0.560207661699381</text:p>
          </table:table-cell>
          <table:table-cell office:value-type="float" office:value="0.442709635983481" calcext:value-type="float">
            <text:p>0.442709635983481</text:p>
          </table:table-cell>
          <table:table-cell/>
          <table:table-cell table:formula="of:=[.$J$6]/[.E48]+[.$K$6]/[.F48]+[.$L$6]/[.G48]" office:value-type="float" office:value="3.02388298351359" calcext:value-type="float">
            <text:p>3.02388298351359</text:p>
          </table:table-cell>
          <table:table-cell table:formula="of:=([.$J$6]*[.E48]+[.$K$6]*[.F48]+[.$L$6]*[.G48])/(SQRT(POWER([.$J$6];2)+POWER([.$K$6];2)+POWER([.$L$6];2))*SQRT(POWER([.$E48];2)+POWER([.$F48];2)+POWER([.$G48];2)) )" office:value-type="float" office:value="0.998518383818355" calcext:value-type="float">
            <text:p>0.99851838381835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0143323020598" calcext:value-type="float">
            <text:p>-0.700143323020598</text:p>
          </table:table-cell>
          <table:table-cell office:value-type="float" office:value="-0.560193024935796" calcext:value-type="float">
            <text:p>-0.560193024935796</text:p>
          </table:table-cell>
          <table:table-cell office:value-type="float" office:value="0.442699787715059" calcext:value-type="float">
            <text:p>0.442699787715059</text:p>
          </table:table-cell>
          <table:table-cell/>
          <table:table-cell table:formula="of:=[.$J$6]/[.E49]+[.$K$6]/[.F49]+[.$L$6]/[.G49]" office:value-type="float" office:value="3.02390568248988" calcext:value-type="float">
            <text:p>3.02390568248988</text:p>
          </table:table-cell>
          <table:table-cell table:formula="of:=([.$J$6]*[.E49]+[.$K$6]*[.F49]+[.$L$6]*[.G49])/(SQRT(POWER([.$J$6];2)+POWER([.$K$6];2)+POWER([.$L$6];2))*SQRT(POWER([.$E49];2)+POWER([.$F49];2)+POWER([.$G49];2)) )" office:value-type="float" office:value="0.998518656100475" calcext:value-type="float">
            <text:p>0.99851865610047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9930139720519" calcext:value-type="float">
            <text:p>-0.699930139720519</text:p>
          </table:table-cell>
          <table:table-cell office:value-type="float" office:value="-0.560409113476513" calcext:value-type="float">
            <text:p>-0.560409113476513</text:p>
          </table:table-cell>
          <table:table-cell office:value-type="float" office:value="0.442763396232439" calcext:value-type="float">
            <text:p>0.442763396232439</text:p>
          </table:table-cell>
          <table:table-cell/>
          <table:table-cell table:formula="of:=[.$J$6]/[.E50]+[.$K$6]/[.F50]+[.$L$6]/[.G50]" office:value-type="float" office:value="3.0236971911909" calcext:value-type="float">
            <text:p>3.0236971911909</text:p>
          </table:table-cell>
          <table:table-cell table:formula="of:=([.$J$6]*[.E50]+[.$K$6]*[.F50]+[.$L$6]*[.G50])/(SQRT(POWER([.$J$6];2)+POWER([.$K$6];2)+POWER([.$L$6];2))*SQRT(POWER([.$E50];2)+POWER([.$F50];2)+POWER([.$G50];2)) )" office:value-type="float" office:value="0.998511713328829" calcext:value-type="float">
            <text:p>0.99851171332882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0590289920102" calcext:value-type="float">
            <text:p>-0.700590289920102</text:p>
          </table:table-cell>
          <table:table-cell office:value-type="float" office:value="-0.560255062806427" calcext:value-type="float">
            <text:p>-0.560255062806427</text:p>
          </table:table-cell>
          <table:table-cell office:value-type="float" office:value="0.441913464684472" calcext:value-type="float">
            <text:p>0.441913464684472</text:p>
          </table:table-cell>
          <table:table-cell/>
          <table:table-cell table:formula="of:=[.$J$6]/[.E51]+[.$K$6]/[.F51]+[.$L$6]/[.G51]" office:value-type="float" office:value="3.02509299448185" calcext:value-type="float">
            <text:p>3.02509299448185</text:p>
          </table:table-cell>
          <table:table-cell table:formula="of:=([.$J$6]*[.E51]+[.$K$6]*[.F51]+[.$L$6]*[.G51])/(SQRT(POWER([.$J$6];2)+POWER([.$K$6];2)+POWER([.$L$6];2))*SQRT(POWER([.$E51];2)+POWER([.$F51];2)+POWER([.$G51];2)) )" office:value-type="float" office:value="0.998487937754862" calcext:value-type="float">
            <text:p>0.99848793775486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59398031204" calcext:value-type="float">
            <text:p>-0.70159398031204</text:p>
          </table:table-cell>
          <table:table-cell office:value-type="float" office:value="-0.558979413358512" calcext:value-type="float">
            <text:p>-0.558979413358512</text:p>
          </table:table-cell>
          <table:table-cell office:value-type="float" office:value="0.441936536429476" calcext:value-type="float">
            <text:p>0.441936536429476</text:p>
          </table:table-cell>
          <table:table-cell/>
          <table:table-cell table:formula="of:=[.$J$6]/[.E52]+[.$K$6]/[.F52]+[.$L$6]/[.G52]" office:value-type="float" office:value="3.02572183126378" calcext:value-type="float">
            <text:p>3.02572183126378</text:p>
          </table:table-cell>
          <table:table-cell table:formula="of:=([.$J$6]*[.E52]+[.$K$6]*[.F52]+[.$L$6]*[.G52])/(SQRT(POWER([.$J$6];2)+POWER([.$K$6];2)+POWER([.$L$6];2))*SQRT(POWER([.$E52];2)+POWER([.$F52];2)+POWER([.$G52];2)) )" office:value-type="float" office:value="0.99854098953168" calcext:value-type="float">
            <text:p>0.998540989531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677584260201" calcext:value-type="float">
            <text:p>-0.701677584260201</text:p>
          </table:table-cell>
          <table:table-cell office:value-type="float" office:value="-0.558100725595047" calcext:value-type="float">
            <text:p>-0.558100725595047</text:p>
          </table:table-cell>
          <table:table-cell office:value-type="float" office:value="0.44291325091608" calcext:value-type="float">
            <text:p>0.44291325091608</text:p>
          </table:table-cell>
          <table:table-cell/>
          <table:table-cell table:formula="of:=[.$J$6]/[.E53]+[.$K$6]/[.F53]+[.$L$6]/[.G53]" office:value-type="float" office:value="3.02467207849841" calcext:value-type="float">
            <text:p>3.02467207849841</text:p>
          </table:table-cell>
          <table:table-cell table:formula="of:=([.$J$6]*[.E53]+[.$K$6]*[.F53]+[.$L$6]*[.G53])/(SQRT(POWER([.$J$6];2)+POWER([.$K$6];2)+POWER([.$L$6];2))*SQRT(POWER([.$E53];2)+POWER([.$F53];2)+POWER([.$G53];2)) )" office:value-type="float" office:value="0.998611197929564" calcext:value-type="float">
            <text:p>0.99861119792956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854098150168" calcext:value-type="float">
            <text:p>-0.701854098150168</text:p>
          </table:table-cell>
          <table:table-cell office:value-type="float" office:value="-0.557713711657906" calcext:value-type="float">
            <text:p>-0.557713711657906</text:p>
          </table:table-cell>
          <table:table-cell office:value-type="float" office:value="0.4431210226773" calcext:value-type="float">
            <text:p>0.4431210226773</text:p>
          </table:table-cell>
          <table:table-cell/>
          <table:table-cell table:formula="of:=[.$J$6]/[.E54]+[.$K$6]/[.F54]+[.$L$6]/[.G54]" office:value-type="float" office:value="3.02455902905909" calcext:value-type="float">
            <text:p>3.02455902905909</text:p>
          </table:table-cell>
          <table:table-cell table:formula="of:=([.$J$6]*[.E54]+[.$K$6]*[.F54]+[.$L$6]*[.G54])/(SQRT(POWER([.$J$6];2)+POWER([.$K$6];2)+POWER([.$L$6];2))*SQRT(POWER([.$E54];2)+POWER([.$F54];2)+POWER([.$G54];2)) )" office:value-type="float" office:value="0.998633625779032" calcext:value-type="float">
            <text:p>0.99863362577903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154894635305" calcext:value-type="float">
            <text:p>-0.704154894635305</text:p>
          </table:table-cell>
          <table:table-cell office:value-type="float" office:value="-0.555723197875706" calcext:value-type="float">
            <text:p>-0.555723197875706</text:p>
          </table:table-cell>
          <table:table-cell office:value-type="float" office:value="0.441970147978279" calcext:value-type="float">
            <text:p>0.441970147978279</text:p>
          </table:table-cell>
          <table:table-cell/>
          <table:table-cell table:formula="of:=[.$J$6]/[.E55]+[.$K$6]/[.F55]+[.$L$6]/[.G55]" office:value-type="float" office:value="3.02745364553202" calcext:value-type="float">
            <text:p>3.02745364553202</text:p>
          </table:table-cell>
          <table:table-cell table:formula="of:=([.$J$6]*[.E55]+[.$K$6]*[.F55]+[.$L$6]*[.G55])/(SQRT(POWER([.$J$6];2)+POWER([.$K$6];2)+POWER([.$L$6];2))*SQRT(POWER([.$E55];2)+POWER([.$F55];2)+POWER([.$G55];2)) )" office:value-type="float" office:value="0.998663477892809" calcext:value-type="float">
            <text:p>0.99866347789280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374560663414" calcext:value-type="float">
            <text:p>-0.704374560663414</text:p>
          </table:table-cell>
          <table:table-cell office:value-type="float" office:value="-0.555659676062811" calcext:value-type="float">
            <text:p>-0.555659676062811</text:p>
          </table:table-cell>
          <table:table-cell office:value-type="float" office:value="0.441699901163669" calcext:value-type="float">
            <text:p>0.441699901163669</text:p>
          </table:table-cell>
          <table:table-cell/>
          <table:table-cell table:formula="of:=[.$J$6]/[.E56]+[.$K$6]/[.F56]+[.$L$6]/[.G56]" office:value-type="float" office:value="3.02791444746045" calcext:value-type="float">
            <text:p>3.02791444746045</text:p>
          </table:table-cell>
          <table:table-cell table:formula="of:=([.$J$6]*[.E56]+[.$K$6]*[.F56]+[.$L$6]*[.G56])/(SQRT(POWER([.$J$6];2)+POWER([.$K$6];2)+POWER([.$L$6];2))*SQRT(POWER([.$E56];2)+POWER([.$F56];2)+POWER([.$G56];2)) )" office:value-type="float" office:value="0.998655214434387" calcext:value-type="float">
            <text:p>0.99865521443438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7704930709" calcext:value-type="float">
            <text:p>-0.7027704930709</text:p>
          </table:table-cell>
          <table:table-cell office:value-type="float" office:value="-0.556945552968972" calcext:value-type="float">
            <text:p>-0.556945552968972</text:p>
          </table:table-cell>
          <table:table-cell office:value-type="float" office:value="0.442634482498788" calcext:value-type="float">
            <text:p>0.442634482498788</text:p>
          </table:table-cell>
          <table:table-cell/>
          <table:table-cell table:formula="of:=[.$J$6]/[.E57]+[.$K$6]/[.F57]+[.$L$6]/[.G57]" office:value-type="float" office:value="3.02573236385607" calcext:value-type="float">
            <text:p>3.02573236385607</text:p>
          </table:table-cell>
          <table:table-cell table:formula="of:=([.$J$6]*[.E57]+[.$K$6]*[.F57]+[.$L$6]*[.G57])/(SQRT(POWER([.$J$6];2)+POWER([.$K$6];2)+POWER([.$L$6];2))*SQRT(POWER([.$E57];2)+POWER([.$F57];2)+POWER([.$G57];2)) )" office:value-type="float" office:value="0.99864483822677" calcext:value-type="float">
            <text:p>0.9986448382267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493422806225" calcext:value-type="float">
            <text:p>-0.701493422806225</text:p>
          </table:table-cell>
          <table:table-cell office:value-type="float" office:value="-0.557948570218988" calcext:value-type="float">
            <text:p>-0.557948570218988</text:p>
          </table:table-cell>
          <table:table-cell office:value-type="float" office:value="0.443396403627944" calcext:value-type="float">
            <text:p>0.443396403627944</text:p>
          </table:table-cell>
          <table:table-cell/>
          <table:table-cell table:formula="of:=[.$J$6]/[.E58]+[.$K$6]/[.F58]+[.$L$6]/[.G58]" office:value-type="float" office:value="3.02400769689831" calcext:value-type="float">
            <text:p>3.02400769689831</text:p>
          </table:table-cell>
          <table:table-cell table:formula="of:=([.$J$6]*[.E58]+[.$K$6]*[.F58]+[.$L$6]*[.G58])/(SQRT(POWER([.$J$6];2)+POWER([.$K$6];2)+POWER([.$L$6];2))*SQRT(POWER([.$E58];2)+POWER([.$F58];2)+POWER([.$G58];2)) )" office:value-type="float" office:value="0.998634352553015" calcext:value-type="float">
            <text:p>0.99863435255301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784205137822" calcext:value-type="float">
            <text:p>-0.701784205137822</text:p>
          </table:table-cell>
          <table:table-cell office:value-type="float" office:value="-0.556924286434204" calcext:value-type="float">
            <text:p>-0.556924286434204</text:p>
          </table:table-cell>
          <table:table-cell office:value-type="float" office:value="0.444223219337787" calcext:value-type="float">
            <text:p>0.444223219337787</text:p>
          </table:table-cell>
          <table:table-cell/>
          <table:table-cell table:formula="of:=[.$J$6]/[.E59]+[.$K$6]/[.F59]+[.$L$6]/[.G59]" office:value-type="float" office:value="3.02329246457054" calcext:value-type="float">
            <text:p>3.02329246457054</text:p>
          </table:table-cell>
          <table:table-cell table:formula="of:=([.$J$6]*[.E59]+[.$K$6]*[.F59]+[.$L$6]*[.G59])/(SQRT(POWER([.$J$6];2)+POWER([.$K$6];2)+POWER([.$L$6];2))*SQRT(POWER([.$E59];2)+POWER([.$F59];2)+POWER([.$G59];2)) )" office:value-type="float" office:value="0.998702551442892" calcext:value-type="float">
            <text:p>0.99870255144289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951249228321" calcext:value-type="float">
            <text:p>-0.701951249228321</text:p>
          </table:table-cell>
          <table:table-cell office:value-type="float" office:value="-0.556148376953091" calcext:value-type="float">
            <text:p>-0.556148376953091</text:p>
          </table:table-cell>
          <table:table-cell office:value-type="float" office:value="0.444930810934961" calcext:value-type="float">
            <text:p>0.444930810934961</text:p>
          </table:table-cell>
          <table:table-cell/>
          <table:table-cell table:formula="of:=[.$J$6]/[.E60]+[.$K$6]/[.F60]+[.$L$6]/[.G60]" office:value-type="float" office:value="3.02263880848273" calcext:value-type="float">
            <text:p>3.02263880848273</text:p>
          </table:table-cell>
          <table:table-cell table:formula="of:=([.$J$6]*[.E60]+[.$K$6]*[.F60]+[.$L$6]*[.G60])/(SQRT(POWER([.$J$6];2)+POWER([.$K$6];2)+POWER([.$L$6];2))*SQRT(POWER([.$E60];2)+POWER([.$F60];2)+POWER([.$G60];2)) )" office:value-type="float" office:value="0.998755775428973" calcext:value-type="float">
            <text:p>0.99875577542897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082691031403" calcext:value-type="float">
            <text:p>-0.702082691031403</text:p>
          </table:table-cell>
          <table:table-cell office:value-type="float" office:value="-0.555515215742973" calcext:value-type="float">
            <text:p>-0.555515215742973</text:p>
          </table:table-cell>
          <table:table-cell office:value-type="float" office:value="0.445514017772888" calcext:value-type="float">
            <text:p>0.445514017772888</text:p>
          </table:table-cell>
          <table:table-cell/>
          <table:table-cell table:formula="of:=[.$J$6]/[.E61]+[.$K$6]/[.F61]+[.$L$6]/[.G61]" office:value-type="float" office:value="3.02210517509566" calcext:value-type="float">
            <text:p>3.02210517509566</text:p>
          </table:table-cell>
          <table:table-cell table:formula="of:=([.$J$6]*[.E61]+[.$K$6]*[.F61]+[.$L$6]*[.G61])/(SQRT(POWER([.$J$6];2)+POWER([.$K$6];2)+POWER([.$L$6];2))*SQRT(POWER([.$E61];2)+POWER([.$F61];2)+POWER([.$G61];2)) )" office:value-type="float" office:value="0.99879856134552" calcext:value-type="float">
            <text:p>0.9987985613455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301140242005" calcext:value-type="float">
            <text:p>-0.702301140242005</text:p>
          </table:table-cell>
          <table:table-cell office:value-type="float" office:value="-0.555278696293048" calcext:value-type="float">
            <text:p>-0.555278696293048</text:p>
          </table:table-cell>
          <table:table-cell office:value-type="float" office:value="0.445464564087732" calcext:value-type="float">
            <text:p>0.445464564087732</text:p>
          </table:table-cell>
          <table:table-cell/>
          <table:table-cell table:formula="of:=[.$J$6]/[.E62]+[.$K$6]/[.F62]+[.$L$6]/[.G62]" office:value-type="float" office:value="3.02231271667323" calcext:value-type="float">
            <text:p>3.02231271667323</text:p>
          </table:table-cell>
          <table:table-cell table:formula="of:=([.$J$6]*[.E62]+[.$K$6]*[.F62]+[.$L$6]*[.G62])/(SQRT(POWER([.$J$6];2)+POWER([.$K$6];2)+POWER([.$L$6];2))*SQRT(POWER([.$E62];2)+POWER([.$F62];2)+POWER([.$G62];2)) )" office:value-type="float" office:value="0.998805364131642" calcext:value-type="float">
            <text:p>0.99880536413164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527162917263" calcext:value-type="float">
            <text:p>-0.702527162917263</text:p>
          </table:table-cell>
          <table:table-cell office:value-type="float" office:value="-0.554743622645475" calcext:value-type="float">
            <text:p>-0.554743622645475</text:p>
          </table:table-cell>
          <table:table-cell office:value-type="float" office:value="0.445774717203204" calcext:value-type="float">
            <text:p>0.445774717203204</text:p>
          </table:table-cell>
          <table:table-cell/>
          <table:table-cell table:formula="of:=[.$J$6]/[.E63]+[.$K$6]/[.F63]+[.$L$6]/[.G63]" office:value-type="float" office:value="3.02214494586086" calcext:value-type="float">
            <text:p>3.02214494586086</text:p>
          </table:table-cell>
          <table:table-cell table:formula="of:=([.$J$6]*[.E63]+[.$K$6]*[.F63]+[.$L$6]*[.G63])/(SQRT(POWER([.$J$6];2)+POWER([.$K$6];2)+POWER([.$L$6];2))*SQRT(POWER([.$E63];2)+POWER([.$F63];2)+POWER([.$G63];2)) )" office:value-type="float" office:value="0.998834680433926" calcext:value-type="float">
            <text:p>0.99883468043392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006143541444" calcext:value-type="float">
            <text:p>-0.702006143541444</text:p>
          </table:table-cell>
          <table:table-cell office:value-type="float" office:value="-0.554609699602681" calcext:value-type="float">
            <text:p>-0.554609699602681</text:p>
          </table:table-cell>
          <table:table-cell office:value-type="float" office:value="0.446761072091888" calcext:value-type="float">
            <text:p>0.446761072091888</text:p>
          </table:table-cell>
          <table:table-cell/>
          <table:table-cell table:formula="of:=[.$J$6]/[.E64]+[.$K$6]/[.F64]+[.$L$6]/[.G64]" office:value-type="float" office:value="3.02073514469469" calcext:value-type="float">
            <text:p>3.02073514469469</text:p>
          </table:table-cell>
          <table:table-cell table:formula="of:=([.$J$6]*[.E64]+[.$K$6]*[.F64]+[.$L$6]*[.G64])/(SQRT(POWER([.$J$6];2)+POWER([.$K$6];2)+POWER([.$L$6];2))*SQRT(POWER([.$E64];2)+POWER([.$F64];2)+POWER([.$G64];2)) )" office:value-type="float" office:value="0.998871892930229" calcext:value-type="float">
            <text:p>0.99887189293022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468601266842" calcext:value-type="float">
            <text:p>-0.702468601266842</text:p>
          </table:table-cell>
          <table:table-cell office:value-type="float" office:value="-0.552729499743707" calcext:value-type="float">
            <text:p>-0.552729499743707</text:p>
          </table:table-cell>
          <table:table-cell office:value-type="float" office:value="0.448361421564431" calcext:value-type="float">
            <text:p>0.448361421564431</text:p>
          </table:table-cell>
          <table:table-cell/>
          <table:table-cell table:formula="of:=[.$J$6]/[.E65]+[.$K$6]/[.F65]+[.$L$6]/[.G65]" office:value-type="float" office:value="3.01943206301424" calcext:value-type="float">
            <text:p>3.01943206301424</text:p>
          </table:table-cell>
          <table:table-cell table:formula="of:=([.$J$6]*[.E65]+[.$K$6]*[.F65]+[.$L$6]*[.G65])/(SQRT(POWER([.$J$6];2)+POWER([.$K$6];2)+POWER([.$L$6];2))*SQRT(POWER([.$E65];2)+POWER([.$F65];2)+POWER([.$G65];2)) )" office:value-type="float" office:value="0.998986553177669" calcext:value-type="float">
            <text:p>0.99898655317766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704337984271" calcext:value-type="float">
            <text:p>-0.703704337984271</text:p>
          </table:table-cell>
          <table:table-cell office:value-type="float" office:value="-0.551057094595333" calcext:value-type="float">
            <text:p>-0.551057094595333</text:p>
          </table:table-cell>
          <table:table-cell office:value-type="float" office:value="0.44848219942186" calcext:value-type="float">
            <text:p>0.44848219942186</text:p>
          </table:table-cell>
          <table:table-cell/>
          <table:table-cell table:formula="of:=[.$J$6]/[.E66]+[.$K$6]/[.F66]+[.$L$6]/[.G66]" office:value-type="float" office:value="3.02024558802565" calcext:value-type="float">
            <text:p>3.02024558802565</text:p>
          </table:table-cell>
          <table:table-cell table:formula="of:=([.$J$6]*[.E66]+[.$K$6]*[.F66]+[.$L$6]*[.G66])/(SQRT(POWER([.$J$6];2)+POWER([.$K$6];2)+POWER([.$L$6];2))*SQRT(POWER([.$E66];2)+POWER([.$F66];2)+POWER([.$G66];2)) )" office:value-type="float" office:value="0.999043165898749" calcext:value-type="float">
            <text:p>0.99904316589874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719818049313" calcext:value-type="float">
            <text:p>-0.703719818049313</text:p>
          </table:table-cell>
          <table:table-cell office:value-type="float" office:value="-0.550788327232686" calcext:value-type="float">
            <text:p>-0.550788327232686</text:p>
          </table:table-cell>
          <table:table-cell office:value-type="float" office:value="0.448787963596241" calcext:value-type="float">
            <text:p>0.448787963596241</text:p>
          </table:table-cell>
          <table:table-cell/>
          <table:table-cell table:formula="of:=[.$J$6]/[.E67]+[.$K$6]/[.F67]+[.$L$6]/[.G67]" office:value-type="float" office:value="3.01995501160846" calcext:value-type="float">
            <text:p>3.01995501160846</text:p>
          </table:table-cell>
          <table:table-cell table:formula="of:=([.$J$6]*[.E67]+[.$K$6]*[.F67]+[.$L$6]*[.G67])/(SQRT(POWER([.$J$6];2)+POWER([.$K$6];2)+POWER([.$L$6];2))*SQRT(POWER([.$E67];2)+POWER([.$F67];2)+POWER([.$G67];2)) )" office:value-type="float" office:value="0.99906090019195" calcext:value-type="float">
            <text:p>0.9990609001919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69440365337" calcext:value-type="float">
            <text:p>-0.70369440365337</text:p>
          </table:table-cell>
          <table:table-cell office:value-type="float" office:value="-0.550495852998955" calcext:value-type="float">
            <text:p>-0.550495852998955</text:p>
          </table:table-cell>
          <table:table-cell office:value-type="float" office:value="0.449186489220101" calcext:value-type="float">
            <text:p>0.449186489220101</text:p>
          </table:table-cell>
          <table:table-cell/>
          <table:table-cell table:formula="of:=[.$J$6]/[.E68]+[.$K$6]/[.F68]+[.$L$6]/[.G68]" office:value-type="float" office:value="3.01954378181163" calcext:value-type="float">
            <text:p>3.01954378181163</text:p>
          </table:table-cell>
          <table:table-cell table:formula="of:=([.$J$6]*[.E68]+[.$K$6]*[.F68]+[.$L$6]*[.G68])/(SQRT(POWER([.$J$6];2)+POWER([.$K$6];2)+POWER([.$L$6];2))*SQRT(POWER([.$E68];2)+POWER([.$F68];2)+POWER([.$G68];2)) )" office:value-type="float" office:value="0.999082049658541" calcext:value-type="float">
            <text:p>0.99908204965854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172846428243" calcext:value-type="float">
            <text:p>-0.704172846428243</text:p>
          </table:table-cell>
          <table:table-cell office:value-type="float" office:value="-0.549660798352177" calcext:value-type="float">
            <text:p>-0.549660798352177</text:p>
          </table:table-cell>
          <table:table-cell office:value-type="float" office:value="0.449459240763825" calcext:value-type="float">
            <text:p>0.449459240763825</text:p>
          </table:table-cell>
          <table:table-cell/>
          <table:table-cell table:formula="of:=[.$J$6]/[.E69]+[.$K$6]/[.F69]+[.$L$6]/[.G69]" office:value-type="float" office:value="3.01965325792367" calcext:value-type="float">
            <text:p>3.01965325792367</text:p>
          </table:table-cell>
          <table:table-cell table:formula="of:=([.$J$6]*[.E69]+[.$K$6]*[.F69]+[.$L$6]*[.G69])/(SQRT(POWER([.$J$6];2)+POWER([.$K$6];2)+POWER([.$L$6];2))*SQRT(POWER([.$E69];2)+POWER([.$F69];2)+POWER([.$G69];2)) )" office:value-type="float" office:value="0.999114802173948" calcext:value-type="float">
            <text:p>0.99911480217394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24308741699" calcext:value-type="float">
            <text:p>-0.70424308741699</text:p>
          </table:table-cell>
          <table:table-cell office:value-type="float" office:value="-0.54954471304755" calcext:value-type="float">
            <text:p>-0.54954471304755</text:p>
          </table:table-cell>
          <table:table-cell office:value-type="float" office:value="0.449491136939173" calcext:value-type="float">
            <text:p>0.449491136939173</text:p>
          </table:table-cell>
          <table:table-cell/>
          <table:table-cell table:formula="of:=[.$J$6]/[.E70]+[.$K$6]/[.F70]+[.$L$6]/[.G70]" office:value-type="float" office:value="3.01967798563534" calcext:value-type="float">
            <text:p>3.01967798563534</text:p>
          </table:table-cell>
          <table:table-cell table:formula="of:=([.$J$6]*[.E70]+[.$K$6]*[.F70]+[.$L$6]*[.G70])/(SQRT(POWER([.$J$6];2)+POWER([.$K$6];2)+POWER([.$L$6];2))*SQRT(POWER([.$E70];2)+POWER([.$F70];2)+POWER([.$G70];2)) )" office:value-type="float" office:value="0.999119089368749" calcext:value-type="float">
            <text:p>0.99911908936874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224622573331" calcext:value-type="float">
            <text:p>-0.704224622573331</text:p>
          </table:table-cell>
          <table:table-cell office:value-type="float" office:value="-0.549318916638848" calcext:value-type="float">
            <text:p>-0.549318916638848</text:p>
          </table:table-cell>
          <table:table-cell office:value-type="float" office:value="0.449795963503645" calcext:value-type="float">
            <text:p>0.449795963503645</text:p>
          </table:table-cell>
          <table:table-cell/>
          <table:table-cell table:formula="of:=[.$J$6]/[.E71]+[.$K$6]/[.F71]+[.$L$6]/[.G71]" office:value-type="float" office:value="3.019369440737" calcext:value-type="float">
            <text:p>3.019369440737</text:p>
          </table:table-cell>
          <table:table-cell table:formula="of:=([.$J$6]*[.E71]+[.$K$6]*[.F71]+[.$L$6]*[.G71])/(SQRT(POWER([.$J$6];2)+POWER([.$K$6];2)+POWER([.$L$6];2))*SQRT(POWER([.$E71];2)+POWER([.$F71];2)+POWER([.$G71];2)) )" office:value-type="float" office:value="0.999134864269768" calcext:value-type="float">
            <text:p>0.9991348642697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781303561056" calcext:value-type="float">
            <text:p>-0.703781303561056</text:p>
          </table:table-cell>
          <table:table-cell office:value-type="float" office:value="-0.548981569052197" calcext:value-type="float">
            <text:p>-0.548981569052197</text:p>
          </table:table-cell>
          <table:table-cell office:value-type="float" office:value="0.450900336658655" calcext:value-type="float">
            <text:p>0.450900336658655</text:p>
          </table:table-cell>
          <table:table-cell/>
          <table:table-cell table:formula="of:=[.$J$6]/[.E72]+[.$K$6]/[.F72]+[.$L$6]/[.G72]" office:value-type="float" office:value="3.01796510175365" calcext:value-type="float">
            <text:p>3.01796510175365</text:p>
          </table:table-cell>
          <table:table-cell table:formula="of:=([.$J$6]*[.E72]+[.$K$6]*[.F72]+[.$L$6]*[.G72])/(SQRT(POWER([.$J$6];2)+POWER([.$K$6];2)+POWER([.$L$6];2))*SQRT(POWER([.$E72];2)+POWER([.$F72];2)+POWER([.$G72];2)) )" office:value-type="float" office:value="0.999177472710247" calcext:value-type="float">
            <text:p>0.99917747271024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856093720016" calcext:value-type="float">
            <text:p>-0.703856093720016</text:p>
          </table:table-cell>
          <table:table-cell office:value-type="float" office:value="-0.548395767370511" calcext:value-type="float">
            <text:p>-0.548395767370511</text:p>
          </table:table-cell>
          <table:table-cell office:value-type="float" office:value="0.451496048336316" calcext:value-type="float">
            <text:p>0.451496048336316</text:p>
          </table:table-cell>
          <table:table-cell/>
          <table:table-cell table:formula="of:=[.$J$6]/[.E73]+[.$K$6]/[.F73]+[.$L$6]/[.G73]" office:value-type="float" office:value="3.01746667858817" calcext:value-type="float">
            <text:p>3.01746667858817</text:p>
          </table:table-cell>
          <table:table-cell table:formula="of:=([.$J$6]*[.E73]+[.$K$6]*[.F73]+[.$L$6]*[.G73])/(SQRT(POWER([.$J$6];2)+POWER([.$K$6];2)+POWER([.$L$6];2))*SQRT(POWER([.$E73];2)+POWER([.$F73];2)+POWER([.$G73];2)) )" office:value-type="float" office:value="0.999211048913326" calcext:value-type="float">
            <text:p>0.99921104891332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183977280028" calcext:value-type="float">
            <text:p>-0.703183977280028</text:p>
          </table:table-cell>
          <table:table-cell office:value-type="float" office:value="-0.54839277536626" calcext:value-type="float">
            <text:p>-0.54839277536626</text:p>
          </table:table-cell>
          <table:table-cell office:value-type="float" office:value="0.452545752408232" calcext:value-type="float">
            <text:p>0.452545752408232</text:p>
          </table:table-cell>
          <table:table-cell/>
          <table:table-cell table:formula="of:=[.$J$6]/[.E74]+[.$K$6]/[.F74]+[.$L$6]/[.G74]" office:value-type="float" office:value="3.01595866634975" calcext:value-type="float">
            <text:p>3.01595866634975</text:p>
          </table:table-cell>
          <table:table-cell table:formula="of:=([.$J$6]*[.E74]+[.$K$6]*[.F74]+[.$L$6]*[.G74])/(SQRT(POWER([.$J$6];2)+POWER([.$K$6];2)+POWER([.$L$6];2))*SQRT(POWER([.$E74];2)+POWER([.$F74];2)+POWER([.$G74];2)) )" office:value-type="float" office:value="0.99924053002449" calcext:value-type="float">
            <text:p>0.9992405300244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0062684107" calcext:value-type="float">
            <text:p>-0.7030062684107</text:p>
          </table:table-cell>
          <table:table-cell office:value-type="float" office:value="-0.54784623006405" calcext:value-type="float">
            <text:p>-0.54784623006405</text:p>
          </table:table-cell>
          <table:table-cell office:value-type="float" office:value="0.453482849488127" calcext:value-type="float">
            <text:p>0.453482849488127</text:p>
          </table:table-cell>
          <table:table-cell/>
          <table:table-cell table:formula="of:=[.$J$6]/[.E75]+[.$K$6]/[.F75]+[.$L$6]/[.G75]" office:value-type="float" office:value="3.01496535242727" calcext:value-type="float">
            <text:p>3.01496535242727</text:p>
          </table:table-cell>
          <table:table-cell table:formula="of:=([.$J$6]*[.E75]+[.$K$6]*[.F75]+[.$L$6]*[.G75])/(SQRT(POWER([.$J$6];2)+POWER([.$K$6];2)+POWER([.$L$6];2))*SQRT(POWER([.$E75];2)+POWER([.$F75];2)+POWER([.$G75];2)) )" office:value-type="float" office:value="0.999280778035002" calcext:value-type="float">
            <text:p>0.99928077803500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657604656163" calcext:value-type="float">
            <text:p>-0.705657604656163</text:p>
          </table:table-cell>
          <table:table-cell office:value-type="float" office:value="-0.546109465862014" calcext:value-type="float">
            <text:p>-0.546109465862014</text:p>
          </table:table-cell>
          <table:table-cell office:value-type="float" office:value="0.451455198537831" calcext:value-type="float">
            <text:p>0.451455198537831</text:p>
          </table:table-cell>
          <table:table-cell/>
          <table:table-cell table:formula="of:=[.$J$6]/[.E76]+[.$K$6]/[.F76]+[.$L$6]/[.G76]" office:value-type="float" office:value="3.01898894739371" calcext:value-type="float">
            <text:p>3.01898894739371</text:p>
          </table:table-cell>
          <table:table-cell table:formula="of:=([.$J$6]*[.E76]+[.$K$6]*[.F76]+[.$L$6]*[.G76])/(SQRT(POWER([.$J$6];2)+POWER([.$K$6];2)+POWER([.$L$6];2))*SQRT(POWER([.$E76];2)+POWER([.$F76];2)+POWER([.$G76];2)) )" office:value-type="float" office:value="0.999268462140637" calcext:value-type="float">
            <text:p>0.99926846214063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462535601315" calcext:value-type="float">
            <text:p>-0.706462535601315</text:p>
          </table:table-cell>
          <table:table-cell office:value-type="float" office:value="-0.545203797078578" calcext:value-type="float">
            <text:p>-0.545203797078578</text:p>
          </table:table-cell>
          <table:table-cell office:value-type="float" office:value="0.451290932152266" calcext:value-type="float">
            <text:p>0.451290932152266</text:p>
          </table:table-cell>
          <table:table-cell/>
          <table:table-cell table:formula="of:=[.$J$6]/[.E77]+[.$K$6]/[.F77]+[.$L$6]/[.G77]" office:value-type="float" office:value="3.01982536219344" calcext:value-type="float">
            <text:p>3.01982536219344</text:p>
          </table:table-cell>
          <table:table-cell table:formula="of:=([.$J$6]*[.E77]+[.$K$6]*[.F77]+[.$L$6]*[.G77])/(SQRT(POWER([.$J$6];2)+POWER([.$K$6];2)+POWER([.$L$6];2))*SQRT(POWER([.$E77];2)+POWER([.$F77];2)+POWER([.$G77];2)) )" office:value-type="float" office:value="0.999284348105305" calcext:value-type="float">
            <text:p>0.99928434810530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504874662758" calcext:value-type="float">
            <text:p>-0.706504874662758</text:p>
          </table:table-cell>
          <table:table-cell office:value-type="float" office:value="-0.54510101271003" calcext:value-type="float">
            <text:p>-0.54510101271003</text:p>
          </table:table-cell>
          <table:table-cell office:value-type="float" office:value="0.451348809702941" calcext:value-type="float">
            <text:p>0.451348809702941</text:p>
          </table:table-cell>
          <table:table-cell/>
          <table:table-cell table:formula="of:=[.$J$6]/[.E78]+[.$K$6]/[.F78]+[.$L$6]/[.G78]" office:value-type="float" office:value="3.01980935843531" calcext:value-type="float">
            <text:p>3.01980935843531</text:p>
          </table:table-cell>
          <table:table-cell table:formula="of:=([.$J$6]*[.E78]+[.$K$6]*[.F78]+[.$L$6]*[.G78])/(SQRT(POWER([.$J$6];2)+POWER([.$K$6];2)+POWER([.$L$6];2))*SQRT(POWER([.$E78];2)+POWER([.$F78];2)+POWER([.$G78];2)) )" office:value-type="float" office:value="0.999288401606956" calcext:value-type="float">
            <text:p>0.99928840160695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592385581098" calcext:value-type="float">
            <text:p>-0.706592385581098</text:p>
          </table:table-cell>
          <table:table-cell office:value-type="float" office:value="-0.544669155875324" calcext:value-type="float">
            <text:p>-0.544669155875324</text:p>
          </table:table-cell>
          <table:table-cell office:value-type="float" office:value="0.451733008841368" calcext:value-type="float">
            <text:p>0.451733008841368</text:p>
          </table:table-cell>
          <table:table-cell/>
          <table:table-cell table:formula="of:=[.$J$6]/[.E79]+[.$K$6]/[.F79]+[.$L$6]/[.G79]" office:value-type="float" office:value="3.01953849348064" calcext:value-type="float">
            <text:p>3.01953849348064</text:p>
          </table:table-cell>
          <table:table-cell table:formula="of:=([.$J$6]*[.E79]+[.$K$6]*[.F79]+[.$L$6]*[.G79])/(SQRT(POWER([.$J$6];2)+POWER([.$K$6];2)+POWER([.$L$6];2))*SQRT(POWER([.$E79];2)+POWER([.$F79];2)+POWER([.$G79];2)) )" office:value-type="float" office:value="0.999309543149415" calcext:value-type="float">
            <text:p>0.99930954314941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593274894496" calcext:value-type="float">
            <text:p>-0.706593274894496</text:p>
          </table:table-cell>
          <table:table-cell office:value-type="float" office:value="-0.54457152023341" calcext:value-type="float">
            <text:p>-0.54457152023341</text:p>
          </table:table-cell>
          <table:table-cell office:value-type="float" office:value="0.451849314732848" calcext:value-type="float">
            <text:p>0.451849314732848</text:p>
          </table:table-cell>
          <table:table-cell/>
          <table:table-cell table:formula="of:=[.$J$6]/[.E80]+[.$K$6]/[.F80]+[.$L$6]/[.G80]" office:value-type="float" office:value="3.01943496246076" calcext:value-type="float">
            <text:p>3.01943496246076</text:p>
          </table:table-cell>
          <table:table-cell table:formula="of:=([.$J$6]*[.E80]+[.$K$6]*[.F80]+[.$L$6]*[.G80])/(SQRT(POWER([.$J$6];2)+POWER([.$K$6];2)+POWER([.$L$6];2))*SQRT(POWER([.$E80];2)+POWER([.$F80];2)+POWER([.$G80];2)) )" office:value-type="float" office:value="0.99931516393095" calcext:value-type="float">
            <text:p>0.9993151639309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643216246395" calcext:value-type="float">
            <text:p>-0.706643216246395</text:p>
          </table:table-cell>
          <table:table-cell office:value-type="float" office:value="-0.544445508821046" calcext:value-type="float">
            <text:p>-0.544445508821046</text:p>
          </table:table-cell>
          <table:table-cell office:value-type="float" office:value="0.451923060772011" calcext:value-type="float">
            <text:p>0.451923060772011</text:p>
          </table:table-cell>
          <table:table-cell/>
          <table:table-cell table:formula="of:=[.$J$6]/[.E81]+[.$K$6]/[.F81]+[.$L$6]/[.G81]" office:value-type="float" office:value="3.01941251903122" calcext:value-type="float">
            <text:p>3.01941251903122</text:p>
          </table:table-cell>
          <table:table-cell table:formula="of:=([.$J$6]*[.E81]+[.$K$6]*[.F81]+[.$L$6]*[.G81])/(SQRT(POWER([.$J$6];2)+POWER([.$K$6];2)+POWER([.$L$6];2))*SQRT(POWER([.$E81];2)+POWER([.$F81];2)+POWER([.$G81];2)) )" office:value-type="float" office:value="0.999320089499982" calcext:value-type="float">
            <text:p>0.99932008949998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718318010074" calcext:value-type="float">
            <text:p>-0.706718318010074</text:p>
          </table:table-cell>
          <table:table-cell office:value-type="float" office:value="-0.544305441496495" calcext:value-type="float">
            <text:p>-0.544305441496495</text:p>
          </table:table-cell>
          <table:table-cell office:value-type="float" office:value="0.451974341468979" calcext:value-type="float">
            <text:p>0.451974341468979</text:p>
          </table:table-cell>
          <table:table-cell/>
          <table:table-cell table:formula="of:=[.$J$6]/[.E82]+[.$K$6]/[.F82]+[.$L$6]/[.G82]" office:value-type="float" office:value="3.01943236276471" calcext:value-type="float">
            <text:p>3.01943236276471</text:p>
          </table:table-cell>
          <table:table-cell table:formula="of:=([.$J$6]*[.E82]+[.$K$6]*[.F82]+[.$L$6]*[.G82])/(SQRT(POWER([.$J$6];2)+POWER([.$K$6];2)+POWER([.$L$6];2))*SQRT(POWER([.$E82];2)+POWER([.$F82];2)+POWER([.$G82];2)) )" office:value-type="float" office:value="0.999324613420453" calcext:value-type="float">
            <text:p>0.99932461342045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718318010074" calcext:value-type="float">
            <text:p>-0.706718318010074</text:p>
          </table:table-cell>
          <table:table-cell office:value-type="float" office:value="-0.544305441496495" calcext:value-type="float">
            <text:p>-0.544305441496495</text:p>
          </table:table-cell>
          <table:table-cell office:value-type="float" office:value="0.451974341468979" calcext:value-type="float">
            <text:p>0.451974341468979</text:p>
          </table:table-cell>
          <table:table-cell/>
          <table:table-cell table:formula="of:=[.$J$6]/[.E83]+[.$K$6]/[.F83]+[.$L$6]/[.G83]" office:value-type="float" office:value="3.01943236276471" calcext:value-type="float">
            <text:p>3.01943236276471</text:p>
          </table:table-cell>
          <table:table-cell table:formula="of:=([.$J$6]*[.E83]+[.$K$6]*[.F83]+[.$L$6]*[.G83])/(SQRT(POWER([.$J$6];2)+POWER([.$K$6];2)+POWER([.$L$6];2))*SQRT(POWER([.$E83];2)+POWER([.$F83];2)+POWER([.$G83];2)) )" office:value-type="float" office:value="0.999324613420453" calcext:value-type="float">
            <text:p>0.99932461342045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748029421913" calcext:value-type="float">
            <text:p>-0.706748029421913</text:p>
          </table:table-cell>
          <table:table-cell office:value-type="float" office:value="-0.544198517469688" calcext:value-type="float">
            <text:p>-0.544198517469688</text:p>
          </table:table-cell>
          <table:table-cell office:value-type="float" office:value="0.452056629740165" calcext:value-type="float">
            <text:p>0.452056629740165</text:p>
          </table:table-cell>
          <table:table-cell/>
          <table:table-cell table:formula="of:=[.$J$6]/[.E84]+[.$K$6]/[.F84]+[.$L$6]/[.G84]" office:value-type="float" office:value="3.01938507989762" calcext:value-type="float">
            <text:p>3.01938507989762</text:p>
          </table:table-cell>
          <table:table-cell table:formula="of:=([.$J$6]*[.E84]+[.$K$6]*[.F84]+[.$L$6]*[.G84])/(SQRT(POWER([.$J$6];2)+POWER([.$K$6];2)+POWER([.$L$6];2))*SQRT(POWER([.$E84];2)+POWER([.$F84];2)+POWER([.$G84];2)) )" office:value-type="float" office:value="0.999329345386387" calcext:value-type="float">
            <text:p>0.99932934538638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955577130571" calcext:value-type="float">
            <text:p>-0.705955577130571</text:p>
          </table:table-cell>
          <table:table-cell office:value-type="float" office:value="-0.544171907505271" calcext:value-type="float">
            <text:p>-0.544171907505271</text:p>
          </table:table-cell>
          <table:table-cell office:value-type="float" office:value="0.453325113136607" calcext:value-type="float">
            <text:p>0.453325113136607</text:p>
          </table:table-cell>
          <table:table-cell/>
          <table:table-cell table:formula="of:=[.$J$6]/[.E85]+[.$K$6]/[.F85]+[.$L$6]/[.G85]" office:value-type="float" office:value="3.01757504800703" calcext:value-type="float">
            <text:p>3.01757504800703</text:p>
          </table:table-cell>
          <table:table-cell table:formula="of:=([.$J$6]*[.E85]+[.$K$6]*[.F85]+[.$L$6]*[.G85])/(SQRT(POWER([.$J$6];2)+POWER([.$K$6];2)+POWER([.$L$6];2))*SQRT(POWER([.$E85];2)+POWER([.$F85];2)+POWER([.$G85];2)) )" office:value-type="float" office:value="0.999366893333295" calcext:value-type="float">
            <text:p>0.99936689333329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442909679118" calcext:value-type="float">
            <text:p>-0.707442909679118</text:p>
          </table:table-cell>
          <table:table-cell office:value-type="float" office:value="-0.543091712277683" calcext:value-type="float">
            <text:p>-0.543091712277683</text:p>
          </table:table-cell>
          <table:table-cell office:value-type="float" office:value="0.452300698208656" calcext:value-type="float">
            <text:p>0.452300698208656</text:p>
          </table:table-cell>
          <table:table-cell/>
          <table:table-cell table:formula="of:=[.$J$6]/[.E86]+[.$K$6]/[.F86]+[.$L$6]/[.G86]" office:value-type="float" office:value="3.01978506824335" calcext:value-type="float">
            <text:p>3.01978506824335</text:p>
          </table:table-cell>
          <table:table-cell table:formula="of:=([.$J$6]*[.E86]+[.$K$6]*[.F86]+[.$L$6]*[.G86])/(SQRT(POWER([.$J$6];2)+POWER([.$K$6];2)+POWER([.$L$6];2))*SQRT(POWER([.$E86];2)+POWER([.$F86];2)+POWER([.$G86];2)) )" office:value-type="float" office:value="0.999359092497112" calcext:value-type="float">
            <text:p>0.99935909249711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939705269693" calcext:value-type="float">
            <text:p>-0.709939705269693</text:p>
          </table:table-cell>
          <table:table-cell office:value-type="float" office:value="-0.541161044150673" calcext:value-type="float">
            <text:p>-0.541161044150673</text:p>
          </table:table-cell>
          <table:table-cell office:value-type="float" office:value="0.450699832677287" calcext:value-type="float">
            <text:p>0.450699832677287</text:p>
          </table:table-cell>
          <table:table-cell/>
          <table:table-cell table:formula="of:=[.$J$6]/[.E87]+[.$K$6]/[.F87]+[.$L$6]/[.G87]" office:value-type="float" office:value="3.02348408993785" calcext:value-type="float">
            <text:p>3.02348408993785</text:p>
          </table:table-cell>
          <table:table-cell table:formula="of:=([.$J$6]*[.E87]+[.$K$6]*[.F87]+[.$L$6]*[.G87])/(SQRT(POWER([.$J$6];2)+POWER([.$K$6];2)+POWER([.$L$6];2))*SQRT(POWER([.$E87];2)+POWER([.$F87];2)+POWER([.$G87];2)) )" office:value-type="float" office:value="0.999341926728882" calcext:value-type="float">
            <text:p>0.99934192672888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011735540154" calcext:value-type="float">
            <text:p>-0.710011735540154</text:p>
          </table:table-cell>
          <table:table-cell office:value-type="float" office:value="-0.541066021056119" calcext:value-type="float">
            <text:p>-0.541066021056119</text:p>
          </table:table-cell>
          <table:table-cell office:value-type="float" office:value="0.450700450691762" calcext:value-type="float">
            <text:p>0.450700450691762</text:p>
          </table:table-cell>
          <table:table-cell/>
          <table:table-cell table:formula="of:=[.$J$6]/[.E88]+[.$K$6]/[.F88]+[.$L$6]/[.G88]" office:value-type="float" office:value="3.02355119918587" calcext:value-type="float">
            <text:p>3.02355119918587</text:p>
          </table:table-cell>
          <table:table-cell table:formula="of:=([.$J$6]*[.E88]+[.$K$6]*[.F88]+[.$L$6]*[.G88])/(SQRT(POWER([.$J$6];2)+POWER([.$K$6];2)+POWER([.$L$6];2))*SQRT(POWER([.$E88];2)+POWER([.$F88];2)+POWER([.$G88];2)) )" office:value-type="float" office:value="0.999343422079547" calcext:value-type="float">
            <text:p>0.99934342207954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158496850542" calcext:value-type="float">
            <text:p>-0.710158496850542</text:p>
          </table:table-cell>
          <table:table-cell office:value-type="float" office:value="-0.540901977097827" calcext:value-type="float">
            <text:p>-0.540901977097827</text:p>
          </table:table-cell>
          <table:table-cell office:value-type="float" office:value="0.450666129770854" calcext:value-type="float">
            <text:p>0.450666129770854</text:p>
          </table:table-cell>
          <table:table-cell/>
          <table:table-cell table:formula="of:=[.$J$6]/[.E89]+[.$K$6]/[.F89]+[.$L$6]/[.G89]" office:value-type="float" office:value="3.02371969502531" calcext:value-type="float">
            <text:p>3.02371969502531</text:p>
          </table:table-cell>
          <table:table-cell table:formula="of:=([.$J$6]*[.E89]+[.$K$6]*[.F89]+[.$L$6]*[.G89])/(SQRT(POWER([.$J$6];2)+POWER([.$K$6];2)+POWER([.$L$6];2))*SQRT(POWER([.$E89];2)+POWER([.$F89];2)+POWER([.$G89];2)) )" office:value-type="float" office:value="0.999344782807039" calcext:value-type="float">
            <text:p>0.99934478280703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331457852554" calcext:value-type="float">
            <text:p>-0.710331457852554</text:p>
          </table:table-cell>
          <table:table-cell office:value-type="float" office:value="-0.540722844482106" calcext:value-type="float">
            <text:p>-0.540722844482106</text:p>
          </table:table-cell>
          <table:table-cell office:value-type="float" office:value="0.450608505734463" calcext:value-type="float">
            <text:p>0.450608505734463</text:p>
          </table:table-cell>
          <table:table-cell/>
          <table:table-cell table:formula="of:=[.$J$6]/[.E90]+[.$K$6]/[.F90]+[.$L$6]/[.G90]" office:value-type="float" office:value="3.02393396796067" calcext:value-type="float">
            <text:p>3.02393396796067</text:p>
          </table:table-cell>
          <table:table-cell table:formula="of:=([.$J$6]*[.E90]+[.$K$6]*[.F90]+[.$L$6]*[.G90])/(SQRT(POWER([.$J$6];2)+POWER([.$K$6];2)+POWER([.$L$6];2))*SQRT(POWER([.$E90];2)+POWER([.$F90];2)+POWER([.$G90];2)) )" office:value-type="float" office:value="0.99934553280438" calcext:value-type="float">
            <text:p>0.9993455328043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315744860129" calcext:value-type="float">
            <text:p>-0.710315744860129</text:p>
          </table:table-cell>
          <table:table-cell office:value-type="float" office:value="-0.540730843112078" calcext:value-type="float">
            <text:p>-0.540730843112078</text:p>
          </table:table-cell>
          <table:table-cell office:value-type="float" office:value="0.450623676598447" calcext:value-type="float">
            <text:p>0.450623676598447</text:p>
          </table:table-cell>
          <table:table-cell/>
          <table:table-cell table:formula="of:=[.$J$6]/[.E91]+[.$K$6]/[.F91]+[.$L$6]/[.G91]" office:value-type="float" office:value="3.02390572163007" calcext:value-type="float">
            <text:p>3.02390572163007</text:p>
          </table:table-cell>
          <table:table-cell table:formula="of:=([.$J$6]*[.E91]+[.$K$6]*[.F91]+[.$L$6]*[.G91])/(SQRT(POWER([.$J$6];2)+POWER([.$K$6];2)+POWER([.$L$6];2))*SQRT(POWER([.$E91];2)+POWER([.$F91];2)+POWER([.$G91];2)) )" office:value-type="float" office:value="0.999345925666173" calcext:value-type="float">
            <text:p>0.99934592566617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472155489134" calcext:value-type="float">
            <text:p>-0.710472155489134</text:p>
          </table:table-cell>
          <table:table-cell office:value-type="float" office:value="-0.540595081222885" calcext:value-type="float">
            <text:p>-0.540595081222885</text:p>
          </table:table-cell>
          <table:table-cell office:value-type="float" office:value="0.450539980947581" calcext:value-type="float">
            <text:p>0.450539980947581</text:p>
          </table:table-cell>
          <table:table-cell/>
          <table:table-cell table:formula="of:=[.$J$6]/[.E92]+[.$K$6]/[.F92]+[.$L$6]/[.G92]" office:value-type="float" office:value="3.02412777237809" calcext:value-type="float">
            <text:p>3.02412777237809</text:p>
          </table:table-cell>
          <table:table-cell table:formula="of:=([.$J$6]*[.E92]+[.$K$6]*[.F92]+[.$L$6]*[.G92])/(SQRT(POWER([.$J$6];2)+POWER([.$K$6];2)+POWER([.$L$6];2))*SQRT(POWER([.$E92];2)+POWER([.$F92];2)+POWER([.$G92];2)) )" office:value-type="float" office:value="0.999345098768119" calcext:value-type="float">
            <text:p>0.99934509876811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493701103996" calcext:value-type="float">
            <text:p>-0.710493701103996</text:p>
          </table:table-cell>
          <table:table-cell office:value-type="float" office:value="-0.540604686170728" calcext:value-type="float">
            <text:p>-0.540604686170728</text:p>
          </table:table-cell>
          <table:table-cell office:value-type="float" office:value="0.450494477193444" calcext:value-type="float">
            <text:p>0.450494477193444</text:p>
          </table:table-cell>
          <table:table-cell/>
          <table:table-cell table:formula="of:=[.$J$6]/[.E93]+[.$K$6]/[.F93]+[.$L$6]/[.G93]" office:value-type="float" office:value="3.02418834680514" calcext:value-type="float">
            <text:p>3.02418834680514</text:p>
          </table:table-cell>
          <table:table-cell table:formula="of:=([.$J$6]*[.E93]+[.$K$6]*[.F93]+[.$L$6]*[.G93])/(SQRT(POWER([.$J$6];2)+POWER([.$K$6];2)+POWER([.$L$6];2))*SQRT(POWER([.$E93];2)+POWER([.$F93];2)+POWER([.$G93];2)) )" office:value-type="float" office:value="0.9993434140923" calcext:value-type="float">
            <text:p>0.999343414092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615625525537" calcext:value-type="float">
            <text:p>-0.710615625525537</text:p>
          </table:table-cell>
          <table:table-cell office:value-type="float" office:value="-0.54048913932402" calcext:value-type="float">
            <text:p>-0.54048913932402</text:p>
          </table:table-cell>
          <table:table-cell office:value-type="float" office:value="0.450440809687278" calcext:value-type="float">
            <text:p>0.450440809687278</text:p>
          </table:table-cell>
          <table:table-cell/>
          <table:table-cell table:formula="of:=[.$J$6]/[.E94]+[.$K$6]/[.F94]+[.$L$6]/[.G94]" office:value-type="float" office:value="3.02435159840945" calcext:value-type="float">
            <text:p>3.02435159840945</text:p>
          </table:table-cell>
          <table:table-cell table:formula="of:=([.$J$6]*[.E94]+[.$K$6]*[.F94]+[.$L$6]*[.G94])/(SQRT(POWER([.$J$6];2)+POWER([.$K$6];2)+POWER([.$L$6];2))*SQRT(POWER([.$E94];2)+POWER([.$F94];2)+POWER([.$G94];2)) )" office:value-type="float" office:value="0.99934326549232" calcext:value-type="float">
            <text:p>0.9993432654923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899171578942" calcext:value-type="float">
            <text:p>-0.709899171578942</text:p>
          </table:table-cell>
          <table:table-cell office:value-type="float" office:value="-0.5407892711021" calcext:value-type="float">
            <text:p>-0.5407892711021</text:p>
          </table:table-cell>
          <table:table-cell office:value-type="float" office:value="0.451209630274433" calcext:value-type="float">
            <text:p>0.451209630274433</text:p>
          </table:table-cell>
          <table:table-cell/>
          <table:table-cell table:formula="of:=[.$J$6]/[.E95]+[.$K$6]/[.F95]+[.$L$6]/[.G95]" office:value-type="float" office:value="3.02299803970975" calcext:value-type="float">
            <text:p>3.02299803970975</text:p>
          </table:table-cell>
          <table:table-cell table:formula="of:=([.$J$6]*[.E95]+[.$K$6]*[.F95]+[.$L$6]*[.G95])/(SQRT(POWER([.$J$6];2)+POWER([.$K$6];2)+POWER([.$L$6];2))*SQRT(POWER([.$E95];2)+POWER([.$F95];2)+POWER([.$G95];2)) )" office:value-type="float" office:value="0.999364559095808" calcext:value-type="float">
            <text:p>0.99936455909580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530694934631" calcext:value-type="float">
            <text:p>-0.711530694934631</text:p>
          </table:table-cell>
          <table:table-cell office:value-type="float" office:value="-0.539183607786162" calcext:value-type="float">
            <text:p>-0.539183607786162</text:p>
          </table:table-cell>
          <table:table-cell office:value-type="float" office:value="0.45056088074814" calcext:value-type="float">
            <text:p>0.45056088074814</text:p>
          </table:table-cell>
          <table:table-cell/>
          <table:table-cell table:formula="of:=[.$J$6]/[.E96]+[.$K$6]/[.F96]+[.$L$6]/[.G96]" office:value-type="float" office:value="3.02512846246358" calcext:value-type="float">
            <text:p>3.02512846246358</text:p>
          </table:table-cell>
          <table:table-cell table:formula="of:=([.$J$6]*[.E96]+[.$K$6]*[.F96]+[.$L$6]*[.G96])/(SQRT(POWER([.$J$6];2)+POWER([.$K$6];2)+POWER([.$L$6];2))*SQRT(POWER([.$E96];2)+POWER([.$F96];2)+POWER([.$G96];2)) )" office:value-type="float" office:value="0.99936491262892" calcext:value-type="float">
            <text:p>0.9993649126289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972941290296" calcext:value-type="float">
            <text:p>-0.713972941290296</text:p>
          </table:table-cell>
          <table:table-cell office:value-type="float" office:value="-0.537183453198291" calcext:value-type="float">
            <text:p>-0.537183453198291</text:p>
          </table:table-cell>
          <table:table-cell office:value-type="float" office:value="0.44908415326667" calcext:value-type="float">
            <text:p>0.44908415326667</text:p>
          </table:table-cell>
          <table:table-cell/>
          <table:table-cell table:formula="of:=[.$J$6]/[.E97]+[.$K$6]/[.F97]+[.$L$6]/[.G97]" office:value-type="float" office:value="3.02885172507929" calcext:value-type="float">
            <text:p>3.02885172507929</text:p>
          </table:table-cell>
          <table:table-cell table:formula="of:=([.$J$6]*[.E97]+[.$K$6]*[.F97]+[.$L$6]*[.G97])/(SQRT(POWER([.$J$6];2)+POWER([.$K$6];2)+POWER([.$L$6];2))*SQRT(POWER([.$E97];2)+POWER([.$F97];2)+POWER([.$G97];2)) )" office:value-type="float" office:value="0.999332745444208" calcext:value-type="float">
            <text:p>0.99933274544420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047472137792" calcext:value-type="float">
            <text:p>-0.715047472137792</text:p>
          </table:table-cell>
          <table:table-cell office:value-type="float" office:value="-0.536268376704238" calcext:value-type="float">
            <text:p>-0.536268376704238</text:p>
          </table:table-cell>
          <table:table-cell office:value-type="float" office:value="0.448467770008454" calcext:value-type="float">
            <text:p>0.448467770008454</text:p>
          </table:table-cell>
          <table:table-cell/>
          <table:table-cell table:formula="of:=[.$J$6]/[.E98]+[.$K$6]/[.F98]+[.$L$6]/[.G98]" office:value-type="float" office:value="3.0304969005481" calcext:value-type="float">
            <text:p>3.0304969005481</text:p>
          </table:table-cell>
          <table:table-cell table:formula="of:=([.$J$6]*[.E98]+[.$K$6]*[.F98]+[.$L$6]*[.G98])/(SQRT(POWER([.$J$6];2)+POWER([.$K$6];2)+POWER([.$L$6];2))*SQRT(POWER([.$E98];2)+POWER([.$F98];2)+POWER([.$G98];2)) )" office:value-type="float" office:value="0.999316338541697" calcext:value-type="float">
            <text:p>0.99931633854169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205362690543" calcext:value-type="float">
            <text:p>-0.715205362690543</text:p>
          </table:table-cell>
          <table:table-cell office:value-type="float" office:value="-0.536186921698182" calcext:value-type="float">
            <text:p>-0.536186921698182</text:p>
          </table:table-cell>
          <table:table-cell office:value-type="float" office:value="0.44831336604937" calcext:value-type="float">
            <text:p>0.44831336604937</text:p>
          </table:table-cell>
          <table:table-cell/>
          <table:table-cell table:formula="of:=[.$J$6]/[.E99]+[.$K$6]/[.F99]+[.$L$6]/[.G99]" office:value-type="float" office:value="3.03079634383778" calcext:value-type="float">
            <text:p>3.03079634383778</text:p>
          </table:table-cell>
          <table:table-cell table:formula="of:=([.$J$6]*[.E99]+[.$K$6]*[.F99]+[.$L$6]*[.G99])/(SQRT(POWER([.$J$6];2)+POWER([.$K$6];2)+POWER([.$L$6];2))*SQRT(POWER([.$E99];2)+POWER([.$F99];2)+POWER([.$G99];2)) )" office:value-type="float" office:value="0.999310883879475" calcext:value-type="float">
            <text:p>0.99931088387947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239633424591" calcext:value-type="float">
            <text:p>-0.716239633424591</text:p>
          </table:table-cell>
          <table:table-cell office:value-type="float" office:value="-0.535363370858513" calcext:value-type="float">
            <text:p>-0.535363370858513</text:p>
          </table:table-cell>
          <table:table-cell office:value-type="float" office:value="0.447645896501709" calcext:value-type="float">
            <text:p>0.447645896501709</text:p>
          </table:table-cell>
          <table:table-cell/>
          <table:table-cell table:formula="of:=[.$J$6]/[.E100]+[.$K$6]/[.F100]+[.$L$6]/[.G100]" office:value-type="float" office:value="3.0324691348803" calcext:value-type="float">
            <text:p>3.0324691348803</text:p>
          </table:table-cell>
          <table:table-cell table:formula="of:=([.$J$6]*[.E100]+[.$K$6]*[.F100]+[.$L$6]*[.G100])/(SQRT(POWER([.$J$6];2)+POWER([.$K$6];2)+POWER([.$L$6];2))*SQRT(POWER([.$E100];2)+POWER([.$F100];2)+POWER([.$G100];2)) )" office:value-type="float" office:value="0.999289281246995" calcext:value-type="float">
            <text:p>0.99928928124699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382316458092" calcext:value-type="float">
            <text:p>-0.716382316458092</text:p>
          </table:table-cell>
          <table:table-cell office:value-type="float" office:value="-0.5352393411364" calcext:value-type="float">
            <text:p>-0.5352393411364</text:p>
          </table:table-cell>
          <table:table-cell office:value-type="float" office:value="0.447565888295802" calcext:value-type="float">
            <text:p>0.447565888295802</text:p>
          </table:table-cell>
          <table:table-cell/>
          <table:table-cell table:formula="of:=[.$J$6]/[.E101]+[.$K$6]/[.F101]+[.$L$6]/[.G101]" office:value-type="float" office:value="3.03269095005114" calcext:value-type="float">
            <text:p>3.03269095005114</text:p>
          </table:table-cell>
          <table:table-cell table:formula="of:=([.$J$6]*[.E101]+[.$K$6]*[.F101]+[.$L$6]*[.G101])/(SQRT(POWER([.$J$6];2)+POWER([.$K$6];2)+POWER([.$L$6];2))*SQRT(POWER([.$E101];2)+POWER([.$F101];2)+POWER([.$G101];2)) )" office:value-type="float" office:value="0.999286672391393" calcext:value-type="float">
            <text:p>0.99928667239139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444060656006" calcext:value-type="float">
            <text:p>-0.717444060656006</text:p>
          </table:table-cell>
          <table:table-cell office:value-type="float" office:value="-0.534388414865971" calcext:value-type="float">
            <text:p>-0.534388414865971</text:p>
          </table:table-cell>
          <table:table-cell office:value-type="float" office:value="0.446881462903147" calcext:value-type="float">
            <text:p>0.446881462903147</text:p>
          </table:table-cell>
          <table:table-cell/>
          <table:table-cell table:formula="of:=[.$J$6]/[.E102]+[.$K$6]/[.F102]+[.$L$6]/[.G102]" office:value-type="float" office:value="3.03443227416776" calcext:value-type="float">
            <text:p>3.03443227416776</text:p>
          </table:table-cell>
          <table:table-cell table:formula="of:=([.$J$6]*[.E102]+[.$K$6]*[.F102]+[.$L$6]*[.G102])/(SQRT(POWER([.$J$6];2)+POWER([.$K$6];2)+POWER([.$L$6];2))*SQRT(POWER([.$E102];2)+POWER([.$F102];2)+POWER([.$G102];2)) )" office:value-type="float" office:value="0.999261999584695" calcext:value-type="float">
            <text:p>0.99926199958469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444060656006" calcext:value-type="float">
            <text:p>-0.717444060656006</text:p>
          </table:table-cell>
          <table:table-cell office:value-type="float" office:value="-0.534388414865971" calcext:value-type="float">
            <text:p>-0.534388414865971</text:p>
          </table:table-cell>
          <table:table-cell office:value-type="float" office:value="0.446881462903147" calcext:value-type="float">
            <text:p>0.446881462903147</text:p>
          </table:table-cell>
          <table:table-cell/>
          <table:table-cell table:formula="of:=[.$J$6]/[.E103]+[.$K$6]/[.F103]+[.$L$6]/[.G103]" office:value-type="float" office:value="3.03443227416776" calcext:value-type="float">
            <text:p>3.03443227416776</text:p>
          </table:table-cell>
          <table:table-cell table:formula="of:=([.$J$6]*[.E103]+[.$K$6]*[.F103]+[.$L$6]*[.G103])/(SQRT(POWER([.$J$6];2)+POWER([.$K$6];2)+POWER([.$L$6];2))*SQRT(POWER([.$E103];2)+POWER([.$F103];2)+POWER([.$G103];2)) )" office:value-type="float" office:value="0.999261999584695" calcext:value-type="float">
            <text:p>0.99926199958469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768637444217" calcext:value-type="float">
            <text:p>-0.718768637444217</text:p>
          </table:table-cell>
          <table:table-cell office:value-type="float" office:value="-0.533297877680203" calcext:value-type="float">
            <text:p>-0.533297877680203</text:p>
          </table:table-cell>
          <table:table-cell office:value-type="float" office:value="0.44605495119814" calcext:value-type="float">
            <text:p>0.44605495119814</text:p>
          </table:table-cell>
          <table:table-cell/>
          <table:table-cell table:formula="of:=[.$J$6]/[.E104]+[.$K$6]/[.F104]+[.$L$6]/[.G104]" office:value-type="float" office:value="3.03661175490156" calcext:value-type="float">
            <text:p>3.03661175490156</text:p>
          </table:table-cell>
          <table:table-cell table:formula="of:=([.$J$6]*[.E104]+[.$K$6]*[.F104]+[.$L$6]*[.G104])/(SQRT(POWER([.$J$6];2)+POWER([.$K$6];2)+POWER([.$L$6];2))*SQRT(POWER([.$E104];2)+POWER([.$F104];2)+POWER([.$G104];2)) )" office:value-type="float" office:value="0.999229256446593" calcext:value-type="float">
            <text:p>0.99922925644659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979312394014" calcext:value-type="float">
            <text:p>-0.717979312394014</text:p>
          </table:table-cell>
          <table:table-cell office:value-type="float" office:value="-0.533637633957755" calcext:value-type="float">
            <text:p>-0.533637633957755</text:p>
          </table:table-cell>
          <table:table-cell office:value-type="float" office:value="0.446918988853896" calcext:value-type="float">
            <text:p>0.446918988853896</text:p>
          </table:table-cell>
          <table:table-cell/>
          <table:table-cell table:formula="of:=[.$J$6]/[.E105]+[.$K$6]/[.F105]+[.$L$6]/[.G105]" office:value-type="float" office:value="3.03498291698989" calcext:value-type="float">
            <text:p>3.03498291698989</text:p>
          </table:table-cell>
          <table:table-cell table:formula="of:=([.$J$6]*[.E105]+[.$K$6]*[.F105]+[.$L$6]*[.G105])/(SQRT(POWER([.$J$6];2)+POWER([.$K$6];2)+POWER([.$L$6];2))*SQRT(POWER([.$E105];2)+POWER([.$F105];2)+POWER([.$G105];2)) )" office:value-type="float" office:value="0.999265645160194" calcext:value-type="float">
            <text:p>0.99926564516019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911180214051" calcext:value-type="float">
            <text:p>-0.71911180214051</text:p>
          </table:table-cell>
          <table:table-cell office:value-type="float" office:value="-0.532422128761257" calcext:value-type="float">
            <text:p>-0.532422128761257</text:p>
          </table:table-cell>
          <table:table-cell office:value-type="float" office:value="0.446547749773258" calcext:value-type="float">
            <text:p>0.446547749773258</text:p>
          </table:table-cell>
          <table:table-cell/>
          <table:table-cell table:formula="of:=[.$J$6]/[.E106]+[.$K$6]/[.F106]+[.$L$6]/[.G106]" office:value-type="float" office:value="3.03656307449515" calcext:value-type="float">
            <text:p>3.03656307449515</text:p>
          </table:table-cell>
          <table:table-cell table:formula="of:=([.$J$6]*[.E106]+[.$K$6]*[.F106]+[.$L$6]*[.G106])/(SQRT(POWER([.$J$6];2)+POWER([.$K$6];2)+POWER([.$L$6];2))*SQRT(POWER([.$E106];2)+POWER([.$F106];2)+POWER([.$G106];2)) )" office:value-type="float" office:value="0.99925124698602" calcext:value-type="float">
            <text:p>0.9992512469860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0685938284477" calcext:value-type="float">
            <text:p>-0.720685938284477</text:p>
          </table:table-cell>
          <table:table-cell office:value-type="float" office:value="-0.530846507879248" calcext:value-type="float">
            <text:p>-0.530846507879248</text:p>
          </table:table-cell>
          <table:table-cell office:value-type="float" office:value="0.445885370281903" calcext:value-type="float">
            <text:p>0.445885370281903</text:p>
          </table:table-cell>
          <table:table-cell/>
          <table:table-cell table:formula="of:=[.$J$6]/[.E107]+[.$K$6]/[.F107]+[.$L$6]/[.G107]" office:value-type="float" office:value="3.0389299575812" calcext:value-type="float">
            <text:p>3.0389299575812</text:p>
          </table:table-cell>
          <table:table-cell table:formula="of:=([.$J$6]*[.E107]+[.$K$6]*[.F107]+[.$L$6]*[.G107])/(SQRT(POWER([.$J$6];2)+POWER([.$K$6];2)+POWER([.$L$6];2))*SQRT(POWER([.$E107];2)+POWER([.$F107];2)+POWER([.$G107];2)) )" office:value-type="float" office:value="0.999220272860992" calcext:value-type="float">
            <text:p>0.99922027286099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3074861418433" calcext:value-type="float">
            <text:p>-0.723074861418433</text:p>
          </table:table-cell>
          <table:table-cell office:value-type="float" office:value="-0.528670230504118" calcext:value-type="float">
            <text:p>-0.528670230504118</text:p>
          </table:table-cell>
          <table:table-cell office:value-type="float" office:value="0.444601543141089" calcext:value-type="float">
            <text:p>0.444601543141089</text:p>
          </table:table-cell>
          <table:table-cell/>
          <table:table-cell table:formula="of:=[.$J$6]/[.E108]+[.$K$6]/[.F108]+[.$L$6]/[.G108]" office:value-type="float" office:value="3.04285800711617" calcext:value-type="float">
            <text:p>3.04285800711617</text:p>
          </table:table-cell>
          <table:table-cell table:formula="of:=([.$J$6]*[.E108]+[.$K$6]*[.F108]+[.$L$6]*[.G108])/(SQRT(POWER([.$J$6];2)+POWER([.$K$6];2)+POWER([.$L$6];2))*SQRT(POWER([.$E108];2)+POWER([.$F108];2)+POWER([.$G108];2)) )" office:value-type="float" office:value="0.999151406850085" calcext:value-type="float">
            <text:p>0.99915140685008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3059706226907" calcext:value-type="float">
            <text:p>-0.723059706226907</text:p>
          </table:table-cell>
          <table:table-cell office:value-type="float" office:value="-0.528699872950501" calcext:value-type="float">
            <text:p>-0.528699872950501</text:p>
          </table:table-cell>
          <table:table-cell office:value-type="float" office:value="0.444590941847878" calcext:value-type="float">
            <text:p>0.444590941847878</text:p>
          </table:table-cell>
          <table:table-cell/>
          <table:table-cell table:formula="of:=[.$J$6]/[.E109]+[.$K$6]/[.F109]+[.$L$6]/[.G109]" office:value-type="float" office:value="3.04284890465228" calcext:value-type="float">
            <text:p>3.04284890465228</text:p>
          </table:table-cell>
          <table:table-cell table:formula="of:=([.$J$6]*[.E109]+[.$K$6]*[.F109]+[.$L$6]*[.G109])/(SQRT(POWER([.$J$6];2)+POWER([.$K$6];2)+POWER([.$L$6];2))*SQRT(POWER([.$E109];2)+POWER([.$F109];2)+POWER([.$G109];2)) )" office:value-type="float" office:value="0.999151090797806" calcext:value-type="float">
            <text:p>0.99915109079780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4401394436058" calcext:value-type="float">
            <text:p>-0.724401394436058</text:p>
          </table:table-cell>
          <table:table-cell office:value-type="float" office:value="-0.527414808963285" calcext:value-type="float">
            <text:p>-0.527414808963285</text:p>
          </table:table-cell>
          <table:table-cell office:value-type="float" office:value="0.443932696504005" calcext:value-type="float">
            <text:p>0.443932696504005</text:p>
          </table:table-cell>
          <table:table-cell/>
          <table:table-cell table:formula="of:=[.$J$6]/[.E110]+[.$K$6]/[.F110]+[.$L$6]/[.G110]" office:value-type="float" office:value="3.04505118607774" calcext:value-type="float">
            <text:p>3.04505118607774</text:p>
          </table:table-cell>
          <table:table-cell table:formula="of:=([.$J$6]*[.E110]+[.$K$6]*[.F110]+[.$L$6]*[.G110])/(SQRT(POWER([.$J$6];2)+POWER([.$K$6];2)+POWER([.$L$6];2))*SQRT(POWER([.$E110];2)+POWER([.$F110];2)+POWER([.$G110];2)) )" office:value-type="float" office:value="0.9991098443765" calcext:value-type="float">
            <text:p>0.999109844376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5686282973495" calcext:value-type="float">
            <text:p>-0.725686282973495</text:p>
          </table:table-cell>
          <table:table-cell office:value-type="float" office:value="-0.526298633988845" calcext:value-type="float">
            <text:p>-0.526298633988845</text:p>
          </table:table-cell>
          <table:table-cell office:value-type="float" office:value="0.443158173303379" calcext:value-type="float">
            <text:p>0.443158173303379</text:p>
          </table:table-cell>
          <table:table-cell/>
          <table:table-cell table:formula="of:=[.$J$6]/[.E111]+[.$K$6]/[.F111]+[.$L$6]/[.G111]" office:value-type="float" office:value="3.04731911825638" calcext:value-type="float">
            <text:p>3.04731911825638</text:p>
          </table:table-cell>
          <table:table-cell table:formula="of:=([.$J$6]*[.E111]+[.$K$6]*[.F111]+[.$L$6]*[.G111])/(SQRT(POWER([.$J$6];2)+POWER([.$K$6];2)+POWER([.$L$6];2))*SQRT(POWER([.$E111];2)+POWER([.$F111];2)+POWER([.$G111];2)) )" office:value-type="float" office:value="0.999060754366852" calcext:value-type="float">
            <text:p>0.99906075436685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7019812501815" calcext:value-type="float">
            <text:p>-0.727019812501815</text:p>
          </table:table-cell>
          <table:table-cell office:value-type="float" office:value="-0.525010294333557" calcext:value-type="float">
            <text:p>-0.525010294333557</text:p>
          </table:table-cell>
          <table:table-cell office:value-type="float" office:value="0.442500150365643" calcext:value-type="float">
            <text:p>0.442500150365643</text:p>
          </table:table-cell>
          <table:table-cell/>
          <table:table-cell table:formula="of:=[.$J$6]/[.E112]+[.$K$6]/[.F112]+[.$L$6]/[.G112]" office:value-type="float" office:value="3.04958337057859" calcext:value-type="float">
            <text:p>3.04958337057859</text:p>
          </table:table-cell>
          <table:table-cell table:formula="of:=([.$J$6]*[.E112]+[.$K$6]*[.F112]+[.$L$6]*[.G112])/(SQRT(POWER([.$J$6];2)+POWER([.$K$6];2)+POWER([.$L$6];2))*SQRT(POWER([.$E112];2)+POWER([.$F112];2)+POWER([.$G112];2)) )" office:value-type="float" office:value="0.999012156188736" calcext:value-type="float">
            <text:p>0.999012156188736</text:p>
          </table:table-cell>
          <table:table-cell table:number-columns-repeated="9"/>
        </table:table-row>
      </table:table>
      <table:table table:name="72 grad" table:style-name="ta1">
        <table:shapes>
          <draw:frame draw:z-index="0" draw:style-name="gr2" draw:text-style-name="P1" svg:width="453.51pt" svg:height="255.09pt" svg:x="649.05pt" svg:y="1078.04pt">
            <draw:object draw:notify-on-update-of-ranges="'72 grad'.J13:'72 grad'.J11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number-columns-repeated="9" table:default-cell-style-name="Default"/>
        <table:table-row table:style-name="ro1">
          <table:table-cell table:number-columns-repeated="7"/>
          <table:table-cell office:value-type="string" calcext:value-type="string">
            <text:p>gamma=</text:p>
          </table:table-cell>
          <table:table-cell table:style-name="ce1" office:value-type="float" office:value="21.8793420937985" calcext:value-type="float">
            <text:p>21.8793420937985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ort</text:p>
          </table:table-cell>
          <table:table-cell office:value-type="string" calcext:value-type="string">
            <text:p>max_vor_line</text:p>
          </table:table-cell>
          <table:table-cell table:style-name="ce1" office:value-type="float" office:value="2.1205422" calcext:value-type="float">
            <text:p>2.1205422</text:p>
          </table:table-cell>
          <table:table-cell table:style-name="ce1" office:value-type="float" office:value="0.71765834" calcext:value-type="float">
            <text:p>0.71765834</text:p>
          </table:table-cell>
          <table:table-cell table:style-name="ce1" office:value-type="float" office:value="-0.49308122" calcext:value-type="float">
            <text:p>-0.49308122</text:p>
          </table:table-cell>
          <table:table-cell table:style-name="ce1" office:value-type="float" office:value="-18.48309457198" calcext:value-type="float">
            <text:p>-18.48309457198</text:p>
          </table:table-cell>
          <table:table-cell table:style-name="ce1" office:value-type="float" office:value="-12.2095071104964" calcext:value-type="float">
            <text:p>-12.2095071104964</text:p>
          </table:table-cell>
          <table:table-cell table:style-name="ce1" office:value-type="float" office:value="11.4490919927586" calcext:value-type="float">
            <text:p>11.449091992758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ndmessung_punkt:</text:p>
          </table:table-cell>
          <table:table-cell/>
          <table:table-cell table:style-name="ce2" office:value-type="float" office:value="0.432" calcext:value-type="float">
            <text:p>0.432</text:p>
          </table:table-cell>
          <table:table-cell table:style-name="ce2" office:value-type="float" office:value="-0.532" calcext:value-type="float">
            <text:p>-0.532</text:p>
          </table:table-cell>
          <table:table-cell table:style-name="ce2" office:value-type="float" office:value="0.659" calcext:value-type="float">
            <text:p>0.65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vor (x|y|z)</text:p>
          </table:table-cell>
          <table:table-cell table:style-name="ce2" table:formula="of:=[.L2]" office:value-type="float" office:value="-18.48309457198" calcext:value-type="float">
            <text:p>-18.48309457198</text:p>
          </table:table-cell>
          <table:table-cell table:style-name="ce2" table:formula="of:=[.M2]" office:value-type="float" office:value="-12.2095071104964" calcext:value-type="float">
            <text:p>-12.2095071104964</text:p>
          </table:table-cell>
          <table:table-cell table:style-name="ce2" table:formula="of:=[.N2]" office:value-type="float" office:value="11.4490919927586" calcext:value-type="float">
            <text:p>11.449091992758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ektor zur handmessung</text:p>
          </table:table-cell>
          <table:table-cell/>
          <table:table-cell table:style-name="ce2" table:formula="of:=[.D3]-[.I4]" office:value-type="float" office:value="-1.6885422" calcext:value-type="float">
            <text:p>-1.6885422</text:p>
          </table:table-cell>
          <table:table-cell table:style-name="ce2" table:formula="of:=[.E3]-[.J4]" office:value-type="float" office:value="-1.24965834" calcext:value-type="float">
            <text:p>-1.24965834</text:p>
          </table:table-cell>
          <table:table-cell table:style-name="ce2" table:formula="of:=[.F3]-[.K4]" office:value-type="float" office:value="1.15208122" calcext:value-type="float">
            <text:p>1.15208122</text:p>
          </table:table-cell>
          <table:table-cell/>
          <table:table-cell office:value-type="string" calcext:value-type="string">
            <text:p>ort_linie</text:p>
          </table:table-cell>
          <table:table-cell table:formula="of:=[.I2]" office:value-type="float" office:value="2.1205422" calcext:value-type="float">
            <text:p>2.1205422</text:p>
          </table:table-cell>
          <table:table-cell table:formula="of:=[.J2]" office:value-type="float" office:value="0.71765834" calcext:value-type="float">
            <text:p>0.71765834</text:p>
          </table:table-cell>
          <table:table-cell table:style-name="ce2" table:formula="of:=[.K2]" office:value-type="float" office:value="-0.49308122" calcext:value-type="float">
            <text:p>-0.493081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iert</text:p>
          </table:table-cell>
          <table:table-cell/>
          <table:table-cell table:style-name="ce2" table:formula="of:=[.D4]/SQRT(POWER([.D4];2)+POWER([.E4];2)+POWER([.F4];2))" office:value-type="float" office:value="-0.704777029564912" calcext:value-type="float">
            <text:p>-0.704777029564912</text:p>
          </table:table-cell>
          <table:table-cell table:style-name="ce2" table:formula="of:=[.E4]/SQRT(POWER([.D4];2)+POWER([.E4];2)+POWER([.F4];2))" office:value-type="float" office:value="-0.521592230763448" calcext:value-type="float">
            <text:p>-0.521592230763448</text:p>
          </table:table-cell>
          <table:table-cell table:style-name="ce2" table:formula="of:=[.F4]/SQRT(POWER([.D4];2)+POWER([.E4];2)+POWER([.F4];2))" office:value-type="float" office:value="0.480864724641836" calcext:value-type="float">
            <text:p>0.480864724641836</text:p>
          </table:table-cell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8"/>
          <table:table-cell table:style-name="Default" office:value-type="string" calcext:value-type="string">
            <text:p>c:</text:p>
          </table:table-cell>
          <table:table-cell table:style-name="Default" table:formula="of:=[.D5]" office:value-type="float" office:value="-0.704777029564912" calcext:value-type="float">
            <text:p>-0.704777029564912</text:p>
          </table:table-cell>
          <table:table-cell table:formula="of:=[.E5]" office:value-type="float" office:value="-0.521592230763448" calcext:value-type="float">
            <text:p>-0.521592230763448</text:p>
          </table:table-cell>
          <table:table-cell table:formula="of:=[.F5]" office:value-type="float" office:value="0.480864724641836" calcext:value-type="float">
            <text:p>0.480864724641836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6"/>
          <table:table-cell office:value-type="string" calcext:value-type="string">
            <text:p>genutzer NormalenVektor</text:p>
          </table:table-cell>
          <table:table-cell/>
          <table:table-cell office:value-type="float" office:value="-0.891006524188368" calcext:value-type="float">
            <text:p>-0.891006524188368</text:p>
          </table:table-cell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8"/>
          <table:table-cell office:value-type="float" office:value="-0.321019760960103" calcext:value-type="float">
            <text:p>-0.321019760960103</text:p>
          </table:table-cell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8"/>
          <table:table-cell office:value-type="float" office:value="0.321019760960103" calcext:value-type="float">
            <text:p>0.321019760960103</text:p>
          </table:table-cell>
        </table:table-row>
        <table:table-row table:style-name="ro1">
          <table:table-cell table:number-columns-repeated="8"/>
          <table:table-cell table:style-name="Default" office:value-type="string" calcext:value-type="string">
            <text:p>a_i=r*b_i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8"/>
          <table:table-cell table:style-name="Default"/>
          <table:table-cell table:style-name="Default" office:value-type="string" calcext:value-type="string">
            <text:p>Kosinusähnlichkeit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aste here ----------------------------→</text:p>
          </table:table-cell>
          <table:table-cell table:style-name="ce1" table:number-columns-repeated="2"/>
          <table:table-cell office:value-type="string" calcext:value-type="string">
            <text:p>c:</text:p>
          </table:table-cell>
          <table:table-cell office:value-type="float" office:value="-0.71087901347054" calcext:value-type="float">
            <text:p>-0.71087901347054</text:p>
          </table:table-cell>
          <table:table-cell office:value-type="float" office:value="-0.437704629246188" calcext:value-type="float">
            <text:p>-0.437704629246188</text:p>
          </table:table-cell>
          <table:table-cell office:value-type="float" office:value="0.550514019570446" calcext:value-type="float">
            <text:p>0.550514019570446</text:p>
          </table:table-cell>
          <table:table-cell/>
          <table:table-cell table:formula="of:=[.$J$6]/[.E13]+[.$K$6]/[.F13]+[.$L$6]/[.G13]" office:value-type="float" office:value="3.05655289033566" calcext:value-type="float">
            <text:p>3.05655289033566</text:p>
          </table:table-cell>
          <table:table-cell table:formula="of:=([.$J$6]*[.E13]+[.$K$6]*[.F13]+[.$L$6]*[.G13])/(SQRT(POWER([.$J$6];2)+POWER([.$K$6];2)+POWER([.$L$6];2))*SQRT(POWER([.$E13];2)+POWER([.$F13];2)+POWER([.$G13];2)) )" office:value-type="float" office:value="0.994037305910022" calcext:value-type="float">
            <text:p>0.994037305910022</text:p>
          </table:table-cell>
          <table:table-cell table:number-columns-repeated="2"/>
          <table:table-cell office:value-type="string" calcext:value-type="string">
            <text:p>-1 anitline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87901347054" calcext:value-type="float">
            <text:p>-0.71087901347054</text:p>
          </table:table-cell>
          <table:table-cell office:value-type="float" office:value="-0.437704629246188" calcext:value-type="float">
            <text:p>-0.437704629246188</text:p>
          </table:table-cell>
          <table:table-cell office:value-type="float" office:value="0.550514019570446" calcext:value-type="float">
            <text:p>0.550514019570446</text:p>
          </table:table-cell>
          <table:table-cell/>
          <table:table-cell table:formula="of:=[.$J$6]/[.E14]+[.$K$6]/[.F14]+[.$L$6]/[.G14]" office:value-type="float" office:value="3.05655289033566" calcext:value-type="float">
            <text:p>3.05655289033566</text:p>
          </table:table-cell>
          <table:table-cell table:formula="of:=([.$J$6]*[.E14]+[.$K$6]*[.F14]+[.$L$6]*[.G14])/(SQRT(POWER([.$J$6];2)+POWER([.$K$6];2)+POWER([.$L$6];2))*SQRT(POWER([.$E14];2)+POWER([.$F14];2)+POWER([.$G14];2)) )" office:value-type="float" office:value="0.994037305910022" calcext:value-type="float">
            <text:p>0.994037305910022</text:p>
          </table:table-cell>
          <table:table-cell table:number-columns-repeated="2"/>
          <table:table-cell office:value-type="string" calcext:value-type="string">
            <text:p>1 line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363054120901" calcext:value-type="float">
            <text:p>-0.709363054120901</text:p>
          </table:table-cell>
          <table:table-cell office:value-type="float" office:value="-0.45864965522767" calcext:value-type="float">
            <text:p>-0.45864965522767</text:p>
          </table:table-cell>
          <table:table-cell office:value-type="float" office:value="0.535205148711975" calcext:value-type="float">
            <text:p>0.535205148711975</text:p>
          </table:table-cell>
          <table:table-cell/>
          <table:table-cell table:formula="of:=[.$J$6]/[.E15]+[.$K$6]/[.F15]+[.$L$6]/[.G15]" office:value-type="float" office:value="3.02923759992887" calcext:value-type="float">
            <text:p>3.02923759992887</text:p>
          </table:table-cell>
          <table:table-cell table:formula="of:=([.$J$6]*[.E15]+[.$K$6]*[.F15]+[.$L$6]*[.G15])/(SQRT(POWER([.$J$6];2)+POWER([.$K$6];2)+POWER([.$L$6];2))*SQRT(POWER([.$E15];2)+POWER([.$F15];2)+POWER([.$G15];2)) )" office:value-type="float" office:value="0.996532159437786" calcext:value-type="float">
            <text:p>0.996532159437786</text:p>
          </table:table-cell>
          <table:table-cell table:number-columns-repeated="2"/>
          <table:table-cell office:value-type="string" calcext:value-type="string">
            <text:p>0 orthogonal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082633949936" calcext:value-type="float">
            <text:p>-0.710082633949936</text:p>
          </table:table-cell>
          <table:table-cell office:value-type="float" office:value="-0.467184730937707" calcext:value-type="float">
            <text:p>-0.467184730937707</text:p>
          </table:table-cell>
          <table:table-cell office:value-type="float" office:value="0.526802695647415" calcext:value-type="float">
            <text:p>0.526802695647415</text:p>
          </table:table-cell>
          <table:table-cell/>
          <table:table-cell table:formula="of:=[.$J$6]/[.E16]+[.$K$6]/[.F16]+[.$L$6]/[.G16]" office:value-type="float" office:value="3.02178492941662" calcext:value-type="float">
            <text:p>3.02178492941662</text:p>
          </table:table-cell>
          <table:table-cell table:formula="of:=([.$J$6]*[.E16]+[.$K$6]*[.F16]+[.$L$6]*[.G16])/(SQRT(POWER([.$J$6];2)+POWER([.$K$6];2)+POWER([.$L$6];2))*SQRT(POWER([.$E16];2)+POWER([.$F16];2)+POWER([.$G16];2)) )" office:value-type="float" office:value="0.997450688672356" calcext:value-type="float">
            <text:p>0.99745068867235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082633949936" calcext:value-type="float">
            <text:p>-0.710082633949936</text:p>
          </table:table-cell>
          <table:table-cell office:value-type="float" office:value="-0.467184730937707" calcext:value-type="float">
            <text:p>-0.467184730937707</text:p>
          </table:table-cell>
          <table:table-cell office:value-type="float" office:value="0.526802695647415" calcext:value-type="float">
            <text:p>0.526802695647415</text:p>
          </table:table-cell>
          <table:table-cell/>
          <table:table-cell table:formula="of:=[.$J$6]/[.E17]+[.$K$6]/[.F17]+[.$L$6]/[.G17]" office:value-type="float" office:value="3.02178492941662" calcext:value-type="float">
            <text:p>3.02178492941662</text:p>
          </table:table-cell>
          <table:table-cell table:formula="of:=([.$J$6]*[.E17]+[.$K$6]*[.F17]+[.$L$6]*[.G17])/(SQRT(POWER([.$J$6];2)+POWER([.$K$6];2)+POWER([.$L$6];2))*SQRT(POWER([.$E17];2)+POWER([.$F17];2)+POWER([.$G17];2)) )" office:value-type="float" office:value="0.997450688672356" calcext:value-type="float">
            <text:p>0.99745068867235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082633949936" calcext:value-type="float">
            <text:p>-0.710082633949936</text:p>
          </table:table-cell>
          <table:table-cell office:value-type="float" office:value="-0.467184730937707" calcext:value-type="float">
            <text:p>-0.467184730937707</text:p>
          </table:table-cell>
          <table:table-cell office:value-type="float" office:value="0.526802695647415" calcext:value-type="float">
            <text:p>0.526802695647415</text:p>
          </table:table-cell>
          <table:table-cell/>
          <table:table-cell table:formula="of:=[.$J$6]/[.E18]+[.$K$6]/[.F18]+[.$L$6]/[.G18]" office:value-type="float" office:value="3.02178492941662" calcext:value-type="float">
            <text:p>3.02178492941662</text:p>
          </table:table-cell>
          <table:table-cell table:formula="of:=([.$J$6]*[.E18]+[.$K$6]*[.F18]+[.$L$6]*[.G18])/(SQRT(POWER([.$J$6];2)+POWER([.$K$6];2)+POWER([.$L$6];2))*SQRT(POWER([.$E18];2)+POWER([.$F18];2)+POWER([.$G18];2)) )" office:value-type="float" office:value="0.997450688672356" calcext:value-type="float">
            <text:p>0.99745068867235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082633949936" calcext:value-type="float">
            <text:p>-0.710082633949936</text:p>
          </table:table-cell>
          <table:table-cell office:value-type="float" office:value="-0.467184730937707" calcext:value-type="float">
            <text:p>-0.467184730937707</text:p>
          </table:table-cell>
          <table:table-cell office:value-type="float" office:value="0.526802695647415" calcext:value-type="float">
            <text:p>0.526802695647415</text:p>
          </table:table-cell>
          <table:table-cell/>
          <table:table-cell table:formula="of:=[.$J$6]/[.E19]+[.$K$6]/[.F19]+[.$L$6]/[.G19]" office:value-type="float" office:value="3.02178492941662" calcext:value-type="float">
            <text:p>3.02178492941662</text:p>
          </table:table-cell>
          <table:table-cell table:formula="of:=([.$J$6]*[.E19]+[.$K$6]*[.F19]+[.$L$6]*[.G19])/(SQRT(POWER([.$J$6];2)+POWER([.$K$6];2)+POWER([.$L$6];2))*SQRT(POWER([.$E19];2)+POWER([.$F19];2)+POWER([.$G19];2)) )" office:value-type="float" office:value="0.997450688672356" calcext:value-type="float">
            <text:p>0.99745068867235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082633949936" calcext:value-type="float">
            <text:p>-0.710082633949936</text:p>
          </table:table-cell>
          <table:table-cell office:value-type="float" office:value="-0.467184730937707" calcext:value-type="float">
            <text:p>-0.467184730937707</text:p>
          </table:table-cell>
          <table:table-cell office:value-type="float" office:value="0.526802695647415" calcext:value-type="float">
            <text:p>0.526802695647415</text:p>
          </table:table-cell>
          <table:table-cell/>
          <table:table-cell table:formula="of:=[.$J$6]/[.E20]+[.$K$6]/[.F20]+[.$L$6]/[.G20]" office:value-type="float" office:value="3.02178492941662" calcext:value-type="float">
            <text:p>3.02178492941662</text:p>
          </table:table-cell>
          <table:table-cell table:formula="of:=([.$J$6]*[.E20]+[.$K$6]*[.F20]+[.$L$6]*[.G20])/(SQRT(POWER([.$J$6];2)+POWER([.$K$6];2)+POWER([.$L$6];2))*SQRT(POWER([.$E20];2)+POWER([.$F20];2)+POWER([.$G20];2)) )" office:value-type="float" office:value="0.997450688672356" calcext:value-type="float">
            <text:p>0.99745068867235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082633949936" calcext:value-type="float">
            <text:p>-0.710082633949936</text:p>
          </table:table-cell>
          <table:table-cell office:value-type="float" office:value="-0.467184730937707" calcext:value-type="float">
            <text:p>-0.467184730937707</text:p>
          </table:table-cell>
          <table:table-cell office:value-type="float" office:value="0.526802695647415" calcext:value-type="float">
            <text:p>0.526802695647415</text:p>
          </table:table-cell>
          <table:table-cell/>
          <table:table-cell table:formula="of:=[.$J$6]/[.E21]+[.$K$6]/[.F21]+[.$L$6]/[.G21]" office:value-type="float" office:value="3.02178492941662" calcext:value-type="float">
            <text:p>3.02178492941662</text:p>
          </table:table-cell>
          <table:table-cell table:formula="of:=([.$J$6]*[.E21]+[.$K$6]*[.F21]+[.$L$6]*[.G21])/(SQRT(POWER([.$J$6];2)+POWER([.$K$6];2)+POWER([.$L$6];2))*SQRT(POWER([.$E21];2)+POWER([.$F21];2)+POWER([.$G21];2)) )" office:value-type="float" office:value="0.997450688672356" calcext:value-type="float">
            <text:p>0.99745068867235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815213365584" calcext:value-type="float">
            <text:p>-0.711815213365584</text:p>
          </table:table-cell>
          <table:table-cell office:value-type="float" office:value="-0.476651291524965" calcext:value-type="float">
            <text:p>-0.476651291524965</text:p>
          </table:table-cell>
          <table:table-cell office:value-type="float" office:value="0.515870767061762" calcext:value-type="float">
            <text:p>0.515870767061762</text:p>
          </table:table-cell>
          <table:table-cell/>
          <table:table-cell table:formula="of:=[.$J$6]/[.E22]+[.$K$6]/[.F22]+[.$L$6]/[.G22]" office:value-type="float" office:value="3.01653891349215" calcext:value-type="float">
            <text:p>3.01653891349215</text:p>
          </table:table-cell>
          <table:table-cell table:formula="of:=([.$J$6]*[.E22]+[.$K$6]*[.F22]+[.$L$6]*[.G22])/(SQRT(POWER([.$J$6];2)+POWER([.$K$6];2)+POWER([.$L$6];2))*SQRT(POWER([.$E22];2)+POWER([.$F22];2)+POWER([.$G22];2)) )" office:value-type="float" office:value="0.998352676471623" calcext:value-type="float">
            <text:p>0.99835267647162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521462866681" calcext:value-type="float">
            <text:p>-0.717521462866681</text:p>
          </table:table-cell>
          <table:table-cell office:value-type="float" office:value="-0.477627933258013" calcext:value-type="float">
            <text:p>-0.477627933258013</text:p>
          </table:table-cell>
          <table:table-cell office:value-type="float" office:value="0.506985707586848" calcext:value-type="float">
            <text:p>0.506985707586848</text:p>
          </table:table-cell>
          <table:table-cell/>
          <table:table-cell table:formula="of:=[.$J$6]/[.E23]+[.$K$6]/[.F23]+[.$L$6]/[.G23]" office:value-type="float" office:value="3.02276329177689" calcext:value-type="float">
            <text:p>3.02276329177689</text:p>
          </table:table-cell>
          <table:table-cell table:formula="of:=([.$J$6]*[.E23]+[.$K$6]*[.F23]+[.$L$6]*[.G23])/(SQRT(POWER([.$J$6];2)+POWER([.$K$6];2)+POWER([.$L$6];2))*SQRT(POWER([.$E23];2)+POWER([.$F23];2)+POWER([.$G23];2)) )" office:value-type="float" office:value="0.998611207107328" calcext:value-type="float">
            <text:p>0.99861120710732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853343049597" calcext:value-type="float">
            <text:p>-0.715853343049597</text:p>
          </table:table-cell>
          <table:table-cell office:value-type="float" office:value="-0.488174370558359" calcext:value-type="float">
            <text:p>-0.488174370558359</text:p>
          </table:table-cell>
          <table:table-cell office:value-type="float" office:value="0.499239196352476" calcext:value-type="float">
            <text:p>0.499239196352476</text:p>
          </table:table-cell>
          <table:table-cell/>
          <table:table-cell table:formula="of:=[.$J$6]/[.E24]+[.$K$6]/[.F24]+[.$L$6]/[.G24]" office:value-type="float" office:value="3.01617693475297" calcext:value-type="float">
            <text:p>3.01617693475297</text:p>
          </table:table-cell>
          <table:table-cell table:formula="of:=([.$J$6]*[.E24]+[.$K$6]*[.F24]+[.$L$6]*[.G24])/(SQRT(POWER([.$J$6];2)+POWER([.$K$6];2)+POWER([.$L$6];2))*SQRT(POWER([.$E24];2)+POWER([.$F24];2)+POWER([.$G24];2)) )" office:value-type="float" office:value="0.999211470344129" calcext:value-type="float">
            <text:p>0.99921147034412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845988926697" calcext:value-type="float">
            <text:p>-0.706845988926697</text:p>
          </table:table-cell>
          <table:table-cell office:value-type="float" office:value="-0.497150434130906" calcext:value-type="float">
            <text:p>-0.497150434130906</text:p>
          </table:table-cell>
          <table:table-cell office:value-type="float" office:value="0.503199954075606" calcext:value-type="float">
            <text:p>0.503199954075606</text:p>
          </table:table-cell>
          <table:table-cell/>
          <table:table-cell table:formula="of:=[.$J$6]/[.E25]+[.$K$6]/[.F25]+[.$L$6]/[.G25]" office:value-type="float" office:value="3.00185036417486" calcext:value-type="float">
            <text:p>3.00185036417486</text:p>
          </table:table-cell>
          <table:table-cell table:formula="of:=([.$J$6]*[.E25]+[.$K$6]*[.F25]+[.$L$6]*[.G25])/(SQRT(POWER([.$J$6];2)+POWER([.$K$6];2)+POWER([.$L$6];2))*SQRT(POWER([.$E25];2)+POWER([.$F25];2)+POWER([.$G25];2)) )" office:value-type="float" office:value="0.999449727755337" calcext:value-type="float">
            <text:p>0.99944972775533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343982423221" calcext:value-type="float">
            <text:p>-0.706343982423221</text:p>
          </table:table-cell>
          <table:table-cell office:value-type="float" office:value="-0.496545263306495" calcext:value-type="float">
            <text:p>-0.496545263306495</text:p>
          </table:table-cell>
          <table:table-cell office:value-type="float" office:value="0.50450072347063" calcext:value-type="float">
            <text:p>0.50450072347063</text:p>
          </table:table-cell>
          <table:table-cell/>
          <table:table-cell table:formula="of:=[.$J$6]/[.E26]+[.$K$6]/[.F26]+[.$L$6]/[.G26]" office:value-type="float" office:value="3.00137378931238" calcext:value-type="float">
            <text:p>3.00137378931238</text:p>
          </table:table-cell>
          <table:table-cell table:formula="of:=([.$J$6]*[.E26]+[.$K$6]*[.F26]+[.$L$6]*[.G26])/(SQRT(POWER([.$J$6];2)+POWER([.$K$6];2)+POWER([.$L$6];2))*SQRT(POWER([.$E26];2)+POWER([.$F26];2)+POWER([.$G26];2)) )" office:value-type="float" office:value="0.999405766819658" calcext:value-type="float">
            <text:p>0.99940576681965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343982423221" calcext:value-type="float">
            <text:p>-0.706343982423221</text:p>
          </table:table-cell>
          <table:table-cell office:value-type="float" office:value="-0.496545263306495" calcext:value-type="float">
            <text:p>-0.496545263306495</text:p>
          </table:table-cell>
          <table:table-cell office:value-type="float" office:value="0.50450072347063" calcext:value-type="float">
            <text:p>0.50450072347063</text:p>
          </table:table-cell>
          <table:table-cell/>
          <table:table-cell table:formula="of:=[.$J$6]/[.E27]+[.$K$6]/[.F27]+[.$L$6]/[.G27]" office:value-type="float" office:value="3.00137378931238" calcext:value-type="float">
            <text:p>3.00137378931238</text:p>
          </table:table-cell>
          <table:table-cell table:formula="of:=([.$J$6]*[.E27]+[.$K$6]*[.F27]+[.$L$6]*[.G27])/(SQRT(POWER([.$J$6];2)+POWER([.$K$6];2)+POWER([.$L$6];2))*SQRT(POWER([.$E27];2)+POWER([.$F27];2)+POWER([.$G27];2)) )" office:value-type="float" office:value="0.999405766819658" calcext:value-type="float">
            <text:p>0.99940576681965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343982423221" calcext:value-type="float">
            <text:p>-0.706343982423221</text:p>
          </table:table-cell>
          <table:table-cell office:value-type="float" office:value="-0.496545263306495" calcext:value-type="float">
            <text:p>-0.496545263306495</text:p>
          </table:table-cell>
          <table:table-cell office:value-type="float" office:value="0.50450072347063" calcext:value-type="float">
            <text:p>0.50450072347063</text:p>
          </table:table-cell>
          <table:table-cell/>
          <table:table-cell table:formula="of:=[.$J$6]/[.E28]+[.$K$6]/[.F28]+[.$L$6]/[.G28]" office:value-type="float" office:value="3.00137378931238" calcext:value-type="float">
            <text:p>3.00137378931238</text:p>
          </table:table-cell>
          <table:table-cell table:formula="of:=([.$J$6]*[.E28]+[.$K$6]*[.F28]+[.$L$6]*[.G28])/(SQRT(POWER([.$J$6];2)+POWER([.$K$6];2)+POWER([.$L$6];2))*SQRT(POWER([.$E28];2)+POWER([.$F28];2)+POWER([.$G28];2)) )" office:value-type="float" office:value="0.999405766819658" calcext:value-type="float">
            <text:p>0.99940576681965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345852220042" calcext:value-type="float">
            <text:p>-0.710345852220042</text:p>
          </table:table-cell>
          <table:table-cell office:value-type="float" office:value="-0.507669496477778" calcext:value-type="float">
            <text:p>-0.507669496477778</text:p>
          </table:table-cell>
          <table:table-cell office:value-type="float" office:value="0.487524822526795" calcext:value-type="float">
            <text:p>0.487524822526795</text:p>
          </table:table-cell>
          <table:table-cell/>
          <table:table-cell table:formula="of:=[.$J$6]/[.E29]+[.$K$6]/[.F29]+[.$L$6]/[.G29]" office:value-type="float" office:value="3.00592416270238" calcext:value-type="float">
            <text:p>3.00592416270238</text:p>
          </table:table-cell>
          <table:table-cell table:formula="of:=([.$J$6]*[.E29]+[.$K$6]*[.F29]+[.$L$6]*[.G29])/(SQRT(POWER([.$J$6];2)+POWER([.$K$6];2)+POWER([.$L$6];2))*SQRT(POWER([.$E29];2)+POWER([.$F29];2)+POWER([.$G29];2)) )" office:value-type="float" office:value="0.999865394390205" calcext:value-type="float">
            <text:p>0.99986539439020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87547973125" calcext:value-type="float">
            <text:p>-0.71087547973125</text:p>
          </table:table-cell>
          <table:table-cell office:value-type="float" office:value="-0.508832354647434" calcext:value-type="float">
            <text:p>-0.508832354647434</text:p>
          </table:table-cell>
          <table:table-cell office:value-type="float" office:value="0.485536494180214" calcext:value-type="float">
            <text:p>0.485536494180214</text:p>
          </table:table-cell>
          <table:table-cell/>
          <table:table-cell table:formula="of:=[.$J$6]/[.E30]+[.$K$6]/[.F30]+[.$L$6]/[.G30]" office:value-type="float" office:value="3.00687611899704" calcext:value-type="float">
            <text:p>3.00687611899704</text:p>
          </table:table-cell>
          <table:table-cell table:formula="of:=([.$J$6]*[.E30]+[.$K$6]*[.F30]+[.$L$6]*[.G30])/(SQRT(POWER([.$J$6];2)+POWER([.$K$6];2)+POWER([.$L$6];2))*SQRT(POWER([.$E30];2)+POWER([.$F30];2)+POWER([.$G30];2)) )" office:value-type="float" office:value="0.999889084518227" calcext:value-type="float">
            <text:p>0.99988908451822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523283917171" calcext:value-type="float">
            <text:p>-0.710523283917171</text:p>
          </table:table-cell>
          <table:table-cell office:value-type="float" office:value="-0.509202693838457" calcext:value-type="float">
            <text:p>-0.509202693838457</text:p>
          </table:table-cell>
          <table:table-cell office:value-type="float" office:value="0.485663751580471" calcext:value-type="float">
            <text:p>0.485663751580471</text:p>
          </table:table-cell>
          <table:table-cell/>
          <table:table-cell table:formula="of:=[.$J$6]/[.E31]+[.$K$6]/[.F31]+[.$L$6]/[.G31]" office:value-type="float" office:value="3.00636251470532" calcext:value-type="float">
            <text:p>3.00636251470532</text:p>
          </table:table-cell>
          <table:table-cell table:formula="of:=([.$J$6]*[.E31]+[.$K$6]*[.F31]+[.$L$6]*[.G31])/(SQRT(POWER([.$J$6];2)+POWER([.$K$6];2)+POWER([.$L$6];2))*SQRT(POWER([.$E31];2)+POWER([.$F31];2)+POWER([.$G31];2)) )" office:value-type="float" office:value="0.999895224638073" calcext:value-type="float">
            <text:p>0.99989522463807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188291402468" calcext:value-type="float">
            <text:p>-0.710188291402468</text:p>
          </table:table-cell>
          <table:table-cell office:value-type="float" office:value="-0.509501931475423" calcext:value-type="float">
            <text:p>-0.509501931475423</text:p>
          </table:table-cell>
          <table:table-cell office:value-type="float" office:value="0.485839863100648" calcext:value-type="float">
            <text:p>0.485839863100648</text:p>
          </table:table-cell>
          <table:table-cell/>
          <table:table-cell table:formula="of:=[.$J$6]/[.E32]+[.$K$6]/[.F32]+[.$L$6]/[.G32]" office:value-type="float" office:value="3.00586988423143" calcext:value-type="float">
            <text:p>3.00586988423143</text:p>
          </table:table-cell>
          <table:table-cell table:formula="of:=([.$J$6]*[.E32]+[.$K$6]*[.F32]+[.$L$6]*[.G32])/(SQRT(POWER([.$J$6];2)+POWER([.$K$6];2)+POWER([.$L$6];2))*SQRT(POWER([.$E32];2)+POWER([.$F32];2)+POWER([.$G32];2)) )" office:value-type="float" office:value="0.999899895452884" calcext:value-type="float">
            <text:p>0.99989989545288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993473439887" calcext:value-type="float">
            <text:p>-0.708993473439887</text:p>
          </table:table-cell>
          <table:table-cell office:value-type="float" office:value="-0.515445298826203" calcext:value-type="float">
            <text:p>-0.515445298826203</text:p>
          </table:table-cell>
          <table:table-cell office:value-type="float" office:value="0.481294502916468" calcext:value-type="float">
            <text:p>0.481294502916468</text:p>
          </table:table-cell>
          <table:table-cell/>
          <table:table-cell table:formula="of:=[.$J$6]/[.E33]+[.$K$6]/[.F33]+[.$L$6]/[.G33]" office:value-type="float" office:value="3.00508543133234" calcext:value-type="float">
            <text:p>3.00508543133234</text:p>
          </table:table-cell>
          <table:table-cell table:formula="of:=([.$J$6]*[.E33]+[.$K$6]*[.F33]+[.$L$6]*[.G33])/(SQRT(POWER([.$J$6];2)+POWER([.$K$6];2)+POWER([.$L$6];2))*SQRT(POWER([.$E33];2)+POWER([.$F33];2)+POWER([.$G33];2)) )" office:value-type="float" office:value="0.999972126059722" calcext:value-type="float">
            <text:p>0.99997212605972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416821352465" calcext:value-type="float">
            <text:p>-0.702416821352465</text:p>
          </table:table-cell>
          <table:table-cell office:value-type="float" office:value="-0.525294891404645" calcext:value-type="float">
            <text:p>-0.525294891404645</text:p>
          </table:table-cell>
          <table:table-cell office:value-type="float" office:value="0.480287295423564" calcext:value-type="float">
            <text:p>0.480287295423564</text:p>
          </table:table-cell>
          <table:table-cell/>
          <table:table-cell table:formula="of:=[.$J$6]/[.E34]+[.$K$6]/[.F34]+[.$L$6]/[.G34]" office:value-type="float" office:value="2.99751365511232" calcext:value-type="float">
            <text:p>2.99751365511232</text:p>
          </table:table-cell>
          <table:table-cell table:formula="of:=([.$J$6]*[.E34]+[.$K$6]*[.F34]+[.$L$6]*[.G34])/(SQRT(POWER([.$J$6];2)+POWER([.$K$6];2)+POWER([.$L$6];2))*SQRT(POWER([.$E34];2)+POWER([.$F34];2)+POWER([.$G34];2)) )" office:value-type="float" office:value="0.999990193148434" calcext:value-type="float">
            <text:p>0.99999019314843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0609982305653" calcext:value-type="float">
            <text:p>-0.700609982305653</text:p>
          </table:table-cell>
          <table:table-cell office:value-type="float" office:value="-0.530160694373608" calcext:value-type="float">
            <text:p>-0.530160694373608</text:p>
          </table:table-cell>
          <table:table-cell office:value-type="float" office:value="0.477572288596152" calcext:value-type="float">
            <text:p>0.477572288596152</text:p>
          </table:table-cell>
          <table:table-cell/>
          <table:table-cell table:formula="of:=[.$J$6]/[.E35]+[.$K$6]/[.F35]+[.$L$6]/[.G35]" office:value-type="float" office:value="2.99667983989969" calcext:value-type="float">
            <text:p>2.99667983989969</text:p>
          </table:table-cell>
          <table:table-cell table:formula="of:=([.$J$6]*[.E35]+[.$K$6]*[.F35]+[.$L$6]*[.G35])/(SQRT(POWER([.$J$6];2)+POWER([.$K$6];2)+POWER([.$L$6];2))*SQRT(POWER([.$E35];2)+POWER([.$F35];2)+POWER([.$G35];2)) )" office:value-type="float" office:value="0.999949188506693" calcext:value-type="float">
            <text:p>0.99994918850669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222477526156" calcext:value-type="float">
            <text:p>-0.704222477526156</text:p>
          </table:table-cell>
          <table:table-cell office:value-type="float" office:value="-0.532520851286725" calcext:value-type="float">
            <text:p>-0.532520851286725</text:p>
          </table:table-cell>
          <table:table-cell office:value-type="float" office:value="0.469566017820481" calcext:value-type="float">
            <text:p>0.469566017820481</text:p>
          </table:table-cell>
          <table:table-cell/>
          <table:table-cell table:formula="of:=[.$J$6]/[.E36]+[.$K$6]/[.F36]+[.$L$6]/[.G36]" office:value-type="float" office:value="3.00432705949028" calcext:value-type="float">
            <text:p>3.00432705949028</text:p>
          </table:table-cell>
          <table:table-cell table:formula="of:=([.$J$6]*[.E36]+[.$K$6]*[.F36]+[.$L$6]*[.G36])/(SQRT(POWER([.$J$6];2)+POWER([.$K$6];2)+POWER([.$L$6];2))*SQRT(POWER([.$E36];2)+POWER([.$F36];2)+POWER([.$G36];2)) )" office:value-type="float" office:value="0.99987629847483" calcext:value-type="float">
            <text:p>0.9998762984748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814656663722" calcext:value-type="float">
            <text:p>-0.703814656663722</text:p>
          </table:table-cell>
          <table:table-cell office:value-type="float" office:value="-0.532575284357197" calcext:value-type="float">
            <text:p>-0.532575284357197</text:p>
          </table:table-cell>
          <table:table-cell office:value-type="float" office:value="0.470115406636687" calcext:value-type="float">
            <text:p>0.470115406636687</text:p>
          </table:table-cell>
          <table:table-cell/>
          <table:table-cell table:formula="of:=[.$J$6]/[.E37]+[.$K$6]/[.F37]+[.$L$6]/[.G37]" office:value-type="float" office:value="3.00361010468312" calcext:value-type="float">
            <text:p>3.00361010468312</text:p>
          </table:table-cell>
          <table:table-cell table:formula="of:=([.$J$6]*[.E37]+[.$K$6]*[.F37]+[.$L$6]*[.G37])/(SQRT(POWER([.$J$6];2)+POWER([.$K$6];2)+POWER([.$L$6];2))*SQRT(POWER([.$E37];2)+POWER([.$F37];2)+POWER([.$G37];2)) )" office:value-type="float" office:value="0.99988144926729" calcext:value-type="float">
            <text:p>0.9998814492672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202548896579" calcext:value-type="float">
            <text:p>-0.703202548896579</text:p>
          </table:table-cell>
          <table:table-cell office:value-type="float" office:value="-0.532521638015114" calcext:value-type="float">
            <text:p>-0.532521638015114</text:p>
          </table:table-cell>
          <table:table-cell office:value-type="float" office:value="0.471091159194328" calcext:value-type="float">
            <text:p>0.471091159194328</text:p>
          </table:table-cell>
          <table:table-cell/>
          <table:table-cell table:formula="of:=[.$J$6]/[.E38]+[.$K$6]/[.F38]+[.$L$6]/[.G38]" office:value-type="float" office:value="3.00246179432997" calcext:value-type="float">
            <text:p>3.00246179432997</text:p>
          </table:table-cell>
          <table:table-cell table:formula="of:=([.$J$6]*[.E38]+[.$K$6]*[.F38]+[.$L$6]*[.G38])/(SQRT(POWER([.$J$6];2)+POWER([.$K$6];2)+POWER([.$L$6];2))*SQRT(POWER([.$E38];2)+POWER([.$F38];2)+POWER([.$G38];2)) )" office:value-type="float" office:value="0.999891273243098" calcext:value-type="float">
            <text:p>0.99989127324309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038535466333" calcext:value-type="float">
            <text:p>-0.703038535466333</text:p>
          </table:table-cell>
          <table:table-cell office:value-type="float" office:value="-0.531776608768331" calcext:value-type="float">
            <text:p>-0.531776608768331</text:p>
          </table:table-cell>
          <table:table-cell office:value-type="float" office:value="0.472176297601021" calcext:value-type="float">
            <text:p>0.472176297601021</text:p>
          </table:table-cell>
          <table:table-cell/>
          <table:table-cell table:formula="of:=[.$J$6]/[.E39]+[.$K$6]/[.F39]+[.$L$6]/[.G39]" office:value-type="float" office:value="3.00172203091669" calcext:value-type="float">
            <text:p>3.00172203091669</text:p>
          </table:table-cell>
          <table:table-cell table:formula="of:=([.$J$6]*[.E39]+[.$K$6]*[.F39]+[.$L$6]*[.G39])/(SQRT(POWER([.$J$6];2)+POWER([.$K$6];2)+POWER([.$L$6];2))*SQRT(POWER([.$E39];2)+POWER([.$F39];2)+POWER([.$G39];2)) )" office:value-type="float" office:value="0.99990888365924" calcext:value-type="float">
            <text:p>0.9999088836592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038535466333" calcext:value-type="float">
            <text:p>-0.703038535466333</text:p>
          </table:table-cell>
          <table:table-cell office:value-type="float" office:value="-0.531776608768331" calcext:value-type="float">
            <text:p>-0.531776608768331</text:p>
          </table:table-cell>
          <table:table-cell office:value-type="float" office:value="0.472176297601021" calcext:value-type="float">
            <text:p>0.472176297601021</text:p>
          </table:table-cell>
          <table:table-cell/>
          <table:table-cell table:formula="of:=[.$J$6]/[.E40]+[.$K$6]/[.F40]+[.$L$6]/[.G40]" office:value-type="float" office:value="3.00172203091669" calcext:value-type="float">
            <text:p>3.00172203091669</text:p>
          </table:table-cell>
          <table:table-cell table:formula="of:=([.$J$6]*[.E40]+[.$K$6]*[.F40]+[.$L$6]*[.G40])/(SQRT(POWER([.$J$6];2)+POWER([.$K$6];2)+POWER([.$L$6];2))*SQRT(POWER([.$E40];2)+POWER([.$F40];2)+POWER([.$G40];2)) )" office:value-type="float" office:value="0.99990888365924" calcext:value-type="float">
            <text:p>0.9999088836592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224328830367" calcext:value-type="float">
            <text:p>-0.703224328830367</text:p>
          </table:table-cell>
          <table:table-cell office:value-type="float" office:value="-0.530825953717332" calcext:value-type="float">
            <text:p>-0.530825953717332</text:p>
          </table:table-cell>
          <table:table-cell office:value-type="float" office:value="0.472968656679452" calcext:value-type="float">
            <text:p>0.472968656679452</text:p>
          </table:table-cell>
          <table:table-cell/>
          <table:table-cell table:formula="of:=[.$J$6]/[.E41]+[.$K$6]/[.F41]+[.$L$6]/[.G41]" office:value-type="float" office:value="3.00150765927907" calcext:value-type="float">
            <text:p>3.00150765927907</text:p>
          </table:table-cell>
          <table:table-cell table:formula="of:=([.$J$6]*[.E41]+[.$K$6]*[.F41]+[.$L$6]*[.G41])/(SQRT(POWER([.$J$6];2)+POWER([.$K$6];2)+POWER([.$L$6];2))*SQRT(POWER([.$E41];2)+POWER([.$F41];2)+POWER([.$G41];2)) )" office:value-type="float" office:value="0.999924989795787" calcext:value-type="float">
            <text:p>0.99992498979578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030367409472" calcext:value-type="float">
            <text:p>-0.705030367409472</text:p>
          </table:table-cell>
          <table:table-cell office:value-type="float" office:value="-0.531185514714183" calcext:value-type="float">
            <text:p>-0.531185514714183</text:p>
          </table:table-cell>
          <table:table-cell office:value-type="float" office:value="0.469866076651947" calcext:value-type="float">
            <text:p>0.469866076651947</text:p>
          </table:table-cell>
          <table:table-cell/>
          <table:table-cell table:formula="of:=[.$J$6]/[.E42]+[.$K$6]/[.F42]+[.$L$6]/[.G42]" office:value-type="float" office:value="3.0049885812126" calcext:value-type="float">
            <text:p>3.0049885812126</text:p>
          </table:table-cell>
          <table:table-cell table:formula="of:=([.$J$6]*[.E42]+[.$K$6]*[.F42]+[.$L$6]*[.G42])/(SQRT(POWER([.$J$6];2)+POWER([.$K$6];2)+POWER([.$L$6];2))*SQRT(POWER([.$E42];2)+POWER([.$F42];2)+POWER([.$G42];2)) )" office:value-type="float" office:value="0.999893467232686" calcext:value-type="float">
            <text:p>0.99989346723268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164994213047" calcext:value-type="float">
            <text:p>-0.705164994213047</text:p>
          </table:table-cell>
          <table:table-cell office:value-type="float" office:value="-0.534600531399351" calcext:value-type="float">
            <text:p>-0.534600531399351</text:p>
          </table:table-cell>
          <table:table-cell office:value-type="float" office:value="0.465773123702995" calcext:value-type="float">
            <text:p>0.465773123702995</text:p>
          </table:table-cell>
          <table:table-cell/>
          <table:table-cell table:formula="of:=[.$J$6]/[.E43]+[.$K$6]/[.F43]+[.$L$6]/[.G43]" office:value-type="float" office:value="3.00751825967456" calcext:value-type="float">
            <text:p>3.00751825967456</text:p>
          </table:table-cell>
          <table:table-cell table:formula="of:=([.$J$6]*[.E43]+[.$K$6]*[.F43]+[.$L$6]*[.G43])/(SQRT(POWER([.$J$6];2)+POWER([.$K$6];2)+POWER([.$L$6];2))*SQRT(POWER([.$E43];2)+POWER([.$F43];2)+POWER([.$G43];2)) )" office:value-type="float" office:value="0.99980143858955" calcext:value-type="float">
            <text:p>0.9998014385895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0358870205007" calcext:value-type="float">
            <text:p>-0.700358870205007</text:p>
          </table:table-cell>
          <table:table-cell office:value-type="float" office:value="-0.540861567692851" calcext:value-type="float">
            <text:p>-0.540861567692851</text:p>
          </table:table-cell>
          <table:table-cell office:value-type="float" office:value="0.465796326217799" calcext:value-type="float">
            <text:p>0.465796326217799</text:p>
          </table:table-cell>
          <table:table-cell/>
          <table:table-cell table:formula="of:=[.$J$6]/[.E44]+[.$K$6]/[.F44]+[.$L$6]/[.G44]" office:value-type="float" office:value="3.00303106569718" calcext:value-type="float">
            <text:p>3.00303106569718</text:p>
          </table:table-cell>
          <table:table-cell table:formula="of:=([.$J$6]*[.E44]+[.$K$6]*[.F44]+[.$L$6]*[.G44])/(SQRT(POWER([.$J$6];2)+POWER([.$K$6];2)+POWER([.$L$6];2))*SQRT(POWER([.$E44];2)+POWER([.$F44];2)+POWER([.$G44];2)) )" office:value-type="float" office:value="0.999691057945553" calcext:value-type="float">
            <text:p>0.99969105794555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0135982945328" calcext:value-type="float">
            <text:p>-0.700135982945328</text:p>
          </table:table-cell>
          <table:table-cell office:value-type="float" office:value="-0.540286023647441" calcext:value-type="float">
            <text:p>-0.540286023647441</text:p>
          </table:table-cell>
          <table:table-cell office:value-type="float" office:value="0.466798262675019" calcext:value-type="float">
            <text:p>0.466798262675019</text:p>
          </table:table-cell>
          <table:table-cell/>
          <table:table-cell table:formula="of:=[.$J$6]/[.E45]+[.$K$6]/[.F45]+[.$L$6]/[.G45]" office:value-type="float" office:value="3.00216289150474" calcext:value-type="float">
            <text:p>3.00216289150474</text:p>
          </table:table-cell>
          <table:table-cell table:formula="of:=([.$J$6]*[.E45]+[.$K$6]*[.F45]+[.$L$6]*[.G45])/(SQRT(POWER([.$J$6];2)+POWER([.$K$6];2)+POWER([.$L$6];2))*SQRT(POWER([.$E45];2)+POWER([.$F45];2)+POWER([.$G45];2)) )" office:value-type="float" office:value="0.999715568720811" calcext:value-type="float">
            <text:p>0.99971556872081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653866943951" calcext:value-type="float">
            <text:p>-0.701653866943951</text:p>
          </table:table-cell>
          <table:table-cell office:value-type="float" office:value="-0.539655861542114" calcext:value-type="float">
            <text:p>-0.539655861542114</text:p>
          </table:table-cell>
          <table:table-cell office:value-type="float" office:value="0.465245528840246" calcext:value-type="float">
            <text:p>0.465245528840246</text:p>
          </table:table-cell>
          <table:table-cell/>
          <table:table-cell table:formula="of:=[.$J$6]/[.E46]+[.$K$6]/[.F46]+[.$L$6]/[.G46]" office:value-type="float" office:value="3.00455058616877" calcext:value-type="float">
            <text:p>3.00455058616877</text:p>
          </table:table-cell>
          <table:table-cell table:formula="of:=([.$J$6]*[.E46]+[.$K$6]*[.F46]+[.$L$6]*[.G46])/(SQRT(POWER([.$J$6];2)+POWER([.$K$6];2)+POWER([.$L$6];2))*SQRT(POWER([.$E46];2)+POWER([.$F46];2)+POWER([.$G46];2)) )" office:value-type="float" office:value="0.999709995910423" calcext:value-type="float">
            <text:p>0.99970999591042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851797232694" calcext:value-type="float">
            <text:p>-0.701851797232694</text:p>
          </table:table-cell>
          <table:table-cell office:value-type="float" office:value="-0.53856895978078" calcext:value-type="float">
            <text:p>-0.53856895978078</text:p>
          </table:table-cell>
          <table:table-cell office:value-type="float" office:value="0.466205459300816" calcext:value-type="float">
            <text:p>0.466205459300816</text:p>
          </table:table-cell>
          <table:table-cell/>
          <table:table-cell table:formula="of:=[.$J$6]/[.E47]+[.$K$6]/[.F47]+[.$L$6]/[.G47]" office:value-type="float" office:value="3.00408974240161" calcext:value-type="float">
            <text:p>3.00408974240161</text:p>
          </table:table-cell>
          <table:table-cell table:formula="of:=([.$J$6]*[.E47]+[.$K$6]*[.F47]+[.$L$6]*[.G47])/(SQRT(POWER([.$J$6];2)+POWER([.$K$6];2)+POWER([.$L$6];2))*SQRT(POWER([.$E47];2)+POWER([.$F47];2)+POWER([.$G47];2)) )" office:value-type="float" office:value="0.999744169813668" calcext:value-type="float">
            <text:p>0.9997441698136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054963789842" calcext:value-type="float">
            <text:p>-0.702054963789842</text:p>
          </table:table-cell>
          <table:table-cell office:value-type="float" office:value="-0.537897615983194" calcext:value-type="float">
            <text:p>-0.537897615983194</text:p>
          </table:table-cell>
          <table:table-cell office:value-type="float" office:value="0.466674385988388" calcext:value-type="float">
            <text:p>0.466674385988388</text:p>
          </table:table-cell>
          <table:table-cell/>
          <table:table-cell table:formula="of:=[.$J$6]/[.E48]+[.$K$6]/[.F48]+[.$L$6]/[.G48]" office:value-type="float" office:value="3.00397147234451" calcext:value-type="float">
            <text:p>3.00397147234451</text:p>
          </table:table-cell>
          <table:table-cell table:formula="of:=([.$J$6]*[.E48]+[.$K$6]*[.F48]+[.$L$6]*[.G48])/(SQRT(POWER([.$J$6];2)+POWER([.$K$6];2)+POWER([.$L$6];2))*SQRT(POWER([.$E48];2)+POWER([.$F48];2)+POWER([.$G48];2)) )" office:value-type="float" office:value="0.999762679529826" calcext:value-type="float">
            <text:p>0.99976267952982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183299306406" calcext:value-type="float">
            <text:p>-0.704183299306406</text:p>
          </table:table-cell>
          <table:table-cell office:value-type="float" office:value="-0.535830556891771" calcext:value-type="float">
            <text:p>-0.535830556891771</text:p>
          </table:table-cell>
          <table:table-cell office:value-type="float" office:value="0.465844926213647" calcext:value-type="float">
            <text:p>0.465844926213647</text:p>
          </table:table-cell>
          <table:table-cell/>
          <table:table-cell table:formula="of:=[.$J$6]/[.E49]+[.$K$6]/[.F49]+[.$L$6]/[.G49]" office:value-type="float" office:value="3.00651276230648" calcext:value-type="float">
            <text:p>3.00651276230648</text:p>
          </table:table-cell>
          <table:table-cell table:formula="of:=([.$J$6]*[.E49]+[.$K$6]*[.F49]+[.$L$6]*[.G49])/(SQRT(POWER([.$J$6];2)+POWER([.$K$6];2)+POWER([.$L$6];2))*SQRT(POWER([.$E49];2)+POWER([.$F49];2)+POWER([.$G49];2)) )" office:value-type="float" office:value="0.99978566160431" calcext:value-type="float">
            <text:p>0.9997856616043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171608147628" calcext:value-type="float">
            <text:p>-0.704171608147628</text:p>
          </table:table-cell>
          <table:table-cell office:value-type="float" office:value="-0.535657495954985" calcext:value-type="float">
            <text:p>-0.535657495954985</text:p>
          </table:table-cell>
          <table:table-cell office:value-type="float" office:value="0.466061576732108" calcext:value-type="float">
            <text:p>0.466061576732108</text:p>
          </table:table-cell>
          <table:table-cell/>
          <table:table-cell table:formula="of:=[.$J$6]/[.E50]+[.$K$6]/[.F50]+[.$L$6]/[.G50]" office:value-type="float" office:value="3.00636403359434" calcext:value-type="float">
            <text:p>3.00636403359434</text:p>
          </table:table-cell>
          <table:table-cell table:formula="of:=([.$J$6]*[.E50]+[.$K$6]*[.F50]+[.$L$6]*[.G50])/(SQRT(POWER([.$J$6];2)+POWER([.$K$6];2)+POWER([.$L$6];2))*SQRT(POWER([.$E50];2)+POWER([.$F50];2)+POWER([.$G50];2)) )" office:value-type="float" office:value="0.999791334295981" calcext:value-type="float">
            <text:p>0.99979133429598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440162938764" calcext:value-type="float">
            <text:p>-0.704440162938764</text:p>
          </table:table-cell>
          <table:table-cell office:value-type="float" office:value="-0.534486223750882" calcext:value-type="float">
            <text:p>-0.534486223750882</text:p>
          </table:table-cell>
          <table:table-cell office:value-type="float" office:value="0.466999500491521" calcext:value-type="float">
            <text:p>0.466999500491521</text:p>
          </table:table-cell>
          <table:table-cell/>
          <table:table-cell table:formula="of:=[.$J$6]/[.E51]+[.$K$6]/[.F51]+[.$L$6]/[.G51]" office:value-type="float" office:value="3.00604413542815" calcext:value-type="float">
            <text:p>3.00604413542815</text:p>
          </table:table-cell>
          <table:table-cell table:formula="of:=([.$J$6]*[.E51]+[.$K$6]*[.F51]+[.$L$6]*[.G51])/(SQRT(POWER([.$J$6];2)+POWER([.$K$6];2)+POWER([.$L$6];2))*SQRT(POWER([.$E51];2)+POWER([.$F51];2)+POWER([.$G51];2)) )" office:value-type="float" office:value="0.999820693512489" calcext:value-type="float">
            <text:p>0.99982069351248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566736794343" calcext:value-type="float">
            <text:p>-0.704566736794343</text:p>
          </table:table-cell>
          <table:table-cell office:value-type="float" office:value="-0.53454812179733" calcext:value-type="float">
            <text:p>-0.53454812179733</text:p>
          </table:table-cell>
          <table:table-cell office:value-type="float" office:value="0.466737633886447" calcext:value-type="float">
            <text:p>0.466737633886447</text:p>
          </table:table-cell>
          <table:table-cell/>
          <table:table-cell table:formula="of:=[.$J$6]/[.E52]+[.$K$6]/[.F52]+[.$L$6]/[.G52]" office:value-type="float" office:value="3.00632911530439" calcext:value-type="float">
            <text:p>3.00632911530439</text:p>
          </table:table-cell>
          <table:table-cell table:formula="of:=([.$J$6]*[.E52]+[.$K$6]*[.F52]+[.$L$6]*[.G52])/(SQRT(POWER([.$J$6];2)+POWER([.$K$6];2)+POWER([.$L$6];2))*SQRT(POWER([.$E52];2)+POWER([.$F52];2)+POWER([.$G52];2)) )" office:value-type="float" office:value="0.999816262985629" calcext:value-type="float">
            <text:p>0.99981626298562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992384471644" calcext:value-type="float">
            <text:p>-0.702992384471644</text:p>
          </table:table-cell>
          <table:table-cell office:value-type="float" office:value="-0.537251951614454" calcext:value-type="float">
            <text:p>-0.537251951614454</text:p>
          </table:table-cell>
          <table:table-cell office:value-type="float" office:value="0.466006489076422" calcext:value-type="float">
            <text:p>0.466006489076422</text:p>
          </table:table-cell>
          <table:table-cell/>
          <table:table-cell table:formula="of:=[.$J$6]/[.E53]+[.$K$6]/[.F53]+[.$L$6]/[.G53]" office:value-type="float" office:value="3.00527500674368" calcext:value-type="float">
            <text:p>3.00527500674368</text:p>
          </table:table-cell>
          <table:table-cell table:formula="of:=([.$J$6]*[.E53]+[.$K$6]*[.F53]+[.$L$6]*[.G53])/(SQRT(POWER([.$J$6];2)+POWER([.$K$6];2)+POWER([.$L$6];2))*SQRT(POWER([.$E53];2)+POWER([.$F53];2)+POWER([.$G53];2)) )" office:value-type="float" office:value="0.999765410510321" calcext:value-type="float">
            <text:p>0.99976541051032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362868779662" calcext:value-type="float">
            <text:p>-0.702362868779662</text:p>
          </table:table-cell>
          <table:table-cell office:value-type="float" office:value="-0.537266325633273" calcext:value-type="float">
            <text:p>-0.537266325633273</text:p>
          </table:table-cell>
          <table:table-cell office:value-type="float" office:value="0.466938214221245" calcext:value-type="float">
            <text:p>0.466938214221245</text:p>
          </table:table-cell>
          <table:table-cell/>
          <table:table-cell table:formula="of:=[.$J$6]/[.E54]+[.$K$6]/[.F54]+[.$L$6]/[.G54]" office:value-type="float" office:value="3.00408857636367" calcext:value-type="float">
            <text:p>3.00408857636367</text:p>
          </table:table-cell>
          <table:table-cell table:formula="of:=([.$J$6]*[.E54]+[.$K$6]*[.F54]+[.$L$6]*[.G54])/(SQRT(POWER([.$J$6];2)+POWER([.$K$6];2)+POWER([.$L$6];2))*SQRT(POWER([.$E54];2)+POWER([.$F54];2)+POWER([.$G54];2)) )" office:value-type="float" office:value="0.99977727344261" calcext:value-type="float">
            <text:p>0.9997772734426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802819189759" calcext:value-type="float">
            <text:p>-0.704802819189759</text:p>
          </table:table-cell>
          <table:table-cell office:value-type="float" office:value="-0.534691219713687" calcext:value-type="float">
            <text:p>-0.534691219713687</text:p>
          </table:table-cell>
          <table:table-cell office:value-type="float" office:value="0.4662169941382" calcext:value-type="float">
            <text:p>0.4662169941382</text:p>
          </table:table-cell>
          <table:table-cell/>
          <table:table-cell table:formula="of:=[.$J$6]/[.E55]+[.$K$6]/[.F55]+[.$L$6]/[.G55]" office:value-type="float" office:value="3.00688344593379" calcext:value-type="float">
            <text:p>3.00688344593379</text:p>
          </table:table-cell>
          <table:table-cell table:formula="of:=([.$J$6]*[.E55]+[.$K$6]*[.F55]+[.$L$6]*[.G55])/(SQRT(POWER([.$J$6];2)+POWER([.$K$6];2)+POWER([.$L$6];2))*SQRT(POWER([.$E55];2)+POWER([.$F55];2)+POWER([.$G55];2)) )" office:value-type="float" office:value="0.999806929907235" calcext:value-type="float">
            <text:p>0.99980692990723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363126143215" calcext:value-type="float">
            <text:p>-0.705363126143215</text:p>
          </table:table-cell>
          <table:table-cell office:value-type="float" office:value="-0.532770987389668" calcext:value-type="float">
            <text:p>-0.532770987389668</text:p>
          </table:table-cell>
          <table:table-cell office:value-type="float" office:value="0.467565968899907" calcext:value-type="float">
            <text:p>0.467565968899907</text:p>
          </table:table-cell>
          <table:table-cell/>
          <table:table-cell table:formula="of:=[.$J$6]/[.E56]+[.$K$6]/[.F56]+[.$L$6]/[.G56]" office:value-type="float" office:value="3.00662931576578" calcext:value-type="float">
            <text:p>3.00662931576578</text:p>
          </table:table-cell>
          <table:table-cell table:formula="of:=([.$J$6]*[.E56]+[.$K$6]*[.F56]+[.$L$6]*[.G56])/(SQRT(POWER([.$J$6];2)+POWER([.$K$6];2)+POWER([.$L$6];2))*SQRT(POWER([.$E56];2)+POWER([.$F56];2)+POWER([.$G56];2)) )" office:value-type="float" office:value="0.999848917493405" calcext:value-type="float">
            <text:p>0.99984891749340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980997460553" calcext:value-type="float">
            <text:p>-0.705980997460553</text:p>
          </table:table-cell>
          <table:table-cell office:value-type="float" office:value="-0.531309195525097" calcext:value-type="float">
            <text:p>-0.531309195525097</text:p>
          </table:table-cell>
          <table:table-cell office:value-type="float" office:value="0.468296241683699" calcext:value-type="float">
            <text:p>0.468296241683699</text:p>
          </table:table-cell>
          <table:table-cell/>
          <table:table-cell table:formula="of:=[.$J$6]/[.E57]+[.$K$6]/[.F57]+[.$L$6]/[.G57]" office:value-type="float" office:value="3.0068446418164" calcext:value-type="float">
            <text:p>3.0068446418164</text:p>
          </table:table-cell>
          <table:table-cell table:formula="of:=([.$J$6]*[.E57]+[.$K$6]*[.F57]+[.$L$6]*[.G57])/(SQRT(POWER([.$J$6];2)+POWER([.$K$6];2)+POWER([.$L$6];2))*SQRT(POWER([.$E57];2)+POWER([.$F57];2)+POWER([.$G57];2)) )" office:value-type="float" office:value="0.999873082146629" calcext:value-type="float">
            <text:p>0.99987308214662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132915688649" calcext:value-type="float">
            <text:p>-0.706132915688649</text:p>
          </table:table-cell>
          <table:table-cell office:value-type="float" office:value="-0.531123247968115" calcext:value-type="float">
            <text:p>-0.531123247968115</text:p>
          </table:table-cell>
          <table:table-cell office:value-type="float" office:value="0.468278123393403" calcext:value-type="float">
            <text:p>0.468278123393403</text:p>
          </table:table-cell>
          <table:table-cell/>
          <table:table-cell table:formula="of:=[.$J$6]/[.E58]+[.$K$6]/[.F58]+[.$L$6]/[.G58]" office:value-type="float" office:value="3.00701329685665" calcext:value-type="float">
            <text:p>3.00701329685665</text:p>
          </table:table-cell>
          <table:table-cell table:formula="of:=([.$J$6]*[.E58]+[.$K$6]*[.F58]+[.$L$6]*[.G58])/(SQRT(POWER([.$J$6];2)+POWER([.$K$6];2)+POWER([.$L$6];2))*SQRT(POWER([.$E58];2)+POWER([.$F58];2)+POWER([.$G58];2)) )" office:value-type="float" office:value="0.999874449376438" calcext:value-type="float">
            <text:p>0.99987444937643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462198210845" calcext:value-type="float">
            <text:p>-0.706462198210845</text:p>
          </table:table-cell>
          <table:table-cell office:value-type="float" office:value="-0.530486791418904" calcext:value-type="float">
            <text:p>-0.530486791418904</text:p>
          </table:table-cell>
          <table:table-cell office:value-type="float" office:value="0.46850285658593" calcext:value-type="float">
            <text:p>0.46850285658593</text:p>
          </table:table-cell>
          <table:table-cell/>
          <table:table-cell table:formula="of:=[.$J$6]/[.E59]+[.$K$6]/[.F59]+[.$L$6]/[.G59]" office:value-type="float" office:value="3.00723374402017" calcext:value-type="float">
            <text:p>3.00723374402017</text:p>
          </table:table-cell>
          <table:table-cell table:formula="of:=([.$J$6]*[.E59]+[.$K$6]*[.F59]+[.$L$6]*[.G59])/(SQRT(POWER([.$J$6];2)+POWER([.$K$6];2)+POWER([.$L$6];2))*SQRT(POWER([.$E59];2)+POWER([.$F59];2)+POWER([.$G59];2)) )" office:value-type="float" office:value="0.999882615607775" calcext:value-type="float">
            <text:p>0.99988261560777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726853616719" calcext:value-type="float">
            <text:p>-0.706726853616719</text:p>
          </table:table-cell>
          <table:table-cell office:value-type="float" office:value="-0.529863046642576" calcext:value-type="float">
            <text:p>-0.529863046642576</text:p>
          </table:table-cell>
          <table:table-cell office:value-type="float" office:value="0.468809456154268" calcext:value-type="float">
            <text:p>0.468809456154268</text:p>
          </table:table-cell>
          <table:table-cell/>
          <table:table-cell table:formula="of:=[.$J$6]/[.E60]+[.$K$6]/[.F60]+[.$L$6]/[.G60]" office:value-type="float" office:value="3.00734634799335" calcext:value-type="float">
            <text:p>3.00734634799335</text:p>
          </table:table-cell>
          <table:table-cell table:formula="of:=([.$J$6]*[.E60]+[.$K$6]*[.F60]+[.$L$6]*[.G60])/(SQRT(POWER([.$J$6];2)+POWER([.$K$6];2)+POWER([.$L$6];2))*SQRT(POWER([.$E60];2)+POWER([.$F60];2)+POWER([.$G60];2)) )" office:value-type="float" office:value="0.999891231146277" calcext:value-type="float">
            <text:p>0.99989123114627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62649203338" calcext:value-type="float">
            <text:p>-0.70662649203338</text:p>
          </table:table-cell>
          <table:table-cell office:value-type="float" office:value="-0.528846113818352" calcext:value-type="float">
            <text:p>-0.528846113818352</text:p>
          </table:table-cell>
          <table:table-cell office:value-type="float" office:value="0.470107209746699" calcext:value-type="float">
            <text:p>0.470107209746699</text:p>
          </table:table-cell>
          <table:table-cell/>
          <table:table-cell table:formula="of:=[.$J$6]/[.E61]+[.$K$6]/[.F61]+[.$L$6]/[.G61]" office:value-type="float" office:value="3.00654936267491" calcext:value-type="float">
            <text:p>3.00654936267491</text:p>
          </table:table-cell>
          <table:table-cell table:formula="of:=([.$J$6]*[.E61]+[.$K$6]*[.F61]+[.$L$6]*[.G61])/(SQRT(POWER([.$J$6];2)+POWER([.$K$6];2)+POWER([.$L$6];2))*SQRT(POWER([.$E61];2)+POWER([.$F61];2)+POWER([.$G61];2)) )" office:value-type="float" office:value="0.999914118271242" calcext:value-type="float">
            <text:p>0.99991411827124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109094634883" calcext:value-type="float">
            <text:p>-0.706109094634883</text:p>
          </table:table-cell>
          <table:table-cell office:value-type="float" office:value="-0.52810357935367" calcext:value-type="float">
            <text:p>-0.52810357935367</text:p>
          </table:table-cell>
          <table:table-cell office:value-type="float" office:value="0.471716605545902" calcext:value-type="float">
            <text:p>0.471716605545902</text:p>
          </table:table-cell>
          <table:table-cell/>
          <table:table-cell table:formula="of:=[.$J$6]/[.E62]+[.$K$6]/[.F62]+[.$L$6]/[.G62]" office:value-type="float" office:value="3.00517708513278" calcext:value-type="float">
            <text:p>3.00517708513278</text:p>
          </table:table-cell>
          <table:table-cell table:formula="of:=([.$J$6]*[.E62]+[.$K$6]*[.F62]+[.$L$6]*[.G62])/(SQRT(POWER([.$J$6];2)+POWER([.$K$6];2)+POWER([.$L$6];2))*SQRT(POWER([.$E62];2)+POWER([.$F62];2)+POWER([.$G62];2)) )" office:value-type="float" office:value="0.999936069929596" calcext:value-type="float">
            <text:p>0.99993606992959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381712826112" calcext:value-type="float">
            <text:p>-0.705381712826112</text:p>
          </table:table-cell>
          <table:table-cell office:value-type="float" office:value="-0.52791328055475" calcext:value-type="float">
            <text:p>-0.52791328055475</text:p>
          </table:table-cell>
          <table:table-cell office:value-type="float" office:value="0.47301607522834" calcext:value-type="float">
            <text:p>0.47301607522834</text:p>
          </table:table-cell>
          <table:table-cell/>
          <table:table-cell table:formula="of:=[.$J$6]/[.E63]+[.$K$6]/[.F63]+[.$L$6]/[.G63]" office:value-type="float" office:value="3.00376188083304" calcext:value-type="float">
            <text:p>3.00376188083304</text:p>
          </table:table-cell>
          <table:table-cell table:formula="of:=([.$J$6]*[.E63]+[.$K$6]*[.F63]+[.$L$6]*[.G63])/(SQRT(POWER([.$J$6];2)+POWER([.$K$6];2)+POWER([.$L$6];2))*SQRT(POWER([.$E63];2)+POWER([.$F63];2)+POWER([.$G63];2)) )" office:value-type="float" office:value="0.999949038695037" calcext:value-type="float">
            <text:p>0.99994903869503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505781368292" calcext:value-type="float">
            <text:p>-0.707505781368292</text:p>
          </table:table-cell>
          <table:table-cell office:value-type="float" office:value="-0.526439423015721" calcext:value-type="float">
            <text:p>-0.526439423015721</text:p>
          </table:table-cell>
          <table:table-cell office:value-type="float" office:value="0.471483937399057" calcext:value-type="float">
            <text:p>0.471483937399057</text:p>
          </table:table-cell>
          <table:table-cell/>
          <table:table-cell table:formula="of:=[.$J$6]/[.E64]+[.$K$6]/[.F64]+[.$L$6]/[.G64]" office:value-type="float" office:value="3.00683193903058" calcext:value-type="float">
            <text:p>3.00683193903058</text:p>
          </table:table-cell>
          <table:table-cell table:formula="of:=([.$J$6]*[.E64]+[.$K$6]*[.F64]+[.$L$6]*[.G64])/(SQRT(POWER([.$J$6];2)+POWER([.$K$6];2)+POWER([.$L$6];2))*SQRT(POWER([.$E64];2)+POWER([.$F64];2)+POWER([.$G64];2)) )" office:value-type="float" office:value="0.999940529735786" calcext:value-type="float">
            <text:p>0.99994052973578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463717194792" calcext:value-type="float">
            <text:p>-0.708463717194792</text:p>
          </table:table-cell>
          <table:table-cell office:value-type="float" office:value="-0.524808486720872" calcext:value-type="float">
            <text:p>-0.524808486720872</text:p>
          </table:table-cell>
          <table:table-cell office:value-type="float" office:value="0.471863554096187" calcext:value-type="float">
            <text:p>0.471863554096187</text:p>
          </table:table-cell>
          <table:table-cell/>
          <table:table-cell table:formula="of:=[.$J$6]/[.E65]+[.$K$6]/[.F65]+[.$L$6]/[.G65]" office:value-type="float" office:value="3.00774357600488" calcext:value-type="float">
            <text:p>3.00774357600488</text:p>
          </table:table-cell>
          <table:table-cell table:formula="of:=([.$J$6]*[.E65]+[.$K$6]*[.F65]+[.$L$6]*[.G65])/(SQRT(POWER([.$J$6];2)+POWER([.$K$6];2)+POWER([.$L$6];2))*SQRT(POWER([.$E65];2)+POWER([.$F65];2)+POWER([.$G65];2)) )" office:value-type="float" office:value="0.999947521480372" calcext:value-type="float">
            <text:p>0.99994752148037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491959444178" calcext:value-type="float">
            <text:p>-0.708491959444178</text:p>
          </table:table-cell>
          <table:table-cell office:value-type="float" office:value="-0.524813894046226" calcext:value-type="float">
            <text:p>-0.524813894046226</text:p>
          </table:table-cell>
          <table:table-cell office:value-type="float" office:value="0.471815133308572" calcext:value-type="float">
            <text:p>0.471815133308572</text:p>
          </table:table-cell>
          <table:table-cell/>
          <table:table-cell table:formula="of:=[.$J$6]/[.E66]+[.$K$6]/[.F66]+[.$L$6]/[.G66]" office:value-type="float" office:value="3.00779826507354" calcext:value-type="float">
            <text:p>3.00779826507354</text:p>
          </table:table-cell>
          <table:table-cell table:formula="of:=([.$J$6]*[.E66]+[.$K$6]*[.F66]+[.$L$6]*[.G66])/(SQRT(POWER([.$J$6];2)+POWER([.$K$6];2)+POWER([.$L$6];2))*SQRT(POWER([.$E66];2)+POWER([.$F66];2)+POWER([.$G66];2)) )" office:value-type="float" office:value="0.999946962539193" calcext:value-type="float">
            <text:p>0.99994696253919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027104399522" calcext:value-type="float">
            <text:p>-0.709027104399522</text:p>
          </table:table-cell>
          <table:table-cell office:value-type="float" office:value="-0.523723339408447" calcext:value-type="float">
            <text:p>-0.523723339408447</text:p>
          </table:table-cell>
          <table:table-cell office:value-type="float" office:value="0.472222859448474" calcext:value-type="float">
            <text:p>0.472222859448474</text:p>
          </table:table-cell>
          <table:table-cell/>
          <table:table-cell table:formula="of:=[.$J$6]/[.E67]+[.$K$6]/[.F67]+[.$L$6]/[.G67]" office:value-type="float" office:value="3.00823701141455" calcext:value-type="float">
            <text:p>3.00823701141455</text:p>
          </table:table-cell>
          <table:table-cell table:formula="of:=([.$J$6]*[.E67]+[.$K$6]*[.F67]+[.$L$6]*[.G67])/(SQRT(POWER([.$J$6];2)+POWER([.$K$6];2)+POWER([.$L$6];2))*SQRT(POWER([.$E67];2)+POWER([.$F67];2)+POWER([.$G67];2)) )" office:value-type="float" office:value="0.999951356702912" calcext:value-type="float">
            <text:p>0.99995135670291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96360984558" calcext:value-type="float">
            <text:p>-0.70896360984558</text:p>
          </table:table-cell>
          <table:table-cell office:value-type="float" office:value="-0.523033206408666" calcext:value-type="float">
            <text:p>-0.523033206408666</text:p>
          </table:table-cell>
          <table:table-cell office:value-type="float" office:value="0.473082302468179" calcext:value-type="float">
            <text:p>0.473082302468179</text:p>
          </table:table-cell>
          <table:table-cell/>
          <table:table-cell table:formula="of:=[.$J$6]/[.E68]+[.$K$6]/[.F68]+[.$L$6]/[.G68]" office:value-type="float" office:value="3.00779021299382" calcext:value-type="float">
            <text:p>3.00779021299382</text:p>
          </table:table-cell>
          <table:table-cell table:formula="of:=([.$J$6]*[.E68]+[.$K$6]*[.F68]+[.$L$6]*[.G68])/(SQRT(POWER([.$J$6];2)+POWER([.$K$6];2)+POWER([.$L$6];2))*SQRT(POWER([.$E68];2)+POWER([.$F68];2)+POWER([.$G68];2)) )" office:value-type="float" office:value="0.999959915019927" calcext:value-type="float">
            <text:p>0.99995991501992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981745163898" calcext:value-type="float">
            <text:p>-0.707981745163898</text:p>
          </table:table-cell>
          <table:table-cell office:value-type="float" office:value="-0.522912138223075" calcext:value-type="float">
            <text:p>-0.522912138223075</text:p>
          </table:table-cell>
          <table:table-cell office:value-type="float" office:value="0.474683836056857" calcext:value-type="float">
            <text:p>0.474683836056857</text:p>
          </table:table-cell>
          <table:table-cell/>
          <table:table-cell table:formula="of:=[.$J$6]/[.E69]+[.$K$6]/[.F69]+[.$L$6]/[.G69]" office:value-type="float" office:value="3.00597036509808" calcext:value-type="float">
            <text:p>3.00597036509808</text:p>
          </table:table-cell>
          <table:table-cell table:formula="of:=([.$J$6]*[.E69]+[.$K$6]*[.F69]+[.$L$6]*[.G69])/(SQRT(POWER([.$J$6];2)+POWER([.$K$6];2)+POWER([.$L$6];2))*SQRT(POWER([.$E69];2)+POWER([.$F69];2)+POWER([.$G69];2)) )" office:value-type="float" office:value="0.999974892129264" calcext:value-type="float">
            <text:p>0.99997489212926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147677674538" calcext:value-type="float">
            <text:p>-0.708147677674538</text:p>
          </table:table-cell>
          <table:table-cell office:value-type="float" office:value="-0.522530086970618" calcext:value-type="float">
            <text:p>-0.522530086970618</text:p>
          </table:table-cell>
          <table:table-cell office:value-type="float" office:value="0.474857004596791" calcext:value-type="float">
            <text:p>0.474857004596791</text:p>
          </table:table-cell>
          <table:table-cell/>
          <table:table-cell table:formula="of:=[.$J$6]/[.E70]+[.$K$6]/[.F70]+[.$L$6]/[.G70]" office:value-type="float" office:value="3.00609699400989" calcext:value-type="float">
            <text:p>3.00609699400989</text:p>
          </table:table-cell>
          <table:table-cell table:formula="of:=([.$J$6]*[.E70]+[.$K$6]*[.F70]+[.$L$6]*[.G70])/(SQRT(POWER([.$J$6];2)+POWER([.$K$6];2)+POWER([.$L$6];2))*SQRT(POWER([.$E70];2)+POWER([.$F70];2)+POWER([.$G70];2)) )" office:value-type="float" office:value="0.999975833228458" calcext:value-type="float">
            <text:p>0.99997583322845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337657559359" calcext:value-type="float">
            <text:p>-0.708337657559359</text:p>
          </table:table-cell>
          <table:table-cell office:value-type="float" office:value="-0.522212930099791" calcext:value-type="float">
            <text:p>-0.522212930099791</text:p>
          </table:table-cell>
          <table:table-cell office:value-type="float" office:value="0.474922539494506" calcext:value-type="float">
            <text:p>0.474922539494506</text:p>
          </table:table-cell>
          <table:table-cell/>
          <table:table-cell table:formula="of:=[.$J$6]/[.E71]+[.$K$6]/[.F71]+[.$L$6]/[.G71]" office:value-type="float" office:value="3.00629657125106" calcext:value-type="float">
            <text:p>3.00629657125106</text:p>
          </table:table-cell>
          <table:table-cell table:formula="of:=([.$J$6]*[.E71]+[.$K$6]*[.F71]+[.$L$6]*[.G71])/(SQRT(POWER([.$J$6];2)+POWER([.$K$6];2)+POWER([.$L$6];2))*SQRT(POWER([.$E71];2)+POWER([.$F71];2)+POWER([.$G71];2)) )" office:value-type="float" office:value="0.999975813548147" calcext:value-type="float">
            <text:p>0.99997581354814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622317719958" calcext:value-type="float">
            <text:p>-0.708622317719958</text:p>
          </table:table-cell>
          <table:table-cell office:value-type="float" office:value="-0.521760779547318" calcext:value-type="float">
            <text:p>-0.521760779547318</text:p>
          </table:table-cell>
          <table:table-cell office:value-type="float" office:value="0.47499484181975" calcext:value-type="float">
            <text:p>0.47499484181975</text:p>
          </table:table-cell>
          <table:table-cell/>
          <table:table-cell table:formula="of:=[.$J$6]/[.E72]+[.$K$6]/[.F72]+[.$L$6]/[.G72]" office:value-type="float" office:value="3.00660831557401" calcext:value-type="float">
            <text:p>3.00660831557401</text:p>
          </table:table-cell>
          <table:table-cell table:formula="of:=([.$J$6]*[.E72]+[.$K$6]*[.F72]+[.$L$6]*[.G72])/(SQRT(POWER([.$J$6];2)+POWER([.$K$6];2)+POWER([.$L$6];2))*SQRT(POWER([.$E72];2)+POWER([.$F72];2)+POWER([.$G72];2)) )" office:value-type="float" office:value="0.999975364912984" calcext:value-type="float">
            <text:p>0.99997536491298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454863566272" calcext:value-type="float">
            <text:p>-0.710454863566272</text:p>
          </table:table-cell>
          <table:table-cell office:value-type="float" office:value="-0.520308999384452" calcext:value-type="float">
            <text:p>-0.520308999384452</text:p>
          </table:table-cell>
          <table:table-cell office:value-type="float" office:value="0.473848532755542" calcext:value-type="float">
            <text:p>0.473848532755542</text:p>
          </table:table-cell>
          <table:table-cell/>
          <table:table-cell table:formula="of:=[.$J$6]/[.E73]+[.$K$6]/[.F73]+[.$L$6]/[.G73]" office:value-type="float" office:value="3.00928128192694" calcext:value-type="float">
            <text:p>3.00928128192694</text:p>
          </table:table-cell>
          <table:table-cell table:formula="of:=([.$J$6]*[.E73]+[.$K$6]*[.F73]+[.$L$6]*[.G73])/(SQRT(POWER([.$J$6];2)+POWER([.$K$6];2)+POWER([.$L$6];2))*SQRT(POWER([.$E73];2)+POWER([.$F73];2)+POWER([.$G73];2)) )" office:value-type="float" office:value="0.999958444284848" calcext:value-type="float">
            <text:p>0.99995844428484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991754991121" calcext:value-type="float">
            <text:p>-0.711991754991121</text:p>
          </table:table-cell>
          <table:table-cell office:value-type="float" office:value="-0.519286053461584" calcext:value-type="float">
            <text:p>-0.519286053461584</text:p>
          </table:table-cell>
          <table:table-cell office:value-type="float" office:value="0.472662390618247" calcext:value-type="float">
            <text:p>0.472662390618247</text:p>
          </table:table-cell>
          <table:table-cell/>
          <table:table-cell table:formula="of:=[.$J$6]/[.E74]+[.$K$6]/[.F74]+[.$L$6]/[.G74]" office:value-type="float" office:value="3.01166136810861" calcext:value-type="float">
            <text:p>3.01166136810861</text:p>
          </table:table-cell>
          <table:table-cell table:formula="of:=([.$J$6]*[.E74]+[.$K$6]*[.F74]+[.$L$6]*[.G74])/(SQRT(POWER([.$J$6];2)+POWER([.$K$6];2)+POWER([.$L$6];2))*SQRT(POWER([.$E74];2)+POWER([.$F74];2)+POWER([.$G74];2)) )" office:value-type="float" office:value="0.999937675499921" calcext:value-type="float">
            <text:p>0.99993767549992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851316996003" calcext:value-type="float">
            <text:p>-0.710851316996003</text:p>
          </table:table-cell>
          <table:table-cell office:value-type="float" office:value="-0.519154762893965" calcext:value-type="float">
            <text:p>-0.519154762893965</text:p>
          </table:table-cell>
          <table:table-cell office:value-type="float" office:value="0.474519480411035" calcext:value-type="float">
            <text:p>0.474519480411035</text:p>
          </table:table-cell>
          <table:table-cell/>
          <table:table-cell table:formula="of:=[.$J$6]/[.E75]+[.$K$6]/[.F75]+[.$L$6]/[.G75]" office:value-type="float" office:value="3.0095219175435" calcext:value-type="float">
            <text:p>3.0095219175435</text:p>
          </table:table-cell>
          <table:table-cell table:formula="of:=([.$J$6]*[.E75]+[.$K$6]*[.F75]+[.$L$6]*[.G75])/(SQRT(POWER([.$J$6];2)+POWER([.$K$6];2)+POWER([.$L$6];2))*SQRT(POWER([.$E75];2)+POWER([.$F75];2)+POWER([.$G75];2)) )" office:value-type="float" office:value="0.999958449829121" calcext:value-type="float">
            <text:p>0.99995844982912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818984020386" calcext:value-type="float">
            <text:p>-0.710818984020386</text:p>
          </table:table-cell>
          <table:table-cell office:value-type="float" office:value="-0.519054491747229" calcext:value-type="float">
            <text:p>-0.519054491747229</text:p>
          </table:table-cell>
          <table:table-cell office:value-type="float" office:value="0.474677581683875" calcext:value-type="float">
            <text:p>0.474677581683875</text:p>
          </table:table-cell>
          <table:table-cell/>
          <table:table-cell table:formula="of:=[.$J$6]/[.E76]+[.$K$6]/[.F76]+[.$L$6]/[.G76]" office:value-type="float" office:value="3.00942357849994" calcext:value-type="float">
            <text:p>3.00942357849994</text:p>
          </table:table-cell>
          <table:table-cell table:formula="of:=([.$J$6]*[.E76]+[.$K$6]*[.F76]+[.$L$6]*[.G76])/(SQRT(POWER([.$J$6];2)+POWER([.$K$6];2)+POWER([.$L$6];2))*SQRT(POWER([.$E76];2)+POWER([.$F76];2)+POWER([.$G76];2)) )" office:value-type="float" office:value="0.999959386964531" calcext:value-type="float">
            <text:p>0.99995938696453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871048059318" calcext:value-type="float">
            <text:p>-0.710871048059318</text:p>
          </table:table-cell>
          <table:table-cell office:value-type="float" office:value="-0.518926343164947" calcext:value-type="float">
            <text:p>-0.518926343164947</text:p>
          </table:table-cell>
          <table:table-cell office:value-type="float" office:value="0.474739721742875" calcext:value-type="float">
            <text:p>0.474739721742875</text:p>
          </table:table-cell>
          <table:table-cell/>
          <table:table-cell table:formula="of:=[.$J$6]/[.E77]+[.$K$6]/[.F77]+[.$L$6]/[.G77]" office:value-type="float" office:value="3.00946651908432" calcext:value-type="float">
            <text:p>3.00946651908432</text:p>
          </table:table-cell>
          <table:table-cell table:formula="of:=([.$J$6]*[.E77]+[.$K$6]*[.F77]+[.$L$6]*[.G77])/(SQRT(POWER([.$J$6];2)+POWER([.$K$6];2)+POWER([.$L$6];2))*SQRT(POWER([.$E77];2)+POWER([.$F77];2)+POWER([.$G77];2)) )" office:value-type="float" office:value="0.999959120160695" calcext:value-type="float">
            <text:p>0.99995912016069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890836140854" calcext:value-type="float">
            <text:p>-0.710890836140854</text:p>
          </table:table-cell>
          <table:table-cell office:value-type="float" office:value="-0.518848219956356" calcext:value-type="float">
            <text:p>-0.518848219956356</text:p>
          </table:table-cell>
          <table:table-cell office:value-type="float" office:value="0.474795475693564" calcext:value-type="float">
            <text:p>0.474795475693564</text:p>
          </table:table-cell>
          <table:table-cell/>
          <table:table-cell table:formula="of:=[.$J$6]/[.E78]+[.$K$6]/[.F78]+[.$L$6]/[.G78]" office:value-type="float" office:value="3.00947132374621" calcext:value-type="float">
            <text:p>3.00947132374621</text:p>
          </table:table-cell>
          <table:table-cell table:formula="of:=([.$J$6]*[.E78]+[.$K$6]*[.F78]+[.$L$6]*[.G78])/(SQRT(POWER([.$J$6];2)+POWER([.$K$6];2)+POWER([.$L$6];2))*SQRT(POWER([.$E78];2)+POWER([.$F78];2)+POWER([.$G78];2)) )" office:value-type="float" office:value="0.999959127995523" calcext:value-type="float">
            <text:p>0.99995912799552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895670418052" calcext:value-type="float">
            <text:p>-0.710895670418052</text:p>
          </table:table-cell>
          <table:table-cell office:value-type="float" office:value="-0.518840613850516" calcext:value-type="float">
            <text:p>-0.518840613850516</text:p>
          </table:table-cell>
          <table:table-cell office:value-type="float" office:value="0.474796549271462" calcext:value-type="float">
            <text:p>0.474796549271462</text:p>
          </table:table-cell>
          <table:table-cell/>
          <table:table-cell table:formula="of:=[.$J$6]/[.E79]+[.$K$6]/[.F79]+[.$L$6]/[.G79]" office:value-type="float" office:value="3.00947702927378" calcext:value-type="float">
            <text:p>3.00947702927378</text:p>
          </table:table-cell>
          <table:table-cell table:formula="of:=([.$J$6]*[.E79]+[.$K$6]*[.F79]+[.$L$6]*[.G79])/(SQRT(POWER([.$J$6];2)+POWER([.$K$6];2)+POWER([.$L$6];2))*SQRT(POWER([.$E79];2)+POWER([.$F79];2)+POWER([.$G79];2)) )" office:value-type="float" office:value="0.999959084043075" calcext:value-type="float">
            <text:p>0.99995908404307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896009186724" calcext:value-type="float">
            <text:p>-0.710896009186724</text:p>
          </table:table-cell>
          <table:table-cell office:value-type="float" office:value="-0.518751186108553" calcext:value-type="float">
            <text:p>-0.518751186108553</text:p>
          </table:table-cell>
          <table:table-cell office:value-type="float" office:value="0.474893747098611" calcext:value-type="float">
            <text:p>0.474893747098611</text:p>
          </table:table-cell>
          <table:table-cell/>
          <table:table-cell table:formula="of:=[.$J$6]/[.E80]+[.$K$6]/[.F80]+[.$L$6]/[.G80]" office:value-type="float" office:value="3.00944257290124" calcext:value-type="float">
            <text:p>3.00944257290124</text:p>
          </table:table-cell>
          <table:table-cell table:formula="of:=([.$J$6]*[.E80]+[.$K$6]*[.F80]+[.$L$6]*[.G80])/(SQRT(POWER([.$J$6];2)+POWER([.$K$6];2)+POWER([.$L$6];2))*SQRT(POWER([.$E80];2)+POWER([.$F80];2)+POWER([.$G80];2)) )" office:value-type="float" office:value="0.999959416990418" calcext:value-type="float">
            <text:p>0.99995941699041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049370947834" calcext:value-type="float">
            <text:p>-0.711049370947834</text:p>
          </table:table-cell>
          <table:table-cell office:value-type="float" office:value="-0.51854583855568" calcext:value-type="float">
            <text:p>-0.51854583855568</text:p>
          </table:table-cell>
          <table:table-cell office:value-type="float" office:value="0.474888413620795" calcext:value-type="float">
            <text:p>0.474888413620795</text:p>
          </table:table-cell>
          <table:table-cell/>
          <table:table-cell table:formula="of:=[.$J$6]/[.E81]+[.$K$6]/[.F81]+[.$L$6]/[.G81]" office:value-type="float" office:value="3.00963829326952" calcext:value-type="float">
            <text:p>3.00963829326952</text:p>
          </table:table-cell>
          <table:table-cell table:formula="of:=([.$J$6]*[.E81]+[.$K$6]*[.F81]+[.$L$6]*[.G81])/(SQRT(POWER([.$J$6];2)+POWER([.$K$6];2)+POWER([.$L$6];2))*SQRT(POWER([.$E81];2)+POWER([.$F81];2)+POWER([.$G81];2)) )" office:value-type="float" office:value="0.999957830467336" calcext:value-type="float">
            <text:p>0.99995783046733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626025255398" calcext:value-type="float">
            <text:p>-0.712626025255398</text:p>
          </table:table-cell>
          <table:table-cell office:value-type="float" office:value="-0.517267146825523" calcext:value-type="float">
            <text:p>-0.517267146825523</text:p>
          </table:table-cell>
          <table:table-cell office:value-type="float" office:value="0.473918607931442" calcext:value-type="float">
            <text:p>0.473918607931442</text:p>
          </table:table-cell>
          <table:table-cell/>
          <table:table-cell table:formula="of:=[.$J$6]/[.E82]+[.$K$6]/[.F82]+[.$L$6]/[.G82]" office:value-type="float" office:value="3.01200399768914" calcext:value-type="float">
            <text:p>3.01200399768914</text:p>
          </table:table-cell>
          <table:table-cell table:formula="of:=([.$J$6]*[.E82]+[.$K$6]*[.F82]+[.$L$6]*[.G82])/(SQRT(POWER([.$J$6];2)+POWER([.$K$6];2)+POWER([.$L$6];2))*SQRT(POWER([.$E82];2)+POWER([.$F82];2)+POWER([.$G82];2)) )" office:value-type="float" office:value="0.999935719189113" calcext:value-type="float">
            <text:p>0.99993571918911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452717021161" calcext:value-type="float">
            <text:p>-0.714452717021161</text:p>
          </table:table-cell>
          <table:table-cell office:value-type="float" office:value="-0.515985978145587" calcext:value-type="float">
            <text:p>-0.515985978145587</text:p>
          </table:table-cell>
          <table:table-cell office:value-type="float" office:value="0.47256299632771" calcext:value-type="float">
            <text:p>0.47256299632771</text:p>
          </table:table-cell>
          <table:table-cell/>
          <table:table-cell table:formula="of:=[.$J$6]/[.E83]+[.$K$6]/[.F83]+[.$L$6]/[.G83]" office:value-type="float" office:value="3.01488978300728" calcext:value-type="float">
            <text:p>3.01488978300728</text:p>
          </table:table-cell>
          <table:table-cell table:formula="of:=([.$J$6]*[.E83]+[.$K$6]*[.F83]+[.$L$6]*[.G83])/(SQRT(POWER([.$J$6];2)+POWER([.$K$6];2)+POWER([.$L$6];2))*SQRT(POWER([.$E83];2)+POWER([.$F83];2)+POWER([.$G83];2)) )" office:value-type="float" office:value="0.999903016155416" calcext:value-type="float">
            <text:p>0.99990301615541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618230139841" calcext:value-type="float">
            <text:p>-0.713618230139841</text:p>
          </table:table-cell>
          <table:table-cell office:value-type="float" office:value="-0.516037643595026" calcext:value-type="float">
            <text:p>-0.516037643595026</text:p>
          </table:table-cell>
          <table:table-cell office:value-type="float" office:value="0.473765946438717" calcext:value-type="float">
            <text:p>0.473765946438717</text:p>
          </table:table-cell>
          <table:table-cell/>
          <table:table-cell table:formula="of:=[.$J$6]/[.E84]+[.$K$6]/[.F84]+[.$L$6]/[.G84]" office:value-type="float" office:value="3.01335838431053" calcext:value-type="float">
            <text:p>3.01335838431053</text:p>
          </table:table-cell>
          <table:table-cell table:formula="of:=([.$J$6]*[.E84]+[.$K$6]*[.F84]+[.$L$6]*[.G84])/(SQRT(POWER([.$J$6];2)+POWER([.$K$6];2)+POWER([.$L$6];2))*SQRT(POWER([.$E84];2)+POWER([.$F84];2)+POWER([.$G84];2)) )" office:value-type="float" office:value="0.999920293540903" calcext:value-type="float">
            <text:p>0.99992029354090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642299413672" calcext:value-type="float">
            <text:p>-0.713642299413672</text:p>
          </table:table-cell>
          <table:table-cell office:value-type="float" office:value="-0.51598700726901" calcext:value-type="float">
            <text:p>-0.51598700726901</text:p>
          </table:table-cell>
          <table:table-cell office:value-type="float" office:value="0.473784842325223" calcext:value-type="float">
            <text:p>0.473784842325223</text:p>
          </table:table-cell>
          <table:table-cell/>
          <table:table-cell table:formula="of:=[.$J$6]/[.E85]+[.$K$6]/[.F85]+[.$L$6]/[.G85]" office:value-type="float" office:value="3.01338378556835" calcext:value-type="float">
            <text:p>3.01338378556835</text:p>
          </table:table-cell>
          <table:table-cell table:formula="of:=([.$J$6]*[.E85]+[.$K$6]*[.F85]+[.$L$6]*[.G85])/(SQRT(POWER([.$J$6];2)+POWER([.$K$6];2)+POWER([.$L$6];2))*SQRT(POWER([.$E85];2)+POWER([.$F85];2)+POWER([.$G85];2)) )" office:value-type="float" office:value="0.999919931863235" calcext:value-type="float">
            <text:p>0.99991993186323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9902492428" calcext:value-type="float">
            <text:p>-0.7139902492428</text:p>
          </table:table-cell>
          <table:table-cell office:value-type="float" office:value="-0.515749188344999" calcext:value-type="float">
            <text:p>-0.515749188344999</text:p>
          </table:table-cell>
          <table:table-cell office:value-type="float" office:value="0.473519480811168" calcext:value-type="float">
            <text:p>0.473519480811168</text:p>
          </table:table-cell>
          <table:table-cell/>
          <table:table-cell table:formula="of:=[.$J$6]/[.E86]+[.$K$6]/[.F86]+[.$L$6]/[.G86]" office:value-type="float" office:value="3.01393740753595" calcext:value-type="float">
            <text:p>3.01393740753595</text:p>
          </table:table-cell>
          <table:table-cell table:formula="of:=([.$J$6]*[.E86]+[.$K$6]*[.F86]+[.$L$6]*[.G86])/(SQRT(POWER([.$J$6];2)+POWER([.$K$6];2)+POWER([.$L$6];2))*SQRT(POWER([.$E86];2)+POWER([.$F86];2)+POWER([.$G86];2)) )" office:value-type="float" office:value="0.999913511415766" calcext:value-type="float">
            <text:p>0.99991351141576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995543387191" calcext:value-type="float">
            <text:p>-0.713995543387191</text:p>
          </table:table-cell>
          <table:table-cell office:value-type="float" office:value="-0.515744613242681" calcext:value-type="float">
            <text:p>-0.515744613242681</text:p>
          </table:table-cell>
          <table:table-cell office:value-type="float" office:value="0.473516481164476" calcext:value-type="float">
            <text:p>0.473516481164476</text:p>
          </table:table-cell>
          <table:table-cell/>
          <table:table-cell table:formula="of:=[.$J$6]/[.E87]+[.$K$6]/[.F87]+[.$L$6]/[.G87]" office:value-type="float" office:value="3.01394549286585" calcext:value-type="float">
            <text:p>3.01394549286585</text:p>
          </table:table-cell>
          <table:table-cell table:formula="of:=([.$J$6]*[.E87]+[.$K$6]*[.F87]+[.$L$6]*[.G87])/(SQRT(POWER([.$J$6];2)+POWER([.$K$6];2)+POWER([.$L$6];2))*SQRT(POWER([.$E87];2)+POWER([.$F87];2)+POWER([.$G87];2)) )" office:value-type="float" office:value="0.999913413845018" calcext:value-type="float">
            <text:p>0.99991341384501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209040426044" calcext:value-type="float">
            <text:p>-0.714209040426044</text:p>
          </table:table-cell>
          <table:table-cell office:value-type="float" office:value="-0.515642485241583" calcext:value-type="float">
            <text:p>-0.515642485241583</text:p>
          </table:table-cell>
          <table:table-cell office:value-type="float" office:value="0.473305687677206" calcext:value-type="float">
            <text:p>0.473305687677206</text:p>
          </table:table-cell>
          <table:table-cell/>
          <table:table-cell table:formula="of:=[.$J$6]/[.E88]+[.$K$6]/[.F88]+[.$L$6]/[.G88]" office:value-type="float" office:value="3.01430300551433" calcext:value-type="float">
            <text:p>3.01430300551433</text:p>
          </table:table-cell>
          <table:table-cell table:formula="of:=([.$J$6]*[.E88]+[.$K$6]*[.F88]+[.$L$6]*[.G88])/(SQRT(POWER([.$J$6];2)+POWER([.$K$6];2)+POWER([.$L$6];2))*SQRT(POWER([.$E88];2)+POWER([.$F88];2)+POWER([.$G88];2)) )" office:value-type="float" office:value="0.999909249329754" calcext:value-type="float">
            <text:p>0.99990924932975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191296816668" calcext:value-type="float">
            <text:p>-0.714191296816668</text:p>
          </table:table-cell>
          <table:table-cell office:value-type="float" office:value="-0.515631912765434" calcext:value-type="float">
            <text:p>-0.515631912765434</text:p>
          </table:table-cell>
          <table:table-cell office:value-type="float" office:value="0.473343978613002" calcext:value-type="float">
            <text:p>0.473343978613002</text:p>
          </table:table-cell>
          <table:table-cell/>
          <table:table-cell table:formula="of:=[.$J$6]/[.E89]+[.$K$6]/[.F89]+[.$L$6]/[.G89]" office:value-type="float" office:value="3.01426607578891" calcext:value-type="float">
            <text:p>3.01426607578891</text:p>
          </table:table-cell>
          <table:table-cell table:formula="of:=([.$J$6]*[.E89]+[.$K$6]*[.F89]+[.$L$6]*[.G89])/(SQRT(POWER([.$J$6];2)+POWER([.$K$6];2)+POWER([.$L$6];2))*SQRT(POWER([.$E89];2)+POWER([.$F89];2)+POWER([.$G89];2)) )" office:value-type="float" office:value="0.999909642280323" calcext:value-type="float">
            <text:p>0.99990964228032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431054384926" calcext:value-type="float">
            <text:p>-0.714431054384926</text:p>
          </table:table-cell>
          <table:table-cell office:value-type="float" office:value="-0.515413459687627" calcext:value-type="float">
            <text:p>-0.515413459687627</text:p>
          </table:table-cell>
          <table:table-cell office:value-type="float" office:value="0.473220069421483" calcext:value-type="float">
            <text:p>0.473220069421483</text:p>
          </table:table-cell>
          <table:table-cell/>
          <table:table-cell table:formula="of:=[.$J$6]/[.E90]+[.$K$6]/[.F90]+[.$L$6]/[.G90]" office:value-type="float" office:value="3.01462964983505" calcext:value-type="float">
            <text:p>3.01462964983505</text:p>
          </table:table-cell>
          <table:table-cell table:formula="of:=([.$J$6]*[.E90]+[.$K$6]*[.F90]+[.$L$6]*[.G90])/(SQRT(POWER([.$J$6];2)+POWER([.$K$6];2)+POWER([.$L$6];2))*SQRT(POWER([.$E90];2)+POWER([.$F90];2)+POWER([.$G90];2)) )" office:value-type="float" office:value="0.999905090919665" calcext:value-type="float">
            <text:p>0.99990509091966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445613300307" calcext:value-type="float">
            <text:p>-0.714445613300307</text:p>
          </table:table-cell>
          <table:table-cell office:value-type="float" office:value="-0.515394319141712" calcext:value-type="float">
            <text:p>-0.515394319141712</text:p>
          </table:table-cell>
          <table:table-cell office:value-type="float" office:value="0.473218936045885" calcext:value-type="float">
            <text:p>0.473218936045885</text:p>
          </table:table-cell>
          <table:table-cell/>
          <table:table-cell table:formula="of:=[.$J$6]/[.E91]+[.$K$6]/[.F91]+[.$L$6]/[.G91]" office:value-type="float" office:value="3.01464956388427" calcext:value-type="float">
            <text:p>3.01464956388427</text:p>
          </table:table-cell>
          <table:table-cell table:formula="of:=([.$J$6]*[.E91]+[.$K$6]*[.F91]+[.$L$6]*[.G91])/(SQRT(POWER([.$J$6];2)+POWER([.$K$6];2)+POWER([.$L$6];2))*SQRT(POWER([.$E91];2)+POWER([.$F91];2)+POWER([.$G91];2)) )" office:value-type="float" office:value="0.999904823148414" calcext:value-type="float">
            <text:p>0.99990482314841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448667858828" calcext:value-type="float">
            <text:p>-0.717448667858828</text:p>
          </table:table-cell>
          <table:table-cell office:value-type="float" office:value="-0.512999719791118" calcext:value-type="float">
            <text:p>-0.512999719791118</text:p>
          </table:table-cell>
          <table:table-cell office:value-type="float" office:value="0.47127348374572" calcext:value-type="float">
            <text:p>0.47127348374572</text:p>
          </table:table-cell>
          <table:table-cell/>
          <table:table-cell table:formula="of:=[.$J$6]/[.E92]+[.$K$6]/[.F92]+[.$L$6]/[.G92]" office:value-type="float" office:value="3.01943921132763" calcext:value-type="float">
            <text:p>3.01943921132763</text:p>
          </table:table-cell>
          <table:table-cell table:formula="of:=([.$J$6]*[.E92]+[.$K$6]*[.F92]+[.$L$6]*[.G92])/(SQRT(POWER([.$J$6];2)+POWER([.$K$6];2)+POWER([.$L$6];2))*SQRT(POWER([.$E92];2)+POWER([.$F92];2)+POWER([.$G92];2)) )" office:value-type="float" office:value="0.999836803218106" calcext:value-type="float">
            <text:p>0.99983680321810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775852924915" calcext:value-type="float">
            <text:p>-0.717775852924915</text:p>
          </table:table-cell>
          <table:table-cell office:value-type="float" office:value="-0.512213426845524" calcext:value-type="float">
            <text:p>-0.512213426845524</text:p>
          </table:table-cell>
          <table:table-cell office:value-type="float" office:value="0.471630395879099" calcext:value-type="float">
            <text:p>0.471630395879099</text:p>
          </table:table-cell>
          <table:table-cell/>
          <table:table-cell table:formula="of:=[.$J$6]/[.E93]+[.$K$6]/[.F93]+[.$L$6]/[.G93]" office:value-type="float" office:value="3.01978006719357" calcext:value-type="float">
            <text:p>3.01978006719357</text:p>
          </table:table-cell>
          <table:table-cell table:formula="of:=([.$J$6]*[.E93]+[.$K$6]*[.F93]+[.$L$6]*[.G93])/(SQRT(POWER([.$J$6];2)+POWER([.$K$6];2)+POWER([.$L$6];2))*SQRT(POWER([.$E93];2)+POWER([.$F93];2)+POWER([.$G93];2)) )" office:value-type="float" office:value="0.999828897900313" calcext:value-type="float">
            <text:p>0.99982889790031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9248255655127" calcext:value-type="float">
            <text:p>-0.719248255655127</text:p>
          </table:table-cell>
          <table:table-cell office:value-type="float" office:value="-0.511075038328912" calcext:value-type="float">
            <text:p>-0.511075038328912</text:p>
          </table:table-cell>
          <table:table-cell office:value-type="float" office:value="0.470621134177119" calcext:value-type="float">
            <text:p>0.470621134177119</text:p>
          </table:table-cell>
          <table:table-cell/>
          <table:table-cell table:formula="of:=[.$J$6]/[.E94]+[.$K$6]/[.F94]+[.$L$6]/[.G94]" office:value-type="float" office:value="3.02222474394378" calcext:value-type="float">
            <text:p>3.02222474394378</text:p>
          </table:table-cell>
          <table:table-cell table:formula="of:=([.$J$6]*[.E94]+[.$K$6]*[.F94]+[.$L$6]*[.G94])/(SQRT(POWER([.$J$6];2)+POWER([.$K$6];2)+POWER([.$L$6];2))*SQRT(POWER([.$E94];2)+POWER([.$F94];2)+POWER([.$G94];2)) )" office:value-type="float" office:value="0.999787520566566" calcext:value-type="float">
            <text:p>0.99978752056656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9248517090243" calcext:value-type="float">
            <text:p>-0.719248517090243</text:p>
          </table:table-cell>
          <table:table-cell office:value-type="float" office:value="-0.511050950291868" calcext:value-type="float">
            <text:p>-0.511050950291868</text:p>
          </table:table-cell>
          <table:table-cell office:value-type="float" office:value="0.470646891915016" calcext:value-type="float">
            <text:p>0.470646891915016</text:p>
          </table:table-cell>
          <table:table-cell/>
          <table:table-cell table:formula="of:=[.$J$6]/[.E95]+[.$K$6]/[.F95]+[.$L$6]/[.G95]" office:value-type="float" office:value="3.02221657245115" calcext:value-type="float">
            <text:p>3.02221657245115</text:p>
          </table:table-cell>
          <table:table-cell table:formula="of:=([.$J$6]*[.E95]+[.$K$6]*[.F95]+[.$L$6]*[.G95])/(SQRT(POWER([.$J$6];2)+POWER([.$K$6];2)+POWER([.$L$6];2))*SQRT(POWER([.$E95];2)+POWER([.$F95];2)+POWER([.$G95];2)) )" office:value-type="float" office:value="0.999787526674595" calcext:value-type="float">
            <text:p>0.99978752667459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1875149073325" calcext:value-type="float">
            <text:p>-0.721875149073325</text:p>
          </table:table-cell>
          <table:table-cell office:value-type="float" office:value="-0.508917431160144" calcext:value-type="float">
            <text:p>-0.508917431160144</text:p>
          </table:table-cell>
          <table:table-cell office:value-type="float" office:value="0.468934235700194" calcext:value-type="float">
            <text:p>0.468934235700194</text:p>
          </table:table-cell>
          <table:table-cell/>
          <table:table-cell table:formula="of:=[.$J$6]/[.E96]+[.$K$6]/[.F96]+[.$L$6]/[.G96]" office:value-type="float" office:value="3.02666142300982" calcext:value-type="float">
            <text:p>3.02666142300982</text:p>
          </table:table-cell>
          <table:table-cell table:formula="of:=([.$J$6]*[.E96]+[.$K$6]*[.F96]+[.$L$6]*[.G96])/(SQRT(POWER([.$J$6];2)+POWER([.$K$6];2)+POWER([.$L$6];2))*SQRT(POWER([.$E96];2)+POWER([.$F96];2)+POWER([.$G96];2)) )" office:value-type="float" office:value="0.999702333598953" calcext:value-type="float">
            <text:p>0.99970233359895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3119122793958" calcext:value-type="float">
            <text:p>-0.723119122793958</text:p>
          </table:table-cell>
          <table:table-cell office:value-type="float" office:value="-0.507899520591316" calcext:value-type="float">
            <text:p>-0.507899520591316</text:p>
          </table:table-cell>
          <table:table-cell office:value-type="float" office:value="0.468120509305893" calcext:value-type="float">
            <text:p>0.468120509305893</text:p>
          </table:table-cell>
          <table:table-cell/>
          <table:table-cell table:formula="of:=[.$J$6]/[.E97]+[.$K$6]/[.F97]+[.$L$6]/[.G97]" office:value-type="float" office:value="3.02881846113448" calcext:value-type="float">
            <text:p>3.02881846113448</text:p>
          </table:table-cell>
          <table:table-cell table:formula="of:=([.$J$6]*[.E97]+[.$K$6]*[.F97]+[.$L$6]*[.G97])/(SQRT(POWER([.$J$6];2)+POWER([.$K$6];2)+POWER([.$L$6];2))*SQRT(POWER([.$E97];2)+POWER([.$F97];2)+POWER([.$G97];2)) )" office:value-type="float" office:value="0.999656831139795" calcext:value-type="float">
            <text:p>0.99965683113979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3184448823149" calcext:value-type="float">
            <text:p>-0.723184448823149</text:p>
          </table:table-cell>
          <table:table-cell office:value-type="float" office:value="-0.507855560308342" calcext:value-type="float">
            <text:p>-0.507855560308342</text:p>
          </table:table-cell>
          <table:table-cell office:value-type="float" office:value="0.468067284526764" calcext:value-type="float">
            <text:p>0.468067284526764</text:p>
          </table:table-cell>
          <table:table-cell/>
          <table:table-cell table:formula="of:=[.$J$6]/[.E98]+[.$K$6]/[.F98]+[.$L$6]/[.G98]" office:value-type="float" office:value="3.02893612308728" calcext:value-type="float">
            <text:p>3.02893612308728</text:p>
          </table:table-cell>
          <table:table-cell table:formula="of:=([.$J$6]*[.E98]+[.$K$6]*[.F98]+[.$L$6]*[.G98])/(SQRT(POWER([.$J$6];2)+POWER([.$K$6];2)+POWER([.$L$6];2))*SQRT(POWER([.$E98];2)+POWER([.$F98];2)+POWER([.$G98];2)) )" office:value-type="float" office:value="0.99965434816378" calcext:value-type="float">
            <text:p>0.9996543481637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4644427172247" calcext:value-type="float">
            <text:p>-0.724644427172247</text:p>
          </table:table-cell>
          <table:table-cell office:value-type="float" office:value="-0.506602460242085" calcext:value-type="float">
            <text:p>-0.506602460242085</text:p>
          </table:table-cell>
          <table:table-cell office:value-type="float" office:value="0.46716635307444" calcext:value-type="float">
            <text:p>0.46716635307444</text:p>
          </table:table-cell>
          <table:table-cell/>
          <table:table-cell table:formula="of:=[.$J$6]/[.E99]+[.$K$6]/[.F99]+[.$L$6]/[.G99]" office:value-type="float" office:value="3.03149432588556" calcext:value-type="float">
            <text:p>3.03149432588556</text:p>
          </table:table-cell>
          <table:table-cell table:formula="of:=([.$J$6]*[.E99]+[.$K$6]*[.F99]+[.$L$6]*[.G99])/(SQRT(POWER([.$J$6];2)+POWER([.$K$6];2)+POWER([.$L$6];2))*SQRT(POWER([.$E99];2)+POWER([.$F99];2)+POWER([.$G99];2)) )" office:value-type="float" office:value="0.999596473954215" calcext:value-type="float">
            <text:p>0.99959647395421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4611863565672" calcext:value-type="float">
            <text:p>-0.724611863565672</text:p>
          </table:table-cell>
          <table:table-cell office:value-type="float" office:value="-0.506643070966369" calcext:value-type="float">
            <text:p>-0.506643070966369</text:p>
          </table:table-cell>
          <table:table-cell office:value-type="float" office:value="0.467172822220695" calcext:value-type="float">
            <text:p>0.467172822220695</text:p>
          </table:table-cell>
          <table:table-cell/>
          <table:table-cell table:formula="of:=[.$J$6]/[.E100]+[.$K$6]/[.F100]+[.$L$6]/[.G100]" office:value-type="float" office:value="3.03144125148266" calcext:value-type="float">
            <text:p>3.03144125148266</text:p>
          </table:table-cell>
          <table:table-cell table:formula="of:=([.$J$6]*[.E100]+[.$K$6]*[.F100]+[.$L$6]*[.G100])/(SQRT(POWER([.$J$6];2)+POWER([.$K$6];2)+POWER([.$L$6];2))*SQRT(POWER([.$E100];2)+POWER([.$F100];2)+POWER([.$G100];2)) )" office:value-type="float" office:value="0.999597816894807" calcext:value-type="float">
            <text:p>0.99959781689480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732614562449" calcext:value-type="float">
            <text:p>-0.72732614562449</text:p>
          </table:table-cell>
          <table:table-cell office:value-type="float" office:value="-0.504299314354427" calcext:value-type="float">
            <text:p>-0.504299314354427</text:p>
          </table:table-cell>
          <table:table-cell office:value-type="float" office:value="0.465487786555864" calcext:value-type="float">
            <text:p>0.465487786555864</text:p>
          </table:table-cell>
          <table:table-cell/>
          <table:table-cell table:formula="of:=[.$J$6]/[.E101]+[.$K$6]/[.F101]+[.$L$6]/[.G101]" office:value-type="float" office:value="3.03632225125942" calcext:value-type="float">
            <text:p>3.03632225125942</text:p>
          </table:table-cell>
          <table:table-cell table:formula="of:=([.$J$6]*[.E101]+[.$K$6]*[.F101]+[.$L$6]*[.G101])/(SQRT(POWER([.$J$6];2)+POWER([.$K$6];2)+POWER([.$L$6];2))*SQRT(POWER([.$E101];2)+POWER([.$F101];2)+POWER([.$G101];2)) )" office:value-type="float" office:value="0.999478021091051" calcext:value-type="float">
            <text:p>0.99947802109105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8186369341944" calcext:value-type="float">
            <text:p>-0.728186369341944</text:p>
          </table:table-cell>
          <table:table-cell office:value-type="float" office:value="-0.502965564217529" calcext:value-type="float">
            <text:p>-0.502965564217529</text:p>
          </table:table-cell>
          <table:table-cell office:value-type="float" office:value="0.465585924095586" calcext:value-type="float">
            <text:p>0.465585924095586</text:p>
          </table:table-cell>
          <table:table-cell/>
          <table:table-cell table:formula="of:=[.$J$6]/[.E102]+[.$K$6]/[.F102]+[.$L$6]/[.G102]" office:value-type="float" office:value="3.03770251023457" calcext:value-type="float">
            <text:p>3.03770251023457</text:p>
          </table:table-cell>
          <table:table-cell table:formula="of:=([.$J$6]*[.E102]+[.$K$6]*[.F102]+[.$L$6]*[.G102])/(SQRT(POWER([.$J$6];2)+POWER([.$K$6];2)+POWER([.$L$6];2))*SQRT(POWER([.$E102];2)+POWER([.$F102];2)+POWER([.$G102];2)) )" office:value-type="float" office:value="0.999435804179229" calcext:value-type="float">
            <text:p>0.99943580417922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8258785125272" calcext:value-type="float">
            <text:p>-0.728258785125272</text:p>
          </table:table-cell>
          <table:table-cell office:value-type="float" office:value="-0.502850047165219" calcext:value-type="float">
            <text:p>-0.502850047165219</text:p>
          </table:table-cell>
          <table:table-cell office:value-type="float" office:value="0.465597435510335" calcext:value-type="float">
            <text:p>0.465597435510335</text:p>
          </table:table-cell>
          <table:table-cell/>
          <table:table-cell table:formula="of:=[.$J$6]/[.E103]+[.$K$6]/[.F103]+[.$L$6]/[.G103]" office:value-type="float" office:value="3.03781896688309" calcext:value-type="float">
            <text:p>3.03781896688309</text:p>
          </table:table-cell>
          <table:table-cell table:formula="of:=([.$J$6]*[.E103]+[.$K$6]*[.F103]+[.$L$6]*[.G103])/(SQRT(POWER([.$J$6];2)+POWER([.$K$6];2)+POWER([.$L$6];2))*SQRT(POWER([.$E103];2)+POWER([.$F103];2)+POWER([.$G103];2)) )" office:value-type="float" office:value="0.999432123796175" calcext:value-type="float">
            <text:p>0.99943212379617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0948387643193" calcext:value-type="float">
            <text:p>-0.730948387643193</text:p>
          </table:table-cell>
          <table:table-cell office:value-type="float" office:value="-0.50039706968057" calcext:value-type="float">
            <text:p>-0.50039706968057</text:p>
          </table:table-cell>
          <table:table-cell office:value-type="float" office:value="0.464022873635465" calcext:value-type="float">
            <text:p>0.464022873635465</text:p>
          </table:table-cell>
          <table:table-cell/>
          <table:table-cell table:formula="of:=[.$J$6]/[.E104]+[.$K$6]/[.F104]+[.$L$6]/[.G104]" office:value-type="float" office:value="3.04284732907801" calcext:value-type="float">
            <text:p>3.04284732907801</text:p>
          </table:table-cell>
          <table:table-cell table:formula="of:=([.$J$6]*[.E104]+[.$K$6]*[.F104]+[.$L$6]*[.G104])/(SQRT(POWER([.$J$6];2)+POWER([.$K$6];2)+POWER([.$L$6];2))*SQRT(POWER([.$E104];2)+POWER([.$F104];2)+POWER([.$G104];2)) )" office:value-type="float" office:value="0.999291088608844" calcext:value-type="float">
            <text:p>0.99929108860884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2423188084405" calcext:value-type="float">
            <text:p>-0.732423188084405</text:p>
          </table:table-cell>
          <table:table-cell office:value-type="float" office:value="-0.498963439024527" calcext:value-type="float">
            <text:p>-0.498963439024527</text:p>
          </table:table-cell>
          <table:table-cell office:value-type="float" office:value="0.463240499171967" calcext:value-type="float">
            <text:p>0.463240499171967</text:p>
          </table:table-cell>
          <table:table-cell/>
          <table:table-cell table:formula="of:=[.$J$6]/[.E105]+[.$K$6]/[.F105]+[.$L$6]/[.G105]" office:value-type="float" office:value="3.04565096834213" calcext:value-type="float">
            <text:p>3.04565096834213</text:p>
          </table:table-cell>
          <table:table-cell table:formula="of:=([.$J$6]*[.E105]+[.$K$6]*[.F105]+[.$L$6]*[.G105])/(SQRT(POWER([.$J$6];2)+POWER([.$K$6];2)+POWER([.$L$6];2))*SQRT(POWER([.$E105];2)+POWER([.$F105];2)+POWER([.$G105];2)) )" office:value-type="float" office:value="0.99920650719007" calcext:value-type="float">
            <text:p>0.9992065071900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5368479945645" calcext:value-type="float">
            <text:p>-0.735368479945645</text:p>
          </table:table-cell>
          <table:table-cell office:value-type="float" office:value="-0.496226935116791" calcext:value-type="float">
            <text:p>-0.496226935116791</text:p>
          </table:table-cell>
          <table:table-cell office:value-type="float" office:value="0.461510593125475" calcext:value-type="float">
            <text:p>0.461510593125475</text:p>
          </table:table-cell>
          <table:table-cell/>
          <table:table-cell table:formula="of:=[.$J$6]/[.E106]+[.$K$6]/[.F106]+[.$L$6]/[.G106]" office:value-type="float" office:value="3.05145264011946" calcext:value-type="float">
            <text:p>3.05145264011946</text:p>
          </table:table-cell>
          <table:table-cell table:formula="of:=([.$J$6]*[.E106]+[.$K$6]*[.F106]+[.$L$6]*[.G106])/(SQRT(POWER([.$J$6];2)+POWER([.$K$6];2)+POWER([.$L$6];2))*SQRT(POWER([.$E106];2)+POWER([.$F106];2)+POWER([.$G106];2)) )" office:value-type="float" office:value="0.999023091266804" calcext:value-type="float">
            <text:p>0.99902309126680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678725525295" calcext:value-type="float">
            <text:p>-0.73678725525295</text:p>
          </table:table-cell>
          <table:table-cell office:value-type="float" office:value="-0.494832737046604" calcext:value-type="float">
            <text:p>-0.494832737046604</text:p>
          </table:table-cell>
          <table:table-cell office:value-type="float" office:value="0.460744075212901" calcext:value-type="float">
            <text:p>0.460744075212901</text:p>
          </table:table-cell>
          <table:table-cell/>
          <table:table-cell table:formula="of:=[.$J$6]/[.E107]+[.$K$6]/[.F107]+[.$L$6]/[.G107]" office:value-type="float" office:value="3.05430207700168" calcext:value-type="float">
            <text:p>3.05430207700168</text:p>
          </table:table-cell>
          <table:table-cell table:formula="of:=([.$J$6]*[.E107]+[.$K$6]*[.F107]+[.$L$6]*[.G107])/(SQRT(POWER([.$J$6];2)+POWER([.$K$6];2)+POWER([.$L$6];2))*SQRT(POWER([.$E107];2)+POWER([.$F107];2)+POWER([.$G107];2)) )" office:value-type="float" office:value="0.998927217206989" calcext:value-type="float">
            <text:p>0.99892721720698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6785148418896" calcext:value-type="float">
            <text:p>-0.736785148418896</text:p>
          </table:table-cell>
          <table:table-cell office:value-type="float" office:value="-0.494824803264048" calcext:value-type="float">
            <text:p>-0.494824803264048</text:p>
          </table:table-cell>
          <table:table-cell office:value-type="float" office:value="0.460755964849119" calcext:value-type="float">
            <text:p>0.460755964849119</text:p>
          </table:table-cell>
          <table:table-cell/>
          <table:table-cell table:formula="of:=[.$J$6]/[.E108]+[.$K$6]/[.F108]+[.$L$6]/[.G108]" office:value-type="float" office:value="3.05429478132789" calcext:value-type="float">
            <text:p>3.05429478132789</text:p>
          </table:table-cell>
          <table:table-cell table:formula="of:=([.$J$6]*[.E108]+[.$K$6]*[.F108]+[.$L$6]*[.G108])/(SQRT(POWER([.$J$6];2)+POWER([.$K$6];2)+POWER([.$L$6];2))*SQRT(POWER([.$E108];2)+POWER([.$F108];2)+POWER([.$G108];2)) )" office:value-type="float" office:value="0.998927311466046" calcext:value-type="float">
            <text:p>0.99892731146604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9716359552372" calcext:value-type="float">
            <text:p>-0.739716359552372</text:p>
          </table:table-cell>
          <table:table-cell office:value-type="float" office:value="-0.492009464427003" calcext:value-type="float">
            <text:p>-0.492009464427003</text:p>
          </table:table-cell>
          <table:table-cell office:value-type="float" office:value="0.459071230121034" calcext:value-type="float">
            <text:p>0.459071230121034</text:p>
          </table:table-cell>
          <table:table-cell/>
          <table:table-cell table:formula="of:=[.$J$6]/[.E109]+[.$K$6]/[.F109]+[.$L$6]/[.G109]" office:value-type="float" office:value="3.06036601506022" calcext:value-type="float">
            <text:p>3.06036601506022</text:p>
          </table:table-cell>
          <table:table-cell table:formula="of:=([.$J$6]*[.E109]+[.$K$6]*[.F109]+[.$L$6]*[.G109])/(SQRT(POWER([.$J$6];2)+POWER([.$K$6];2)+POWER([.$L$6];2))*SQRT(POWER([.$E109];2)+POWER([.$F109];2)+POWER([.$G109];2)) )" office:value-type="float" office:value="0.998714573376241" calcext:value-type="float">
            <text:p>0.99871457337624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9663494158849" calcext:value-type="float">
            <text:p>-0.739663494158849</text:p>
          </table:table-cell>
          <table:table-cell office:value-type="float" office:value="-0.492049250860523" calcext:value-type="float">
            <text:p>-0.492049250860523</text:p>
          </table:table-cell>
          <table:table-cell office:value-type="float" office:value="0.459113766006118" calcext:value-type="float">
            <text:p>0.459113766006118</text:p>
          </table:table-cell>
          <table:table-cell/>
          <table:table-cell table:formula="of:=[.$J$6]/[.E110]+[.$K$6]/[.F110]+[.$L$6]/[.G110]" office:value-type="float" office:value="3.06025134494325" calcext:value-type="float">
            <text:p>3.06025134494325</text:p>
          </table:table-cell>
          <table:table-cell table:formula="of:=([.$J$6]*[.E110]+[.$K$6]*[.F110]+[.$L$6]*[.G110])/(SQRT(POWER([.$J$6];2)+POWER([.$K$6];2)+POWER([.$L$6];2))*SQRT(POWER([.$E110];2)+POWER([.$F110];2)+POWER([.$G110];2)) )" office:value-type="float" office:value="0.998718521362509" calcext:value-type="float">
            <text:p>0.99871852136250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096420082801" calcext:value-type="float">
            <text:p>-0.74096420082801</text:p>
          </table:table-cell>
          <table:table-cell office:value-type="float" office:value="-0.490470043788565" calcext:value-type="float">
            <text:p>-0.490470043788565</text:p>
          </table:table-cell>
          <table:table-cell office:value-type="float" office:value="0.458705994333354" calcext:value-type="float">
            <text:p>0.458705994333354</text:p>
          </table:table-cell>
          <table:table-cell/>
          <table:table-cell table:formula="of:=[.$J$6]/[.E111]+[.$K$6]/[.F111]+[.$L$6]/[.G111]" office:value-type="float" office:value="3.06292289282415" calcext:value-type="float">
            <text:p>3.06292289282415</text:p>
          </table:table-cell>
          <table:table-cell table:formula="of:=([.$J$6]*[.E111]+[.$K$6]*[.F111]+[.$L$6]*[.G111])/(SQRT(POWER([.$J$6];2)+POWER([.$K$6];2)+POWER([.$L$6];2))*SQRT(POWER([.$E111];2)+POWER([.$F111];2)+POWER([.$G111];2)) )" office:value-type="float" office:value="0.998615444392496" calcext:value-type="float">
            <text:p>0.99861544439249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1236532196558" calcext:value-type="float">
            <text:p>-0.741236532196558</text:p>
          </table:table-cell>
          <table:table-cell office:value-type="float" office:value="-0.48964380262023" calcext:value-type="float">
            <text:p>-0.48964380262023</text:p>
          </table:table-cell>
          <table:table-cell office:value-type="float" office:value="0.45914850527125" calcext:value-type="float">
            <text:p>0.45914850527125</text:p>
          </table:table-cell>
          <table:table-cell/>
          <table:table-cell table:formula="of:=[.$J$6]/[.E112]+[.$K$6]/[.F112]+[.$L$6]/[.G112]" office:value-type="float" office:value="3.06335762077097" calcext:value-type="float">
            <text:p>3.06335762077097</text:p>
          </table:table-cell>
          <table:table-cell table:formula="of:=([.$J$6]*[.E112]+[.$K$6]*[.F112]+[.$L$6]*[.G112])/(SQRT(POWER([.$J$6];2)+POWER([.$K$6];2)+POWER([.$L$6];2))*SQRT(POWER([.$E112];2)+POWER([.$F112];2)+POWER([.$G112];2)) )" office:value-type="float" office:value="0.99858920421164" calcext:value-type="float">
            <text:p>0.99858920421164</text:p>
          </table:table-cell>
          <table:table-cell table:number-columns-repeated="9"/>
        </table:table-row>
      </table:table>
      <table:table table:name="81 grad" table:style-name="ta1">
        <table:shapes>
          <draw:frame draw:z-index="0" draw:style-name="gr2" draw:text-style-name="P1" svg:width="453.51pt" svg:height="255.09pt" svg:x="684.17pt" svg:y="235.5pt">
            <draw:object draw:notify-on-update-of-ranges="'81 grad'.J13:'81 grad'.J1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number-columns-repeated="9" table:default-cell-style-name="Default"/>
        <table:table-row table:style-name="ro1">
          <table:table-cell table:number-columns-repeated="7"/>
          <table:table-cell office:value-type="string" calcext:value-type="string">
            <text:p>gamma=</text:p>
          </table:table-cell>
          <table:table-cell table:style-name="ce1" office:value-type="float" office:value="21.3386482512125" calcext:value-type="float">
            <text:p>21.3386482512125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ort</text:p>
          </table:table-cell>
          <table:table-cell office:value-type="string" calcext:value-type="string">
            <text:p>max_vor_line</text:p>
          </table:table-cell>
          <table:table-cell table:style-name="ce1" office:value-type="float" office:value="2.0989575" calcext:value-type="float">
            <text:p>2.0989575</text:p>
          </table:table-cell>
          <table:table-cell table:style-name="ce1" office:value-type="float" office:value="0.74303565" calcext:value-type="float">
            <text:p>0.74303565</text:p>
          </table:table-cell>
          <table:table-cell table:style-name="ce1" office:value-type="float" office:value="-0.51845853" calcext:value-type="float">
            <text:p>-0.51845853</text:p>
          </table:table-cell>
          <table:table-cell table:style-name="ce1" office:value-type="float" office:value="-17.4278439313145" calcext:value-type="float">
            <text:p>-17.4278439313145</text:p>
          </table:table-cell>
          <table:table-cell table:style-name="ce1" office:value-type="float" office:value="-11.0323541179499" calcext:value-type="float">
            <text:p>-11.0323541179499</text:p>
          </table:table-cell>
          <table:table-cell table:style-name="ce1" office:value-type="float" office:value="10.6514289055312" calcext:value-type="float">
            <text:p>10.65142890553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ndmessung_punkt:</text:p>
          </table:table-cell>
          <table:table-cell/>
          <table:table-cell table:style-name="ce2" office:value-type="float" office:value="0.432" calcext:value-type="float">
            <text:p>0.432</text:p>
          </table:table-cell>
          <table:table-cell table:style-name="ce2" office:value-type="float" office:value="-0.532" calcext:value-type="float">
            <text:p>-0.532</text:p>
          </table:table-cell>
          <table:table-cell table:style-name="ce2" office:value-type="float" office:value="0.659" calcext:value-type="float">
            <text:p>0.65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vor (x|y|z)</text:p>
          </table:table-cell>
          <table:table-cell table:style-name="ce2" table:formula="of:=[.L2]" office:value-type="float" office:value="-17.4278439313145" calcext:value-type="float">
            <text:p>-17.4278439313145</text:p>
          </table:table-cell>
          <table:table-cell table:style-name="ce2" table:formula="of:=[.M2]" office:value-type="float" office:value="-11.0323541179499" calcext:value-type="float">
            <text:p>-11.0323541179499</text:p>
          </table:table-cell>
          <table:table-cell table:style-name="ce2" table:formula="of:=[.N2]" office:value-type="float" office:value="10.6514289055312" calcext:value-type="float">
            <text:p>10.65142890553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ektor zur handmessung</text:p>
          </table:table-cell>
          <table:table-cell/>
          <table:table-cell table:style-name="ce2" table:formula="of:=[.D3]-[.I4]" office:value-type="float" office:value="-1.6669575" calcext:value-type="float">
            <text:p>-1.6669575</text:p>
          </table:table-cell>
          <table:table-cell table:style-name="ce2" table:formula="of:=[.E3]-[.J4]" office:value-type="float" office:value="-1.27503565" calcext:value-type="float">
            <text:p>-1.27503565</text:p>
          </table:table-cell>
          <table:table-cell table:style-name="ce2" table:formula="of:=[.F3]-[.K4]" office:value-type="float" office:value="1.17745853" calcext:value-type="float">
            <text:p>1.17745853</text:p>
          </table:table-cell>
          <table:table-cell/>
          <table:table-cell office:value-type="string" calcext:value-type="string">
            <text:p>ort_linie</text:p>
          </table:table-cell>
          <table:table-cell table:formula="of:=[.I2]" office:value-type="float" office:value="2.0989575" calcext:value-type="float">
            <text:p>2.0989575</text:p>
          </table:table-cell>
          <table:table-cell table:formula="of:=[.J2]" office:value-type="float" office:value="0.74303565" calcext:value-type="float">
            <text:p>0.74303565</text:p>
          </table:table-cell>
          <table:table-cell table:style-name="ce2" table:formula="of:=[.K2]" office:value-type="float" office:value="-0.51845853" calcext:value-type="float">
            <text:p>-0.5184585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iert</text:p>
          </table:table-cell>
          <table:table-cell/>
          <table:table-cell table:style-name="ce2" table:formula="of:=[.D4]/SQRT(POWER([.D4];2)+POWER([.E4];2)+POWER([.F4];2))" office:value-type="float" office:value="-0.692711746162662" calcext:value-type="float">
            <text:p>-0.692711746162662</text:p>
          </table:table-cell>
          <table:table-cell table:style-name="ce2" table:formula="of:=[.E4]/SQRT(POWER([.D4];2)+POWER([.E4];2)+POWER([.F4];2))" office:value-type="float" office:value="-0.529846844644296" calcext:value-type="float">
            <text:p>-0.529846844644296</text:p>
          </table:table-cell>
          <table:table-cell table:style-name="ce2" table:formula="of:=[.F4]/SQRT(POWER([.D4];2)+POWER([.E4];2)+POWER([.F4];2))" office:value-type="float" office:value="0.489298230069105" calcext:value-type="float">
            <text:p>0.489298230069105</text:p>
          </table:table-cell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8"/>
          <table:table-cell table:style-name="Default" office:value-type="string" calcext:value-type="string">
            <text:p>c:</text:p>
          </table:table-cell>
          <table:table-cell table:style-name="Default" table:formula="of:=[.D5]" office:value-type="float" office:value="-0.692711746162662" calcext:value-type="float">
            <text:p>-0.692711746162662</text:p>
          </table:table-cell>
          <table:table-cell table:formula="of:=[.E5]" office:value-type="float" office:value="-0.529846844644296" calcext:value-type="float">
            <text:p>-0.529846844644296</text:p>
          </table:table-cell>
          <table:table-cell table:formula="of:=[.F5]" office:value-type="float" office:value="0.489298230069105" calcext:value-type="float">
            <text:p>0.489298230069105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6"/>
          <table:table-cell office:value-type="string" calcext:value-type="string">
            <text:p>genutzer NormalenVektor</text:p>
          </table:table-cell>
          <table:table-cell/>
          <table:table-cell office:value-type="float" office:value="-0.809016994374948" calcext:value-type="float">
            <text:p>-0.809016994374948</text:p>
          </table:table-cell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8"/>
          <table:table-cell office:value-type="float" office:value="-0.415626937777454" calcext:value-type="float">
            <text:p>-0.415626937777454</text:p>
          </table:table-cell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8"/>
          <table:table-cell office:value-type="float" office:value="0.415626937777454" calcext:value-type="float">
            <text:p>0.415626937777454</text:p>
          </table:table-cell>
        </table:table-row>
        <table:table-row table:style-name="ro1">
          <table:table-cell table:number-columns-repeated="8"/>
          <table:table-cell table:style-name="Default" office:value-type="string" calcext:value-type="string">
            <text:p>a_i=r*b_i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8"/>
          <table:table-cell table:style-name="Default"/>
          <table:table-cell table:style-name="Default" office:value-type="string" calcext:value-type="string">
            <text:p>Kosinusähnlichkeit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aste here ----------------------------→</text:p>
          </table:table-cell>
          <table:table-cell table:style-name="ce1" table:number-columns-repeated="2"/>
          <table:table-cell office:value-type="string" calcext:value-type="string">
            <text:p>c:</text:p>
          </table:table-cell>
          <table:table-cell office:value-type="float" office:value="-0.688526683532546" calcext:value-type="float">
            <text:p>-0.688526683532546</text:p>
          </table:table-cell>
          <table:table-cell office:value-type="float" office:value="-0.569527968959518" calcext:value-type="float">
            <text:p>-0.569527968959518</text:p>
          </table:table-cell>
          <table:table-cell office:value-type="float" office:value="0.448964250956041" calcext:value-type="float">
            <text:p>0.448964250956041</text:p>
          </table:table-cell>
          <table:table-cell/>
          <table:table-cell table:formula="of:=[.$J$6]/[.E13]+[.$K$6]/[.F13]+[.$L$6]/[.G13]" office:value-type="float" office:value="3.02624242195495" calcext:value-type="float">
            <text:p>3.02624242195495</text:p>
          </table:table-cell>
          <table:table-cell table:formula="of:=([.$J$6]*[.E13]+[.$K$6]*[.F13]+[.$L$6]*[.G13])/(SQRT(POWER([.$J$6];2)+POWER([.$K$6];2)+POWER([.$L$6];2))*SQRT(POWER([.$E13];2)+POWER([.$F13];2)+POWER([.$G13];2)) )" office:value-type="float" office:value="0.998390531876385" calcext:value-type="float">
            <text:p>0.998390531876385</text:p>
          </table:table-cell>
          <table:table-cell table:number-columns-repeated="2"/>
          <table:table-cell office:value-type="string" calcext:value-type="string">
            <text:p>-1 anitline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0214624533488" calcext:value-type="float">
            <text:p>-0.690214624533488</text:p>
          </table:table-cell>
          <table:table-cell office:value-type="float" office:value="-0.562287235882972" calcext:value-type="float">
            <text:p>-0.562287235882972</text:p>
          </table:table-cell>
          <table:table-cell office:value-type="float" office:value="0.455452342669552" calcext:value-type="float">
            <text:p>0.455452342669552</text:p>
          </table:table-cell>
          <table:table-cell/>
          <table:table-cell table:formula="of:=[.$J$6]/[.E14]+[.$K$6]/[.F14]+[.$L$6]/[.G14]" office:value-type="float" office:value="3.02023694943514" calcext:value-type="float">
            <text:p>3.02023694943514</text:p>
          </table:table-cell>
          <table:table-cell table:formula="of:=([.$J$6]*[.E14]+[.$K$6]*[.F14]+[.$L$6]*[.G14])/(SQRT(POWER([.$J$6];2)+POWER([.$K$6];2)+POWER([.$L$6];2))*SQRT(POWER([.$E14];2)+POWER([.$F14];2)+POWER([.$G14];2)) )" office:value-type="float" office:value="0.998897920652994" calcext:value-type="float">
            <text:p>0.998897920652994</text:p>
          </table:table-cell>
          <table:table-cell table:number-columns-repeated="2"/>
          <table:table-cell office:value-type="string" calcext:value-type="string">
            <text:p>1 line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6753507036028" calcext:value-type="float">
            <text:p>-0.686753507036028</text:p>
          </table:table-cell>
          <table:table-cell office:value-type="float" office:value="-0.565126652706633" calcext:value-type="float">
            <text:p>-0.565126652706633</text:p>
          </table:table-cell>
          <table:table-cell office:value-type="float" office:value="0.457166804322354" calcext:value-type="float">
            <text:p>0.457166804322354</text:p>
          </table:table-cell>
          <table:table-cell/>
          <table:table-cell table:formula="of:=[.$J$6]/[.E15]+[.$K$6]/[.F15]+[.$L$6]/[.G15]" office:value-type="float" office:value="3.01653161808028" calcext:value-type="float">
            <text:p>3.01653161808028</text:p>
          </table:table-cell>
          <table:table-cell table:formula="of:=([.$J$6]*[.E15]+[.$K$6]*[.F15]+[.$L$6]*[.G15])/(SQRT(POWER([.$J$6];2)+POWER([.$K$6];2)+POWER([.$L$6];2))*SQRT(POWER([.$E15];2)+POWER([.$F15];2)+POWER([.$G15];2)) )" office:value-type="float" office:value="0.998843703004538" calcext:value-type="float">
            <text:p>0.998843703004538</text:p>
          </table:table-cell>
          <table:table-cell table:number-columns-repeated="2"/>
          <table:table-cell office:value-type="string" calcext:value-type="string">
            <text:p>0 orthogonal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6753507036028" calcext:value-type="float">
            <text:p>-0.686753507036028</text:p>
          </table:table-cell>
          <table:table-cell office:value-type="float" office:value="-0.565126652706633" calcext:value-type="float">
            <text:p>-0.565126652706633</text:p>
          </table:table-cell>
          <table:table-cell office:value-type="float" office:value="0.457166804322354" calcext:value-type="float">
            <text:p>0.457166804322354</text:p>
          </table:table-cell>
          <table:table-cell/>
          <table:table-cell table:formula="of:=[.$J$6]/[.E16]+[.$K$6]/[.F16]+[.$L$6]/[.G16]" office:value-type="float" office:value="3.01653161808028" calcext:value-type="float">
            <text:p>3.01653161808028</text:p>
          </table:table-cell>
          <table:table-cell table:formula="of:=([.$J$6]*[.E16]+[.$K$6]*[.F16]+[.$L$6]*[.G16])/(SQRT(POWER([.$J$6];2)+POWER([.$K$6];2)+POWER([.$L$6];2))*SQRT(POWER([.$E16];2)+POWER([.$F16];2)+POWER([.$G16];2)) )" office:value-type="float" office:value="0.998843703004538" calcext:value-type="float">
            <text:p>0.99884370300453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6753507036028" calcext:value-type="float">
            <text:p>-0.686753507036028</text:p>
          </table:table-cell>
          <table:table-cell office:value-type="float" office:value="-0.565126652706633" calcext:value-type="float">
            <text:p>-0.565126652706633</text:p>
          </table:table-cell>
          <table:table-cell office:value-type="float" office:value="0.457166804322354" calcext:value-type="float">
            <text:p>0.457166804322354</text:p>
          </table:table-cell>
          <table:table-cell/>
          <table:table-cell table:formula="of:=[.$J$6]/[.E17]+[.$K$6]/[.F17]+[.$L$6]/[.G17]" office:value-type="float" office:value="3.01653161808028" calcext:value-type="float">
            <text:p>3.01653161808028</text:p>
          </table:table-cell>
          <table:table-cell table:formula="of:=([.$J$6]*[.E17]+[.$K$6]*[.F17]+[.$L$6]*[.G17])/(SQRT(POWER([.$J$6];2)+POWER([.$K$6];2)+POWER([.$L$6];2))*SQRT(POWER([.$E17];2)+POWER([.$F17];2)+POWER([.$G17];2)) )" office:value-type="float" office:value="0.998843703004538" calcext:value-type="float">
            <text:p>0.99884370300453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6753507036028" calcext:value-type="float">
            <text:p>-0.686753507036028</text:p>
          </table:table-cell>
          <table:table-cell office:value-type="float" office:value="-0.565126652706633" calcext:value-type="float">
            <text:p>-0.565126652706633</text:p>
          </table:table-cell>
          <table:table-cell office:value-type="float" office:value="0.457166804322354" calcext:value-type="float">
            <text:p>0.457166804322354</text:p>
          </table:table-cell>
          <table:table-cell/>
          <table:table-cell table:formula="of:=[.$J$6]/[.E18]+[.$K$6]/[.F18]+[.$L$6]/[.G18]" office:value-type="float" office:value="3.01653161808028" calcext:value-type="float">
            <text:p>3.01653161808028</text:p>
          </table:table-cell>
          <table:table-cell table:formula="of:=([.$J$6]*[.E18]+[.$K$6]*[.F18]+[.$L$6]*[.G18])/(SQRT(POWER([.$J$6];2)+POWER([.$K$6];2)+POWER([.$L$6];2))*SQRT(POWER([.$E18];2)+POWER([.$F18];2)+POWER([.$G18];2)) )" office:value-type="float" office:value="0.998843703004538" calcext:value-type="float">
            <text:p>0.99884370300453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603276360517" calcext:value-type="float">
            <text:p>-0.68603276360517</text:p>
          </table:table-cell>
          <table:table-cell office:value-type="float" office:value="-0.562240606185837" calcext:value-type="float">
            <text:p>-0.562240606185837</text:p>
          </table:table-cell>
          <table:table-cell office:value-type="float" office:value="0.461784092424193" calcext:value-type="float">
            <text:p>0.461784092424193</text:p>
          </table:table-cell>
          <table:table-cell/>
          <table:table-cell table:formula="of:=[.$J$6]/[.E19]+[.$K$6]/[.F19]+[.$L$6]/[.G19]" office:value-type="float" office:value="3.01170243793293" calcext:value-type="float">
            <text:p>3.01170243793293</text:p>
          </table:table-cell>
          <table:table-cell table:formula="of:=([.$J$6]*[.E19]+[.$K$6]*[.F19]+[.$L$6]*[.G19])/(SQRT(POWER([.$J$6];2)+POWER([.$K$6];2)+POWER([.$L$6];2))*SQRT(POWER([.$E19];2)+POWER([.$F19];2)+POWER([.$G19];2)) )" office:value-type="float" office:value="0.999074503817422" calcext:value-type="float">
            <text:p>0.99907450381742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3730960434209" calcext:value-type="float">
            <text:p>-0.683730960434209</text:p>
          </table:table-cell>
          <table:table-cell office:value-type="float" office:value="-0.559864986945229" calcext:value-type="float">
            <text:p>-0.559864986945229</text:p>
          </table:table-cell>
          <table:table-cell office:value-type="float" office:value="0.468041846565596" calcext:value-type="float">
            <text:p>0.468041846565596</text:p>
          </table:table-cell>
          <table:table-cell/>
          <table:table-cell table:formula="of:=[.$J$6]/[.E20]+[.$K$6]/[.F20]+[.$L$6]/[.G20]" office:value-type="float" office:value="3.00493377986018" calcext:value-type="float">
            <text:p>3.00493377986018</text:p>
          </table:table-cell>
          <table:table-cell table:formula="of:=([.$J$6]*[.E20]+[.$K$6]*[.F20]+[.$L$6]*[.G20])/(SQRT(POWER([.$J$6];2)+POWER([.$K$6];2)+POWER([.$L$6];2))*SQRT(POWER([.$E20];2)+POWER([.$F20];2)+POWER([.$G20];2)) )" office:value-type="float" office:value="0.999283211390426" calcext:value-type="float">
            <text:p>0.99928321139042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4153915455248" calcext:value-type="float">
            <text:p>-0.684153915455248</text:p>
          </table:table-cell>
          <table:table-cell office:value-type="float" office:value="-0.559155004590401" calcext:value-type="float">
            <text:p>-0.559155004590401</text:p>
          </table:table-cell>
          <table:table-cell office:value-type="float" office:value="0.468272464286298" calcext:value-type="float">
            <text:p>0.468272464286298</text:p>
          </table:table-cell>
          <table:table-cell/>
          <table:table-cell table:formula="of:=[.$J$6]/[.E21]+[.$K$6]/[.F21]+[.$L$6]/[.G21]" office:value-type="float" office:value="3.00499425285643" calcext:value-type="float">
            <text:p>3.00499425285643</text:p>
          </table:table-cell>
          <table:table-cell table:formula="of:=([.$J$6]*[.E21]+[.$K$6]*[.F21]+[.$L$6]*[.G21])/(SQRT(POWER([.$J$6];2)+POWER([.$K$6];2)+POWER([.$L$6];2))*SQRT(POWER([.$E21];2)+POWER([.$F21];2)+POWER([.$G21];2)) )" office:value-type="float" office:value="0.999312856233702" calcext:value-type="float">
            <text:p>0.99931285623370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3426044452994" calcext:value-type="float">
            <text:p>-0.683426044452994</text:p>
          </table:table-cell>
          <table:table-cell office:value-type="float" office:value="-0.56020964276417" calcext:value-type="float">
            <text:p>-0.56020964276417</text:p>
          </table:table-cell>
          <table:table-cell office:value-type="float" office:value="0.468074778125649" calcext:value-type="float">
            <text:p>0.468074778125649</text:p>
          </table:table-cell>
          <table:table-cell/>
          <table:table-cell table:formula="of:=[.$J$6]/[.E22]+[.$K$6]/[.F22]+[.$L$6]/[.G22]" office:value-type="float" office:value="3.00473000748637" calcext:value-type="float">
            <text:p>3.00473000748637</text:p>
          </table:table-cell>
          <table:table-cell table:formula="of:=([.$J$6]*[.E22]+[.$K$6]*[.F22]+[.$L$6]*[.G22])/(SQRT(POWER([.$J$6];2)+POWER([.$K$6];2)+POWER([.$L$6];2))*SQRT(POWER([.$E22];2)+POWER([.$F22];2)+POWER([.$G22];2)) )" office:value-type="float" office:value="0.999270720660848" calcext:value-type="float">
            <text:p>0.99927072066084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5738807306182" calcext:value-type="float">
            <text:p>-0.685738807306182</text:p>
          </table:table-cell>
          <table:table-cell office:value-type="float" office:value="-0.558676002610994" calcext:value-type="float">
            <text:p>-0.558676002610994</text:p>
          </table:table-cell>
          <table:table-cell office:value-type="float" office:value="0.466522681400267" calcext:value-type="float">
            <text:p>0.466522681400267</text:p>
          </table:table-cell>
          <table:table-cell/>
          <table:table-cell table:formula="of:=[.$J$6]/[.E23]+[.$K$6]/[.F23]+[.$L$6]/[.G23]" office:value-type="float" office:value="3.00738567316213" calcext:value-type="float">
            <text:p>3.00738567316213</text:p>
          </table:table-cell>
          <table:table-cell table:formula="of:=([.$J$6]*[.E23]+[.$K$6]*[.F23]+[.$L$6]*[.G23])/(SQRT(POWER([.$J$6];2)+POWER([.$K$6];2)+POWER([.$L$6];2))*SQRT(POWER([.$E23];2)+POWER([.$F23];2)+POWER([.$G23];2)) )" office:value-type="float" office:value="0.999300766078734" calcext:value-type="float">
            <text:p>0.99930076607873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5872433403477" calcext:value-type="float">
            <text:p>-0.685872433403477</text:p>
          </table:table-cell>
          <table:table-cell office:value-type="float" office:value="-0.555973668000374" calcext:value-type="float">
            <text:p>-0.555973668000374</text:p>
          </table:table-cell>
          <table:table-cell office:value-type="float" office:value="0.469544764199754" calcext:value-type="float">
            <text:p>0.469544764199754</text:p>
          </table:table-cell>
          <table:table-cell/>
          <table:table-cell table:formula="of:=[.$J$6]/[.E24]+[.$K$6]/[.F24]+[.$L$6]/[.G24]" office:value-type="float" office:value="3.0050481815709" calcext:value-type="float">
            <text:p>3.0050481815709</text:p>
          </table:table-cell>
          <table:table-cell table:formula="of:=([.$J$6]*[.E24]+[.$K$6]*[.F24]+[.$L$6]*[.G24])/(SQRT(POWER([.$J$6];2)+POWER([.$K$6];2)+POWER([.$L$6];2))*SQRT(POWER([.$E24];2)+POWER([.$F24];2)+POWER([.$G24];2)) )" office:value-type="float" office:value="0.999440206744225" calcext:value-type="float">
            <text:p>0.99944020674422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5827462250389" calcext:value-type="float">
            <text:p>-0.685827462250389</text:p>
          </table:table-cell>
          <table:table-cell office:value-type="float" office:value="-0.555804728426603" calcext:value-type="float">
            <text:p>-0.555804728426603</text:p>
          </table:table-cell>
          <table:table-cell office:value-type="float" office:value="0.469810382901251" calcext:value-type="float">
            <text:p>0.469810382901251</text:p>
          </table:table-cell>
          <table:table-cell/>
          <table:table-cell table:formula="of:=[.$J$6]/[.E25]+[.$K$6]/[.F25]+[.$L$6]/[.G25]" office:value-type="float" office:value="3.00481491949985" calcext:value-type="float">
            <text:p>3.00481491949985</text:p>
          </table:table-cell>
          <table:table-cell table:formula="of:=([.$J$6]*[.E25]+[.$K$6]*[.F25]+[.$L$6]*[.G25])/(SQRT(POWER([.$J$6];2)+POWER([.$K$6];2)+POWER([.$L$6];2))*SQRT(POWER([.$E25];2)+POWER([.$F25];2)+POWER([.$G25];2)) )" office:value-type="float" office:value="0.999449509358661" calcext:value-type="float">
            <text:p>0.99944950935866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4864200790535" calcext:value-type="float">
            <text:p>-0.684864200790535</text:p>
          </table:table-cell>
          <table:table-cell office:value-type="float" office:value="-0.555099027816407" calcext:value-type="float">
            <text:p>-0.555099027816407</text:p>
          </table:table-cell>
          <table:table-cell office:value-type="float" office:value="0.47204459089457" calcext:value-type="float">
            <text:p>0.47204459089457</text:p>
          </table:table-cell>
          <table:table-cell/>
          <table:table-cell table:formula="of:=[.$J$6]/[.E26]+[.$K$6]/[.F26]+[.$L$6]/[.G26]" office:value-type="float" office:value="3.00251809728862" calcext:value-type="float">
            <text:p>3.00251809728862</text:p>
          </table:table-cell>
          <table:table-cell table:formula="of:=([.$J$6]*[.E26]+[.$K$6]*[.F26]+[.$L$6]*[.G26])/(SQRT(POWER([.$J$6];2)+POWER([.$K$6];2)+POWER([.$L$6];2))*SQRT(POWER([.$E26];2)+POWER([.$F26];2)+POWER([.$G26];2)) )" office:value-type="float" office:value="0.999501527605955" calcext:value-type="float">
            <text:p>0.99950152760595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3913898933128" calcext:value-type="float">
            <text:p>-0.683913898933128</text:p>
          </table:table-cell>
          <table:table-cell office:value-type="float" office:value="-0.552987387422252" calcext:value-type="float">
            <text:p>-0.552987387422252</text:p>
          </table:table-cell>
          <table:table-cell office:value-type="float" office:value="0.475885204853019" calcext:value-type="float">
            <text:p>0.475885204853019</text:p>
          </table:table-cell>
          <table:table-cell/>
          <table:table-cell table:formula="of:=[.$J$6]/[.E27]+[.$K$6]/[.F27]+[.$L$6]/[.G27]" office:value-type="float" office:value="2.99920297026878" calcext:value-type="float">
            <text:p>2.99920297026878</text:p>
          </table:table-cell>
          <table:table-cell table:formula="of:=([.$J$6]*[.E27]+[.$K$6]*[.F27]+[.$L$6]*[.G27])/(SQRT(POWER([.$J$6];2)+POWER([.$K$6];2)+POWER([.$L$6];2))*SQRT(POWER([.$E27];2)+POWER([.$F27];2)+POWER([.$G27];2)) )" office:value-type="float" office:value="0.99960360195931" calcext:value-type="float">
            <text:p>0.9996036019593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3285086713962" calcext:value-type="float">
            <text:p>-0.683285086713962</text:p>
          </table:table-cell>
          <table:table-cell office:value-type="float" office:value="-0.552160023427142" calcext:value-type="float">
            <text:p>-0.552160023427142</text:p>
          </table:table-cell>
          <table:table-cell office:value-type="float" office:value="0.47774553771148" calcext:value-type="float">
            <text:p>0.47774553771148</text:p>
          </table:table-cell>
          <table:table-cell/>
          <table:table-cell table:formula="of:=[.$J$6]/[.E28]+[.$K$6]/[.F28]+[.$L$6]/[.G28]" office:value-type="float" office:value="2.99756706062428" calcext:value-type="float">
            <text:p>2.99756706062428</text:p>
          </table:table-cell>
          <table:table-cell table:formula="of:=([.$J$6]*[.E28]+[.$K$6]*[.F28]+[.$L$6]*[.G28])/(SQRT(POWER([.$J$6];2)+POWER([.$K$6];2)+POWER([.$L$6];2))*SQRT(POWER([.$E28];2)+POWER([.$F28];2)+POWER([.$G28];2)) )" office:value-type="float" office:value="0.999639897721767" calcext:value-type="float">
            <text:p>0.99963989772176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4423234548011" calcext:value-type="float">
            <text:p>-0.684423234548011</text:p>
          </table:table-cell>
          <table:table-cell office:value-type="float" office:value="-0.549127299848021" calcext:value-type="float">
            <text:p>-0.549127299848021</text:p>
          </table:table-cell>
          <table:table-cell office:value-type="float" office:value="0.479608219875827" calcext:value-type="float">
            <text:p>0.479608219875827</text:p>
          </table:table-cell>
          <table:table-cell/>
          <table:table-cell table:formula="of:=[.$J$6]/[.E29]+[.$K$6]/[.F29]+[.$L$6]/[.G29]" office:value-type="float" office:value="2.99720314077608" calcext:value-type="float">
            <text:p>2.99720314077608</text:p>
          </table:table-cell>
          <table:table-cell table:formula="of:=([.$J$6]*[.E29]+[.$K$6]*[.F29]+[.$L$6]*[.G29])/(SQRT(POWER([.$J$6];2)+POWER([.$K$6];2)+POWER([.$L$6];2))*SQRT(POWER([.$E29];2)+POWER([.$F29];2)+POWER([.$G29];2)) )" office:value-type="float" office:value="0.999732834162403" calcext:value-type="float">
            <text:p>0.99973283416240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6954260353781" calcext:value-type="float">
            <text:p>-0.686954260353781</text:p>
          </table:table-cell>
          <table:table-cell office:value-type="float" office:value="-0.547237335510463" calcext:value-type="float">
            <text:p>-0.547237335510463</text:p>
          </table:table-cell>
          <table:table-cell office:value-type="float" office:value="0.478147616124141" calcext:value-type="float">
            <text:p>0.478147616124141</text:p>
          </table:table-cell>
          <table:table-cell/>
          <table:table-cell table:formula="of:=[.$J$6]/[.E30]+[.$K$6]/[.F30]+[.$L$6]/[.G30]" office:value-type="float" office:value="2.99992292068018" calcext:value-type="float">
            <text:p>2.99992292068018</text:p>
          </table:table-cell>
          <table:table-cell table:formula="of:=([.$J$6]*[.E30]+[.$K$6]*[.F30]+[.$L$6]*[.G30])/(SQRT(POWER([.$J$6];2)+POWER([.$K$6];2)+POWER([.$L$6];2))*SQRT(POWER([.$E30];2)+POWER([.$F30];2)+POWER([.$G30];2)) )" office:value-type="float" office:value="0.999770042996622" calcext:value-type="float">
            <text:p>0.99977004299662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727070111711" calcext:value-type="float">
            <text:p>-0.68727070111711</text:p>
          </table:table-cell>
          <table:table-cell office:value-type="float" office:value="-0.546578457695366" calcext:value-type="float">
            <text:p>-0.546578457695366</text:p>
          </table:table-cell>
          <table:table-cell office:value-type="float" office:value="0.47844641598548" calcext:value-type="float">
            <text:p>0.47844641598548</text:p>
          </table:table-cell>
          <table:table-cell/>
          <table:table-cell table:formula="of:=[.$J$6]/[.E31]+[.$K$6]/[.F31]+[.$L$6]/[.G31]" office:value-type="float" office:value="2.99998669641509" calcext:value-type="float">
            <text:p>2.99998669641509</text:p>
          </table:table-cell>
          <table:table-cell table:formula="of:=([.$J$6]*[.E31]+[.$K$6]*[.F31]+[.$L$6]*[.G31])/(SQRT(POWER([.$J$6];2)+POWER([.$K$6];2)+POWER([.$L$6];2))*SQRT(POWER([.$E31];2)+POWER([.$F31];2)+POWER([.$G31];2)) )" office:value-type="float" office:value="0.999786343142308" calcext:value-type="float">
            <text:p>0.99978634314230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8588157563784" calcext:value-type="float">
            <text:p>-0.688588157563784</text:p>
          </table:table-cell>
          <table:table-cell office:value-type="float" office:value="-0.54543952097954" calcext:value-type="float">
            <text:p>-0.54543952097954</text:p>
          </table:table-cell>
          <table:table-cell office:value-type="float" office:value="0.477851523191591" calcext:value-type="float">
            <text:p>0.477851523191591</text:p>
          </table:table-cell>
          <table:table-cell/>
          <table:table-cell table:formula="of:=[.$J$6]/[.E32]+[.$K$6]/[.F32]+[.$L$6]/[.G32]" office:value-type="float" office:value="3.00135563423541" calcext:value-type="float">
            <text:p>3.00135563423541</text:p>
          </table:table-cell>
          <table:table-cell table:formula="of:=([.$J$6]*[.E32]+[.$K$6]*[.F32]+[.$L$6]*[.G32])/(SQRT(POWER([.$J$6];2)+POWER([.$K$6];2)+POWER([.$L$6];2))*SQRT(POWER([.$E32];2)+POWER([.$F32];2)+POWER([.$G32];2)) )" office:value-type="float" office:value="0.999804418681716" calcext:value-type="float">
            <text:p>0.99980441868171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8502379915098" calcext:value-type="float">
            <text:p>-0.688502379915098</text:p>
          </table:table-cell>
          <table:table-cell office:value-type="float" office:value="-0.545509450730258" calcext:value-type="float">
            <text:p>-0.545509450730258</text:p>
          </table:table-cell>
          <table:table-cell office:value-type="float" office:value="0.477895293987311" calcext:value-type="float">
            <text:p>0.477895293987311</text:p>
          </table:table-cell>
          <table:table-cell/>
          <table:table-cell table:formula="of:=[.$J$6]/[.E33]+[.$K$6]/[.F33]+[.$L$6]/[.G33]" office:value-type="float" office:value="3.00126265439842" calcext:value-type="float">
            <text:p>3.00126265439842</text:p>
          </table:table-cell>
          <table:table-cell table:formula="of:=([.$J$6]*[.E33]+[.$K$6]*[.F33]+[.$L$6]*[.G33])/(SQRT(POWER([.$J$6];2)+POWER([.$K$6];2)+POWER([.$L$6];2))*SQRT(POWER([.$E33];2)+POWER([.$F33];2)+POWER([.$G33];2)) )" office:value-type="float" office:value="0.999803468527552" calcext:value-type="float">
            <text:p>0.99980346852755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8277248090649" calcext:value-type="float">
            <text:p>-0.688277248090649</text:p>
          </table:table-cell>
          <table:table-cell office:value-type="float" office:value="-0.544276476819182" calcext:value-type="float">
            <text:p>-0.544276476819182</text:p>
          </table:table-cell>
          <table:table-cell office:value-type="float" office:value="0.479622295709927" calcext:value-type="float">
            <text:p>0.479622295709927</text:p>
          </table:table-cell>
          <table:table-cell/>
          <table:table-cell table:formula="of:=[.$J$6]/[.E34]+[.$K$6]/[.F34]+[.$L$6]/[.G34]" office:value-type="float" office:value="3.00010538110352" calcext:value-type="float">
            <text:p>3.00010538110352</text:p>
          </table:table-cell>
          <table:table-cell table:formula="of:=([.$J$6]*[.E34]+[.$K$6]*[.F34]+[.$L$6]*[.G34])/(SQRT(POWER([.$J$6];2)+POWER([.$K$6];2)+POWER([.$L$6];2))*SQRT(POWER([.$E34];2)+POWER([.$F34];2)+POWER([.$G34];2)) )" office:value-type="float" office:value="0.999839248618212" calcext:value-type="float">
            <text:p>0.99983924861821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9375028002561" calcext:value-type="float">
            <text:p>-0.689375028002561</text:p>
          </table:table-cell>
          <table:table-cell office:value-type="float" office:value="-0.543671333995827" calcext:value-type="float">
            <text:p>-0.543671333995827</text:p>
          </table:table-cell>
          <table:table-cell office:value-type="float" office:value="0.478731189037927" calcext:value-type="float">
            <text:p>0.478731189037927</text:p>
          </table:table-cell>
          <table:table-cell/>
          <table:table-cell table:formula="of:=[.$J$6]/[.E35]+[.$K$6]/[.F35]+[.$L$6]/[.G35]" office:value-type="float" office:value="3.00148519614253" calcext:value-type="float">
            <text:p>3.00148519614253</text:p>
          </table:table-cell>
          <table:table-cell table:formula="of:=([.$J$6]*[.E35]+[.$K$6]*[.F35]+[.$L$6]*[.G35])/(SQRT(POWER([.$J$6];2)+POWER([.$K$6];2)+POWER([.$L$6];2))*SQRT(POWER([.$E35];2)+POWER([.$F35];2)+POWER([.$G35];2)) )" office:value-type="float" office:value="0.999843043724968" calcext:value-type="float">
            <text:p>0.9998430437249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0218259431286" calcext:value-type="float">
            <text:p>-0.690218259431286</text:p>
          </table:table-cell>
          <table:table-cell office:value-type="float" office:value="-0.542631310828645" calcext:value-type="float">
            <text:p>-0.542631310828645</text:p>
          </table:table-cell>
          <table:table-cell office:value-type="float" office:value="0.478696161313241" calcext:value-type="float">
            <text:p>0.478696161313241</text:p>
          </table:table-cell>
          <table:table-cell/>
          <table:table-cell table:formula="of:=[.$J$6]/[.E36]+[.$K$6]/[.F36]+[.$L$6]/[.G36]" office:value-type="float" office:value="3.00220027654222" calcext:value-type="float">
            <text:p>3.00220027654222</text:p>
          </table:table-cell>
          <table:table-cell table:formula="of:=([.$J$6]*[.E36]+[.$K$6]*[.F36]+[.$L$6]*[.G36])/(SQRT(POWER([.$J$6];2)+POWER([.$K$6];2)+POWER([.$L$6];2))*SQRT(POWER([.$E36];2)+POWER([.$F36];2)+POWER([.$G36];2)) )" office:value-type="float" office:value="0.999858968043199" calcext:value-type="float">
            <text:p>0.99985896804319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1110688106702" calcext:value-type="float">
            <text:p>-0.691110688106702</text:p>
          </table:table-cell>
          <table:table-cell office:value-type="float" office:value="-0.542216375593587" calcext:value-type="float">
            <text:p>-0.542216375593587</text:p>
          </table:table-cell>
          <table:table-cell office:value-type="float" office:value="0.477878037602519" calcext:value-type="float">
            <text:p>0.477878037602519</text:p>
          </table:table-cell>
          <table:table-cell/>
          <table:table-cell table:formula="of:=[.$J$6]/[.E37]+[.$K$6]/[.F37]+[.$L$6]/[.G37]" office:value-type="float" office:value="3.00340145295991" calcext:value-type="float">
            <text:p>3.00340145295991</text:p>
          </table:table-cell>
          <table:table-cell table:formula="of:=([.$J$6]*[.E37]+[.$K$6]*[.F37]+[.$L$6]*[.G37])/(SQRT(POWER([.$J$6];2)+POWER([.$K$6];2)+POWER([.$L$6];2))*SQRT(POWER([.$E37];2)+POWER([.$F37];2)+POWER([.$G37];2)) )" office:value-type="float" office:value="0.999857005260611" calcext:value-type="float">
            <text:p>0.99985700526061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3030302128457" calcext:value-type="float">
            <text:p>-0.693030302128457</text:p>
          </table:table-cell>
          <table:table-cell office:value-type="float" office:value="-0.540474562025451" calcext:value-type="float">
            <text:p>-0.540474562025451</text:p>
          </table:table-cell>
          <table:table-cell office:value-type="float" office:value="0.477070485499926" calcext:value-type="float">
            <text:p>0.477070485499926</text:p>
          </table:table-cell>
          <table:table-cell/>
          <table:table-cell table:formula="of:=[.$J$6]/[.E38]+[.$K$6]/[.F38]+[.$L$6]/[.G38]" office:value-type="float" office:value="3.00550756326825" calcext:value-type="float">
            <text:p>3.00550756326825</text:p>
          </table:table-cell>
          <table:table-cell table:formula="of:=([.$J$6]*[.E38]+[.$K$6]*[.F38]+[.$L$6]*[.G38])/(SQRT(POWER([.$J$6];2)+POWER([.$K$6];2)+POWER([.$L$6];2))*SQRT(POWER([.$E38];2)+POWER([.$F38];2)+POWER([.$G38];2)) )" office:value-type="float" office:value="0.999868716204057" calcext:value-type="float">
            <text:p>0.99986871620405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3337270549891" calcext:value-type="float">
            <text:p>-0.693337270549891</text:p>
          </table:table-cell>
          <table:table-cell office:value-type="float" office:value="-0.539646801661026" calcext:value-type="float">
            <text:p>-0.539646801661026</text:p>
          </table:table-cell>
          <table:table-cell office:value-type="float" office:value="0.477561261749163" calcext:value-type="float">
            <text:p>0.477561261749163</text:p>
          </table:table-cell>
          <table:table-cell/>
          <table:table-cell table:formula="of:=[.$J$6]/[.E39]+[.$K$6]/[.F39]+[.$L$6]/[.G39]" office:value-type="float" office:value="3.00551474527329" calcext:value-type="float">
            <text:p>3.00551474527329</text:p>
          </table:table-cell>
          <table:table-cell table:formula="of:=([.$J$6]*[.E39]+[.$K$6]*[.F39]+[.$L$6]*[.G39])/(SQRT(POWER([.$J$6];2)+POWER([.$K$6];2)+POWER([.$L$6];2))*SQRT(POWER([.$E39];2)+POWER([.$F39];2)+POWER([.$G39];2)) )" office:value-type="float" office:value="0.999882906568184" calcext:value-type="float">
            <text:p>0.99988290656818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6198872770037" calcext:value-type="float">
            <text:p>-0.696198872770037</text:p>
          </table:table-cell>
          <table:table-cell office:value-type="float" office:value="-0.53743083126006" calcext:value-type="float">
            <text:p>-0.53743083126006</text:p>
          </table:table-cell>
          <table:table-cell office:value-type="float" office:value="0.475894138611572" calcext:value-type="float">
            <text:p>0.475894138611572</text:p>
          </table:table-cell>
          <table:table-cell/>
          <table:table-cell table:formula="of:=[.$J$6]/[.E40]+[.$K$6]/[.F40]+[.$L$6]/[.G40]" office:value-type="float" office:value="3.00904575340921" calcext:value-type="float">
            <text:p>3.00904575340921</text:p>
          </table:table-cell>
          <table:table-cell table:formula="of:=([.$J$6]*[.E40]+[.$K$6]*[.F40]+[.$L$6]*[.G40])/(SQRT(POWER([.$J$6];2)+POWER([.$K$6];2)+POWER([.$L$6];2))*SQRT(POWER([.$E40];2)+POWER([.$F40];2)+POWER([.$G40];2)) )" office:value-type="float" office:value="0.999875326713617" calcext:value-type="float">
            <text:p>0.99987532671361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6879559776751" calcext:value-type="float">
            <text:p>-0.696879559776751</text:p>
          </table:table-cell>
          <table:table-cell office:value-type="float" office:value="-0.536662520732266" calcext:value-type="float">
            <text:p>-0.536662520732266</text:p>
          </table:table-cell>
          <table:table-cell office:value-type="float" office:value="0.475764876810649" calcext:value-type="float">
            <text:p>0.475764876810649</text:p>
          </table:table-cell>
          <table:table-cell/>
          <table:table-cell table:formula="of:=[.$J$6]/[.E41]+[.$K$6]/[.F41]+[.$L$6]/[.G41]" office:value-type="float" office:value="3.0097646696019" calcext:value-type="float">
            <text:p>3.0097646696019</text:p>
          </table:table-cell>
          <table:table-cell table:formula="of:=([.$J$6]*[.E41]+[.$K$6]*[.F41]+[.$L$6]*[.G41])/(SQRT(POWER([.$J$6];2)+POWER([.$K$6];2)+POWER([.$L$6];2))*SQRT(POWER([.$E41];2)+POWER([.$F41];2)+POWER([.$G41];2)) )" office:value-type="float" office:value="0.999876512119362" calcext:value-type="float">
            <text:p>0.99987651211936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7342369847889" calcext:value-type="float">
            <text:p>-0.697342369847889</text:p>
          </table:table-cell>
          <table:table-cell office:value-type="float" office:value="-0.536006787794518" calcext:value-type="float">
            <text:p>-0.536006787794518</text:p>
          </table:table-cell>
          <table:table-cell office:value-type="float" office:value="0.475825958364119" calcext:value-type="float">
            <text:p>0.475825958364119</text:p>
          </table:table-cell>
          <table:table-cell/>
          <table:table-cell table:formula="of:=[.$J$6]/[.E42]+[.$K$6]/[.F42]+[.$L$6]/[.G42]" office:value-type="float" office:value="3.0101807707664" calcext:value-type="float">
            <text:p>3.0101807707664</text:p>
          </table:table-cell>
          <table:table-cell table:formula="of:=([.$J$6]*[.E42]+[.$K$6]*[.F42]+[.$L$6]*[.G42])/(SQRT(POWER([.$J$6];2)+POWER([.$K$6];2)+POWER([.$L$6];2))*SQRT(POWER([.$E42];2)+POWER([.$F42];2)+POWER([.$G42];2)) )" office:value-type="float" office:value="0.99987955515989" calcext:value-type="float">
            <text:p>0.9998795551598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8581964352481" calcext:value-type="float">
            <text:p>-0.698581964352481</text:p>
          </table:table-cell>
          <table:table-cell office:value-type="float" office:value="-0.535068036153418" calcext:value-type="float">
            <text:p>-0.535068036153418</text:p>
          </table:table-cell>
          <table:table-cell office:value-type="float" office:value="0.475063612338761" calcext:value-type="float">
            <text:p>0.475063612338761</text:p>
          </table:table-cell>
          <table:table-cell/>
          <table:table-cell table:formula="of:=[.$J$6]/[.E43]+[.$K$6]/[.F43]+[.$L$6]/[.G43]" office:value-type="float" office:value="3.01180255940066" calcext:value-type="float">
            <text:p>3.01180255940066</text:p>
          </table:table-cell>
          <table:table-cell table:formula="of:=([.$J$6]*[.E43]+[.$K$6]*[.F43]+[.$L$6]*[.G43])/(SQRT(POWER([.$J$6];2)+POWER([.$K$6];2)+POWER([.$L$6];2))*SQRT(POWER([.$E43];2)+POWER([.$F43];2)+POWER([.$G43];2)) )" office:value-type="float" office:value="0.99986782767785" calcext:value-type="float">
            <text:p>0.9998678276778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9765187043813" calcext:value-type="float">
            <text:p>-0.699765187043813</text:p>
          </table:table-cell>
          <table:table-cell office:value-type="float" office:value="-0.535247985430741" calcext:value-type="float">
            <text:p>-0.535247985430741</text:p>
          </table:table-cell>
          <table:table-cell office:value-type="float" office:value="0.473115500796445" calcext:value-type="float">
            <text:p>0.473115500796445</text:p>
          </table:table-cell>
          <table:table-cell/>
          <table:table-cell table:formula="of:=[.$J$6]/[.E44]+[.$K$6]/[.F44]+[.$L$6]/[.G44]" office:value-type="float" office:value="3.01403396774467" calcext:value-type="float">
            <text:p>3.01403396774467</text:p>
          </table:table-cell>
          <table:table-cell table:formula="of:=([.$J$6]*[.E44]+[.$K$6]*[.F44]+[.$L$6]*[.G44])/(SQRT(POWER([.$J$6];2)+POWER([.$K$6];2)+POWER([.$L$6];2))*SQRT(POWER([.$E44];2)+POWER([.$F44];2)+POWER([.$G44];2)) )" office:value-type="float" office:value="0.999829597961615" calcext:value-type="float">
            <text:p>0.99982959796161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241738960266" calcext:value-type="float">
            <text:p>-0.703241738960266</text:p>
          </table:table-cell>
          <table:table-cell office:value-type="float" office:value="-0.534583100113743" calcext:value-type="float">
            <text:p>-0.534583100113743</text:p>
          </table:table-cell>
          <table:table-cell office:value-type="float" office:value="0.468691759749326" calcext:value-type="float">
            <text:p>0.468691759749326</text:p>
          </table:table-cell>
          <table:table-cell/>
          <table:table-cell table:formula="of:=[.$J$6]/[.E45]+[.$K$6]/[.F45]+[.$L$6]/[.G45]" office:value-type="float" office:value="3.02013271096082" calcext:value-type="float">
            <text:p>3.02013271096082</text:p>
          </table:table-cell>
          <table:table-cell table:formula="of:=([.$J$6]*[.E45]+[.$K$6]*[.F45]+[.$L$6]*[.G45])/(SQRT(POWER([.$J$6];2)+POWER([.$K$6];2)+POWER([.$L$6];2))*SQRT(POWER([.$E45];2)+POWER([.$F45];2)+POWER([.$G45];2)) )" office:value-type="float" office:value="0.999721030258385" calcext:value-type="float">
            <text:p>0.99972103025838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202282397382" calcext:value-type="float">
            <text:p>-0.705202282397382</text:p>
          </table:table-cell>
          <table:table-cell office:value-type="float" office:value="-0.533406064107755" calcext:value-type="float">
            <text:p>-0.533406064107755</text:p>
          </table:table-cell>
          <table:table-cell office:value-type="float" office:value="0.467084266138988" calcext:value-type="float">
            <text:p>0.467084266138988</text:p>
          </table:table-cell>
          <table:table-cell/>
          <table:table-cell table:formula="of:=[.$J$6]/[.E46]+[.$K$6]/[.F46]+[.$L$6]/[.G46]" office:value-type="float" office:value="3.02317417580682" calcext:value-type="float">
            <text:p>3.02317417580682</text:p>
          </table:table-cell>
          <table:table-cell table:formula="of:=([.$J$6]*[.E46]+[.$K$6]*[.F46]+[.$L$6]*[.G46])/(SQRT(POWER([.$J$6];2)+POWER([.$K$6];2)+POWER([.$L$6];2))*SQRT(POWER([.$E46];2)+POWER([.$F46];2)+POWER([.$G46];2)) )" office:value-type="float" office:value="0.999668929133946" calcext:value-type="float">
            <text:p>0.99966892913394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821133631153" calcext:value-type="float">
            <text:p>-0.705821133631153</text:p>
          </table:table-cell>
          <table:table-cell office:value-type="float" office:value="-0.532193344426311" calcext:value-type="float">
            <text:p>-0.532193344426311</text:p>
          </table:table-cell>
          <table:table-cell office:value-type="float" office:value="0.467532642141671" calcext:value-type="float">
            <text:p>0.467532642141671</text:p>
          </table:table-cell>
          <table:table-cell/>
          <table:table-cell table:formula="of:=[.$J$6]/[.E47]+[.$K$6]/[.F47]+[.$L$6]/[.G47]" office:value-type="float" office:value="3.02357180226092" calcext:value-type="float">
            <text:p>3.02357180226092</text:p>
          </table:table-cell>
          <table:table-cell table:formula="of:=([.$J$6]*[.E47]+[.$K$6]*[.F47]+[.$L$6]*[.G47])/(SQRT(POWER([.$J$6];2)+POWER([.$K$6];2)+POWER([.$L$6];2))*SQRT(POWER([.$E47];2)+POWER([.$F47];2)+POWER([.$G47];2)) )" office:value-type="float" office:value="0.999674448540574" calcext:value-type="float">
            <text:p>0.99967444854057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414227063747" calcext:value-type="float">
            <text:p>-0.706414227063747</text:p>
          </table:table-cell>
          <table:table-cell office:value-type="float" office:value="-0.530993420855811" calcext:value-type="float">
            <text:p>-0.530993420855811</text:p>
          </table:table-cell>
          <table:table-cell office:value-type="float" office:value="0.468000990180334" calcext:value-type="float">
            <text:p>0.468000990180334</text:p>
          </table:table-cell>
          <table:table-cell/>
          <table:table-cell table:formula="of:=[.$J$6]/[.E48]+[.$K$6]/[.F48]+[.$L$6]/[.G48]" office:value-type="float" office:value="3.023950290214" calcext:value-type="float">
            <text:p>3.023950290214</text:p>
          </table:table-cell>
          <table:table-cell table:formula="of:=([.$J$6]*[.E48]+[.$K$6]*[.F48]+[.$L$6]*[.G48])/(SQRT(POWER([.$J$6];2)+POWER([.$K$6];2)+POWER([.$L$6];2))*SQRT(POWER([.$E48];2)+POWER([.$F48];2)+POWER([.$G48];2)) )" office:value-type="float" office:value="0.999678677476634" calcext:value-type="float">
            <text:p>0.99967867747663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574885889649" calcext:value-type="float">
            <text:p>-0.707574885889649</text:p>
          </table:table-cell>
          <table:table-cell office:value-type="float" office:value="-0.529719966185511" calcext:value-type="float">
            <text:p>-0.529719966185511</text:p>
          </table:table-cell>
          <table:table-cell office:value-type="float" office:value="0.467690643783549" calcext:value-type="float">
            <text:p>0.467690643783549</text:p>
          </table:table-cell>
          <table:table-cell/>
          <table:table-cell table:formula="of:=[.$J$6]/[.E49]+[.$K$6]/[.F49]+[.$L$6]/[.G49]" office:value-type="float" office:value="3.02543436746728" calcext:value-type="float">
            <text:p>3.02543436746728</text:p>
          </table:table-cell>
          <table:table-cell table:formula="of:=([.$J$6]*[.E49]+[.$K$6]*[.F49]+[.$L$6]*[.G49])/(SQRT(POWER([.$J$6];2)+POWER([.$K$6];2)+POWER([.$L$6];2))*SQRT(POWER([.$E49];2)+POWER([.$F49];2)+POWER([.$G49];2)) )" office:value-type="float" office:value="0.999656091597113" calcext:value-type="float">
            <text:p>0.99965609159711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496955150314" calcext:value-type="float">
            <text:p>-0.708496955150314</text:p>
          </table:table-cell>
          <table:table-cell office:value-type="float" office:value="-0.529196347088009" calcext:value-type="float">
            <text:p>-0.529196347088009</text:p>
          </table:table-cell>
          <table:table-cell office:value-type="float" office:value="0.466886807236445" calcext:value-type="float">
            <text:p>0.466886807236445</text:p>
          </table:table-cell>
          <table:table-cell/>
          <table:table-cell table:formula="of:=[.$J$6]/[.E50]+[.$K$6]/[.F50]+[.$L$6]/[.G50]" office:value-type="float" office:value="3.02695119700102" calcext:value-type="float">
            <text:p>3.02695119700102</text:p>
          </table:table-cell>
          <table:table-cell table:formula="of:=([.$J$6]*[.E50]+[.$K$6]*[.F50]+[.$L$6]*[.G50])/(SQRT(POWER([.$J$6];2)+POWER([.$K$6];2)+POWER([.$L$6];2))*SQRT(POWER([.$E50];2)+POWER([.$F50];2)+POWER([.$G50];2)) )" office:value-type="float" office:value="0.999624066078381" calcext:value-type="float">
            <text:p>0.99962406607838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182873238253" calcext:value-type="float">
            <text:p>-0.710182873238253</text:p>
          </table:table-cell>
          <table:table-cell office:value-type="float" office:value="-0.528130426577884" calcext:value-type="float">
            <text:p>-0.528130426577884</text:p>
          </table:table-cell>
          <table:table-cell office:value-type="float" office:value="0.465530384702999" calcext:value-type="float">
            <text:p>0.465530384702999</text:p>
          </table:table-cell>
          <table:table-cell/>
          <table:table-cell table:formula="of:=[.$J$6]/[.E51]+[.$K$6]/[.F51]+[.$L$6]/[.G51]" office:value-type="float" office:value="3.02970451566616" calcext:value-type="float">
            <text:p>3.02970451566616</text:p>
          </table:table-cell>
          <table:table-cell table:formula="of:=([.$J$6]*[.E51]+[.$K$6]*[.F51]+[.$L$6]*[.G51])/(SQRT(POWER([.$J$6];2)+POWER([.$K$6];2)+POWER([.$L$6];2))*SQRT(POWER([.$E51];2)+POWER([.$F51];2)+POWER([.$G51];2)) )" office:value-type="float" office:value="0.999563451577192" calcext:value-type="float">
            <text:p>0.99956345157719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083423714218" calcext:value-type="float">
            <text:p>-0.712083423714218</text:p>
          </table:table-cell>
          <table:table-cell office:value-type="float" office:value="-0.5267870491686" calcext:value-type="float">
            <text:p>-0.5267870491686</text:p>
          </table:table-cell>
          <table:table-cell office:value-type="float" office:value="0.464147177627611" calcext:value-type="float">
            <text:p>0.464147177627611</text:p>
          </table:table-cell>
          <table:table-cell/>
          <table:table-cell table:formula="of:=[.$J$6]/[.E52]+[.$K$6]/[.F52]+[.$L$6]/[.G52]" office:value-type="float" office:value="3.03279185221051" calcext:value-type="float">
            <text:p>3.03279185221051</text:p>
          </table:table-cell>
          <table:table-cell table:formula="of:=([.$J$6]*[.E52]+[.$K$6]*[.F52]+[.$L$6]*[.G52])/(SQRT(POWER([.$J$6];2)+POWER([.$K$6];2)+POWER([.$L$6];2))*SQRT(POWER([.$E52];2)+POWER([.$F52];2)+POWER([.$G52];2)) )" office:value-type="float" office:value="0.999491400160786" calcext:value-type="float">
            <text:p>0.99949140016078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503767473657" calcext:value-type="float">
            <text:p>-0.712503767473657</text:p>
          </table:table-cell>
          <table:table-cell office:value-type="float" office:value="-0.526396092292507" calcext:value-type="float">
            <text:p>-0.526396092292507</text:p>
          </table:table-cell>
          <table:table-cell office:value-type="float" office:value="0.463945616807642" calcext:value-type="float">
            <text:p>0.463945616807642</text:p>
          </table:table-cell>
          <table:table-cell/>
          <table:table-cell table:formula="of:=[.$J$6]/[.E53]+[.$K$6]/[.F53]+[.$L$6]/[.G53]" office:value-type="float" office:value="3.03342295810064" calcext:value-type="float">
            <text:p>3.03342295810064</text:p>
          </table:table-cell>
          <table:table-cell table:formula="of:=([.$J$6]*[.E53]+[.$K$6]*[.F53]+[.$L$6]*[.G53])/(SQRT(POWER([.$J$6];2)+POWER([.$K$6];2)+POWER([.$L$6];2))*SQRT(POWER([.$E53];2)+POWER([.$F53];2)+POWER([.$G53];2)) )" office:value-type="float" office:value="0.999476806600723" calcext:value-type="float">
            <text:p>0.99947680660072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891666779026" calcext:value-type="float">
            <text:p>-0.713891666779026</text:p>
          </table:table-cell>
          <table:table-cell office:value-type="float" office:value="-0.524920330194881" calcext:value-type="float">
            <text:p>-0.524920330194881</text:p>
          </table:table-cell>
          <table:table-cell office:value-type="float" office:value="0.463483910240216" calcext:value-type="float">
            <text:p>0.463483910240216</text:p>
          </table:table-cell>
          <table:table-cell/>
          <table:table-cell table:formula="of:=[.$J$6]/[.E54]+[.$K$6]/[.F54]+[.$L$6]/[.G54]" office:value-type="float" office:value="3.03541326426403" calcext:value-type="float">
            <text:p>3.03541326426403</text:p>
          </table:table-cell>
          <table:table-cell table:formula="of:=([.$J$6]*[.E54]+[.$K$6]*[.F54]+[.$L$6]*[.G54])/(SQRT(POWER([.$J$6];2)+POWER([.$K$6];2)+POWER([.$L$6];2))*SQRT(POWER([.$E54];2)+POWER([.$F54];2)+POWER([.$G54];2)) )" office:value-type="float" office:value="0.999430380654918" calcext:value-type="float">
            <text:p>0.99943038065491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781320692859" calcext:value-type="float">
            <text:p>-0.713781320692859</text:p>
          </table:table-cell>
          <table:table-cell office:value-type="float" office:value="-0.524719598813885" calcext:value-type="float">
            <text:p>-0.524719598813885</text:p>
          </table:table-cell>
          <table:table-cell office:value-type="float" office:value="0.463880985653167" calcext:value-type="float">
            <text:p>0.463880985653167</text:p>
          </table:table-cell>
          <table:table-cell/>
          <table:table-cell table:formula="of:=[.$J$6]/[.E55]+[.$K$6]/[.F55]+[.$L$6]/[.G55]" office:value-type="float" office:value="3.03504575083723" calcext:value-type="float">
            <text:p>3.03504575083723</text:p>
          </table:table-cell>
          <table:table-cell table:formula="of:=([.$J$6]*[.E55]+[.$K$6]*[.F55]+[.$L$6]*[.G55])/(SQRT(POWER([.$J$6];2)+POWER([.$K$6];2)+POWER([.$L$6];2))*SQRT(POWER([.$E55];2)+POWER([.$F55];2)+POWER([.$G55];2)) )" office:value-type="float" office:value="0.999441874032806" calcext:value-type="float">
            <text:p>0.99944187403280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811013436272" calcext:value-type="float">
            <text:p>-0.713811013436272</text:p>
          </table:table-cell>
          <table:table-cell office:value-type="float" office:value="-0.524552382016351" calcext:value-type="float">
            <text:p>-0.524552382016351</text:p>
          </table:table-cell>
          <table:table-cell office:value-type="float" office:value="0.464024391188711" calcext:value-type="float">
            <text:p>0.464024391188711</text:p>
          </table:table-cell>
          <table:table-cell/>
          <table:table-cell table:formula="of:=[.$J$6]/[.E56]+[.$K$6]/[.F56]+[.$L$6]/[.G56]" office:value-type="float" office:value="3.03500129522414" calcext:value-type="float">
            <text:p>3.03500129522414</text:p>
          </table:table-cell>
          <table:table-cell table:formula="of:=([.$J$6]*[.E56]+[.$K$6]*[.F56]+[.$L$6]*[.G56])/(SQRT(POWER([.$J$6];2)+POWER([.$K$6];2)+POWER([.$L$6];2))*SQRT(POWER([.$E56];2)+POWER([.$F56];2)+POWER([.$G56];2)) )" office:value-type="float" office:value="0.999444011327123" calcext:value-type="float">
            <text:p>0.99944401132712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98637291861" calcext:value-type="float">
            <text:p>-0.71398637291861</text:p>
          </table:table-cell>
          <table:table-cell office:value-type="float" office:value="-0.523769551989751" calcext:value-type="float">
            <text:p>-0.523769551989751</text:p>
          </table:table-cell>
          <table:table-cell office:value-type="float" office:value="0.464638478491593" calcext:value-type="float">
            <text:p>0.464638478491593</text:p>
          </table:table-cell>
          <table:table-cell/>
          <table:table-cell table:formula="of:=[.$J$6]/[.E57]+[.$K$6]/[.F57]+[.$L$6]/[.G57]" office:value-type="float" office:value="3.03487901111699" calcext:value-type="float">
            <text:p>3.03487901111699</text:p>
          </table:table-cell>
          <table:table-cell table:formula="of:=([.$J$6]*[.E57]+[.$K$6]*[.F57]+[.$L$6]*[.G57])/(SQRT(POWER([.$J$6];2)+POWER([.$K$6];2)+POWER([.$L$6];2))*SQRT(POWER([.$E57];2)+POWER([.$F57];2)+POWER([.$G57];2)) )" office:value-type="float" office:value="0.999451176711261" calcext:value-type="float">
            <text:p>0.99945117671126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129769352683" calcext:value-type="float">
            <text:p>-0.714129769352683</text:p>
          </table:table-cell>
          <table:table-cell office:value-type="float" office:value="-0.522720081746211" calcext:value-type="float">
            <text:p>-0.522720081746211</text:p>
          </table:table-cell>
          <table:table-cell office:value-type="float" office:value="0.465598956896941" calcext:value-type="float">
            <text:p>0.465598956896941</text:p>
          </table:table-cell>
          <table:table-cell/>
          <table:table-cell table:formula="of:=[.$J$6]/[.E58]+[.$K$6]/[.F58]+[.$L$6]/[.G58]" office:value-type="float" office:value="3.03454282931693" calcext:value-type="float">
            <text:p>3.03454282931693</text:p>
          </table:table-cell>
          <table:table-cell table:formula="of:=([.$J$6]*[.E58]+[.$K$6]*[.F58]+[.$L$6]*[.G58])/(SQRT(POWER([.$J$6];2)+POWER([.$K$6];2)+POWER([.$L$6];2))*SQRT(POWER([.$E58];2)+POWER([.$F58];2)+POWER([.$G58];2)) )" office:value-type="float" office:value="0.999464410992169" calcext:value-type="float">
            <text:p>0.99946441099216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573598524031" calcext:value-type="float">
            <text:p>-0.713573598524031</text:p>
          </table:table-cell>
          <table:table-cell office:value-type="float" office:value="-0.522281837808946" calcext:value-type="float">
            <text:p>-0.522281837808946</text:p>
          </table:table-cell>
          <table:table-cell office:value-type="float" office:value="0.466941539578966" calcext:value-type="float">
            <text:p>0.466941539578966</text:p>
          </table:table-cell>
          <table:table-cell/>
          <table:table-cell table:formula="of:=[.$J$6]/[.E59]+[.$K$6]/[.F59]+[.$L$6]/[.G59]" office:value-type="float" office:value="3.03312778209407" calcext:value-type="float">
            <text:p>3.03312778209407</text:p>
          </table:table-cell>
          <table:table-cell table:formula="of:=([.$J$6]*[.E59]+[.$K$6]*[.F59]+[.$L$6]*[.G59])/(SQRT(POWER([.$J$6];2)+POWER([.$K$6];2)+POWER([.$L$6];2))*SQRT(POWER([.$E59];2)+POWER([.$F59];2)+POWER([.$G59];2)) )" office:value-type="float" office:value="0.999503866088981" calcext:value-type="float">
            <text:p>0.99950386608898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936669779344" calcext:value-type="float">
            <text:p>-0.714936669779344</text:p>
          </table:table-cell>
          <table:table-cell office:value-type="float" office:value="-0.521047067324555" calcext:value-type="float">
            <text:p>-0.521047067324555</text:p>
          </table:table-cell>
          <table:table-cell office:value-type="float" office:value="0.466235468231774" calcext:value-type="float">
            <text:p>0.466235468231774</text:p>
          </table:table-cell>
          <table:table-cell/>
          <table:table-cell table:formula="of:=[.$J$6]/[.E60]+[.$K$6]/[.F60]+[.$L$6]/[.G60]" office:value-type="float" office:value="3.03526798943964" calcext:value-type="float">
            <text:p>3.03526798943964</text:p>
          </table:table-cell>
          <table:table-cell table:formula="of:=([.$J$6]*[.E60]+[.$K$6]*[.F60]+[.$L$6]*[.G60])/(SQRT(POWER([.$J$6];2)+POWER([.$K$6];2)+POWER([.$L$6];2))*SQRT(POWER([.$E60];2)+POWER([.$F60];2)+POWER([.$G60];2)) )" office:value-type="float" office:value="0.999448362852895" calcext:value-type="float">
            <text:p>0.99944836285289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417379866703" calcext:value-type="float">
            <text:p>-0.716417379866703</text:p>
          </table:table-cell>
          <table:table-cell office:value-type="float" office:value="-0.519705084292502" calcext:value-type="float">
            <text:p>-0.519705084292502</text:p>
          </table:table-cell>
          <table:table-cell office:value-type="float" office:value="0.465459733151484" calcext:value-type="float">
            <text:p>0.465459733151484</text:p>
          </table:table-cell>
          <table:table-cell/>
          <table:table-cell table:formula="of:=[.$J$6]/[.E61]+[.$K$6]/[.F61]+[.$L$6]/[.G61]" office:value-type="float" office:value="3.03764026451817" calcext:value-type="float">
            <text:p>3.03764026451817</text:p>
          </table:table-cell>
          <table:table-cell table:formula="of:=([.$J$6]*[.E61]+[.$K$6]*[.F61]+[.$L$6]*[.G61])/(SQRT(POWER([.$J$6];2)+POWER([.$K$6];2)+POWER([.$L$6];2))*SQRT(POWER([.$E61];2)+POWER([.$F61];2)+POWER([.$G61];2)) )" office:value-type="float" office:value="0.999383456846183" calcext:value-type="float">
            <text:p>0.99938345684618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079638552208" calcext:value-type="float">
            <text:p>-0.716079638552208</text:p>
          </table:table-cell>
          <table:table-cell office:value-type="float" office:value="-0.519511575680452" calcext:value-type="float">
            <text:p>-0.519511575680452</text:p>
          </table:table-cell>
          <table:table-cell office:value-type="float" office:value="0.466194888415727" calcext:value-type="float">
            <text:p>0.466194888415727</text:p>
          </table:table-cell>
          <table:table-cell/>
          <table:table-cell table:formula="of:=[.$J$6]/[.E62]+[.$K$6]/[.F62]+[.$L$6]/[.G62]" office:value-type="float" office:value="3.03681837265072" calcext:value-type="float">
            <text:p>3.03681837265072</text:p>
          </table:table-cell>
          <table:table-cell table:formula="of:=([.$J$6]*[.E62]+[.$K$6]*[.F62]+[.$L$6]*[.G62])/(SQRT(POWER([.$J$6];2)+POWER([.$K$6];2)+POWER([.$L$6];2))*SQRT(POWER([.$E62];2)+POWER([.$F62];2)+POWER([.$G62];2)) )" office:value-type="float" office:value="0.999406679712581" calcext:value-type="float">
            <text:p>0.99940667971258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058855305195" calcext:value-type="float">
            <text:p>-0.715058855305195</text:p>
          </table:table-cell>
          <table:table-cell office:value-type="float" office:value="-0.518896602440946" calcext:value-type="float">
            <text:p>-0.518896602440946</text:p>
          </table:table-cell>
          <table:table-cell office:value-type="float" office:value="0.468441190999326" calcext:value-type="float">
            <text:p>0.468441190999326</text:p>
          </table:table-cell>
          <table:table-cell/>
          <table:table-cell table:formula="of:=[.$J$6]/[.E63]+[.$K$6]/[.F63]+[.$L$6]/[.G63]" office:value-type="float" office:value="3.03437516020458" calcext:value-type="float">
            <text:p>3.03437516020458</text:p>
          </table:table-cell>
          <table:table-cell table:formula="of:=([.$J$6]*[.E63]+[.$K$6]*[.F63]+[.$L$6]*[.G63])/(SQRT(POWER([.$J$6];2)+POWER([.$K$6];2)+POWER([.$L$6];2))*SQRT(POWER([.$E63];2)+POWER([.$F63];2)+POWER([.$G63];2)) )" office:value-type="float" office:value="0.999472841414951" calcext:value-type="float">
            <text:p>0.99947284141495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180192423362" calcext:value-type="float">
            <text:p>-0.714180192423362</text:p>
          </table:table-cell>
          <table:table-cell office:value-type="float" office:value="-0.519145754795495" calcext:value-type="float">
            <text:p>-0.519145754795495</text:p>
          </table:table-cell>
          <table:table-cell office:value-type="float" office:value="0.469504353577202" calcext:value-type="float">
            <text:p>0.469504353577202</text:p>
          </table:table-cell>
          <table:table-cell/>
          <table:table-cell table:formula="of:=[.$J$6]/[.E64]+[.$K$6]/[.F64]+[.$L$6]/[.G64]" office:value-type="float" office:value="3.03271170618059" calcext:value-type="float">
            <text:p>3.03271170618059</text:p>
          </table:table-cell>
          <table:table-cell table:formula="of:=([.$J$6]*[.E64]+[.$K$6]*[.F64]+[.$L$6]*[.G64])/(SQRT(POWER([.$J$6];2)+POWER([.$K$6];2)+POWER([.$L$6];2))*SQRT(POWER([.$E64];2)+POWER([.$F64];2)+POWER([.$G64];2)) )" office:value-type="float" office:value="0.999516397472311" calcext:value-type="float">
            <text:p>0.99951639747231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563814753465" calcext:value-type="float">
            <text:p>-0.713563814753465</text:p>
          </table:table-cell>
          <table:table-cell office:value-type="float" office:value="-0.519301484989437" calcext:value-type="float">
            <text:p>-0.519301484989437</text:p>
          </table:table-cell>
          <table:table-cell office:value-type="float" office:value="0.470268699747547" calcext:value-type="float">
            <text:p>0.470268699747547</text:p>
          </table:table-cell>
          <table:table-cell/>
          <table:table-cell table:formula="of:=[.$J$6]/[.E65]+[.$K$6]/[.F65]+[.$L$6]/[.G65]" office:value-type="float" office:value="3.03154961430682" calcext:value-type="float">
            <text:p>3.03154961430682</text:p>
          </table:table-cell>
          <table:table-cell table:formula="of:=([.$J$6]*[.E65]+[.$K$6]*[.F65]+[.$L$6]*[.G65])/(SQRT(POWER([.$J$6];2)+POWER([.$K$6];2)+POWER([.$L$6];2))*SQRT(POWER([.$E65];2)+POWER([.$F65];2)+POWER([.$G65];2)) )" office:value-type="float" office:value="0.999545931800488" calcext:value-type="float">
            <text:p>0.99954593180048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614461231988" calcext:value-type="float">
            <text:p>-0.713614461231988</text:p>
          </table:table-cell>
          <table:table-cell office:value-type="float" office:value="-0.519099857880605" calcext:value-type="float">
            <text:p>-0.519099857880605</text:p>
          </table:table-cell>
          <table:table-cell office:value-type="float" office:value="0.470414432462392" calcext:value-type="float">
            <text:p>0.470414432462392</text:p>
          </table:table-cell>
          <table:table-cell/>
          <table:table-cell table:formula="of:=[.$J$6]/[.E66]+[.$K$6]/[.F66]+[.$L$6]/[.G66]" office:value-type="float" office:value="3.03155468840295" calcext:value-type="float">
            <text:p>3.03155468840295</text:p>
          </table:table-cell>
          <table:table-cell table:formula="of:=([.$J$6]*[.E66]+[.$K$6]*[.F66]+[.$L$6]*[.G66])/(SQRT(POWER([.$J$6];2)+POWER([.$K$6];2)+POWER([.$L$6];2))*SQRT(POWER([.$E66];2)+POWER([.$F66];2)+POWER([.$G66];2)) )" office:value-type="float" office:value="0.99954549048309" calcext:value-type="float">
            <text:p>0.9995454904830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833867396179" calcext:value-type="float">
            <text:p>-0.714833867396179</text:p>
          </table:table-cell>
          <table:table-cell office:value-type="float" office:value="-0.517741796471783" calcext:value-type="float">
            <text:p>-0.517741796471783</text:p>
          </table:table-cell>
          <table:table-cell office:value-type="float" office:value="0.47005954325978" calcext:value-type="float">
            <text:p>0.47005954325978</text:p>
          </table:table-cell>
          <table:table-cell/>
          <table:table-cell table:formula="of:=[.$J$6]/[.E67]+[.$K$6]/[.F67]+[.$L$6]/[.G67]" office:value-type="float" office:value="3.03336144385519" calcext:value-type="float">
            <text:p>3.03336144385519</text:p>
          </table:table-cell>
          <table:table-cell table:formula="of:=([.$J$6]*[.E67]+[.$K$6]*[.F67]+[.$L$6]*[.G67])/(SQRT(POWER([.$J$6];2)+POWER([.$K$6];2)+POWER([.$L$6];2))*SQRT(POWER([.$E67];2)+POWER([.$F67];2)+POWER([.$G67];2)) )" office:value-type="float" office:value="0.999496976245362" calcext:value-type="float">
            <text:p>0.99949697624536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757511241093" calcext:value-type="float">
            <text:p>-0.714757511241093</text:p>
          </table:table-cell>
          <table:table-cell office:value-type="float" office:value="-0.517248231865324" calcext:value-type="float">
            <text:p>-0.517248231865324</text:p>
          </table:table-cell>
          <table:table-cell office:value-type="float" office:value="0.470718564278736" calcext:value-type="float">
            <text:p>0.470718564278736</text:p>
          </table:table-cell>
          <table:table-cell/>
          <table:table-cell table:formula="of:=[.$J$6]/[.E68]+[.$K$6]/[.F68]+[.$L$6]/[.G68]" office:value-type="float" office:value="3.03298415537572" calcext:value-type="float">
            <text:p>3.03298415537572</text:p>
          </table:table-cell>
          <table:table-cell table:formula="of:=([.$J$6]*[.E68]+[.$K$6]*[.F68]+[.$L$6]*[.G68])/(SQRT(POWER([.$J$6];2)+POWER([.$K$6];2)+POWER([.$L$6];2))*SQRT(POWER([.$E68];2)+POWER([.$F68];2)+POWER([.$G68];2)) )" office:value-type="float" office:value="0.999505027608635" calcext:value-type="float">
            <text:p>0.99950502760863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535766909997" calcext:value-type="float">
            <text:p>-0.716535766909997</text:p>
          </table:table-cell>
          <table:table-cell office:value-type="float" office:value="-0.516015168173986" calcext:value-type="float">
            <text:p>-0.516015168173986</text:p>
          </table:table-cell>
          <table:table-cell office:value-type="float" office:value="0.469366425038131" calcext:value-type="float">
            <text:p>0.469366425038131</text:p>
          </table:table-cell>
          <table:table-cell/>
          <table:table-cell table:formula="of:=[.$J$6]/[.E69]+[.$K$6]/[.F69]+[.$L$6]/[.G69]" office:value-type="float" office:value="3.03602123446606" calcext:value-type="float">
            <text:p>3.03602123446606</text:p>
          </table:table-cell>
          <table:table-cell table:formula="of:=([.$J$6]*[.E69]+[.$K$6]*[.F69]+[.$L$6]*[.G69])/(SQRT(POWER([.$J$6];2)+POWER([.$K$6];2)+POWER([.$L$6];2))*SQRT(POWER([.$E69];2)+POWER([.$F69];2)+POWER([.$G69];2)) )" office:value-type="float" office:value="0.999421911954829" calcext:value-type="float">
            <text:p>0.99942191195482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231614028718" calcext:value-type="float">
            <text:p>-0.716231614028718</text:p>
          </table:table-cell>
          <table:table-cell office:value-type="float" office:value="-0.515836856674657" calcext:value-type="float">
            <text:p>-0.515836856674657</text:p>
          </table:table-cell>
          <table:table-cell office:value-type="float" office:value="0.470026182634358" calcext:value-type="float">
            <text:p>0.470026182634358</text:p>
          </table:table-cell>
          <table:table-cell/>
          <table:table-cell table:formula="of:=[.$J$6]/[.E70]+[.$K$6]/[.F70]+[.$L$6]/[.G70]" office:value-type="float" office:value="3.03532344384986" calcext:value-type="float">
            <text:p>3.03532344384986</text:p>
          </table:table-cell>
          <table:table-cell table:formula="of:=([.$J$6]*[.E70]+[.$K$6]*[.F70]+[.$L$6]*[.G70])/(SQRT(POWER([.$J$6];2)+POWER([.$K$6];2)+POWER([.$L$6];2))*SQRT(POWER([.$E70];2)+POWER([.$F70];2)+POWER([.$G70];2)) )" office:value-type="float" office:value="0.999439562120164" calcext:value-type="float">
            <text:p>0.99943956212016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851325631009" calcext:value-type="float">
            <text:p>-0.715851325631009</text:p>
          </table:table-cell>
          <table:table-cell office:value-type="float" office:value="-0.515699989571283" calcext:value-type="float">
            <text:p>-0.515699989571283</text:p>
          </table:table-cell>
          <table:table-cell office:value-type="float" office:value="0.470755138419653" calcext:value-type="float">
            <text:p>0.470755138419653</text:p>
          </table:table-cell>
          <table:table-cell/>
          <table:table-cell table:formula="of:=[.$J$6]/[.E71]+[.$K$6]/[.F71]+[.$L$6]/[.G71]" office:value-type="float" office:value="3.03449787421179" calcext:value-type="float">
            <text:p>3.03449787421179</text:p>
          </table:table-cell>
          <table:table-cell table:formula="of:=([.$J$6]*[.E71]+[.$K$6]*[.F71]+[.$L$6]*[.G71])/(SQRT(POWER([.$J$6];2)+POWER([.$K$6];2)+POWER([.$L$6];2))*SQRT(POWER([.$E71];2)+POWER([.$F71];2)+POWER([.$G71];2)) )" office:value-type="float" office:value="0.999460290052826" calcext:value-type="float">
            <text:p>0.99946029005282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298884849021" calcext:value-type="float">
            <text:p>-0.715298884849021</text:p>
          </table:table-cell>
          <table:table-cell office:value-type="float" office:value="-0.515814105414376" calcext:value-type="float">
            <text:p>-0.515814105414376</text:p>
          </table:table-cell>
          <table:table-cell office:value-type="float" office:value="0.471469313942397" calcext:value-type="float">
            <text:p>0.471469313942397</text:p>
          </table:table-cell>
          <table:table-cell/>
          <table:table-cell table:formula="of:=[.$J$6]/[.E72]+[.$K$6]/[.F72]+[.$L$6]/[.G72]" office:value-type="float" office:value="3.03344347297797" calcext:value-type="float">
            <text:p>3.03344347297797</text:p>
          </table:table-cell>
          <table:table-cell table:formula="of:=([.$J$6]*[.E72]+[.$K$6]*[.F72]+[.$L$6]*[.G72])/(SQRT(POWER([.$J$6];2)+POWER([.$K$6];2)+POWER([.$L$6];2))*SQRT(POWER([.$E72];2)+POWER([.$F72];2)+POWER([.$G72];2)) )" office:value-type="float" office:value="0.999487516572708" calcext:value-type="float">
            <text:p>0.99948751657270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276944921051" calcext:value-type="float">
            <text:p>-0.715276944921051</text:p>
          </table:table-cell>
          <table:table-cell office:value-type="float" office:value="-0.515850332804591" calcext:value-type="float">
            <text:p>-0.515850332804591</text:p>
          </table:table-cell>
          <table:table-cell office:value-type="float" office:value="0.471462963773189" calcext:value-type="float">
            <text:p>0.471462963773189</text:p>
          </table:table-cell>
          <table:table-cell/>
          <table:table-cell table:formula="of:=[.$J$6]/[.E73]+[.$K$6]/[.F73]+[.$L$6]/[.G73]" office:value-type="float" office:value="3.03341501708906" calcext:value-type="float">
            <text:p>3.03341501708906</text:p>
          </table:table-cell>
          <table:table-cell table:formula="of:=([.$J$6]*[.E73]+[.$K$6]*[.F73]+[.$L$6]*[.G73])/(SQRT(POWER([.$J$6];2)+POWER([.$K$6];2)+POWER([.$L$6];2))*SQRT(POWER([.$E73];2)+POWER([.$F73];2)+POWER([.$G73];2)) )" office:value-type="float" office:value="0.999488406368735" calcext:value-type="float">
            <text:p>0.99948840636873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417825049694" calcext:value-type="float">
            <text:p>-0.715417825049694</text:p>
          </table:table-cell>
          <table:table-cell office:value-type="float" office:value="-0.515583016880692" calcext:value-type="float">
            <text:p>-0.515583016880692</text:p>
          </table:table-cell>
          <table:table-cell office:value-type="float" office:value="0.471541608244032" calcext:value-type="float">
            <text:p>0.471541608244032</text:p>
          </table:table-cell>
          <table:table-cell/>
          <table:table-cell table:formula="of:=[.$J$6]/[.E74]+[.$K$6]/[.F74]+[.$L$6]/[.G74]" office:value-type="float" office:value="3.03358375922654" calcext:value-type="float">
            <text:p>3.03358375922654</text:p>
          </table:table-cell>
          <table:table-cell table:formula="of:=([.$J$6]*[.E74]+[.$K$6]*[.F74]+[.$L$6]*[.G74])/(SQRT(POWER([.$J$6];2)+POWER([.$K$6];2)+POWER([.$L$6];2))*SQRT(POWER([.$E74];2)+POWER([.$F74];2)+POWER([.$G74];2)) )" office:value-type="float" office:value="0.999482839790234" calcext:value-type="float">
            <text:p>0.99948283979023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517043288602" calcext:value-type="float">
            <text:p>-0.716517043288602</text:p>
          </table:table-cell>
          <table:table-cell office:value-type="float" office:value="-0.514655200646265" calcext:value-type="float">
            <text:p>-0.514655200646265</text:p>
          </table:table-cell>
          <table:table-cell office:value-type="float" office:value="0.470885709195674" calcext:value-type="float">
            <text:p>0.470885709195674</text:p>
          </table:table-cell>
          <table:table-cell/>
          <table:table-cell table:formula="of:=[.$J$6]/[.E75]+[.$K$6]/[.F75]+[.$L$6]/[.G75]" office:value-type="float" office:value="3.03539635993294" calcext:value-type="float">
            <text:p>3.03539635993294</text:p>
          </table:table-cell>
          <table:table-cell table:formula="of:=([.$J$6]*[.E75]+[.$K$6]*[.F75]+[.$L$6]*[.G75])/(SQRT(POWER([.$J$6];2)+POWER([.$K$6];2)+POWER([.$L$6];2))*SQRT(POWER([.$E75];2)+POWER([.$F75];2)+POWER([.$G75];2)) )" office:value-type="float" office:value="0.999431750428234" calcext:value-type="float">
            <text:p>0.99943175042823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87769671819" calcext:value-type="float">
            <text:p>-0.71787769671819</text:p>
          </table:table-cell>
          <table:table-cell office:value-type="float" office:value="-0.513538928738621" calcext:value-type="float">
            <text:p>-0.513538928738621</text:p>
          </table:table-cell>
          <table:table-cell office:value-type="float" office:value="0.470031255582622" calcext:value-type="float">
            <text:p>0.470031255582622</text:p>
          </table:table-cell>
          <table:table-cell/>
          <table:table-cell table:formula="of:=[.$J$6]/[.E76]+[.$K$6]/[.F76]+[.$L$6]/[.G76]" office:value-type="float" office:value="3.03769074373576" calcext:value-type="float">
            <text:p>3.03769074373576</text:p>
          </table:table-cell>
          <table:table-cell table:formula="of:=([.$J$6]*[.E76]+[.$K$6]*[.F76]+[.$L$6]*[.G76])/(SQRT(POWER([.$J$6];2)+POWER([.$K$6];2)+POWER([.$L$6];2))*SQRT(POWER([.$E76];2)+POWER([.$F76];2)+POWER([.$G76];2)) )" office:value-type="float" office:value="0.999364755252794" calcext:value-type="float">
            <text:p>0.99936475525279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0773899090314" calcext:value-type="float">
            <text:p>-0.720773899090314</text:p>
          </table:table-cell>
          <table:table-cell office:value-type="float" office:value="-0.511145949316169" calcext:value-type="float">
            <text:p>-0.511145949316169</text:p>
          </table:table-cell>
          <table:table-cell office:value-type="float" office:value="0.468203806998426" calcext:value-type="float">
            <text:p>0.468203806998426</text:p>
          </table:table-cell>
          <table:table-cell/>
          <table:table-cell table:formula="of:=[.$J$6]/[.E77]+[.$K$6]/[.F77]+[.$L$6]/[.G77]" office:value-type="float" office:value="3.04270678323854" calcext:value-type="float">
            <text:p>3.04270678323854</text:p>
          </table:table-cell>
          <table:table-cell table:formula="of:=([.$J$6]*[.E77]+[.$K$6]*[.F77]+[.$L$6]*[.G77])/(SQRT(POWER([.$J$6];2)+POWER([.$K$6];2)+POWER([.$L$6];2))*SQRT(POWER([.$E77];2)+POWER([.$F77];2)+POWER([.$G77];2)) )" office:value-type="float" office:value="0.999208908701153" calcext:value-type="float">
            <text:p>0.99920890870115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2286890000378" calcext:value-type="float">
            <text:p>-0.722286890000378</text:p>
          </table:table-cell>
          <table:table-cell office:value-type="float" office:value="-0.509625674282652" calcext:value-type="float">
            <text:p>-0.509625674282652</text:p>
          </table:table-cell>
          <table:table-cell office:value-type="float" office:value="0.4675289516656" calcext:value-type="float">
            <text:p>0.4675289516656</text:p>
          </table:table-cell>
          <table:table-cell/>
          <table:table-cell table:formula="of:=[.$J$6]/[.E78]+[.$K$6]/[.F78]+[.$L$6]/[.G78]" office:value-type="float" office:value="3.04529436158155" calcext:value-type="float">
            <text:p>3.04529436158155</text:p>
          </table:table-cell>
          <table:table-cell table:formula="of:=([.$J$6]*[.E78]+[.$K$6]*[.F78]+[.$L$6]*[.G78])/(SQRT(POWER([.$J$6];2)+POWER([.$K$6];2)+POWER([.$L$6];2))*SQRT(POWER([.$E78];2)+POWER([.$F78];2)+POWER([.$G78];2)) )" office:value-type="float" office:value="0.999121256826987" calcext:value-type="float">
            <text:p>0.99912125682698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2375244027753" calcext:value-type="float">
            <text:p>-0.722375244027753</text:p>
          </table:table-cell>
          <table:table-cell office:value-type="float" office:value="-0.509518436002503" calcext:value-type="float">
            <text:p>-0.509518436002503</text:p>
          </table:table-cell>
          <table:table-cell office:value-type="float" office:value="0.467509326312756" calcext:value-type="float">
            <text:p>0.467509326312756</text:p>
          </table:table-cell>
          <table:table-cell/>
          <table:table-cell table:formula="of:=[.$J$6]/[.E79]+[.$K$6]/[.F79]+[.$L$6]/[.G79]" office:value-type="float" office:value="3.04543981348352" calcext:value-type="float">
            <text:p>3.04543981348352</text:p>
          </table:table-cell>
          <table:table-cell table:formula="of:=([.$J$6]*[.E79]+[.$K$6]*[.F79]+[.$L$6]*[.G79])/(SQRT(POWER([.$J$6];2)+POWER([.$K$6];2)+POWER([.$L$6];2))*SQRT(POWER([.$E79];2)+POWER([.$F79];2)+POWER([.$G79];2)) )" office:value-type="float" office:value="0.999116038184799" calcext:value-type="float">
            <text:p>0.99911603818479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3050029158161" calcext:value-type="float">
            <text:p>-0.723050029158161</text:p>
          </table:table-cell>
          <table:table-cell office:value-type="float" office:value="-0.508666597742467" calcext:value-type="float">
            <text:p>-0.508666597742467</text:p>
          </table:table-cell>
          <table:table-cell office:value-type="float" office:value="0.467393782238794" calcext:value-type="float">
            <text:p>0.467393782238794</text:p>
          </table:table-cell>
          <table:table-cell/>
          <table:table-cell table:formula="of:=[.$J$6]/[.E80]+[.$K$6]/[.F80]+[.$L$6]/[.G80]" office:value-type="float" office:value="3.04654508231425" calcext:value-type="float">
            <text:p>3.04654508231425</text:p>
          </table:table-cell>
          <table:table-cell table:formula="of:=([.$J$6]*[.E80]+[.$K$6]*[.F80]+[.$L$6]*[.G80])/(SQRT(POWER([.$J$6];2)+POWER([.$K$6];2)+POWER([.$L$6];2))*SQRT(POWER([.$E80];2)+POWER([.$F80];2)+POWER([.$G80];2)) )" office:value-type="float" office:value="0.999075590445656" calcext:value-type="float">
            <text:p>0.99907559044565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4381035489301" calcext:value-type="float">
            <text:p>-0.724381035489301</text:p>
          </table:table-cell>
          <table:table-cell office:value-type="float" office:value="-0.507505702743454" calcext:value-type="float">
            <text:p>-0.507505702743454</text:p>
          </table:table-cell>
          <table:table-cell office:value-type="float" office:value="0.466594124594728" calcext:value-type="float">
            <text:p>0.466594124594728</text:p>
          </table:table-cell>
          <table:table-cell/>
          <table:table-cell table:formula="of:=[.$J$6]/[.E81]+[.$K$6]/[.F81]+[.$L$6]/[.G81]" office:value-type="float" office:value="3.04896157503979" calcext:value-type="float">
            <text:p>3.04896157503979</text:p>
          </table:table-cell>
          <table:table-cell table:formula="of:=([.$J$6]*[.E81]+[.$K$6]*[.F81]+[.$L$6]*[.G81])/(SQRT(POWER([.$J$6];2)+POWER([.$K$6];2)+POWER([.$L$6];2))*SQRT(POWER([.$E81];2)+POWER([.$F81];2)+POWER([.$G81];2)) )" office:value-type="float" office:value="0.99899122654336" calcext:value-type="float">
            <text:p>0.9989912265433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4465401444145" calcext:value-type="float">
            <text:p>-0.724465401444145</text:p>
          </table:table-cell>
          <table:table-cell office:value-type="float" office:value="-0.507417654377915" calcext:value-type="float">
            <text:p>-0.507417654377915</text:p>
          </table:table-cell>
          <table:table-cell office:value-type="float" office:value="0.466558898892722" calcext:value-type="float">
            <text:p>0.466558898892722</text:p>
          </table:table-cell>
          <table:table-cell/>
          <table:table-cell table:formula="of:=[.$J$6]/[.E82]+[.$K$6]/[.F82]+[.$L$6]/[.G82]" office:value-type="float" office:value="3.04911054963425" calcext:value-type="float">
            <text:p>3.04911054963425</text:p>
          </table:table-cell>
          <table:table-cell table:formula="of:=([.$J$6]*[.E82]+[.$K$6]*[.F82]+[.$L$6]*[.G82])/(SQRT(POWER([.$J$6];2)+POWER([.$K$6];2)+POWER([.$L$6];2))*SQRT(POWER([.$E82];2)+POWER([.$F82];2)+POWER([.$G82];2)) )" office:value-type="float" office:value="0.998985779808955" calcext:value-type="float">
            <text:p>0.99898577980895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6033675799514" calcext:value-type="float">
            <text:p>-0.726033675799514</text:p>
          </table:table-cell>
          <table:table-cell office:value-type="float" office:value="-0.506040236741783" calcext:value-type="float">
            <text:p>-0.506040236741783</text:p>
          </table:table-cell>
          <table:table-cell office:value-type="float" office:value="0.46561612987886" calcext:value-type="float">
            <text:p>0.46561612987886</text:p>
          </table:table-cell>
          <table:table-cell/>
          <table:table-cell table:formula="of:=[.$J$6]/[.E83]+[.$K$6]/[.F83]+[.$L$6]/[.G83]" office:value-type="float" office:value="3.05201090066365" calcext:value-type="float">
            <text:p>3.05201090066365</text:p>
          </table:table-cell>
          <table:table-cell table:formula="of:=([.$J$6]*[.E83]+[.$K$6]*[.F83]+[.$L$6]*[.G83])/(SQRT(POWER([.$J$6];2)+POWER([.$K$6];2)+POWER([.$L$6];2))*SQRT(POWER([.$E83];2)+POWER([.$F83];2)+POWER([.$G83];2)) )" office:value-type="float" office:value="0.998881026278016" calcext:value-type="float">
            <text:p>0.99888102627801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7570885741196" calcext:value-type="float">
            <text:p>-0.727570885741196</text:p>
          </table:table-cell>
          <table:table-cell office:value-type="float" office:value="-0.504666958352566" calcext:value-type="float">
            <text:p>-0.504666958352566</text:p>
          </table:table-cell>
          <table:table-cell office:value-type="float" office:value="0.464706216193565" calcext:value-type="float">
            <text:p>0.464706216193565</text:p>
          </table:table-cell>
          <table:table-cell/>
          <table:table-cell table:formula="of:=[.$J$6]/[.E84]+[.$K$6]/[.F84]+[.$L$6]/[.G84]" office:value-type="float" office:value="3.05490187637234" calcext:value-type="float">
            <text:p>3.05490187637234</text:p>
          </table:table-cell>
          <table:table-cell table:formula="of:=([.$J$6]*[.E84]+[.$K$6]*[.F84]+[.$L$6]*[.G84])/(SQRT(POWER([.$J$6];2)+POWER([.$K$6];2)+POWER([.$L$6];2))*SQRT(POWER([.$E84];2)+POWER([.$F84];2)+POWER([.$G84];2)) )" office:value-type="float" office:value="0.998773023283863" calcext:value-type="float">
            <text:p>0.99877302328386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0376345337746" calcext:value-type="float">
            <text:p>-0.730376345337746</text:p>
          </table:table-cell>
          <table:table-cell office:value-type="float" office:value="-0.502171105393977" calcext:value-type="float">
            <text:p>-0.502171105393977</text:p>
          </table:table-cell>
          <table:table-cell office:value-type="float" office:value="0.463006020563954" calcext:value-type="float">
            <text:p>0.463006020563954</text:p>
          </table:table-cell>
          <table:table-cell/>
          <table:table-cell table:formula="of:=[.$J$6]/[.E85]+[.$K$6]/[.F85]+[.$L$6]/[.G85]" office:value-type="float" office:value="3.06032930553541" calcext:value-type="float">
            <text:p>3.06032930553541</text:p>
          </table:table-cell>
          <table:table-cell table:formula="of:=([.$J$6]*[.E85]+[.$K$6]*[.F85]+[.$L$6]*[.G85])/(SQRT(POWER([.$J$6];2)+POWER([.$K$6];2)+POWER([.$L$6];2))*SQRT(POWER([.$E85];2)+POWER([.$F85];2)+POWER([.$G85];2)) )" office:value-type="float" office:value="0.998562075572633" calcext:value-type="float">
            <text:p>0.99856207557263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2143892532157" calcext:value-type="float">
            <text:p>-0.732143892532157</text:p>
          </table:table-cell>
          <table:table-cell office:value-type="float" office:value="-0.500256866195447" calcext:value-type="float">
            <text:p>-0.500256866195447</text:p>
          </table:table-cell>
          <table:table-cell office:value-type="float" office:value="0.462286046136125" calcext:value-type="float">
            <text:p>0.462286046136125</text:p>
          </table:table-cell>
          <table:table-cell/>
          <table:table-cell table:formula="of:=[.$J$6]/[.E86]+[.$K$6]/[.F86]+[.$L$6]/[.G86]" office:value-type="float" office:value="3.06372285734952" calcext:value-type="float">
            <text:p>3.06372285734952</text:p>
          </table:table-cell>
          <table:table-cell table:formula="of:=([.$J$6]*[.E86]+[.$K$6]*[.F86]+[.$L$6]*[.G86])/(SQRT(POWER([.$J$6];2)+POWER([.$K$6];2)+POWER([.$L$6];2))*SQRT(POWER([.$E86];2)+POWER([.$F86];2)+POWER([.$G86];2)) )" office:value-type="float" office:value="0.998419940463631" calcext:value-type="float">
            <text:p>0.99841994046363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3455678388201" calcext:value-type="float">
            <text:p>-0.733455678388201</text:p>
          </table:table-cell>
          <table:table-cell office:value-type="float" office:value="-0.499044493567597" calcext:value-type="float">
            <text:p>-0.499044493567597</text:p>
          </table:table-cell>
          <table:table-cell office:value-type="float" office:value="0.46151637162723" calcext:value-type="float">
            <text:p>0.46151637162723</text:p>
          </table:table-cell>
          <table:table-cell/>
          <table:table-cell table:formula="of:=[.$J$6]/[.E87]+[.$K$6]/[.F87]+[.$L$6]/[.G87]" office:value-type="float" office:value="3.06636892284223" calcext:value-type="float">
            <text:p>3.06636892284223</text:p>
          </table:table-cell>
          <table:table-cell table:formula="of:=([.$J$6]*[.E87]+[.$K$6]*[.F87]+[.$L$6]*[.G87])/(SQRT(POWER([.$J$6];2)+POWER([.$K$6];2)+POWER([.$L$6];2))*SQRT(POWER([.$E87];2)+POWER([.$F87];2)+POWER([.$G87];2)) )" office:value-type="float" office:value="0.998309657748232" calcext:value-type="float">
            <text:p>0.99830965774823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4068838461311" calcext:value-type="float">
            <text:p>-0.734068838461311</text:p>
          </table:table-cell>
          <table:table-cell office:value-type="float" office:value="-0.498040728171613" calcext:value-type="float">
            <text:p>-0.498040728171613</text:p>
          </table:table-cell>
          <table:table-cell office:value-type="float" office:value="0.461625793779281" calcext:value-type="float">
            <text:p>0.461625793779281</text:p>
          </table:table-cell>
          <table:table-cell/>
          <table:table-cell table:formula="of:=[.$J$6]/[.E88]+[.$K$6]/[.F88]+[.$L$6]/[.G88]" office:value-type="float" office:value="3.06746855468862" calcext:value-type="float">
            <text:p>3.06746855468862</text:p>
          </table:table-cell>
          <table:table-cell table:formula="of:=([.$J$6]*[.E88]+[.$K$6]*[.F88]+[.$L$6]*[.G88])/(SQRT(POWER([.$J$6];2)+POWER([.$K$6];2)+POWER([.$L$6];2))*SQRT(POWER([.$E88];2)+POWER([.$F88];2)+POWER([.$G88];2)) )" office:value-type="float" office:value="0.998256099070657" calcext:value-type="float">
            <text:p>0.99825609907065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7138090479556" calcext:value-type="float">
            <text:p>-0.737138090479556</text:p>
          </table:table-cell>
          <table:table-cell office:value-type="float" office:value="-0.495141560329888" calcext:value-type="float">
            <text:p>-0.495141560329888</text:p>
          </table:table-cell>
          <table:table-cell office:value-type="float" office:value="0.459850269977345" calcext:value-type="float">
            <text:p>0.459850269977345</text:p>
          </table:table-cell>
          <table:table-cell/>
          <table:table-cell table:formula="of:=[.$J$6]/[.E89]+[.$K$6]/[.F89]+[.$L$6]/[.G89]" office:value-type="float" office:value="3.07386110333607" calcext:value-type="float">
            <text:p>3.07386110333607</text:p>
          </table:table-cell>
          <table:table-cell table:formula="of:=([.$J$6]*[.E89]+[.$K$6]*[.F89]+[.$L$6]*[.G89])/(SQRT(POWER([.$J$6];2)+POWER([.$K$6];2)+POWER([.$L$6];2))*SQRT(POWER([.$E89];2)+POWER([.$F89];2)+POWER([.$G89];2)) )" office:value-type="float" office:value="0.997977330408864" calcext:value-type="float">
            <text:p>0.99797733040886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7119906629779" calcext:value-type="float">
            <text:p>-0.737119906629779</text:p>
          </table:table-cell>
          <table:table-cell office:value-type="float" office:value="-0.495101662419003" calcext:value-type="float">
            <text:p>-0.495101662419003</text:p>
          </table:table-cell>
          <table:table-cell office:value-type="float" office:value="0.459922370754071" calcext:value-type="float">
            <text:p>0.459922370754071</text:p>
          </table:table-cell>
          <table:table-cell/>
          <table:table-cell table:formula="of:=[.$J$6]/[.E90]+[.$K$6]/[.F90]+[.$L$6]/[.G90]" office:value-type="float" office:value="3.07380371264619" calcext:value-type="float">
            <text:p>3.07380371264619</text:p>
          </table:table-cell>
          <table:table-cell table:formula="of:=([.$J$6]*[.E90]+[.$K$6]*[.F90]+[.$L$6]*[.G90])/(SQRT(POWER([.$J$6];2)+POWER([.$K$6];2)+POWER([.$L$6];2))*SQRT(POWER([.$E90];2)+POWER([.$F90];2)+POWER([.$G90];2)) )" office:value-type="float" office:value="0.997978873242781" calcext:value-type="float">
            <text:p>0.99797887324278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8531084129092" calcext:value-type="float">
            <text:p>-0.738531084129092</text:p>
          </table:table-cell>
          <table:table-cell office:value-type="float" office:value="-0.493672584897416" calcext:value-type="float">
            <text:p>-0.493672584897416</text:p>
          </table:table-cell>
          <table:table-cell office:value-type="float" office:value="0.459194094796321" calcext:value-type="float">
            <text:p>0.459194094796321</text:p>
          </table:table-cell>
          <table:table-cell/>
          <table:table-cell table:formula="of:=[.$J$6]/[.E91]+[.$K$6]/[.F91]+[.$L$6]/[.G91]" office:value-type="float" office:value="3.07679326405326" calcext:value-type="float">
            <text:p>3.07679326405326</text:p>
          </table:table-cell>
          <table:table-cell table:formula="of:=([.$J$6]*[.E91]+[.$K$6]*[.F91]+[.$L$6]*[.G91])/(SQRT(POWER([.$J$6];2)+POWER([.$K$6];2)+POWER([.$L$6];2))*SQRT(POWER([.$E91];2)+POWER([.$F91];2)+POWER([.$G91];2)) )" office:value-type="float" office:value="0.997842876119781" calcext:value-type="float">
            <text:p>0.99784287611978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1600391909102" calcext:value-type="float">
            <text:p>-0.741600391909102</text:p>
          </table:table-cell>
          <table:table-cell office:value-type="float" office:value="-0.490670885070437" calcext:value-type="float">
            <text:p>-0.490670885070437</text:p>
          </table:table-cell>
          <table:table-cell office:value-type="float" office:value="0.457461409590427" calcext:value-type="float">
            <text:p>0.457461409590427</text:p>
          </table:table-cell>
          <table:table-cell/>
          <table:table-cell table:formula="of:=[.$J$6]/[.E92]+[.$K$6]/[.F92]+[.$L$6]/[.G92]" office:value-type="float" office:value="3.08351300547125" calcext:value-type="float">
            <text:p>3.08351300547125</text:p>
          </table:table-cell>
          <table:table-cell table:formula="of:=([.$J$6]*[.E92]+[.$K$6]*[.F92]+[.$L$6]*[.G92])/(SQRT(POWER([.$J$6];2)+POWER([.$K$6];2)+POWER([.$L$6];2))*SQRT(POWER([.$E92];2)+POWER([.$F92];2)+POWER([.$G92];2)) )" office:value-type="float" office:value="0.997530780685178" calcext:value-type="float">
            <text:p>0.99753078068517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1519634307059" calcext:value-type="float">
            <text:p>-0.741519634307059</text:p>
          </table:table-cell>
          <table:table-cell office:value-type="float" office:value="-0.490493628574791" calcext:value-type="float">
            <text:p>-0.490493628574791</text:p>
          </table:table-cell>
          <table:table-cell office:value-type="float" office:value="0.457782297893508" calcext:value-type="float">
            <text:p>0.457782297893508</text:p>
          </table:table-cell>
          <table:table-cell/>
          <table:table-cell table:formula="of:=[.$J$6]/[.E93]+[.$K$6]/[.F93]+[.$L$6]/[.G93]" office:value-type="float" office:value="3.08325522565255" calcext:value-type="float">
            <text:p>3.08325522565255</text:p>
          </table:table-cell>
          <table:table-cell table:formula="of:=([.$J$6]*[.E93]+[.$K$6]*[.F93]+[.$L$6]*[.G93])/(SQRT(POWER([.$J$6];2)+POWER([.$K$6];2)+POWER([.$L$6];2))*SQRT(POWER([.$E93];2)+POWER([.$F93];2)+POWER([.$G93];2)) )" office:value-type="float" office:value="0.997537930229487" calcext:value-type="float">
            <text:p>0.99753793022948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2714089361411" calcext:value-type="float">
            <text:p>-0.742714089361411</text:p>
          </table:table-cell>
          <table:table-cell office:value-type="float" office:value="-0.488926043696156" calcext:value-type="float">
            <text:p>-0.488926043696156</text:p>
          </table:table-cell>
          <table:table-cell office:value-type="float" office:value="0.457522792065789" calcext:value-type="float">
            <text:p>0.457522792065789</text:p>
          </table:table-cell>
          <table:table-cell/>
          <table:table-cell table:formula="of:=[.$J$6]/[.E94]+[.$K$6]/[.F94]+[.$L$6]/[.G94]" office:value-type="float" office:value="3.0858225156287" calcext:value-type="float">
            <text:p>3.0858225156287</text:p>
          </table:table-cell>
          <table:table-cell table:formula="of:=([.$J$6]*[.E94]+[.$K$6]*[.F94]+[.$L$6]*[.G94])/(SQRT(POWER([.$J$6];2)+POWER([.$K$6];2)+POWER([.$L$6];2))*SQRT(POWER([.$E94];2)+POWER([.$F94];2)+POWER([.$G94];2)) )" office:value-type="float" office:value="0.997407787632047" calcext:value-type="float">
            <text:p>0.99740778763204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3165696255857" calcext:value-type="float">
            <text:p>-0.743165696255857</text:p>
          </table:table-cell>
          <table:table-cell office:value-type="float" office:value="-0.488191765123482" calcext:value-type="float">
            <text:p>-0.488191765123482</text:p>
          </table:table-cell>
          <table:table-cell office:value-type="float" office:value="0.457573544224495" calcext:value-type="float">
            <text:p>0.457573544224495</text:p>
          </table:table-cell>
          <table:table-cell/>
          <table:table-cell table:formula="of:=[.$J$6]/[.E95]+[.$K$6]/[.F95]+[.$L$6]/[.G95]" office:value-type="float" office:value="3.08676709033594" calcext:value-type="float">
            <text:p>3.08676709033594</text:p>
          </table:table-cell>
          <table:table-cell table:formula="of:=([.$J$6]*[.E95]+[.$K$6]*[.F95]+[.$L$6]*[.G95])/(SQRT(POWER([.$J$6];2)+POWER([.$K$6];2)+POWER([.$L$6];2))*SQRT(POWER([.$E95];2)+POWER([.$F95];2)+POWER([.$G95];2)) )" office:value-type="float" office:value="0.997356398789085" calcext:value-type="float">
            <text:p>0.99735639878908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4746293993442" calcext:value-type="float">
            <text:p>-0.744746293993442</text:p>
          </table:table-cell>
          <table:table-cell office:value-type="float" office:value="-0.486247354386046" calcext:value-type="float">
            <text:p>-0.486247354386046</text:p>
          </table:table-cell>
          <table:table-cell office:value-type="float" office:value="0.45707381016156" calcext:value-type="float">
            <text:p>0.45707381016156</text:p>
          </table:table-cell>
          <table:table-cell/>
          <table:table-cell table:formula="of:=[.$J$6]/[.E96]+[.$K$6]/[.F96]+[.$L$6]/[.G96]" office:value-type="float" office:value="3.09029799231313" calcext:value-type="float">
            <text:p>3.09029799231313</text:p>
          </table:table-cell>
          <table:table-cell table:formula="of:=([.$J$6]*[.E96]+[.$K$6]*[.F96]+[.$L$6]*[.G96])/(SQRT(POWER([.$J$6];2)+POWER([.$K$6];2)+POWER([.$L$6];2))*SQRT(POWER([.$E96];2)+POWER([.$F96];2)+POWER([.$G96];2)) )" office:value-type="float" office:value="0.997176538521445" calcext:value-type="float">
            <text:p>0.99717653852144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4556357444988" calcext:value-type="float">
            <text:p>-0.744556357444988</text:p>
          </table:table-cell>
          <table:table-cell office:value-type="float" office:value="-0.486119209507559" calcext:value-type="float">
            <text:p>-0.486119209507559</text:p>
          </table:table-cell>
          <table:table-cell office:value-type="float" office:value="0.457519338100586" calcext:value-type="float">
            <text:p>0.457519338100586</text:p>
          </table:table-cell>
          <table:table-cell/>
          <table:table-cell table:formula="of:=[.$J$6]/[.E97]+[.$K$6]/[.F97]+[.$L$6]/[.G97]" office:value-type="float" office:value="3.08978006930492" calcext:value-type="float">
            <text:p>3.08978006930492</text:p>
          </table:table-cell>
          <table:table-cell table:formula="of:=([.$J$6]*[.E97]+[.$K$6]*[.F97]+[.$L$6]*[.G97])/(SQRT(POWER([.$J$6];2)+POWER([.$K$6];2)+POWER([.$L$6];2))*SQRT(POWER([.$E97];2)+POWER([.$F97];2)+POWER([.$G97];2)) )" office:value-type="float" office:value="0.997195066115793" calcext:value-type="float">
            <text:p>0.99719506611579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5686056238097" calcext:value-type="float">
            <text:p>-0.745686056238097</text:p>
          </table:table-cell>
          <table:table-cell office:value-type="float" office:value="-0.484731732737154" calcext:value-type="float">
            <text:p>-0.484731732737154</text:p>
          </table:table-cell>
          <table:table-cell office:value-type="float" office:value="0.457151455001196" calcext:value-type="float">
            <text:p>0.457151455001196</text:p>
          </table:table-cell>
          <table:table-cell/>
          <table:table-cell table:formula="of:=[.$J$6]/[.E98]+[.$K$6]/[.F98]+[.$L$6]/[.G98]" office:value-type="float" office:value="3.0923510419934" calcext:value-type="float">
            <text:p>3.0923510419934</text:p>
          </table:table-cell>
          <table:table-cell table:formula="of:=([.$J$6]*[.E98]+[.$K$6]*[.F98]+[.$L$6]*[.G98])/(SQRT(POWER([.$J$6];2)+POWER([.$K$6];2)+POWER([.$L$6];2))*SQRT(POWER([.$E98];2)+POWER([.$F98];2)+POWER([.$G98];2)) )" office:value-type="float" office:value="0.997062467001186" calcext:value-type="float">
            <text:p>0.99706246700118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6919957035542" calcext:value-type="float">
            <text:p>-0.746919957035542</text:p>
          </table:table-cell>
          <table:table-cell office:value-type="float" office:value="-0.483360677806368" calcext:value-type="float">
            <text:p>-0.483360677806368</text:p>
          </table:table-cell>
          <table:table-cell office:value-type="float" office:value="0.456588472185394" calcext:value-type="float">
            <text:p>0.456588472185394</text:p>
          </table:table-cell>
          <table:table-cell/>
          <table:table-cell table:formula="of:=[.$J$6]/[.E99]+[.$K$6]/[.F99]+[.$L$6]/[.G99]" office:value-type="float" office:value="3.09523664633571" calcext:value-type="float">
            <text:p>3.09523664633571</text:p>
          </table:table-cell>
          <table:table-cell table:formula="of:=([.$J$6]*[.E99]+[.$K$6]*[.F99]+[.$L$6]*[.G99])/(SQRT(POWER([.$J$6];2)+POWER([.$K$6];2)+POWER([.$L$6];2))*SQRT(POWER([.$E99];2)+POWER([.$F99];2)+POWER([.$G99];2)) )" office:value-type="float" office:value="0.996915288952934" calcext:value-type="float">
            <text:p>0.99691528895293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7197396363873" calcext:value-type="float">
            <text:p>-0.747197396363873</text:p>
          </table:table-cell>
          <table:table-cell office:value-type="float" office:value="-0.482834511168446" calcext:value-type="float">
            <text:p>-0.482834511168446</text:p>
          </table:table-cell>
          <table:table-cell office:value-type="float" office:value="0.456691236714453" calcext:value-type="float">
            <text:p>0.456691236714453</text:p>
          </table:table-cell>
          <table:table-cell/>
          <table:table-cell table:formula="of:=[.$J$6]/[.E100]+[.$K$6]/[.F100]+[.$L$6]/[.G100]" office:value-type="float" office:value="3.09584569674387" calcext:value-type="float">
            <text:p>3.09584569674387</text:p>
          </table:table-cell>
          <table:table-cell table:formula="of:=([.$J$6]*[.E100]+[.$K$6]*[.F100]+[.$L$6]*[.G100])/(SQRT(POWER([.$J$6];2)+POWER([.$K$6];2)+POWER([.$L$6];2))*SQRT(POWER([.$E100];2)+POWER([.$F100];2)+POWER([.$G100];2)) )" office:value-type="float" office:value="0.996878969203838" calcext:value-type="float">
            <text:p>0.99687896920383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50262773862688" calcext:value-type="float">
            <text:p>-0.750262773862688</text:p>
          </table:table-cell>
          <table:table-cell office:value-type="float" office:value="-0.479644029245991" calcext:value-type="float">
            <text:p>-0.479644029245991</text:p>
          </table:table-cell>
          <table:table-cell office:value-type="float" office:value="0.455024587648334" calcext:value-type="float">
            <text:p>0.455024587648334</text:p>
          </table:table-cell>
          <table:table-cell/>
          <table:table-cell table:formula="of:=[.$J$6]/[.E101]+[.$K$6]/[.F101]+[.$L$6]/[.G101]" office:value-type="float" office:value="3.1032816087067" calcext:value-type="float">
            <text:p>3.1032816087067</text:p>
          </table:table-cell>
          <table:table-cell table:formula="of:=([.$J$6]*[.E101]+[.$K$6]*[.F101]+[.$L$6]*[.G101])/(SQRT(POWER([.$J$6];2)+POWER([.$K$6];2)+POWER([.$L$6];2))*SQRT(POWER([.$E101];2)+POWER([.$F101];2)+POWER([.$G101];2)) )" office:value-type="float" office:value="0.996496436985984" calcext:value-type="float">
            <text:p>0.99649643698598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50030008928721" calcext:value-type="float">
            <text:p>-0.750030008928721</text:p>
          </table:table-cell>
          <table:table-cell office:value-type="float" office:value="-0.479568195589592" calcext:value-type="float">
            <text:p>-0.479568195589592</text:p>
          </table:table-cell>
          <table:table-cell office:value-type="float" office:value="0.455488014645091" calcext:value-type="float">
            <text:p>0.455488014645091</text:p>
          </table:table-cell>
          <table:table-cell/>
          <table:table-cell table:formula="of:=[.$J$6]/[.E102]+[.$K$6]/[.F102]+[.$L$6]/[.G102]" office:value-type="float" office:value="3.10264875878434" calcext:value-type="float">
            <text:p>3.10264875878434</text:p>
          </table:table-cell>
          <table:table-cell table:formula="of:=([.$J$6]*[.E102]+[.$K$6]*[.F102]+[.$L$6]*[.G102])/(SQRT(POWER([.$J$6];2)+POWER([.$K$6];2)+POWER([.$L$6];2))*SQRT(POWER([.$E102];2)+POWER([.$F102];2)+POWER([.$G102];2)) )" office:value-type="float" office:value="0.996521771767848" calcext:value-type="float">
            <text:p>0.99652177176784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9086934431624" calcext:value-type="float">
            <text:p>-0.749086934431624</text:p>
          </table:table-cell>
          <table:table-cell office:value-type="float" office:value="-0.480197497666358" calcext:value-type="float">
            <text:p>-0.480197497666358</text:p>
          </table:table-cell>
          <table:table-cell office:value-type="float" office:value="0.456376081646267" calcext:value-type="float">
            <text:p>0.456376081646267</text:p>
          </table:table-cell>
          <table:table-cell/>
          <table:table-cell table:formula="of:=[.$J$6]/[.E103]+[.$K$6]/[.F103]+[.$L$6]/[.G103]" office:value-type="float" office:value="3.10027325750223" calcext:value-type="float">
            <text:p>3.10027325750223</text:p>
          </table:table-cell>
          <table:table-cell table:formula="of:=([.$J$6]*[.E103]+[.$K$6]*[.F103]+[.$L$6]*[.G103])/(SQRT(POWER([.$J$6];2)+POWER([.$K$6];2)+POWER([.$L$6];2))*SQRT(POWER([.$E103];2)+POWER([.$F103];2)+POWER([.$G103];2)) )" office:value-type="float" office:value="0.996636456317764" calcext:value-type="float">
            <text:p>0.99663645631776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9543528964039" calcext:value-type="float">
            <text:p>-0.749543528964039</text:p>
          </table:table-cell>
          <table:table-cell office:value-type="float" office:value="-0.479053290738098" calcext:value-type="float">
            <text:p>-0.479053290738098</text:p>
          </table:table-cell>
          <table:table-cell office:value-type="float" office:value="0.456828679945923" calcext:value-type="float">
            <text:p>0.456828679945923</text:p>
          </table:table-cell>
          <table:table-cell/>
          <table:table-cell table:formula="of:=[.$J$6]/[.E104]+[.$K$6]/[.F104]+[.$L$6]/[.G104]" office:value-type="float" office:value="3.10128315723542" calcext:value-type="float">
            <text:p>3.10128315723542</text:p>
          </table:table-cell>
          <table:table-cell table:formula="of:=([.$J$6]*[.E104]+[.$K$6]*[.F104]+[.$L$6]*[.G104])/(SQRT(POWER([.$J$6];2)+POWER([.$K$6];2)+POWER([.$L$6];2))*SQRT(POWER([.$E104];2)+POWER([.$F104];2)+POWER([.$G104];2)) )" office:value-type="float" office:value="0.996567945829997" calcext:value-type="float">
            <text:p>0.99656794582999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9971605252721" calcext:value-type="float">
            <text:p>-0.749971605252721</text:p>
          </table:table-cell>
          <table:table-cell office:value-type="float" office:value="-0.478326937826062" calcext:value-type="float">
            <text:p>-0.478326937826062</text:p>
          </table:table-cell>
          <table:table-cell office:value-type="float" office:value="0.45688722007143" calcext:value-type="float">
            <text:p>0.45688722007143</text:p>
          </table:table-cell>
          <table:table-cell/>
          <table:table-cell table:formula="of:=[.$J$6]/[.E105]+[.$K$6]/[.F105]+[.$L$6]/[.G105]" office:value-type="float" office:value="3.10229794677964" calcext:value-type="float">
            <text:p>3.10229794677964</text:p>
          </table:table-cell>
          <table:table-cell table:formula="of:=([.$J$6]*[.E105]+[.$K$6]*[.F105]+[.$L$6]*[.G105])/(SQRT(POWER([.$J$6];2)+POWER([.$K$6];2)+POWER([.$L$6];2))*SQRT(POWER([.$E105];2)+POWER([.$F105];2)+POWER([.$G105];2)) )" office:value-type="float" office:value="0.996508267084679" calcext:value-type="float">
            <text:p>0.99650826708467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8756841242775" calcext:value-type="float">
            <text:p>-0.748756841242775</text:p>
          </table:table-cell>
          <table:table-cell office:value-type="float" office:value="-0.47899446817768" calcext:value-type="float">
            <text:p>-0.47899446817768</text:p>
          </table:table-cell>
          <table:table-cell office:value-type="float" office:value="0.458178450112315" calcext:value-type="float">
            <text:p>0.458178450112315</text:p>
          </table:table-cell>
          <table:table-cell/>
          <table:table-cell table:formula="of:=[.$J$6]/[.E106]+[.$K$6]/[.F106]+[.$L$6]/[.G106]" office:value-type="float" office:value="3.09923464309168" calcext:value-type="float">
            <text:p>3.09923464309168</text:p>
          </table:table-cell>
          <table:table-cell table:formula="of:=([.$J$6]*[.E106]+[.$K$6]*[.F106]+[.$L$6]*[.G106])/(SQRT(POWER([.$J$6];2)+POWER([.$K$6];2)+POWER([.$L$6];2))*SQRT(POWER([.$E106];2)+POWER([.$F106];2)+POWER([.$G106];2)) )" office:value-type="float" office:value="0.9966522712103" calcext:value-type="float">
            <text:p>0.996652271210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9829879878676" calcext:value-type="float">
            <text:p>-0.749829879878676</text:p>
          </table:table-cell>
          <table:table-cell office:value-type="float" office:value="-0.477722728586275" calcext:value-type="float">
            <text:p>-0.477722728586275</text:p>
          </table:table-cell>
          <table:table-cell office:value-type="float" office:value="0.457751183322572" calcext:value-type="float">
            <text:p>0.457751183322572</text:p>
          </table:table-cell>
          <table:table-cell/>
          <table:table-cell table:formula="of:=[.$J$6]/[.E107]+[.$K$6]/[.F107]+[.$L$6]/[.G107]" office:value-type="float" office:value="3.10185222387954" calcext:value-type="float">
            <text:p>3.10185222387954</text:p>
          </table:table-cell>
          <table:table-cell table:formula="of:=([.$J$6]*[.E107]+[.$K$6]*[.F107]+[.$L$6]*[.G107])/(SQRT(POWER([.$J$6];2)+POWER([.$K$6];2)+POWER([.$L$6];2))*SQRT(POWER([.$E107];2)+POWER([.$F107];2)+POWER([.$G107];2)) )" office:value-type="float" office:value="0.996512689583771" calcext:value-type="float">
            <text:p>0.99651268958377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8537526992137" calcext:value-type="float">
            <text:p>-0.748537526992137</text:p>
          </table:table-cell>
          <table:table-cell office:value-type="float" office:value="-0.478466288537167" calcext:value-type="float">
            <text:p>-0.478466288537167</text:p>
          </table:table-cell>
          <table:table-cell office:value-type="float" office:value="0.459087770930531" calcext:value-type="float">
            <text:p>0.459087770930531</text:p>
          </table:table-cell>
          <table:table-cell/>
          <table:table-cell table:formula="of:=[.$J$6]/[.E108]+[.$K$6]/[.F108]+[.$L$6]/[.G108]" office:value-type="float" office:value="3.09861155621373" calcext:value-type="float">
            <text:p>3.09861155621373</text:p>
          </table:table-cell>
          <table:table-cell table:formula="of:=([.$J$6]*[.E108]+[.$K$6]*[.F108]+[.$L$6]*[.G108])/(SQRT(POWER([.$J$6];2)+POWER([.$K$6];2)+POWER([.$L$6];2))*SQRT(POWER([.$E108];2)+POWER([.$F108];2)+POWER([.$G108];2)) )" office:value-type="float" office:value="0.996665424403769" calcext:value-type="float">
            <text:p>0.99666542440376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9605194572232" calcext:value-type="float">
            <text:p>-0.749605194572232</text:p>
          </table:table-cell>
          <table:table-cell office:value-type="float" office:value="-0.477181233919725" calcext:value-type="float">
            <text:p>-0.477181233919725</text:p>
          </table:table-cell>
          <table:table-cell office:value-type="float" office:value="0.458683030278181" calcext:value-type="float">
            <text:p>0.458683030278181</text:p>
          </table:table-cell>
          <table:table-cell/>
          <table:table-cell table:formula="of:=[.$J$6]/[.E109]+[.$K$6]/[.F109]+[.$L$6]/[.G109]" office:value-type="float" office:value="3.10121614120532" calcext:value-type="float">
            <text:p>3.10121614120532</text:p>
          </table:table-cell>
          <table:table-cell table:formula="of:=([.$J$6]*[.E109]+[.$K$6]*[.F109]+[.$L$6]*[.G109])/(SQRT(POWER([.$J$6];2)+POWER([.$K$6];2)+POWER([.$L$6];2))*SQRT(POWER([.$E109];2)+POWER([.$F109];2)+POWER([.$G109];2)) )" office:value-type="float" office:value="0.996526089258419" calcext:value-type="float">
            <text:p>0.99652608925841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51668016012906" calcext:value-type="float">
            <text:p>-0.751668016012906</text:p>
          </table:table-cell>
          <table:table-cell office:value-type="float" office:value="-0.474601729513832" calcext:value-type="float">
            <text:p>-0.474601729513832</text:p>
          </table:table-cell>
          <table:table-cell office:value-type="float" office:value="0.45798296043161" calcext:value-type="float">
            <text:p>0.45798296043161</text:p>
          </table:table-cell>
          <table:table-cell/>
          <table:table-cell table:formula="of:=[.$J$6]/[.E110]+[.$K$6]/[.F110]+[.$L$6]/[.G110]" office:value-type="float" office:value="3.10634567936011" calcext:value-type="float">
            <text:p>3.10634567936011</text:p>
          </table:table-cell>
          <table:table-cell table:formula="of:=([.$J$6]*[.E110]+[.$K$6]*[.F110]+[.$L$6]*[.G110])/(SQRT(POWER([.$J$6];2)+POWER([.$K$6];2)+POWER([.$L$6];2))*SQRT(POWER([.$E110];2)+POWER([.$F110];2)+POWER([.$G110];2)) )" office:value-type="float" office:value="0.996245744693549" calcext:value-type="float">
            <text:p>0.99624574469354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50688061120707" calcext:value-type="float">
            <text:p>-0.750688061120707</text:p>
          </table:table-cell>
          <table:table-cell office:value-type="float" office:value="-0.475335442627584" calcext:value-type="float">
            <text:p>-0.475335442627584</text:p>
          </table:table-cell>
          <table:table-cell office:value-type="float" office:value="0.458828564796125" calcext:value-type="float">
            <text:p>0.458828564796125</text:p>
          </table:table-cell>
          <table:table-cell/>
          <table:table-cell table:formula="of:=[.$J$6]/[.E111]+[.$K$6]/[.F111]+[.$L$6]/[.G111]" office:value-type="float" office:value="3.10385647553524" calcext:value-type="float">
            <text:p>3.10385647553524</text:p>
          </table:table-cell>
          <table:table-cell table:formula="of:=([.$J$6]*[.E111]+[.$K$6]*[.F111]+[.$L$6]*[.G111])/(SQRT(POWER([.$J$6];2)+POWER([.$K$6];2)+POWER([.$L$6];2))*SQRT(POWER([.$E111];2)+POWER([.$F111];2)+POWER([.$G111];2)) )" office:value-type="float" office:value="0.996369426726105" calcext:value-type="float">
            <text:p>0.99636942672610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50743145817085" calcext:value-type="float">
            <text:p>-0.750743145817085</text:p>
          </table:table-cell>
          <table:table-cell office:value-type="float" office:value="-0.475243195252385" calcext:value-type="float">
            <text:p>-0.475243195252385</text:p>
          </table:table-cell>
          <table:table-cell office:value-type="float" office:value="0.458833994354135" calcext:value-type="float">
            <text:p>0.458833994354135</text:p>
          </table:table-cell>
          <table:table-cell/>
          <table:table-cell table:formula="of:=[.$J$6]/[.E112]+[.$K$6]/[.F112]+[.$L$6]/[.G112]" office:value-type="float" office:value="3.10399251510038" calcext:value-type="float">
            <text:p>3.10399251510038</text:p>
          </table:table-cell>
          <table:table-cell table:formula="of:=([.$J$6]*[.E112]+[.$K$6]*[.F112]+[.$L$6]*[.G112])/(SQRT(POWER([.$J$6];2)+POWER([.$K$6];2)+POWER([.$L$6];2))*SQRT(POWER([.$E112];2)+POWER([.$F112];2)+POWER([.$G112];2)) )" office:value-type="float" office:value="0.996361364234768" calcext:value-type="float">
            <text:p>0.996361364234768</text:p>
          </table:table-cell>
          <table:table-cell table:number-columns-repeated="9"/>
        </table:table-row>
      </table:table>
      <table:table table:name="90 grad" table:style-name="ta1">
        <table:shapes>
          <draw:frame draw:z-index="0" draw:style-name="gr2" draw:text-style-name="P1" svg:width="453.51pt" svg:height="255.09pt" svg:x="781.71pt" svg:y="181.28pt">
            <draw:object draw:notify-on-update-of-ranges="'90 grad'.J13:'90 grad'.J11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number-columns-repeated="9" table:default-cell-style-name="Default"/>
        <table:table-row table:style-name="ro1">
          <table:table-cell table:number-columns-repeated="7"/>
          <table:table-cell office:value-type="string" calcext:value-type="string">
            <text:p>gamma=</text:p>
          </table:table-cell>
          <table:table-cell table:style-name="ce1" office:value-type="float" office:value="21.337530015295" calcext:value-type="float">
            <text:p>21.337530015295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ort</text:p>
          </table:table-cell>
          <table:table-cell office:value-type="string" calcext:value-type="string">
            <text:p>max_vor_line</text:p>
          </table:table-cell>
          <table:table-cell table:style-name="ce1" office:value-type="float" office:value="2.0968794" calcext:value-type="float">
            <text:p>2.0968794</text:p>
          </table:table-cell>
          <table:table-cell table:style-name="ce1" office:value-type="float" office:value="0.74156621" calcext:value-type="float">
            <text:p>0.74156621</text:p>
          </table:table-cell>
          <table:table-cell table:style-name="ce1" office:value-type="float" office:value="-0.5169891" calcext:value-type="float">
            <text:p>-0.5169891</text:p>
          </table:table-cell>
          <table:table-cell table:style-name="ce1" office:value-type="float" office:value="-16.826626201595" calcext:value-type="float">
            <text:p>-16.826626201595</text:p>
          </table:table-cell>
          <table:table-cell table:style-name="ce1" office:value-type="float" office:value="-10.5105086601609" calcext:value-type="float">
            <text:p>-10.5105086601609</text:p>
          </table:table-cell>
          <table:table-cell table:style-name="ce1" office:value-type="float" office:value="10.3101248919327" calcext:value-type="float">
            <text:p>10.310124891932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ndmessung_punkt:</text:p>
          </table:table-cell>
          <table:table-cell/>
          <table:table-cell table:style-name="ce2" office:value-type="float" office:value="0.432" calcext:value-type="float">
            <text:p>0.432</text:p>
          </table:table-cell>
          <table:table-cell table:style-name="ce2" office:value-type="float" office:value="-0.532" calcext:value-type="float">
            <text:p>-0.532</text:p>
          </table:table-cell>
          <table:table-cell table:style-name="ce2" office:value-type="float" office:value="0.659" calcext:value-type="float">
            <text:p>0.65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vor (x|y|z)</text:p>
          </table:table-cell>
          <table:table-cell table:style-name="ce2" table:formula="of:=[.L2]" office:value-type="float" office:value="-16.826626201595" calcext:value-type="float">
            <text:p>-16.826626201595</text:p>
          </table:table-cell>
          <table:table-cell table:style-name="ce2" table:formula="of:=[.M2]" office:value-type="float" office:value="-10.5105086601609" calcext:value-type="float">
            <text:p>-10.5105086601609</text:p>
          </table:table-cell>
          <table:table-cell table:style-name="ce2" table:formula="of:=[.N2]" office:value-type="float" office:value="10.3101248919327" calcext:value-type="float">
            <text:p>10.310124891932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ektor zur handmessung</text:p>
          </table:table-cell>
          <table:table-cell/>
          <table:table-cell table:style-name="ce2" table:formula="of:=[.D3]-[.I4]" office:value-type="float" office:value="-1.6648794" calcext:value-type="float">
            <text:p>-1.6648794</text:p>
          </table:table-cell>
          <table:table-cell table:style-name="ce2" table:formula="of:=[.E3]-[.J4]" office:value-type="float" office:value="-1.27356621" calcext:value-type="float">
            <text:p>-1.27356621</text:p>
          </table:table-cell>
          <table:table-cell table:style-name="ce2" table:formula="of:=[.F3]-[.K4]" office:value-type="float" office:value="1.1759891" calcext:value-type="float">
            <text:p>1.1759891</text:p>
          </table:table-cell>
          <table:table-cell/>
          <table:table-cell office:value-type="string" calcext:value-type="string">
            <text:p>ort_linie</text:p>
          </table:table-cell>
          <table:table-cell table:formula="of:=[.I2]" office:value-type="float" office:value="2.0968794" calcext:value-type="float">
            <text:p>2.0968794</text:p>
          </table:table-cell>
          <table:table-cell table:formula="of:=[.J2]" office:value-type="float" office:value="0.74156621" calcext:value-type="float">
            <text:p>0.74156621</text:p>
          </table:table-cell>
          <table:table-cell table:style-name="ce2" table:formula="of:=[.K2]" office:value-type="float" office:value="-0.5169891" calcext:value-type="float">
            <text:p>-0.516989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iert</text:p>
          </table:table-cell>
          <table:table-cell/>
          <table:table-cell table:style-name="ce2" table:formula="of:=[.D4]/SQRT(POWER([.D4];2)+POWER([.E4];2)+POWER([.F4];2))" office:value-type="float" office:value="-0.69269362938" calcext:value-type="float">
            <text:p>-0.69269362938</text:p>
          </table:table-cell>
          <table:table-cell table:style-name="ce2" table:formula="of:=[.E4]/SQRT(POWER([.D4];2)+POWER([.E4];2)+POWER([.F4];2))" office:value-type="float" office:value="-0.529882945431742" calcext:value-type="float">
            <text:p>-0.529882945431742</text:p>
          </table:table-cell>
          <table:table-cell table:style-name="ce2" table:formula="of:=[.F4]/SQRT(POWER([.D4];2)+POWER([.E4];2)+POWER([.F4];2))" office:value-type="float" office:value="0.489284784105275" calcext:value-type="float">
            <text:p>0.489284784105275</text:p>
          </table:table-cell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8"/>
          <table:table-cell table:style-name="Default" office:value-type="string" calcext:value-type="string">
            <text:p>c:</text:p>
          </table:table-cell>
          <table:table-cell table:style-name="Default" table:formula="of:=[.D5]" office:value-type="float" office:value="-0.69269362938" calcext:value-type="float">
            <text:p>-0.69269362938</text:p>
          </table:table-cell>
          <table:table-cell table:formula="of:=[.E5]" office:value-type="float" office:value="-0.529882945431742" calcext:value-type="float">
            <text:p>-0.529882945431742</text:p>
          </table:table-cell>
          <table:table-cell table:formula="of:=[.F5]" office:value-type="float" office:value="0.489284784105275" calcext:value-type="float">
            <text:p>0.489284784105275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6"/>
          <table:table-cell office:value-type="string" calcext:value-type="string">
            <text:p>genutzer NormalenVektor</text:p>
          </table:table-cell>
          <table:table-cell/>
          <table:table-cell office:value-type="float" office:value="-0.707106781186548" calcext:value-type="float">
            <text:p>-0.707106781186548</text:p>
          </table:table-cell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8"/>
          <table:table-cell office:value-type="float" office:value="-0.5" calcext:value-type="float">
            <text:p>-0.5</text:p>
          </table:table-cell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8"/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table-cell table:style-name="Default" office:value-type="string" calcext:value-type="string">
            <text:p>a_i=r*b_i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8"/>
          <table:table-cell table:style-name="Default"/>
          <table:table-cell table:style-name="Default" office:value-type="string" calcext:value-type="string">
            <text:p>Kosinusähnlichkeit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aste here ----------------------------→</text:p>
          </table:table-cell>
          <table:table-cell table:style-name="ce1" table:number-columns-repeated="2"/>
          <table:table-cell office:value-type="string" calcext:value-type="string">
            <text:p>c:</text:p>
          </table:table-cell>
          <table:table-cell office:value-type="float" office:value="-0.690565171312296" calcext:value-type="float">
            <text:p>-0.690565171312296</text:p>
          </table:table-cell>
          <table:table-cell office:value-type="float" office:value="-0.562336344858439" calcext:value-type="float">
            <text:p>-0.562336344858439</text:p>
          </table:table-cell>
          <table:table-cell office:value-type="float" office:value="0.454859955834398" calcext:value-type="float">
            <text:p>0.454859955834398</text:p>
          </table:table-cell>
          <table:table-cell/>
          <table:table-cell table:formula="of:=[.$J$6]/[.E13]+[.$K$6]/[.F13]+[.$L$6]/[.G13]" office:value-type="float" office:value="3.02105273156561" calcext:value-type="float">
            <text:p>3.02105273156561</text:p>
          </table:table-cell>
          <table:table-cell table:formula="of:=([.$J$6]*[.E13]+[.$K$6]*[.F13]+[.$L$6]*[.G13])/(SQRT(POWER([.$J$6];2)+POWER([.$K$6];2)+POWER([.$L$6];2))*SQRT(POWER([.$E13];2)+POWER([.$F13];2)+POWER([.$G13];2)) )" office:value-type="float" office:value="0.998878588865213" calcext:value-type="float">
            <text:p>0.998878588865213</text:p>
          </table:table-cell>
          <table:table-cell table:number-columns-repeated="2"/>
          <table:table-cell office:value-type="string" calcext:value-type="string">
            <text:p>-1 anitline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6761537137403" calcext:value-type="float">
            <text:p>-0.686761537137403</text:p>
          </table:table-cell>
          <table:table-cell office:value-type="float" office:value="-0.563711343545108" calcext:value-type="float">
            <text:p>-0.563711343545108</text:p>
          </table:table-cell>
          <table:table-cell office:value-type="float" office:value="0.458898803950545" calcext:value-type="float">
            <text:p>0.458898803950545</text:p>
          </table:table-cell>
          <table:table-cell/>
          <table:table-cell table:formula="of:=[.$J$6]/[.E14]+[.$K$6]/[.F14]+[.$L$6]/[.G14]" office:value-type="float" office:value="3.0148426242382" calcext:value-type="float">
            <text:p>3.0148426242382</text:p>
          </table:table-cell>
          <table:table-cell table:formula="of:=([.$J$6]*[.E14]+[.$K$6]*[.F14]+[.$L$6]*[.G14])/(SQRT(POWER([.$J$6];2)+POWER([.$K$6];2)+POWER([.$L$6];2))*SQRT(POWER([.$E14];2)+POWER([.$F14];2)+POWER([.$G14];2)) )" office:value-type="float" office:value="0.998948570986373" calcext:value-type="float">
            <text:p>0.998948570986373</text:p>
          </table:table-cell>
          <table:table-cell table:number-columns-repeated="2"/>
          <table:table-cell office:value-type="string" calcext:value-type="string">
            <text:p>1 line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6975821504332" calcext:value-type="float">
            <text:p>-0.686975821504332</text:p>
          </table:table-cell>
          <table:table-cell office:value-type="float" office:value="-0.565229462438984" calcext:value-type="float">
            <text:p>-0.565229462438984</text:p>
          </table:table-cell>
          <table:table-cell office:value-type="float" office:value="0.456705458101154" calcext:value-type="float">
            <text:p>0.456705458101154</text:p>
          </table:table-cell>
          <table:table-cell/>
          <table:table-cell table:formula="of:=[.$J$6]/[.E15]+[.$K$6]/[.F15]+[.$L$6]/[.G15]" office:value-type="float" office:value="3.01712387764515" calcext:value-type="float">
            <text:p>3.01712387764515</text:p>
          </table:table-cell>
          <table:table-cell table:formula="of:=([.$J$6]*[.E15]+[.$K$6]*[.F15]+[.$L$6]*[.G15])/(SQRT(POWER([.$J$6];2)+POWER([.$K$6];2)+POWER([.$L$6];2))*SQRT(POWER([.$E15];2)+POWER([.$F15];2)+POWER([.$G15];2)) )" office:value-type="float" office:value="0.998828258962836" calcext:value-type="float">
            <text:p>0.998828258962836</text:p>
          </table:table-cell>
          <table:table-cell table:number-columns-repeated="2"/>
          <table:table-cell office:value-type="string" calcext:value-type="string">
            <text:p>0 orthogonal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7729379908006" calcext:value-type="float">
            <text:p>-0.687729379908006</text:p>
          </table:table-cell>
          <table:table-cell office:value-type="float" office:value="-0.560693465851007" calcext:value-type="float">
            <text:p>-0.560693465851007</text:p>
          </table:table-cell>
          <table:table-cell office:value-type="float" office:value="0.461141125213676" calcext:value-type="float">
            <text:p>0.461141125213676</text:p>
          </table:table-cell>
          <table:table-cell/>
          <table:table-cell table:formula="of:=[.$J$6]/[.E16]+[.$K$6]/[.F16]+[.$L$6]/[.G16]" office:value-type="float" office:value="3.01329804739501" calcext:value-type="float">
            <text:p>3.01329804739501</text:p>
          </table:table-cell>
          <table:table-cell table:formula="of:=([.$J$6]*[.E16]+[.$K$6]*[.F16]+[.$L$6]*[.G16])/(SQRT(POWER([.$J$6];2)+POWER([.$K$6];2)+POWER([.$L$6];2))*SQRT(POWER([.$E16];2)+POWER([.$F16];2)+POWER([.$G16];2)) )" office:value-type="float" office:value="0.999117001261434" calcext:value-type="float">
            <text:p>0.99911700126143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6319181856829" calcext:value-type="float">
            <text:p>-0.686319181856829</text:p>
          </table:table-cell>
          <table:table-cell office:value-type="float" office:value="-0.561083039220364" calcext:value-type="float">
            <text:p>-0.561083039220364</text:p>
          </table:table-cell>
          <table:table-cell office:value-type="float" office:value="0.462765387334244" calcext:value-type="float">
            <text:p>0.462765387334244</text:p>
          </table:table-cell>
          <table:table-cell/>
          <table:table-cell table:formula="of:=[.$J$6]/[.E17]+[.$K$6]/[.F17]+[.$L$6]/[.G17]" office:value-type="float" office:value="3.01098731986447" calcext:value-type="float">
            <text:p>3.01098731986447</text:p>
          </table:table-cell>
          <table:table-cell table:formula="of:=([.$J$6]*[.E17]+[.$K$6]*[.F17]+[.$L$6]*[.G17])/(SQRT(POWER([.$J$6];2)+POWER([.$K$6];2)+POWER([.$L$6];2))*SQRT(POWER([.$E17];2)+POWER([.$F17];2)+POWER([.$G17];2)) )" office:value-type="float" office:value="0.999141321080628" calcext:value-type="float">
            <text:p>0.99914132108062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4823131126698" calcext:value-type="float">
            <text:p>-0.684823131126698</text:p>
          </table:table-cell>
          <table:table-cell office:value-type="float" office:value="-0.565168669439546" calcext:value-type="float">
            <text:p>-0.565168669439546</text:p>
          </table:table-cell>
          <table:table-cell office:value-type="float" office:value="0.46000179799405" calcext:value-type="float">
            <text:p>0.46000179799405</text:p>
          </table:table-cell>
          <table:table-cell/>
          <table:table-cell table:formula="of:=[.$J$6]/[.E18]+[.$K$6]/[.F18]+[.$L$6]/[.G18]" office:value-type="float" office:value="3.01271719211771" calcext:value-type="float">
            <text:p>3.01271719211771</text:p>
          </table:table-cell>
          <table:table-cell table:formula="of:=([.$J$6]*[.E18]+[.$K$6]*[.F18]+[.$L$6]*[.G18])/(SQRT(POWER([.$J$6];2)+POWER([.$K$6];2)+POWER([.$L$6];2))*SQRT(POWER([.$E18];2)+POWER([.$F18];2)+POWER([.$G18];2)) )" office:value-type="float" office:value="0.99891773983145" calcext:value-type="float">
            <text:p>0.9989177398314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5196442323705" calcext:value-type="float">
            <text:p>-0.685196442323705</text:p>
          </table:table-cell>
          <table:table-cell office:value-type="float" office:value="-0.559120153615604" calcext:value-type="float">
            <text:p>-0.559120153615604</text:p>
          </table:table-cell>
          <table:table-cell office:value-type="float" office:value="0.466787413334809" calcext:value-type="float">
            <text:p>0.466787413334809</text:p>
          </table:table-cell>
          <table:table-cell/>
          <table:table-cell table:formula="of:=[.$J$6]/[.E19]+[.$K$6]/[.F19]+[.$L$6]/[.G19]" office:value-type="float" office:value="3.00684638376198" calcext:value-type="float">
            <text:p>3.00684638376198</text:p>
          </table:table-cell>
          <table:table-cell table:formula="of:=([.$J$6]*[.E19]+[.$K$6]*[.F19]+[.$L$6]*[.G19])/(SQRT(POWER([.$J$6];2)+POWER([.$K$6];2)+POWER([.$L$6];2))*SQRT(POWER([.$E19];2)+POWER([.$F19];2)+POWER([.$G19];2)) )" office:value-type="float" office:value="0.999291423076137" calcext:value-type="float">
            <text:p>0.99929142307613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4719382342147" calcext:value-type="float">
            <text:p>-0.684719382342147</text:p>
          </table:table-cell>
          <table:table-cell office:value-type="float" office:value="-0.558636078955954" calcext:value-type="float">
            <text:p>-0.558636078955954</text:p>
          </table:table-cell>
          <table:table-cell office:value-type="float" office:value="0.468065271873171" calcext:value-type="float">
            <text:p>0.468065271873171</text:p>
          </table:table-cell>
          <table:table-cell/>
          <table:table-cell table:formula="of:=[.$J$6]/[.E20]+[.$K$6]/[.F20]+[.$L$6]/[.G20]" office:value-type="float" office:value="3.00551028193366" calcext:value-type="float">
            <text:p>3.00551028193366</text:p>
          </table:table-cell>
          <table:table-cell table:formula="of:=([.$J$6]*[.E20]+[.$K$6]*[.F20]+[.$L$6]*[.G20])/(SQRT(POWER([.$J$6];2)+POWER([.$K$6];2)+POWER([.$L$6];2))*SQRT(POWER([.$E20];2)+POWER([.$F20];2)+POWER([.$G20];2)) )" office:value-type="float" office:value="0.999329700498675" calcext:value-type="float">
            <text:p>0.99932970049867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2939873067069" calcext:value-type="float">
            <text:p>-0.682939873067069</text:p>
          </table:table-cell>
          <table:table-cell office:value-type="float" office:value="-0.557805403566016" calcext:value-type="float">
            <text:p>-0.557805403566016</text:p>
          </table:table-cell>
          <table:table-cell office:value-type="float" office:value="0.471642090496268" calcext:value-type="float">
            <text:p>0.471642090496268</text:p>
          </table:table-cell>
          <table:table-cell/>
          <table:table-cell table:formula="of:=[.$J$6]/[.E21]+[.$K$6]/[.F21]+[.$L$6]/[.G21]" office:value-type="float" office:value="3.00163126181823" calcext:value-type="float">
            <text:p>3.00163126181823</text:p>
          </table:table-cell>
          <table:table-cell table:formula="of:=([.$J$6]*[.E21]+[.$K$6]*[.F21]+[.$L$6]*[.G21])/(SQRT(POWER([.$J$6];2)+POWER([.$K$6];2)+POWER([.$L$6];2))*SQRT(POWER([.$E21];2)+POWER([.$F21];2)+POWER([.$G21];2)) )" office:value-type="float" office:value="0.999406967965873" calcext:value-type="float">
            <text:p>0.99940696796587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6087986763754" calcext:value-type="float">
            <text:p>-0.686087986763754</text:p>
          </table:table-cell>
          <table:table-cell office:value-type="float" office:value="-0.553701060948872" calcext:value-type="float">
            <text:p>-0.553701060948872</text:p>
          </table:table-cell>
          <table:table-cell office:value-type="float" office:value="0.471909323411345" calcext:value-type="float">
            <text:p>0.471909323411345</text:p>
          </table:table-cell>
          <table:table-cell/>
          <table:table-cell table:formula="of:=[.$J$6]/[.E22]+[.$K$6]/[.F22]+[.$L$6]/[.G22]" office:value-type="float" office:value="3.00343127202991" calcext:value-type="float">
            <text:p>3.00343127202991</text:p>
          </table:table-cell>
          <table:table-cell table:formula="of:=([.$J$6]*[.E22]+[.$K$6]*[.F22]+[.$L$6]*[.G22])/(SQRT(POWER([.$J$6];2)+POWER([.$K$6];2)+POWER([.$L$6];2))*SQRT(POWER([.$E22];2)+POWER([.$F22];2)+POWER([.$G22];2)) )" office:value-type="float" office:value="0.999543578112256" calcext:value-type="float">
            <text:p>0.99954357811225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5752969537125" calcext:value-type="float">
            <text:p>-0.685752969537125</text:p>
          </table:table-cell>
          <table:table-cell office:value-type="float" office:value="-0.550430600908415" calcext:value-type="float">
            <text:p>-0.550430600908415</text:p>
          </table:table-cell>
          <table:table-cell office:value-type="float" office:value="0.476202707210506" calcext:value-type="float">
            <text:p>0.476202707210506</text:p>
          </table:table-cell>
          <table:table-cell/>
          <table:table-cell table:formula="of:=[.$J$6]/[.E23]+[.$K$6]/[.F23]+[.$L$6]/[.G23]" office:value-type="float" office:value="3.00026273307147" calcext:value-type="float">
            <text:p>3.00026273307147</text:p>
          </table:table-cell>
          <table:table-cell table:formula="of:=([.$J$6]*[.E23]+[.$K$6]*[.F23]+[.$L$6]*[.G23])/(SQRT(POWER([.$J$6];2)+POWER([.$K$6];2)+POWER([.$L$6];2))*SQRT(POWER([.$E23];2)+POWER([.$F23];2)+POWER([.$G23];2)) )" office:value-type="float" office:value="0.999679240179738" calcext:value-type="float">
            <text:p>0.99967924017973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5603572830049" calcext:value-type="float">
            <text:p>-0.685603572830049</text:p>
          </table:table-cell>
          <table:table-cell office:value-type="float" office:value="-0.550387220183848" calcext:value-type="float">
            <text:p>-0.550387220183848</text:p>
          </table:table-cell>
          <table:table-cell office:value-type="float" office:value="0.47646788850978" calcext:value-type="float">
            <text:p>0.47646788850978</text:p>
          </table:table-cell>
          <table:table-cell/>
          <table:table-cell table:formula="of:=[.$J$6]/[.E24]+[.$K$6]/[.F24]+[.$L$6]/[.G24]" office:value-type="float" office:value="2.99998687413985" calcext:value-type="float">
            <text:p>2.99998687413985</text:p>
          </table:table-cell>
          <table:table-cell table:formula="of:=([.$J$6]*[.E24]+[.$K$6]*[.F24]+[.$L$6]*[.G24])/(SQRT(POWER([.$J$6];2)+POWER([.$K$6];2)+POWER([.$L$6];2))*SQRT(POWER([.$E24];2)+POWER([.$F24];2)+POWER([.$G24];2)) )" office:value-type="float" office:value="0.999682516501152" calcext:value-type="float">
            <text:p>0.99968251650115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4133133418516" calcext:value-type="float">
            <text:p>-0.684133133418516</text:p>
          </table:table-cell>
          <table:table-cell office:value-type="float" office:value="-0.550549986134578" calcext:value-type="float">
            <text:p>-0.550549986134578</text:p>
          </table:table-cell>
          <table:table-cell office:value-type="float" office:value="0.47838955729215" calcext:value-type="float">
            <text:p>0.47838955729215</text:p>
          </table:table-cell>
          <table:table-cell/>
          <table:table-cell table:formula="of:=[.$J$6]/[.E25]+[.$K$6]/[.F25]+[.$L$6]/[.G25]" office:value-type="float" office:value="2.99774881045496" calcext:value-type="float">
            <text:p>2.99774881045496</text:p>
          </table:table-cell>
          <table:table-cell table:formula="of:=([.$J$6]*[.E25]+[.$K$6]*[.F25]+[.$L$6]*[.G25])/(SQRT(POWER([.$J$6];2)+POWER([.$K$6];2)+POWER([.$L$6];2))*SQRT(POWER([.$E25];2)+POWER([.$F25];2)+POWER([.$G25];2)) )" office:value-type="float" office:value="0.999690442685086" calcext:value-type="float">
            <text:p>0.99969044268508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5462137707244" calcext:value-type="float">
            <text:p>-0.685462137707244</text:p>
          </table:table-cell>
          <table:table-cell office:value-type="float" office:value="-0.547507946672426" calcext:value-type="float">
            <text:p>-0.547507946672426</text:p>
          </table:table-cell>
          <table:table-cell office:value-type="float" office:value="0.47997573490788" calcext:value-type="float">
            <text:p>0.47997573490788</text:p>
          </table:table-cell>
          <table:table-cell/>
          <table:table-cell table:formula="of:=[.$J$6]/[.E26]+[.$K$6]/[.F26]+[.$L$6]/[.G26]" office:value-type="float" office:value="2.99775332178582" calcext:value-type="float">
            <text:p>2.99775332178582</text:p>
          </table:table-cell>
          <table:table-cell table:formula="of:=([.$J$6]*[.E26]+[.$K$6]*[.F26]+[.$L$6]*[.G26])/(SQRT(POWER([.$J$6];2)+POWER([.$K$6];2)+POWER([.$L$6];2))*SQRT(POWER([.$E26];2)+POWER([.$F26];2)+POWER([.$G26];2)) )" office:value-type="float" office:value="0.999775203231247" calcext:value-type="float">
            <text:p>0.99977520323124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4777779734897" calcext:value-type="float">
            <text:p>-0.684777779734897</text:p>
          </table:table-cell>
          <table:table-cell office:value-type="float" office:value="-0.548179852028979" calcext:value-type="float">
            <text:p>-0.548179852028979</text:p>
          </table:table-cell>
          <table:table-cell office:value-type="float" office:value="0.48018563307416" calcext:value-type="float">
            <text:p>0.48018563307416</text:p>
          </table:table-cell>
          <table:table-cell/>
          <table:table-cell table:formula="of:=[.$J$6]/[.E27]+[.$K$6]/[.F27]+[.$L$6]/[.G27]" office:value-type="float" office:value="2.99713141000307" calcext:value-type="float">
            <text:p>2.99713141000307</text:p>
          </table:table-cell>
          <table:table-cell table:formula="of:=([.$J$6]*[.E27]+[.$K$6]*[.F27]+[.$L$6]*[.G27])/(SQRT(POWER([.$J$6];2)+POWER([.$K$6];2)+POWER([.$L$6];2))*SQRT(POWER([.$E27];2)+POWER([.$F27];2)+POWER([.$G27];2)) )" office:value-type="float" office:value="0.999759883991941" calcext:value-type="float">
            <text:p>0.99975988399194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7567237011142" calcext:value-type="float">
            <text:p>-0.687567237011142</text:p>
          </table:table-cell>
          <table:table-cell office:value-type="float" office:value="-0.544834714768636" calcext:value-type="float">
            <text:p>-0.544834714768636</text:p>
          </table:table-cell>
          <table:table-cell office:value-type="float" office:value="0.480006695965632" calcext:value-type="float">
            <text:p>0.480006695965632</text:p>
          </table:table-cell>
          <table:table-cell/>
          <table:table-cell table:formula="of:=[.$J$6]/[.E28]+[.$K$6]/[.F28]+[.$L$6]/[.G28]" office:value-type="float" office:value="2.99934216032215" calcext:value-type="float">
            <text:p>2.99934216032215</text:p>
          </table:table-cell>
          <table:table-cell table:formula="of:=([.$J$6]*[.E28]+[.$K$6]*[.F28]+[.$L$6]*[.G28])/(SQRT(POWER([.$J$6];2)+POWER([.$K$6];2)+POWER([.$L$6];2))*SQRT(POWER([.$E28];2)+POWER([.$F28];2)+POWER([.$G28];2)) )" office:value-type="float" office:value="0.999832040887725" calcext:value-type="float">
            <text:p>0.99983204088772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7738105435545" calcext:value-type="float">
            <text:p>-0.687738105435545</text:p>
          </table:table-cell>
          <table:table-cell office:value-type="float" office:value="-0.544082134500004" calcext:value-type="float">
            <text:p>-0.544082134500004</text:p>
          </table:table-cell>
          <table:table-cell office:value-type="float" office:value="0.480615157116218" calcext:value-type="float">
            <text:p>0.480615157116218</text:p>
          </table:table-cell>
          <table:table-cell/>
          <table:table-cell table:formula="of:=[.$J$6]/[.E29]+[.$K$6]/[.F29]+[.$L$6]/[.G29]" office:value-type="float" office:value="2.99914663409841" calcext:value-type="float">
            <text:p>2.99914663409841</text:p>
          </table:table-cell>
          <table:table-cell table:formula="of:=([.$J$6]*[.E29]+[.$K$6]*[.F29]+[.$L$6]*[.G29])/(SQRT(POWER([.$J$6];2)+POWER([.$K$6];2)+POWER([.$L$6];2))*SQRT(POWER([.$E29];2)+POWER([.$F29];2)+POWER([.$G29];2)) )" office:value-type="float" office:value="0.999849331690055" calcext:value-type="float">
            <text:p>0.99984933169005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787011434952" calcext:value-type="float">
            <text:p>-0.68787011434952</text:p>
          </table:table-cell>
          <table:table-cell office:value-type="float" office:value="-0.543668033601241" calcext:value-type="float">
            <text:p>-0.543668033601241</text:p>
          </table:table-cell>
          <table:table-cell office:value-type="float" office:value="0.480894765021348" calcext:value-type="float">
            <text:p>0.480894765021348</text:p>
          </table:table-cell>
          <table:table-cell/>
          <table:table-cell table:formula="of:=[.$J$6]/[.E30]+[.$K$6]/[.F30]+[.$L$6]/[.G30]" office:value-type="float" office:value="2.99910322252231" calcext:value-type="float">
            <text:p>2.99910322252231</text:p>
          </table:table-cell>
          <table:table-cell table:formula="of:=([.$J$6]*[.E30]+[.$K$6]*[.F30]+[.$L$6]*[.G30])/(SQRT(POWER([.$J$6];2)+POWER([.$K$6];2)+POWER([.$L$6];2))*SQRT(POWER([.$E30];2)+POWER([.$F30];2)+POWER([.$G30];2)) )" office:value-type="float" office:value="0.999858156313341" calcext:value-type="float">
            <text:p>0.99985815631334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9306713705876" calcext:value-type="float">
            <text:p>-0.689306713705876</text:p>
          </table:table-cell>
          <table:table-cell office:value-type="float" office:value="-0.542243096968614" calcext:value-type="float">
            <text:p>-0.542243096968614</text:p>
          </table:table-cell>
          <table:table-cell office:value-type="float" office:value="0.48044633230975" calcext:value-type="float">
            <text:p>0.48044633230975</text:p>
          </table:table-cell>
          <table:table-cell/>
          <table:table-cell table:formula="of:=[.$J$6]/[.E31]+[.$K$6]/[.F31]+[.$L$6]/[.G31]" office:value-type="float" office:value="3.00051536170875" calcext:value-type="float">
            <text:p>3.00051536170875</text:p>
          </table:table-cell>
          <table:table-cell table:formula="of:=([.$J$6]*[.E31]+[.$K$6]*[.F31]+[.$L$6]*[.G31])/(SQRT(POWER([.$J$6];2)+POWER([.$K$6];2)+POWER([.$L$6];2))*SQRT(POWER([.$E31];2)+POWER([.$F31];2)+POWER([.$G31];2)) )" office:value-type="float" office:value="0.99987881861303" calcext:value-type="float">
            <text:p>0.9998788186130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9528060353299" calcext:value-type="float">
            <text:p>-0.689528060353299</text:p>
          </table:table-cell>
          <table:table-cell office:value-type="float" office:value="-0.540916478513473" calcext:value-type="float">
            <text:p>-0.540916478513473</text:p>
          </table:table-cell>
          <table:table-cell office:value-type="float" office:value="0.481622691801374" calcext:value-type="float">
            <text:p>0.481622691801374</text:p>
          </table:table-cell>
          <table:table-cell/>
          <table:table-cell table:formula="of:=[.$J$6]/[.E32]+[.$K$6]/[.F32]+[.$L$6]/[.G32]" office:value-type="float" office:value="3.00010198196622" calcext:value-type="float">
            <text:p>3.00010198196622</text:p>
          </table:table-cell>
          <table:table-cell table:formula="of:=([.$J$6]*[.E32]+[.$K$6]*[.F32]+[.$L$6]*[.G32])/(SQRT(POWER([.$J$6];2)+POWER([.$K$6];2)+POWER([.$L$6];2))*SQRT(POWER([.$E32];2)+POWER([.$F32];2)+POWER([.$G32];2)) )" office:value-type="float" office:value="0.999904766330999" calcext:value-type="float">
            <text:p>0.99990476633099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012759021329" calcext:value-type="float">
            <text:p>-0.69012759021329</text:p>
          </table:table-cell>
          <table:table-cell office:value-type="float" office:value="-0.540396694138278" calcext:value-type="float">
            <text:p>-0.540396694138278</text:p>
          </table:table-cell>
          <table:table-cell office:value-type="float" office:value="0.481347402808842" calcext:value-type="float">
            <text:p>0.481347402808842</text:p>
          </table:table-cell>
          <table:table-cell/>
          <table:table-cell table:formula="of:=[.$J$6]/[.E33]+[.$K$6]/[.F33]+[.$L$6]/[.G33]" office:value-type="float" office:value="3.00075251959411" calcext:value-type="float">
            <text:p>3.00075251959411</text:p>
          </table:table-cell>
          <table:table-cell table:formula="of:=([.$J$6]*[.E33]+[.$K$6]*[.F33]+[.$L$6]*[.G33])/(SQRT(POWER([.$J$6];2)+POWER([.$K$6];2)+POWER([.$L$6];2))*SQRT(POWER([.$E33];2)+POWER([.$F33];2)+POWER([.$G33];2)) )" office:value-type="float" office:value="0.999909937254643" calcext:value-type="float">
            <text:p>0.99990993725464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0803139430424" calcext:value-type="float">
            <text:p>-0.690803139430424</text:p>
          </table:table-cell>
          <table:table-cell office:value-type="float" office:value="-0.540321364220916" calcext:value-type="float">
            <text:p>-0.540321364220916</text:p>
          </table:table-cell>
          <table:table-cell office:value-type="float" office:value="0.480462117049323" calcext:value-type="float">
            <text:p>0.480462117049323</text:p>
          </table:table-cell>
          <table:table-cell/>
          <table:table-cell table:formula="of:=[.$J$6]/[.E34]+[.$K$6]/[.F34]+[.$L$6]/[.G34]" office:value-type="float" office:value="3.00178062462342" calcext:value-type="float">
            <text:p>3.00178062462342</text:p>
          </table:table-cell>
          <table:table-cell table:formula="of:=([.$J$6]*[.E34]+[.$K$6]*[.F34]+[.$L$6]*[.G34])/(SQRT(POWER([.$J$6];2)+POWER([.$K$6];2)+POWER([.$L$6];2))*SQRT(POWER([.$E34];2)+POWER([.$F34];2)+POWER([.$G34];2)) )" office:value-type="float" office:value="0.999904813003476" calcext:value-type="float">
            <text:p>0.99990481300347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2057410316789" calcext:value-type="float">
            <text:p>-0.692057410316789</text:p>
          </table:table-cell>
          <table:table-cell office:value-type="float" office:value="-0.537926996931972" calcext:value-type="float">
            <text:p>-0.537926996931972</text:p>
          </table:table-cell>
          <table:table-cell office:value-type="float" office:value="0.481343003270401" calcext:value-type="float">
            <text:p>0.481343003270401</text:p>
          </table:table-cell>
          <table:table-cell/>
          <table:table-cell table:formula="of:=[.$J$6]/[.E35]+[.$K$6]/[.F35]+[.$L$6]/[.G35]" office:value-type="float" office:value="3.00246473092411" calcext:value-type="float">
            <text:p>3.00246473092411</text:p>
          </table:table-cell>
          <table:table-cell table:formula="of:=([.$J$6]*[.E35]+[.$K$6]*[.F35]+[.$L$6]*[.G35])/(SQRT(POWER([.$J$6];2)+POWER([.$K$6];2)+POWER([.$L$6];2))*SQRT(POWER([.$E35];2)+POWER([.$F35];2)+POWER([.$G35];2)) )" office:value-type="float" office:value="0.999935908288968" calcext:value-type="float">
            <text:p>0.9999359082889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3341147989028" calcext:value-type="float">
            <text:p>-0.693341147989028</text:p>
          </table:table-cell>
          <table:table-cell office:value-type="float" office:value="-0.537962011355084" calcext:value-type="float">
            <text:p>-0.537962011355084</text:p>
          </table:table-cell>
          <table:table-cell office:value-type="float" office:value="0.479452736819856" calcext:value-type="float">
            <text:p>0.479452736819856</text:p>
          </table:table-cell>
          <table:table-cell/>
          <table:table-cell table:formula="of:=[.$J$6]/[.E36]+[.$K$6]/[.F36]+[.$L$6]/[.G36]" office:value-type="float" office:value="3.00455499017905" calcext:value-type="float">
            <text:p>3.00455499017905</text:p>
          </table:table-cell>
          <table:table-cell table:formula="of:=([.$J$6]*[.E36]+[.$K$6]*[.F36]+[.$L$6]*[.G36])/(SQRT(POWER([.$J$6];2)+POWER([.$K$6];2)+POWER([.$L$6];2))*SQRT(POWER([.$E36];2)+POWER([.$F36];2)+POWER([.$G36];2)) )" office:value-type="float" office:value="0.999918820129818" calcext:value-type="float">
            <text:p>0.99991882012981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4568885529994" calcext:value-type="float">
            <text:p>-0.694568885529994</text:p>
          </table:table-cell>
          <table:table-cell office:value-type="float" office:value="-0.536830204513181" calcext:value-type="float">
            <text:p>-0.536830204513181</text:p>
          </table:table-cell>
          <table:table-cell office:value-type="float" office:value="0.478944041382663" calcext:value-type="float">
            <text:p>0.478944041382663</text:p>
          </table:table-cell>
          <table:table-cell/>
          <table:table-cell table:formula="of:=[.$J$6]/[.E37]+[.$K$6]/[.F37]+[.$L$6]/[.G37]" office:value-type="float" office:value="3.0059495669787" calcext:value-type="float">
            <text:p>3.0059495669787</text:p>
          </table:table-cell>
          <table:table-cell table:formula="of:=([.$J$6]*[.E37]+[.$K$6]*[.F37]+[.$L$6]*[.G37])/(SQRT(POWER([.$J$6];2)+POWER([.$K$6];2)+POWER([.$L$6];2))*SQRT(POWER([.$E37];2)+POWER([.$F37];2)+POWER([.$G37];2)) )" office:value-type="float" office:value="0.999920644022786" calcext:value-type="float">
            <text:p>0.99992064402278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7508430864208" calcext:value-type="float">
            <text:p>-0.697508430864208</text:p>
          </table:table-cell>
          <table:table-cell office:value-type="float" office:value="-0.5343796984315" calcext:value-type="float">
            <text:p>-0.5343796984315</text:p>
          </table:table-cell>
          <table:table-cell office:value-type="float" office:value="0.477410019561393" calcext:value-type="float">
            <text:p>0.477410019561393</text:p>
          </table:table-cell>
          <table:table-cell/>
          <table:table-cell table:formula="of:=[.$J$6]/[.E38]+[.$K$6]/[.F38]+[.$L$6]/[.G38]" office:value-type="float" office:value="3.00955554384277" calcext:value-type="float">
            <text:p>3.00955554384277</text:p>
          </table:table-cell>
          <table:table-cell table:formula="of:=([.$J$6]*[.E38]+[.$K$6]*[.F38]+[.$L$6]*[.G38])/(SQRT(POWER([.$J$6];2)+POWER([.$K$6];2)+POWER([.$L$6];2))*SQRT(POWER([.$E38];2)+POWER([.$F38];2)+POWER([.$G38];2)) )" office:value-type="float" office:value="0.999907793433077" calcext:value-type="float">
            <text:p>0.99990779343307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8345126523276" calcext:value-type="float">
            <text:p>-0.698345126523276</text:p>
          </table:table-cell>
          <table:table-cell office:value-type="float" office:value="-0.534225106283342" calcext:value-type="float">
            <text:p>-0.534225106283342</text:p>
          </table:table-cell>
          <table:table-cell office:value-type="float" office:value="0.476358709459312" calcext:value-type="float">
            <text:p>0.476358709459312</text:p>
          </table:table-cell>
          <table:table-cell/>
          <table:table-cell table:formula="of:=[.$J$6]/[.E39]+[.$K$6]/[.F39]+[.$L$6]/[.G39]" office:value-type="float" office:value="3.01091450979555" calcext:value-type="float">
            <text:p>3.01091450979555</text:p>
          </table:table-cell>
          <table:table-cell table:formula="of:=([.$J$6]*[.E39]+[.$K$6]*[.F39]+[.$L$6]*[.G39])/(SQRT(POWER([.$J$6];2)+POWER([.$K$6];2)+POWER([.$L$6];2))*SQRT(POWER([.$E39];2)+POWER([.$F39];2)+POWER([.$G39];2)) )" office:value-type="float" office:value="0.999891061406713" calcext:value-type="float">
            <text:p>0.99989106140671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87607983579" calcext:value-type="float">
            <text:p>-0.6987607983579</text:p>
          </table:table-cell>
          <table:table-cell office:value-type="float" office:value="-0.533808516608111" calcext:value-type="float">
            <text:p>-0.533808516608111</text:p>
          </table:table-cell>
          <table:table-cell office:value-type="float" office:value="0.476216142392168" calcext:value-type="float">
            <text:p>0.476216142392168</text:p>
          </table:table-cell>
          <table:table-cell/>
          <table:table-cell table:formula="of:=[.$J$6]/[.E40]+[.$K$6]/[.F40]+[.$L$6]/[.G40]" office:value-type="float" office:value="3.01140601936556" calcext:value-type="float">
            <text:p>3.01140601936556</text:p>
          </table:table-cell>
          <table:table-cell table:formula="of:=([.$J$6]*[.E40]+[.$K$6]*[.F40]+[.$L$6]*[.G40])/(SQRT(POWER([.$J$6];2)+POWER([.$K$6];2)+POWER([.$L$6];2))*SQRT(POWER([.$E40];2)+POWER([.$F40];2)+POWER([.$G40];2)) )" office:value-type="float" office:value="0.999888494977654" calcext:value-type="float">
            <text:p>0.99988849497765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0032739321434" calcext:value-type="float">
            <text:p>-0.700032739321434</text:p>
          </table:table-cell>
          <table:table-cell office:value-type="float" office:value="-0.533486449009569" calcext:value-type="float">
            <text:p>-0.533486449009569</text:p>
          </table:table-cell>
          <table:table-cell office:value-type="float" office:value="0.47470661739783" calcext:value-type="float">
            <text:p>0.47470661739783</text:p>
          </table:table-cell>
          <table:table-cell/>
          <table:table-cell table:formula="of:=[.$J$6]/[.E41]+[.$K$6]/[.F41]+[.$L$6]/[.G41]" office:value-type="float" office:value="3.01347126269735" calcext:value-type="float">
            <text:p>3.01347126269735</text:p>
          </table:table-cell>
          <table:table-cell table:formula="of:=([.$J$6]*[.E41]+[.$K$6]*[.F41]+[.$L$6]*[.G41])/(SQRT(POWER([.$J$6];2)+POWER([.$K$6];2)+POWER([.$L$6];2))*SQRT(POWER([.$E41];2)+POWER([.$F41];2)+POWER([.$G41];2)) )" office:value-type="float" office:value="0.999860314641341" calcext:value-type="float">
            <text:p>0.99986031464134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0177898528259" calcext:value-type="float">
            <text:p>-0.700177898528259</text:p>
          </table:table-cell>
          <table:table-cell office:value-type="float" office:value="-0.532628378845615" calcext:value-type="float">
            <text:p>-0.532628378845615</text:p>
          </table:table-cell>
          <table:table-cell office:value-type="float" office:value="0.475455487360114" calcext:value-type="float">
            <text:p>0.475455487360114</text:p>
          </table:table-cell>
          <table:table-cell/>
          <table:table-cell table:formula="of:=[.$J$6]/[.E42]+[.$K$6]/[.F42]+[.$L$6]/[.G42]" office:value-type="float" office:value="3.01324282001699" calcext:value-type="float">
            <text:p>3.01324282001699</text:p>
          </table:table-cell>
          <table:table-cell table:formula="of:=([.$J$6]*[.E42]+[.$K$6]*[.F42]+[.$L$6]*[.G42])/(SQRT(POWER([.$J$6];2)+POWER([.$K$6];2)+POWER([.$L$6];2))*SQRT(POWER([.$E42];2)+POWER([.$F42];2)+POWER([.$G42];2)) )" office:value-type="float" office:value="0.999872599431111" calcext:value-type="float">
            <text:p>0.99987259943111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101144959156" calcext:value-type="float">
            <text:p>-0.702101144959156</text:p>
          </table:table-cell>
          <table:table-cell office:value-type="float" office:value="-0.53220036445503" calcext:value-type="float">
            <text:p>-0.53220036445503</text:p>
          </table:table-cell>
          <table:table-cell office:value-type="float" office:value="0.473092754458335" calcext:value-type="float">
            <text:p>0.473092754458335</text:p>
          </table:table-cell>
          <table:table-cell/>
          <table:table-cell table:formula="of:=[.$J$6]/[.E43]+[.$K$6]/[.F43]+[.$L$6]/[.G43]" office:value-type="float" office:value="3.01647240957455" calcext:value-type="float">
            <text:p>3.01647240957455</text:p>
          </table:table-cell>
          <table:table-cell table:formula="of:=([.$J$6]*[.E43]+[.$K$6]*[.F43]+[.$L$6]*[.G43])/(SQRT(POWER([.$J$6];2)+POWER([.$K$6];2)+POWER([.$L$6];2))*SQRT(POWER([.$E43];2)+POWER([.$F43];2)+POWER([.$G43];2)) )" office:value-type="float" office:value="0.999821973197806" calcext:value-type="float">
            <text:p>0.99982197319780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972916373853" calcext:value-type="float">
            <text:p>-0.702972916373853</text:p>
          </table:table-cell>
          <table:table-cell office:value-type="float" office:value="-0.5306508726484" calcext:value-type="float">
            <text:p>-0.5306508726484</text:p>
          </table:table-cell>
          <table:table-cell office:value-type="float" office:value="0.473538520294107" calcext:value-type="float">
            <text:p>0.473538520294107</text:p>
          </table:table-cell>
          <table:table-cell/>
          <table:table-cell table:formula="of:=[.$J$6]/[.E44]+[.$K$6]/[.F44]+[.$L$6]/[.G44]" office:value-type="float" office:value="3.01718260454765" calcext:value-type="float">
            <text:p>3.01718260454765</text:p>
          </table:table-cell>
          <table:table-cell table:formula="of:=([.$J$6]*[.E44]+[.$K$6]*[.F44]+[.$L$6]*[.G44])/(SQRT(POWER([.$J$6];2)+POWER([.$K$6];2)+POWER([.$L$6];2))*SQRT(POWER([.$E44];2)+POWER([.$F44];2)+POWER([.$G44];2)) )" office:value-type="float" office:value="0.999822900861339" calcext:value-type="float">
            <text:p>0.99982290086133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314848977384" calcext:value-type="float">
            <text:p>-0.705314848977384</text:p>
          </table:table-cell>
          <table:table-cell office:value-type="float" office:value="-0.529678793834889" calcext:value-type="float">
            <text:p>-0.529678793834889</text:p>
          </table:table-cell>
          <table:table-cell office:value-type="float" office:value="0.471138343985742" calcext:value-type="float">
            <text:p>0.471138343985742</text:p>
          </table:table-cell>
          <table:table-cell/>
          <table:table-cell table:formula="of:=[.$J$6]/[.E45]+[.$K$6]/[.F45]+[.$L$6]/[.G45]" office:value-type="float" office:value="3.02100713828713" calcext:value-type="float">
            <text:p>3.02100713828713</text:p>
          </table:table-cell>
          <table:table-cell table:formula="of:=([.$J$6]*[.E45]+[.$K$6]*[.F45]+[.$L$6]*[.G45])/(SQRT(POWER([.$J$6];2)+POWER([.$K$6];2)+POWER([.$L$6];2))*SQRT(POWER([.$E45];2)+POWER([.$F45];2)+POWER([.$G45];2)) )" office:value-type="float" office:value="0.999755684924494" calcext:value-type="float">
            <text:p>0.99975568492449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068108392166" calcext:value-type="float">
            <text:p>-0.708068108392166</text:p>
          </table:table-cell>
          <table:table-cell office:value-type="float" office:value="-0.528019784293658" calcext:value-type="float">
            <text:p>-0.528019784293658</text:p>
          </table:table-cell>
          <table:table-cell office:value-type="float" office:value="0.468865291179053" calcext:value-type="float">
            <text:p>0.468865291179053</text:p>
          </table:table-cell>
          <table:table-cell/>
          <table:table-cell table:formula="of:=[.$J$6]/[.E46]+[.$K$6]/[.F46]+[.$L$6]/[.G46]" office:value-type="float" office:value="3.02536617837895" calcext:value-type="float">
            <text:p>3.02536617837895</text:p>
          </table:table-cell>
          <table:table-cell table:formula="of:=([.$J$6]*[.E46]+[.$K$6]*[.F46]+[.$L$6]*[.G46])/(SQRT(POWER([.$J$6];2)+POWER([.$K$6];2)+POWER([.$L$6];2))*SQRT(POWER([.$E46];2)+POWER([.$F46];2)+POWER([.$G46];2)) )" office:value-type="float" office:value="0.999671599167157" calcext:value-type="float">
            <text:p>0.99967159916715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58797960899" calcext:value-type="float">
            <text:p>-0.70958797960899</text:p>
          </table:table-cell>
          <table:table-cell office:value-type="float" office:value="-0.526822503230714" calcext:value-type="float">
            <text:p>-0.526822503230714</text:p>
          </table:table-cell>
          <table:table-cell office:value-type="float" office:value="0.467913399342395" calcext:value-type="float">
            <text:p>0.467913399342395</text:p>
          </table:table-cell>
          <table:table-cell/>
          <table:table-cell table:formula="of:=[.$J$6]/[.E47]+[.$K$6]/[.F47]+[.$L$6]/[.G47]" office:value-type="float" office:value="3.02767437512072" calcext:value-type="float">
            <text:p>3.02767437512072</text:p>
          </table:table-cell>
          <table:table-cell table:formula="of:=([.$J$6]*[.E47]+[.$K$6]*[.F47]+[.$L$6]*[.G47])/(SQRT(POWER([.$J$6];2)+POWER([.$K$6];2)+POWER([.$L$6];2))*SQRT(POWER([.$E47];2)+POWER([.$F47];2)+POWER([.$G47];2)) )" office:value-type="float" office:value="0.999624239268596" calcext:value-type="float">
            <text:p>0.99962423926859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421978512021" calcext:value-type="float">
            <text:p>-0.709421978512021</text:p>
          </table:table-cell>
          <table:table-cell office:value-type="float" office:value="-0.527090583738268" calcext:value-type="float">
            <text:p>-0.527090583738268</text:p>
          </table:table-cell>
          <table:table-cell office:value-type="float" office:value="0.467863198957282" calcext:value-type="float">
            <text:p>0.467863198957282</text:p>
          </table:table-cell>
          <table:table-cell/>
          <table:table-cell table:formula="of:=[.$J$6]/[.E48]+[.$K$6]/[.F48]+[.$L$6]/[.G48]" office:value-type="float" office:value="3.02750343783516" calcext:value-type="float">
            <text:p>3.02750343783516</text:p>
          </table:table-cell>
          <table:table-cell table:formula="of:=([.$J$6]*[.E48]+[.$K$6]*[.F48]+[.$L$6]*[.G48])/(SQRT(POWER([.$J$6];2)+POWER([.$K$6];2)+POWER([.$L$6];2))*SQRT(POWER([.$E48];2)+POWER([.$F48];2)+POWER([.$G48];2)) )" office:value-type="float" office:value="0.999626740370619" calcext:value-type="float">
            <text:p>0.99962674037061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740653883573" calcext:value-type="float">
            <text:p>-0.710740653883573</text:p>
          </table:table-cell>
          <table:table-cell office:value-type="float" office:value="-0.526132497217712" calcext:value-type="float">
            <text:p>-0.526132497217712</text:p>
          </table:table-cell>
          <table:table-cell office:value-type="float" office:value="0.466939308999152" calcext:value-type="float">
            <text:p>0.466939308999152</text:p>
          </table:table-cell>
          <table:table-cell/>
          <table:table-cell table:formula="of:=[.$J$6]/[.E49]+[.$K$6]/[.F49]+[.$L$6]/[.G49]" office:value-type="float" office:value="3.02959168017799" calcext:value-type="float">
            <text:p>3.02959168017799</text:p>
          </table:table-cell>
          <table:table-cell table:formula="of:=([.$J$6]*[.E49]+[.$K$6]*[.F49]+[.$L$6]*[.G49])/(SQRT(POWER([.$J$6];2)+POWER([.$K$6];2)+POWER([.$L$6];2))*SQRT(POWER([.$E49];2)+POWER([.$F49];2)+POWER([.$G49];2)) )" office:value-type="float" office:value="0.999580459393522" calcext:value-type="float">
            <text:p>0.99958045939352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179294655534" calcext:value-type="float">
            <text:p>-0.711179294655534</text:p>
          </table:table-cell>
          <table:table-cell office:value-type="float" office:value="-0.525130559775501" calcext:value-type="float">
            <text:p>-0.525130559775501</text:p>
          </table:table-cell>
          <table:table-cell office:value-type="float" office:value="0.467399086480842" calcext:value-type="float">
            <text:p>0.467399086480842</text:p>
          </table:table-cell>
          <table:table-cell/>
          <table:table-cell table:formula="of:=[.$J$6]/[.E50]+[.$K$6]/[.F50]+[.$L$6]/[.G50]" office:value-type="float" office:value="3.02988137195656" calcext:value-type="float">
            <text:p>3.02988137195656</text:p>
          </table:table-cell>
          <table:table-cell table:formula="of:=([.$J$6]*[.E50]+[.$K$6]*[.F50]+[.$L$6]*[.G50])/(SQRT(POWER([.$J$6];2)+POWER([.$K$6];2)+POWER([.$L$6];2))*SQRT(POWER([.$E50];2)+POWER([.$F50];2)+POWER([.$G50];2)) )" office:value-type="float" office:value="0.999578355624694" calcext:value-type="float">
            <text:p>0.99957835562469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643548313905" calcext:value-type="float">
            <text:p>-0.711643548313905</text:p>
          </table:table-cell>
          <table:table-cell office:value-type="float" office:value="-0.524728251920751" calcext:value-type="float">
            <text:p>-0.524728251920751</text:p>
          </table:table-cell>
          <table:table-cell office:value-type="float" office:value="0.467144219464811" calcext:value-type="float">
            <text:p>0.467144219464811</text:p>
          </table:table-cell>
          <table:table-cell/>
          <table:table-cell table:formula="of:=[.$J$6]/[.E51]+[.$K$6]/[.F51]+[.$L$6]/[.G51]" office:value-type="float" office:value="3.0305907287866" calcext:value-type="float">
            <text:p>3.0305907287866</text:p>
          </table:table-cell>
          <table:table-cell table:formula="of:=([.$J$6]*[.E51]+[.$K$6]*[.F51]+[.$L$6]*[.G51])/(SQRT(POWER([.$J$6];2)+POWER([.$K$6];2)+POWER([.$L$6];2))*SQRT(POWER([.$E51];2)+POWER([.$F51];2)+POWER([.$G51];2)) )" office:value-type="float" office:value="0.999562062552304" calcext:value-type="float">
            <text:p>0.99956206255230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451647678541" calcext:value-type="float">
            <text:p>-0.713451647678541</text:p>
          </table:table-cell>
          <table:table-cell office:value-type="float" office:value="-0.523260650550386" calcext:value-type="float">
            <text:p>-0.523260650550386</text:p>
          </table:table-cell>
          <table:table-cell office:value-type="float" office:value="0.466031155621984" calcext:value-type="float">
            <text:p>0.466031155621984</text:p>
          </table:table-cell>
          <table:table-cell/>
          <table:table-cell table:formula="of:=[.$J$6]/[.E52]+[.$K$6]/[.F52]+[.$L$6]/[.G52]" office:value-type="float" office:value="3.03345777876669" calcext:value-type="float">
            <text:p>3.03345777876669</text:p>
          </table:table-cell>
          <table:table-cell table:formula="of:=([.$J$6]*[.E52]+[.$K$6]*[.F52]+[.$L$6]*[.G52])/(SQRT(POWER([.$J$6];2)+POWER([.$K$6];2)+POWER([.$L$6];2))*SQRT(POWER([.$E52];2)+POWER([.$F52];2)+POWER([.$G52];2)) )" office:value-type="float" office:value="0.999492259324592" calcext:value-type="float">
            <text:p>0.99949225932459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509692991608" calcext:value-type="float">
            <text:p>-0.713509692991608</text:p>
          </table:table-cell>
          <table:table-cell office:value-type="float" office:value="-0.523076378791015" calcext:value-type="float">
            <text:p>-0.523076378791015</text:p>
          </table:table-cell>
          <table:table-cell office:value-type="float" office:value="0.466149139179619" calcext:value-type="float">
            <text:p>0.466149139179619</text:p>
          </table:table-cell>
          <table:table-cell/>
          <table:table-cell table:formula="of:=[.$J$6]/[.E53]+[.$K$6]/[.F53]+[.$L$6]/[.G53]" office:value-type="float" office:value="3.0334698052613" calcext:value-type="float">
            <text:p>3.0334698052613</text:p>
          </table:table-cell>
          <table:table-cell table:formula="of:=([.$J$6]*[.E53]+[.$K$6]*[.F53]+[.$L$6]*[.G53])/(SQRT(POWER([.$J$6];2)+POWER([.$K$6];2)+POWER([.$L$6];2))*SQRT(POWER([.$E53];2)+POWER([.$F53];2)+POWER([.$G53];2)) )" office:value-type="float" office:value="0.999492552040078" calcext:value-type="float">
            <text:p>0.99949255204007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808019969425" calcext:value-type="float">
            <text:p>-0.713808019969425</text:p>
          </table:table-cell>
          <table:table-cell office:value-type="float" office:value="-0.522095916630283" calcext:value-type="float">
            <text:p>-0.522095916630283</text:p>
          </table:table-cell>
          <table:table-cell office:value-type="float" office:value="0.466791135804134" calcext:value-type="float">
            <text:p>0.466791135804134</text:p>
          </table:table-cell>
          <table:table-cell/>
          <table:table-cell table:formula="of:=[.$J$6]/[.E54]+[.$K$6]/[.F54]+[.$L$6]/[.G54]" office:value-type="float" office:value="3.03352283234158" calcext:value-type="float">
            <text:p>3.03352283234158</text:p>
          </table:table-cell>
          <table:table-cell table:formula="of:=([.$J$6]*[.E54]+[.$K$6]*[.F54]+[.$L$6]*[.G54])/(SQRT(POWER([.$J$6];2)+POWER([.$K$6];2)+POWER([.$L$6];2))*SQRT(POWER([.$E54];2)+POWER([.$F54];2)+POWER([.$G54];2)) )" office:value-type="float" office:value="0.999493790239294" calcext:value-type="float">
            <text:p>0.99949379023929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164224111137" calcext:value-type="float">
            <text:p>-0.715164224111137</text:p>
          </table:table-cell>
          <table:table-cell office:value-type="float" office:value="-0.520967508131996" calcext:value-type="float">
            <text:p>-0.520967508131996</text:p>
          </table:table-cell>
          <table:table-cell office:value-type="float" office:value="0.465975308382595" calcext:value-type="float">
            <text:p>0.465975308382595</text:p>
          </table:table-cell>
          <table:table-cell/>
          <table:table-cell table:formula="of:=[.$J$6]/[.E55]+[.$K$6]/[.F55]+[.$L$6]/[.G55]" office:value-type="float" office:value="3.03571602718035" calcext:value-type="float">
            <text:p>3.03571602718035</text:p>
          </table:table-cell>
          <table:table-cell table:formula="of:=([.$J$6]*[.E55]+[.$K$6]*[.F55]+[.$L$6]*[.G55])/(SQRT(POWER([.$J$6];2)+POWER([.$K$6];2)+POWER([.$L$6];2))*SQRT(POWER([.$E55];2)+POWER([.$F55];2)+POWER([.$G55];2)) )" office:value-type="float" office:value="0.999436127845859" calcext:value-type="float">
            <text:p>0.99943612784585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246904363888" calcext:value-type="float">
            <text:p>-0.715246904363888</text:p>
          </table:table-cell>
          <table:table-cell office:value-type="float" office:value="-0.520213115430819" calcext:value-type="float">
            <text:p>-0.520213115430819</text:p>
          </table:table-cell>
          <table:table-cell office:value-type="float" office:value="0.466690668785692" calcext:value-type="float">
            <text:p>0.466690668785692</text:p>
          </table:table-cell>
          <table:table-cell/>
          <table:table-cell table:formula="of:=[.$J$6]/[.E56]+[.$K$6]/[.F56]+[.$L$6]/[.G56]" office:value-type="float" office:value="3.03546952689842" calcext:value-type="float">
            <text:p>3.03546952689842</text:p>
          </table:table-cell>
          <table:table-cell table:formula="of:=([.$J$6]*[.E56]+[.$K$6]*[.F56]+[.$L$6]*[.G56])/(SQRT(POWER([.$J$6];2)+POWER([.$K$6];2)+POWER([.$L$6];2))*SQRT(POWER([.$E56];2)+POWER([.$F56];2)+POWER([.$G56];2)) )" office:value-type="float" office:value="0.99944367506409" calcext:value-type="float">
            <text:p>0.9994436750640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067017258154" calcext:value-type="float">
            <text:p>-0.715067017258154</text:p>
          </table:table-cell>
          <table:table-cell office:value-type="float" office:value="-0.520001921266439" calcext:value-type="float">
            <text:p>-0.520001921266439</text:p>
          </table:table-cell>
          <table:table-cell office:value-type="float" office:value="0.467201415567996" calcext:value-type="float">
            <text:p>0.467201415567996</text:p>
          </table:table-cell>
          <table:table-cell/>
          <table:table-cell table:formula="of:=[.$J$6]/[.E57]+[.$K$6]/[.F57]+[.$L$6]/[.G57]" office:value-type="float" office:value="3.03498072126157" calcext:value-type="float">
            <text:p>3.03498072126157</text:p>
          </table:table-cell>
          <table:table-cell table:formula="of:=([.$J$6]*[.E57]+[.$K$6]*[.F57]+[.$L$6]*[.G57])/(SQRT(POWER([.$J$6];2)+POWER([.$K$6];2)+POWER([.$L$6];2))*SQRT(POWER([.$E57];2)+POWER([.$F57];2)+POWER([.$G57];2)) )" office:value-type="float" office:value="0.999457060855173" calcext:value-type="float">
            <text:p>0.99945706085517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062221406979" calcext:value-type="float">
            <text:p>-0.714062221406979</text:p>
          </table:table-cell>
          <table:table-cell office:value-type="float" office:value="-0.519391136665678" calcext:value-type="float">
            <text:p>-0.519391136665678</text:p>
          </table:table-cell>
          <table:table-cell office:value-type="float" office:value="0.46941238917658" calcext:value-type="float">
            <text:p>0.46941238917658</text:p>
          </table:table-cell>
          <table:table-cell/>
          <table:table-cell table:formula="of:=[.$J$6]/[.E58]+[.$K$6]/[.F58]+[.$L$6]/[.G58]" office:value-type="float" office:value="3.03260943496091" calcext:value-type="float">
            <text:p>3.03260943496091</text:p>
          </table:table-cell>
          <table:table-cell table:formula="of:=([.$J$6]*[.E58]+[.$K$6]*[.F58]+[.$L$6]*[.G58])/(SQRT(POWER([.$J$6];2)+POWER([.$K$6];2)+POWER([.$L$6];2))*SQRT(POWER([.$E58];2)+POWER([.$F58];2)+POWER([.$G58];2)) )" office:value-type="float" office:value="0.9995191965717" calcext:value-type="float">
            <text:p>0.999519196571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416450636775" calcext:value-type="float">
            <text:p>-0.715416450636775</text:p>
          </table:table-cell>
          <table:table-cell office:value-type="float" office:value="-0.518302587002352" calcext:value-type="float">
            <text:p>-0.518302587002352</text:p>
          </table:table-cell>
          <table:table-cell office:value-type="float" office:value="0.468552804350745" calcext:value-type="float">
            <text:p>0.468552804350745</text:p>
          </table:table-cell>
          <table:table-cell/>
          <table:table-cell table:formula="of:=[.$J$6]/[.E59]+[.$K$6]/[.F59]+[.$L$6]/[.G59]" office:value-type="float" office:value="3.03482802020326" calcext:value-type="float">
            <text:p>3.03482802020326</text:p>
          </table:table-cell>
          <table:table-cell table:formula="of:=([.$J$6]*[.E59]+[.$K$6]*[.F59]+[.$L$6]*[.G59])/(SQRT(POWER([.$J$6];2)+POWER([.$K$6];2)+POWER([.$L$6];2))*SQRT(POWER([.$E59];2)+POWER([.$F59];2)+POWER([.$G59];2)) )" office:value-type="float" office:value="0.999459876854119" calcext:value-type="float">
            <text:p>0.99945987685411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762439048886" calcext:value-type="float">
            <text:p>-0.714762439048886</text:p>
          </table:table-cell>
          <table:table-cell office:value-type="float" office:value="-0.518145432175817" calcext:value-type="float">
            <text:p>-0.518145432175817</text:p>
          </table:table-cell>
          <table:table-cell office:value-type="float" office:value="0.469723287521731" calcext:value-type="float">
            <text:p>0.469723287521731</text:p>
          </table:table-cell>
          <table:table-cell/>
          <table:table-cell table:formula="of:=[.$J$6]/[.E60]+[.$K$6]/[.F60]+[.$L$6]/[.G60]" office:value-type="float" office:value="3.03342192923097" calcext:value-type="float">
            <text:p>3.03342192923097</text:p>
          </table:table-cell>
          <table:table-cell table:formula="of:=([.$J$6]*[.E60]+[.$K$6]*[.F60]+[.$L$6]*[.G60])/(SQRT(POWER([.$J$6];2)+POWER([.$K$6];2)+POWER([.$L$6];2))*SQRT(POWER([.$E60];2)+POWER([.$F60];2)+POWER([.$G60];2)) )" office:value-type="float" office:value="0.999496273136889" calcext:value-type="float">
            <text:p>0.99949627313688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750966780893" calcext:value-type="float">
            <text:p>-0.714750966780893</text:p>
          </table:table-cell>
          <table:table-cell office:value-type="float" office:value="-0.517832788537984" calcext:value-type="float">
            <text:p>-0.517832788537984</text:p>
          </table:table-cell>
          <table:table-cell office:value-type="float" office:value="0.470085373736255" calcext:value-type="float">
            <text:p>0.470085373736255</text:p>
          </table:table-cell>
          <table:table-cell/>
          <table:table-cell table:formula="of:=[.$J$6]/[.E61]+[.$K$6]/[.F61]+[.$L$6]/[.G61]" office:value-type="float" office:value="3.03325258181517" calcext:value-type="float">
            <text:p>3.03325258181517</text:p>
          </table:table-cell>
          <table:table-cell table:formula="of:=([.$J$6]*[.E61]+[.$K$6]*[.F61]+[.$L$6]*[.G61])/(SQRT(POWER([.$J$6];2)+POWER([.$K$6];2)+POWER([.$L$6];2))*SQRT(POWER([.$E61];2)+POWER([.$F61];2)+POWER([.$G61];2)) )" office:value-type="float" office:value="0.999499825113551" calcext:value-type="float">
            <text:p>0.99949982511355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537411690256" calcext:value-type="float">
            <text:p>-0.715537411690256</text:p>
          </table:table-cell>
          <table:table-cell office:value-type="float" office:value="-0.516834485174658" calcext:value-type="float">
            <text:p>-0.516834485174658</text:p>
          </table:table-cell>
          <table:table-cell office:value-type="float" office:value="0.469987582182611" calcext:value-type="float">
            <text:p>0.469987582182611</text:p>
          </table:table-cell>
          <table:table-cell/>
          <table:table-cell table:formula="of:=[.$J$6]/[.E62]+[.$K$6]/[.F62]+[.$L$6]/[.G62]" office:value-type="float" office:value="3.03438049516769" calcext:value-type="float">
            <text:p>3.03438049516769</text:p>
          </table:table-cell>
          <table:table-cell table:formula="of:=([.$J$6]*[.E62]+[.$K$6]*[.F62]+[.$L$6]*[.G62])/(SQRT(POWER([.$J$6];2)+POWER([.$K$6];2)+POWER([.$L$6];2))*SQRT(POWER([.$E62];2)+POWER([.$F62];2)+POWER([.$G62];2)) )" office:value-type="float" office:value="0.999467758646319" calcext:value-type="float">
            <text:p>0.99946775864631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480268569429" calcext:value-type="float">
            <text:p>-0.715480268569429</text:p>
          </table:table-cell>
          <table:table-cell office:value-type="float" office:value="-0.516469972109362" calcext:value-type="float">
            <text:p>-0.516469972109362</text:p>
          </table:table-cell>
          <table:table-cell office:value-type="float" office:value="0.470475029302483" calcext:value-type="float">
            <text:p>0.470475029302483</text:p>
          </table:table-cell>
          <table:table-cell/>
          <table:table-cell table:formula="of:=[.$J$6]/[.E63]+[.$K$6]/[.F63]+[.$L$6]/[.G63]" office:value-type="float" office:value="3.03410279422494" calcext:value-type="float">
            <text:p>3.03410279422494</text:p>
          </table:table-cell>
          <table:table-cell table:formula="of:=([.$J$6]*[.E63]+[.$K$6]*[.F63]+[.$L$6]*[.G63])/(SQRT(POWER([.$J$6];2)+POWER([.$K$6];2)+POWER([.$L$6];2))*SQRT(POWER([.$E63];2)+POWER([.$F63];2)+POWER([.$G63];2)) )" office:value-type="float" office:value="0.999473527172682" calcext:value-type="float">
            <text:p>0.99947352717268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292268441845" calcext:value-type="float">
            <text:p>-0.715292268441845</text:p>
          </table:table-cell>
          <table:table-cell office:value-type="float" office:value="-0.516091703887932" calcext:value-type="float">
            <text:p>-0.516091703887932</text:p>
          </table:table-cell>
          <table:table-cell office:value-type="float" office:value="0.471175470377407" calcext:value-type="float">
            <text:p>0.471175470377407</text:p>
          </table:table-cell>
          <table:table-cell/>
          <table:table-cell table:formula="of:=[.$J$6]/[.E64]+[.$K$6]/[.F64]+[.$L$6]/[.G64]" office:value-type="float" office:value="3.03356321982145" calcext:value-type="float">
            <text:p>3.03356321982145</text:p>
          </table:table-cell>
          <table:table-cell table:formula="of:=([.$J$6]*[.E64]+[.$K$6]*[.F64]+[.$L$6]*[.G64])/(SQRT(POWER([.$J$6];2)+POWER([.$K$6];2)+POWER([.$L$6];2))*SQRT(POWER([.$E64];2)+POWER([.$F64];2)+POWER([.$G64];2)) )" office:value-type="float" office:value="0.99948557796277" calcext:value-type="float">
            <text:p>0.9994855779627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150730070767" calcext:value-type="float">
            <text:p>-0.715150730070767</text:p>
          </table:table-cell>
          <table:table-cell office:value-type="float" office:value="-0.515675589144337" calcext:value-type="float">
            <text:p>-0.515675589144337</text:p>
          </table:table-cell>
          <table:table-cell office:value-type="float" office:value="0.471845440838301" calcext:value-type="float">
            <text:p>0.471845440838301</text:p>
          </table:table-cell>
          <table:table-cell/>
          <table:table-cell table:formula="of:=[.$J$6]/[.E65]+[.$K$6]/[.F65]+[.$L$6]/[.G65]" office:value-type="float" office:value="3.03310890891685" calcext:value-type="float">
            <text:p>3.03310890891685</text:p>
          </table:table-cell>
          <table:table-cell table:formula="of:=([.$J$6]*[.E65]+[.$K$6]*[.F65]+[.$L$6]*[.G65])/(SQRT(POWER([.$J$6];2)+POWER([.$K$6];2)+POWER([.$L$6];2))*SQRT(POWER([.$E65];2)+POWER([.$F65];2)+POWER([.$G65];2)) )" office:value-type="float" office:value="0.999494849481152" calcext:value-type="float">
            <text:p>0.99949484948115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588429927247" calcext:value-type="float">
            <text:p>-0.716588429927247</text:p>
          </table:table-cell>
          <table:table-cell office:value-type="float" office:value="-0.514627689204177" calcext:value-type="float">
            <text:p>-0.514627689204177</text:p>
          </table:table-cell>
          <table:table-cell office:value-type="float" office:value="0.470807140556271" calcext:value-type="float">
            <text:p>0.470807140556271</text:p>
          </table:table-cell>
          <table:table-cell/>
          <table:table-cell table:formula="of:=[.$J$6]/[.E66]+[.$K$6]/[.F66]+[.$L$6]/[.G66]" office:value-type="float" office:value="3.03554480049817" calcext:value-type="float">
            <text:p>3.03554480049817</text:p>
          </table:table-cell>
          <table:table-cell table:formula="of:=([.$J$6]*[.E66]+[.$K$6]*[.F66]+[.$L$6]*[.G66])/(SQRT(POWER([.$J$6];2)+POWER([.$K$6];2)+POWER([.$L$6];2))*SQRT(POWER([.$E66];2)+POWER([.$F66];2)+POWER([.$G66];2)) )" office:value-type="float" office:value="0.999427446176557" calcext:value-type="float">
            <text:p>0.99942744617655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808615703818" calcext:value-type="float">
            <text:p>-0.715808615703818</text:p>
          </table:table-cell>
          <table:table-cell office:value-type="float" office:value="-0.514698713214139" calcext:value-type="float">
            <text:p>-0.514698713214139</text:p>
          </table:table-cell>
          <table:table-cell office:value-type="float" office:value="0.471914462906037" calcext:value-type="float">
            <text:p>0.471914462906037</text:p>
          </table:table-cell>
          <table:table-cell/>
          <table:table-cell table:formula="of:=[.$J$6]/[.E67]+[.$K$6]/[.F67]+[.$L$6]/[.G67]" office:value-type="float" office:value="3.03401727135139" calcext:value-type="float">
            <text:p>3.03401727135139</text:p>
          </table:table-cell>
          <table:table-cell table:formula="of:=([.$J$6]*[.E67]+[.$K$6]*[.F67]+[.$L$6]*[.G67])/(SQRT(POWER([.$J$6];2)+POWER([.$K$6];2)+POWER([.$L$6];2))*SQRT(POWER([.$E67];2)+POWER([.$F67];2)+POWER([.$G67];2)) )" office:value-type="float" office:value="0.999466704220323" calcext:value-type="float">
            <text:p>0.99946670422032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588294558404" calcext:value-type="float">
            <text:p>-0.717588294558404</text:p>
          </table:table-cell>
          <table:table-cell office:value-type="float" office:value="-0.513245262076598" calcext:value-type="float">
            <text:p>-0.513245262076598</text:p>
          </table:table-cell>
          <table:table-cell office:value-type="float" office:value="0.470793309711051" calcext:value-type="float">
            <text:p>0.470793309711051</text:p>
          </table:table-cell>
          <table:table-cell/>
          <table:table-cell table:formula="of:=[.$J$6]/[.E68]+[.$K$6]/[.F68]+[.$L$6]/[.G68]" office:value-type="float" office:value="3.03700177152941" calcext:value-type="float">
            <text:p>3.03700177152941</text:p>
          </table:table-cell>
          <table:table-cell table:formula="of:=([.$J$6]*[.E68]+[.$K$6]*[.F68]+[.$L$6]*[.G68])/(SQRT(POWER([.$J$6];2)+POWER([.$K$6];2)+POWER([.$L$6];2))*SQRT(POWER([.$E68];2)+POWER([.$F68];2)+POWER([.$G68];2)) )" office:value-type="float" office:value="0.999380754256478" calcext:value-type="float">
            <text:p>0.99938075425647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107017013142" calcext:value-type="float">
            <text:p>-0.717107017013142</text:p>
          </table:table-cell>
          <table:table-cell office:value-type="float" office:value="-0.513398294233412" calcext:value-type="float">
            <text:p>-0.513398294233412</text:p>
          </table:table-cell>
          <table:table-cell office:value-type="float" office:value="0.471359435705638" calcext:value-type="float">
            <text:p>0.471359435705638</text:p>
          </table:table-cell>
          <table:table-cell/>
          <table:table-cell table:formula="of:=[.$J$6]/[.E69]+[.$K$6]/[.F69]+[.$L$6]/[.G69]" office:value-type="float" office:value="3.03609366310596" calcext:value-type="float">
            <text:p>3.03609366310596</text:p>
          </table:table-cell>
          <table:table-cell table:formula="of:=([.$J$6]*[.E69]+[.$K$6]*[.F69]+[.$L$6]*[.G69])/(SQRT(POWER([.$J$6];2)+POWER([.$K$6];2)+POWER([.$L$6];2))*SQRT(POWER([.$E69];2)+POWER([.$F69];2)+POWER([.$G69];2)) )" office:value-type="float" office:value="0.999405462331948" calcext:value-type="float">
            <text:p>0.99940546233194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434982906988" calcext:value-type="float">
            <text:p>-0.717434982906988</text:p>
          </table:table-cell>
          <table:table-cell office:value-type="float" office:value="-0.513059621121324" calcext:value-type="float">
            <text:p>-0.513059621121324</text:p>
          </table:table-cell>
          <table:table-cell office:value-type="float" office:value="0.471229106142747" calcext:value-type="float">
            <text:p>0.471229106142747</text:p>
          </table:table-cell>
          <table:table-cell/>
          <table:table-cell table:formula="of:=[.$J$6]/[.E70]+[.$K$6]/[.F70]+[.$L$6]/[.G70]" office:value-type="float" office:value="3.03662048077099" calcext:value-type="float">
            <text:p>3.03662048077099</text:p>
          </table:table-cell>
          <table:table-cell table:formula="of:=([.$J$6]*[.E70]+[.$K$6]*[.F70]+[.$L$6]*[.G70])/(SQRT(POWER([.$J$6];2)+POWER([.$K$6];2)+POWER([.$L$6];2))*SQRT(POWER([.$E70];2)+POWER([.$F70];2)+POWER([.$G70];2)) )" office:value-type="float" office:value="0.999389416839056" calcext:value-type="float">
            <text:p>0.99938941683905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046664223353" calcext:value-type="float">
            <text:p>-0.717046664223353</text:p>
          </table:table-cell>
          <table:table-cell office:value-type="float" office:value="-0.512885099577899" calcext:value-type="float">
            <text:p>-0.512885099577899</text:p>
          </table:table-cell>
          <table:table-cell office:value-type="float" office:value="0.472009487147377" calcext:value-type="float">
            <text:p>0.472009487147377</text:p>
          </table:table-cell>
          <table:table-cell/>
          <table:table-cell table:formula="of:=[.$J$6]/[.E71]+[.$K$6]/[.F71]+[.$L$6]/[.G71]" office:value-type="float" office:value="3.03577812450012" calcext:value-type="float">
            <text:p>3.03577812450012</text:p>
          </table:table-cell>
          <table:table-cell table:formula="of:=([.$J$6]*[.E71]+[.$K$6]*[.F71]+[.$L$6]*[.G71])/(SQRT(POWER([.$J$6];2)+POWER([.$K$6];2)+POWER([.$L$6];2))*SQRT(POWER([.$E71];2)+POWER([.$F71];2)+POWER([.$G71];2)) )" office:value-type="float" office:value="0.999409783522632" calcext:value-type="float">
            <text:p>0.99940978352263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58568297295" calcext:value-type="float">
            <text:p>-0.71858568297295</text:p>
          </table:table-cell>
          <table:table-cell office:value-type="float" office:value="-0.511693688614787" calcext:value-type="float">
            <text:p>-0.511693688614787</text:p>
          </table:table-cell>
          <table:table-cell office:value-type="float" office:value="0.470960916911469" calcext:value-type="float">
            <text:p>0.470960916911469</text:p>
          </table:table-cell>
          <table:table-cell/>
          <table:table-cell table:formula="of:=[.$J$6]/[.E72]+[.$K$6]/[.F72]+[.$L$6]/[.G72]" office:value-type="float" office:value="3.03842259976398" calcext:value-type="float">
            <text:p>3.03842259976398</text:p>
          </table:table-cell>
          <table:table-cell table:formula="of:=([.$J$6]*[.E72]+[.$K$6]*[.F72]+[.$L$6]*[.G72])/(SQRT(POWER([.$J$6];2)+POWER([.$K$6];2)+POWER([.$L$6];2))*SQRT(POWER([.$E72];2)+POWER([.$F72];2)+POWER([.$G72];2)) )" office:value-type="float" office:value="0.999331494194125" calcext:value-type="float">
            <text:p>0.99933149419412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0059018707063" calcext:value-type="float">
            <text:p>-0.720059018707063</text:p>
          </table:table-cell>
          <table:table-cell office:value-type="float" office:value="-0.510456978771067" calcext:value-type="float">
            <text:p>-0.510456978771067</text:p>
          </table:table-cell>
          <table:table-cell office:value-type="float" office:value="0.470051786936862" calcext:value-type="float">
            <text:p>0.470051786936862</text:p>
          </table:table-cell>
          <table:table-cell/>
          <table:table-cell table:formula="of:=[.$J$6]/[.E73]+[.$K$6]/[.F73]+[.$L$6]/[.G73]" office:value-type="float" office:value="3.04096842331938" calcext:value-type="float">
            <text:p>3.04096842331938</text:p>
          </table:table-cell>
          <table:table-cell table:formula="of:=([.$J$6]*[.E73]+[.$K$6]*[.F73]+[.$L$6]*[.G73])/(SQRT(POWER([.$J$6];2)+POWER([.$K$6];2)+POWER([.$L$6];2))*SQRT(POWER([.$E73];2)+POWER([.$F73];2)+POWER([.$G73];2)) )" office:value-type="float" office:value="0.999251929553098" calcext:value-type="float">
            <text:p>0.99925192955309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0646323704191" calcext:value-type="float">
            <text:p>-0.720646323704191</text:p>
          </table:table-cell>
          <table:table-cell office:value-type="float" office:value="-0.509666053885755" calcext:value-type="float">
            <text:p>-0.509666053885755</text:p>
          </table:table-cell>
          <table:table-cell office:value-type="float" office:value="0.470009988881255" calcext:value-type="float">
            <text:p>0.470009988881255</text:p>
          </table:table-cell>
          <table:table-cell/>
          <table:table-cell table:formula="of:=[.$J$6]/[.E74]+[.$K$6]/[.F74]+[.$L$6]/[.G74]" office:value-type="float" office:value="3.0418879012778" calcext:value-type="float">
            <text:p>3.0418879012778</text:p>
          </table:table-cell>
          <table:table-cell table:formula="of:=([.$J$6]*[.E74]+[.$K$6]*[.F74]+[.$L$6]*[.G74])/(SQRT(POWER([.$J$6];2)+POWER([.$K$6];2)+POWER([.$L$6];2))*SQRT(POWER([.$E74];2)+POWER([.$F74];2)+POWER([.$G74];2)) )" office:value-type="float" office:value="0.999219203222654" calcext:value-type="float">
            <text:p>0.99921920322265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3794862606273" calcext:value-type="float">
            <text:p>-0.723794862606273</text:p>
          </table:table-cell>
          <table:table-cell office:value-type="float" office:value="-0.507083258438584" calcext:value-type="float">
            <text:p>-0.507083258438584</text:p>
          </table:table-cell>
          <table:table-cell office:value-type="float" office:value="0.467961073035006" calcext:value-type="float">
            <text:p>0.467961073035006</text:p>
          </table:table-cell>
          <table:table-cell/>
          <table:table-cell table:formula="of:=[.$J$6]/[.E75]+[.$K$6]/[.F75]+[.$L$6]/[.G75]" office:value-type="float" office:value="3.0475600091159" calcext:value-type="float">
            <text:p>3.0475600091159</text:p>
          </table:table-cell>
          <table:table-cell table:formula="of:=([.$J$6]*[.E75]+[.$K$6]*[.F75]+[.$L$6]*[.G75])/(SQRT(POWER([.$J$6];2)+POWER([.$K$6];2)+POWER([.$L$6];2))*SQRT(POWER([.$E75];2)+POWER([.$F75];2)+POWER([.$G75];2)) )" office:value-type="float" office:value="0.999029093455505" calcext:value-type="float">
            <text:p>0.99902909345550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5158064609894" calcext:value-type="float">
            <text:p>-0.725158064609894</text:p>
          </table:table-cell>
          <table:table-cell office:value-type="float" office:value="-0.505918147278606" calcext:value-type="float">
            <text:p>-0.505918147278606</text:p>
          </table:table-cell>
          <table:table-cell office:value-type="float" office:value="0.467110917861504" calcext:value-type="float">
            <text:p>0.467110917861504</text:p>
          </table:table-cell>
          <table:table-cell/>
          <table:table-cell table:formula="of:=[.$J$6]/[.E76]+[.$K$6]/[.F76]+[.$L$6]/[.G76]" office:value-type="float" office:value="3.05007039048716" calcext:value-type="float">
            <text:p>3.05007039048716</text:p>
          </table:table-cell>
          <table:table-cell table:formula="of:=([.$J$6]*[.E76]+[.$K$6]*[.F76]+[.$L$6]*[.G76])/(SQRT(POWER([.$J$6];2)+POWER([.$K$6];2)+POWER([.$L$6];2))*SQRT(POWER([.$E76];2)+POWER([.$F76];2)+POWER([.$G76];2)) )" office:value-type="float" office:value="0.998940034275244" calcext:value-type="float">
            <text:p>0.99894003427524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5114821753678" calcext:value-type="float">
            <text:p>-0.725114821753678</text:p>
          </table:table-cell>
          <table:table-cell office:value-type="float" office:value="-0.505656142293347" calcext:value-type="float">
            <text:p>-0.505656142293347</text:p>
          </table:table-cell>
          <table:table-cell office:value-type="float" office:value="0.467461614503417" calcext:value-type="float">
            <text:p>0.467461614503417</text:p>
          </table:table-cell>
          <table:table-cell/>
          <table:table-cell table:formula="of:=[.$J$6]/[.E77]+[.$K$6]/[.F77]+[.$L$6]/[.G77]" office:value-type="float" office:value="3.04988422148124" calcext:value-type="float">
            <text:p>3.04988422148124</text:p>
          </table:table-cell>
          <table:table-cell table:formula="of:=([.$J$6]*[.E77]+[.$K$6]*[.F77]+[.$L$6]*[.G77])/(SQRT(POWER([.$J$6];2)+POWER([.$K$6];2)+POWER([.$L$6];2))*SQRT(POWER([.$E77];2)+POWER([.$F77];2)+POWER([.$G77];2)) )" office:value-type="float" office:value="0.998942838781646" calcext:value-type="float">
            <text:p>0.99894283878164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6788300622415" calcext:value-type="float">
            <text:p>-0.726788300622415</text:p>
          </table:table-cell>
          <table:table-cell office:value-type="float" office:value="-0.504242892894151" calcext:value-type="float">
            <text:p>-0.504242892894151</text:p>
          </table:table-cell>
          <table:table-cell office:value-type="float" office:value="0.4663881120313" calcext:value-type="float">
            <text:p>0.4663881120313</text:p>
          </table:table-cell>
          <table:table-cell/>
          <table:table-cell table:formula="of:=[.$J$6]/[.E78]+[.$K$6]/[.F78]+[.$L$6]/[.G78]" office:value-type="float" office:value="3.05303079600422" calcext:value-type="float">
            <text:p>3.05303079600422</text:p>
          </table:table-cell>
          <table:table-cell table:formula="of:=([.$J$6]*[.E78]+[.$K$6]*[.F78]+[.$L$6]*[.G78])/(SQRT(POWER([.$J$6];2)+POWER([.$K$6];2)+POWER([.$L$6];2))*SQRT(POWER([.$E78];2)+POWER([.$F78];2)+POWER([.$G78];2)) )" office:value-type="float" office:value="0.998827941753339" calcext:value-type="float">
            <text:p>0.99882794175333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8120689032549" calcext:value-type="float">
            <text:p>-0.728120689032549</text:p>
          </table:table-cell>
          <table:table-cell office:value-type="float" office:value="-0.50308832557697" calcext:value-type="float">
            <text:p>-0.50308832557697</text:p>
          </table:table-cell>
          <table:table-cell office:value-type="float" office:value="0.465556010455161" calcext:value-type="float">
            <text:p>0.465556010455161</text:p>
          </table:table-cell>
          <table:table-cell/>
          <table:table-cell table:formula="of:=[.$J$6]/[.E79]+[.$K$6]/[.F79]+[.$L$6]/[.G79]" office:value-type="float" office:value="3.05557346872515" calcext:value-type="float">
            <text:p>3.05557346872515</text:p>
          </table:table-cell>
          <table:table-cell table:formula="of:=([.$J$6]*[.E79]+[.$K$6]*[.F79]+[.$L$6]*[.G79])/(SQRT(POWER([.$J$6];2)+POWER([.$K$6];2)+POWER([.$L$6];2))*SQRT(POWER([.$E79];2)+POWER([.$F79];2)+POWER([.$G79];2)) )" office:value-type="float" office:value="0.998731958546138" calcext:value-type="float">
            <text:p>0.99873195854613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7650654797259" calcext:value-type="float">
            <text:p>-0.727650654797259</text:p>
          </table:table-cell>
          <table:table-cell office:value-type="float" office:value="-0.503153584506679" calcext:value-type="float">
            <text:p>-0.503153584506679</text:p>
          </table:table-cell>
          <table:table-cell office:value-type="float" office:value="0.4662198998018" calcext:value-type="float">
            <text:p>0.4662198998018</text:p>
          </table:table-cell>
          <table:table-cell/>
          <table:table-cell table:formula="of:=[.$J$6]/[.E80]+[.$K$6]/[.F80]+[.$L$6]/[.G80]" office:value-type="float" office:value="3.05455483106305" calcext:value-type="float">
            <text:p>3.05455483106305</text:p>
          </table:table-cell>
          <table:table-cell table:formula="of:=([.$J$6]*[.E80]+[.$K$6]*[.F80]+[.$L$6]*[.G80])/(SQRT(POWER([.$J$6];2)+POWER([.$K$6];2)+POWER([.$L$6];2))*SQRT(POWER([.$E80];2)+POWER([.$F80];2)+POWER([.$G80];2)) )" office:value-type="float" office:value="0.998765779375291" calcext:value-type="float">
            <text:p>0.99876577937529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0483920393918" calcext:value-type="float">
            <text:p>-0.730483920393918</text:p>
          </table:table-cell>
          <table:table-cell office:value-type="float" office:value="-0.500625513951029" calcext:value-type="float">
            <text:p>-0.500625513951029</text:p>
          </table:table-cell>
          <table:table-cell office:value-type="float" office:value="0.464507628384293" calcext:value-type="float">
            <text:p>0.464507628384293</text:p>
          </table:table-cell>
          <table:table-cell/>
          <table:table-cell table:formula="of:=[.$J$6]/[.E81]+[.$K$6]/[.F81]+[.$L$6]/[.G81]" office:value-type="float" office:value="3.06004920932852" calcext:value-type="float">
            <text:p>3.06004920932852</text:p>
          </table:table-cell>
          <table:table-cell table:formula="of:=([.$J$6]*[.E81]+[.$K$6]*[.F81]+[.$L$6]*[.G81])/(SQRT(POWER([.$J$6];2)+POWER([.$K$6];2)+POWER([.$L$6];2))*SQRT(POWER([.$E81];2)+POWER([.$F81];2)+POWER([.$G81];2)) )" office:value-type="float" office:value="0.998550994581307" calcext:value-type="float">
            <text:p>0.99855099458130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2026821139575" calcext:value-type="float">
            <text:p>-0.732026821139575</text:p>
          </table:table-cell>
          <table:table-cell office:value-type="float" office:value="-0.499151203700355" calcext:value-type="float">
            <text:p>-0.499151203700355</text:p>
          </table:table-cell>
          <table:table-cell office:value-type="float" office:value="0.463664543583803" calcext:value-type="float">
            <text:p>0.463664543583803</text:p>
          </table:table-cell>
          <table:table-cell/>
          <table:table-cell table:formula="of:=[.$J$6]/[.E82]+[.$K$6]/[.F82]+[.$L$6]/[.G82]" office:value-type="float" office:value="3.06309208493369" calcext:value-type="float">
            <text:p>3.06309208493369</text:p>
          </table:table-cell>
          <table:table-cell table:formula="of:=([.$J$6]*[.E82]+[.$K$6]*[.F82]+[.$L$6]*[.G82])/(SQRT(POWER([.$J$6];2)+POWER([.$K$6];2)+POWER([.$L$6];2))*SQRT(POWER([.$E82];2)+POWER([.$F82];2)+POWER([.$G82];2)) )" office:value-type="float" office:value="0.998426031675891" calcext:value-type="float">
            <text:p>0.99842603167589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5203879206681" calcext:value-type="float">
            <text:p>-0.735203879206681</text:p>
          </table:table-cell>
          <table:table-cell office:value-type="float" office:value="-0.496172399206276" calcext:value-type="float">
            <text:p>-0.496172399206276</text:p>
          </table:table-cell>
          <table:table-cell office:value-type="float" office:value="0.461831361283895" calcext:value-type="float">
            <text:p>0.461831361283895</text:p>
          </table:table-cell>
          <table:table-cell/>
          <table:table-cell table:formula="of:=[.$J$6]/[.E83]+[.$K$6]/[.F83]+[.$L$6]/[.G83]" office:value-type="float" office:value="3.06956485174698" calcext:value-type="float">
            <text:p>3.06956485174698</text:p>
          </table:table-cell>
          <table:table-cell table:formula="of:=([.$J$6]*[.E83]+[.$K$6]*[.F83]+[.$L$6]*[.G83])/(SQRT(POWER([.$J$6];2)+POWER([.$K$6];2)+POWER([.$L$6];2))*SQRT(POWER([.$E83];2)+POWER([.$F83];2)+POWER([.$G83];2)) )" office:value-type="float" office:value="0.998151393654122" calcext:value-type="float">
            <text:p>0.99815139365412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6565770261479" calcext:value-type="float">
            <text:p>-0.736565770261479</text:p>
          </table:table-cell>
          <table:table-cell office:value-type="float" office:value="-0.494578748405166" calcext:value-type="float">
            <text:p>-0.494578748405166</text:p>
          </table:table-cell>
          <table:table-cell office:value-type="float" office:value="0.461370488550247" calcext:value-type="float">
            <text:p>0.461370488550247</text:p>
          </table:table-cell>
          <table:table-cell/>
          <table:table-cell table:formula="of:=[.$J$6]/[.E84]+[.$K$6]/[.F84]+[.$L$6]/[.G84]" office:value-type="float" office:value="3.07232225040255" calcext:value-type="float">
            <text:p>3.07232225040255</text:p>
          </table:table-cell>
          <table:table-cell table:formula="of:=([.$J$6]*[.E84]+[.$K$6]*[.F84]+[.$L$6]*[.G84])/(SQRT(POWER([.$J$6];2)+POWER([.$K$6];2)+POWER([.$L$6];2))*SQRT(POWER([.$E84];2)+POWER([.$F84];2)+POWER([.$G84];2)) )" office:value-type="float" office:value="0.998024820515226" calcext:value-type="float">
            <text:p>0.99802482051522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7914656655881" calcext:value-type="float">
            <text:p>-0.737914656655881</text:p>
          </table:table-cell>
          <table:table-cell office:value-type="float" office:value="-0.493311657458184" calcext:value-type="float">
            <text:p>-0.493311657458184</text:p>
          </table:table-cell>
          <table:table-cell office:value-type="float" office:value="0.460570915395548" calcext:value-type="float">
            <text:p>0.460570915395548</text:p>
          </table:table-cell>
          <table:table-cell/>
          <table:table-cell table:formula="of:=[.$J$6]/[.E85]+[.$K$6]/[.F85]+[.$L$6]/[.G85]" office:value-type="float" office:value="3.07519613215699" calcext:value-type="float">
            <text:p>3.07519613215699</text:p>
          </table:table-cell>
          <table:table-cell table:formula="of:=([.$J$6]*[.E85]+[.$K$6]*[.F85]+[.$L$6]*[.G85])/(SQRT(POWER([.$J$6];2)+POWER([.$K$6];2)+POWER([.$L$6];2))*SQRT(POWER([.$E85];2)+POWER([.$F85];2)+POWER([.$G85];2)) )" office:value-type="float" office:value="0.997896556665895" calcext:value-type="float">
            <text:p>0.99789655666589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9735977113932" calcext:value-type="float">
            <text:p>-0.739735977113932</text:p>
          </table:table-cell>
          <table:table-cell office:value-type="float" office:value="-0.491541656862124" calcext:value-type="float">
            <text:p>-0.491541656862124</text:p>
          </table:table-cell>
          <table:table-cell office:value-type="float" office:value="0.45954051370095" calcext:value-type="float">
            <text:p>0.45954051370095</text:p>
          </table:table-cell>
          <table:table-cell/>
          <table:table-cell table:formula="of:=[.$J$6]/[.E86]+[.$K$6]/[.F86]+[.$L$6]/[.G86]" office:value-type="float" office:value="3.07913479613422" calcext:value-type="float">
            <text:p>3.07913479613422</text:p>
          </table:table-cell>
          <table:table-cell table:formula="of:=([.$J$6]*[.E86]+[.$K$6]*[.F86]+[.$L$6]*[.G86])/(SQRT(POWER([.$J$6];2)+POWER([.$K$6];2)+POWER([.$L$6];2))*SQRT(POWER([.$E86];2)+POWER([.$F86];2)+POWER([.$G86];2)) )" office:value-type="float" office:value="0.997716120744308" calcext:value-type="float">
            <text:p>0.99771612074430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1636991404923" calcext:value-type="float">
            <text:p>-0.741636991404923</text:p>
          </table:table-cell>
          <table:table-cell office:value-type="float" office:value="-0.489285962771688" calcext:value-type="float">
            <text:p>-0.489285962771688</text:p>
          </table:table-cell>
          <table:table-cell office:value-type="float" office:value="0.458883230914397" calcext:value-type="float">
            <text:p>0.458883230914397</text:p>
          </table:table-cell>
          <table:table-cell/>
          <table:table-cell table:formula="of:=[.$J$6]/[.E87]+[.$K$6]/[.F87]+[.$L$6]/[.G87]" office:value-type="float" office:value="3.08322937769425" calcext:value-type="float">
            <text:p>3.08322937769425</text:p>
          </table:table-cell>
          <table:table-cell table:formula="of:=([.$J$6]*[.E87]+[.$K$6]*[.F87]+[.$L$6]*[.G87])/(SQRT(POWER([.$J$6];2)+POWER([.$K$6];2)+POWER([.$L$6];2))*SQRT(POWER([.$E87];2)+POWER([.$F87];2)+POWER([.$G87];2)) )" office:value-type="float" office:value="0.99751608893809" calcext:value-type="float">
            <text:p>0.9975160889380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2954990922106" calcext:value-type="float">
            <text:p>-0.742954990922106</text:p>
          </table:table-cell>
          <table:table-cell office:value-type="float" office:value="-0.487891093212523" calcext:value-type="float">
            <text:p>-0.487891093212523</text:p>
          </table:table-cell>
          <table:table-cell office:value-type="float" office:value="0.458235924636887" calcext:value-type="float">
            <text:p>0.458235924636887</text:p>
          </table:table-cell>
          <table:table-cell/>
          <table:table-cell table:formula="of:=[.$J$6]/[.E88]+[.$K$6]/[.F88]+[.$L$6]/[.G88]" office:value-type="float" office:value="3.08617483742531" calcext:value-type="float">
            <text:p>3.08617483742531</text:p>
          </table:table-cell>
          <table:table-cell table:formula="of:=([.$J$6]*[.E88]+[.$K$6]*[.F88]+[.$L$6]*[.G88])/(SQRT(POWER([.$J$6];2)+POWER([.$K$6];2)+POWER([.$L$6];2))*SQRT(POWER([.$E88];2)+POWER([.$F88];2)+POWER([.$G88];2)) )" office:value-type="float" office:value="0.997373224104423" calcext:value-type="float">
            <text:p>0.99737322410442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4791657532651" calcext:value-type="float">
            <text:p>-0.744791657532651</text:p>
          </table:table-cell>
          <table:table-cell office:value-type="float" office:value="-0.486081182598732" calcext:value-type="float">
            <text:p>-0.486081182598732</text:p>
          </table:table-cell>
          <table:table-cell office:value-type="float" office:value="0.457176629753954" calcext:value-type="float">
            <text:p>0.457176629753954</text:p>
          </table:table-cell>
          <table:table-cell/>
          <table:table-cell table:formula="of:=[.$J$6]/[.E89]+[.$K$6]/[.F89]+[.$L$6]/[.G89]" office:value-type="float" office:value="3.0903936297122" calcext:value-type="float">
            <text:p>3.0903936297122</text:p>
          </table:table-cell>
          <table:table-cell table:formula="of:=([.$J$6]*[.E89]+[.$K$6]*[.F89]+[.$L$6]*[.G89])/(SQRT(POWER([.$J$6];2)+POWER([.$K$6];2)+POWER([.$L$6];2))*SQRT(POWER([.$E89];2)+POWER([.$F89];2)+POWER([.$G89];2)) )" office:value-type="float" office:value="0.997168133729739" calcext:value-type="float">
            <text:p>0.99716813372973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6111630135007" calcext:value-type="float">
            <text:p>-0.746111630135007</text:p>
          </table:table-cell>
          <table:table-cell office:value-type="float" office:value="-0.484656649773277" calcext:value-type="float">
            <text:p>-0.484656649773277</text:p>
          </table:table-cell>
          <table:table-cell office:value-type="float" office:value="0.456536271513913" calcext:value-type="float">
            <text:p>0.456536271513913</text:p>
          </table:table-cell>
          <table:table-cell/>
          <table:table-cell table:formula="of:=[.$J$6]/[.E90]+[.$K$6]/[.F90]+[.$L$6]/[.G90]" office:value-type="float" office:value="3.09345352414822" calcext:value-type="float">
            <text:p>3.09345352414822</text:p>
          </table:table-cell>
          <table:table-cell table:formula="of:=([.$J$6]*[.E90]+[.$K$6]*[.F90]+[.$L$6]*[.G90])/(SQRT(POWER([.$J$6];2)+POWER([.$K$6];2)+POWER([.$L$6];2))*SQRT(POWER([.$E90];2)+POWER([.$F90];2)+POWER([.$G90];2)) )" office:value-type="float" office:value="0.997014317149702" calcext:value-type="float">
            <text:p>0.99701431714970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5986059101545" calcext:value-type="float">
            <text:p>-0.745986059101545</text:p>
          </table:table-cell>
          <table:table-cell office:value-type="float" office:value="-0.484530446052484" calcext:value-type="float">
            <text:p>-0.484530446052484</text:p>
          </table:table-cell>
          <table:table-cell office:value-type="float" office:value="0.456875307358941" calcext:value-type="float">
            <text:p>0.456875307358941</text:p>
          </table:table-cell>
          <table:table-cell/>
          <table:table-cell table:formula="of:=[.$J$6]/[.E91]+[.$K$6]/[.F91]+[.$L$6]/[.G91]" office:value-type="float" office:value="3.09309926707943" calcext:value-type="float">
            <text:p>3.09309926707943</text:p>
          </table:table-cell>
          <table:table-cell table:formula="of:=([.$J$6]*[.E91]+[.$K$6]*[.F91]+[.$L$6]*[.G91])/(SQRT(POWER([.$J$6];2)+POWER([.$K$6];2)+POWER([.$L$6];2))*SQRT(POWER([.$E91];2)+POWER([.$F91];2)+POWER([.$G91];2)) )" office:value-type="float" office:value="0.997026346775729" calcext:value-type="float">
            <text:p>0.99702634677572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9020296117266" calcext:value-type="float">
            <text:p>-0.749020296117266</text:p>
          </table:table-cell>
          <table:table-cell office:value-type="float" office:value="-0.481139469063207" calcext:value-type="float">
            <text:p>-0.481139469063207</text:p>
          </table:table-cell>
          <table:table-cell office:value-type="float" office:value="0.455492488756926" calcext:value-type="float">
            <text:p>0.455492488756926</text:p>
          </table:table-cell>
          <table:table-cell/>
          <table:table-cell table:formula="of:=[.$J$6]/[.E92]+[.$K$6]/[.F92]+[.$L$6]/[.G92]" office:value-type="float" office:value="3.10029643902848" calcext:value-type="float">
            <text:p>3.10029643902848</text:p>
          </table:table-cell>
          <table:table-cell table:formula="of:=([.$J$6]*[.E92]+[.$K$6]*[.F92]+[.$L$6]*[.G92])/(SQRT(POWER([.$J$6];2)+POWER([.$K$6];2)+POWER([.$L$6];2))*SQRT(POWER([.$E92];2)+POWER([.$F92];2)+POWER([.$G92];2)) )" office:value-type="float" office:value="0.996654730450435" calcext:value-type="float">
            <text:p>0.99665473045043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7937027167108" calcext:value-type="float">
            <text:p>-0.747937027167108</text:p>
          </table:table-cell>
          <table:table-cell office:value-type="float" office:value="-0.481608903026536" calcext:value-type="float">
            <text:p>-0.481608903026536</text:p>
          </table:table-cell>
          <table:table-cell office:value-type="float" office:value="0.456774635808519" calcext:value-type="float">
            <text:p>0.456774635808519</text:p>
          </table:table-cell>
          <table:table-cell/>
          <table:table-cell table:formula="of:=[.$J$6]/[.E93]+[.$K$6]/[.F93]+[.$L$6]/[.G93]" office:value-type="float" office:value="3.09754719627519" calcext:value-type="float">
            <text:p>3.09754719627519</text:p>
          </table:table-cell>
          <table:table-cell table:formula="of:=([.$J$6]*[.E93]+[.$K$6]*[.F93]+[.$L$6]*[.G93])/(SQRT(POWER([.$J$6];2)+POWER([.$K$6];2)+POWER([.$L$6];2))*SQRT(POWER([.$E93];2)+POWER([.$F93];2)+POWER([.$G93];2)) )" office:value-type="float" office:value="0.996780437044259" calcext:value-type="float">
            <text:p>0.99678043704425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8948531085277" calcext:value-type="float">
            <text:p>-0.748948531085277</text:p>
          </table:table-cell>
          <table:table-cell office:value-type="float" office:value="-0.480165692798271" calcext:value-type="float">
            <text:p>-0.480165692798271</text:p>
          </table:table-cell>
          <table:table-cell office:value-type="float" office:value="0.456636622759019" calcext:value-type="float">
            <text:p>0.456636622759019</text:p>
          </table:table-cell>
          <table:table-cell/>
          <table:table-cell table:formula="of:=[.$J$6]/[.E94]+[.$K$6]/[.F94]+[.$L$6]/[.G94]" office:value-type="float" office:value="3.09992705627367" calcext:value-type="float">
            <text:p>3.09992705627367</text:p>
          </table:table-cell>
          <table:table-cell table:formula="of:=([.$J$6]*[.E94]+[.$K$6]*[.F94]+[.$L$6]*[.G94])/(SQRT(POWER([.$J$6];2)+POWER([.$K$6];2)+POWER([.$L$6];2))*SQRT(POWER([.$E94];2)+POWER([.$F94];2)+POWER([.$G94];2)) )" office:value-type="float" office:value="0.996648839192709" calcext:value-type="float">
            <text:p>0.99664883919270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50115844214181" calcext:value-type="float">
            <text:p>-0.750115844214181</text:p>
          </table:table-cell>
          <table:table-cell office:value-type="float" office:value="-0.478686525787043" calcext:value-type="float">
            <text:p>-0.478686525787043</text:p>
          </table:table-cell>
          <table:table-cell office:value-type="float" office:value="0.45627341615393" calcext:value-type="float">
            <text:p>0.45627341615393</text:p>
          </table:table-cell>
          <table:table-cell/>
          <table:table-cell table:formula="of:=[.$J$6]/[.E95]+[.$K$6]/[.F95]+[.$L$6]/[.G95]" office:value-type="float" office:value="3.10275071203942" calcext:value-type="float">
            <text:p>3.10275071203942</text:p>
          </table:table-cell>
          <table:table-cell table:formula="of:=([.$J$6]*[.E95]+[.$K$6]*[.F95]+[.$L$6]*[.G95])/(SQRT(POWER([.$J$6];2)+POWER([.$K$6];2)+POWER([.$L$6];2))*SQRT(POWER([.$E95];2)+POWER([.$F95];2)+POWER([.$G95];2)) )" office:value-type="float" office:value="0.996495932722541" calcext:value-type="float">
            <text:p>0.99649593272254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51672936408646" calcext:value-type="float">
            <text:p>-0.751672936408646</text:p>
          </table:table-cell>
          <table:table-cell office:value-type="float" office:value="-0.476692617537705" calcext:value-type="float">
            <text:p>-0.476692617537705</text:p>
          </table:table-cell>
          <table:table-cell office:value-type="float" office:value="0.455798140689335" calcext:value-type="float">
            <text:p>0.455798140689335</text:p>
          </table:table-cell>
          <table:table-cell/>
          <table:table-cell table:formula="of:=[.$J$6]/[.E96]+[.$K$6]/[.F96]+[.$L$6]/[.G96]" office:value-type="float" office:value="3.10658611410535" calcext:value-type="float">
            <text:p>3.10658611410535</text:p>
          </table:table-cell>
          <table:table-cell table:formula="of:=([.$J$6]*[.E96]+[.$K$6]*[.F96]+[.$L$6]*[.G96])/(SQRT(POWER([.$J$6];2)+POWER([.$K$6];2)+POWER([.$L$6];2))*SQRT(POWER([.$E96];2)+POWER([.$F96];2)+POWER([.$G96];2)) )" office:value-type="float" office:value="0.99628543753684" calcext:value-type="float">
            <text:p>0.9962854375368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51668133694319" calcext:value-type="float">
            <text:p>-0.751668133694319</text:p>
          </table:table-cell>
          <table:table-cell office:value-type="float" office:value="-0.476683417883823" calcext:value-type="float">
            <text:p>-0.476683417883823</text:p>
          </table:table-cell>
          <table:table-cell office:value-type="float" office:value="0.455815681940733" calcext:value-type="float">
            <text:p>0.455815681940733</text:p>
          </table:table-cell>
          <table:table-cell/>
          <table:table-cell table:formula="of:=[.$J$6]/[.E97]+[.$K$6]/[.F97]+[.$L$6]/[.G97]" office:value-type="float" office:value="3.10657214442192" calcext:value-type="float">
            <text:p>3.10657214442192</text:p>
          </table:table-cell>
          <table:table-cell table:formula="of:=([.$J$6]*[.E97]+[.$K$6]*[.F97]+[.$L$6]*[.G97])/(SQRT(POWER([.$J$6];2)+POWER([.$K$6];2)+POWER([.$L$6];2))*SQRT(POWER([.$E97];2)+POWER([.$F97];2)+POWER([.$G97];2)) )" office:value-type="float" office:value="0.996285818654929" calcext:value-type="float">
            <text:p>0.99628581865492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53882434699557" calcext:value-type="float">
            <text:p>-0.753882434699557</text:p>
          </table:table-cell>
          <table:table-cell office:value-type="float" office:value="-0.473945432045205" calcext:value-type="float">
            <text:p>-0.473945432045205</text:p>
          </table:table-cell>
          <table:table-cell office:value-type="float" office:value="0.45501318892418" calcext:value-type="float">
            <text:p>0.45501318892418</text:p>
          </table:table-cell>
          <table:table-cell/>
          <table:table-cell table:formula="of:=[.$J$6]/[.E98]+[.$K$6]/[.F98]+[.$L$6]/[.G98]" office:value-type="float" office:value="3.11218030577952" calcext:value-type="float">
            <text:p>3.11218030577952</text:p>
          </table:table-cell>
          <table:table-cell table:formula="of:=([.$J$6]*[.E98]+[.$K$6]*[.F98]+[.$L$6]*[.G98])/(SQRT(POWER([.$J$6];2)+POWER([.$K$6];2)+POWER([.$L$6];2))*SQRT(POWER([.$E98];2)+POWER([.$F98];2)+POWER([.$G98];2)) )" office:value-type="float" office:value="0.99597619123172" calcext:value-type="float">
            <text:p>0.9959761912317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53568054174277" calcext:value-type="float">
            <text:p>-0.753568054174277</text:p>
          </table:table-cell>
          <table:table-cell office:value-type="float" office:value="-0.47394134006107" calcext:value-type="float">
            <text:p>-0.47394134006107</text:p>
          </table:table-cell>
          <table:table-cell office:value-type="float" office:value="0.455537917092652" calcext:value-type="float">
            <text:p>0.455537917092652</text:p>
          </table:table-cell>
          <table:table-cell/>
          <table:table-cell table:formula="of:=[.$J$6]/[.E99]+[.$K$6]/[.F99]+[.$L$6]/[.G99]" office:value-type="float" office:value="3.111334639862" calcext:value-type="float">
            <text:p>3.111334639862</text:p>
          </table:table-cell>
          <table:table-cell table:formula="of:=([.$J$6]*[.E99]+[.$K$6]*[.F99]+[.$L$6]*[.G99])/(SQRT(POWER([.$J$6];2)+POWER([.$K$6];2)+POWER([.$L$6];2))*SQRT(POWER([.$E99];2)+POWER([.$F99];2)+POWER([.$G99];2)) )" office:value-type="float" office:value="0.996012995080675" calcext:value-type="float">
            <text:p>0.99601299508067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52669195070272" calcext:value-type="float">
            <text:p>-0.752669195070272</text:p>
          </table:table-cell>
          <table:table-cell office:value-type="float" office:value="-0.474559079561549" calcext:value-type="float">
            <text:p>-0.474559079561549</text:p>
          </table:table-cell>
          <table:table-cell office:value-type="float" office:value="0.456380063979534" calcext:value-type="float">
            <text:p>0.456380063979534</text:p>
          </table:table-cell>
          <table:table-cell/>
          <table:table-cell table:formula="of:=[.$J$6]/[.E100]+[.$K$6]/[.F100]+[.$L$6]/[.G100]" office:value-type="float" office:value="3.10899506094332" calcext:value-type="float">
            <text:p>3.10899506094332</text:p>
          </table:table-cell>
          <table:table-cell table:formula="of:=([.$J$6]*[.E100]+[.$K$6]*[.F100]+[.$L$6]*[.G100])/(SQRT(POWER([.$J$6];2)+POWER([.$K$6];2)+POWER([.$L$6];2))*SQRT(POWER([.$E100];2)+POWER([.$F100];2)+POWER([.$G100];2)) )" office:value-type="float" office:value="0.996129740389378" calcext:value-type="float">
            <text:p>0.99612974038937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53214437853475" calcext:value-type="float">
            <text:p>-0.753214437853475</text:p>
          </table:table-cell>
          <table:table-cell office:value-type="float" office:value="-0.473317045805058" calcext:value-type="float">
            <text:p>-0.473317045805058</text:p>
          </table:table-cell>
          <table:table-cell office:value-type="float" office:value="0.456770166231822" calcext:value-type="float">
            <text:p>0.456770166231822</text:p>
          </table:table-cell>
          <table:table-cell/>
          <table:table-cell table:formula="of:=[.$J$6]/[.E101]+[.$K$6]/[.F101]+[.$L$6]/[.G101]" office:value-type="float" office:value="3.11034325637529" calcext:value-type="float">
            <text:p>3.11034325637529</text:p>
          </table:table-cell>
          <table:table-cell table:formula="of:=([.$J$6]*[.E101]+[.$K$6]*[.F101]+[.$L$6]*[.G101])/(SQRT(POWER([.$J$6];2)+POWER([.$K$6];2)+POWER([.$L$6];2))*SQRT(POWER([.$E101];2)+POWER([.$F101];2)+POWER([.$G101];2)) )" office:value-type="float" office:value="0.996040165182842" calcext:value-type="float">
            <text:p>0.99604016518284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53692302710422" calcext:value-type="float">
            <text:p>-0.753692302710422</text:p>
          </table:table-cell>
          <table:table-cell office:value-type="float" office:value="-0.472538797083379" calcext:value-type="float">
            <text:p>-0.472538797083379</text:p>
          </table:table-cell>
          <table:table-cell office:value-type="float" office:value="0.456787694762079" calcext:value-type="float">
            <text:p>0.456787694762079</text:p>
          </table:table-cell>
          <table:table-cell/>
          <table:table-cell table:formula="of:=[.$J$6]/[.E102]+[.$K$6]/[.F102]+[.$L$6]/[.G102]" office:value-type="float" office:value="3.11156284252779" calcext:value-type="float">
            <text:p>3.11156284252779</text:p>
          </table:table-cell>
          <table:table-cell table:formula="of:=([.$J$6]*[.E102]+[.$K$6]*[.F102]+[.$L$6]*[.G102])/(SQRT(POWER([.$J$6];2)+POWER([.$K$6];2)+POWER([.$L$6];2))*SQRT(POWER([.$E102];2)+POWER([.$F102];2)+POWER([.$G102];2)) )" office:value-type="float" office:value="0.995967374843175" calcext:value-type="float">
            <text:p>0.99596737484317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52331735028932" calcext:value-type="float">
            <text:p>-0.752331735028932</text:p>
          </table:table-cell>
          <table:table-cell office:value-type="float" office:value="-0.473314118132704" calcext:value-type="float">
            <text:p>-0.473314118132704</text:p>
          </table:table-cell>
          <table:table-cell office:value-type="float" office:value="0.458225606055159" calcext:value-type="float">
            <text:p>0.458225606055159</text:p>
          </table:table-cell>
          <table:table-cell/>
          <table:table-cell table:formula="of:=[.$J$6]/[.E103]+[.$K$6]/[.F103]+[.$L$6]/[.G103]" office:value-type="float" office:value="3.10802684744182" calcext:value-type="float">
            <text:p>3.10802684744182</text:p>
          </table:table-cell>
          <table:table-cell table:formula="of:=([.$J$6]*[.E103]+[.$K$6]*[.F103]+[.$L$6]*[.G103])/(SQRT(POWER([.$J$6];2)+POWER([.$K$6];2)+POWER([.$L$6];2))*SQRT(POWER([.$E103];2)+POWER([.$F103];2)+POWER([.$G103];2)) )" office:value-type="float" office:value="0.996139295795735" calcext:value-type="float">
            <text:p>0.99613929579573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52379879405286" calcext:value-type="float">
            <text:p>-0.752379879405286</text:p>
          </table:table-cell>
          <table:table-cell office:value-type="float" office:value="-0.472814719530768" calcext:value-type="float">
            <text:p>-0.472814719530768</text:p>
          </table:table-cell>
          <table:table-cell office:value-type="float" office:value="0.45866192131147" calcext:value-type="float">
            <text:p>0.45866192131147</text:p>
          </table:table-cell>
          <table:table-cell/>
          <table:table-cell table:formula="of:=[.$J$6]/[.E104]+[.$K$6]/[.F104]+[.$L$6]/[.G104]" office:value-type="float" office:value="3.10813463390129" calcext:value-type="float">
            <text:p>3.10813463390129</text:p>
          </table:table-cell>
          <table:table-cell table:formula="of:=([.$J$6]*[.E104]+[.$K$6]*[.F104]+[.$L$6]*[.G104])/(SQRT(POWER([.$J$6];2)+POWER([.$K$6];2)+POWER([.$L$6];2))*SQRT(POWER([.$E104];2)+POWER([.$F104];2)+POWER([.$G104];2)) )" office:value-type="float" office:value="0.996121504712373" calcext:value-type="float">
            <text:p>0.99612150471237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53197938593436" calcext:value-type="float">
            <text:p>-0.753197938593436</text:p>
          </table:table-cell>
          <table:table-cell office:value-type="float" office:value="-0.471452487195824" calcext:value-type="float">
            <text:p>-0.471452487195824</text:p>
          </table:table-cell>
          <table:table-cell office:value-type="float" office:value="0.458721503327967" calcext:value-type="float">
            <text:p>0.458721503327967</text:p>
          </table:table-cell>
          <table:table-cell/>
          <table:table-cell table:formula="of:=[.$J$6]/[.E105]+[.$K$6]/[.F105]+[.$L$6]/[.G105]" office:value-type="float" office:value="3.11023431079616" calcext:value-type="float">
            <text:p>3.11023431079616</text:p>
          </table:table-cell>
          <table:table-cell table:formula="of:=([.$J$6]*[.E105]+[.$K$6]*[.F105]+[.$L$6]*[.G105])/(SQRT(POWER([.$J$6];2)+POWER([.$K$6];2)+POWER([.$L$6];2))*SQRT(POWER([.$E105];2)+POWER([.$F105];2)+POWER([.$G105];2)) )" office:value-type="float" office:value="0.995995497992537" calcext:value-type="float">
            <text:p>0.99599549799253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53211027029283" calcext:value-type="float">
            <text:p>-0.753211027029283</text:p>
          </table:table-cell>
          <table:table-cell office:value-type="float" office:value="-0.471430511596486" calcext:value-type="float">
            <text:p>-0.471430511596486</text:p>
          </table:table-cell>
          <table:table-cell office:value-type="float" office:value="0.458722597543841" calcext:value-type="float">
            <text:p>0.458722597543841</text:p>
          </table:table-cell>
          <table:table-cell/>
          <table:table-cell table:formula="of:=[.$J$6]/[.E106]+[.$K$6]/[.F106]+[.$L$6]/[.G106]" office:value-type="float" office:value="3.1102681775512" calcext:value-type="float">
            <text:p>3.1102681775512</text:p>
          </table:table-cell>
          <table:table-cell table:formula="of:=([.$J$6]*[.E106]+[.$K$6]*[.F106]+[.$L$6]*[.G106])/(SQRT(POWER([.$J$6];2)+POWER([.$K$6];2)+POWER([.$L$6];2))*SQRT(POWER([.$E106];2)+POWER([.$F106];2)+POWER([.$G106];2)) )" office:value-type="float" office:value="0.995993455156539" calcext:value-type="float">
            <text:p>0.99599345515653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53340532539904" calcext:value-type="float">
            <text:p>-0.753340532539904</text:p>
          </table:table-cell>
          <table:table-cell office:value-type="float" office:value="-0.470852143814032" calcext:value-type="float">
            <text:p>-0.470852143814032</text:p>
          </table:table-cell>
          <table:table-cell office:value-type="float" office:value="0.45910380165952" calcext:value-type="float">
            <text:p>0.45910380165952</text:p>
          </table:table-cell>
          <table:table-cell/>
          <table:table-cell table:formula="of:=[.$J$6]/[.E107]+[.$K$6]/[.F107]+[.$L$6]/[.G107]" office:value-type="float" office:value="3.11060508349154" calcext:value-type="float">
            <text:p>3.11060508349154</text:p>
          </table:table-cell>
          <table:table-cell table:formula="of:=([.$J$6]*[.E107]+[.$K$6]*[.F107]+[.$L$6]*[.G107])/(SQRT(POWER([.$J$6];2)+POWER([.$K$6];2)+POWER([.$L$6];2))*SQRT(POWER([.$E107];2)+POWER([.$F107];2)+POWER([.$G107];2)) )" office:value-type="float" office:value="0.995963212948047" calcext:value-type="float">
            <text:p>0.99596321294804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52797287972162" calcext:value-type="float">
            <text:p>-0.752797287972162</text:p>
          </table:table-cell>
          <table:table-cell office:value-type="float" office:value="-0.471079184702114" calcext:value-type="float">
            <text:p>-0.471079184702114</text:p>
          </table:table-cell>
          <table:table-cell office:value-type="float" office:value="0.459761508787055" calcext:value-type="float">
            <text:p>0.459761508787055</text:p>
          </table:table-cell>
          <table:table-cell/>
          <table:table-cell table:formula="of:=[.$J$6]/[.E108]+[.$K$6]/[.F108]+[.$L$6]/[.G108]" office:value-type="float" office:value="3.10920165938284" calcext:value-type="float">
            <text:p>3.10920165938284</text:p>
          </table:table-cell>
          <table:table-cell table:formula="of:=([.$J$6]*[.E108]+[.$K$6]*[.F108]+[.$L$6]*[.G108])/(SQRT(POWER([.$J$6];2)+POWER([.$K$6];2)+POWER([.$L$6];2))*SQRT(POWER([.$E108];2)+POWER([.$F108];2)+POWER([.$G108];2)) )" office:value-type="float" office:value="0.996029022081187" calcext:value-type="float">
            <text:p>0.99602902208118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51742090987503" calcext:value-type="float">
            <text:p>-0.751742090987503</text:p>
          </table:table-cell>
          <table:table-cell office:value-type="float" office:value="-0.471895281258958" calcext:value-type="float">
            <text:p>-0.471895281258958</text:p>
          </table:table-cell>
          <table:table-cell office:value-type="float" office:value="0.460650270990114" calcext:value-type="float">
            <text:p>0.460650270990114</text:p>
          </table:table-cell>
          <table:table-cell/>
          <table:table-cell table:formula="of:=[.$J$6]/[.E109]+[.$K$6]/[.F109]+[.$L$6]/[.G109]" office:value-type="float" office:value="3.10649472240381" calcext:value-type="float">
            <text:p>3.10649472240381</text:p>
          </table:table-cell>
          <table:table-cell table:formula="of:=([.$J$6]*[.E109]+[.$K$6]*[.F109]+[.$L$6]*[.G109])/(SQRT(POWER([.$J$6];2)+POWER([.$K$6];2)+POWER([.$L$6];2))*SQRT(POWER([.$E109];2)+POWER([.$F109];2)+POWER([.$G109];2)) )" office:value-type="float" office:value="0.996165387322115" calcext:value-type="float">
            <text:p>0.99616538732211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52558617429491" calcext:value-type="float">
            <text:p>-0.752558617429491</text:p>
          </table:table-cell>
          <table:table-cell office:value-type="float" office:value="-0.470555074288202" calcext:value-type="float">
            <text:p>-0.470555074288202</text:p>
          </table:table-cell>
          <table:table-cell office:value-type="float" office:value="0.460688017419856" calcext:value-type="float">
            <text:p>0.460688017419856</text:p>
          </table:table-cell>
          <table:table-cell/>
          <table:table-cell table:formula="of:=[.$J$6]/[.E110]+[.$K$6]/[.F110]+[.$L$6]/[.G110]" office:value-type="float" office:value="3.10860604649041" calcext:value-type="float">
            <text:p>3.10860604649041</text:p>
          </table:table-cell>
          <table:table-cell table:formula="of:=([.$J$6]*[.E110]+[.$K$6]*[.F110]+[.$L$6]*[.G110])/(SQRT(POWER([.$J$6];2)+POWER([.$K$6];2)+POWER([.$L$6];2))*SQRT(POWER([.$E110];2)+POWER([.$F110];2)+POWER([.$G110];2)) )" office:value-type="float" office:value="0.996039305923275" calcext:value-type="float">
            <text:p>0.99603930592327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53413106533683" calcext:value-type="float">
            <text:p>-0.753413106533683</text:p>
          </table:table-cell>
          <table:table-cell office:value-type="float" office:value="-0.469453813692932" calcext:value-type="float">
            <text:p>-0.469453813692932</text:p>
          </table:table-cell>
          <table:table-cell office:value-type="float" office:value="0.460414821343132" calcext:value-type="float">
            <text:p>0.460414821343132</text:p>
          </table:table-cell>
          <table:table-cell/>
          <table:table-cell table:formula="of:=[.$J$6]/[.E111]+[.$K$6]/[.F111]+[.$L$6]/[.G111]" office:value-type="float" office:value="3.11083390981327" calcext:value-type="float">
            <text:p>3.11083390981327</text:p>
          </table:table-cell>
          <table:table-cell table:formula="of:=([.$J$6]*[.E111]+[.$K$6]*[.F111]+[.$L$6]*[.G111])/(SQRT(POWER([.$J$6];2)+POWER([.$K$6];2)+POWER([.$L$6];2))*SQRT(POWER([.$E111];2)+POWER([.$F111];2)+POWER([.$G111];2)) )" office:value-type="float" office:value="0.995913995190795" calcext:value-type="float">
            <text:p>0.99591399519079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52581236791374" calcext:value-type="float">
            <text:p>-0.752581236791374</text:p>
          </table:table-cell>
          <table:table-cell office:value-type="float" office:value="-0.470088983495725" calcext:value-type="float">
            <text:p>-0.470088983495725</text:p>
          </table:table-cell>
          <table:table-cell office:value-type="float" office:value="0.461126695849983" calcext:value-type="float">
            <text:p>0.461126695849983</text:p>
          </table:table-cell>
          <table:table-cell/>
          <table:table-cell table:formula="of:=[.$J$6]/[.E112]+[.$K$6]/[.F112]+[.$L$6]/[.G112]" office:value-type="float" office:value="3.10868451391296" calcext:value-type="float">
            <text:p>3.10868451391296</text:p>
          </table:table-cell>
          <table:table-cell table:formula="of:=([.$J$6]*[.E112]+[.$K$6]*[.F112]+[.$L$6]*[.G112])/(SQRT(POWER([.$J$6];2)+POWER([.$K$6];2)+POWER([.$L$6];2))*SQRT(POWER([.$E112];2)+POWER([.$F112];2)+POWER([.$G112];2)) )" office:value-type="float" office:value="0.996022639330171" calcext:value-type="float">
            <text:p>0.996022639330171</text:p>
          </table:table-cell>
          <table:table-cell table:number-columns-repeated="9"/>
        </table:table-row>
      </table:table>
      <table:table table:name="verlauf_gamma" table:style-name="ta1">
        <table:shapes>
          <draw:frame draw:z-index="0" draw:style-name="gr2" draw:text-style-name="P1" svg:width="453.51pt" svg:height="255.09pt" svg:x="53.6pt" svg:y="212.91pt">
            <draw:object draw:notify-on-update-of-ranges="verlauf_gamma.C6:verlauf_gamma.M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2" draw:text-style-name="P1" svg:width="453.51pt" svg:height="255.09pt" svg:x="744.29pt" svg:y="218.13pt">
            <draw:object draw:notify-on-update-of-ranges="verlauf_gamma.D6:verlauf_gamma.M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 table:number-rows-repeated="4">
          <table:table-cell table:number-columns-repeated="17"/>
        </table:table-row>
        <table:table-row table:style-name="ro1">
          <table:table-cell/>
          <table:table-cell office:value-type="string" calcext:value-type="string">
            <text:p>gra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amma</text:p>
          </table:table-cell>
          <table:table-cell table:style-name="ce1" office:value-type="float" office:value="-14.9798222318135" calcext:value-type="float">
            <text:p>-14.9798222318135</text:p>
          </table:table-cell>
          <table:table-cell table:style-name="ce1" office:value-type="float" office:value="21.7223419590693" calcext:value-type="float">
            <text:p>21.7223419590693</text:p>
          </table:table-cell>
          <table:table-cell table:style-name="ce1" office:value-type="float" office:value="21.8328832569504" calcext:value-type="float">
            <text:p>21.8328832569504</text:p>
          </table:table-cell>
          <table:table-cell table:style-name="ce1" office:value-type="float" office:value="21.8699696660547" calcext:value-type="float">
            <text:p>21.8699696660547</text:p>
          </table:table-cell>
          <table:table-cell table:style-name="ce1" office:value-type="float" office:value="21.8766560906112" calcext:value-type="float">
            <text:p>21.8766560906112</text:p>
          </table:table-cell>
          <table:table-cell table:style-name="ce1" office:value-type="float" office:value="21.8822311149782" calcext:value-type="float">
            <text:p>21.8822311149782</text:p>
          </table:table-cell>
          <table:table-cell table:style-name="ce1" office:value-type="float" office:value="21.8934393558281" calcext:value-type="float">
            <text:p>21.8934393558281</text:p>
          </table:table-cell>
          <table:table-cell table:style-name="ce1" office:value-type="float" office:value="21.8980980940116" calcext:value-type="float">
            <text:p>21.8980980940116</text:p>
          </table:table-cell>
          <table:table-cell table:style-name="ce1" office:value-type="float" office:value="21.8793420937985" calcext:value-type="float">
            <text:p>21.8793420937985</text:p>
          </table:table-cell>
          <table:table-cell table:style-name="ce1" office:value-type="float" office:value="21.3386482512125" calcext:value-type="float">
            <text:p>21.3386482512125</text:p>
          </table:table-cell>
          <table:table-cell table:style-name="ce1" office:value-type="float" office:value="21.337530015295" calcext:value-type="float">
            <text:p>21.337530015295</text:p>
          </table:table-cell>
          <table:table-cell table:number-columns-repeated="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 table:number-columns-spanned="4" table:number-rows-spanned="1">
            <text:p>alle Werte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table:number-columns-repeated="13"/>
          <table:table-cell office:value-type="string" calcext:value-type="string" table:number-columns-spanned="4" table:number-rows-spanned="1">
            <text:p>ohne ausreißer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 style:data-style-name="N2" text:time-value="20:15:56.606315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5:05:02.009992048</meta:creation-date>
    <dc:date>2019-04-30T13:37:26.333912340</dc:date>
    <meta:editing-duration>PT1H22M51S</meta:editing-duration>
    <meta:editing-cycles>11</meta:editing-cycles>
    <meta:generator>LibreOffice/6.2.3.2$Linux_X86_64 LibreOffice_project/6bd8f51f0bb0f42344f66a65ca86e692fe0f70bc</meta:generator>
    <meta:document-statistic meta:table-count="14" meta:cell-count="7429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9cm" svg:y="4.201cm" style:legend-expansion="high" chart:style-name="ch2"/>
        <chart:plot-area chart:style-name="ch3" table:cell-range-address="'0 grad'.J13:'0 grad'.J112" svg:x="0.32cm" svg:y="0.18cm" svg:width="13.15cm" svg:height="8.64cm">
          <chartooo:coordinate-region svg:x="1.153cm" svg:y="0.379cm" svg:width="12.31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 grad'.J13:'0 grad'.J11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9970482112955">
                <text:p>-0.19970482112955</text:p>
                <draw:g>
                  <svg:desc>'0 grad'.J13:'0 grad'.J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12162824297578">
                <text:p>-0.2121628242975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12152183013038">
                <text:p>-0.212152183013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12161468491981">
                <text:p>-0.212161468491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17628223593881">
                <text:p>-0.2176282235938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26613178970612">
                <text:p>-0.226613178970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26608300577929">
                <text:p>-0.226608300577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26708838020892">
                <text:p>-0.2267088380208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42802035177182">
                <text:p>-0.242802035177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71070760131109">
                <text:p>-0.271070760131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71075728376021">
                <text:p>-0.2710757283760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71093146154954">
                <text:p>-0.271093146154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71257215606984">
                <text:p>-0.271257215606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90566970143501">
                <text:p>-0.2905669701435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90567018630031">
                <text:p>-0.2905670186300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290786892261253">
                <text:p>-0.2907868922612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15443725381643">
                <text:p>-0.3154437253816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44597764168646">
                <text:p>-0.3445977641686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44588726018552">
                <text:p>-0.3445887260185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344598950807885">
                <text:p>-0.3445989508078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34459277966861">
                <text:p>-0.3344592779668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368049440057325">
                <text:p>-0.3680494400573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36804914424769">
                <text:p>-0.368049144247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368053221905252">
                <text:p>-0.3680532219052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358547391933292">
                <text:p>-0.3585473919332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392494350331291">
                <text:p>-0.3924943503312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392495019243273">
                <text:p>-0.3924950192432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39249956499232">
                <text:p>-0.39249956499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382568205972786">
                <text:p>-0.3825682059727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416976166663091">
                <text:p>-0.4169761666630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416976166663091">
                <text:p>-0.4169761666630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16986271072404">
                <text:p>-0.4169862710724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417546258747343">
                <text:p>-0.4175462587473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440702038744665">
                <text:p>-0.4407020387446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40702250172723">
                <text:p>-0.4407022501727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440714106951441">
                <text:p>-0.4407141069514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428667025242199">
                <text:p>-0.4286670252421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463309508723799">
                <text:p>-0.4633095087237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63309370682395">
                <text:p>-0.4633093706823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63321232814973">
                <text:p>-0.4633212328149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450147590868417">
                <text:p>-0.450147590868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484616433258949">
                <text:p>-0.4846164332589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484616433258949">
                <text:p>-0.4846164332589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8462632022128">
                <text:p>-0.484626320221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470407739105492">
                <text:p>-0.4704077391054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4522582525676">
                <text:p>-0.5045225825256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0452257871445">
                <text:p>-0.504522578714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04536467584472">
                <text:p>-0.5045364675844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489434819827132">
                <text:p>-0.4894348198271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23050545994488">
                <text:p>-0.5230505459944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23049977595218">
                <text:p>-0.5230499775952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523061266301281">
                <text:p>-0.5230612663012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507247467601515">
                <text:p>-0.5072474676015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540280938001371">
                <text:p>-0.5402809380013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540280938001371">
                <text:p>-0.5402809380013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523096743961784">
                <text:p>-0.5230967439617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523966274693889">
                <text:p>-0.5239662746938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556338503011413">
                <text:p>-0.5563385030114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556338503011413">
                <text:p>-0.5563385030114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56349412934691">
                <text:p>-0.5563494129346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557400107145383">
                <text:p>-0.5574001071453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571411816975054">
                <text:p>-0.5714118169750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571411816975054">
                <text:p>-0.5714118169750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571411807121884">
                <text:p>-0.5714118071218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553641443138513">
                <text:p>-0.5536414431385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585455756037705">
                <text:p>-0.5854557560377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585455756037705">
                <text:p>-0.5854557560377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585455756037705">
                <text:p>-0.5854557560377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567485524328326">
                <text:p>-0.5674855243283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598585048930292">
                <text:p>-0.5985850489302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598585048930292">
                <text:p>-0.5985850489302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598585048930292">
                <text:p>-0.5985850489302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580463003468793">
                <text:p>-0.5804630034687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610875077718129">
                <text:p>-0.6108750777181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610875077718129">
                <text:p>-0.6108750777181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610874558957905">
                <text:p>-0.6108745589579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62239426708542">
                <text:p>-0.622394267085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62239426708542">
                <text:p>-0.622394267085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2239426708542">
                <text:p>-0.622394267085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605029454851906">
                <text:p>-0.6050294548519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60534711145905">
                <text:p>-0.605347111459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633231398688421">
                <text:p>-0.6332313986884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633231398688421">
                <text:p>-0.6332313986884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633231398688421">
                <text:p>-0.6332313986884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633433595634696">
                <text:p>-0.6334335956346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643582507058131">
                <text:p>-0.6435825070581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643582507058131">
                <text:p>-0.6435825070581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643582507058131">
                <text:p>-0.6435825070581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626005055094465">
                <text:p>-0.6260050550944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653345199775108">
                <text:p>-0.6533451997751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653345199775108">
                <text:p>-0.6533451997751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653346166555723">
                <text:p>-0.6533461665557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6626022400227">
                <text:p>-0.66260224002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6626022400227">
                <text:p>-0.66260224002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6626022400227">
                <text:p>-0.66260224002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646053653625761">
                <text:p>-0.6460536536257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646415386280135">
                <text:p>-0.6464153862801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671464289052169">
                <text:p>-0.6714642890521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671464289052169">
                <text:p>-0.6714642890521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671464289052169">
                <text:p>-0.671464289052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6bd8f51f0bb0f42344f66a65ca86e692fe0f70b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9cm" svg:y="4.201cm" style:legend-expansion="high" chart:style-name="ch2"/>
        <chart:plot-area chart:style-name="ch3" table:cell-range-address="'72 grad'.J13:'72 grad'.J112" svg:x="0.32cm" svg:y="0.18cm" svg:width="13.15cm" svg:height="8.64cm">
          <chartooo:coordinate-region svg:x="1.418cm" svg:y="0.379cm" svg:width="12.05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72 grad'.J13:'72 grad'.J11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4037305910022">
                <text:p>0.994037305910022</text:p>
                <draw:g>
                  <svg:desc>'72 grad'.J13:'72 grad'.J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4037305910022">
                <text:p>0.994037305910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6532159437786">
                <text:p>0.996532159437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7450688672356">
                <text:p>0.997450688672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7450688672356">
                <text:p>0.997450688672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7450688672356">
                <text:p>0.997450688672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7450688672356">
                <text:p>0.997450688672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7450688672356">
                <text:p>0.9974506886723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7450688672356">
                <text:p>0.9974506886723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8352676471623">
                <text:p>0.9983526764716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8611207107328">
                <text:p>0.9986112071073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9211470344129">
                <text:p>0.9992114703441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9449727755337">
                <text:p>0.9994497277553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9405766819658">
                <text:p>0.9994057668196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9405766819658">
                <text:p>0.9994057668196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9405766819658">
                <text:p>0.9994057668196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9865394390205">
                <text:p>0.9998653943902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9889084518227">
                <text:p>0.9998890845182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9895224638073">
                <text:p>0.9998952246380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9899895452884">
                <text:p>0.9998998954528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972126059722">
                <text:p>0.9999721260597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9990193148434">
                <text:p>0.999990193148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9949188506693">
                <text:p>0.9999491885066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987629847483">
                <text:p>0.999876298474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988144926729">
                <text:p>0.999881449267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9891273243098">
                <text:p>0.9998912732430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990888365924">
                <text:p>0.999908883659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990888365924">
                <text:p>0.999908883659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9924989795787">
                <text:p>0.9999249897957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9893467232686">
                <text:p>0.9998934672326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980143858955">
                <text:p>0.999801438589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9691057945553">
                <text:p>0.9996910579455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9715568720811">
                <text:p>0.9997155687208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9709995910423">
                <text:p>0.9997099959104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9744169813668">
                <text:p>0.9997441698136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9762679529826">
                <text:p>0.9997626795298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978566160431">
                <text:p>0.999785661604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9791334295981">
                <text:p>0.9997913342959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9820693512489">
                <text:p>0.9998206935124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9816262985629">
                <text:p>0.9998162629856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9765410510321">
                <text:p>0.9997654105103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977727344261">
                <text:p>0.999777273442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9806929907235">
                <text:p>0.9998069299072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9848917493405">
                <text:p>0.9998489174934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9873082146629">
                <text:p>0.9998730821466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9874449376438">
                <text:p>0.9998744493764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9882615607775">
                <text:p>0.9998826156077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9891231146277">
                <text:p>0.9998912311462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9914118271242">
                <text:p>0.9999141182712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9936069929596">
                <text:p>0.9999360699295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9949038695037">
                <text:p>0.9999490386950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9940529735786">
                <text:p>0.9999405297357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9947521480372">
                <text:p>0.9999475214803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9946962539193">
                <text:p>0.9999469625391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9951356702912">
                <text:p>0.9999513567029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9959915019927">
                <text:p>0.9999599150199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9974892129264">
                <text:p>0.9999748921292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9975833228458">
                <text:p>0.9999758332284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9975813548147">
                <text:p>0.9999758135481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9975364912984">
                <text:p>0.9999753649129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58444284848">
                <text:p>0.9999584442848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9937675499921">
                <text:p>0.9999376754999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9958449829121">
                <text:p>0.9999584498291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9959386964531">
                <text:p>0.9999593869645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9959120160695">
                <text:p>0.9999591201606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9959127995523">
                <text:p>0.9999591279955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9959084043075">
                <text:p>0.9999590840430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9959416990418">
                <text:p>0.9999594169904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9957830467336">
                <text:p>0.9999578304673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9935719189113">
                <text:p>0.999935719189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9903016155416">
                <text:p>0.9999030161554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9920293540903">
                <text:p>0.9999202935409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9919931863235">
                <text:p>0.9999199318632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9913511415766">
                <text:p>0.9999135114157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9913413845018">
                <text:p>0.9999134138450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9909249329754">
                <text:p>0.9999092493297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9909642280323">
                <text:p>0.9999096422803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9905090919665">
                <text:p>0.9999050909196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9904823148414">
                <text:p>0.9999048231484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9836803218106">
                <text:p>0.9998368032181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9828897900313">
                <text:p>0.9998288979003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9787520566566">
                <text:p>0.9997875205665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9787526674595">
                <text:p>0.9997875266745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9702333598953">
                <text:p>0.9997023335989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9656831139795">
                <text:p>0.9996568311397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965434816378">
                <text:p>0.999654348163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9596473954215">
                <text:p>0.9995964739542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9597816894807">
                <text:p>0.9995978168948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9478021091051">
                <text:p>0.9994780210910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9435804179229">
                <text:p>0.9994358041792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9432123796175">
                <text:p>0.9994321237961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9291088608844">
                <text:p>0.9992910886088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920650719007">
                <text:p>0.999206507190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9023091266804">
                <text:p>0.9990230912668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8927217206989">
                <text:p>0.998927217206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8927311466046">
                <text:p>0.9989273114660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8714573376241">
                <text:p>0.9987145733762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8718521362509">
                <text:p>0.9987185213625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8615444392496">
                <text:p>0.9986154443924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858920421164">
                <text:p>0.9985892042116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6bd8f51f0bb0f42344f66a65ca86e692fe0f70bc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9cm" svg:y="4.201cm" style:legend-expansion="high" chart:style-name="ch2"/>
        <chart:plot-area chart:style-name="ch3" table:cell-range-address="'81 grad'.J13:'81 grad'.J112" svg:x="0.32cm" svg:y="0.18cm" svg:width="13.15cm" svg:height="8.64cm">
          <chartooo:coordinate-region svg:x="1.418cm" svg:y="0.379cm" svg:width="12.05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81 grad'.J13:'81 grad'.J11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8390531876385">
                <text:p>0.998390531876385</text:p>
                <draw:g>
                  <svg:desc>'81 grad'.J13:'81 grad'.J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8897920652994">
                <text:p>0.998897920652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8843703004538">
                <text:p>0.998843703004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8843703004538">
                <text:p>0.998843703004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8843703004538">
                <text:p>0.998843703004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8843703004538">
                <text:p>0.9988437030045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9074503817422">
                <text:p>0.999074503817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9283211390426">
                <text:p>0.9992832113904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9312856233702">
                <text:p>0.9993128562337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9270720660848">
                <text:p>0.9992707206608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9300766078734">
                <text:p>0.9993007660787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9440206744225">
                <text:p>0.999440206744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9449509358661">
                <text:p>0.9994495093586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9501527605955">
                <text:p>0.9995015276059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960360195931">
                <text:p>0.999603601959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9639897721767">
                <text:p>0.9996398977217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9732834162403">
                <text:p>0.9997328341624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9770042996622">
                <text:p>0.9997700429966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9786343142308">
                <text:p>0.9997863431423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9804418681716">
                <text:p>0.9998044186817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803468527552">
                <text:p>0.9998034685275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9839248618212">
                <text:p>0.999839248618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9843043724968">
                <text:p>0.9998430437249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9858968043199">
                <text:p>0.9998589680431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9857005260611">
                <text:p>0.9998570052606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9868716204057">
                <text:p>0.9998687162040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9882906568184">
                <text:p>0.9998829065681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9875326713617">
                <text:p>0.9998753267136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9876512119362">
                <text:p>0.9998765121193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987955515989">
                <text:p>0.999879555159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986782767785">
                <text:p>0.999867827677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9829597961615">
                <text:p>0.9998295979616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9721030258385">
                <text:p>0.9997210302583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9668929133946">
                <text:p>0.9996689291339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9674448540574">
                <text:p>0.9996744485405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9678677476634">
                <text:p>0.9996786774766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9656091597113">
                <text:p>0.9996560915971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9624066078381">
                <text:p>0.9996240660783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9563451577192">
                <text:p>0.9995634515771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9491400160786">
                <text:p>0.9994914001607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9476806600723">
                <text:p>0.9994768066007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9430380654918">
                <text:p>0.9994303806549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9441874032806">
                <text:p>0.9994418740328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9444011327123">
                <text:p>0.9994440113271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9451176711261">
                <text:p>0.9994511767112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9464410992169">
                <text:p>0.9994644109921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9503866088981">
                <text:p>0.9995038660889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9448362852895">
                <text:p>0.9994483628528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9383456846183">
                <text:p>0.9993834568461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9406679712581">
                <text:p>0.9994066797125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9472841414951">
                <text:p>0.9994728414149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9516397472311">
                <text:p>0.9995163974723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9545931800488">
                <text:p>0.9995459318004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954549048309">
                <text:p>0.999545490483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9496976245362">
                <text:p>0.9994969762453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9505027608635">
                <text:p>0.9995050276086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9421911954829">
                <text:p>0.9994219119548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9439562120164">
                <text:p>0.999439562120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9460290052826">
                <text:p>0.9994602900528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9487516572708">
                <text:p>0.9994875165727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488406368735">
                <text:p>0.9994884063687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9482839790234">
                <text:p>0.999482839790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9431750428234">
                <text:p>0.9994317504282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9364755252794">
                <text:p>0.9993647552527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9208908701153">
                <text:p>0.9992089087011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9121256826987">
                <text:p>0.9991212568269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9116038184799">
                <text:p>0.9991160381847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9075590445656">
                <text:p>0.9990755904456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899122654336">
                <text:p>0.998991226543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8985779808955">
                <text:p>0.9989857798089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8881026278016">
                <text:p>0.9988810262780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8773023283863">
                <text:p>0.9987730232838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8562075572633">
                <text:p>0.9985620755726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8419940463631">
                <text:p>0.9984199404636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8309657748232">
                <text:p>0.9983096577482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8256099070657">
                <text:p>0.9982560990706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7977330408864">
                <text:p>0.9979773304088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7978873242781">
                <text:p>0.9979788732427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7842876119781">
                <text:p>0.9978428761197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7530780685178">
                <text:p>0.9975307806851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7537930229487">
                <text:p>0.9975379302294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7407787632047">
                <text:p>0.9974077876320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7356398789085">
                <text:p>0.9973563987890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7176538521445">
                <text:p>0.9971765385214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7195066115793">
                <text:p>0.9971950661157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7062467001186">
                <text:p>0.9970624670011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6915288952934">
                <text:p>0.9969152889529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6878969203838">
                <text:p>0.9968789692038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6496436985984">
                <text:p>0.9964964369859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6521771767848">
                <text:p>0.9965217717678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6636456317764">
                <text:p>0.9966364563177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6567945829997">
                <text:p>0.9965679458299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6508267084679">
                <text:p>0.9965082670846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66522712103">
                <text:p>0.99665227121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6512689583771">
                <text:p>0.9965126895837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6665424403769">
                <text:p>0.9966654244037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6526089258419">
                <text:p>0.9965260892584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6245744693549">
                <text:p>0.9962457446935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6369426726105">
                <text:p>0.9963694267261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6361364234768">
                <text:p>0.99636136423476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6bd8f51f0bb0f42344f66a65ca86e692fe0f70bc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92cm" svg:y="4.201cm" style:legend-expansion="high" chart:style-name="ch2"/>
        <chart:plot-area chart:style-name="ch3" table:cell-range-address="verlauf_gamma.C6:verlauf_gamma.M6" svg:x="0.32cm" svg:y="0.18cm" svg:width="13.652cm" svg:height="8.64cm">
          <chartooo:coordinate-region svg:x="1.047cm" svg:y="0.379cm" svg:width="12.73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erlauf_gamma.C6:verlauf_gamma.M6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-14.9798222318135">
                <text:p>-14.9798222318135</text:p>
                <draw:g>
                  <svg:desc>verlauf_gamma.C6:verlauf_gamma.M6</svg:desc>
                </draw:g>
              </table:table-cell>
              <table:table-cell office:value-type="float" office:value="21.7223419590693">
                <text:p>21.7223419590693</text:p>
              </table:table-cell>
              <table:table-cell office:value-type="float" office:value="21.8328832569504">
                <text:p>21.8328832569504</text:p>
              </table:table-cell>
              <table:table-cell office:value-type="float" office:value="21.8699696660547">
                <text:p>21.8699696660547</text:p>
              </table:table-cell>
              <table:table-cell office:value-type="float" office:value="21.8766560906112">
                <text:p>21.8766560906112</text:p>
              </table:table-cell>
              <table:table-cell office:value-type="float" office:value="21.8822311149782">
                <text:p>21.8822311149782</text:p>
              </table:table-cell>
              <table:table-cell office:value-type="float" office:value="21.8934393558281">
                <text:p>21.8934393558281</text:p>
              </table:table-cell>
              <table:table-cell office:value-type="float" office:value="21.8980980940116">
                <text:p>21.8980980940116</text:p>
              </table:table-cell>
              <table:table-cell office:value-type="float" office:value="21.8793420937985">
                <text:p>21.8793420937985</text:p>
              </table:table-cell>
              <table:table-cell office:value-type="float" office:value="21.3386482512125">
                <text:p>21.3386482512125</text:p>
              </table:table-cell>
              <table:table-cell office:value-type="float" office:value="21.337530015295">
                <text:p>21.33753001529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6bd8f51f0bb0f42344f66a65ca86e692fe0f70bc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9cm" svg:y="4.201cm" style:legend-expansion="high" chart:style-name="ch2"/>
        <chart:plot-area chart:style-name="ch3" table:cell-range-address="'90 grad'.J13:'90 grad'.J112" svg:x="0.32cm" svg:y="0.18cm" svg:width="13.15cm" svg:height="8.64cm">
          <chartooo:coordinate-region svg:x="1.418cm" svg:y="0.38cm" svg:width="12.05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90 grad'.J13:'90 grad'.J11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8878588865213">
                <text:p>0.998878588865213</text:p>
                <draw:g>
                  <svg:desc>'90 grad'.J13:'90 grad'.J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8948570986373">
                <text:p>0.998948570986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8828258962836">
                <text:p>0.998828258962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9117001261434">
                <text:p>0.999117001261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9141321080628">
                <text:p>0.9991413210806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891773983145">
                <text:p>0.99891773983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9291423076137">
                <text:p>0.999291423076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9329700498675">
                <text:p>0.9993297004986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9406967965873">
                <text:p>0.9994069679658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9543578112256">
                <text:p>0.9995435781122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9679240179738">
                <text:p>0.999679240179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9682516501152">
                <text:p>0.999682516501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9690442685086">
                <text:p>0.999690442685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9775203231247">
                <text:p>0.9997752032312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9759883991941">
                <text:p>0.999759883991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9832040887725">
                <text:p>0.9998320408877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9849331690055">
                <text:p>0.999849331690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9858156313341">
                <text:p>0.9998581563133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987881861303">
                <text:p>0.999878818613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9904766330999">
                <text:p>0.999904766330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909937254643">
                <text:p>0.9999099372546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9904813003476">
                <text:p>0.9999048130034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9935908288968">
                <text:p>0.9999359082889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9918820129818">
                <text:p>0.9999188201298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9920644022786">
                <text:p>0.9999206440227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9907793433077">
                <text:p>0.999907793433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9891061406713">
                <text:p>0.9998910614067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9888494977654">
                <text:p>0.9998884949776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9860314641341">
                <text:p>0.9998603146413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9872599431111">
                <text:p>0.9998725994311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9821973197806">
                <text:p>0.9998219731978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9822900861339">
                <text:p>0.9998229008613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9755684924494">
                <text:p>0.9997556849244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9671599167157">
                <text:p>0.9996715991671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9624239268596">
                <text:p>0.9996242392685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9626740370619">
                <text:p>0.9996267403706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9580459393522">
                <text:p>0.9995804593935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9578355624694">
                <text:p>0.9995783556246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9562062552304">
                <text:p>0.9995620625523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9492259324592">
                <text:p>0.9994922593245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9492552040078">
                <text:p>0.9994925520400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9493790239294">
                <text:p>0.9994937902392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9436127845859">
                <text:p>0.9994361278458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944367506409">
                <text:p>0.999443675064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9457060855173">
                <text:p>0.9994570608551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95191965717">
                <text:p>0.99951919657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9459876854119">
                <text:p>0.9994598768541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9496273136889">
                <text:p>0.999496273136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9499825113551">
                <text:p>0.9994998251135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9467758646319">
                <text:p>0.9994677586463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9473527172682">
                <text:p>0.9994735271726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948557796277">
                <text:p>0.999485577962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9494849481152">
                <text:p>0.9994948494811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9427446176557">
                <text:p>0.9994274461765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9466704220323">
                <text:p>0.9994667042203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9380754256478">
                <text:p>0.9993807542564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9405462331948">
                <text:p>0.9994054623319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9389416839056">
                <text:p>0.9993894168390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9409783522632">
                <text:p>0.9994097835226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9331494194125">
                <text:p>0.999331494194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251929553098">
                <text:p>0.9992519295530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9219203222654">
                <text:p>0.9992192032226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9029093455505">
                <text:p>0.9990290934555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8940034275244">
                <text:p>0.9989400342752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8942838781646">
                <text:p>0.9989428387816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8827941753339">
                <text:p>0.9988279417533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8731958546138">
                <text:p>0.9987319585461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8765779375291">
                <text:p>0.9987657793752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8550994581307">
                <text:p>0.9985509945813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8426031675891">
                <text:p>0.9984260316758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8151393654122">
                <text:p>0.9981513936541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8024820515226">
                <text:p>0.9980248205152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7896556665895">
                <text:p>0.9978965566658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7716120744308">
                <text:p>0.9977161207443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751608893809">
                <text:p>0.997516088938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7373224104423">
                <text:p>0.9973732241044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7168133729739">
                <text:p>0.9971681337297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7014317149702">
                <text:p>0.9970143171497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7026346775729">
                <text:p>0.9970263467757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6654730450435">
                <text:p>0.9966547304504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6780437044259">
                <text:p>0.9967804370442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6648839192709">
                <text:p>0.9966488391927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6495932722541">
                <text:p>0.9964959327225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628543753684">
                <text:p>0.996285437536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6285818654929">
                <text:p>0.9962858186549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597619123172">
                <text:p>0.995976191231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6012995080675">
                <text:p>0.9960129950806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6129740389378">
                <text:p>0.9961297403893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6040165182842">
                <text:p>0.9960401651828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5967374843175">
                <text:p>0.9959673748431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6139295795735">
                <text:p>0.9961392957957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6121504712373">
                <text:p>0.9961215047123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5995497992537">
                <text:p>0.9959954979925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5993455156539">
                <text:p>0.9959934551565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5963212948047">
                <text:p>0.9959632129480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6029022081187">
                <text:p>0.9960290220811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6165387322115">
                <text:p>0.9961653873221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6039305923275">
                <text:p>0.9960393059232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5913995190795">
                <text:p>0.9959139951907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6022639330171">
                <text:p>0.99602263933017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6bd8f51f0bb0f42344f66a65ca86e692fe0f70bc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92cm" svg:y="4.201cm" style:legend-expansion="high" chart:style-name="ch2"/>
        <chart:plot-area chart:style-name="ch3" table:cell-range-address="verlauf_gamma.D6:verlauf_gamma.M6" svg:x="0.457cm" svg:y="0.259cm" svg:width="13.651cm" svg:height="8.639cm">
          <chartooo:coordinate-region svg:x="1.369cm" svg:y="0.458cm" svg:width="12.55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erlauf_gamma.D6:verlauf_gamma.M6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1.7223419590693">
                <text:p>21.7223419590693</text:p>
                <draw:g>
                  <svg:desc>verlauf_gamma.D6:verlauf_gamma.M6</svg:desc>
                </draw:g>
              </table:table-cell>
              <table:table-cell office:value-type="float" office:value="21.8328832569504">
                <text:p>21.8328832569504</text:p>
              </table:table-cell>
              <table:table-cell office:value-type="float" office:value="21.8699696660547">
                <text:p>21.8699696660547</text:p>
              </table:table-cell>
              <table:table-cell office:value-type="float" office:value="21.8766560906112">
                <text:p>21.8766560906112</text:p>
              </table:table-cell>
              <table:table-cell office:value-type="float" office:value="21.8822311149782">
                <text:p>21.8822311149782</text:p>
              </table:table-cell>
              <table:table-cell office:value-type="float" office:value="21.8934393558281">
                <text:p>21.8934393558281</text:p>
              </table:table-cell>
              <table:table-cell office:value-type="float" office:value="21.8980980940116">
                <text:p>21.8980980940116</text:p>
              </table:table-cell>
              <table:table-cell office:value-type="float" office:value="21.8793420937985">
                <text:p>21.8793420937985</text:p>
              </table:table-cell>
              <table:table-cell office:value-type="float" office:value="21.3386482512125">
                <text:p>21.3386482512125</text:p>
              </table:table-cell>
              <table:table-cell office:value-type="float" office:value="21.337530015295">
                <text:p>21.33753001529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6bd8f51f0bb0f42344f66a65ca86e692fe0f70bc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9cm" svg:y="4.201cm" style:legend-expansion="high" chart:style-name="ch2"/>
        <chart:plot-area chart:style-name="ch3" table:cell-range-address="'9 grad'.J13:'9 grad'.J112" svg:x="0.32cm" svg:y="0.18cm" svg:width="13.15cm" svg:height="8.64cm">
          <chartooo:coordinate-region svg:x="1.418cm" svg:y="0.379cm" svg:width="12.05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9 grad'.J13:'9 grad'.J11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2812034124896">
                <text:p>0.992812034124896</text:p>
                <draw:g>
                  <svg:desc>'9 grad'.J13:'9 grad'.J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2812034124896">
                <text:p>0.992812034124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2812034124896">
                <text:p>0.992812034124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2812034124896">
                <text:p>0.9928120341248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4130885518534">
                <text:p>0.9941308855185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4130885518534">
                <text:p>0.9941308855185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476518080946">
                <text:p>0.99476518080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476518080946">
                <text:p>0.994765180809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3994773990018">
                <text:p>0.993994773990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2992167752243">
                <text:p>0.992992167752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2992167752243">
                <text:p>0.9929921677522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2992167752243">
                <text:p>0.9929921677522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3290745763355">
                <text:p>0.9932907457633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3290745763355">
                <text:p>0.993290745763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3290745763355">
                <text:p>0.9932907457633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3190077138953">
                <text:p>0.9931900771389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3190077138953">
                <text:p>0.9931900771389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358189966984">
                <text:p>0.993581899669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358189966984">
                <text:p>0.993581899669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358189966984">
                <text:p>0.993581899669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484136035725">
                <text:p>0.994841360357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4581391176971">
                <text:p>0.994581391176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4581391176971">
                <text:p>0.9945813911769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452937533986">
                <text:p>0.994529375339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452937533986">
                <text:p>0.99452937533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452937533986">
                <text:p>0.994529375339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458955107809">
                <text:p>0.994589551078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5875435999739">
                <text:p>0.9958754359997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5875435999739">
                <text:p>0.9958754359997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5992044738757">
                <text:p>0.9959920447387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6054600229529">
                <text:p>0.9960546002295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5865872964106">
                <text:p>0.9958658729641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5864722281933">
                <text:p>0.9958647222819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5097590615795">
                <text:p>0.9950975906157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5270078769219">
                <text:p>0.9952700787692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5270078769219">
                <text:p>0.9952700787692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5270078769219">
                <text:p>0.9952700787692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5369387748207">
                <text:p>0.995369387748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5619849068925">
                <text:p>0.9956198490689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5619849068925">
                <text:p>0.9956198490689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5715715553853">
                <text:p>0.9957157155538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5715715553853">
                <text:p>0.9957157155538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5772693322446">
                <text:p>0.9957726933224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584962464647">
                <text:p>0.995849624646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5337318277616">
                <text:p>0.9953373182776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5343109103805">
                <text:p>0.9953431091038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5343109103805">
                <text:p>0.9953431091038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5343109103805">
                <text:p>0.9953431091038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5343109103805">
                <text:p>0.9953431091038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5699008044899">
                <text:p>0.9956990080448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6474027127303">
                <text:p>0.9964740271273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6587350069503">
                <text:p>0.9965873500695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6560842574515">
                <text:p>0.9965608425745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6799724977734">
                <text:p>0.996799724977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6822441918711">
                <text:p>0.9968224419187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6573830459954">
                <text:p>0.9965738304599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6428223438644">
                <text:p>0.9964282234386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6502053164836">
                <text:p>0.9965020531648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6502053164836">
                <text:p>0.9965020531648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65437526344">
                <text:p>0.99654375263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6334596916948">
                <text:p>0.9963345969169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6506523216505">
                <text:p>0.9965065232165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6939268727972">
                <text:p>0.9969392687279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6928869116851">
                <text:p>0.9969288691168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7194456528072">
                <text:p>0.9971944565280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7194367880987">
                <text:p>0.9971943678809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7174007533079">
                <text:p>0.9971740075330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7182434033248">
                <text:p>0.9971824340332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7182434033248">
                <text:p>0.997182434033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7182434033248">
                <text:p>0.9971824340332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7182434033248">
                <text:p>0.9971824340332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6963273439534">
                <text:p>0.9969632734395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7008116546316">
                <text:p>0.9970081165463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7349324469498">
                <text:p>0.9973493244694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7513101148548">
                <text:p>0.9975131011485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7480396561246">
                <text:p>0.9974803965612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7624455788544">
                <text:p>0.9976244557885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7667265462078">
                <text:p>0.9976672654620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7677770868765">
                <text:p>0.9976777708687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7732517051642">
                <text:p>0.9977325170516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7732517051642">
                <text:p>0.9977325170516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7711712878251">
                <text:p>0.9977117128782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7652274367452">
                <text:p>0.9976522743674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7496262497421">
                <text:p>0.9974962624974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7723261913506">
                <text:p>0.9977232619135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7974168684627">
                <text:p>0.9979741686846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7986190234685">
                <text:p>0.9979861902346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8046040832912">
                <text:p>0.9980460408329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7927142037702">
                <text:p>0.9979271420377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8155893373053">
                <text:p>0.9981558933730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8166352084304">
                <text:p>0.9981663520843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8166352084304">
                <text:p>0.9981663520843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8217611175965">
                <text:p>0.9982176111759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8130993721376">
                <text:p>0.9981309937213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8059673319818">
                <text:p>0.9980596733198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8165738641371">
                <text:p>0.9981657386413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8435162937738">
                <text:p>0.9984351629377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8456883362365">
                <text:p>0.9984568833623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8496956113888">
                <text:p>0.9984969561138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8495847179903">
                <text:p>0.9984958471799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6bd8f51f0bb0f42344f66a65ca86e692fe0f70b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79cm" svg:y="4.201cm" style:legend-expansion="high" chart:style-name="ch2"/>
        <chart:plot-area chart:style-name="ch3" chart:data-source-has-labels="both" svg:x="0.32cm" svg:y="0.18cm" svg:width="13.15cm" svg:height="8.64cm">
          <chartooo:coordinate-region svg:x="0.941cm" svg:y="0.379cm" svg:width="12.529cm" svg:height="7.649cm"/>
          <chart:axis chart:dimension="x" chart:name="primary-x" chart:style-name="ch4" chartooo:axis-type="text"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1" chart:label-cell-address="local-table.$B$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6bd8f51f0bb0f42344f66a65ca86e692fe0f70b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9cm" svg:y="4.201cm" style:legend-expansion="high" chart:style-name="ch2"/>
        <chart:plot-area chart:style-name="ch3" table:cell-range-address="'18 grad'.J13:'18 grad'.J112" svg:x="0.32cm" svg:y="0.18cm" svg:width="13.15cm" svg:height="8.64cm">
          <chartooo:coordinate-region svg:x="1.418cm" svg:y="0.379cm" svg:width="12.05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8 grad'.J13:'18 grad'.J11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8540781626672">
                <text:p>0.988540781626672</text:p>
                <draw:g>
                  <svg:desc>'18 grad'.J13:'18 grad'.J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8540781626672">
                <text:p>0.988540781626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8949739359366">
                <text:p>0.9889497393593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8735911170028">
                <text:p>0.988735911170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8735911170028">
                <text:p>0.9887359111700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0268163385938">
                <text:p>0.9902681633859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0268163385938">
                <text:p>0.990268163385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0268163385938">
                <text:p>0.990268163385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0268163385938">
                <text:p>0.9902681633859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0268163385938">
                <text:p>0.9902681633859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3252898281677">
                <text:p>0.9932528982816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3582374946574">
                <text:p>0.9935823749465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536426187855">
                <text:p>0.995364261878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536426187855">
                <text:p>0.995364261878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5339549058466">
                <text:p>0.9953395490584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5535109377702">
                <text:p>0.9955351093777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5535109377702">
                <text:p>0.9955351093777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604877421735">
                <text:p>0.996048774217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6147904062527">
                <text:p>0.9961479040625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6147904062527">
                <text:p>0.9961479040625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5387110586855">
                <text:p>0.9953871105868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5387110586855">
                <text:p>0.9953871105868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5387110586855">
                <text:p>0.9953871105868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6301057778414">
                <text:p>0.9963010577784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6618871006345">
                <text:p>0.9966188710063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6783228214666">
                <text:p>0.996783228214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6783228214666">
                <text:p>0.9967832282146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6498470059117">
                <text:p>0.9964984700591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5918917180187">
                <text:p>0.9959189171801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5918917180187">
                <text:p>0.9959189171801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5918917180187">
                <text:p>0.9959189171801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5981116566232">
                <text:p>0.9959811165662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61125369056">
                <text:p>0.99611253690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6925620167243">
                <text:p>0.9969256201672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7042818274243">
                <text:p>0.9970428182742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7042818274243">
                <text:p>0.997042818274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7108990708137">
                <text:p>0.9971089907081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7108990708137">
                <text:p>0.9971089907081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7644980697257">
                <text:p>0.9976449806972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7720434976671">
                <text:p>0.9977204349766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7720434976671">
                <text:p>0.9977204349766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7773341355247">
                <text:p>0.9977733413552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8021848705043">
                <text:p>0.9980218487050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802935423852">
                <text:p>0.998029354238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8398672929284">
                <text:p>0.9983986729292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8562173701895">
                <text:p>0.9985621737018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859698394994">
                <text:p>0.998596983949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859698394994">
                <text:p>0.998596983949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8629772849356">
                <text:p>0.998629772849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8919396700438">
                <text:p>0.9989193967004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8919396700438">
                <text:p>0.9989193967004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8919396700438">
                <text:p>0.9989193967004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8918508097145">
                <text:p>0.9989185080971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8896721170522">
                <text:p>0.9988967211705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9066500015448">
                <text:p>0.9990665000154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9092967301096">
                <text:p>0.9990929673010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907802526987">
                <text:p>0.999078025269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907802526987">
                <text:p>0.999078025269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9185361641554">
                <text:p>0.9991853616415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942810175705">
                <text:p>0.999428101757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426347789748">
                <text:p>0.9994263477897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9426347789748">
                <text:p>0.9994263477897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9409560695741">
                <text:p>0.9994095606957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9533813606509">
                <text:p>0.9995338136065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9600893172603">
                <text:p>0.9996008931726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9624703148054">
                <text:p>0.9996247031480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9658559745381">
                <text:p>0.9996585597453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9664904596005">
                <text:p>0.9996649045960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9664904596005">
                <text:p>0.9996649045960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9678405368585">
                <text:p>0.9996784053685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9779918042084">
                <text:p>0.9997799180420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9779918042084">
                <text:p>0.9997799180420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9780051072642">
                <text:p>0.9997800510726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9861485047076">
                <text:p>0.9998614850470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986129881699">
                <text:p>0.999861298816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9909163845026">
                <text:p>0.9999091638450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9896288995275">
                <text:p>0.9998962889952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9903436135312">
                <text:p>0.9999034361353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9901652445065">
                <text:p>0.9999016524450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9897016508268">
                <text:p>0.9998970165082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9925436972006">
                <text:p>0.9999254369720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9925436972006">
                <text:p>0.9999254369720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9925436972006">
                <text:p>0.9999254369720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992799409336">
                <text:p>0.999927994093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9956327997651">
                <text:p>0.9999563279976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9928089909679">
                <text:p>0.9999280899096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9920274007295">
                <text:p>0.9999202740072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9915026000376">
                <text:p>0.9999150260003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990792944148">
                <text:p>0.999907929441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990792944148">
                <text:p>0.999907929441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9913151299132">
                <text:p>0.9999131512991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9894441134784">
                <text:p>0.9998944411347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9895931543345">
                <text:p>0.9998959315433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985835242898">
                <text:p>0.999858352428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9848235959011">
                <text:p>0.9998482359590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9853796666985">
                <text:p>0.9998537966669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9806016220606">
                <text:p>0.9998060162206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9765443119939">
                <text:p>0.9997654431199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9773279799488">
                <text:p>0.9997732797994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9790655526613">
                <text:p>0.9997906555266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6bd8f51f0bb0f42344f66a65ca86e692fe0f70b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9cm" svg:y="4.201cm" style:legend-expansion="high" chart:style-name="ch2"/>
        <chart:plot-area chart:style-name="ch3" table:cell-range-address="'27 grad'.J13:'27 grad'.J112" svg:x="0.32cm" svg:y="0.18cm" svg:width="13.15cm" svg:height="8.64cm">
          <chartooo:coordinate-region svg:x="1.418cm" svg:y="0.38cm" svg:width="12.05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7 grad'.J13:'27 grad'.J11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6588292925296">
                <text:p>0.986588292925296</text:p>
                <draw:g>
                  <svg:desc>'27 grad'.J13:'27 grad'.J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3633245576122">
                <text:p>0.983633245576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3633245576122">
                <text:p>0.9836332455761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3633245576122">
                <text:p>0.983633245576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7142780985534">
                <text:p>0.9871427809855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0717103553219">
                <text:p>0.9907171035532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0717103553219">
                <text:p>0.9907171035532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0717103553219">
                <text:p>0.990717103553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2811378828715">
                <text:p>0.9928113788287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4195014513195">
                <text:p>0.994195014513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4195014513195">
                <text:p>0.9941950145131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4195014513195">
                <text:p>0.994195014513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4522213421151">
                <text:p>0.994522213421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4522213421151">
                <text:p>0.9945222134211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4780037951102">
                <text:p>0.994780037951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5696084497868">
                <text:p>0.9956960844978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5696084497868">
                <text:p>0.9956960844978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5696084497868">
                <text:p>0.9956960844978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5696084497868">
                <text:p>0.9956960844978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69984605324">
                <text:p>0.9969984605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69984605324">
                <text:p>0.99699846053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7062702734926">
                <text:p>0.9970627027349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7206850723063">
                <text:p>0.9972068507230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7206850723063">
                <text:p>0.9972068507230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7272159972375">
                <text:p>0.997272159972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7425495963279">
                <text:p>0.9974254959632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8057482524395">
                <text:p>0.9980574825243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8057482524395">
                <text:p>0.9980574825243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8137582308427">
                <text:p>0.9981375823084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8248215223517">
                <text:p>0.9982482152235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8248215223517">
                <text:p>0.9982482152235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8248215223517">
                <text:p>0.9982482152235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832253059501">
                <text:p>0.998322530595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8422848498466">
                <text:p>0.9984228484984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8451778586069">
                <text:p>0.9984517785860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8520834846281">
                <text:p>0.9985208348462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8765604691968">
                <text:p>0.9987656046919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9048831923243">
                <text:p>0.9990488319232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9048831923243">
                <text:p>0.9990488319232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9304111416774">
                <text:p>0.9993041114167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9341555990493">
                <text:p>0.9993415559904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9454435971642">
                <text:p>0.9994544359716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9539143684272">
                <text:p>0.9995391436842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9539143684272">
                <text:p>0.999539143684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9526585342488">
                <text:p>0.9995265853424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9553937391892">
                <text:p>0.9995539373918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9653510119892">
                <text:p>0.9996535101198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9794878903102">
                <text:p>0.9997948789031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9794878903102">
                <text:p>0.9997948789031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9883388095035">
                <text:p>0.9998833880950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9883388095035">
                <text:p>0.9998833880950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9883388095035">
                <text:p>0.9998833880950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9883388095035">
                <text:p>0.9998833880950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988843882824">
                <text:p>0.999888438828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9854887238615">
                <text:p>0.9998548872386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9862382653411">
                <text:p>0.9998623826534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9890980394621">
                <text:p>0.9998909803946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9929545044811">
                <text:p>0.9999295450448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9908444049414">
                <text:p>0.9999084440494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9912599305642">
                <text:p>0.9999125993056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10256849111">
                <text:p>0.9999102568491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9879322095091">
                <text:p>0.9998793220950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9847093065785">
                <text:p>0.9998470930657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9849079277536">
                <text:p>0.9998490792775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9825021038599">
                <text:p>0.9998250210385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9806806679081">
                <text:p>0.9998068066790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9809939830088">
                <text:p>0.9998099398300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9796155183267">
                <text:p>0.9997961551832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9702464237985">
                <text:p>0.9997024642379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9716032418878">
                <text:p>0.9997160324188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9655593621255">
                <text:p>0.9996555936212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9603994693734">
                <text:p>0.9996039946937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9585175331246">
                <text:p>0.9995851753312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9590949266809">
                <text:p>0.9995909492668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959709627748">
                <text:p>0.999597096277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9598614108113">
                <text:p>0.9995986141081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9611195199343">
                <text:p>0.9996111951993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9602895503087">
                <text:p>0.9996028955030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9495996308935">
                <text:p>0.9994959963089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9490827558163">
                <text:p>0.9994908275581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9463151925063">
                <text:p>0.9994631519250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943362070192">
                <text:p>0.999433620701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9442574927645">
                <text:p>0.9994425749276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9465109299014">
                <text:p>0.9994651092990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9470556922026">
                <text:p>0.9994705569220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9458030581715">
                <text:p>0.9994580305817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9468376373053">
                <text:p>0.9994683763730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9470517783763">
                <text:p>0.9994705177837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9427604951938">
                <text:p>0.9994276049519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9435775381059">
                <text:p>0.9994357753810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9465207056224">
                <text:p>0.9994652070562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946597960493">
                <text:p>0.999465979604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947710859794">
                <text:p>0.999477108597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9476727661812">
                <text:p>0.9994767276618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9478306740554">
                <text:p>0.9994783067405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9481853708115">
                <text:p>0.9994818537081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9495437855689">
                <text:p>0.9994954378556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9510983468537">
                <text:p>0.9995109834685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9521528106646">
                <text:p>0.9995215281066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9524811642259">
                <text:p>0.9995248116422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6bd8f51f0bb0f42344f66a65ca86e692fe0f70b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9cm" svg:y="4.201cm" style:legend-expansion="high" chart:style-name="ch2"/>
        <chart:plot-area chart:style-name="ch3" table:cell-range-address="'36 grad'.J13:'36 grad'.J112" svg:x="0.32cm" svg:y="0.18cm" svg:width="13.15cm" svg:height="8.64cm">
          <chartooo:coordinate-region svg:x="1.418cm" svg:y="0.379cm" svg:width="12.05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6 grad'.J13:'36 grad'.J11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163040214071">
                <text:p>0.991163040214071</text:p>
                <draw:g>
                  <svg:desc>'36 grad'.J13:'36 grad'.J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2994074577056">
                <text:p>0.992994074577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3750118291264">
                <text:p>0.993750118291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3750118291264">
                <text:p>0.993750118291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4125362441626">
                <text:p>0.9941253624416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9713159477446">
                <text:p>0.9897131594774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9713159477446">
                <text:p>0.9897131594774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3022218317503">
                <text:p>0.993022218317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5675907277196">
                <text:p>0.995675907277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5865659426132">
                <text:p>0.995865659426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6058659000573">
                <text:p>0.9960586590005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6058659000573">
                <text:p>0.9960586590005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5531915246376">
                <text:p>0.9955319152463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6356946270049">
                <text:p>0.9963569462700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7055050179796">
                <text:p>0.997055050179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6313713659784">
                <text:p>0.9963137136597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6448445082379">
                <text:p>0.9964484450823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707799297529">
                <text:p>0.99707799297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7821762284102">
                <text:p>0.9978217622841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7821762284102">
                <text:p>0.9978217622841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8114351576447">
                <text:p>0.9981143515764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8239668458689">
                <text:p>0.9982396684586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8309797930101">
                <text:p>0.9983097979301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8309797930101">
                <text:p>0.9983097979301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8342063572974">
                <text:p>0.9983420635729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8592102697975">
                <text:p>0.9985921026979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8592102697975">
                <text:p>0.9985921026979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8930888788999">
                <text:p>0.998930888788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9175612207944">
                <text:p>0.999175612207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9222620774155">
                <text:p>0.999222620774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9252463988632">
                <text:p>0.9992524639886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9252463988632">
                <text:p>0.9992524639886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9438487820727">
                <text:p>0.9994384878207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9438487820727">
                <text:p>0.9994384878207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9675119384265">
                <text:p>0.9996751193842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9638745837052">
                <text:p>0.9996387458370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9634134836735">
                <text:p>0.9996341348367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9735809754206">
                <text:p>0.9997358097542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9820253469618">
                <text:p>0.9998202534696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981672058017">
                <text:p>0.999816720580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9837684318491">
                <text:p>0.9998376843184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9905616398763">
                <text:p>0.9999056163987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9905616398763">
                <text:p>0.9999056163987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9931753030072">
                <text:p>0.9999317530300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993368144177">
                <text:p>0.999933681441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9893632535557">
                <text:p>0.9998936325355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9878823575577">
                <text:p>0.9998788235755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9890735322845">
                <text:p>0.9998907353228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988761515792">
                <text:p>0.999887615157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9893281165427">
                <text:p>0.9998932811654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9862658227932">
                <text:p>0.9998626582279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9785781321299">
                <text:p>0.9997857813212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9794236229207">
                <text:p>0.9997942362292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974292627503">
                <text:p>0.999742926275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967240328235">
                <text:p>0.999672403282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9683015652702">
                <text:p>0.9996830156527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9649084248785">
                <text:p>0.9996490842487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9656059265769">
                <text:p>0.9996560592657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9650028146875">
                <text:p>0.999650028146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9683018641372">
                <text:p>0.9996830186413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674116546775">
                <text:p>0.9996741165467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9612570607014">
                <text:p>0.9996125706070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9619313632716">
                <text:p>0.9996193136327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963619821535">
                <text:p>0.999636198215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9590028393169">
                <text:p>0.9995900283931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9603965624113">
                <text:p>0.9996039656241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9618112317725">
                <text:p>0.9996181123177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9616050190924">
                <text:p>0.9996160501909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9632759874009">
                <text:p>0.9996327598740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9645021237808">
                <text:p>0.9996450212378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9665069165428">
                <text:p>0.9996650691654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9628855676117">
                <text:p>0.9996288556761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9640832198146">
                <text:p>0.9996408321981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9658740311045">
                <text:p>0.9996587403110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9662204127979">
                <text:p>0.9996622041279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9677991117105">
                <text:p>0.9996779911171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9686692448344">
                <text:p>0.9996866924483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9696659992896">
                <text:p>0.9996966599928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9710790916368">
                <text:p>0.9997107909163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9720224948715">
                <text:p>0.999720224948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9723702745255">
                <text:p>0.9997237027452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9731472653505">
                <text:p>0.9997314726535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9732664101244">
                <text:p>0.9997326641012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9747241774111">
                <text:p>0.9997472417741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9757296037081">
                <text:p>0.9997572960370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9768255389308">
                <text:p>0.9997682553893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977093835936">
                <text:p>0.99977093835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9768699958627">
                <text:p>0.9997686999586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9782469114131">
                <text:p>0.9997824691141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9785144117982">
                <text:p>0.9997851441179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9796053977147">
                <text:p>0.9997960539771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9799718672266">
                <text:p>0.9997997186722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9799220790726">
                <text:p>0.9997992207907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9804564684619">
                <text:p>0.9998045646846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9804966307915">
                <text:p>0.9998049663079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9807900688736">
                <text:p>0.9998079006887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9808958360098">
                <text:p>0.9998089583600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9815171510294">
                <text:p>0.9998151715102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9824724621225">
                <text:p>0.9998247246212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9825599677625">
                <text:p>0.9998255996776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6bd8f51f0bb0f42344f66a65ca86e692fe0f70bc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9cm" svg:y="4.201cm" style:legend-expansion="high" chart:style-name="ch2"/>
        <chart:plot-area chart:style-name="ch3" table:cell-range-address="'45 grad'.J13:'45 grad'.J112" svg:x="0.32cm" svg:y="0.18cm" svg:width="13.15cm" svg:height="8.64cm">
          <chartooo:coordinate-region svg:x="1.418cm" svg:y="0.38cm" svg:width="12.05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5 grad'.J13:'45 grad'.J11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3853339235876">
                <text:p>0.993853339235876</text:p>
                <draw:g>
                  <svg:desc>'45 grad'.J13:'45 grad'.J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3853339235876">
                <text:p>0.993853339235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3853339235876">
                <text:p>0.993853339235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3853339235876">
                <text:p>0.993853339235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419520187059">
                <text:p>0.99419520187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419520187059">
                <text:p>0.994195201870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419520187059">
                <text:p>0.994195201870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4751150812754">
                <text:p>0.9947511508127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7083460884925">
                <text:p>0.9970834608849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792742259681">
                <text:p>0.997927422596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8370164513589">
                <text:p>0.9983701645135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7597629233593">
                <text:p>0.9975976292335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8163133872873">
                <text:p>0.9981631338728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8163205877154">
                <text:p>0.998163205877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8214881285818">
                <text:p>0.9982148812858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8546751108509">
                <text:p>0.9985467511085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8533777477874">
                <text:p>0.998533777477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8533777477874">
                <text:p>0.9985337774778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8617151200627">
                <text:p>0.9986171512006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9466677154616">
                <text:p>0.9994666771546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492954079996">
                <text:p>0.9994929540799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9291787504469">
                <text:p>0.9992917875044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9475100918419">
                <text:p>0.9994751009184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9521373829164">
                <text:p>0.9995213738291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9521373829164">
                <text:p>0.9995213738291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9521373829164">
                <text:p>0.9995213738291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9791218057265">
                <text:p>0.9997912180572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9823041636495">
                <text:p>0.9998230416364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9817161686414">
                <text:p>0.9998171616864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9934304815247">
                <text:p>0.9999343048152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9941928353286">
                <text:p>0.9999419283532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9981756333053">
                <text:p>0.9999817563330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9989303142573">
                <text:p>0.9999893031425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9967908485573">
                <text:p>0.9999679084855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9944268113845">
                <text:p>0.9999442681138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9915300148427">
                <text:p>0.9999153001484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9852171271482">
                <text:p>0.9998521712714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981385164314">
                <text:p>0.999813851643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9805560531891">
                <text:p>0.9998055605318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9783738588824">
                <text:p>0.9997837385888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9685471042879">
                <text:p>0.9996854710428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969489233982">
                <text:p>0.999694892339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9611100100678">
                <text:p>0.9996111001006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9568617593683">
                <text:p>0.9995686175936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9532357839494">
                <text:p>0.9995323578394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9483383135224">
                <text:p>0.9994833831352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947814630796">
                <text:p>0.999478146307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9482164076643">
                <text:p>0.9994821640766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9510114455413">
                <text:p>0.9995101144554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9468881792579">
                <text:p>0.999468881792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9516930406311">
                <text:p>0.9995169304063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9480721733088">
                <text:p>0.9994807217330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9516901045222">
                <text:p>0.9995169010452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9552511293244">
                <text:p>0.9995525112932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9535739274683">
                <text:p>0.9995357392746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953608701275">
                <text:p>0.999536087012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9579639929094">
                <text:p>0.9995796399290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9594703697184">
                <text:p>0.9995947036971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9625996083407">
                <text:p>0.9996259960834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9603847739365">
                <text:p>0.9996038477393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622572776754">
                <text:p>0.9996225727767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9641099314342">
                <text:p>0.9996410993143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9671176265767">
                <text:p>0.9996711762657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9691321588004">
                <text:p>0.9996913215880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9691130977349">
                <text:p>0.9996911309773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9714681694054">
                <text:p>0.9997146816940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9731739187595">
                <text:p>0.9997317391875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9729736413811">
                <text:p>0.9997297364138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9749587851554">
                <text:p>0.9997495878515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9754094304649">
                <text:p>0.9997540943046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9754149083239">
                <text:p>0.9997541490832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9766570375667">
                <text:p>0.999766570375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9780440801379">
                <text:p>0.9997804408013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9793286103881">
                <text:p>0.9997932861038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9796290404257">
                <text:p>0.9997962904042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9799680730239">
                <text:p>0.9997996807302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9805987874114">
                <text:p>0.9998059878741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9814987968344">
                <text:p>0.9998149879683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9814983274566">
                <text:p>0.9998149832745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981877001946">
                <text:p>0.999818770019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9819615738514">
                <text:p>0.9998196157385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9813994028338">
                <text:p>0.9998139940283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9815717736904">
                <text:p>0.9998157177369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9817677745116">
                <text:p>0.9998176777451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9818227561632">
                <text:p>0.9998182275616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9808564866864">
                <text:p>0.9998085648668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9809392819541">
                <text:p>0.9998093928195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9824778032065">
                <text:p>0.9998247780320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9830144645895">
                <text:p>0.9998301446458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9830578290561">
                <text:p>0.9998305782905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9830427432608">
                <text:p>0.9998304274326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9834775511437">
                <text:p>0.9998347755114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9834699927617">
                <text:p>0.9998346999276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9835296786071">
                <text:p>0.9998352967860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9836275489954">
                <text:p>0.9998362754899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9819935830594">
                <text:p>0.9998199358305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9820949285942">
                <text:p>0.9998209492859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9821526367837">
                <text:p>0.9998215263678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9834370638971">
                <text:p>0.9998343706389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98228333381">
                <text:p>0.999822833338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6bd8f51f0bb0f42344f66a65ca86e692fe0f70bc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9cm" svg:y="4.201cm" style:legend-expansion="high" chart:style-name="ch2"/>
        <chart:plot-area chart:style-name="ch3" table:cell-range-address="'54 grad'.J13:'54 grad'.J112" svg:x="0.32cm" svg:y="0.18cm" svg:width="13.15cm" svg:height="8.64cm">
          <chartooo:coordinate-region svg:x="1.418cm" svg:y="0.38cm" svg:width="12.05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4 grad'.J13:'54 grad'.J11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3928042044655">
                <text:p>0.993928042044655</text:p>
                <draw:g>
                  <svg:desc>'54 grad'.J13:'54 grad'.J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3928042044655">
                <text:p>0.993928042044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3928042044655">
                <text:p>0.993928042044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4245813810015">
                <text:p>0.994245813810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4245813810015">
                <text:p>0.994245813810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4816872519777">
                <text:p>0.9948168725197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5246450805805">
                <text:p>0.995246450805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6389951313172">
                <text:p>0.996389951313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7350787495445">
                <text:p>0.997350787495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8460219488582">
                <text:p>0.9984602194885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8460219488582">
                <text:p>0.998460219488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935171192163">
                <text:p>0.999351711921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9330331900348">
                <text:p>0.9993303319003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9293155009748">
                <text:p>0.9992931550097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9256054829296">
                <text:p>0.999256054829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9566586438861">
                <text:p>0.999566586438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9662614689987">
                <text:p>0.9996626146899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9662614689987">
                <text:p>0.9996626146899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973301004811">
                <text:p>0.999733010048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9739118480837">
                <text:p>0.9997391184808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876826769417">
                <text:p>0.9998768267694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9976304131352">
                <text:p>0.9999763041313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9949682450461">
                <text:p>0.9999496824504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9867954895143">
                <text:p>0.9998679548951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9836158315953">
                <text:p>0.9998361583159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9885966901161">
                <text:p>0.9998859669011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9832835900639">
                <text:p>0.9998328359006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9781778398737">
                <text:p>0.9997817783987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9819745542175">
                <text:p>0.9998197455421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9760377998646">
                <text:p>0.9997603779986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9586528205579">
                <text:p>0.9995865282055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9473207144006">
                <text:p>0.9994732071440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9252378128099">
                <text:p>0.9992523781280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9127847566401">
                <text:p>0.9991278475664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9011815886897">
                <text:p>0.9990118158868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8977910664441">
                <text:p>0.9989779106644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8986063897524">
                <text:p>0.9989860638975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8949815860386">
                <text:p>0.9989498158603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8991035874079">
                <text:p>0.9989910358740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8922560074598">
                <text:p>0.9989225600745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894744454696">
                <text:p>0.998947444546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8766156828528">
                <text:p>0.9987661568285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8802936836012">
                <text:p>0.9988029368360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8722260277631">
                <text:p>0.9987222602776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8718639747907">
                <text:p>0.9987186397479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8752089027606">
                <text:p>0.9987520890276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8789499059729">
                <text:p>0.9987894990597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8856760048083">
                <text:p>0.9988567600480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8908195202216">
                <text:p>0.9989081952022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8935334412194">
                <text:p>0.9989353344121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9006062319818">
                <text:p>0.9990060623198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8949953424">
                <text:p>0.9989499534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8997156772459">
                <text:p>0.9989971567724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9002026354926">
                <text:p>0.9990020263549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9089350838773">
                <text:p>0.999089350838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9136883024366">
                <text:p>0.9991368830243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9140865271155">
                <text:p>0.9991408652711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919626895796">
                <text:p>0.999196268957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9219976304526">
                <text:p>0.9992199763045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9230694895394">
                <text:p>0.9992306948953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251915397602">
                <text:p>0.9992519153976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9267313598469">
                <text:p>0.9992673135984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9315252948619">
                <text:p>0.9993152529486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9329618979391">
                <text:p>0.9993296189793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9351145432225">
                <text:p>0.9993511454322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9380798647804">
                <text:p>0.9993807986478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9378058016199">
                <text:p>0.9993780580161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9393870298034">
                <text:p>0.9993938702980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9397811473113">
                <text:p>0.9993978114731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9407526874309">
                <text:p>0.9994075268743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9404971049221">
                <text:p>0.9994049710492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941615853487">
                <text:p>0.999416158534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9435158541952">
                <text:p>0.9994351585419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9443804720796">
                <text:p>0.9994438047207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9465694591607">
                <text:p>0.9994656945916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9469950490405">
                <text:p>0.9994699504904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9465833679674">
                <text:p>0.9994658336796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9468093614927">
                <text:p>0.9994680936149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946911723971">
                <text:p>0.999469117239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9464298881638">
                <text:p>0.9994642988816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9450502045453">
                <text:p>0.9994505020454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9452133878128">
                <text:p>0.9994521338781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9452513941966">
                <text:p>0.9994525139419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9456112096335">
                <text:p>0.9994561120963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9474359019183">
                <text:p>0.9994743590191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9478450756091">
                <text:p>0.9994784507560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9487974811665">
                <text:p>0.9994879748116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9488211252282">
                <text:p>0.9994882112522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947258852053">
                <text:p>0.999472588520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9473878515424">
                <text:p>0.9994738785154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948471542241">
                <text:p>0.999484715422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9469168818039">
                <text:p>0.9994691688180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9453516309213">
                <text:p>0.9994535163092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9453929278999">
                <text:p>0.999453929278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9436557480808">
                <text:p>0.9994365574808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943736130849">
                <text:p>0.999437361308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9444398401325">
                <text:p>0.9994443984013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9438852455235">
                <text:p>0.9994388524552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9428553520781">
                <text:p>0.9994285535207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9427661920331">
                <text:p>0.99942766192033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6bd8f51f0bb0f42344f66a65ca86e692fe0f70bc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9cm" svg:y="4.201cm" style:legend-expansion="high" chart:style-name="ch2"/>
        <chart:plot-area chart:style-name="ch3" table:cell-range-address="'63 grad'.J13:'63 grad'.J112" svg:x="0.32cm" svg:y="0.18cm" svg:width="13.15cm" svg:height="8.64cm">
          <chartooo:coordinate-region svg:x="1.418cm" svg:y="0.379cm" svg:width="12.05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63 grad'.J13:'63 grad'.J11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3987150118321">
                <text:p>0.993987150118321</text:p>
                <draw:g>
                  <svg:desc>'63 grad'.J13:'63 grad'.J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3987150118321">
                <text:p>0.9939871501183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3987150118321">
                <text:p>0.993987150118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4285902288477">
                <text:p>0.9942859022884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5287454409318">
                <text:p>0.9952874544093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7405045448689">
                <text:p>0.9974050454486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7405045448689">
                <text:p>0.997405045448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7405045448689">
                <text:p>0.997405045448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7405045448689">
                <text:p>0.997405045448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7405045448689">
                <text:p>0.997405045448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7405045448689">
                <text:p>0.9974050454486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7536968757114">
                <text:p>0.9975369687571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9160156362842">
                <text:p>0.9991601563628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9138973747882">
                <text:p>0.9991389737478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9406104037394">
                <text:p>0.9994061040373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9701370019948">
                <text:p>0.9997013700199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9919864981458">
                <text:p>0.9999198649814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9919864981458">
                <text:p>0.9999198649814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9937735873843">
                <text:p>0.9999377358738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9913331975344">
                <text:p>0.9999133319753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89222831361">
                <text:p>0.999892228313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9871326361121">
                <text:p>0.999871326361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9871608847411">
                <text:p>0.9998716088474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9880102046745">
                <text:p>0.9998801020467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9906506863772">
                <text:p>0.9999065068637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9400799082196">
                <text:p>0.999400799082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9239510070822">
                <text:p>0.9992395100708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9115038596181">
                <text:p>0.9991150385961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9083756164111">
                <text:p>0.9990837561641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902891832749">
                <text:p>0.999028918327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9055218006972">
                <text:p>0.9990552180069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9055218006972">
                <text:p>0.9990552180069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8904055074628">
                <text:p>0.9989040550746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8904043749375">
                <text:p>0.998904043749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8953477436952">
                <text:p>0.9989534774369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8518383818355">
                <text:p>0.9985183838183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8518656100475">
                <text:p>0.998518656100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8511713328829">
                <text:p>0.9985117133288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8487937754862">
                <text:p>0.9984879377548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854098953168">
                <text:p>0.998540989531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8611197929564">
                <text:p>0.9986111979295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8633625779032">
                <text:p>0.9986336257790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8663477892809">
                <text:p>0.9986634778928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8655214434387">
                <text:p>0.9986552144343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864483822677">
                <text:p>0.998644838226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8634352553015">
                <text:p>0.9986343525530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8702551442892">
                <text:p>0.9987025514428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8755775428973">
                <text:p>0.9987557754289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879856134552">
                <text:p>0.998798561345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8805364131642">
                <text:p>0.9988053641316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8834680433926">
                <text:p>0.9988346804339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8871892930229">
                <text:p>0.9988718929302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8986553177669">
                <text:p>0.9989865531776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9043165898749">
                <text:p>0.9990431658987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906090019195">
                <text:p>0.999060900191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9082049658541">
                <text:p>0.9990820496585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9114802173948">
                <text:p>0.9991148021739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9119089368749">
                <text:p>0.9991190893687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9134864269768">
                <text:p>0.9991348642697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9177472710247">
                <text:p>0.9991774727102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211048913326">
                <text:p>0.9992110489133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924053002449">
                <text:p>0.999240530024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9280778035002">
                <text:p>0.999280778035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9268462140637">
                <text:p>0.9992684621406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9284348105305">
                <text:p>0.9992843481053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9288401606956">
                <text:p>0.9992884016069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9309543149415">
                <text:p>0.9993095431494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931516393095">
                <text:p>0.999315163930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9320089499982">
                <text:p>0.9993200894999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9324613420453">
                <text:p>0.9993246134204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9324613420453">
                <text:p>0.9993246134204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9329345386387">
                <text:p>0.9993293453863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9366893333295">
                <text:p>0.9993668933332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9359092497112">
                <text:p>0.9993590924971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9341926728882">
                <text:p>0.9993419267288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9343422079547">
                <text:p>0.9993434220795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9344782807039">
                <text:p>0.9993447828070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934553280438">
                <text:p>0.999345532804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9345925666173">
                <text:p>0.9993459256661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9345098768119">
                <text:p>0.9993450987681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93434140923">
                <text:p>0.99934341409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934326549232">
                <text:p>0.999343265492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9364559095808">
                <text:p>0.9993645590958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936491262892">
                <text:p>0.999364912628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9332745444208">
                <text:p>0.9993327454442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9316338541697">
                <text:p>0.9993163385416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9310883879475">
                <text:p>0.9993108838794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9289281246995">
                <text:p>0.9992892812469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9286672391393">
                <text:p>0.9992866723913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9261999584695">
                <text:p>0.9992619995846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9261999584695">
                <text:p>0.9992619995846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9229256446593">
                <text:p>0.9992292564465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9265645160194">
                <text:p>0.9992656451601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925124698602">
                <text:p>0.999251246986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9220272860992">
                <text:p>0.9992202728609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9151406850085">
                <text:p>0.9991514068500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9151090797806">
                <text:p>0.9991510907978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91098443765">
                <text:p>0.99910984437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9060754366852">
                <text:p>0.9990607543668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9012156188736">
                <text:p>0.99901215618873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6bd8f51f0bb0f42344f66a65ca86e692fe0f70bc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